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94.99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85.7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1.7pt"/>
    </style:style>
    <style:style style:name="co7" style:family="table-column">
      <style:table-column-properties fo:break-before="auto" style:column-width="80.76pt"/>
    </style:style>
    <style:style style:name="co8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7" style:family="table-cell" style:parent-style-name="Default" style:data-style-name="N2"/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/>
    <style:style style:name="ce10" style:family="table-cell" style:parent-style-name="Default" style:data-style-name="N2">
      <style:text-properties style:font-name="DejaVu Sans" style:font-name-asian="DejaVu Sans1" style:font-name-complex="DejaVu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ngle [rad]</text:p>
          </table:table-cell>
          <table:table-cell table:style-name="ce3" office:value-type="string" calcext:value-type="string">
            <text:p>Vrms [V]</text:p>
          </table:table-cell>
          <table:table-cell table:style-name="ce3" office:value-type="string" calcext:value-type="string">
            <text:p>Vavg [V]</text:p>
          </table:table-cell>
          <table:table-cell table:style-name="ce5" office:value-type="string" calcext:value-type="string">
            <text:p>Vrms [%]</text:p>
          </table:table-cell>
          <table:table-cell table:style-name="ce5" office:value-type="string" calcext:value-type="string">
            <text:p>Vmeas [V]</text:p>
          </table:table-cell>
          <table:table-cell/>
          <table:table-cell table:style-name="ce5" office:value-type="string" calcext:value-type="string">
            <text:p>In [%]</text:p>
          </table:table-cell>
          <table:table-cell table:style-name="ce5" office:value-type="string" calcext:value-type="string">
            <text:p>Time [us]</text:p>
          </table:table-cell>
          <table:table-cell table:style-name="ce5" office:value-type="string" calcext:value-type="string">
            <text:p>Time [ticks]</text:p>
          </table:table-cell>
          <table:table-cell table:style-name="ce5" office:value-type="string" calcext:value-type="string">
            <text:p>Vmeas [V]</text:p>
          </table:table-cell>
        </table:table-row>
        <table:table-row table:style-name="ro1">
          <table:table-cell office:value-type="float" office:value="0" calcext:value-type="float">
            <text:p>0.000E+00</text:p>
          </table:table-cell>
          <table:table-cell office:value-type="float" office:value="120.142212506355" calcext:value-type="float">
            <text:p>120.142</text:p>
          </table:table-cell>
          <table:table-cell office:value-type="float" office:value="107.956744521347" calcext:value-type="float">
            <text:p>107.957</text:p>
          </table:table-cell>
          <table:table-cell table:style-name="ce6" table:formula="of:=[.B2]/[.$B$2]" office:value-type="percentage" office:value="1" calcext:value-type="percentage">
            <text:p>100.00%</text:p>
          </table:table-cell>
          <table:table-cell table:style-name="ce7" table:formula="of:=[.C2]*1.11" office:value-type="float" office:value="119.831986418695" calcext:value-type="float">
            <text:p>119.83</text:p>
          </table:table-cell>
          <table:table-cell/>
          <table:table-cell table:style-name="ce8" office:value-type="percentage" office:value="0" calcext:value-type="percentage">
            <text:p>0%</text:p>
          </table:table-cell>
          <table:table-cell table:style-name="ce9" table:formula="of:=ROUND(INDIRECT(&quot;A&quot;&amp;MATCH([.G2];[.$D$2:.$D$1001];-1)+1)/(2*PI()*60*0.000001))" office:value-type="float" office:value="8130" calcext:value-type="float">
            <text:p>8130</text:p>
          </table:table-cell>
          <table:table-cell table:formula="of:=65435-[.H2]" office:value-type="float" office:value="57305" calcext:value-type="float">
            <text:p>57305</text:p>
          </table:table-cell>
          <table:table-cell table:style-name="ce10" table:formula="of:=INDIRECT(&quot;E&quot;&amp;MATCH([.G2];[.$D$2:.$D$1001];-1)+1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.00306806806806807" calcext:value-type="float">
            <text:p>3.068E-03</text:p>
          </table:table-cell>
          <table:table-cell office:value-type="float" office:value="120.142212506355" calcext:value-type="float">
            <text:p>120.142</text:p>
          </table:table-cell>
          <table:table-cell office:value-type="float" office:value="107.956744521347" calcext:value-type="float">
            <text:p>107.957</text:p>
          </table:table-cell>
          <table:table-cell table:style-name="ce6" table:formula="of:=[.B3]/[.$B$2]" office:value-type="percentage" office:value="1" calcext:value-type="percentage">
            <text:p>100.00%</text:p>
          </table:table-cell>
          <table:table-cell table:style-name="ce7" table:formula="of:=[.C3]*1.11" office:value-type="float" office:value="119.831986418695" calcext:value-type="float">
            <text:p>119.83</text:p>
          </table:table-cell>
          <table:table-cell/>
          <table:table-cell table:style-name="ce8" office:value-type="percentage" office:value="0.01" calcext:value-type="percentage">
            <text:p>1%</text:p>
          </table:table-cell>
          <table:table-cell table:style-name="ce9" table:formula="of:=ROUND(INDIRECT(&quot;A&quot;&amp;MATCH([.G3];[.$D$2:.$D$1001];-1)+1)/(2*PI()*60*0.000001))" office:value-type="float" office:value="8073" calcext:value-type="float">
            <text:p>8073</text:p>
          </table:table-cell>
          <table:table-cell table:formula="of:=65435-[.H3]" office:value-type="float" office:value="57362" calcext:value-type="float">
            <text:p>57362</text:p>
          </table:table-cell>
          <table:table-cell table:style-name="ce10" table:formula="of:=INDIRECT(&quot;E&quot;&amp;MATCH([.G3];[.$D$2:.$D$1001];-1)+1)" office:value-type="float" office:value="0.116156206663816" calcext:value-type="float">
            <text:p>0.12</text:p>
          </table:table-cell>
        </table:table-row>
        <table:table-row table:style-name="ro1">
          <table:table-cell office:value-type="float" office:value="0.00613613613613614" calcext:value-type="float">
            <text:p>6.136E-03</text:p>
          </table:table-cell>
          <table:table-cell office:value-type="float" office:value="120.142211316923" calcext:value-type="float">
            <text:p>120.142</text:p>
          </table:table-cell>
          <table:table-cell office:value-type="float" office:value="107.956209916872" calcext:value-type="float">
            <text:p>107.956</text:p>
          </table:table-cell>
          <table:table-cell table:style-name="ce6" table:formula="of:=[.B4]/[.$B$2]" office:value-type="percentage" office:value="0.999999990099799" calcext:value-type="percentage">
            <text:p>100.00%</text:p>
          </table:table-cell>
          <table:table-cell table:style-name="ce7" table:formula="of:=[.C4]*1.11" office:value-type="float" office:value="119.831393007728" calcext:value-type="float">
            <text:p>119.83</text:p>
          </table:table-cell>
          <table:table-cell/>
          <table:table-cell table:style-name="ce8" office:value-type="percentage" office:value="0.02" calcext:value-type="percentage">
            <text:p>2%</text:p>
          </table:table-cell>
          <table:table-cell table:style-name="ce9" table:formula="of:=ROUND(INDIRECT(&quot;A&quot;&amp;MATCH([.G4];[.$D$2:.$D$1001];-1)+1)/(2*PI()*60*0.000001))" office:value-type="float" office:value="7976" calcext:value-type="float">
            <text:p>7976</text:p>
          </table:table-cell>
          <table:table-cell table:formula="of:=65435-[.H4]" office:value-type="float" office:value="57459" calcext:value-type="float">
            <text:p>57459</text:p>
          </table:table-cell>
          <table:table-cell table:style-name="ce10" table:formula="of:=INDIRECT(&quot;E&quot;&amp;MATCH([.G4];[.$D$2:.$D$1001];-1)+1)" office:value-type="float" office:value="0.35711835327613" calcext:value-type="float">
            <text:p>0.36</text:p>
          </table:table-cell>
        </table:table-row>
        <table:table-row table:style-name="ro1">
          <table:table-cell office:value-type="float" office:value="0.0092042042042042" calcext:value-type="float">
            <text:p>9.204E-03</text:p>
          </table:table-cell>
          <table:table-cell office:value-type="float" office:value="120.142206559243" calcext:value-type="float">
            <text:p>120.142</text:p>
          </table:table-cell>
          <table:table-cell office:value-type="float" office:value="107.955140713208" calcext:value-type="float">
            <text:p>107.955</text:p>
          </table:table-cell>
          <table:table-cell table:style-name="ce6" table:formula="of:=[.B5]/[.$B$2]" office:value-type="percentage" office:value="0.999999950499397" calcext:value-type="percentage">
            <text:p>100.00%</text:p>
          </table:table-cell>
          <table:table-cell table:style-name="ce7" table:formula="of:=[.C5]*1.11" office:value-type="float" office:value="119.830206191661" calcext:value-type="float">
            <text:p>119.83</text:p>
          </table:table-cell>
          <table:table-cell/>
          <table:table-cell table:style-name="ce8" office:value-type="percentage" office:value="0.03" calcext:value-type="percentage">
            <text:p>3%</text:p>
          </table:table-cell>
          <table:table-cell table:style-name="ce9" table:formula="of:=ROUND(INDIRECT(&quot;A&quot;&amp;MATCH([.G5];[.$D$2:.$D$1001];-1)+1)/(2*PI()*60*0.000001))" office:value-type="float" office:value="7886" calcext:value-type="float">
            <text:p>7886</text:p>
          </table:table-cell>
          <table:table-cell table:formula="of:=65435-[.H5]" office:value-type="float" office:value="57549" calcext:value-type="float">
            <text:p>57549</text:p>
          </table:table-cell>
          <table:table-cell table:style-name="ce10" table:formula="of:=INDIRECT(&quot;E&quot;&amp;MATCH([.G5];[.$D$2:.$D$1001];-1)+1)" office:value-type="float" office:value="0.669235937142135" calcext:value-type="float">
            <text:p>0.67</text:p>
          </table:table-cell>
        </table:table-row>
        <table:table-row table:style-name="ro1">
          <table:table-cell office:value-type="float" office:value="0.0122722722722723" calcext:value-type="float">
            <text:p>1.227E-02</text:p>
          </table:table-cell>
          <table:table-cell office:value-type="float" office:value="120.142195854638" calcext:value-type="float">
            <text:p>120.142</text:p>
          </table:table-cell>
          <table:table-cell office:value-type="float" office:value="107.95353692093" calcext:value-type="float">
            <text:p>107.954</text:p>
          </table:table-cell>
          <table:table-cell table:style-name="ce6" table:formula="of:=[.B6]/[.$B$2]" office:value-type="percentage" office:value="0.999999861399947" calcext:value-type="percentage">
            <text:p>100.00%</text:p>
          </table:table-cell>
          <table:table-cell table:style-name="ce7" table:formula="of:=[.C6]*1.11" office:value-type="float" office:value="119.828425982232" calcext:value-type="float">
            <text:p>119.83</text:p>
          </table:table-cell>
          <table:table-cell/>
          <table:table-cell table:style-name="ce8" office:value-type="percentage" office:value="0.04" calcext:value-type="percentage">
            <text:p>4%</text:p>
          </table:table-cell>
          <table:table-cell table:style-name="ce9" table:formula="of:=ROUND(INDIRECT(&quot;A&quot;&amp;MATCH([.G6];[.$D$2:.$D$1001];-1)+1)/(2*PI()*60*0.000001))" office:value-type="float" office:value="7796" calcext:value-type="float">
            <text:p>7796</text:p>
          </table:table-cell>
          <table:table-cell table:formula="of:=65435-[.H6]" office:value-type="float" office:value="57639" calcext:value-type="float">
            <text:p>57639</text:p>
          </table:table-cell>
          <table:table-cell table:style-name="ce10" table:formula="of:=INDIRECT(&quot;E&quot;&amp;MATCH([.G6];[.$D$2:.$D$1001];-1)+1)" office:value-type="float" office:value="1.05213551118163" calcext:value-type="float">
            <text:p>1.05</text:p>
          </table:table-cell>
        </table:table-row>
        <table:table-row table:style-name="ro1">
          <table:table-cell office:value-type="float" office:value="0.0153403403403403" calcext:value-type="float">
            <text:p>1.534E-02</text:p>
          </table:table-cell>
          <table:table-cell office:value-type="float" office:value="120.142176824665" calcext:value-type="float">
            <text:p>120.142</text:p>
          </table:table-cell>
          <table:table-cell office:value-type="float" office:value="107.951398555897" calcext:value-type="float">
            <text:p>107.951</text:p>
          </table:table-cell>
          <table:table-cell table:style-name="ce6" table:formula="of:=[.B7]/[.$B$2]" office:value-type="percentage" office:value="0.999999703004554" calcext:value-type="percentage">
            <text:p>100.00%</text:p>
          </table:table-cell>
          <table:table-cell table:style-name="ce7" table:formula="of:=[.C7]*1.11" office:value-type="float" office:value="119.826052397046" calcext:value-type="float">
            <text:p>119.83</text:p>
          </table:table-cell>
          <table:table-cell/>
          <table:table-cell table:style-name="ce8" office:value-type="percentage" office:value="0.05" calcext:value-type="percentage">
            <text:p>5%</text:p>
          </table:table-cell>
          <table:table-cell table:style-name="ce9" table:formula="of:=ROUND(INDIRECT(&quot;A&quot;&amp;MATCH([.G7];[.$D$2:.$D$1001];-1)+1)/(2*PI()*60*0.000001))" office:value-type="float" office:value="7715" calcext:value-type="float">
            <text:p>7715</text:p>
          </table:table-cell>
          <table:table-cell table:formula="of:=65435-[.H7]" office:value-type="float" office:value="57720" calcext:value-type="float">
            <text:p>57720</text:p>
          </table:table-cell>
          <table:table-cell table:style-name="ce10" table:formula="of:=INDIRECT(&quot;E&quot;&amp;MATCH([.G7];[.$D$2:.$D$1001];-1)+1)" office:value-type="float" office:value="1.4612645228996" calcext:value-type="float">
            <text:p>1.46</text:p>
          </table:table-cell>
        </table:table-row>
        <table:table-row table:style-name="ro1">
          <table:table-cell office:value-type="float" office:value="0.0184084084084084" calcext:value-type="float">
            <text:p>1.841E-02</text:p>
          </table:table-cell>
          <table:table-cell office:value-type="float" office:value="120.142147091209" calcext:value-type="float">
            <text:p>120.142</text:p>
          </table:table-cell>
          <table:table-cell office:value-type="float" office:value="107.948725639257" calcext:value-type="float">
            <text:p>107.949</text:p>
          </table:table-cell>
          <table:table-cell table:style-name="ce6" table:formula="of:=[.B8]/[.$B$2]" office:value-type="percentage" office:value="0.99999945551905" calcext:value-type="percentage">
            <text:p>100.00%</text:p>
          </table:table-cell>
          <table:table-cell table:style-name="ce7" table:formula="of:=[.C8]*1.11" office:value-type="float" office:value="119.823085459575" calcext:value-type="float">
            <text:p>119.82</text:p>
          </table:table-cell>
          <table:table-cell/>
          <table:table-cell table:style-name="ce8" office:value-type="percentage" office:value="0.06" calcext:value-type="percentage">
            <text:p>6%</text:p>
          </table:table-cell>
          <table:table-cell table:style-name="ce9" table:formula="of:=ROUND(INDIRECT(&quot;A&quot;&amp;MATCH([.G8];[.$D$2:.$D$1001];-1)+1)/(2*PI()*60*0.000001))" office:value-type="float" office:value="7634" calcext:value-type="float">
            <text:p>7634</text:p>
          </table:table-cell>
          <table:table-cell table:formula="of:=65435-[.H8]" office:value-type="float" office:value="57801" calcext:value-type="float">
            <text:p>57801</text:p>
          </table:table-cell>
          <table:table-cell table:style-name="ce10" table:formula="of:=INDIRECT(&quot;E&quot;&amp;MATCH([.G8];[.$D$2:.$D$1001];-1)+1)" office:value-type="float" office:value="1.87883994596804" calcext:value-type="float">
            <text:p>1.88</text:p>
          </table:table-cell>
        </table:table-row>
        <table:table-row table:style-name="ro1">
          <table:table-cell office:value-type="float" office:value="0.0214764764764765" calcext:value-type="float">
            <text:p>2.148E-02</text:p>
          </table:table-cell>
          <table:table-cell office:value-type="float" office:value="120.142104276572" calcext:value-type="float">
            <text:p>120.142</text:p>
          </table:table-cell>
          <table:table-cell office:value-type="float" office:value="107.945518197444" calcext:value-type="float">
            <text:p>107.946</text:p>
          </table:table-cell>
          <table:table-cell table:style-name="ce6" table:formula="of:=[.B9]/[.$B$2]" office:value-type="percentage" office:value="0.99999909915274" calcext:value-type="percentage">
            <text:p>100.00%</text:p>
          </table:table-cell>
          <table:table-cell table:style-name="ce7" table:formula="of:=[.C9]*1.11" office:value-type="float" office:value="119.819525199163" calcext:value-type="float">
            <text:p>119.82</text:p>
          </table:table-cell>
          <table:table-cell/>
          <table:table-cell table:style-name="ce8" office:value-type="percentage" office:value="0.07" calcext:value-type="percentage">
            <text:p>7%</text:p>
          </table:table-cell>
          <table:table-cell table:style-name="ce9" table:formula="of:=ROUND(INDIRECT(&quot;A&quot;&amp;MATCH([.G9];[.$D$2:.$D$1001];-1)+1)/(2*PI()*60*0.000001))" office:value-type="float" office:value="7560" calcext:value-type="float">
            <text:p>7560</text:p>
          </table:table-cell>
          <table:table-cell table:formula="of:=65435-[.H9]" office:value-type="float" office:value="57875" calcext:value-type="float">
            <text:p>57875</text:p>
          </table:table-cell>
          <table:table-cell table:style-name="ce10" table:formula="of:=INDIRECT(&quot;E&quot;&amp;MATCH([.G9];[.$D$2:.$D$1001];-1)+1)" office:value-type="float" office:value="2.34283104061542" calcext:value-type="float">
            <text:p>2.34</text:p>
          </table:table-cell>
        </table:table-row>
        <table:table-row table:style-name="ro1">
          <table:table-cell office:value-type="float" office:value="0.0245445445445445" calcext:value-type="float">
            <text:p>2.454E-02</text:p>
          </table:table-cell>
          <table:table-cell office:value-type="float" office:value="120.142046003567" calcext:value-type="float">
            <text:p>120.142</text:p>
          </table:table-cell>
          <table:table-cell office:value-type="float" office:value="107.941776262177" calcext:value-type="float">
            <text:p>107.942</text:p>
          </table:table-cell>
          <table:table-cell table:style-name="ce6" table:formula="of:=[.B10]/[.$B$2]" office:value-type="percentage" office:value="0.99999861411918" calcext:value-type="percentage">
            <text:p>100.00%</text:p>
          </table:table-cell>
          <table:table-cell table:style-name="ce7" table:formula="of:=[.C10]*1.11" office:value-type="float" office:value="119.815371651016" calcext:value-type="float">
            <text:p>119.82</text:p>
          </table:table-cell>
          <table:table-cell/>
          <table:table-cell table:style-name="ce8" office:value-type="percentage" office:value="0.08" calcext:value-type="percentage">
            <text:p>8%</text:p>
          </table:table-cell>
          <table:table-cell table:style-name="ce9" table:formula="of:=ROUND(INDIRECT(&quot;A&quot;&amp;MATCH([.G10];[.$D$2:.$D$1001];-1)+1)/(2*PI()*60*0.000001))" office:value-type="float" office:value="7495" calcext:value-type="float">
            <text:p>7495</text:p>
          </table:table-cell>
          <table:table-cell table:formula="of:=65435-[.H10]" office:value-type="float" office:value="57940" calcext:value-type="float">
            <text:p>57940</text:p>
          </table:table-cell>
          <table:table-cell table:style-name="ce10" table:formula="of:=INDIRECT(&quot;E&quot;&amp;MATCH([.G10];[.$D$2:.$D$1001];-1)+1)" office:value-type="float" office:value="2.79393419473411" calcext:value-type="float">
            <text:p>2.79</text:p>
          </table:table-cell>
        </table:table-row>
        <table:table-row table:style-name="ro1">
          <table:table-cell office:value-type="float" office:value="0.0276126126126126" calcext:value-type="float">
            <text:p>2.761E-02</text:p>
          </table:table-cell>
          <table:table-cell office:value-type="float" office:value="120.141969895608" calcext:value-type="float">
            <text:p>120.142</text:p>
          </table:table-cell>
          <table:table-cell office:value-type="float" office:value="107.93749987046" calcext:value-type="float">
            <text:p>107.937</text:p>
          </table:table-cell>
          <table:table-cell table:style-name="ce6" table:formula="of:=[.B11]/[.$B$2]" office:value-type="percentage" office:value="0.999997980636931" calcext:value-type="percentage">
            <text:p>100.00%</text:p>
          </table:table-cell>
          <table:table-cell table:style-name="ce7" table:formula="of:=[.C11]*1.11" office:value-type="float" office:value="119.810624856211" calcext:value-type="float">
            <text:p>119.81</text:p>
          </table:table-cell>
          <table:table-cell/>
          <table:table-cell table:style-name="ce8" office:value-type="percentage" office:value="0.09" calcext:value-type="percentage">
            <text:p>9%</text:p>
          </table:table-cell>
          <table:table-cell table:style-name="ce9" table:formula="of:=ROUND(INDIRECT(&quot;A&quot;&amp;MATCH([.G11];[.$D$2:.$D$1001];-1)+1)/(2*PI()*60*0.000001))" office:value-type="float" office:value="7430" calcext:value-type="float">
            <text:p>7430</text:p>
          </table:table-cell>
          <table:table-cell table:formula="of:=65435-[.H11]" office:value-type="float" office:value="58005" calcext:value-type="float">
            <text:p>58005</text:p>
          </table:table-cell>
          <table:table-cell table:style-name="ce10" table:formula="of:=INDIRECT(&quot;E&quot;&amp;MATCH([.G11];[.$D$2:.$D$1001];-1)+1)" office:value-type="float" office:value="3.28113282273939" calcext:value-type="float">
            <text:p>3.28</text:p>
          </table:table-cell>
        </table:table-row>
        <table:table-row table:style-name="ro1">
          <table:table-cell office:value-type="float" office:value="0.0306806806806807" calcext:value-type="float">
            <text:p>3.068E-02</text:p>
          </table:table-cell>
          <table:table-cell office:value-type="float" office:value="120.141873576801" calcext:value-type="float">
            <text:p>120.142</text:p>
          </table:table-cell>
          <table:table-cell office:value-type="float" office:value="107.932689064586" calcext:value-type="float">
            <text:p>107.933</text:p>
          </table:table-cell>
          <table:table-cell table:style-name="ce6" table:formula="of:=[.B12]/[.$B$2]" office:value-type="percentage" office:value="0.999997178930312" calcext:value-type="percentage">
            <text:p>100.00%</text:p>
          </table:table-cell>
          <table:table-cell table:style-name="ce7" table:formula="of:=[.C12]*1.11" office:value-type="float" office:value="119.80528486169" calcext:value-type="float">
            <text:p>119.81</text:p>
          </table:table-cell>
          <table:table-cell/>
          <table:table-cell table:style-name="ce8" office:value-type="percentage" office:value="0.1" calcext:value-type="percentage">
            <text:p>10%</text:p>
          </table:table-cell>
          <table:table-cell table:style-name="ce9" table:formula="of:=ROUND(INDIRECT(&quot;A&quot;&amp;MATCH([.G12];[.$D$2:.$D$1001];-1)+1)/(2*PI()*60*0.000001))" office:value-type="float" office:value="7365" calcext:value-type="float">
            <text:p>7365</text:p>
          </table:table-cell>
          <table:table-cell table:formula="of:=65435-[.H12]" office:value-type="float" office:value="58070" calcext:value-type="float">
            <text:p>58070</text:p>
          </table:table-cell>
          <table:table-cell table:style-name="ce10" table:formula="of:=INDIRECT(&quot;E&quot;&amp;MATCH([.G12];[.$D$2:.$D$1001];-1)+1)" office:value-type="float" office:value="3.80411858319341" calcext:value-type="float">
            <text:p>3.80</text:p>
          </table:table-cell>
        </table:table-row>
        <table:table-row table:style-name="ro1">
          <table:table-cell office:value-type="float" office:value="0.0337487487487487" calcext:value-type="float">
            <text:p>3.375E-02</text:p>
          </table:table-cell>
          <table:table-cell office:value-type="float" office:value="120.141754672035" calcext:value-type="float">
            <text:p>120.142</text:p>
          </table:table-cell>
          <table:table-cell office:value-type="float" office:value="107.92734389213" calcext:value-type="float">
            <text:p>107.927</text:p>
          </table:table-cell>
          <table:table-cell table:style-name="ce6" table:formula="of:=[.B13]/[.$B$2]" office:value-type="percentage" office:value="0.99999618923016" calcext:value-type="percentage">
            <text:p>100.00%</text:p>
          </table:table-cell>
          <table:table-cell table:style-name="ce7" table:formula="of:=[.C13]*1.11" office:value-type="float" office:value="119.799351720264" calcext:value-type="float">
            <text:p>119.80</text:p>
          </table:table-cell>
          <table:table-cell/>
          <table:table-cell table:style-name="ce8" office:value-type="percentage" office:value="0.11" calcext:value-type="percentage">
            <text:p>11%</text:p>
          </table:table-cell>
          <table:table-cell table:style-name="ce9" table:formula="of:=ROUND(INDIRECT(&quot;A&quot;&amp;MATCH([.G13];[.$D$2:.$D$1001];-1)+1)/(2*PI()*60*0.000001))" office:value-type="float" office:value="7292" calcext:value-type="float">
            <text:p>7292</text:p>
          </table:table-cell>
          <table:table-cell table:formula="of:=65435-[.H13]" office:value-type="float" office:value="58143" calcext:value-type="float">
            <text:p>58143</text:p>
          </table:table-cell>
          <table:table-cell table:style-name="ce10" table:formula="of:=INDIRECT(&quot;E&quot;&amp;MATCH([.G13];[.$D$2:.$D$1001];-1)+1)" office:value-type="float" office:value="4.36256048546506" calcext:value-type="float">
            <text:p>4.36</text:p>
          </table:table-cell>
        </table:table-row>
        <table:table-row table:style-name="ro1">
          <table:table-cell office:value-type="float" office:value="0.0368168168168168" calcext:value-type="float">
            <text:p>3.682E-02</text:p>
          </table:table-cell>
          <table:table-cell office:value-type="float" office:value="120.141610807071" calcext:value-type="float">
            <text:p>120.142</text:p>
          </table:table-cell>
          <table:table-cell office:value-type="float" office:value="107.921464405952" calcext:value-type="float">
            <text:p>107.921</text:p>
          </table:table-cell>
          <table:table-cell table:style-name="ce6" table:formula="of:=[.B14]/[.$B$2]" office:value-type="percentage" office:value="0.999994991774569" calcext:value-type="percentage">
            <text:p>100.00%</text:p>
          </table:table-cell>
          <table:table-cell table:style-name="ce7" table:formula="of:=[.C14]*1.11" office:value-type="float" office:value="119.792825490607" calcext:value-type="float">
            <text:p>119.79</text:p>
          </table:table-cell>
          <table:table-cell/>
          <table:table-cell table:style-name="ce8" office:value-type="percentage" office:value="0.12" calcext:value-type="percentage">
            <text:p>12%</text:p>
          </table:table-cell>
          <table:table-cell table:style-name="ce9" table:formula="of:=ROUND(INDIRECT(&quot;A&quot;&amp;MATCH([.G14];[.$D$2:.$D$1001];-1)+1)/(2*PI()*60*0.000001))" office:value-type="float" office:value="7235" calcext:value-type="float">
            <text:p>7235</text:p>
          </table:table-cell>
          <table:table-cell table:formula="of:=65435-[.H14]" office:value-type="float" office:value="58200" calcext:value-type="float">
            <text:p>58200</text:p>
          </table:table-cell>
          <table:table-cell table:style-name="ce10" table:formula="of:=INDIRECT(&quot;E&quot;&amp;MATCH([.G14];[.$D$2:.$D$1001];-1)+1)" office:value-type="float" office:value="4.88000497015674" calcext:value-type="float">
            <text:p>4.88</text:p>
          </table:table-cell>
        </table:table-row>
        <table:table-row table:style-name="ro1">
          <table:table-cell office:value-type="float" office:value="0.0398848848848849" calcext:value-type="float">
            <text:p>3.988E-02</text:p>
          </table:table-cell>
          <table:table-cell office:value-type="float" office:value="120.141439608631" calcext:value-type="float">
            <text:p>120.141</text:p>
          </table:table-cell>
          <table:table-cell office:value-type="float" office:value="107.915050664197" calcext:value-type="float">
            <text:p>107.915</text:p>
          </table:table-cell>
          <table:table-cell table:style-name="ce6" table:formula="of:=[.B15]/[.$B$2]" office:value-type="percentage" office:value="0.999993566809634" calcext:value-type="percentage">
            <text:p>100.00%</text:p>
          </table:table-cell>
          <table:table-cell table:style-name="ce7" table:formula="of:=[.C15]*1.11" office:value-type="float" office:value="119.785706237259" calcext:value-type="float">
            <text:p>119.79</text:p>
          </table:table-cell>
          <table:table-cell/>
          <table:table-cell table:style-name="ce8" office:value-type="percentage" office:value="0.13" calcext:value-type="percentage">
            <text:p>13%</text:p>
          </table:table-cell>
          <table:table-cell table:style-name="ce9" table:formula="of:=ROUND(INDIRECT(&quot;A&quot;&amp;MATCH([.G15];[.$D$2:.$D$1001];-1)+1)/(2*PI()*60*0.000001))" office:value-type="float" office:value="7170" calcext:value-type="float">
            <text:p>7170</text:p>
          </table:table-cell>
          <table:table-cell table:formula="of:=65435-[.H15]" office:value-type="float" office:value="58265" calcext:value-type="float">
            <text:p>58265</text:p>
          </table:table-cell>
          <table:table-cell table:style-name="ce10" table:formula="of:=INDIRECT(&quot;E&quot;&amp;MATCH([.G15];[.$D$2:.$D$1001];-1)+1)" office:value-type="float" office:value="5.50395706259468" calcext:value-type="float">
            <text:p>5.50</text:p>
          </table:table-cell>
        </table:table-row>
        <table:table-row table:style-name="ro1">
          <table:table-cell office:value-type="float" office:value="0.042952952952953" calcext:value-type="float">
            <text:p>4.295E-02</text:p>
          </table:table-cell>
          <table:table-cell office:value-type="float" office:value="120.141238704488" calcext:value-type="float">
            <text:p>120.141</text:p>
          </table:table-cell>
          <table:table-cell office:value-type="float" office:value="107.908102730292" calcext:value-type="float">
            <text:p>107.908</text:p>
          </table:table-cell>
          <table:table-cell table:style-name="ce6" table:formula="of:=[.B16]/[.$B$2]" office:value-type="percentage" office:value="0.999991894590197" calcext:value-type="percentage">
            <text:p>100.00%</text:p>
          </table:table-cell>
          <table:table-cell table:style-name="ce7" table:formula="of:=[.C16]*1.11" office:value-type="float" office:value="119.777994030624" calcext:value-type="float">
            <text:p>119.78</text:p>
          </table:table-cell>
          <table:table-cell/>
          <table:table-cell table:style-name="ce8" office:value-type="percentage" office:value="0.14" calcext:value-type="percentage">
            <text:p>14%</text:p>
          </table:table-cell>
          <table:table-cell table:style-name="ce9" table:formula="of:=ROUND(INDIRECT(&quot;A&quot;&amp;MATCH([.G16];[.$D$2:.$D$1001];-1)+1)/(2*PI()*60*0.000001))" office:value-type="float" office:value="7113" calcext:value-type="float">
            <text:p>7113</text:p>
          </table:table-cell>
          <table:table-cell table:formula="of:=65435-[.H16]" office:value-type="float" office:value="58322" calcext:value-type="float">
            <text:p>58322</text:p>
          </table:table-cell>
          <table:table-cell table:style-name="ce10" table:formula="of:=INDIRECT(&quot;E&quot;&amp;MATCH([.G16];[.$D$2:.$D$1001];-1)+1)" office:value-type="float" office:value="6.07813179687589" calcext:value-type="float">
            <text:p>6.08</text:p>
          </table:table-cell>
        </table:table-row>
        <table:table-row table:style-name="ro1">
          <table:table-cell office:value-type="float" office:value="0.046021021021021" calcext:value-type="float">
            <text:p>4.602E-02</text:p>
          </table:table-cell>
          <table:table-cell office:value-type="float" office:value="120.141005723553" calcext:value-type="float">
            <text:p>120.141</text:p>
          </table:table-cell>
          <table:table-cell office:value-type="float" office:value="107.900620672948" calcext:value-type="float">
            <text:p>107.901</text:p>
          </table:table-cell>
          <table:table-cell table:style-name="ce6" table:formula="of:=[.B17]/[.$B$2]" office:value-type="percentage" office:value="0.999989955380571" calcext:value-type="percentage">
            <text:p>100.00%</text:p>
          </table:table-cell>
          <table:table-cell table:style-name="ce7" table:formula="of:=[.C17]*1.11" office:value-type="float" office:value="119.769688946972" calcext:value-type="float">
            <text:p>119.77</text:p>
          </table:table-cell>
          <table:table-cell/>
          <table:table-cell table:style-name="ce8" office:value-type="percentage" office:value="0.15" calcext:value-type="percentage">
            <text:p>15%</text:p>
          </table:table-cell>
          <table:table-cell table:style-name="ce9" table:formula="of:=ROUND(INDIRECT(&quot;A&quot;&amp;MATCH([.G17];[.$D$2:.$D$1001];-1)+1)/(2*PI()*60*0.000001))" office:value-type="float" office:value="7056" calcext:value-type="float">
            <text:p>7056</text:p>
          </table:table-cell>
          <table:table-cell table:formula="of:=65435-[.H17]" office:value-type="float" office:value="58379" calcext:value-type="float">
            <text:p>58379</text:p>
          </table:table-cell>
          <table:table-cell table:style-name="ce10" table:formula="of:=INDIRECT(&quot;E&quot;&amp;MATCH([.G17];[.$D$2:.$D$1001];-1)+1)" office:value-type="float" office:value="6.67835108010355" calcext:value-type="float">
            <text:p>6.68</text:p>
          </table:table-cell>
        </table:table-row>
        <table:table-row table:style-name="ro1">
          <table:table-cell office:value-type="float" office:value="0.0490890890890891" calcext:value-type="float">
            <text:p>4.909E-02</text:p>
          </table:table-cell>
          <table:table-cell office:value-type="float" office:value="120.140738295961" calcext:value-type="float">
            <text:p>120.141</text:p>
          </table:table-cell>
          <table:table-cell office:value-type="float" office:value="107.892604566158" calcext:value-type="float">
            <text:p>107.893</text:p>
          </table:table-cell>
          <table:table-cell table:style-name="ce6" table:formula="of:=[.B18]/[.$B$2]" office:value-type="percentage" office:value="0.999987729455258" calcext:value-type="percentage">
            <text:p>100.00%</text:p>
          </table:table-cell>
          <table:table-cell table:style-name="ce7" table:formula="of:=[.C18]*1.11" office:value-type="float" office:value="119.760791068435" calcext:value-type="float">
            <text:p>119.76</text:p>
          </table:table-cell>
          <table:table-cell/>
          <table:table-cell table:style-name="ce8" office:value-type="percentage" office:value="0.16" calcext:value-type="percentage">
            <text:p>16%</text:p>
          </table:table-cell>
          <table:table-cell table:style-name="ce9" table:formula="of:=ROUND(INDIRECT(&quot;A&quot;&amp;MATCH([.G18];[.$D$2:.$D$1001];-1)+1)/(2*PI()*60*0.000001))" office:value-type="float" office:value="6991" calcext:value-type="float">
            <text:p>6991</text:p>
          </table:table-cell>
          <table:table-cell table:formula="of:=65435-[.H18]" office:value-type="float" office:value="58444" calcext:value-type="float">
            <text:p>58444</text:p>
          </table:table-cell>
          <table:table-cell table:style-name="ce10" table:formula="of:=INDIRECT(&quot;E&quot;&amp;MATCH([.G18];[.$D$2:.$D$1001];-1)+1)" office:value-type="float" office:value="7.30432407018871" calcext:value-type="float">
            <text:p>7.30</text:p>
          </table:table-cell>
        </table:table-row>
        <table:table-row table:style-name="ro1">
          <table:table-cell office:value-type="float" office:value="0.0521571571571572" calcext:value-type="float">
            <text:p>5.216E-02</text:p>
          </table:table-cell>
          <table:table-cell office:value-type="float" office:value="120.140434053164" calcext:value-type="float">
            <text:p>120.140</text:p>
          </table:table-cell>
          <table:table-cell office:value-type="float" office:value="107.884054489196" calcext:value-type="float">
            <text:p>107.884</text:p>
          </table:table-cell>
          <table:table-cell table:style-name="ce6" table:formula="of:=[.B19]/[.$B$2]" office:value-type="percentage" office:value="0.999985197099721" calcext:value-type="percentage">
            <text:p>100.00%</text:p>
          </table:table-cell>
          <table:table-cell table:style-name="ce7" table:formula="of:=[.C19]*1.11" office:value-type="float" office:value="119.751300483008" calcext:value-type="float">
            <text:p>119.75</text:p>
          </table:table-cell>
          <table:table-cell/>
          <table:table-cell table:style-name="ce8" office:value-type="percentage" office:value="0.17" calcext:value-type="percentage">
            <text:p>17%</text:p>
          </table:table-cell>
          <table:table-cell table:style-name="ce9" table:formula="of:=ROUND(INDIRECT(&quot;A&quot;&amp;MATCH([.G19];[.$D$2:.$D$1001];-1)+1)/(2*PI()*60*0.000001))" office:value-type="float" office:value="6934" calcext:value-type="float">
            <text:p>6934</text:p>
          </table:table-cell>
          <table:table-cell table:formula="of:=65435-[.H19]" office:value-type="float" office:value="58501" calcext:value-type="float">
            <text:p>58501</text:p>
          </table:table-cell>
          <table:table-cell table:style-name="ce10" table:formula="of:=INDIRECT(&quot;E&quot;&amp;MATCH([.G19];[.$D$2:.$D$1001];-1)+1)" office:value-type="float" office:value="7.95574744583339" calcext:value-type="float">
            <text:p>7.96</text:p>
          </table:table-cell>
        </table:table-row>
        <table:table-row table:style-name="ro1">
          <table:table-cell office:value-type="float" office:value="0.0552252252252252" calcext:value-type="float">
            <text:p>5.523E-02</text:p>
          </table:table-cell>
          <table:table-cell office:value-type="float" office:value="120.14009062801" calcext:value-type="float">
            <text:p>120.140</text:p>
          </table:table-cell>
          <table:table-cell office:value-type="float" office:value="107.874970526617" calcext:value-type="float">
            <text:p>107.875</text:p>
          </table:table-cell>
          <table:table-cell table:style-name="ce6" table:formula="of:=[.B20]/[.$B$2]" office:value-type="percentage" office:value="0.999982338611045" calcext:value-type="percentage">
            <text:p>100.00%</text:p>
          </table:table-cell>
          <table:table-cell table:style-name="ce7" table:formula="of:=[.C20]*1.11" office:value-type="float" office:value="119.741217284545" calcext:value-type="float">
            <text:p>119.74</text:p>
          </table:table-cell>
          <table:table-cell/>
          <table:table-cell table:style-name="ce8" office:value-type="percentage" office:value="0.18" calcext:value-type="percentage">
            <text:p>18%</text:p>
          </table:table-cell>
          <table:table-cell table:style-name="ce9" table:formula="of:=ROUND(INDIRECT(&quot;A&quot;&amp;MATCH([.G20];[.$D$2:.$D$1001];-1)+1)/(2*PI()*60*0.000001))" office:value-type="float" office:value="6877" calcext:value-type="float">
            <text:p>6877</text:p>
          </table:table-cell>
          <table:table-cell table:formula="of:=65435-[.H20]" office:value-type="float" office:value="58558" calcext:value-type="float">
            <text:p>58558</text:p>
          </table:table-cell>
          <table:table-cell table:style-name="ce10" table:formula="of:=INDIRECT(&quot;E&quot;&amp;MATCH([.G20];[.$D$2:.$D$1001];-1)+1)" office:value-type="float" office:value="8.63230555350787" calcext:value-type="float">
            <text:p>8.63</text:p>
          </table:table-cell>
        </table:table-row>
        <table:table-row table:style-name="ro1">
          <table:table-cell office:value-type="float" office:value="0.0582932932932933" calcext:value-type="float">
            <text:p>5.829E-02</text:p>
          </table:table-cell>
          <table:table-cell office:value-type="float" office:value="120.139705654836" calcext:value-type="float">
            <text:p>120.140</text:p>
          </table:table-cell>
          <table:table-cell office:value-type="float" office:value="107.865352768256" calcext:value-type="float">
            <text:p>107.865</text:p>
          </table:table-cell>
          <table:table-cell table:style-name="ce6" table:formula="of:=[.B21]/[.$B$2]" office:value-type="percentage" office:value="0.999979134298706" calcext:value-type="percentage">
            <text:p>100.00%</text:p>
          </table:table-cell>
          <table:table-cell table:style-name="ce7" table:formula="of:=[.C21]*1.11" office:value-type="float" office:value="119.730541572764" calcext:value-type="float">
            <text:p>119.73</text:p>
          </table:table-cell>
          <table:table-cell/>
          <table:table-cell table:style-name="ce8" office:value-type="percentage" office:value="0.19" calcext:value-type="percentage">
            <text:p>19%</text:p>
          </table:table-cell>
          <table:table-cell table:style-name="ce9" table:formula="of:=ROUND(INDIRECT(&quot;A&quot;&amp;MATCH([.G21];[.$D$2:.$D$1001];-1)+1)/(2*PI()*60*0.000001))" office:value-type="float" office:value="6828" calcext:value-type="float">
            <text:p>6828</text:p>
          </table:table-cell>
          <table:table-cell table:formula="of:=65435-[.H21]" office:value-type="float" office:value="58607" calcext:value-type="float">
            <text:p>58607</text:p>
          </table:table-cell>
          <table:table-cell table:style-name="ce10" table:formula="of:=INDIRECT(&quot;E&quot;&amp;MATCH([.G21];[.$D$2:.$D$1001];-1)+1)" office:value-type="float" office:value="9.23196952124428" calcext:value-type="float">
            <text:p>9.23</text:p>
          </table:table-cell>
        </table:table-row>
        <table:table-row table:style-name="ro1">
          <table:table-cell office:value-type="float" office:value="0.0613613613613614" calcext:value-type="float">
            <text:p>6.136E-02</text:p>
          </table:table-cell>
          <table:table-cell office:value-type="float" office:value="120.139276769548" calcext:value-type="float">
            <text:p>120.139</text:p>
          </table:table-cell>
          <table:table-cell office:value-type="float" office:value="107.855201309226" calcext:value-type="float">
            <text:p>107.855</text:p>
          </table:table-cell>
          <table:table-cell table:style-name="ce6" table:formula="of:=[.B22]/[.$B$2]" office:value-type="percentage" office:value="0.99997556448524" calcext:value-type="percentage">
            <text:p>100.00%</text:p>
          </table:table-cell>
          <table:table-cell table:style-name="ce7" table:formula="of:=[.C22]*1.11" office:value-type="float" office:value="119.719273453241" calcext:value-type="float">
            <text:p>119.72</text:p>
          </table:table-cell>
          <table:table-cell/>
          <table:table-cell table:style-name="ce8" office:value-type="percentage" office:value="0.2" calcext:value-type="percentage">
            <text:p>20%</text:p>
          </table:table-cell>
          <table:table-cell table:style-name="ce9" table:formula="of:=ROUND(INDIRECT(&quot;A&quot;&amp;MATCH([.G22];[.$D$2:.$D$1001];-1)+1)/(2*PI()*60*0.000001))" office:value-type="float" office:value="6771" calcext:value-type="float">
            <text:p>6771</text:p>
          </table:table-cell>
          <table:table-cell table:formula="of:=65435-[.H22]" office:value-type="float" office:value="58664" calcext:value-type="float">
            <text:p>58664</text:p>
          </table:table-cell>
          <table:table-cell table:style-name="ce10" table:formula="of:=INDIRECT(&quot;E&quot;&amp;MATCH([.G22];[.$D$2:.$D$1001];-1)+1)" office:value-type="float" office:value="9.95432754034749" calcext:value-type="float">
            <text:p>9.95</text:p>
          </table:table-cell>
        </table:table-row>
        <table:table-row table:style-name="ro1">
          <table:table-cell office:value-type="float" office:value="0.0644294294294294" calcext:value-type="float">
            <text:p>6.443E-02</text:p>
          </table:table-cell>
          <table:table-cell office:value-type="float" office:value="120.138801609712" calcext:value-type="float">
            <text:p>120.139</text:p>
          </table:table-cell>
          <table:table-cell office:value-type="float" office:value="107.844516249918" calcext:value-type="float">
            <text:p>107.845</text:p>
          </table:table-cell>
          <table:table-cell table:style-name="ce6" table:formula="of:=[.B23]/[.$B$2]" office:value-type="percentage" office:value="0.999971609507001" calcext:value-type="percentage">
            <text:p>100.00%</text:p>
          </table:table-cell>
          <table:table-cell table:style-name="ce7" table:formula="of:=[.C23]*1.11" office:value-type="float" office:value="119.707413037409" calcext:value-type="float">
            <text:p>119.71</text:p>
          </table:table-cell>
          <table:table-cell/>
          <table:table-cell table:style-name="ce8" office:value-type="percentage" office:value="0.21" calcext:value-type="percentage">
            <text:p>21%</text:p>
          </table:table-cell>
          <table:table-cell table:style-name="ce9" table:formula="of:=ROUND(INDIRECT(&quot;A&quot;&amp;MATCH([.G23];[.$D$2:.$D$1001];-1)+1)/(2*PI()*60*0.000001))" office:value-type="float" office:value="6722" calcext:value-type="float">
            <text:p>6722</text:p>
          </table:table-cell>
          <table:table-cell table:formula="of:=65435-[.H23]" office:value-type="float" office:value="58713" calcext:value-type="float">
            <text:p>58713</text:p>
          </table:table-cell>
          <table:table-cell table:style-name="ce10" table:formula="of:=INDIRECT(&quot;E&quot;&amp;MATCH([.G23];[.$D$2:.$D$1001];-1)+1)" office:value-type="float" office:value="10.5927395436148" calcext:value-type="float">
            <text:p>10.59</text:p>
          </table:table-cell>
        </table:table-row>
        <table:table-row table:style-name="ro1">
          <table:table-cell office:value-type="float" office:value="0.0674974974974975" calcext:value-type="float">
            <text:p>6.750E-02</text:p>
          </table:table-cell>
          <table:table-cell office:value-type="float" office:value="120.138277814632" calcext:value-type="float">
            <text:p>120.138</text:p>
          </table:table-cell>
          <table:table-cell office:value-type="float" office:value="107.833297696002" calcext:value-type="float">
            <text:p>107.833</text:p>
          </table:table-cell>
          <table:table-cell table:style-name="ce6" table:formula="of:=[.B24]/[.$B$2]" office:value-type="percentage" office:value="0.99996724971481" calcext:value-type="percentage">
            <text:p>100.00%</text:p>
          </table:table-cell>
          <table:table-cell table:style-name="ce7" table:formula="of:=[.C24]*1.11" office:value-type="float" office:value="119.694960442562" calcext:value-type="float">
            <text:p>119.69</text:p>
          </table:table-cell>
          <table:table-cell/>
          <table:table-cell table:style-name="ce8" office:value-type="percentage" office:value="0.22" calcext:value-type="percentage">
            <text:p>22%</text:p>
          </table:table-cell>
          <table:table-cell table:style-name="ce9" table:formula="of:=ROUND(INDIRECT(&quot;A&quot;&amp;MATCH([.G24];[.$D$2:.$D$1001];-1)+1)/(2*PI()*60*0.000001))" office:value-type="float" office:value="6657" calcext:value-type="float">
            <text:p>6657</text:p>
          </table:table-cell>
          <table:table-cell table:formula="of:=65435-[.H24]" office:value-type="float" office:value="58778" calcext:value-type="float">
            <text:p>58778</text:p>
          </table:table-cell>
          <table:table-cell table:style-name="ce10" table:formula="of:=INDIRECT(&quot;E&quot;&amp;MATCH([.G24];[.$D$2:.$D$1001];-1)+1)" office:value-type="float" office:value="11.3596903623766" calcext:value-type="float">
            <text:p>11.36</text:p>
          </table:table-cell>
        </table:table-row>
        <table:table-row table:style-name="ro1">
          <table:table-cell office:value-type="float" office:value="0.0705655655655656" calcext:value-type="float">
            <text:p>7.057E-02</text:p>
          </table:table-cell>
          <table:table-cell office:value-type="float" office:value="120.13770302544" calcext:value-type="float">
            <text:p>120.138</text:p>
          </table:table-cell>
          <table:table-cell office:value-type="float" office:value="107.821545758421" calcext:value-type="float">
            <text:p>107.822</text:p>
          </table:table-cell>
          <table:table-cell table:style-name="ce6" table:formula="of:=[.B25]/[.$B$2]" office:value-type="percentage" office:value="0.999962465474699" calcext:value-type="percentage">
            <text:p>100.00%</text:p>
          </table:table-cell>
          <table:table-cell table:style-name="ce7" table:formula="of:=[.C25]*1.11" office:value-type="float" office:value="119.681915791847" calcext:value-type="float">
            <text:p>119.68</text:p>
          </table:table-cell>
          <table:table-cell/>
          <table:table-cell table:style-name="ce8" office:value-type="percentage" office:value="0.23" calcext:value-type="percentage">
            <text:p>23%</text:p>
          </table:table-cell>
          <table:table-cell table:style-name="ce9" table:formula="of:=ROUND(INDIRECT(&quot;A&quot;&amp;MATCH([.G25];[.$D$2:.$D$1001];-1)+1)/(2*PI()*60*0.000001))" office:value-type="float" office:value="6608" calcext:value-type="float">
            <text:p>6608</text:p>
          </table:table-cell>
          <table:table-cell table:formula="of:=65435-[.H25]" office:value-type="float" office:value="58827" calcext:value-type="float">
            <text:p>58827</text:p>
          </table:table-cell>
          <table:table-cell table:style-name="ce10" table:formula="of:=INDIRECT(&quot;E&quot;&amp;MATCH([.G25];[.$D$2:.$D$1001];-1)+1)" office:value-type="float" office:value="12.0357835691845" calcext:value-type="float">
            <text:p>12.04</text:p>
          </table:table-cell>
        </table:table-row>
        <table:table-row table:style-name="ro1">
          <table:table-cell office:value-type="float" office:value="0.0736336336336336" calcext:value-type="float">
            <text:p>7.363E-02</text:p>
          </table:table-cell>
          <table:table-cell office:value-type="float" office:value="120.137074885176" calcext:value-type="float">
            <text:p>120.137</text:p>
          </table:table-cell>
          <table:table-cell office:value-type="float" office:value="107.809260553394" calcext:value-type="float">
            <text:p>107.809</text:p>
          </table:table-cell>
          <table:table-cell table:style-name="ce6" table:formula="of:=[.B26]/[.$B$2]" office:value-type="percentage" office:value="0.999957237168587" calcext:value-type="percentage">
            <text:p>100.00%</text:p>
          </table:table-cell>
          <table:table-cell table:style-name="ce7" table:formula="of:=[.C26]*1.11" office:value-type="float" office:value="119.668279214267" calcext:value-type="float">
            <text:p>119.67</text:p>
          </table:table-cell>
          <table:table-cell/>
          <table:table-cell table:style-name="ce8" office:value-type="percentage" office:value="0.24" calcext:value-type="percentage">
            <text:p>24%</text:p>
          </table:table-cell>
          <table:table-cell table:style-name="ce9" table:formula="of:=ROUND(INDIRECT(&quot;A&quot;&amp;MATCH([.G26];[.$D$2:.$D$1001];-1)+1)/(2*PI()*60*0.000001))" office:value-type="float" office:value="6559" calcext:value-type="float">
            <text:p>6559</text:p>
          </table:table-cell>
          <table:table-cell table:formula="of:=65435-[.H26]" office:value-type="float" office:value="58876" calcext:value-type="float">
            <text:p>58876</text:p>
          </table:table-cell>
          <table:table-cell table:style-name="ce10" table:formula="of:=INDIRECT(&quot;E&quot;&amp;MATCH([.G26];[.$D$2:.$D$1001];-1)+1)" office:value-type="float" office:value="12.7288907866594" calcext:value-type="float">
            <text:p>12.73</text:p>
          </table:table-cell>
        </table:table-row>
        <table:table-row table:style-name="ro1">
          <table:table-cell office:value-type="float" office:value="0.0767017017017017" calcext:value-type="float">
            <text:p>7.670E-02</text:p>
          </table:table-cell>
          <table:table-cell office:value-type="float" office:value="120.136391038871" calcext:value-type="float">
            <text:p>120.136</text:p>
          </table:table-cell>
          <table:table-cell office:value-type="float" office:value="107.796442202415" calcext:value-type="float">
            <text:p>107.796</text:p>
          </table:table-cell>
          <table:table-cell table:style-name="ce6" table:formula="of:=[.B27]/[.$B$2]" office:value-type="percentage" office:value="0.999951545194961" calcext:value-type="percentage">
            <text:p>100.00%</text:p>
          </table:table-cell>
          <table:table-cell table:style-name="ce7" table:formula="of:=[.C27]*1.11" office:value-type="float" office:value="119.654050844681" calcext:value-type="float">
            <text:p>119.65</text:p>
          </table:table-cell>
          <table:table-cell/>
          <table:table-cell table:style-name="ce8" office:value-type="percentage" office:value="0.25" calcext:value-type="percentage">
            <text:p>25%</text:p>
          </table:table-cell>
          <table:table-cell table:style-name="ce9" table:formula="of:=ROUND(INDIRECT(&quot;A&quot;&amp;MATCH([.G27];[.$D$2:.$D$1001];-1)+1)/(2*PI()*60*0.000001))" office:value-type="float" office:value="6511" calcext:value-type="float">
            <text:p>6511</text:p>
          </table:table-cell>
          <table:table-cell table:formula="of:=65435-[.H27]" office:value-type="float" office:value="58924" calcext:value-type="float">
            <text:p>58924</text:p>
          </table:table-cell>
          <table:table-cell table:style-name="ce10" table:formula="of:=INDIRECT(&quot;E&quot;&amp;MATCH([.G27];[.$D$2:.$D$1001];-1)+1)" office:value-type="float" office:value="13.4387652638668" calcext:value-type="float">
            <text:p>13.44</text:p>
          </table:table-cell>
        </table:table-row>
        <table:table-row table:style-name="ro1">
          <table:table-cell office:value-type="float" office:value="0.0797697697697698" calcext:value-type="float">
            <text:p>7.977E-02</text:p>
          </table:table-cell>
          <table:table-cell office:value-type="float" office:value="120.135649133632" calcext:value-type="float">
            <text:p>120.136</text:p>
          </table:table-cell>
          <table:table-cell office:value-type="float" office:value="107.783090832249" calcext:value-type="float">
            <text:p>107.783</text:p>
          </table:table-cell>
          <table:table-cell table:style-name="ce6" table:formula="of:=[.B28]/[.$B$2]" office:value-type="percentage" office:value="0.999945369969588" calcext:value-type="percentage">
            <text:p>99.99%</text:p>
          </table:table-cell>
          <table:table-cell table:style-name="ce7" table:formula="of:=[.C28]*1.11" office:value-type="float" office:value="119.639230823796" calcext:value-type="float">
            <text:p>119.64</text:p>
          </table:table-cell>
          <table:table-cell/>
          <table:table-cell table:style-name="ce8" office:value-type="percentage" office:value="0.26" calcext:value-type="percentage">
            <text:p>26%</text:p>
          </table:table-cell>
          <table:table-cell table:style-name="ce9" table:formula="of:=ROUND(INDIRECT(&quot;A&quot;&amp;MATCH([.G28];[.$D$2:.$D$1001];-1)+1)/(2*PI()*60*0.000001))" office:value-type="float" office:value="6454" calcext:value-type="float">
            <text:p>6454</text:p>
          </table:table-cell>
          <table:table-cell table:formula="of:=65435-[.H28]" office:value-type="float" office:value="58981" calcext:value-type="float">
            <text:p>58981</text:p>
          </table:table-cell>
          <table:table-cell table:style-name="ce10" table:formula="of:=INDIRECT(&quot;E&quot;&amp;MATCH([.G28];[.$D$2:.$D$1001];-1)+1)" office:value-type="float" office:value="14.2878066242926" calcext:value-type="float">
            <text:p>14.29</text:p>
          </table:table-cell>
        </table:table-row>
        <table:table-row table:style-name="ro1">
          <table:table-cell office:value-type="float" office:value="0.0828378378378378" calcext:value-type="float">
            <text:p>8.284E-02</text:p>
          </table:table-cell>
          <table:table-cell office:value-type="float" office:value="120.134846818722" calcext:value-type="float">
            <text:p>120.135</text:p>
          </table:table-cell>
          <table:table-cell office:value-type="float" office:value="107.769206574932" calcext:value-type="float">
            <text:p>107.769</text:p>
          </table:table-cell>
          <table:table-cell table:style-name="ce6" table:formula="of:=[.B29]/[.$B$2]" office:value-type="percentage" office:value="0.999938691926182" calcext:value-type="percentage">
            <text:p>99.99%</text:p>
          </table:table-cell>
          <table:table-cell table:style-name="ce7" table:formula="of:=[.C29]*1.11" office:value-type="float" office:value="119.623819298175" calcext:value-type="float">
            <text:p>119.62</text:p>
          </table:table-cell>
          <table:table-cell/>
          <table:table-cell table:style-name="ce8" office:value-type="percentage" office:value="0.27" calcext:value-type="percentage">
            <text:p>27%</text:p>
          </table:table-cell>
          <table:table-cell table:style-name="ce9" table:formula="of:=ROUND(INDIRECT(&quot;A&quot;&amp;MATCH([.G29];[.$D$2:.$D$1001];-1)+1)/(2*PI()*60*0.000001))" office:value-type="float" office:value="6405" calcext:value-type="float">
            <text:p>6405</text:p>
          </table:table-cell>
          <table:table-cell table:formula="of:=65435-[.H29]" office:value-type="float" office:value="59030" calcext:value-type="float">
            <text:p>59030</text:p>
          </table:table-cell>
          <table:table-cell table:style-name="ce10" table:formula="of:=INDIRECT(&quot;E&quot;&amp;MATCH([.G29];[.$D$2:.$D$1001];-1)+1)" office:value-type="float" office:value="15.0331353550964" calcext:value-type="float">
            <text:p>15.03</text:p>
          </table:table-cell>
        </table:table-row>
        <table:table-row table:style-name="ro1">
          <table:table-cell office:value-type="float" office:value="0.0859059059059059" calcext:value-type="float">
            <text:p>8.591E-02</text:p>
          </table:table-cell>
          <table:table-cell office:value-type="float" office:value="120.133981745643" calcext:value-type="float">
            <text:p>120.134</text:p>
          </table:table-cell>
          <table:table-cell office:value-type="float" office:value="107.754789567772" calcext:value-type="float">
            <text:p>107.755</text:p>
          </table:table-cell>
          <table:table-cell table:style-name="ce6" table:formula="of:=[.B30]/[.$B$2]" office:value-type="percentage" office:value="0.999931491517092" calcext:value-type="percentage">
            <text:p>99.99%</text:p>
          </table:table-cell>
          <table:table-cell table:style-name="ce7" table:formula="of:=[.C30]*1.11" office:value-type="float" office:value="119.607816420227" calcext:value-type="float">
            <text:p>119.61</text:p>
          </table:table-cell>
          <table:table-cell/>
          <table:table-cell table:style-name="ce8" office:value-type="percentage" office:value="0.28" calcext:value-type="percentage">
            <text:p>28%</text:p>
          </table:table-cell>
          <table:table-cell table:style-name="ce9" table:formula="of:=ROUND(INDIRECT(&quot;A&quot;&amp;MATCH([.G30];[.$D$2:.$D$1001];-1)+1)/(2*PI()*60*0.000001))" office:value-type="float" office:value="6356" calcext:value-type="float">
            <text:p>6356</text:p>
          </table:table-cell>
          <table:table-cell table:formula="of:=65435-[.H30]" office:value-type="float" office:value="59079" calcext:value-type="float">
            <text:p>59079</text:p>
          </table:table-cell>
          <table:table-cell table:style-name="ce10" table:formula="of:=INDIRECT(&quot;E&quot;&amp;MATCH([.G30];[.$D$2:.$D$1001];-1)+1)" office:value-type="float" office:value="15.7944110187244" calcext:value-type="float">
            <text:p>15.79</text:p>
          </table:table-cell>
        </table:table-row>
        <table:table-row table:style-name="ro1">
          <table:table-cell office:value-type="float" office:value="0.088973973973974" calcext:value-type="float">
            <text:p>8.897E-02</text:p>
          </table:table-cell>
          <table:table-cell office:value-type="float" office:value="120.133051568213" calcext:value-type="float">
            <text:p>120.133</text:p>
          </table:table-cell>
          <table:table-cell office:value-type="float" office:value="107.739839953342" calcext:value-type="float">
            <text:p>107.740</text:p>
          </table:table-cell>
          <table:table-cell table:style-name="ce6" table:formula="of:=[.B31]/[.$B$2]" office:value-type="percentage" office:value="0.999923749213945" calcext:value-type="percentage">
            <text:p>99.99%</text:p>
          </table:table-cell>
          <table:table-cell table:style-name="ce7" table:formula="of:=[.C31]*1.11" office:value-type="float" office:value="119.59122234821" calcext:value-type="float">
            <text:p>119.59</text:p>
          </table:table-cell>
          <table:table-cell/>
          <table:table-cell table:style-name="ce8" office:value-type="percentage" office:value="0.29" calcext:value-type="percentage">
            <text:p>29%</text:p>
          </table:table-cell>
          <table:table-cell table:style-name="ce9" table:formula="of:=ROUND(INDIRECT(&quot;A&quot;&amp;MATCH([.G31];[.$D$2:.$D$1001];-1)+1)/(2*PI()*60*0.000001))" office:value-type="float" office:value="6299" calcext:value-type="float">
            <text:p>6299</text:p>
          </table:table-cell>
          <table:table-cell table:formula="of:=65435-[.H31]" office:value-type="float" office:value="59136" calcext:value-type="float">
            <text:p>59136</text:p>
          </table:table-cell>
          <table:table-cell table:style-name="ce10" table:formula="of:=INDIRECT(&quot;E&quot;&amp;MATCH([.G31];[.$D$2:.$D$1001];-1)+1)" office:value-type="float" office:value="16.5713625958067" calcext:value-type="float">
            <text:p>16.57</text:p>
          </table:table-cell>
        </table:table-row>
        <table:table-row table:style-name="ro1">
          <table:table-cell office:value-type="float" office:value="0.092042042042042" calcext:value-type="float">
            <text:p>9.204E-02</text:p>
          </table:table-cell>
          <table:table-cell office:value-type="float" office:value="120.132053942651" calcext:value-type="float">
            <text:p>120.132</text:p>
          </table:table-cell>
          <table:table-cell office:value-type="float" office:value="107.724357879485" calcext:value-type="float">
            <text:p>107.724</text:p>
          </table:table-cell>
          <table:table-cell table:style-name="ce6" table:formula="of:=[.B32]/[.$B$2]" office:value-type="percentage" office:value="0.999915445508352" calcext:value-type="percentage">
            <text:p>99.99%</text:p>
          </table:table-cell>
          <table:table-cell table:style-name="ce7" table:formula="of:=[.C32]*1.11" office:value-type="float" office:value="119.574037246228" calcext:value-type="float">
            <text:p>119.57</text:p>
          </table:table-cell>
          <table:table-cell/>
          <table:table-cell table:style-name="ce8" office:value-type="percentage" office:value="0.3" calcext:value-type="percentage">
            <text:p>30%</text:p>
          </table:table-cell>
          <table:table-cell table:style-name="ce9" table:formula="of:=ROUND(INDIRECT(&quot;A&quot;&amp;MATCH([.G32];[.$D$2:.$D$1001];-1)+1)/(2*PI()*60*0.000001))" office:value-type="float" office:value="6250" calcext:value-type="float">
            <text:p>6250</text:p>
          </table:table-cell>
          <table:table-cell table:formula="of:=65435-[.H32]" office:value-type="float" office:value="59185" calcext:value-type="float">
            <text:p>59185</text:p>
          </table:table-cell>
          <table:table-cell table:style-name="ce10" table:formula="of:=INDIRECT(&quot;E&quot;&amp;MATCH([.G32];[.$D$2:.$D$1001];-1)+1)" office:value-type="float" office:value="17.3637134862402" calcext:value-type="float">
            <text:p>17.36</text:p>
          </table:table-cell>
        </table:table-row>
        <table:table-row table:style-name="ro1">
          <table:table-cell office:value-type="float" office:value="0.0951101101101101" calcext:value-type="float">
            <text:p>9.511E-02</text:p>
          </table:table-cell>
          <table:table-cell office:value-type="float" office:value="120.130986527655" calcext:value-type="float">
            <text:p>120.131</text:p>
          </table:table-cell>
          <table:table-cell office:value-type="float" office:value="107.708343499309" calcext:value-type="float">
            <text:p>107.708</text:p>
          </table:table-cell>
          <table:table-cell table:style-name="ce6" table:formula="of:=[.B33]/[.$B$2]" office:value-type="percentage" office:value="0.999906560912557" calcext:value-type="percentage">
            <text:p>99.99%</text:p>
          </table:table-cell>
          <table:table-cell table:style-name="ce7" table:formula="of:=[.C33]*1.11" office:value-type="float" office:value="119.556261284233" calcext:value-type="float">
            <text:p>119.56</text:p>
          </table:table-cell>
          <table:table-cell/>
          <table:table-cell table:style-name="ce8" office:value-type="percentage" office:value="0.31" calcext:value-type="percentage">
            <text:p>31%</text:p>
          </table:table-cell>
          <table:table-cell table:style-name="ce9" table:formula="of:=ROUND(INDIRECT(&quot;A&quot;&amp;MATCH([.G33];[.$D$2:.$D$1001];-1)+1)/(2*PI()*60*0.000001))" office:value-type="float" office:value="6201" calcext:value-type="float">
            <text:p>6201</text:p>
          </table:table-cell>
          <table:table-cell table:formula="of:=65435-[.H33]" office:value-type="float" office:value="59234" calcext:value-type="float">
            <text:p>59234</text:p>
          </table:table-cell>
          <table:table-cell table:style-name="ce10" table:formula="of:=INDIRECT(&quot;E&quot;&amp;MATCH([.G33];[.$D$2:.$D$1001];-1)+1)" office:value-type="float" office:value="18.1711816076605" calcext:value-type="float">
            <text:p>18.17</text:p>
          </table:table-cell>
        </table:table-row>
        <table:table-row table:style-name="ro1">
          <table:table-cell office:value-type="float" office:value="0.0981781781781782" calcext:value-type="float">
            <text:p>9.818E-02</text:p>
          </table:table-cell>
          <table:table-cell office:value-type="float" office:value="120.12984698448" calcext:value-type="float">
            <text:p>120.130</text:p>
          </table:table-cell>
          <table:table-cell office:value-type="float" office:value="107.691796971187" calcext:value-type="float">
            <text:p>107.692</text:p>
          </table:table-cell>
          <table:table-cell table:style-name="ce6" table:formula="of:=[.B34]/[.$B$2]" office:value-type="percentage" office:value="0.999897075960089" calcext:value-type="percentage">
            <text:p>99.99%</text:p>
          </table:table-cell>
          <table:table-cell table:style-name="ce7" table:formula="of:=[.C34]*1.11" office:value-type="float" office:value="119.537894638018" calcext:value-type="float">
            <text:p>119.54</text:p>
          </table:table-cell>
          <table:table-cell/>
          <table:table-cell table:style-name="ce8" office:value-type="percentage" office:value="0.32" calcext:value-type="percentage">
            <text:p>32%</text:p>
          </table:table-cell>
          <table:table-cell table:style-name="ce9" table:formula="of:=ROUND(INDIRECT(&quot;A&quot;&amp;MATCH([.G34];[.$D$2:.$D$1001];-1)+1)/(2*PI()*60*0.000001))" office:value-type="float" office:value="6153" calcext:value-type="float">
            <text:p>6153</text:p>
          </table:table-cell>
          <table:table-cell table:formula="of:=65435-[.H34]" office:value-type="float" office:value="59282" calcext:value-type="float">
            <text:p>59282</text:p>
          </table:table-cell>
          <table:table-cell table:style-name="ce10" table:formula="of:=INDIRECT(&quot;E&quot;&amp;MATCH([.G34];[.$D$2:.$D$1001];-1)+1)" office:value-type="float" office:value="18.993479495865" calcext:value-type="float">
            <text:p>18.99</text:p>
          </table:table-cell>
        </table:table-row>
        <table:table-row table:style-name="ro1">
          <table:table-cell office:value-type="float" office:value="0.101246246246246" calcext:value-type="float">
            <text:p>1.012E-01</text:p>
          </table:table-cell>
          <table:table-cell office:value-type="float" office:value="120.12863297702" calcext:value-type="float">
            <text:p>120.129</text:p>
          </table:table-cell>
          <table:table-cell office:value-type="float" office:value="107.674718458752" calcext:value-type="float">
            <text:p>107.675</text:p>
          </table:table-cell>
          <table:table-cell table:style-name="ce6" table:formula="of:=[.B35]/[.$B$2]" office:value-type="percentage" office:value="0.999886971206442" calcext:value-type="percentage">
            <text:p>99.99%</text:p>
          </table:table-cell>
          <table:table-cell table:style-name="ce7" table:formula="of:=[.C35]*1.11" office:value-type="float" office:value="119.518937489215" calcext:value-type="float">
            <text:p>119.52</text:p>
          </table:table-cell>
          <table:table-cell/>
          <table:table-cell table:style-name="ce8" office:value-type="percentage" office:value="0.33" calcext:value-type="percentage">
            <text:p>33%</text:p>
          </table:table-cell>
          <table:table-cell table:style-name="ce9" table:formula="of:=ROUND(INDIRECT(&quot;A&quot;&amp;MATCH([.G35];[.$D$2:.$D$1001];-1)+1)/(2*PI()*60*0.000001))" office:value-type="float" office:value="6104" calcext:value-type="float">
            <text:p>6104</text:p>
          </table:table-cell>
          <table:table-cell table:formula="of:=65435-[.H35]" office:value-type="float" office:value="59331" calcext:value-type="float">
            <text:p>59331</text:p>
          </table:table-cell>
          <table:table-cell table:style-name="ce10" table:formula="of:=INDIRECT(&quot;E&quot;&amp;MATCH([.G35];[.$D$2:.$D$1001];-1)+1)" office:value-type="float" office:value="19.8303144071523" calcext:value-type="float">
            <text:p>19.83</text:p>
          </table:table-cell>
        </table:table-row>
        <table:table-row table:style-name="ro1">
          <table:table-cell office:value-type="float" office:value="0.104314314314314" calcext:value-type="float">
            <text:p>1.043E-01</text:p>
          </table:table-cell>
          <table:table-cell office:value-type="float" office:value="120.127342171883" calcext:value-type="float">
            <text:p>120.127</text:p>
          </table:table-cell>
          <table:table-cell office:value-type="float" office:value="107.6571081309" calcext:value-type="float">
            <text:p>107.657</text:p>
          </table:table-cell>
          <table:table-cell table:style-name="ce6" table:formula="of:=[.B36]/[.$B$2]" office:value-type="percentage" office:value="0.999876227229699" calcext:value-type="percentage">
            <text:p>99.99%</text:p>
          </table:table-cell>
          <table:table-cell table:style-name="ce7" table:formula="of:=[.C36]*1.11" office:value-type="float" office:value="119.499390025299" calcext:value-type="float">
            <text:p>119.50</text:p>
          </table:table-cell>
          <table:table-cell/>
          <table:table-cell table:style-name="ce8" office:value-type="percentage" office:value="0.34" calcext:value-type="percentage">
            <text:p>34%</text:p>
          </table:table-cell>
          <table:table-cell table:style-name="ce9" table:formula="of:=ROUND(INDIRECT(&quot;A&quot;&amp;MATCH([.G36];[.$D$2:.$D$1001];-1)+1)/(2*PI()*60*0.000001))" office:value-type="float" office:value="6055" calcext:value-type="float">
            <text:p>6055</text:p>
          </table:table-cell>
          <table:table-cell table:formula="of:=65435-[.H36]" office:value-type="float" office:value="59380" calcext:value-type="float">
            <text:p>59380</text:p>
          </table:table-cell>
          <table:table-cell table:style-name="ce10" table:formula="of:=INDIRECT(&quot;E&quot;&amp;MATCH([.G36];[.$D$2:.$D$1001];-1)+1)" office:value-type="float" office:value="20.6813884225404" calcext:value-type="float">
            <text:p>20.68</text:p>
          </table:table-cell>
        </table:table-row>
        <table:table-row table:style-name="ro1">
          <table:table-cell office:value-type="float" office:value="0.107382382382382" calcext:value-type="float">
            <text:p>1.074E-01</text:p>
          </table:table-cell>
          <table:table-cell office:value-type="float" office:value="120.125972238468" calcext:value-type="float">
            <text:p>120.126</text:p>
          </table:table-cell>
          <table:table-cell office:value-type="float" office:value="107.638966161787" calcext:value-type="float">
            <text:p>107.639</text:p>
          </table:table-cell>
          <table:table-cell table:style-name="ce6" table:formula="of:=[.B37]/[.$B$2]" office:value-type="percentage" office:value="0.999864824631175" calcext:value-type="percentage">
            <text:p>99.99%</text:p>
          </table:table-cell>
          <table:table-cell table:style-name="ce7" table:formula="of:=[.C37]*1.11" office:value-type="float" office:value="119.479252439584" calcext:value-type="float">
            <text:p>119.48</text:p>
          </table:table-cell>
          <table:table-cell/>
          <table:table-cell table:style-name="ce8" office:value-type="percentage" office:value="0.35" calcext:value-type="percentage">
            <text:p>35%</text:p>
          </table:table-cell>
          <table:table-cell table:style-name="ce9" table:formula="of:=ROUND(INDIRECT(&quot;A&quot;&amp;MATCH([.G37];[.$D$2:.$D$1001];-1)+1)/(2*PI()*60*0.000001))" office:value-type="float" office:value="5998" calcext:value-type="float">
            <text:p>5998</text:p>
          </table:table-cell>
          <table:table-cell table:formula="of:=65435-[.H37]" office:value-type="float" office:value="59437" calcext:value-type="float">
            <text:p>59437</text:p>
          </table:table-cell>
          <table:table-cell table:style-name="ce10" table:formula="of:=INDIRECT(&quot;E&quot;&amp;MATCH([.G37];[.$D$2:.$D$1001];-1)+1)" office:value-type="float" office:value="21.5463985538288" calcext:value-type="float">
            <text:p>21.55</text:p>
          </table:table-cell>
        </table:table-row>
        <table:table-row table:style-name="ro1">
          <table:table-cell office:value-type="float" office:value="0.11045045045045" calcext:value-type="float">
            <text:p>1.105E-01</text:p>
          </table:table-cell>
          <table:table-cell office:value-type="float" office:value="120.124520849048" calcext:value-type="float">
            <text:p>120.125</text:p>
          </table:table-cell>
          <table:table-cell office:value-type="float" office:value="107.620292730825" calcext:value-type="float">
            <text:p>107.620</text:p>
          </table:table-cell>
          <table:table-cell table:style-name="ce6" table:formula="of:=[.B38]/[.$B$2]" office:value-type="percentage" office:value="0.999852744036106" calcext:value-type="percentage">
            <text:p>99.99%</text:p>
          </table:table-cell>
          <table:table-cell table:style-name="ce7" table:formula="of:=[.C38]*1.11" office:value-type="float" office:value="119.458524931216" calcext:value-type="float">
            <text:p>119.46</text:p>
          </table:table-cell>
          <table:table-cell/>
          <table:table-cell table:style-name="ce8" office:value-type="percentage" office:value="0.36" calcext:value-type="percentage">
            <text:p>36%</text:p>
          </table:table-cell>
          <table:table-cell table:style-name="ce9" table:formula="of:=ROUND(INDIRECT(&quot;A&quot;&amp;MATCH([.G38];[.$D$2:.$D$1001];-1)+1)/(2*PI()*60*0.000001))" office:value-type="float" office:value="5949" calcext:value-type="float">
            <text:p>5949</text:p>
          </table:table-cell>
          <table:table-cell table:formula="of:=65435-[.H38]" office:value-type="float" office:value="59486" calcext:value-type="float">
            <text:p>59486</text:p>
          </table:table-cell>
          <table:table-cell table:style-name="ce10" table:formula="of:=INDIRECT(&quot;E&quot;&amp;MATCH([.G38];[.$D$2:.$D$1001];-1)+1)" office:value-type="float" office:value="22.4250368514638" calcext:value-type="float">
            <text:p>22.43</text:p>
          </table:table-cell>
        </table:table-row>
        <table:table-row table:style-name="ro1">
          <table:table-cell office:value-type="float" office:value="0.113518518518519" calcext:value-type="float">
            <text:p>1.135E-01</text:p>
          </table:table-cell>
          <table:table-cell office:value-type="float" office:value="120.122985678839" calcext:value-type="float">
            <text:p>120.123</text:p>
          </table:table-cell>
          <table:table-cell office:value-type="float" office:value="107.601088022682" calcext:value-type="float">
            <text:p>107.601</text:p>
          </table:table-cell>
          <table:table-cell table:style-name="ce6" table:formula="of:=[.B39]/[.$B$2]" office:value-type="percentage" office:value="0.999839966094224" calcext:value-type="percentage">
            <text:p>99.98%</text:p>
          </table:table-cell>
          <table:table-cell table:style-name="ce7" table:formula="of:=[.C39]*1.11" office:value-type="float" office:value="119.437207705177" calcext:value-type="float">
            <text:p>119.44</text:p>
          </table:table-cell>
          <table:table-cell/>
          <table:table-cell table:style-name="ce8" office:value-type="percentage" office:value="0.37" calcext:value-type="percentage">
            <text:p>37%</text:p>
          </table:table-cell>
          <table:table-cell table:style-name="ce9" table:formula="of:=ROUND(INDIRECT(&quot;A&quot;&amp;MATCH([.G39];[.$D$2:.$D$1001];-1)+1)/(2*PI()*60*0.000001))" office:value-type="float" office:value="5900" calcext:value-type="float">
            <text:p>5900</text:p>
          </table:table-cell>
          <table:table-cell table:formula="of:=65435-[.H39]" office:value-type="float" office:value="59535" calcext:value-type="float">
            <text:p>59535</text:p>
          </table:table-cell>
          <table:table-cell table:style-name="ce10" table:formula="of:=INDIRECT(&quot;E&quot;&amp;MATCH([.G39];[.$D$2:.$D$1001];-1)+1)" office:value-type="float" office:value="23.3169905141707" calcext:value-type="float">
            <text:p>23.32</text:p>
          </table:table-cell>
        </table:table-row>
        <table:table-row table:style-name="ro1">
          <table:table-cell office:value-type="float" office:value="0.116586586586587" calcext:value-type="float">
            <text:p>1.166E-01</text:p>
          </table:table-cell>
          <table:table-cell office:value-type="float" office:value="120.121364406081" calcext:value-type="float">
            <text:p>120.121</text:p>
          </table:table-cell>
          <table:table-cell office:value-type="float" office:value="107.581352227281" calcext:value-type="float">
            <text:p>107.581</text:p>
          </table:table-cell>
          <table:table-cell table:style-name="ce6" table:formula="of:=[.B40]/[.$B$2]" office:value-type="percentage" office:value="0.999826471480431" calcext:value-type="percentage">
            <text:p>99.98%</text:p>
          </table:table-cell>
          <table:table-cell table:style-name="ce7" table:formula="of:=[.C40]*1.11" office:value-type="float" office:value="119.415300972282" calcext:value-type="float">
            <text:p>119.42</text:p>
          </table:table-cell>
          <table:table-cell/>
          <table:table-cell table:style-name="ce8" office:value-type="percentage" office:value="0.38" calcext:value-type="percentage">
            <text:p>38%</text:p>
          </table:table-cell>
          <table:table-cell table:style-name="ce9" table:formula="of:=ROUND(INDIRECT(&quot;A&quot;&amp;MATCH([.G40];[.$D$2:.$D$1001];-1)+1)/(2*PI()*60*0.000001))" office:value-type="float" office:value="5851" calcext:value-type="float">
            <text:p>5851</text:p>
          </table:table-cell>
          <table:table-cell table:formula="of:=65435-[.H40]" office:value-type="float" office:value="59584" calcext:value-type="float">
            <text:p>59584</text:p>
          </table:table-cell>
          <table:table-cell table:style-name="ce10" table:formula="of:=INDIRECT(&quot;E&quot;&amp;MATCH([.G40];[.$D$2:.$D$1001];-1)+1)" office:value-type="float" office:value="24.2219420003133" calcext:value-type="float">
            <text:p>24.22</text:p>
          </table:table-cell>
        </table:table-row>
        <table:table-row table:style-name="ro1">
          <table:table-cell office:value-type="float" office:value="0.119654654654655" calcext:value-type="float">
            <text:p>1.197E-01</text:p>
          </table:table-cell>
          <table:table-cell office:value-type="float" office:value="120.119654712111" calcext:value-type="float">
            <text:p>120.120</text:p>
          </table:table-cell>
          <table:table-cell office:value-type="float" office:value="107.561085539796" calcext:value-type="float">
            <text:p>107.561</text:p>
          </table:table-cell>
          <table:table-cell table:style-name="ce6" table:formula="of:=[.B41]/[.$B$2]" office:value-type="percentage" office:value="0.999812240895407" calcext:value-type="percentage">
            <text:p>99.98%</text:p>
          </table:table-cell>
          <table:table-cell table:style-name="ce7" table:formula="of:=[.C41]*1.11" office:value-type="float" office:value="119.392804949174" calcext:value-type="float">
            <text:p>119.39</text:p>
          </table:table-cell>
          <table:table-cell/>
          <table:table-cell table:style-name="ce8" office:value-type="percentage" office:value="0.39" calcext:value-type="percentage">
            <text:p>39%</text:p>
          </table:table-cell>
          <table:table-cell table:style-name="ce9" table:formula="of:=ROUND(INDIRECT(&quot;A&quot;&amp;MATCH([.G41];[.$D$2:.$D$1001];-1)+1)/(2*PI()*60*0.000001))" office:value-type="float" office:value="5811" calcext:value-type="float">
            <text:p>5811</text:p>
          </table:table-cell>
          <table:table-cell table:formula="of:=65435-[.H41]" office:value-type="float" office:value="59624" calcext:value-type="float">
            <text:p>59624</text:p>
          </table:table-cell>
          <table:table-cell table:style-name="ce10" table:formula="of:=INDIRECT(&quot;E&quot;&amp;MATCH([.G41];[.$D$2:.$D$1001];-1)+1)" office:value-type="float" office:value="24.9857648391426" calcext:value-type="float">
            <text:p>24.99</text:p>
          </table:table-cell>
        </table:table-row>
        <table:table-row table:style-name="ro1">
          <table:table-cell office:value-type="float" office:value="0.122722722722723" calcext:value-type="float">
            <text:p>1.227E-01</text:p>
          </table:table-cell>
          <table:table-cell office:value-type="float" office:value="120.117854281441" calcext:value-type="float">
            <text:p>120.118</text:p>
          </table:table-cell>
          <table:table-cell office:value-type="float" office:value="107.540288160651" calcext:value-type="float">
            <text:p>107.540</text:p>
          </table:table-cell>
          <table:table-cell table:style-name="ce6" table:formula="of:=[.B42]/[.$B$2]" office:value-type="percentage" office:value="0.99979725506626" calcext:value-type="percentage">
            <text:p>99.98%</text:p>
          </table:table-cell>
          <table:table-cell table:style-name="ce7" table:formula="of:=[.C42]*1.11" office:value-type="float" office:value="119.369719858323" calcext:value-type="float">
            <text:p>119.37</text:p>
          </table:table-cell>
          <table:table-cell/>
          <table:table-cell table:style-name="ce8" office:value-type="percentage" office:value="0.4" calcext:value-type="percentage">
            <text:p>40%</text:p>
          </table:table-cell>
          <table:table-cell table:style-name="ce9" table:formula="of:=ROUND(INDIRECT(&quot;A&quot;&amp;MATCH([.G42];[.$D$2:.$D$1001];-1)+1)/(2*PI()*60*0.000001))" office:value-type="float" office:value="5762" calcext:value-type="float">
            <text:p>5762</text:p>
          </table:table-cell>
          <table:table-cell table:formula="of:=65435-[.H42]" office:value-type="float" office:value="59673" calcext:value-type="float">
            <text:p>59673</text:p>
          </table:table-cell>
          <table:table-cell table:style-name="ce10" table:formula="of:=INDIRECT(&quot;E&quot;&amp;MATCH([.G42];[.$D$2:.$D$1001];-1)+1)" office:value-type="float" office:value="25.9137056647754" calcext:value-type="float">
            <text:p>25.91</text:p>
          </table:table-cell>
        </table:table-row>
        <table:table-row table:style-name="ro1">
          <table:table-cell office:value-type="float" office:value="0.125790790790791" calcext:value-type="float">
            <text:p>1.258E-01</text:p>
          </table:table-cell>
          <table:table-cell office:value-type="float" office:value="120.115960801829" calcext:value-type="float">
            <text:p>120.116</text:p>
          </table:table-cell>
          <table:table-cell office:value-type="float" office:value="107.518960295521" calcext:value-type="float">
            <text:p>107.519</text:p>
          </table:table-cell>
          <table:table-cell table:style-name="ce6" table:formula="of:=[.B43]/[.$B$2]" office:value-type="percentage" office:value="0.999781494747114" calcext:value-type="percentage">
            <text:p>99.98%</text:p>
          </table:table-cell>
          <table:table-cell table:style-name="ce7" table:formula="of:=[.C43]*1.11" office:value-type="float" office:value="119.346045928028" calcext:value-type="float">
            <text:p>119.35</text:p>
          </table:table-cell>
          <table:table-cell/>
          <table:table-cell table:style-name="ce8" office:value-type="percentage" office:value="0.41" calcext:value-type="percentage">
            <text:p>41%</text:p>
          </table:table-cell>
          <table:table-cell table:style-name="ce9" table:formula="of:=ROUND(INDIRECT(&quot;A&quot;&amp;MATCH([.G43];[.$D$2:.$D$1001];-1)+1)/(2*PI()*60*0.000001))" office:value-type="float" office:value="5713" calcext:value-type="float">
            <text:p>5713</text:p>
          </table:table-cell>
          <table:table-cell table:formula="of:=65435-[.H43]" office:value-type="float" office:value="59722" calcext:value-type="float">
            <text:p>59722</text:p>
          </table:table-cell>
          <table:table-cell table:style-name="ce10" table:formula="of:=INDIRECT(&quot;E&quot;&amp;MATCH([.G43];[.$D$2:.$D$1001];-1)+1)" office:value-type="float" office:value="26.8537198653976" calcext:value-type="float">
            <text:p>26.85</text:p>
          </table:table-cell>
        </table:table-row>
        <table:table-row table:style-name="ro1">
          <table:table-cell office:value-type="float" office:value="0.128858858858859" calcext:value-type="float">
            <text:p>1.289E-01</text:p>
          </table:table-cell>
          <table:table-cell office:value-type="float" office:value="120.115960801829" calcext:value-type="float">
            <text:p>120.116</text:p>
          </table:table-cell>
          <table:table-cell office:value-type="float" office:value="107.518960295521" calcext:value-type="float">
            <text:p>107.519</text:p>
          </table:table-cell>
          <table:table-cell table:style-name="ce6" table:formula="of:=[.B44]/[.$B$2]" office:value-type="percentage" office:value="0.999781494747114" calcext:value-type="percentage">
            <text:p>99.98%</text:p>
          </table:table-cell>
          <table:table-cell table:style-name="ce7" table:formula="of:=[.C44]*1.11" office:value-type="float" office:value="119.346045928028" calcext:value-type="float">
            <text:p>119.35</text:p>
          </table:table-cell>
          <table:table-cell/>
          <table:table-cell table:style-name="ce8" office:value-type="percentage" office:value="0.42" calcext:value-type="percentage">
            <text:p>42%</text:p>
          </table:table-cell>
          <table:table-cell table:style-name="ce9" table:formula="of:=ROUND(INDIRECT(&quot;A&quot;&amp;MATCH([.G44];[.$D$2:.$D$1001];-1)+1)/(2*PI()*60*0.000001))" office:value-type="float" office:value="5656" calcext:value-type="float">
            <text:p>5656</text:p>
          </table:table-cell>
          <table:table-cell table:formula="of:=65435-[.H44]" office:value-type="float" office:value="59779" calcext:value-type="float">
            <text:p>59779</text:p>
          </table:table-cell>
          <table:table-cell table:style-name="ce10" table:formula="of:=INDIRECT(&quot;E&quot;&amp;MATCH([.G44];[.$D$2:.$D$1001];-1)+1)" office:value-type="float" office:value="27.8054727894914" calcext:value-type="float">
            <text:p>27.81</text:p>
          </table:table-cell>
        </table:table-row>
        <table:table-row table:style-name="ro1">
          <table:table-cell office:value-type="float" office:value="0.131926926926927" calcext:value-type="float">
            <text:p>1.319E-01</text:p>
          </table:table-cell>
          <table:table-cell office:value-type="float" office:value="120.113971964354" calcext:value-type="float">
            <text:p>120.114</text:p>
          </table:table-cell>
          <table:table-cell office:value-type="float" office:value="107.497102155323" calcext:value-type="float">
            <text:p>107.497</text:p>
          </table:table-cell>
          <table:table-cell table:style-name="ce6" table:formula="of:=[.B45]/[.$B$2]" office:value-type="percentage" office:value="0.999764940719737" calcext:value-type="percentage">
            <text:p>99.98%</text:p>
          </table:table-cell>
          <table:table-cell table:style-name="ce7" table:formula="of:=[.C45]*1.11" office:value-type="float" office:value="119.321783392409" calcext:value-type="float">
            <text:p>119.32</text:p>
          </table:table-cell>
          <table:table-cell/>
          <table:table-cell table:style-name="ce8" office:value-type="percentage" office:value="0.43" calcext:value-type="percentage">
            <text:p>43%</text:p>
          </table:table-cell>
          <table:table-cell table:style-name="ce9" table:formula="of:=ROUND(INDIRECT(&quot;A&quot;&amp;MATCH([.G45];[.$D$2:.$D$1001];-1)+1)/(2*PI()*60*0.000001))" office:value-type="float" office:value="5607" calcext:value-type="float">
            <text:p>5607</text:p>
          </table:table-cell>
          <table:table-cell table:formula="of:=65435-[.H45]" office:value-type="float" office:value="59828" calcext:value-type="float">
            <text:p>59828</text:p>
          </table:table-cell>
          <table:table-cell table:style-name="ce10" table:formula="of:=INDIRECT(&quot;E&quot;&amp;MATCH([.G45];[.$D$2:.$D$1001];-1)+1)" office:value-type="float" office:value="28.7686256064724" calcext:value-type="float">
            <text:p>28.77</text:p>
          </table:table-cell>
        </table:table-row>
        <table:table-row table:style-name="ro1">
          <table:table-cell office:value-type="float" office:value="0.134994994994995" calcext:value-type="float">
            <text:p>1.350E-01</text:p>
          </table:table-cell>
          <table:table-cell office:value-type="float" office:value="120.11188546349" calcext:value-type="float">
            <text:p>120.112</text:p>
          </table:table-cell>
          <table:table-cell office:value-type="float" office:value="107.474713956221" calcext:value-type="float">
            <text:p>107.475</text:p>
          </table:table-cell>
          <table:table-cell table:style-name="ce6" table:formula="of:=[.B46]/[.$B$2]" office:value-type="percentage" office:value="0.999747573794153" calcext:value-type="percentage">
            <text:p>99.97%</text:p>
          </table:table-cell>
          <table:table-cell table:style-name="ce7" table:formula="of:=[.C46]*1.11" office:value-type="float" office:value="119.296932491405" calcext:value-type="float">
            <text:p>119.30</text:p>
          </table:table-cell>
          <table:table-cell/>
          <table:table-cell table:style-name="ce8" office:value-type="percentage" office:value="0.44" calcext:value-type="percentage">
            <text:p>44%</text:p>
          </table:table-cell>
          <table:table-cell table:style-name="ce9" table:formula="of:=ROUND(INDIRECT(&quot;A&quot;&amp;MATCH([.G46];[.$D$2:.$D$1001];-1)+1)/(2*PI()*60*0.000001))" office:value-type="float" office:value="5558" calcext:value-type="float">
            <text:p>5558</text:p>
          </table:table-cell>
          <table:table-cell table:formula="of:=65435-[.H46]" office:value-type="float" office:value="59877" calcext:value-type="float">
            <text:p>59877</text:p>
          </table:table-cell>
          <table:table-cell table:style-name="ce10" table:formula="of:=INDIRECT(&quot;E&quot;&amp;MATCH([.G46];[.$D$2:.$D$1001];-1)+1)" office:value-type="float" office:value="29.742835427316" calcext:value-type="float">
            <text:p>29.74</text:p>
          </table:table-cell>
        </table:table-row>
        <table:table-row table:style-name="ro1">
          <table:table-cell office:value-type="float" office:value="0.138063063063063" calcext:value-type="float">
            <text:p>1.381E-01</text:p>
          </table:table-cell>
          <table:table-cell office:value-type="float" office:value="120.109698997179" calcext:value-type="float">
            <text:p>120.110</text:p>
          </table:table-cell>
          <table:table-cell office:value-type="float" office:value="107.451795919619" calcext:value-type="float">
            <text:p>107.452</text:p>
          </table:table-cell>
          <table:table-cell table:style-name="ce6" table:formula="of:=[.B47]/[.$B$2]" office:value-type="percentage" office:value="0.999729374809255" calcext:value-type="percentage">
            <text:p>99.97%</text:p>
          </table:table-cell>
          <table:table-cell table:style-name="ce7" table:formula="of:=[.C47]*1.11" office:value-type="float" office:value="119.271493470777" calcext:value-type="float">
            <text:p>119.27</text:p>
          </table:table-cell>
          <table:table-cell/>
          <table:table-cell table:style-name="ce8" office:value-type="percentage" office:value="0.45" calcext:value-type="percentage">
            <text:p>45%</text:p>
          </table:table-cell>
          <table:table-cell table:style-name="ce9" table:formula="of:=ROUND(INDIRECT(&quot;A&quot;&amp;MATCH([.G47];[.$D$2:.$D$1001];-1)+1)/(2*PI()*60*0.000001))" office:value-type="float" office:value="5510" calcext:value-type="float">
            <text:p>5510</text:p>
          </table:table-cell>
          <table:table-cell table:formula="of:=65435-[.H47]" office:value-type="float" office:value="59925" calcext:value-type="float">
            <text:p>59925</text:p>
          </table:table-cell>
          <table:table-cell table:style-name="ce10" table:formula="of:=INDIRECT(&quot;E&quot;&amp;MATCH([.G47];[.$D$2:.$D$1001];-1)+1)" office:value-type="float" office:value="30.7277554266283" calcext:value-type="float">
            <text:p>30.73</text:p>
          </table:table-cell>
        </table:table-row>
        <table:table-row table:style-name="ro1">
          <table:table-cell office:value-type="float" office:value="0.141131131131131" calcext:value-type="float">
            <text:p>1.411E-01</text:p>
          </table:table-cell>
          <table:table-cell office:value-type="float" office:value="120.107410266901" calcext:value-type="float">
            <text:p>120.107</text:p>
          </table:table-cell>
          <table:table-cell office:value-type="float" office:value="107.428348272164" calcext:value-type="float">
            <text:p>107.428</text:p>
          </table:table-cell>
          <table:table-cell table:style-name="ce6" table:formula="of:=[.B48]/[.$B$2]" office:value-type="percentage" office:value="0.999710324633383" calcext:value-type="percentage">
            <text:p>99.97%</text:p>
          </table:table-cell>
          <table:table-cell table:style-name="ce7" table:formula="of:=[.C48]*1.11" office:value-type="float" office:value="119.245466582102" calcext:value-type="float">
            <text:p>119.25</text:p>
          </table:table-cell>
          <table:table-cell/>
          <table:table-cell table:style-name="ce8" office:value-type="percentage" office:value="0.46" calcext:value-type="percentage">
            <text:p>46%</text:p>
          </table:table-cell>
          <table:table-cell table:style-name="ce9" table:formula="of:=ROUND(INDIRECT(&quot;A&quot;&amp;MATCH([.G48];[.$D$2:.$D$1001];-1)+1)/(2*PI()*60*0.000001))" office:value-type="float" office:value="5461" calcext:value-type="float">
            <text:p>5461</text:p>
          </table:table-cell>
          <table:table-cell table:formula="of:=65435-[.H48]" office:value-type="float" office:value="59974" calcext:value-type="float">
            <text:p>59974</text:p>
          </table:table-cell>
          <table:table-cell table:style-name="ce10" table:formula="of:=INDIRECT(&quot;E&quot;&amp;MATCH([.G48];[.$D$2:.$D$1001];-1)+1)" office:value-type="float" office:value="31.7230349661181" calcext:value-type="float">
            <text:p>31.72</text:p>
          </table:table-cell>
        </table:table-row>
        <table:table-row table:style-name="ro1">
          <table:table-cell office:value-type="float" office:value="0.144199199199199" calcext:value-type="float">
            <text:p>1.442E-01</text:p>
          </table:table-cell>
          <table:table-cell office:value-type="float" office:value="120.105016977749" calcext:value-type="float">
            <text:p>120.105</text:p>
          </table:table-cell>
          <table:table-cell office:value-type="float" office:value="107.404371245737" calcext:value-type="float">
            <text:p>107.404</text:p>
          </table:table-cell>
          <table:table-cell table:style-name="ce6" table:formula="of:=[.B49]/[.$B$2]" office:value-type="percentage" office:value="0.999690404164947" calcext:value-type="percentage">
            <text:p>99.97%</text:p>
          </table:table-cell>
          <table:table-cell table:style-name="ce7" table:formula="of:=[.C49]*1.11" office:value-type="float" office:value="119.218852082768" calcext:value-type="float">
            <text:p>119.22</text:p>
          </table:table-cell>
          <table:table-cell/>
          <table:table-cell table:style-name="ce8" office:value-type="percentage" office:value="0.47" calcext:value-type="percentage">
            <text:p>47%</text:p>
          </table:table-cell>
          <table:table-cell table:style-name="ce9" table:formula="of:=ROUND(INDIRECT(&quot;A&quot;&amp;MATCH([.G49];[.$D$2:.$D$1001];-1)+1)/(2*PI()*60*0.000001))" office:value-type="float" office:value="5420" calcext:value-type="float">
            <text:p>5420</text:p>
          </table:table-cell>
          <table:table-cell table:formula="of:=65435-[.H49]" office:value-type="float" office:value="60015" calcext:value-type="float">
            <text:p>60015</text:p>
          </table:table-cell>
          <table:table-cell table:style-name="ce10" table:formula="of:=INDIRECT(&quot;E&quot;&amp;MATCH([.G49];[.$D$2:.$D$1001];-1)+1)" office:value-type="float" office:value="32.5600925989885" calcext:value-type="float">
            <text:p>32.56</text:p>
          </table:table-cell>
        </table:table-row>
        <table:table-row table:style-name="ro1">
          <table:table-cell office:value-type="float" office:value="0.147267267267267" calcext:value-type="float">
            <text:p>1.473E-01</text:p>
          </table:table-cell>
          <table:table-cell office:value-type="float" office:value="120.102516838497" calcext:value-type="float">
            <text:p>120.103</text:p>
          </table:table-cell>
          <table:table-cell office:value-type="float" office:value="107.379865077455" calcext:value-type="float">
            <text:p>107.380</text:p>
          </table:table-cell>
          <table:table-cell table:style-name="ce6" table:formula="of:=[.B50]/[.$B$2]" office:value-type="percentage" office:value="0.999669594333" calcext:value-type="percentage">
            <text:p>99.97%</text:p>
          </table:table-cell>
          <table:table-cell table:style-name="ce7" table:formula="of:=[.C50]*1.11" office:value-type="float" office:value="119.191650235975" calcext:value-type="float">
            <text:p>119.19</text:p>
          </table:table-cell>
          <table:table-cell/>
          <table:table-cell table:style-name="ce8" office:value-type="percentage" office:value="0.48" calcext:value-type="percentage">
            <text:p>48%</text:p>
          </table:table-cell>
          <table:table-cell table:style-name="ce9" table:formula="of:=ROUND(INDIRECT(&quot;A&quot;&amp;MATCH([.G50];[.$D$2:.$D$1001];-1)+1)/(2*PI()*60*0.000001))" office:value-type="float" office:value="5371" calcext:value-type="float">
            <text:p>5371</text:p>
          </table:table-cell>
          <table:table-cell table:formula="of:=65435-[.H50]" office:value-type="float" office:value="60064" calcext:value-type="float">
            <text:p>60064</text:p>
          </table:table-cell>
          <table:table-cell table:style-name="ce10" table:formula="of:=INDIRECT(&quot;E&quot;&amp;MATCH([.G50];[.$D$2:.$D$1001];-1)+1)" office:value-type="float" office:value="33.5734417909369" calcext:value-type="float">
            <text:p>33.57</text:p>
          </table:table-cell>
        </table:table-row>
        <table:table-row table:style-name="ro1">
          <table:table-cell office:value-type="float" office:value="0.150335335335335" calcext:value-type="float">
            <text:p>1.503E-01</text:p>
          </table:table-cell>
          <table:table-cell office:value-type="float" office:value="120.099907561674" calcext:value-type="float">
            <text:p>120.100</text:p>
          </table:table-cell>
          <table:table-cell office:value-type="float" office:value="107.35483000967" calcext:value-type="float">
            <text:p>107.355</text:p>
          </table:table-cell>
          <table:table-cell table:style-name="ce6" table:formula="of:=[.B51]/[.$B$2]" office:value-type="percentage" office:value="0.999647876097847" calcext:value-type="percentage">
            <text:p>99.96%</text:p>
          </table:table-cell>
          <table:table-cell table:style-name="ce7" table:formula="of:=[.C51]*1.11" office:value-type="float" office:value="119.163861310734" calcext:value-type="float">
            <text:p>119.16</text:p>
          </table:table-cell>
          <table:table-cell/>
          <table:table-cell table:style-name="ce8" office:value-type="percentage" office:value="0.49" calcext:value-type="percentage">
            <text:p>49%</text:p>
          </table:table-cell>
          <table:table-cell table:style-name="ce9" table:formula="of:=ROUND(INDIRECT(&quot;A&quot;&amp;MATCH([.G51];[.$D$2:.$D$1001];-1)+1)/(2*PI()*60*0.000001))" office:value-type="float" office:value="5314" calcext:value-type="float">
            <text:p>5314</text:p>
          </table:table-cell>
          <table:table-cell table:formula="of:=65435-[.H51]" office:value-type="float" office:value="60121" calcext:value-type="float">
            <text:p>60121</text:p>
          </table:table-cell>
          <table:table-cell table:style-name="ce10" table:formula="of:=INDIRECT(&quot;E&quot;&amp;MATCH([.G51];[.$D$2:.$D$1001];-1)+1)" office:value-type="float" office:value="34.5961374391529" calcext:value-type="float">
            <text:p>34.60</text:p>
          </table:table-cell>
        </table:table-row>
        <table:table-row table:style-name="ro1">
          <table:table-cell office:value-type="float" office:value="0.153403403403403" calcext:value-type="float">
            <text:p>1.534E-01</text:p>
          </table:table-cell>
          <table:table-cell office:value-type="float" office:value="120.097186863628" calcext:value-type="float">
            <text:p>120.097</text:p>
          </table:table-cell>
          <table:table-cell office:value-type="float" office:value="107.329266289962" calcext:value-type="float">
            <text:p>107.329</text:p>
          </table:table-cell>
          <table:table-cell table:style-name="ce6" table:formula="of:=[.B52]/[.$B$2]" office:value-type="percentage" office:value="0.999625230451582" calcext:value-type="percentage">
            <text:p>99.96%</text:p>
          </table:table-cell>
          <table:table-cell table:style-name="ce7" table:formula="of:=[.C52]*1.11" office:value-type="float" office:value="119.135485581858" calcext:value-type="float">
            <text:p>119.14</text:p>
          </table:table-cell>
          <table:table-cell/>
          <table:table-cell table:style-name="ce8" office:value-type="percentage" office:value="0.5" calcext:value-type="percentage">
            <text:p>50%</text:p>
          </table:table-cell>
          <table:table-cell table:style-name="ce9" table:formula="of:=ROUND(INDIRECT(&quot;A&quot;&amp;MATCH([.G52];[.$D$2:.$D$1001];-1)+1)/(2*PI()*60*0.000001))" office:value-type="float" office:value="5265" calcext:value-type="float">
            <text:p>5265</text:p>
          </table:table-cell>
          <table:table-cell table:formula="of:=65435-[.H52]" office:value-type="float" office:value="60170" calcext:value-type="float">
            <text:p>60170</text:p>
          </table:table-cell>
          <table:table-cell table:style-name="ce10" table:formula="of:=INDIRECT(&quot;E&quot;&amp;MATCH([.G52];[.$D$2:.$D$1001];-1)+1)" office:value-type="float" office:value="35.6278154569546" calcext:value-type="float">
            <text:p>35.63</text:p>
          </table:table-cell>
        </table:table-row>
        <table:table-row table:style-name="ro1">
          <table:table-cell office:value-type="float" office:value="0.156471471471471" calcext:value-type="float">
            <text:p>1.565E-01</text:p>
          </table:table-cell>
          <table:table-cell office:value-type="float" office:value="120.094352464604" calcext:value-type="float">
            <text:p>120.094</text:p>
          </table:table-cell>
          <table:table-cell office:value-type="float" office:value="107.303174171139" calcext:value-type="float">
            <text:p>107.303</text:p>
          </table:table-cell>
          <table:table-cell table:style-name="ce6" table:formula="of:=[.B53]/[.$B$2]" office:value-type="percentage" office:value="0.999601638418733" calcext:value-type="percentage">
            <text:p>99.96%</text:p>
          </table:table-cell>
          <table:table-cell table:style-name="ce7" table:formula="of:=[.C53]*1.11" office:value-type="float" office:value="119.106523329964" calcext:value-type="float">
            <text:p>119.11</text:p>
          </table:table-cell>
          <table:table-cell/>
          <table:table-cell table:style-name="ce8" office:value-type="percentage" office:value="0.51" calcext:value-type="percentage">
            <text:p>51%</text:p>
          </table:table-cell>
          <table:table-cell table:style-name="ce9" table:formula="of:=ROUND(INDIRECT(&quot;A&quot;&amp;MATCH([.G53];[.$D$2:.$D$1001];-1)+1)/(2*PI()*60*0.000001))" office:value-type="float" office:value="5217" calcext:value-type="float">
            <text:p>5217</text:p>
          </table:table-cell>
          <table:table-cell table:formula="of:=65435-[.H53]" office:value-type="float" office:value="60218" calcext:value-type="float">
            <text:p>60218</text:p>
          </table:table-cell>
          <table:table-cell table:style-name="ce10" table:formula="of:=INDIRECT(&quot;E&quot;&amp;MATCH([.G53];[.$D$2:.$D$1001];-1)+1)" office:value-type="float" office:value="36.6681085598748" calcext:value-type="float">
            <text:p>36.67</text:p>
          </table:table-cell>
        </table:table-row>
        <table:table-row table:style-name="ro1">
          <table:table-cell office:value-type="float" office:value="0.15953953953954" calcext:value-type="float">
            <text:p>1.595E-01</text:p>
          </table:table-cell>
          <table:table-cell office:value-type="float" office:value="120.091402088806" calcext:value-type="float">
            <text:p>120.091</text:p>
          </table:table-cell>
          <table:table-cell office:value-type="float" office:value="107.276553911237" calcext:value-type="float">
            <text:p>107.277</text:p>
          </table:table-cell>
          <table:table-cell table:style-name="ce6" table:formula="of:=[.B54]/[.$B$2]" office:value-type="percentage" office:value="0.999577081056783" calcext:value-type="percentage">
            <text:p>99.96%</text:p>
          </table:table-cell>
          <table:table-cell table:style-name="ce7" table:formula="of:=[.C54]*1.11" office:value-type="float" office:value="119.076974841473" calcext:value-type="float">
            <text:p>119.08</text:p>
          </table:table-cell>
          <table:table-cell/>
          <table:table-cell table:style-name="ce8" office:value-type="percentage" office:value="0.52" calcext:value-type="percentage">
            <text:p>52%</text:p>
          </table:table-cell>
          <table:table-cell table:style-name="ce9" table:formula="of:=ROUND(INDIRECT(&quot;A&quot;&amp;MATCH([.G54];[.$D$2:.$D$1001];-1)+1)/(2*PI()*60*0.000001))" office:value-type="float" office:value="5168" calcext:value-type="float">
            <text:p>5168</text:p>
          </table:table-cell>
          <table:table-cell table:formula="of:=65435-[.H54]" office:value-type="float" office:value="60267" calcext:value-type="float">
            <text:p>60267</text:p>
          </table:table-cell>
          <table:table-cell table:style-name="ce10" table:formula="of:=INDIRECT(&quot;E&quot;&amp;MATCH([.G54];[.$D$2:.$D$1001];-1)+1)" office:value-type="float" office:value="37.7166463964168" calcext:value-type="float">
            <text:p>37.72</text:p>
          </table:table-cell>
        </table:table-row>
        <table:table-row table:style-name="ro1">
          <table:table-cell office:value-type="float" office:value="0.162607607607608" calcext:value-type="float">
            <text:p>1.626E-01</text:p>
          </table:table-cell>
          <table:table-cell office:value-type="float" office:value="120.088333464469" calcext:value-type="float">
            <text:p>120.088</text:p>
          </table:table-cell>
          <table:table-cell office:value-type="float" office:value="107.249405773513" calcext:value-type="float">
            <text:p>107.249</text:p>
          </table:table-cell>
          <table:table-cell table:style-name="ce6" table:formula="of:=[.B55]/[.$B$2]" office:value-type="percentage" office:value="0.999551539456765" calcext:value-type="percentage">
            <text:p>99.96%</text:p>
          </table:table-cell>
          <table:table-cell table:style-name="ce7" table:formula="of:=[.C55]*1.11" office:value-type="float" office:value="119.046840408599" calcext:value-type="float">
            <text:p>119.05</text:p>
          </table:table-cell>
          <table:table-cell/>
          <table:table-cell table:style-name="ce8" office:value-type="percentage" office:value="0.53" calcext:value-type="percentage">
            <text:p>53%</text:p>
          </table:table-cell>
          <table:table-cell table:style-name="ce9" table:formula="of:=ROUND(INDIRECT(&quot;A&quot;&amp;MATCH([.G55];[.$D$2:.$D$1001];-1)+1)/(2*PI()*60*0.000001))" office:value-type="float" office:value="5119" calcext:value-type="float">
            <text:p>5119</text:p>
          </table:table-cell>
          <table:table-cell table:formula="of:=65435-[.H55]" office:value-type="float" office:value="60316" calcext:value-type="float">
            <text:p>60316</text:p>
          </table:table-cell>
          <table:table-cell table:style-name="ce10" table:formula="of:=INDIRECT(&quot;E&quot;&amp;MATCH([.G55];[.$D$2:.$D$1001];-1)+1)" office:value-type="float" office:value="38.7730556799021" calcext:value-type="float">
            <text:p>38.77</text:p>
          </table:table-cell>
        </table:table-row>
        <table:table-row table:style-name="ro1">
          <table:table-cell office:value-type="float" office:value="0.165675675675676" calcext:value-type="float">
            <text:p>1.657E-01</text:p>
          </table:table-cell>
          <table:table-cell office:value-type="float" office:value="120.085144323924" calcext:value-type="float">
            <text:p>120.085</text:p>
          </table:table-cell>
          <table:table-cell office:value-type="float" office:value="107.221730026445" calcext:value-type="float">
            <text:p>107.222</text:p>
          </table:table-cell>
          <table:table-cell table:style-name="ce6" table:formula="of:=[.B56]/[.$B$2]" office:value-type="percentage" office:value="0.999524994743809" calcext:value-type="percentage">
            <text:p>99.95%</text:p>
          </table:table-cell>
          <table:table-cell table:style-name="ce7" table:formula="of:=[.C56]*1.11" office:value-type="float" office:value="119.016120329354" calcext:value-type="float">
            <text:p>119.02</text:p>
          </table:table-cell>
          <table:table-cell/>
          <table:table-cell table:style-name="ce8" office:value-type="percentage" office:value="0.54" calcext:value-type="percentage">
            <text:p>54%</text:p>
          </table:table-cell>
          <table:table-cell table:style-name="ce9" table:formula="of:=ROUND(INDIRECT(&quot;A&quot;&amp;MATCH([.G56];[.$D$2:.$D$1001];-1)+1)/(2*PI()*60*0.000001))" office:value-type="float" office:value="5070" calcext:value-type="float">
            <text:p>5070</text:p>
          </table:table-cell>
          <table:table-cell table:formula="of:=65435-[.H56]" office:value-type="float" office:value="60365" calcext:value-type="float">
            <text:p>60365</text:p>
          </table:table-cell>
          <table:table-cell table:style-name="ce10" table:formula="of:=INDIRECT(&quot;E&quot;&amp;MATCH([.G56];[.$D$2:.$D$1001];-1)+1)" office:value-type="float" office:value="39.8369603213629" calcext:value-type="float">
            <text:p>39.84</text:p>
          </table:table-cell>
        </table:table-row>
        <table:table-row table:style-name="ro1">
          <table:table-cell office:value-type="float" office:value="0.168743743743744" calcext:value-type="float">
            <text:p>1.687E-01</text:p>
          </table:table-cell>
          <table:table-cell office:value-type="float" office:value="120.081832403669" calcext:value-type="float">
            <text:p>120.082</text:p>
          </table:table-cell>
          <table:table-cell office:value-type="float" office:value="107.193526943729" calcext:value-type="float">
            <text:p>107.194</text:p>
          </table:table-cell>
          <table:table-cell table:style-name="ce6" table:formula="of:=[.B57]/[.$B$2]" office:value-type="percentage" office:value="0.999497428077722" calcext:value-type="percentage">
            <text:p>99.95%</text:p>
          </table:table-cell>
          <table:table-cell table:style-name="ce7" table:formula="of:=[.C57]*1.11" office:value-type="float" office:value="118.984814907539" calcext:value-type="float">
            <text:p>118.98</text:p>
          </table:table-cell>
          <table:table-cell/>
          <table:table-cell table:style-name="ce8" office:value-type="percentage" office:value="0.55" calcext:value-type="percentage">
            <text:p>55%</text:p>
          </table:table-cell>
          <table:table-cell table:style-name="ce9" table:formula="of:=ROUND(INDIRECT(&quot;A&quot;&amp;MATCH([.G57];[.$D$2:.$D$1001];-1)+1)/(2*PI()*60*0.000001))" office:value-type="float" office:value="5021" calcext:value-type="float">
            <text:p>5021</text:p>
          </table:table-cell>
          <table:table-cell table:formula="of:=65435-[.H57]" office:value-type="float" office:value="60414" calcext:value-type="float">
            <text:p>60414</text:p>
          </table:table-cell>
          <table:table-cell table:style-name="ce10" table:formula="of:=INDIRECT(&quot;E&quot;&amp;MATCH([.G57];[.$D$2:.$D$1001];-1)+1)" office:value-type="float" office:value="40.9079815634324" calcext:value-type="float">
            <text:p>40.91</text:p>
          </table:table-cell>
        </table:table-row>
        <table:table-row table:style-name="ro1">
          <table:table-cell office:value-type="float" office:value="0.171811811811812" calcext:value-type="float">
            <text:p>1.718E-01</text:p>
          </table:table-cell>
          <table:table-cell office:value-type="float" office:value="120.078395444434" calcext:value-type="float">
            <text:p>120.078</text:p>
          </table:table-cell>
          <table:table-cell office:value-type="float" office:value="107.164796804274" calcext:value-type="float">
            <text:p>107.165</text:p>
          </table:table-cell>
          <table:table-cell table:style-name="ce6" table:formula="of:=[.B58]/[.$B$2]" office:value-type="percentage" office:value="0.999468820653543" calcext:value-type="percentage">
            <text:p>99.95%</text:p>
          </table:table-cell>
          <table:table-cell table:style-name="ce7" table:formula="of:=[.C58]*1.11" office:value-type="float" office:value="118.952924452744" calcext:value-type="float">
            <text:p>118.95</text:p>
          </table:table-cell>
          <table:table-cell/>
          <table:table-cell table:style-name="ce8" office:value-type="percentage" office:value="0.56" calcext:value-type="percentage">
            <text:p>56%</text:p>
          </table:table-cell>
          <table:table-cell table:style-name="ce9" table:formula="of:=ROUND(INDIRECT(&quot;A&quot;&amp;MATCH([.G58];[.$D$2:.$D$1001];-1)+1)/(2*PI()*60*0.000001))" office:value-type="float" office:value="4956" calcext:value-type="float">
            <text:p>4956</text:p>
          </table:table-cell>
          <table:table-cell table:formula="of:=65435-[.H58]" office:value-type="float" office:value="60479" calcext:value-type="float">
            <text:p>60479</text:p>
          </table:table-cell>
          <table:table-cell table:style-name="ce10" table:formula="of:=INDIRECT(&quot;E&quot;&amp;MATCH([.G58];[.$D$2:.$D$1001];-1)+1)" office:value-type="float" office:value="42.165992121624" calcext:value-type="float">
            <text:p>42.17</text:p>
          </table:table-cell>
        </table:table-row>
        <table:table-row table:style-name="ro1">
          <table:table-cell office:value-type="float" office:value="0.17487987987988" calcext:value-type="float">
            <text:p>1.749E-01</text:p>
          </table:table-cell>
          <table:table-cell office:value-type="float" office:value="120.074831191245" calcext:value-type="float">
            <text:p>120.075</text:p>
          </table:table-cell>
          <table:table-cell office:value-type="float" office:value="107.135539892204" calcext:value-type="float">
            <text:p>107.136</text:p>
          </table:table-cell>
          <table:table-cell table:style-name="ce6" table:formula="of:=[.B59]/[.$B$2]" office:value-type="percentage" office:value="0.999439153702064" calcext:value-type="percentage">
            <text:p>99.94%</text:p>
          </table:table-cell>
          <table:table-cell table:style-name="ce7" table:formula="of:=[.C59]*1.11" office:value-type="float" office:value="118.920449280346" calcext:value-type="float">
            <text:p>118.92</text:p>
          </table:table-cell>
          <table:table-cell/>
          <table:table-cell table:style-name="ce8" office:value-type="percentage" office:value="0.57" calcext:value-type="percentage">
            <text:p>57%</text:p>
          </table:table-cell>
          <table:table-cell table:style-name="ce9" table:formula="of:=ROUND(INDIRECT(&quot;A&quot;&amp;MATCH([.G59];[.$D$2:.$D$1001];-1)+1)/(2*PI()*60*0.000001))" office:value-type="float" office:value="4907" calcext:value-type="float">
            <text:p>4907</text:p>
          </table:table-cell>
          <table:table-cell table:formula="of:=65435-[.H59]" office:value-type="float" office:value="60528" calcext:value-type="float">
            <text:p>60528</text:p>
          </table:table-cell>
          <table:table-cell table:style-name="ce10" table:formula="of:=INDIRECT(&quot;E&quot;&amp;MATCH([.G59];[.$D$2:.$D$1001];-1)+1)" office:value-type="float" office:value="43.2511214339561" calcext:value-type="float">
            <text:p>43.25</text:p>
          </table:table-cell>
        </table:table-row>
        <table:table-row table:style-name="ro1">
          <table:table-cell office:value-type="float" office:value="0.177947947947948" calcext:value-type="float">
            <text:p>1.779E-01</text:p>
          </table:table-cell>
          <table:table-cell office:value-type="float" office:value="120.071137393494" calcext:value-type="float">
            <text:p>120.071</text:p>
          </table:table-cell>
          <table:table-cell office:value-type="float" office:value="107.105756496851" calcext:value-type="float">
            <text:p>107.106</text:p>
          </table:table-cell>
          <table:table-cell table:style-name="ce6" table:formula="of:=[.B60]/[.$B$2]" office:value-type="percentage" office:value="0.999408408490419" calcext:value-type="percentage">
            <text:p>99.94%</text:p>
          </table:table-cell>
          <table:table-cell table:style-name="ce7" table:formula="of:=[.C60]*1.11" office:value-type="float" office:value="118.887389711505" calcext:value-type="float">
            <text:p>118.89</text:p>
          </table:table-cell>
          <table:table-cell/>
          <table:table-cell table:style-name="ce8" office:value-type="percentage" office:value="0.58" calcext:value-type="percentage">
            <text:p>58%</text:p>
          </table:table-cell>
          <table:table-cell table:style-name="ce9" table:formula="of:=ROUND(INDIRECT(&quot;A&quot;&amp;MATCH([.G60];[.$D$2:.$D$1001];-1)+1)/(2*PI()*60*0.000001))" office:value-type="float" office:value="4859" calcext:value-type="float">
            <text:p>4859</text:p>
          </table:table-cell>
          <table:table-cell table:formula="of:=65435-[.H60]" office:value-type="float" office:value="60576" calcext:value-type="float">
            <text:p>60576</text:p>
          </table:table-cell>
          <table:table-cell table:style-name="ce10" table:formula="of:=INDIRECT(&quot;E&quot;&amp;MATCH([.G60];[.$D$2:.$D$1001];-1)+1)" office:value-type="float" office:value="44.3421518820684" calcext:value-type="float">
            <text:p>44.34</text:p>
          </table:table-cell>
        </table:table-row>
        <table:table-row table:style-name="ro1">
          <table:table-cell office:value-type="float" office:value="0.181016016016016" calcext:value-type="float">
            <text:p>1.810E-01</text:p>
          </table:table-cell>
          <table:table-cell office:value-type="float" office:value="120.067311805" calcext:value-type="float">
            <text:p>120.067</text:p>
          </table:table-cell>
          <table:table-cell office:value-type="float" office:value="107.075446912754" calcext:value-type="float">
            <text:p>107.075</text:p>
          </table:table-cell>
          <table:table-cell table:style-name="ce6" table:formula="of:=[.B61]/[.$B$2]" office:value-type="percentage" office:value="0.99937656632259" calcext:value-type="percentage">
            <text:p>99.94%</text:p>
          </table:table-cell>
          <table:table-cell table:style-name="ce7" table:formula="of:=[.C61]*1.11" office:value-type="float" office:value="118.853746073157" calcext:value-type="float">
            <text:p>118.85</text:p>
          </table:table-cell>
          <table:table-cell/>
          <table:table-cell table:style-name="ce8" office:value-type="percentage" office:value="0.59" calcext:value-type="percentage">
            <text:p>59%</text:p>
          </table:table-cell>
          <table:table-cell table:style-name="ce9" table:formula="of:=ROUND(INDIRECT(&quot;A&quot;&amp;MATCH([.G61];[.$D$2:.$D$1001];-1)+1)/(2*PI()*60*0.000001))" office:value-type="float" office:value="4810" calcext:value-type="float">
            <text:p>4810</text:p>
          </table:table-cell>
          <table:table-cell table:formula="of:=65435-[.H61]" office:value-type="float" office:value="60625" calcext:value-type="float">
            <text:p>60625</text:p>
          </table:table-cell>
          <table:table-cell table:style-name="ce10" table:formula="of:=INDIRECT(&quot;E&quot;&amp;MATCH([.G61];[.$D$2:.$D$1001];-1)+1)" office:value-type="float" office:value="45.4386950516204" calcext:value-type="float">
            <text:p>45.44</text:p>
          </table:table-cell>
        </table:table-row>
        <table:table-row table:style-name="ro1">
          <table:table-cell office:value-type="float" office:value="0.184084084084084" calcext:value-type="float">
            <text:p>1.841E-01</text:p>
          </table:table-cell>
          <table:table-cell office:value-type="float" office:value="120.063352184078" calcext:value-type="float">
            <text:p>120.063</text:p>
          </table:table-cell>
          <table:table-cell office:value-type="float" office:value="107.044611439656" calcext:value-type="float">
            <text:p>107.045</text:p>
          </table:table-cell>
          <table:table-cell table:style-name="ce6" table:formula="of:=[.B62]/[.$B$2]" office:value-type="percentage" office:value="0.999343608539981" calcext:value-type="percentage">
            <text:p>99.93%</text:p>
          </table:table-cell>
          <table:table-cell table:style-name="ce7" table:formula="of:=[.C62]*1.11" office:value-type="float" office:value="118.819518698018" calcext:value-type="float">
            <text:p>118.82</text:p>
          </table:table-cell>
          <table:table-cell/>
          <table:table-cell table:style-name="ce8" office:value-type="percentage" office:value="0.6" calcext:value-type="percentage">
            <text:p>60%</text:p>
          </table:table-cell>
          <table:table-cell table:style-name="ce9" table:formula="of:=ROUND(INDIRECT(&quot;A&quot;&amp;MATCH([.G62];[.$D$2:.$D$1001];-1)+1)/(2*PI()*60*0.000001))" office:value-type="float" office:value="4761" calcext:value-type="float">
            <text:p>4761</text:p>
          </table:table-cell>
          <table:table-cell table:formula="of:=65435-[.H62]" office:value-type="float" office:value="60674" calcext:value-type="float">
            <text:p>60674</text:p>
          </table:table-cell>
          <table:table-cell table:style-name="ce10" table:formula="of:=INDIRECT(&quot;E&quot;&amp;MATCH([.G62];[.$D$2:.$D$1001];-1)+1)" office:value-type="float" office:value="46.5403605657048" calcext:value-type="float">
            <text:p>46.54</text:p>
          </table:table-cell>
        </table:table-row>
        <table:table-row table:style-name="ro1">
          <table:table-cell office:value-type="float" office:value="0.187152152152152" calcext:value-type="float">
            <text:p>1.872E-01</text:p>
          </table:table-cell>
          <table:table-cell office:value-type="float" office:value="120.059256293598" calcext:value-type="float">
            <text:p>120.059</text:p>
          </table:table-cell>
          <table:table-cell office:value-type="float" office:value="107.013250382499" calcext:value-type="float">
            <text:p>107.013</text:p>
          </table:table-cell>
          <table:table-cell table:style-name="ce6" table:formula="of:=[.B63]/[.$B$2]" office:value-type="percentage" office:value="0.999309516521909" calcext:value-type="percentage">
            <text:p>99.93%</text:p>
          </table:table-cell>
          <table:table-cell table:style-name="ce7" table:formula="of:=[.C63]*1.11" office:value-type="float" office:value="118.784707924574" calcext:value-type="float">
            <text:p>118.78</text:p>
          </table:table-cell>
          <table:table-cell/>
          <table:table-cell table:style-name="ce8" office:value-type="percentage" office:value="0.61" calcext:value-type="percentage">
            <text:p>61%</text:p>
          </table:table-cell>
          <table:table-cell table:style-name="ce9" table:formula="of:=ROUND(INDIRECT(&quot;A&quot;&amp;MATCH([.G63];[.$D$2:.$D$1001];-1)+1)/(2*PI()*60*0.000001))" office:value-type="float" office:value="4704" calcext:value-type="float">
            <text:p>4704</text:p>
          </table:table-cell>
          <table:table-cell table:formula="of:=65435-[.H63]" office:value-type="float" office:value="60731" calcext:value-type="float">
            <text:p>60731</text:p>
          </table:table-cell>
          <table:table-cell table:style-name="ce10" table:formula="of:=INDIRECT(&quot;E&quot;&amp;MATCH([.G63];[.$D$2:.$D$1001];-1)+1)" office:value-type="float" office:value="47.8315877416181" calcext:value-type="float">
            <text:p>47.83</text:p>
          </table:table-cell>
        </table:table-row>
        <table:table-row table:style-name="ro1">
          <table:table-cell office:value-type="float" office:value="0.19022022022022" calcext:value-type="float">
            <text:p>1.902E-01</text:p>
          </table:table-cell>
          <table:table-cell office:value-type="float" office:value="120.055021901054" calcext:value-type="float">
            <text:p>120.055</text:p>
          </table:table-cell>
          <table:table-cell office:value-type="float" office:value="106.981364051426" calcext:value-type="float">
            <text:p>106.981</text:p>
          </table:table-cell>
          <table:table-cell table:style-name="ce6" table:formula="of:=[.B64]/[.$B$2]" office:value-type="percentage" office:value="0.999274271686179" calcext:value-type="percentage">
            <text:p>99.93%</text:p>
          </table:table-cell>
          <table:table-cell table:style-name="ce7" table:formula="of:=[.C64]*1.11" office:value-type="float" office:value="118.749314097083" calcext:value-type="float">
            <text:p>118.75</text:p>
          </table:table-cell>
          <table:table-cell/>
          <table:table-cell table:style-name="ce8" office:value-type="percentage" office:value="0.62" calcext:value-type="percentage">
            <text:p>62%</text:p>
          </table:table-cell>
          <table:table-cell table:style-name="ce9" table:formula="of:=ROUND(INDIRECT(&quot;A&quot;&amp;MATCH([.G64];[.$D$2:.$D$1001];-1)+1)/(2*PI()*60*0.000001))" office:value-type="float" office:value="4647" calcext:value-type="float">
            <text:p>4647</text:p>
          </table:table-cell>
          <table:table-cell table:formula="of:=65435-[.H64]" office:value-type="float" office:value="60788" calcext:value-type="float">
            <text:p>60788</text:p>
          </table:table-cell>
          <table:table-cell table:style-name="ce10" table:formula="of:=INDIRECT(&quot;E&quot;&amp;MATCH([.G64];[.$D$2:.$D$1001];-1)+1)" office:value-type="float" office:value="48.9430039644675" calcext:value-type="float">
            <text:p>48.94</text:p>
          </table:table-cell>
        </table:table-row>
        <table:table-row table:style-name="ro1">
          <table:table-cell office:value-type="float" office:value="0.193288288288288" calcext:value-type="float">
            <text:p>1.933E-01</text:p>
          </table:table-cell>
          <table:table-cell office:value-type="float" office:value="120.050646778622" calcext:value-type="float">
            <text:p>120.051</text:p>
          </table:table-cell>
          <table:table-cell office:value-type="float" office:value="106.94895276177" calcext:value-type="float">
            <text:p>106.949</text:p>
          </table:table-cell>
          <table:table-cell table:style-name="ce6" table:formula="of:=[.B65]/[.$B$2]" office:value-type="percentage" office:value="0.999237855489567" calcext:value-type="percentage">
            <text:p>99.92%</text:p>
          </table:table-cell>
          <table:table-cell table:style-name="ce7" table:formula="of:=[.C65]*1.11" office:value-type="float" office:value="118.713337565565" calcext:value-type="float">
            <text:p>118.71</text:p>
          </table:table-cell>
          <table:table-cell/>
          <table:table-cell table:style-name="ce8" office:value-type="percentage" office:value="0.63" calcext:value-type="percentage">
            <text:p>63%</text:p>
          </table:table-cell>
          <table:table-cell table:style-name="ce9" table:formula="of:=ROUND(INDIRECT(&quot;A&quot;&amp;MATCH([.G65];[.$D$2:.$D$1001];-1)+1)/(2*PI()*60*0.000001))" office:value-type="float" office:value="4590" calcext:value-type="float">
            <text:p>4590</text:p>
          </table:table-cell>
          <table:table-cell table:formula="of:=65435-[.H65]" office:value-type="float" office:value="60845" calcext:value-type="float">
            <text:p>60845</text:p>
          </table:table-cell>
          <table:table-cell table:style-name="ce10" table:formula="of:=INDIRECT(&quot;E&quot;&amp;MATCH([.G65];[.$D$2:.$D$1001];-1)+1)" office:value-type="float" office:value="50.2445256635208" calcext:value-type="float">
            <text:p>50.24</text:p>
          </table:table-cell>
        </table:table-row>
        <table:table-row table:style-name="ro1">
          <table:table-cell office:value-type="float" office:value="0.196356356356356" calcext:value-type="float">
            <text:p>1.964E-01</text:p>
          </table:table-cell>
          <table:table-cell office:value-type="float" office:value="120.046128703225" calcext:value-type="float">
            <text:p>120.046</text:p>
          </table:table-cell>
          <table:table-cell office:value-type="float" office:value="106.91601683406" calcext:value-type="float">
            <text:p>106.916</text:p>
          </table:table-cell>
          <table:table-cell table:style-name="ce6" table:formula="of:=[.B66]/[.$B$2]" office:value-type="percentage" office:value="0.99920024942836" calcext:value-type="percentage">
            <text:p>99.92%</text:p>
          </table:table-cell>
          <table:table-cell table:style-name="ce7" table:formula="of:=[.C66]*1.11" office:value-type="float" office:value="118.676778685807" calcext:value-type="float">
            <text:p>118.68</text:p>
          </table:table-cell>
          <table:table-cell/>
          <table:table-cell table:style-name="ce8" office:value-type="percentage" office:value="0.64" calcext:value-type="percentage">
            <text:p>64%</text:p>
          </table:table-cell>
          <table:table-cell table:style-name="ce9" table:formula="of:=ROUND(INDIRECT(&quot;A&quot;&amp;MATCH([.G66];[.$D$2:.$D$1001];-1)+1)/(2*PI()*60*0.000001))" office:value-type="float" office:value="4541" calcext:value-type="float">
            <text:p>4541</text:p>
          </table:table-cell>
          <table:table-cell table:formula="of:=65435-[.H66]" office:value-type="float" office:value="60894" calcext:value-type="float">
            <text:p>60894</text:p>
          </table:table-cell>
          <table:table-cell table:style-name="ce10" table:formula="of:=INDIRECT(&quot;E&quot;&amp;MATCH([.G66];[.$D$2:.$D$1001];-1)+1)" office:value-type="float" office:value="51.3638353393583" calcext:value-type="float">
            <text:p>51.36</text:p>
          </table:table-cell>
        </table:table-row>
        <table:table-row table:style-name="ro1">
          <table:table-cell office:value-type="float" office:value="0.199424424424424" calcext:value-type="float">
            <text:p>1.994E-01</text:p>
          </table:table-cell>
          <table:table-cell office:value-type="float" office:value="120.041465456596" calcext:value-type="float">
            <text:p>120.041</text:p>
          </table:table-cell>
          <table:table-cell office:value-type="float" office:value="106.88255659401" calcext:value-type="float">
            <text:p>106.883</text:p>
          </table:table-cell>
          <table:table-cell table:style-name="ce6" table:formula="of:=[.B67]/[.$B$2]" office:value-type="percentage" office:value="0.999161435038882" calcext:value-type="percentage">
            <text:p>99.92%</text:p>
          </table:table-cell>
          <table:table-cell table:style-name="ce7" table:formula="of:=[.C67]*1.11" office:value-type="float" office:value="118.639637819351" calcext:value-type="float">
            <text:p>118.64</text:p>
          </table:table-cell>
          <table:table-cell/>
          <table:table-cell table:style-name="ce8" office:value-type="percentage" office:value="0.65" calcext:value-type="percentage">
            <text:p>65%</text:p>
          </table:table-cell>
          <table:table-cell table:style-name="ce9" table:formula="of:=ROUND(INDIRECT(&quot;A&quot;&amp;MATCH([.G67];[.$D$2:.$D$1001];-1)+1)/(2*PI()*60*0.000001))" office:value-type="float" office:value="4484" calcext:value-type="float">
            <text:p>4484</text:p>
          </table:table-cell>
          <table:table-cell table:formula="of:=65435-[.H67]" office:value-type="float" office:value="60951" calcext:value-type="float">
            <text:p>60951</text:p>
          </table:table-cell>
          <table:table-cell table:style-name="ce10" table:formula="of:=INDIRECT(&quot;E&quot;&amp;MATCH([.G67];[.$D$2:.$D$1001];-1)+1)" office:value-type="float" office:value="52.6734766259651" calcext:value-type="float">
            <text:p>52.67</text:p>
          </table:table-cell>
        </table:table-row>
        <table:table-row table:style-name="ro1">
          <table:table-cell office:value-type="float" office:value="0.202492492492492" calcext:value-type="float">
            <text:p>2.025E-01</text:p>
          </table:table-cell>
          <table:table-cell office:value-type="float" office:value="120.036654825337" calcext:value-type="float">
            <text:p>120.037</text:p>
          </table:table-cell>
          <table:table-cell office:value-type="float" office:value="106.848572372522" calcext:value-type="float">
            <text:p>106.849</text:p>
          </table:table-cell>
          <table:table-cell table:style-name="ce6" table:formula="of:=[.B68]/[.$B$2]" office:value-type="percentage" office:value="0.999121393897982" calcext:value-type="percentage">
            <text:p>99.91%</text:p>
          </table:table-cell>
          <table:table-cell table:style-name="ce7" table:formula="of:=[.C68]*1.11" office:value-type="float" office:value="118.601915333499" calcext:value-type="float">
            <text:p>118.60</text:p>
          </table:table-cell>
          <table:table-cell/>
          <table:table-cell table:style-name="ce8" office:value-type="percentage" office:value="0.66" calcext:value-type="percentage">
            <text:p>66%</text:p>
          </table:table-cell>
          <table:table-cell table:style-name="ce9" table:formula="of:=ROUND(INDIRECT(&quot;A&quot;&amp;MATCH([.G68];[.$D$2:.$D$1001];-1)+1)/(2*PI()*60*0.000001))" office:value-type="float" office:value="4435" calcext:value-type="float">
            <text:p>4435</text:p>
          </table:table-cell>
          <table:table-cell table:formula="of:=65435-[.H68]" office:value-type="float" office:value="61000" calcext:value-type="float">
            <text:p>61000</text:p>
          </table:table-cell>
          <table:table-cell table:style-name="ce10" table:formula="of:=INDIRECT(&quot;E&quot;&amp;MATCH([.G68];[.$D$2:.$D$1001];-1)+1)" office:value-type="float" office:value="53.7988093084907" calcext:value-type="float">
            <text:p>53.80</text:p>
          </table:table-cell>
        </table:table-row>
        <table:table-row table:style-name="ro1">
          <table:table-cell office:value-type="float" office:value="0.205560560560561" calcext:value-type="float">
            <text:p>2.056E-01</text:p>
          </table:table-cell>
          <table:table-cell office:value-type="float" office:value="120.03169460098" calcext:value-type="float">
            <text:p>120.032</text:p>
          </table:table-cell>
          <table:table-cell office:value-type="float" office:value="106.814064505677" calcext:value-type="float">
            <text:p>106.814</text:p>
          </table:table-cell>
          <table:table-cell table:style-name="ce6" table:formula="of:=[.B69]/[.$B$2]" office:value-type="percentage" office:value="0.999080107623545" calcext:value-type="percentage">
            <text:p>99.91%</text:p>
          </table:table-cell>
          <table:table-cell table:style-name="ce7" table:formula="of:=[.C69]*1.11" office:value-type="float" office:value="118.563611601301" calcext:value-type="float">
            <text:p>118.56</text:p>
          </table:table-cell>
          <table:table-cell/>
          <table:table-cell table:style-name="ce8" office:value-type="percentage" office:value="0.67" calcext:value-type="percentage">
            <text:p>67%</text:p>
          </table:table-cell>
          <table:table-cell table:style-name="ce9" table:formula="of:=ROUND(INDIRECT(&quot;A&quot;&amp;MATCH([.G69];[.$D$2:.$D$1001];-1)+1)/(2*PI()*60*0.000001))" office:value-type="float" office:value="4378" calcext:value-type="float">
            <text:p>4378</text:p>
          </table:table-cell>
          <table:table-cell table:formula="of:=65435-[.H69]" office:value-type="float" office:value="61057" calcext:value-type="float">
            <text:p>61057</text:p>
          </table:table-cell>
          <table:table-cell table:style-name="ce10" table:formula="of:=INDIRECT(&quot;E&quot;&amp;MATCH([.G69];[.$D$2:.$D$1001];-1)+1)" office:value-type="float" office:value="55.1143816786548" calcext:value-type="float">
            <text:p>55.11</text:p>
          </table:table-cell>
        </table:table-row>
        <table:table-row table:style-name="ro1">
          <table:table-cell office:value-type="float" office:value="0.208628628628629" calcext:value-type="float">
            <text:p>2.086E-01</text:p>
          </table:table-cell>
          <table:table-cell office:value-type="float" office:value="120.026582580049" calcext:value-type="float">
            <text:p>120.027</text:p>
          </table:table-cell>
          <table:table-cell office:value-type="float" office:value="106.779033334737" calcext:value-type="float">
            <text:p>106.779</text:p>
          </table:table-cell>
          <table:table-cell table:style-name="ce6" table:formula="of:=[.B70]/[.$B$2]" office:value-type="percentage" office:value="0.999037557875007" calcext:value-type="percentage">
            <text:p>99.90%</text:p>
          </table:table-cell>
          <table:table-cell table:style-name="ce7" table:formula="of:=[.C70]*1.11" office:value-type="float" office:value="118.524727001558" calcext:value-type="float">
            <text:p>118.52</text:p>
          </table:table-cell>
          <table:table-cell/>
          <table:table-cell table:style-name="ce8" office:value-type="percentage" office:value="0.68" calcext:value-type="percentage">
            <text:p>68%</text:p>
          </table:table-cell>
          <table:table-cell table:style-name="ce9" table:formula="of:=ROUND(INDIRECT(&quot;A&quot;&amp;MATCH([.G70];[.$D$2:.$D$1001];-1)+1)/(2*PI()*60*0.000001))" office:value-type="float" office:value="4313" calcext:value-type="float">
            <text:p>4313</text:p>
          </table:table-cell>
          <table:table-cell table:formula="of:=65435-[.H70]" office:value-type="float" office:value="61122" calcext:value-type="float">
            <text:p>61122</text:p>
          </table:table-cell>
          <table:table-cell table:style-name="ce10" table:formula="of:=INDIRECT(&quot;E&quot;&amp;MATCH([.G70];[.$D$2:.$D$1001];-1)+1)" office:value-type="float" office:value="56.4322376061606" calcext:value-type="float">
            <text:p>56.43</text:p>
          </table:table-cell>
        </table:table-row>
        <table:table-row table:style-name="ro1">
          <table:table-cell office:value-type="float" office:value="0.211696696696697" calcext:value-type="float">
            <text:p>2.117E-01</text:p>
          </table:table-cell>
          <table:table-cell office:value-type="float" office:value="120.021316564121" calcext:value-type="float">
            <text:p>120.021</text:p>
          </table:table-cell>
          <table:table-cell office:value-type="float" office:value="106.743479206138" calcext:value-type="float">
            <text:p>106.743</text:p>
          </table:table-cell>
          <table:table-cell table:style-name="ce6" table:formula="of:=[.B71]/[.$B$2]" office:value-type="percentage" office:value="0.998993726353861" calcext:value-type="percentage">
            <text:p>99.90%</text:p>
          </table:table-cell>
          <table:table-cell table:style-name="ce7" table:formula="of:=[.C71]*1.11" office:value-type="float" office:value="118.485261918813" calcext:value-type="float">
            <text:p>118.49</text:p>
          </table:table-cell>
          <table:table-cell/>
          <table:table-cell table:style-name="ce8" office:value-type="percentage" office:value="0.69" calcext:value-type="percentage">
            <text:p>69%</text:p>
          </table:table-cell>
          <table:table-cell table:style-name="ce9" table:formula="of:=ROUND(INDIRECT(&quot;A&quot;&amp;MATCH([.G71];[.$D$2:.$D$1001];-1)+1)/(2*PI()*60*0.000001))" office:value-type="float" office:value="4256" calcext:value-type="float">
            <text:p>4256</text:p>
          </table:table-cell>
          <table:table-cell table:formula="of:=65435-[.H71]" office:value-type="float" office:value="61179" calcext:value-type="float">
            <text:p>61179</text:p>
          </table:table-cell>
          <table:table-cell table:style-name="ce10" table:formula="of:=INDIRECT(&quot;E&quot;&amp;MATCH([.G71];[.$D$2:.$D$1001];-1)+1)" office:value-type="float" office:value="57.7517385111064" calcext:value-type="float">
            <text:p>57.75</text:p>
          </table:table-cell>
        </table:table-row>
        <table:table-row table:style-name="ro1">
          <table:table-cell office:value-type="float" office:value="0.214764764764765" calcext:value-type="float">
            <text:p>2.148E-01</text:p>
          </table:table-cell>
          <table:table-cell office:value-type="float" office:value="120.01589435988" calcext:value-type="float">
            <text:p>120.016</text:p>
          </table:table-cell>
          <table:table-cell office:value-type="float" office:value="106.707402471487" calcext:value-type="float">
            <text:p>106.707</text:p>
          </table:table-cell>
          <table:table-cell table:style-name="ce6" table:formula="of:=[.B72]/[.$B$2]" office:value-type="percentage" office:value="0.998948594804109" calcext:value-type="percentage">
            <text:p>99.89%</text:p>
          </table:table-cell>
          <table:table-cell table:style-name="ce7" table:formula="of:=[.C72]*1.11" office:value-type="float" office:value="118.445216743351" calcext:value-type="float">
            <text:p>118.45</text:p>
          </table:table-cell>
          <table:table-cell/>
          <table:table-cell table:style-name="ce8" office:value-type="percentage" office:value="0.7" calcext:value-type="percentage">
            <text:p>70%</text:p>
          </table:table-cell>
          <table:table-cell table:style-name="ce9" table:formula="of:=ROUND(INDIRECT(&quot;A&quot;&amp;MATCH([.G72];[.$D$2:.$D$1001];-1)+1)/(2*PI()*60*0.000001))" office:value-type="float" office:value="4199" calcext:value-type="float">
            <text:p>4199</text:p>
          </table:table-cell>
          <table:table-cell table:formula="of:=65435-[.H72]" office:value-type="float" office:value="61236" calcext:value-type="float">
            <text:p>61236</text:p>
          </table:table-cell>
          <table:table-cell table:style-name="ce10" table:formula="of:=INDIRECT(&quot;E&quot;&amp;MATCH([.G72];[.$D$2:.$D$1001];-1)+1)" office:value-type="float" office:value="59.0722450165009" calcext:value-type="float">
            <text:p>59.07</text:p>
          </table:table-cell>
        </table:table-row>
        <table:table-row table:style-name="ro1">
          <table:table-cell office:value-type="float" office:value="0.217832832832833" calcext:value-type="float">
            <text:p>2.178E-01</text:p>
          </table:table-cell>
          <table:table-cell office:value-type="float" office:value="120.010313779181" calcext:value-type="float">
            <text:p>120.010</text:p>
          </table:table-cell>
          <table:table-cell office:value-type="float" office:value="106.67080348756" calcext:value-type="float">
            <text:p>106.671</text:p>
          </table:table-cell>
          <table:table-cell table:style-name="ce6" table:formula="of:=[.B73]/[.$B$2]" office:value-type="percentage" office:value="0.998902145012795" calcext:value-type="percentage">
            <text:p>99.89%</text:p>
          </table:table-cell>
          <table:table-cell table:style-name="ce7" table:formula="of:=[.C73]*1.11" office:value-type="float" office:value="118.404591871192" calcext:value-type="float">
            <text:p>118.40</text:p>
          </table:table-cell>
          <table:table-cell/>
          <table:table-cell table:style-name="ce8" office:value-type="percentage" office:value="0.71" calcext:value-type="percentage">
            <text:p>71%</text:p>
          </table:table-cell>
          <table:table-cell table:style-name="ce9" table:formula="of:=ROUND(INDIRECT(&quot;A&quot;&amp;MATCH([.G73];[.$D$2:.$D$1001];-1)+1)/(2*PI()*60*0.000001))" office:value-type="float" office:value="4142" calcext:value-type="float">
            <text:p>4142</text:p>
          </table:table-cell>
          <table:table-cell table:formula="of:=65435-[.H73]" office:value-type="float" office:value="61293" calcext:value-type="float">
            <text:p>61293</text:p>
          </table:table-cell>
          <table:table-cell table:style-name="ce10" table:formula="of:=INDIRECT(&quot;E&quot;&amp;MATCH([.G73];[.$D$2:.$D$1001];-1)+1)" office:value-type="float" office:value="60.3931172580788" calcext:value-type="float">
            <text:p>60.39</text:p>
          </table:table-cell>
        </table:table-row>
        <table:table-row table:style-name="ro1">
          <table:table-cell office:value-type="float" office:value="0.220900900900901" calcext:value-type="float">
            <text:p>2.209E-01</text:p>
          </table:table-cell>
          <table:table-cell office:value-type="float" office:value="120.004572639105" calcext:value-type="float">
            <text:p>120.005</text:p>
          </table:table-cell>
          <table:table-cell office:value-type="float" office:value="106.633682616299" calcext:value-type="float">
            <text:p>106.634</text:p>
          </table:table-cell>
          <table:table-cell table:style-name="ce6" table:formula="of:=[.B74]/[.$B$2]" office:value-type="percentage" office:value="0.998854358810458" calcext:value-type="percentage">
            <text:p>99.89%</text:p>
          </table:table-cell>
          <table:table-cell table:style-name="ce7" table:formula="of:=[.C74]*1.11" office:value-type="float" office:value="118.363387704092" calcext:value-type="float">
            <text:p>118.36</text:p>
          </table:table-cell>
          <table:table-cell/>
          <table:table-cell table:style-name="ce8" office:value-type="percentage" office:value="0.72" calcext:value-type="percentage">
            <text:p>72%</text:p>
          </table:table-cell>
          <table:table-cell table:style-name="ce9" table:formula="of:=ROUND(INDIRECT(&quot;A&quot;&amp;MATCH([.G74];[.$D$2:.$D$1001];-1)+1)/(2*PI()*60*0.000001))" office:value-type="float" office:value="4085" calcext:value-type="float">
            <text:p>4085</text:p>
          </table:table-cell>
          <table:table-cell table:formula="of:=65435-[.H74]" office:value-type="float" office:value="61350" calcext:value-type="float">
            <text:p>61350</text:p>
          </table:table-cell>
          <table:table-cell table:style-name="ce10" table:formula="of:=INDIRECT(&quot;E&quot;&amp;MATCH([.G74];[.$D$2:.$D$1001];-1)+1)" office:value-type="float" office:value="61.7137151943542" calcext:value-type="float">
            <text:p>61.71</text:p>
          </table:table-cell>
        </table:table-row>
        <table:table-row table:style-name="ro1">
          <table:table-cell office:value-type="float" office:value="0.223968968968969" calcext:value-type="float">
            <text:p>2.240E-01</text:p>
          </table:table-cell>
          <table:table-cell office:value-type="float" office:value="119.998668762019" calcext:value-type="float">
            <text:p>119.999</text:p>
          </table:table-cell>
          <table:table-cell office:value-type="float" office:value="106.596040224804" calcext:value-type="float">
            <text:p>106.596</text:p>
          </table:table-cell>
          <table:table-cell table:style-name="ce6" table:formula="of:=[.B75]/[.$B$2]" office:value-type="percentage" office:value="0.998805218071638" calcext:value-type="percentage">
            <text:p>99.88%</text:p>
          </table:table-cell>
          <table:table-cell table:style-name="ce7" table:formula="of:=[.C75]*1.11" office:value-type="float" office:value="118.321604649532" calcext:value-type="float">
            <text:p>118.32</text:p>
          </table:table-cell>
          <table:table-cell/>
          <table:table-cell table:style-name="ce8" office:value-type="percentage" office:value="0.73" calcext:value-type="percentage">
            <text:p>73%</text:p>
          </table:table-cell>
          <table:table-cell table:style-name="ce9" table:formula="of:=ROUND(INDIRECT(&quot;A&quot;&amp;MATCH([.G75];[.$D$2:.$D$1001];-1)+1)/(2*PI()*60*0.000001))" office:value-type="float" office:value="4028" calcext:value-type="float">
            <text:p>4028</text:p>
          </table:table-cell>
          <table:table-cell table:formula="of:=65435-[.H75]" office:value-type="float" office:value="61407" calcext:value-type="float">
            <text:p>61407</text:p>
          </table:table-cell>
          <table:table-cell table:style-name="ce10" table:formula="of:=INDIRECT(&quot;E&quot;&amp;MATCH([.G75];[.$D$2:.$D$1001];-1)+1)" office:value-type="float" office:value="63.0333989167585" calcext:value-type="float">
            <text:p>63.03</text:p>
          </table:table-cell>
        </table:table-row>
        <table:table-row table:style-name="ro1">
          <table:table-cell office:value-type="float" office:value="0.227037037037037" calcext:value-type="float">
            <text:p>2.270E-01</text:p>
          </table:table-cell>
          <table:table-cell office:value-type="float" office:value="119.992599975632" calcext:value-type="float">
            <text:p>119.993</text:p>
          </table:table-cell>
          <table:table-cell office:value-type="float" office:value="106.557876685336" calcext:value-type="float">
            <text:p>106.558</text:p>
          </table:table-cell>
          <table:table-cell table:style-name="ce6" table:formula="of:=[.B76]/[.$B$2]" office:value-type="percentage" office:value="0.998754704715338" calcext:value-type="percentage">
            <text:p>99.88%</text:p>
          </table:table-cell>
          <table:table-cell table:style-name="ce7" table:formula="of:=[.C76]*1.11" office:value-type="float" office:value="118.279243120723" calcext:value-type="float">
            <text:p>118.28</text:p>
          </table:table-cell>
          <table:table-cell/>
          <table:table-cell table:style-name="ce8" office:value-type="percentage" office:value="0.74" calcext:value-type="percentage">
            <text:p>74%</text:p>
          </table:table-cell>
          <table:table-cell table:style-name="ce9" table:formula="of:=ROUND(INDIRECT(&quot;A&quot;&amp;MATCH([.G76];[.$D$2:.$D$1001];-1)+1)/(2*PI()*60*0.000001))" office:value-type="float" office:value="3963" calcext:value-type="float">
            <text:p>3963</text:p>
          </table:table-cell>
          <table:table-cell table:formula="of:=65435-[.H76]" office:value-type="float" office:value="61472" calcext:value-type="float">
            <text:p>61472</text:p>
          </table:table-cell>
          <table:table-cell table:style-name="ce10" table:formula="of:=INDIRECT(&quot;E&quot;&amp;MATCH([.G76];[.$D$2:.$D$1001];-1)+1)" office:value-type="float" office:value="64.3515289597141" calcext:value-type="float">
            <text:p>64.35</text:p>
          </table:table-cell>
        </table:table-row>
        <table:table-row table:style-name="ro1">
          <table:table-cell office:value-type="float" office:value="0.230105105105105" calcext:value-type="float">
            <text:p>2.301E-01</text:p>
          </table:table-cell>
          <table:table-cell office:value-type="float" office:value="119.986364113051" calcext:value-type="float">
            <text:p>119.986</text:p>
          </table:table-cell>
          <table:table-cell office:value-type="float" office:value="106.519192375307" calcext:value-type="float">
            <text:p>106.519</text:p>
          </table:table-cell>
          <table:table-cell table:style-name="ce6" table:formula="of:=[.B77]/[.$B$2]" office:value-type="percentage" office:value="0.998702800705491" calcext:value-type="percentage">
            <text:p>99.87%</text:p>
          </table:table-cell>
          <table:table-cell table:style-name="ce7" table:formula="of:=[.C77]*1.11" office:value-type="float" office:value="118.236303536591" calcext:value-type="float">
            <text:p>118.24</text:p>
          </table:table-cell>
          <table:table-cell/>
          <table:table-cell table:style-name="ce8" office:value-type="percentage" office:value="0.75" calcext:value-type="percentage">
            <text:p>75%</text:p>
          </table:table-cell>
          <table:table-cell table:style-name="ce9" table:formula="of:=ROUND(INDIRECT(&quot;A&quot;&amp;MATCH([.G77];[.$D$2:.$D$1001];-1)+1)/(2*PI()*60*0.000001))" office:value-type="float" office:value="3898" calcext:value-type="float">
            <text:p>3898</text:p>
          </table:table-cell>
          <table:table-cell table:formula="of:=65435-[.H77]" office:value-type="float" office:value="61537" calcext:value-type="float">
            <text:p>61537</text:p>
          </table:table-cell>
          <table:table-cell table:style-name="ce10" table:formula="of:=INDIRECT(&quot;E&quot;&amp;MATCH([.G77];[.$D$2:.$D$1001];-1)+1)" office:value-type="float" office:value="65.8552415361903" calcext:value-type="float">
            <text:p>65.86</text:p>
          </table:table-cell>
        </table:table-row>
        <table:table-row table:style-name="ro1">
          <table:table-cell office:value-type="float" office:value="0.233173173173173" calcext:value-type="float">
            <text:p>2.332E-01</text:p>
          </table:table-cell>
          <table:table-cell office:value-type="float" office:value="119.979959012838" calcext:value-type="float">
            <text:p>119.980</text:p>
          </table:table-cell>
          <table:table-cell office:value-type="float" office:value="106.479987677281" calcext:value-type="float">
            <text:p>106.480</text:p>
          </table:table-cell>
          <table:table-cell table:style-name="ce6" table:formula="of:=[.B78]/[.$B$2]" office:value-type="percentage" office:value="0.998649488051434" calcext:value-type="percentage">
            <text:p>99.86%</text:p>
          </table:table-cell>
          <table:table-cell table:style-name="ce7" table:formula="of:=[.C78]*1.11" office:value-type="float" office:value="118.192786321782" calcext:value-type="float">
            <text:p>118.19</text:p>
          </table:table-cell>
          <table:table-cell/>
          <table:table-cell table:style-name="ce8" office:value-type="percentage" office:value="0.76" calcext:value-type="percentage">
            <text:p>76%</text:p>
          </table:table-cell>
          <table:table-cell table:style-name="ce9" table:formula="of:=ROUND(INDIRECT(&quot;A&quot;&amp;MATCH([.G78];[.$D$2:.$D$1001];-1)+1)/(2*PI()*60*0.000001))" office:value-type="float" office:value="3841" calcext:value-type="float">
            <text:p>3841</text:p>
          </table:table-cell>
          <table:table-cell table:formula="of:=65435-[.H78]" office:value-type="float" office:value="61594" calcext:value-type="float">
            <text:p>61594</text:p>
          </table:table-cell>
          <table:table-cell table:style-name="ce10" table:formula="of:=INDIRECT(&quot;E&quot;&amp;MATCH([.G78];[.$D$2:.$D$1001];-1)+1)" office:value-type="float" office:value="67.1678928756308" calcext:value-type="float">
            <text:p>67.17</text:p>
          </table:table-cell>
        </table:table-row>
        <table:table-row table:style-name="ro1">
          <table:table-cell office:value-type="float" office:value="0.236241241241241" calcext:value-type="float">
            <text:p>2.362E-01</text:p>
          </table:table-cell>
          <table:table-cell office:value-type="float" office:value="119.973382519066" calcext:value-type="float">
            <text:p>119.973</text:p>
          </table:table-cell>
          <table:table-cell office:value-type="float" office:value="106.440262978967" calcext:value-type="float">
            <text:p>106.440</text:p>
          </table:table-cell>
          <table:table-cell table:style-name="ce6" table:formula="of:=[.B79]/[.$B$2]" office:value-type="percentage" office:value="0.998594748808375" calcext:value-type="percentage">
            <text:p>99.86%</text:p>
          </table:table-cell>
          <table:table-cell table:style-name="ce7" table:formula="of:=[.C79]*1.11" office:value-type="float" office:value="118.148691906653" calcext:value-type="float">
            <text:p>118.15</text:p>
          </table:table-cell>
          <table:table-cell/>
          <table:table-cell table:style-name="ce8" office:value-type="percentage" office:value="0.77" calcext:value-type="percentage">
            <text:p>77%</text:p>
          </table:table-cell>
          <table:table-cell table:style-name="ce9" table:formula="of:=ROUND(INDIRECT(&quot;A&quot;&amp;MATCH([.G79];[.$D$2:.$D$1001];-1)+1)/(2*PI()*60*0.000001))" office:value-type="float" office:value="3776" calcext:value-type="float">
            <text:p>3776</text:p>
          </table:table-cell>
          <table:table-cell table:formula="of:=65435-[.H79]" office:value-type="float" office:value="61659" calcext:value-type="float">
            <text:p>61659</text:p>
          </table:table-cell>
          <table:table-cell table:style-name="ce10" table:formula="of:=INDIRECT(&quot;E&quot;&amp;MATCH([.G79];[.$D$2:.$D$1001];-1)+1)" office:value-type="float" office:value="68.6636732048075" calcext:value-type="float">
            <text:p>68.66</text:p>
          </table:table-cell>
        </table:table-row>
        <table:table-row table:style-name="ro1">
          <table:table-cell office:value-type="float" office:value="0.239309309309309" calcext:value-type="float">
            <text:p>2.393E-01</text:p>
          </table:table-cell>
          <table:table-cell office:value-type="float" office:value="119.966632481373" calcext:value-type="float">
            <text:p>119.967</text:p>
          </table:table-cell>
          <table:table-cell office:value-type="float" office:value="106.400018673217" calcext:value-type="float">
            <text:p>106.400</text:p>
          </table:table-cell>
          <table:table-cell table:style-name="ce6" table:formula="of:=[.B80]/[.$B$2]" office:value-type="percentage" office:value="0.998538565077843" calcext:value-type="percentage">
            <text:p>99.85%</text:p>
          </table:table-cell>
          <table:table-cell table:style-name="ce7" table:formula="of:=[.C80]*1.11" office:value-type="float" office:value="118.104020727271" calcext:value-type="float">
            <text:p>118.10</text:p>
          </table:table-cell>
          <table:table-cell/>
          <table:table-cell table:style-name="ce8" office:value-type="percentage" office:value="0.78" calcext:value-type="percentage">
            <text:p>78%</text:p>
          </table:table-cell>
          <table:table-cell table:style-name="ce9" table:formula="of:=ROUND(INDIRECT(&quot;A&quot;&amp;MATCH([.G80];[.$D$2:.$D$1001];-1)+1)/(2*PI()*60*0.000001))" office:value-type="float" office:value="3711" calcext:value-type="float">
            <text:p>3711</text:p>
          </table:table-cell>
          <table:table-cell table:formula="of:=65435-[.H80]" office:value-type="float" office:value="61724" calcext:value-type="float">
            <text:p>61724</text:p>
          </table:table-cell>
          <table:table-cell table:style-name="ce10" table:formula="of:=INDIRECT(&quot;E&quot;&amp;MATCH([.G80];[.$D$2:.$D$1001];-1)+1)" office:value-type="float" office:value="70.153860938836" calcext:value-type="float">
            <text:p>70.15</text:p>
          </table:table-cell>
        </table:table-row>
        <table:table-row table:style-name="ro1">
          <table:table-cell office:value-type="float" office:value="0.242377377377377" calcext:value-type="float">
            <text:p>2.424E-01</text:p>
          </table:table-cell>
          <table:table-cell office:value-type="float" office:value="119.959706755018" calcext:value-type="float">
            <text:p>119.960</text:p>
          </table:table-cell>
          <table:table-cell office:value-type="float" office:value="106.359255158022" calcext:value-type="float">
            <text:p>106.359</text:p>
          </table:table-cell>
          <table:table-cell table:style-name="ce6" table:formula="of:=[.B81]/[.$B$2]" office:value-type="percentage" office:value="0.998480919008152" calcext:value-type="percentage">
            <text:p>99.85%</text:p>
          </table:table-cell>
          <table:table-cell table:style-name="ce7" table:formula="of:=[.C81]*1.11" office:value-type="float" office:value="118.058773225404" calcext:value-type="float">
            <text:p>118.06</text:p>
          </table:table-cell>
          <table:table-cell/>
          <table:table-cell table:style-name="ce8" office:value-type="percentage" office:value="0.79" calcext:value-type="percentage">
            <text:p>79%</text:p>
          </table:table-cell>
          <table:table-cell table:style-name="ce9" table:formula="of:=ROUND(INDIRECT(&quot;A&quot;&amp;MATCH([.G81];[.$D$2:.$D$1001];-1)+1)/(2*PI()*60*0.000001))" office:value-type="float" office:value="3638" calcext:value-type="float">
            <text:p>3638</text:p>
          </table:table-cell>
          <table:table-cell table:formula="of:=65435-[.H81]" office:value-type="float" office:value="61797" calcext:value-type="float">
            <text:p>61797</text:p>
          </table:table-cell>
          <table:table-cell table:style-name="ce10" table:formula="of:=INDIRECT(&quot;E&quot;&amp;MATCH([.G81];[.$D$2:.$D$1001];-1)+1)" office:value-type="float" office:value="71.6375129580069" calcext:value-type="float">
            <text:p>71.64</text:p>
          </table:table-cell>
        </table:table-row>
        <table:table-row table:style-name="ro1">
          <table:table-cell office:value-type="float" office:value="0.245445445445445" calcext:value-type="float">
            <text:p>2.454E-01</text:p>
          </table:table-cell>
          <table:table-cell office:value-type="float" office:value="119.952603200932" calcext:value-type="float">
            <text:p>119.953</text:p>
          </table:table-cell>
          <table:table-cell office:value-type="float" office:value="106.317972836508" calcext:value-type="float">
            <text:p>106.318</text:p>
          </table:table-cell>
          <table:table-cell table:style-name="ce6" table:formula="of:=[.B82]/[.$B$2]" office:value-type="percentage" office:value="0.998421792794827" calcext:value-type="percentage">
            <text:p>99.84%</text:p>
          </table:table-cell>
          <table:table-cell table:style-name="ce7" table:formula="of:=[.C82]*1.11" office:value-type="float" office:value="118.012949848524" calcext:value-type="float">
            <text:p>118.01</text:p>
          </table:table-cell>
          <table:table-cell/>
          <table:table-cell table:style-name="ce8" office:value-type="percentage" office:value="0.8" calcext:value-type="percentage">
            <text:p>80%</text:p>
          </table:table-cell>
          <table:table-cell table:style-name="ce9" table:formula="of:=ROUND(INDIRECT(&quot;A&quot;&amp;MATCH([.G82];[.$D$2:.$D$1001];-1)+1)/(2*PI()*60*0.000001))" office:value-type="float" office:value="3565" calcext:value-type="float">
            <text:p>3565</text:p>
          </table:table-cell>
          <table:table-cell table:formula="of:=65435-[.H82]" office:value-type="float" office:value="61870" calcext:value-type="float">
            <text:p>61870</text:p>
          </table:table-cell>
          <table:table-cell table:style-name="ce10" table:formula="of:=INDIRECT(&quot;E&quot;&amp;MATCH([.G82];[.$D$2:.$D$1001];-1)+1)" office:value-type="float" office:value="73.2976402936437" calcext:value-type="float">
            <text:p>73.30</text:p>
          </table:table-cell>
        </table:table-row>
        <table:table-row table:style-name="ro1">
          <table:table-cell office:value-type="float" office:value="0.248513513513514" calcext:value-type="float">
            <text:p>2.485E-01</text:p>
          </table:table-cell>
          <table:table-cell office:value-type="float" office:value="119.945319685776" calcext:value-type="float">
            <text:p>119.945</text:p>
          </table:table-cell>
          <table:table-cell office:value-type="float" office:value="106.27617211693" calcext:value-type="float">
            <text:p>106.276</text:p>
          </table:table-cell>
          <table:table-cell table:style-name="ce6" table:formula="of:=[.B83]/[.$B$2]" office:value-type="percentage" office:value="0.998361168681086" calcext:value-type="percentage">
            <text:p>99.84%</text:p>
          </table:table-cell>
          <table:table-cell table:style-name="ce7" table:formula="of:=[.C83]*1.11" office:value-type="float" office:value="117.966551049792" calcext:value-type="float">
            <text:p>117.97</text:p>
          </table:table-cell>
          <table:table-cell/>
          <table:table-cell table:style-name="ce8" office:value-type="percentage" office:value="0.81" calcext:value-type="percentage">
            <text:p>81%</text:p>
          </table:table-cell>
          <table:table-cell table:style-name="ce9" table:formula="of:=ROUND(INDIRECT(&quot;A&quot;&amp;MATCH([.G83];[.$D$2:.$D$1001];-1)+1)/(2*PI()*60*0.000001))" office:value-type="float" office:value="3499" calcext:value-type="float">
            <text:p>3499</text:p>
          </table:table-cell>
          <table:table-cell table:formula="of:=65435-[.H83]" office:value-type="float" office:value="61936" calcext:value-type="float">
            <text:p>61936</text:p>
          </table:table-cell>
          <table:table-cell table:style-name="ce10" table:formula="of:=INDIRECT(&quot;E&quot;&amp;MATCH([.G83];[.$D$2:.$D$1001];-1)+1)" office:value-type="float" office:value="74.7642921138322" calcext:value-type="float">
            <text:p>74.76</text:p>
          </table:table-cell>
        </table:table-row>
        <table:table-row table:style-name="ro1">
          <table:table-cell office:value-type="float" office:value="0.251581581581582" calcext:value-type="float">
            <text:p>2.516E-01</text:p>
          </table:table-cell>
          <table:table-cell office:value-type="float" office:value="119.93785408199" calcext:value-type="float">
            <text:p>119.938</text:p>
          </table:table-cell>
          <table:table-cell office:value-type="float" office:value="106.23385341267" calcext:value-type="float">
            <text:p>106.234</text:p>
          </table:table-cell>
          <table:table-cell table:style-name="ce6" table:formula="of:=[.B84]/[.$B$2]" office:value-type="percentage" office:value="0.998299028958251" calcext:value-type="percentage">
            <text:p>99.83%</text:p>
          </table:table-cell>
          <table:table-cell table:style-name="ce7" table:formula="of:=[.C84]*1.11" office:value-type="float" office:value="117.919577288064" calcext:value-type="float">
            <text:p>117.92</text:p>
          </table:table-cell>
          <table:table-cell/>
          <table:table-cell table:style-name="ce8" office:value-type="percentage" office:value="0.82" calcext:value-type="percentage">
            <text:p>82%</text:p>
          </table:table-cell>
          <table:table-cell table:style-name="ce9" table:formula="of:=ROUND(INDIRECT(&quot;A&quot;&amp;MATCH([.G84];[.$D$2:.$D$1001];-1)+1)/(2*PI()*60*0.000001))" office:value-type="float" office:value="3426" calcext:value-type="float">
            <text:p>3426</text:p>
          </table:table-cell>
          <table:table-cell table:formula="of:=65435-[.H84]" office:value-type="float" office:value="62009" calcext:value-type="float">
            <text:p>62009</text:p>
          </table:table-cell>
          <table:table-cell table:style-name="ce10" table:formula="of:=INDIRECT(&quot;E&quot;&amp;MATCH([.G84];[.$D$2:.$D$1001];-1)+1)" office:value-type="float" office:value="76.4029294107249" calcext:value-type="float">
            <text:p>76.40</text:p>
          </table:table-cell>
        </table:table-row>
        <table:table-row table:style-name="ro1">
          <table:table-cell office:value-type="float" office:value="0.25464964964965" calcext:value-type="float">
            <text:p>2.546E-01</text:p>
          </table:table-cell>
          <table:table-cell office:value-type="float" office:value="119.93785408199" calcext:value-type="float">
            <text:p>119.938</text:p>
          </table:table-cell>
          <table:table-cell office:value-type="float" office:value="106.23385341267" calcext:value-type="float">
            <text:p>106.234</text:p>
          </table:table-cell>
          <table:table-cell table:style-name="ce6" table:formula="of:=[.B85]/[.$B$2]" office:value-type="percentage" office:value="0.998299028958251" calcext:value-type="percentage">
            <text:p>99.83%</text:p>
          </table:table-cell>
          <table:table-cell table:style-name="ce7" table:formula="of:=[.C85]*1.11" office:value-type="float" office:value="117.919577288064" calcext:value-type="float">
            <text:p>117.92</text:p>
          </table:table-cell>
          <table:table-cell/>
          <table:table-cell table:style-name="ce8" office:value-type="percentage" office:value="0.83" calcext:value-type="percentage">
            <text:p>83%</text:p>
          </table:table-cell>
          <table:table-cell table:style-name="ce9" table:formula="of:=ROUND(INDIRECT(&quot;A&quot;&amp;MATCH([.G85];[.$D$2:.$D$1001];-1)+1)/(2*PI()*60*0.000001))" office:value-type="float" office:value="3353" calcext:value-type="float">
            <text:p>3353</text:p>
          </table:table-cell>
          <table:table-cell table:formula="of:=65435-[.H85]" office:value-type="float" office:value="62082" calcext:value-type="float">
            <text:p>62082</text:p>
          </table:table-cell>
          <table:table-cell table:style-name="ce10" table:formula="of:=INDIRECT(&quot;E&quot;&amp;MATCH([.G85];[.$D$2:.$D$1001];-1)+1)" office:value-type="float" office:value="78.0282896445081" calcext:value-type="float">
            <text:p>78.03</text:p>
          </table:table-cell>
        </table:table-row>
        <table:table-row table:style-name="ro1">
          <table:table-cell office:value-type="float" office:value="0.257717717717718" calcext:value-type="float">
            <text:p>2.577E-01</text:p>
          </table:table-cell>
          <table:table-cell office:value-type="float" office:value="119.930204267849" calcext:value-type="float">
            <text:p>119.930</text:p>
          </table:table-cell>
          <table:table-cell office:value-type="float" office:value="106.191017142235" calcext:value-type="float">
            <text:p>106.191</text:p>
          </table:table-cell>
          <table:table-cell table:style-name="ce6" table:formula="of:=[.B86]/[.$B$2]" office:value-type="percentage" office:value="0.998235355966207" calcext:value-type="percentage">
            <text:p>99.82%</text:p>
          </table:table-cell>
          <table:table-cell table:style-name="ce7" table:formula="of:=[.C86]*1.11" office:value-type="float" office:value="117.872029027881" calcext:value-type="float">
            <text:p>117.87</text:p>
          </table:table-cell>
          <table:table-cell/>
          <table:table-cell table:style-name="ce8" office:value-type="percentage" office:value="0.84" calcext:value-type="percentage">
            <text:p>84%</text:p>
          </table:table-cell>
          <table:table-cell table:style-name="ce9" table:formula="of:=ROUND(INDIRECT(&quot;A&quot;&amp;MATCH([.G86];[.$D$2:.$D$1001];-1)+1)/(2*PI()*60*0.000001))" office:value-type="float" office:value="3272" calcext:value-type="float">
            <text:p>3272</text:p>
          </table:table-cell>
          <table:table-cell table:formula="of:=65435-[.H86]" office:value-type="float" office:value="62163" calcext:value-type="float">
            <text:p>62163</text:p>
          </table:table-cell>
          <table:table-cell table:style-name="ce10" table:formula="of:=INDIRECT(&quot;E&quot;&amp;MATCH([.G86];[.$D$2:.$D$1001];-1)+1)" office:value-type="float" office:value="79.6390709247743" calcext:value-type="float">
            <text:p>79.64</text:p>
          </table:table-cell>
        </table:table-row>
        <table:table-row table:style-name="ro1">
          <table:table-cell office:value-type="float" office:value="0.260785785785786" calcext:value-type="float">
            <text:p>2.608E-01</text:p>
          </table:table-cell>
          <table:table-cell office:value-type="float" office:value="119.922368127511" calcext:value-type="float">
            <text:p>119.922</text:p>
          </table:table-cell>
          <table:table-cell office:value-type="float" office:value="106.147663729247" calcext:value-type="float">
            <text:p>106.148</text:p>
          </table:table-cell>
          <table:table-cell table:style-name="ce6" table:formula="of:=[.B87]/[.$B$2]" office:value-type="percentage" office:value="0.99817013209381" calcext:value-type="percentage">
            <text:p>99.82%</text:p>
          </table:table-cell>
          <table:table-cell table:style-name="ce7" table:formula="of:=[.C87]*1.11" office:value-type="float" office:value="117.823906739464" calcext:value-type="float">
            <text:p>117.82</text:p>
          </table:table-cell>
          <table:table-cell/>
          <table:table-cell table:style-name="ce8" office:value-type="percentage" office:value="0.85" calcext:value-type="percentage">
            <text:p>85%</text:p>
          </table:table-cell>
          <table:table-cell table:style-name="ce9" table:formula="of:=ROUND(INDIRECT(&quot;A&quot;&amp;MATCH([.G87];[.$D$2:.$D$1001];-1)+1)/(2*PI()*60*0.000001))" office:value-type="float" office:value="3190" calcext:value-type="float">
            <text:p>3190</text:p>
          </table:table-cell>
          <table:table-cell table:formula="of:=65435-[.H87]" office:value-type="float" office:value="62245" calcext:value-type="float">
            <text:p>62245</text:p>
          </table:table-cell>
          <table:table-cell table:style-name="ce10" table:formula="of:=INDIRECT(&quot;E&quot;&amp;MATCH([.G87];[.$D$2:.$D$1001];-1)+1)" office:value-type="float" office:value="81.4101602959433" calcext:value-type="float">
            <text:p>81.41</text:p>
          </table:table-cell>
        </table:table-row>
        <table:table-row table:style-name="ro1">
          <table:table-cell office:value-type="float" office:value="0.263853853853854" calcext:value-type="float">
            <text:p>2.639E-01</text:p>
          </table:table-cell>
          <table:table-cell office:value-type="float" office:value="119.914343551072" calcext:value-type="float">
            <text:p>119.914</text:p>
          </table:table-cell>
          <table:table-cell office:value-type="float" office:value="106.103793602444" calcext:value-type="float">
            <text:p>106.104</text:p>
          </table:table-cell>
          <table:table-cell table:style-name="ce6" table:formula="of:=[.B88]/[.$B$2]" office:value-type="percentage" office:value="0.998103339779339" calcext:value-type="percentage">
            <text:p>99.81%</text:p>
          </table:table-cell>
          <table:table-cell table:style-name="ce7" table:formula="of:=[.C88]*1.11" office:value-type="float" office:value="117.775210898713" calcext:value-type="float">
            <text:p>117.78</text:p>
          </table:table-cell>
          <table:table-cell/>
          <table:table-cell table:style-name="ce8" office:value-type="percentage" office:value="0.86" calcext:value-type="percentage">
            <text:p>86%</text:p>
          </table:table-cell>
          <table:table-cell table:style-name="ce9" table:formula="of:=ROUND(INDIRECT(&quot;A&quot;&amp;MATCH([.G88];[.$D$2:.$D$1001];-1)+1)/(2*PI()*60*0.000001))" office:value-type="float" office:value="3109" calcext:value-type="float">
            <text:p>3109</text:p>
          </table:table-cell>
          <table:table-cell table:formula="of:=65435-[.H88]" office:value-type="float" office:value="62326" calcext:value-type="float">
            <text:p>62326</text:p>
          </table:table-cell>
          <table:table-cell table:style-name="ce10" table:formula="of:=INDIRECT(&quot;E&quot;&amp;MATCH([.G88];[.$D$2:.$D$1001];-1)+1)" office:value-type="float" office:value="83.1599070583899" calcext:value-type="float">
            <text:p>83.16</text:p>
          </table:table-cell>
        </table:table-row>
        <table:table-row table:style-name="ro1">
          <table:table-cell office:value-type="float" office:value="0.266921921921922" calcext:value-type="float">
            <text:p>2.669E-01</text:p>
          </table:table-cell>
          <table:table-cell office:value-type="float" office:value="119.906128434616" calcext:value-type="float">
            <text:p>119.906</text:p>
          </table:table-cell>
          <table:table-cell office:value-type="float" office:value="106.059407195674" calcext:value-type="float">
            <text:p>106.059</text:p>
          </table:table-cell>
          <table:table-cell table:style-name="ce6" table:formula="of:=[.B89]/[.$B$2]" office:value-type="percentage" office:value="0.998034961510913" calcext:value-type="percentage">
            <text:p>99.80%</text:p>
          </table:table-cell>
          <table:table-cell table:style-name="ce7" table:formula="of:=[.C89]*1.11" office:value-type="float" office:value="117.725941987198" calcext:value-type="float">
            <text:p>117.73</text:p>
          </table:table-cell>
          <table:table-cell/>
          <table:table-cell table:style-name="ce8" office:value-type="percentage" office:value="0.87" calcext:value-type="percentage">
            <text:p>87%</text:p>
          </table:table-cell>
          <table:table-cell table:style-name="ce9" table:formula="of:=ROUND(INDIRECT(&quot;A&quot;&amp;MATCH([.G89];[.$D$2:.$D$1001];-1)+1)/(2*PI()*60*0.000001))" office:value-type="float" office:value="3027" calcext:value-type="float">
            <text:p>3027</text:p>
          </table:table-cell>
          <table:table-cell table:formula="of:=65435-[.H89]" office:value-type="float" office:value="62408" calcext:value-type="float">
            <text:p>62408</text:p>
          </table:table-cell>
          <table:table-cell table:style-name="ce10" table:formula="of:=INDIRECT(&quot;E&quot;&amp;MATCH([.G89];[.$D$2:.$D$1001];-1)+1)" office:value-type="float" office:value="84.8865809648289" calcext:value-type="float">
            <text:p>84.89</text:p>
          </table:table-cell>
        </table:table-row>
        <table:table-row table:style-name="ro1">
          <table:table-cell office:value-type="float" office:value="0.26998998998999" calcext:value-type="float">
            <text:p>2.700E-01</text:p>
          </table:table-cell>
          <table:table-cell office:value-type="float" office:value="119.897720680264" calcext:value-type="float">
            <text:p>119.898</text:p>
          </table:table-cell>
          <table:table-cell office:value-type="float" office:value="106.01450494789" calcext:value-type="float">
            <text:p>106.015</text:p>
          </table:table-cell>
          <table:table-cell table:style-name="ce6" table:formula="of:=[.B90]/[.$B$2]" office:value-type="percentage" office:value="0.997964979826902" calcext:value-type="percentage">
            <text:p>99.80%</text:p>
          </table:table-cell>
          <table:table-cell table:style-name="ce7" table:formula="of:=[.C90]*1.11" office:value-type="float" office:value="117.676100492158" calcext:value-type="float">
            <text:p>117.68</text:p>
          </table:table-cell>
          <table:table-cell/>
          <table:table-cell table:style-name="ce8" office:value-type="percentage" office:value="0.88" calcext:value-type="percentage">
            <text:p>88%</text:p>
          </table:table-cell>
          <table:table-cell table:style-name="ce9" table:formula="of:=ROUND(INDIRECT(&quot;A&quot;&amp;MATCH([.G90];[.$D$2:.$D$1001];-1)+1)/(2*PI()*60*0.000001))" office:value-type="float" office:value="2930" calcext:value-type="float">
            <text:p>2930</text:p>
          </table:table-cell>
          <table:table-cell table:formula="of:=65435-[.H90]" office:value-type="float" office:value="62505" calcext:value-type="float">
            <text:p>62505</text:p>
          </table:table-cell>
          <table:table-cell table:style-name="ce10" table:formula="of:=INDIRECT(&quot;E&quot;&amp;MATCH([.G90];[.$D$2:.$D$1001];-1)+1)" office:value-type="float" office:value="86.7572360158214" calcext:value-type="float">
            <text:p>86.76</text:p>
          </table:table-cell>
        </table:table-row>
        <table:table-row table:style-name="ro1">
          <table:table-cell office:value-type="float" office:value="0.273058058058058" calcext:value-type="float">
            <text:p>2.731E-01</text:p>
          </table:table-cell>
          <table:table-cell office:value-type="float" office:value="119.889118196226" calcext:value-type="float">
            <text:p>119.889</text:p>
          </table:table-cell>
          <table:table-cell office:value-type="float" office:value="105.969087303147" calcext:value-type="float">
            <text:p>105.969</text:p>
          </table:table-cell>
          <table:table-cell table:style-name="ce6" table:formula="of:=[.B91]/[.$B$2]" office:value-type="percentage" office:value="0.997893377316357" calcext:value-type="percentage">
            <text:p>99.79%</text:p>
          </table:table-cell>
          <table:table-cell table:style-name="ce7" table:formula="of:=[.C91]*1.11" office:value-type="float" office:value="117.625686906493" calcext:value-type="float">
            <text:p>117.63</text:p>
          </table:table-cell>
          <table:table-cell/>
          <table:table-cell table:style-name="ce8" office:value-type="percentage" office:value="0.89" calcext:value-type="percentage">
            <text:p>89%</text:p>
          </table:table-cell>
          <table:table-cell table:style-name="ce9" table:formula="of:=ROUND(INDIRECT(&quot;A&quot;&amp;MATCH([.G91];[.$D$2:.$D$1001];-1)+1)/(2*PI()*60*0.000001))" office:value-type="float" office:value="2840" calcext:value-type="float">
            <text:p>2840</text:p>
          </table:table-cell>
          <table:table-cell table:formula="of:=65435-[.H91]" office:value-type="float" office:value="62595" calcext:value-type="float">
            <text:p>62595</text:p>
          </table:table-cell>
          <table:table-cell table:style-name="ce10" table:formula="of:=INDIRECT(&quot;E&quot;&amp;MATCH([.G91];[.$D$2:.$D$1001];-1)+1)" office:value-type="float" office:value="88.5956692086583" calcext:value-type="float">
            <text:p>88.60</text:p>
          </table:table-cell>
        </table:table-row>
        <table:table-row table:style-name="ro1">
          <table:table-cell office:value-type="float" office:value="0.276126126126126" calcext:value-type="float">
            <text:p>2.761E-01</text:p>
          </table:table-cell>
          <table:table-cell office:value-type="float" office:value="119.880318896849" calcext:value-type="float">
            <text:p>119.880</text:p>
          </table:table-cell>
          <table:table-cell office:value-type="float" office:value="105.923154710597" calcext:value-type="float">
            <text:p>105.923</text:p>
          </table:table-cell>
          <table:table-cell table:style-name="ce6" table:formula="of:=[.B92]/[.$B$2]" office:value-type="percentage" office:value="0.997820136619407" calcext:value-type="percentage">
            <text:p>99.78%</text:p>
          </table:table-cell>
          <table:table-cell table:style-name="ce7" table:formula="of:=[.C92]*1.11" office:value-type="float" office:value="117.574701728763" calcext:value-type="float">
            <text:p>117.57</text:p>
          </table:table-cell>
          <table:table-cell/>
          <table:table-cell table:style-name="ce8" office:value-type="percentage" office:value="0.9" calcext:value-type="percentage">
            <text:p>90%</text:p>
          </table:table-cell>
          <table:table-cell table:style-name="ce9" table:formula="of:=ROUND(INDIRECT(&quot;A&quot;&amp;MATCH([.G92];[.$D$2:.$D$1001];-1)+1)/(2*PI()*60*0.000001))" office:value-type="float" office:value="2743" calcext:value-type="float">
            <text:p>2743</text:p>
          </table:table-cell>
          <table:table-cell table:formula="of:=65435-[.H92]" office:value-type="float" office:value="62692" calcext:value-type="float">
            <text:p>62692</text:p>
          </table:table-cell>
          <table:table-cell table:style-name="ce10" table:formula="of:=INDIRECT(&quot;E&quot;&amp;MATCH([.G92];[.$D$2:.$D$1001];-1)+1)" office:value-type="float" office:value="90.561900139881" calcext:value-type="float">
            <text:p>90.56</text:p>
          </table:table-cell>
        </table:table-row>
        <table:table-row table:style-name="ro1">
          <table:table-cell office:value-type="float" office:value="0.279194194194194" calcext:value-type="float">
            <text:p>2.792E-01</text:p>
          </table:table-cell>
          <table:table-cell office:value-type="float" office:value="119.871320702667" calcext:value-type="float">
            <text:p>119.871</text:p>
          </table:table-cell>
          <table:table-cell office:value-type="float" office:value="105.876707624484" calcext:value-type="float">
            <text:p>105.877</text:p>
          </table:table-cell>
          <table:table-cell table:style-name="ce6" table:formula="of:=[.B93]/[.$B$2]" office:value-type="percentage" office:value="0.997745240427684" calcext:value-type="percentage">
            <text:p>99.77%</text:p>
          </table:table-cell>
          <table:table-cell table:style-name="ce7" table:formula="of:=[.C93]*1.11" office:value-type="float" office:value="117.523145463177" calcext:value-type="float">
            <text:p>117.52</text:p>
          </table:table-cell>
          <table:table-cell/>
          <table:table-cell table:style-name="ce8" office:value-type="percentage" office:value="0.91" calcext:value-type="percentage">
            <text:p>91%</text:p>
          </table:table-cell>
          <table:table-cell table:style-name="ce9" table:formula="of:=ROUND(INDIRECT(&quot;A&quot;&amp;MATCH([.G93];[.$D$2:.$D$1001];-1)+1)/(2*PI()*60*0.000001))" office:value-type="float" office:value="2637" calcext:value-type="float">
            <text:p>2637</text:p>
          </table:table-cell>
          <table:table-cell table:formula="of:=65435-[.H93]" office:value-type="float" office:value="62798" calcext:value-type="float">
            <text:p>62798</text:p>
          </table:table-cell>
          <table:table-cell table:style-name="ce10" table:formula="of:=INDIRECT(&quot;E&quot;&amp;MATCH([.G93];[.$D$2:.$D$1001];-1)+1)" office:value-type="float" office:value="92.4843676596559" calcext:value-type="float">
            <text:p>92.48</text:p>
          </table:table-cell>
        </table:table-row>
        <table:table-row table:style-name="ro1">
          <table:table-cell office:value-type="float" office:value="0.282262262262262" calcext:value-type="float">
            <text:p>2.823E-01</text:p>
          </table:table-cell>
          <table:table-cell office:value-type="float" office:value="119.86212154045" calcext:value-type="float">
            <text:p>119.862</text:p>
          </table:table-cell>
          <table:table-cell office:value-type="float" office:value="105.829746504139" calcext:value-type="float">
            <text:p>105.830</text:p>
          </table:table-cell>
          <table:table-cell table:style-name="ce6" table:formula="of:=[.B94]/[.$B$2]" office:value-type="percentage" office:value="0.997668671484719" calcext:value-type="percentage">
            <text:p>99.77%</text:p>
          </table:table-cell>
          <table:table-cell table:style-name="ce7" table:formula="of:=[.C94]*1.11" office:value-type="float" office:value="117.471018619594" calcext:value-type="float">
            <text:p>117.47</text:p>
          </table:table-cell>
          <table:table-cell/>
          <table:table-cell table:style-name="ce8" office:value-type="percentage" office:value="0.92" calcext:value-type="percentage">
            <text:p>92%</text:p>
          </table:table-cell>
          <table:table-cell table:style-name="ce9" table:formula="of:=ROUND(INDIRECT(&quot;A&quot;&amp;MATCH([.G94];[.$D$2:.$D$1001];-1)+1)/(2*PI()*60*0.000001))" office:value-type="float" office:value="2523" calcext:value-type="float">
            <text:p>2523</text:p>
          </table:table-cell>
          <table:table-cell table:formula="of:=65435-[.H94]" office:value-type="float" office:value="62912" calcext:value-type="float">
            <text:p>62912</text:p>
          </table:table-cell>
          <table:table-cell table:style-name="ce10" table:formula="of:=INDIRECT(&quot;E&quot;&amp;MATCH([.G94];[.$D$2:.$D$1001];-1)+1)" office:value-type="float" office:value="94.6682860055383" calcext:value-type="float">
            <text:p>94.67</text:p>
          </table:table-cell>
        </table:table-row>
        <table:table-row table:style-name="ro1">
          <table:table-cell office:value-type="float" office:value="0.28533033033033" calcext:value-type="float">
            <text:p>2.853E-01</text:p>
          </table:table-cell>
          <table:table-cell office:value-type="float" office:value="119.85271934325" calcext:value-type="float">
            <text:p>119.853</text:p>
          </table:table-cell>
          <table:table-cell office:value-type="float" office:value="105.782271813979" calcext:value-type="float">
            <text:p>105.782</text:p>
          </table:table-cell>
          <table:table-cell table:style-name="ce6" table:formula="of:=[.B95]/[.$B$2]" office:value-type="percentage" office:value="0.997590412586336" calcext:value-type="percentage">
            <text:p>99.76%</text:p>
          </table:table-cell>
          <table:table-cell table:style-name="ce7" table:formula="of:=[.C95]*1.11" office:value-type="float" office:value="117.418321713517" calcext:value-type="float">
            <text:p>117.42</text:p>
          </table:table-cell>
          <table:table-cell/>
          <table:table-cell table:style-name="ce8" office:value-type="percentage" office:value="0.93" calcext:value-type="percentage">
            <text:p>93%</text:p>
          </table:table-cell>
          <table:table-cell table:style-name="ce9" table:formula="of:=ROUND(INDIRECT(&quot;A&quot;&amp;MATCH([.G95];[.$D$2:.$D$1001];-1)+1)/(2*PI()*60*0.000001))" office:value-type="float" office:value="2409" calcext:value-type="float">
            <text:p>2409</text:p>
          </table:table-cell>
          <table:table-cell table:formula="of:=65435-[.H95]" office:value-type="float" office:value="63026" calcext:value-type="float">
            <text:p>63026</text:p>
          </table:table-cell>
          <table:table-cell table:style-name="ce10" table:formula="of:=INDIRECT(&quot;E&quot;&amp;MATCH([.G95];[.$D$2:.$D$1001];-1)+1)" office:value-type="float" office:value="96.7846818459311" calcext:value-type="float">
            <text:p>96.78</text:p>
          </table:table-cell>
        </table:table-row>
        <table:table-row table:style-name="ro1">
          <table:table-cell office:value-type="float" office:value="0.288398398398398" calcext:value-type="float">
            <text:p>2.884E-01</text:p>
          </table:table-cell>
          <table:table-cell office:value-type="float" office:value="119.84311205045" calcext:value-type="float">
            <text:p>119.843</text:p>
          </table:table-cell>
          <table:table-cell office:value-type="float" office:value="105.734284023499" calcext:value-type="float">
            <text:p>105.734</text:p>
          </table:table-cell>
          <table:table-cell table:style-name="ce6" table:formula="of:=[.B96]/[.$B$2]" office:value-type="percentage" office:value="0.997510446581054" calcext:value-type="percentage">
            <text:p>99.75%</text:p>
          </table:table-cell>
          <table:table-cell table:style-name="ce7" table:formula="of:=[.C96]*1.11" office:value-type="float" office:value="117.365055266084" calcext:value-type="float">
            <text:p>117.37</text:p>
          </table:table-cell>
          <table:table-cell/>
          <table:table-cell table:style-name="ce8" office:value-type="percentage" office:value="0.94" calcext:value-type="percentage">
            <text:p>94%</text:p>
          </table:table-cell>
          <table:table-cell table:style-name="ce9" table:formula="of:=ROUND(INDIRECT(&quot;A&quot;&amp;MATCH([.G96];[.$D$2:.$D$1001];-1)+1)/(2*PI()*60*0.000001))" office:value-type="float" office:value="2271" calcext:value-type="float">
            <text:p>2271</text:p>
          </table:table-cell>
          <table:table-cell table:formula="of:=65435-[.H96]" office:value-type="float" office:value="63164" calcext:value-type="float">
            <text:p>63164</text:p>
          </table:table-cell>
          <table:table-cell table:style-name="ce10" table:formula="of:=INDIRECT(&quot;E&quot;&amp;MATCH([.G96];[.$D$2:.$D$1001];-1)+1)" office:value-type="float" office:value="99.115484121744" calcext:value-type="float">
            <text:p>99.12</text:p>
          </table:table-cell>
        </table:table-row>
        <table:table-row table:style-name="ro1">
          <table:table-cell office:value-type="float" office:value="0.291466466466466" calcext:value-type="float">
            <text:p>2.915E-01</text:p>
          </table:table-cell>
          <table:table-cell office:value-type="float" office:value="119.83329760781" calcext:value-type="float">
            <text:p>119.833</text:p>
          </table:table-cell>
          <table:table-cell office:value-type="float" office:value="105.685783607266" calcext:value-type="float">
            <text:p>105.686</text:p>
          </table:table-cell>
          <table:table-cell table:style-name="ce6" table:formula="of:=[.B97]/[.$B$2]" office:value-type="percentage" office:value="0.997428756370467" calcext:value-type="percentage">
            <text:p>99.74%</text:p>
          </table:table-cell>
          <table:table-cell table:style-name="ce7" table:formula="of:=[.C97]*1.11" office:value-type="float" office:value="117.311219804065" calcext:value-type="float">
            <text:p>117.31</text:p>
          </table:table-cell>
          <table:table-cell/>
          <table:table-cell table:style-name="ce8" office:value-type="percentage" office:value="0.95" calcext:value-type="percentage">
            <text:p>95%</text:p>
          </table:table-cell>
          <table:table-cell table:style-name="ce9" table:formula="of:=ROUND(INDIRECT(&quot;A&quot;&amp;MATCH([.G97];[.$D$2:.$D$1001];-1)+1)/(2*PI()*60*0.000001))" office:value-type="float" office:value="2132" calcext:value-type="float">
            <text:p>2132</text:p>
          </table:table-cell>
          <table:table-cell table:formula="of:=65435-[.H97]" office:value-type="float" office:value="63303" calcext:value-type="float">
            <text:p>63303</text:p>
          </table:table-cell>
          <table:table-cell table:style-name="ce10" table:formula="of:=INDIRECT(&quot;E&quot;&amp;MATCH([.G97];[.$D$2:.$D$1001];-1)+1)" office:value-type="float" office:value="101.482869237021" calcext:value-type="float">
            <text:p>101.48</text:p>
          </table:table-cell>
        </table:table-row>
        <table:table-row table:style-name="ro1">
          <table:table-cell office:value-type="float" office:value="0.294534534534534" calcext:value-type="float">
            <text:p>2.945E-01</text:p>
          </table:table-cell>
          <table:table-cell office:value-type="float" office:value="119.823273967515" calcext:value-type="float">
            <text:p>119.823</text:p>
          </table:table-cell>
          <table:table-cell office:value-type="float" office:value="105.63677104492" calcext:value-type="float">
            <text:p>105.637</text:p>
          </table:table-cell>
          <table:table-cell table:style-name="ce6" table:formula="of:=[.B98]/[.$B$2]" office:value-type="percentage" office:value="0.997345324909651" calcext:value-type="percentage">
            <text:p>99.73%</text:p>
          </table:table-cell>
          <table:table-cell table:style-name="ce7" table:formula="of:=[.C98]*1.11" office:value-type="float" office:value="117.256815859861" calcext:value-type="float">
            <text:p>117.26</text:p>
          </table:table-cell>
          <table:table-cell/>
          <table:table-cell table:style-name="ce8" office:value-type="percentage" office:value="0.96" calcext:value-type="percentage">
            <text:p>96%</text:p>
          </table:table-cell>
          <table:table-cell table:style-name="ce9" table:formula="of:=ROUND(INDIRECT(&quot;A&quot;&amp;MATCH([.G98];[.$D$2:.$D$1001];-1)+1)/(2*PI()*60*0.000001))" office:value-type="float" office:value="1969" calcext:value-type="float">
            <text:p>1969</text:p>
          </table:table-cell>
          <table:table-cell table:formula="of:=65435-[.H98]" office:value-type="float" office:value="63466" calcext:value-type="float">
            <text:p>63466</text:p>
          </table:table-cell>
          <table:table-cell table:style-name="ce10" table:formula="of:=INDIRECT(&quot;E&quot;&amp;MATCH([.G98];[.$D$2:.$D$1001];-1)+1)" office:value-type="float" office:value="103.987615097125" calcext:value-type="float">
            <text:p>103.99</text:p>
          </table:table-cell>
        </table:table-row>
        <table:table-row table:style-name="ro1">
          <table:table-cell office:value-type="float" office:value="0.297602602602603" calcext:value-type="float">
            <text:p>2.976E-01</text:p>
          </table:table-cell>
          <table:table-cell office:value-type="float" office:value="119.813039088221" calcext:value-type="float">
            <text:p>119.813</text:p>
          </table:table-cell>
          <table:table-cell office:value-type="float" office:value="105.587246821163" calcext:value-type="float">
            <text:p>105.587</text:p>
          </table:table-cell>
          <table:table-cell table:style-name="ce6" table:formula="of:=[.B99]/[.$B$2]" office:value-type="percentage" office:value="0.997260135207543" calcext:value-type="percentage">
            <text:p>99.73%</text:p>
          </table:table-cell>
          <table:table-cell table:style-name="ce7" table:formula="of:=[.C99]*1.11" office:value-type="float" office:value="117.201843971491" calcext:value-type="float">
            <text:p>117.20</text:p>
          </table:table-cell>
          <table:table-cell/>
          <table:table-cell table:style-name="ce8" office:value-type="percentage" office:value="0.97" calcext:value-type="percentage">
            <text:p>97%</text:p>
          </table:table-cell>
          <table:table-cell table:style-name="ce9" table:formula="of:=ROUND(INDIRECT(&quot;A&quot;&amp;MATCH([.G99];[.$D$2:.$D$1001];-1)+1)/(2*PI()*60*0.000001))" office:value-type="float" office:value="1782" calcext:value-type="float">
            <text:p>1782</text:p>
          </table:table-cell>
          <table:table-cell table:formula="of:=65435-[.H99]" office:value-type="float" office:value="63653" calcext:value-type="float">
            <text:p>63653</text:p>
          </table:table-cell>
          <table:table-cell table:style-name="ce10" table:formula="of:=INDIRECT(&quot;E&quot;&amp;MATCH([.G99];[.$D$2:.$D$1001];-1)+1)" office:value-type="float" office:value="106.808005286595" calcext:value-type="float">
            <text:p>106.81</text:p>
          </table:table-cell>
        </table:table-row>
        <table:table-row table:style-name="ro1">
          <table:table-cell office:value-type="float" office:value="0.300670670670671" calcext:value-type="float">
            <text:p>3.007E-01</text:p>
          </table:table-cell>
          <table:table-cell office:value-type="float" office:value="119.802590935097" calcext:value-type="float">
            <text:p>119.803</text:p>
          </table:table-cell>
          <table:table-cell office:value-type="float" office:value="105.537211425759" calcext:value-type="float">
            <text:p>105.537</text:p>
          </table:table-cell>
          <table:table-cell table:style-name="ce6" table:formula="of:=[.B100]/[.$B$2]" office:value-type="percentage" office:value="0.99717317032729" calcext:value-type="percentage">
            <text:p>99.72%</text:p>
          </table:table-cell>
          <table:table-cell table:style-name="ce7" table:formula="of:=[.C100]*1.11" office:value-type="float" office:value="117.146304682593" calcext:value-type="float">
            <text:p>117.15</text:p>
          </table:table-cell>
          <table:table-cell/>
          <table:table-cell table:style-name="ce8" office:value-type="percentage" office:value="0.98" calcext:value-type="percentage">
            <text:p>98%</text:p>
          </table:table-cell>
          <table:table-cell table:style-name="ce9" table:formula="of:=ROUND(INDIRECT(&quot;A&quot;&amp;MATCH([.G100];[.$D$2:.$D$1001];-1)+1)/(2*PI()*60*0.000001))" office:value-type="float" office:value="1546" calcext:value-type="float">
            <text:p>1546</text:p>
          </table:table-cell>
          <table:table-cell table:formula="of:=65435-[.H100]" office:value-type="float" office:value="63889" calcext:value-type="float">
            <text:p>63889</text:p>
          </table:table-cell>
          <table:table-cell table:style-name="ce10" table:formula="of:=INDIRECT(&quot;E&quot;&amp;MATCH([.G100];[.$D$2:.$D$1001];-1)+1)" office:value-type="float" office:value="109.908592787023" calcext:value-type="float">
            <text:p>109.91</text:p>
          </table:table-cell>
        </table:table-row>
        <table:table-row table:style-name="ro1">
          <table:table-cell office:value-type="float" office:value="0.303738738738739" calcext:value-type="float">
            <text:p>3.037E-01</text:p>
          </table:table-cell>
          <table:table-cell office:value-type="float" office:value="119.791927479877" calcext:value-type="float">
            <text:p>119.792</text:p>
          </table:table-cell>
          <table:table-cell office:value-type="float" office:value="105.486665353525" calcext:value-type="float">
            <text:p>105.487</text:p>
          </table:table-cell>
          <table:table-cell table:style-name="ce6" table:formula="of:=[.B101]/[.$B$2]" office:value-type="percentage" office:value="0.997084413386681" calcext:value-type="percentage">
            <text:p>99.71%</text:p>
          </table:table-cell>
          <table:table-cell table:style-name="ce7" table:formula="of:=[.C101]*1.11" office:value-type="float" office:value="117.090198542413" calcext:value-type="float">
            <text:p>117.09</text:p>
          </table:table-cell>
          <table:table-cell/>
          <table:table-cell table:style-name="ce8" office:value-type="percentage" office:value="0.99" calcext:value-type="percentage">
            <text:p>99%</text:p>
          </table:table-cell>
          <table:table-cell table:style-name="ce9" table:formula="of:=ROUND(INDIRECT(&quot;A&quot;&amp;MATCH([.G101];[.$D$2:.$D$1001];-1)+1)/(2*PI()*60*0.000001))" office:value-type="float" office:value="1221" calcext:value-type="float">
            <text:p>1221</text:p>
          </table:table-cell>
          <table:table-cell table:formula="of:=65435-[.H101]" office:value-type="float" office:value="64214" calcext:value-type="float">
            <text:p>64214</text:p>
          </table:table-cell>
          <table:table-cell table:style-name="ce10" table:formula="of:=INDIRECT(&quot;E&quot;&amp;MATCH([.G101];[.$D$2:.$D$1001];-1)+1)" office:value-type="float" office:value="113.575919047805" calcext:value-type="float">
            <text:p>113.58</text:p>
          </table:table-cell>
        </table:table-row>
        <table:table-row table:style-name="ro1">
          <table:table-cell office:value-type="float" office:value="0.306806806806807" calcext:value-type="float">
            <text:p>3.068E-01</text:p>
          </table:table-cell>
          <table:table-cell office:value-type="float" office:value="119.781046700896" calcext:value-type="float">
            <text:p>119.781</text:p>
          </table:table-cell>
          <table:table-cell office:value-type="float" office:value="105.435609104331" calcext:value-type="float">
            <text:p>105.436</text:p>
          </table:table-cell>
          <table:table-cell table:style-name="ce6" table:formula="of:=[.B102]/[.$B$2]" office:value-type="percentage" office:value="0.996993847558452" calcext:value-type="percentage">
            <text:p>99.70%</text:p>
          </table:table-cell>
          <table:table-cell table:style-name="ce7" table:formula="of:=[.C102]*1.11" office:value-type="float" office:value="117.033526105807" calcext:value-type="float">
            <text:p>117.03</text:p>
          </table:table-cell>
          <table:table-cell/>
          <table:table-cell table:style-name="ce8" office:value-type="percentage" office:value="1" calcext:value-type="percentage">
            <text:p>100%</text:p>
          </table:table-cell>
          <table:table-cell table:style-name="ce9" table:formula="of:=ROUND(INDIRECT(&quot;A&quot;&amp;MATCH([.G102];[.$D$2:.$D$1001];-1)+1)/(2*PI()*60*0.000001))" office:value-type="float" office:value="8" calcext:value-type="float">
            <text:p>8</text:p>
          </table:table-cell>
          <table:table-cell table:formula="of:=65435-[.H102]" office:value-type="float" office:value="65427" calcext:value-type="float">
            <text:p>65427</text:p>
          </table:table-cell>
          <table:table-cell table:style-name="ce10" table:formula="of:=INDIRECT(&quot;E&quot;&amp;MATCH([.G102];[.$D$2:.$D$1001];-1)+1)" office:value-type="float" office:value="119.831986418695" calcext:value-type="float">
            <text:p>119.83</text:p>
          </table:table-cell>
        </table:table-row>
        <table:table-row table:style-name="ro1">
          <table:table-cell office:value-type="float" office:value="0.309874874874875" calcext:value-type="float">
            <text:p>3.099E-01</text:p>
          </table:table-cell>
          <table:table-cell office:value-type="float" office:value="119.769946583143" calcext:value-type="float">
            <text:p>119.770</text:p>
          </table:table-cell>
          <table:table-cell office:value-type="float" office:value="105.384043183091" calcext:value-type="float">
            <text:p>105.384</text:p>
          </table:table-cell>
          <table:table-cell table:style-name="ce6" table:formula="of:=[.B103]/[.$B$2]" office:value-type="percentage" office:value="0.996901456070719" calcext:value-type="percentage">
            <text:p>99.69%</text:p>
          </table:table-cell>
          <table:table-cell table:style-name="ce7" table:formula="of:=[.C103]*1.11" office:value-type="float" office:value="116.976287933231" calcext:value-type="float">
            <text:p>116.98</text:p>
          </table:table-cell>
          <table:table-cell table:number-columns-repeated="5"/>
        </table:table-row>
        <table:table-row table:style-name="ro1">
          <table:table-cell office:value-type="float" office:value="0.312942942942943" calcext:value-type="float">
            <text:p>3.129E-01</text:p>
          </table:table-cell>
          <table:table-cell office:value-type="float" office:value="119.758625118297" calcext:value-type="float">
            <text:p>119.759</text:p>
          </table:table-cell>
          <table:table-cell office:value-type="float" office:value="105.331968099758" calcext:value-type="float">
            <text:p>105.332</text:p>
          </table:table-cell>
          <table:table-cell table:style-name="ce6" table:formula="of:=[.B104]/[.$B$2]" office:value-type="percentage" office:value="0.996807222207285" calcext:value-type="percentage">
            <text:p>99.68%</text:p>
          </table:table-cell>
          <table:table-cell table:style-name="ce7" table:formula="of:=[.C104]*1.11" office:value-type="float" office:value="116.918484590731" calcext:value-type="float">
            <text:p>116.92</text:p>
          </table:table-cell>
          <table:table-cell table:number-columns-repeated="5"/>
        </table:table-row>
        <table:table-row table:style-name="ro1">
          <table:table-cell office:value-type="float" office:value="0.316011011011011" calcext:value-type="float">
            <text:p>3.160E-01</text:p>
          </table:table-cell>
          <table:table-cell office:value-type="float" office:value="119.747080304775" calcext:value-type="float">
            <text:p>119.747</text:p>
          </table:table-cell>
          <table:table-cell office:value-type="float" office:value="105.279384369322" calcext:value-type="float">
            <text:p>105.279</text:p>
          </table:table-cell>
          <table:table-cell table:style-name="ce6" table:formula="of:=[.B105]/[.$B$2]" office:value-type="percentage" office:value="0.996711129308035" calcext:value-type="percentage">
            <text:p>99.67%</text:p>
          </table:table-cell>
          <table:table-cell table:style-name="ce7" table:formula="of:=[.C105]*1.11" office:value-type="float" office:value="116.860116649947" calcext:value-type="float">
            <text:p>116.86</text:p>
          </table:table-cell>
          <table:table-cell table:number-columns-repeated="5"/>
        </table:table-row>
        <table:table-row table:style-name="ro1">
          <table:table-cell office:value-type="float" office:value="0.319079079079079" calcext:value-type="float">
            <text:p>3.191E-01</text:p>
          </table:table-cell>
          <table:table-cell office:value-type="float" office:value="119.735310147773" calcext:value-type="float">
            <text:p>119.735</text:p>
          </table:table-cell>
          <table:table-cell office:value-type="float" office:value="105.226292511802" calcext:value-type="float">
            <text:p>105.226</text:p>
          </table:table-cell>
          <table:table-cell table:style-name="ce6" table:formula="of:=[.B106]/[.$B$2]" office:value-type="percentage" office:value="0.99661316076928" calcext:value-type="percentage">
            <text:p>99.66%</text:p>
          </table:table-cell>
          <table:table-cell table:style-name="ce7" table:formula="of:=[.C106]*1.11" office:value-type="float" office:value="116.8011846881" calcext:value-type="float">
            <text:p>116.80</text:p>
          </table:table-cell>
          <table:table-cell table:number-columns-repeated="5"/>
        </table:table-row>
        <table:table-row table:style-name="ro1">
          <table:table-cell office:value-type="float" office:value="0.322147147147147" calcext:value-type="float">
            <text:p>3.221E-01</text:p>
          </table:table-cell>
          <table:table-cell office:value-type="float" office:value="119.723312659308" calcext:value-type="float">
            <text:p>119.723</text:p>
          </table:table-cell>
          <table:table-cell office:value-type="float" office:value="105.172693052244" calcext:value-type="float">
            <text:p>105.173</text:p>
          </table:table-cell>
          <table:table-cell table:style-name="ce6" table:formula="of:=[.B107]/[.$B$2]" office:value-type="percentage" office:value="0.996513300044105" calcext:value-type="percentage">
            <text:p>99.65%</text:p>
          </table:table-cell>
          <table:table-cell table:style-name="ce7" table:formula="of:=[.C107]*1.11" office:value-type="float" office:value="116.741689287991" calcext:value-type="float">
            <text:p>116.74</text:p>
          </table:table-cell>
          <table:table-cell table:number-columns-repeated="5"/>
        </table:table-row>
        <table:table-row table:style-name="ro1">
          <table:table-cell office:value-type="float" office:value="0.325215215215215" calcext:value-type="float">
            <text:p>3.252E-01</text:p>
          </table:table-cell>
          <table:table-cell office:value-type="float" office:value="119.711085858261" calcext:value-type="float">
            <text:p>119.711</text:p>
          </table:table-cell>
          <table:table-cell office:value-type="float" office:value="105.118586520713" calcext:value-type="float">
            <text:p>105.119</text:p>
          </table:table-cell>
          <table:table-cell table:style-name="ce6" table:formula="of:=[.B108]/[.$B$2]" office:value-type="percentage" office:value="0.996411530642727" calcext:value-type="percentage">
            <text:p>99.64%</text:p>
          </table:table-cell>
          <table:table-cell table:style-name="ce7" table:formula="of:=[.C108]*1.11" office:value-type="float" office:value="116.681631037991" calcext:value-type="float">
            <text:p>116.68</text:p>
          </table:table-cell>
          <table:table-cell table:number-columns-repeated="5"/>
        </table:table-row>
        <table:table-row table:style-name="ro1">
          <table:table-cell office:value-type="float" office:value="0.328283283283283" calcext:value-type="float">
            <text:p>3.283E-01</text:p>
          </table:table-cell>
          <table:table-cell office:value-type="float" office:value="119.698627770418" calcext:value-type="float">
            <text:p>119.699</text:p>
          </table:table-cell>
          <table:table-cell office:value-type="float" office:value="105.063973452286" calcext:value-type="float">
            <text:p>105.064</text:p>
          </table:table-cell>
          <table:table-cell table:style-name="ce6" table:formula="of:=[.B109]/[.$B$2]" office:value-type="percentage" office:value="0.996307836132837" calcext:value-type="percentage">
            <text:p>99.63%</text:p>
          </table:table-cell>
          <table:table-cell table:style-name="ce7" table:formula="of:=[.C109]*1.11" office:value-type="float" office:value="116.621010532037" calcext:value-type="float">
            <text:p>116.62</text:p>
          </table:table-cell>
          <table:table-cell table:number-columns-repeated="5"/>
        </table:table-row>
        <table:table-row table:style-name="ro1">
          <table:table-cell office:value-type="float" office:value="0.331351351351351" calcext:value-type="float">
            <text:p>3.314E-01</text:p>
          </table:table-cell>
          <table:table-cell office:value-type="float" office:value="119.685936428509" calcext:value-type="float">
            <text:p>119.686</text:p>
          </table:table-cell>
          <table:table-cell office:value-type="float" office:value="105.008854387054" calcext:value-type="float">
            <text:p>105.009</text:p>
          </table:table-cell>
          <table:table-cell table:style-name="ce6" table:formula="of:=[.B110]/[.$B$2]" office:value-type="percentage" office:value="0.996202200139923" calcext:value-type="percentage">
            <text:p>99.62%</text:p>
          </table:table-cell>
          <table:table-cell table:style-name="ce7" table:formula="of:=[.C110]*1.11" office:value-type="float" office:value="116.55982836963" calcext:value-type="float">
            <text:p>116.56</text:p>
          </table:table-cell>
          <table:table-cell table:number-columns-repeated="5"/>
        </table:table-row>
        <table:table-row table:style-name="ro1">
          <table:table-cell office:value-type="float" office:value="0.334419419419419" calcext:value-type="float">
            <text:p>3.344E-01</text:p>
          </table:table-cell>
          <table:table-cell office:value-type="float" office:value="119.67300987225" calcext:value-type="float">
            <text:p>119.673</text:p>
          </table:table-cell>
          <table:table-cell office:value-type="float" office:value="104.953229870108" calcext:value-type="float">
            <text:p>104.953</text:p>
          </table:table-cell>
          <table:table-cell table:style-name="ce6" table:formula="of:=[.B111]/[.$B$2]" office:value-type="percentage" office:value="0.996094606347622" calcext:value-type="percentage">
            <text:p>99.61%</text:p>
          </table:table-cell>
          <table:table-cell table:style-name="ce7" table:formula="of:=[.C111]*1.11" office:value-type="float" office:value="116.49808515582" calcext:value-type="float">
            <text:p>116.50</text:p>
          </table:table-cell>
          <table:table-cell table:number-columns-repeated="5"/>
        </table:table-row>
        <table:table-row table:style-name="ro1">
          <table:table-cell office:value-type="float" office:value="0.337487487487487" calcext:value-type="float">
            <text:p>3.375E-01</text:p>
          </table:table-cell>
          <table:table-cell office:value-type="float" office:value="119.659846148383" calcext:value-type="float">
            <text:p>119.660</text:p>
          </table:table-cell>
          <table:table-cell office:value-type="float" office:value="104.89710045154" calcext:value-type="float">
            <text:p>104.897</text:p>
          </table:table-cell>
          <table:table-cell table:style-name="ce6" table:formula="of:=[.B112]/[.$B$2]" office:value-type="percentage" office:value="0.995985038498051" calcext:value-type="percentage">
            <text:p>99.60%</text:p>
          </table:table-cell>
          <table:table-cell table:style-name="ce7" table:formula="of:=[.C112]*1.11" office:value-type="float" office:value="116.435781501209" calcext:value-type="float">
            <text:p>116.44</text:p>
          </table:table-cell>
          <table:table-cell table:number-columns-repeated="5"/>
        </table:table-row>
        <table:table-row table:style-name="ro1">
          <table:table-cell office:value-type="float" office:value="0.340555555555556" calcext:value-type="float">
            <text:p>3.406E-01</text:p>
          </table:table-cell>
          <table:table-cell office:value-type="float" office:value="119.646443310717" calcext:value-type="float">
            <text:p>119.646</text:p>
          </table:table-cell>
          <table:table-cell office:value-type="float" office:value="104.840466686434" calcext:value-type="float">
            <text:p>104.840</text:p>
          </table:table-cell>
          <table:table-cell table:style-name="ce6" table:formula="of:=[.B113]/[.$B$2]" office:value-type="percentage" office:value="0.99587348039215" calcext:value-type="percentage">
            <text:p>99.59%</text:p>
          </table:table-cell>
          <table:table-cell table:style-name="ce7" table:formula="of:=[.C113]*1.11" office:value-type="float" office:value="116.372918021942" calcext:value-type="float">
            <text:p>116.37</text:p>
          </table:table-cell>
          <table:table-cell table:number-columns-repeated="5"/>
        </table:table-row>
        <table:table-row table:style-name="ro1">
          <table:table-cell office:value-type="float" office:value="0.343623623623624" calcext:value-type="float">
            <text:p>3.436E-01</text:p>
          </table:table-cell>
          <table:table-cell office:value-type="float" office:value="119.632799420163" calcext:value-type="float">
            <text:p>119.633</text:p>
          </table:table-cell>
          <table:table-cell office:value-type="float" office:value="104.783329134862" calcext:value-type="float">
            <text:p>104.783</text:p>
          </table:table-cell>
          <table:table-cell table:style-name="ce6" table:formula="of:=[.B114]/[.$B$2]" office:value-type="percentage" office:value="0.99575991588997" calcext:value-type="percentage">
            <text:p>99.58%</text:p>
          </table:table-cell>
          <table:table-cell table:style-name="ce7" table:formula="of:=[.C114]*1.11" office:value-type="float" office:value="116.309495339697" calcext:value-type="float">
            <text:p>116.31</text:p>
          </table:table-cell>
          <table:table-cell table:number-columns-repeated="5"/>
        </table:table-row>
        <table:table-row table:style-name="ro1">
          <table:table-cell office:value-type="float" office:value="0.346691691691692" calcext:value-type="float">
            <text:p>3.467E-01</text:p>
          </table:table-cell>
          <table:table-cell office:value-type="float" office:value="119.618912544776" calcext:value-type="float">
            <text:p>119.619</text:p>
          </table:table-cell>
          <table:table-cell office:value-type="float" office:value="104.725688361878" calcext:value-type="float">
            <text:p>104.726</text:p>
          </table:table-cell>
          <table:table-cell table:style-name="ce6" table:formula="of:=[.B115]/[.$B$2]" office:value-type="percentage" office:value="0.995644328911028" calcext:value-type="percentage">
            <text:p>99.56%</text:p>
          </table:table-cell>
          <table:table-cell table:style-name="ce7" table:formula="of:=[.C115]*1.11" office:value-type="float" office:value="116.245514081685" calcext:value-type="float">
            <text:p>116.25</text:p>
          </table:table-cell>
          <table:table-cell table:number-columns-repeated="5"/>
        </table:table-row>
        <table:table-row table:style-name="ro1">
          <table:table-cell office:value-type="float" office:value="0.34975975975976" calcext:value-type="float">
            <text:p>3.498E-01</text:p>
          </table:table-cell>
          <table:table-cell office:value-type="float" office:value="119.604780759792" calcext:value-type="float">
            <text:p>119.605</text:p>
          </table:table-cell>
          <table:table-cell office:value-type="float" office:value="104.667544937512" calcext:value-type="float">
            <text:p>104.668</text:p>
          </table:table-cell>
          <table:table-cell table:style-name="ce6" table:formula="of:=[.B116]/[.$B$2]" office:value-type="percentage" office:value="0.99552670343461" calcext:value-type="percentage">
            <text:p>99.55%</text:p>
          </table:table-cell>
          <table:table-cell table:style-name="ce7" table:formula="of:=[.C116]*1.11" office:value-type="float" office:value="116.180974880638" calcext:value-type="float">
            <text:p>116.18</text:p>
          </table:table-cell>
          <table:table-cell table:number-columns-repeated="5"/>
        </table:table-row>
        <table:table-row table:style-name="ro1">
          <table:table-cell office:value-type="float" office:value="0.352827827827828" calcext:value-type="float">
            <text:p>3.528E-01</text:p>
          </table:table-cell>
          <table:table-cell office:value-type="float" office:value="119.590402147665" calcext:value-type="float">
            <text:p>119.590</text:p>
          </table:table-cell>
          <table:table-cell office:value-type="float" office:value="104.608899436767" calcext:value-type="float">
            <text:p>104.609</text:p>
          </table:table-cell>
          <table:table-cell table:style-name="ce6" table:formula="of:=[.B117]/[.$B$2]" office:value-type="percentage" office:value="0.995407023500081" calcext:value-type="percentage">
            <text:p>99.54%</text:p>
          </table:table-cell>
          <table:table-cell table:style-name="ce7" table:formula="of:=[.C117]*1.11" office:value-type="float" office:value="116.115878374811" calcext:value-type="float">
            <text:p>116.12</text:p>
          </table:table-cell>
          <table:table-cell table:number-columns-repeated="5"/>
        </table:table-row>
        <table:table-row table:style-name="ro1">
          <table:table-cell office:value-type="float" office:value="0.355895895895896" calcext:value-type="float">
            <text:p>3.559E-01</text:p>
          </table:table-cell>
          <table:table-cell office:value-type="float" office:value="119.575774798106" calcext:value-type="float">
            <text:p>119.576</text:p>
          </table:table-cell>
          <table:table-cell office:value-type="float" office:value="104.549752439609" calcext:value-type="float">
            <text:p>104.550</text:p>
          </table:table-cell>
          <table:table-cell table:style-name="ce6" table:formula="of:=[.B118]/[.$B$2]" office:value-type="percentage" office:value="0.995285273207208" calcext:value-type="percentage">
            <text:p>99.53%</text:p>
          </table:table-cell>
          <table:table-cell table:style-name="ce7" table:formula="of:=[.C118]*1.11" office:value-type="float" office:value="116.050225207966" calcext:value-type="float">
            <text:p>116.05</text:p>
          </table:table-cell>
          <table:table-cell table:number-columns-repeated="5"/>
        </table:table-row>
        <table:table-row table:style-name="ro1">
          <table:table-cell office:value-type="float" office:value="0.358963963963964" calcext:value-type="float">
            <text:p>3.590E-01</text:p>
          </table:table-cell>
          <table:table-cell office:value-type="float" office:value="119.560896808119" calcext:value-type="float">
            <text:p>119.561</text:p>
          </table:table-cell>
          <table:table-cell office:value-type="float" office:value="104.490104530964" calcext:value-type="float">
            <text:p>104.490</text:p>
          </table:table-cell>
          <table:table-cell table:style-name="ce6" table:formula="of:=[.B119]/[.$B$2]" office:value-type="percentage" office:value="0.995161436716464" calcext:value-type="percentage">
            <text:p>99.52%</text:p>
          </table:table-cell>
          <table:table-cell table:style-name="ce7" table:formula="of:=[.C119]*1.11" office:value-type="float" office:value="115.98401602937" calcext:value-type="float">
            <text:p>115.98</text:p>
          </table:table-cell>
          <table:table-cell table:number-columns-repeated="5"/>
        </table:table-row>
        <table:table-row table:style-name="ro1">
          <table:table-cell office:value-type="float" office:value="0.362032032032032" calcext:value-type="float">
            <text:p>3.620E-01</text:p>
          </table:table-cell>
          <table:table-cell office:value-type="float" office:value="119.545766282037" calcext:value-type="float">
            <text:p>119.546</text:p>
          </table:table-cell>
          <table:table-cell office:value-type="float" office:value="104.429956300713" calcext:value-type="float">
            <text:p>104.430</text:p>
          </table:table-cell>
          <table:table-cell table:style-name="ce6" table:formula="of:=[.B120]/[.$B$2]" office:value-type="percentage" office:value="0.995035498249323" calcext:value-type="percentage">
            <text:p>99.50%</text:p>
          </table:table-cell>
          <table:table-cell table:style-name="ce7" table:formula="of:=[.C120]*1.11" office:value-type="float" office:value="115.917251493791" calcext:value-type="float">
            <text:p>115.92</text:p>
          </table:table-cell>
          <table:table-cell table:number-columns-repeated="5"/>
        </table:table-row>
        <table:table-row table:style-name="ro1">
          <table:table-cell office:value-type="float" office:value="0.3651001001001" calcext:value-type="float">
            <text:p>3.651E-01</text:p>
          </table:table-cell>
          <table:table-cell office:value-type="float" office:value="119.530381331557" calcext:value-type="float">
            <text:p>119.530</text:p>
          </table:table-cell>
          <table:table-cell office:value-type="float" office:value="104.369308343682" calcext:value-type="float">
            <text:p>104.369</text:p>
          </table:table-cell>
          <table:table-cell table:style-name="ce6" table:formula="of:=[.B121]/[.$B$2]" office:value-type="percentage" office:value="0.994907442088553" calcext:value-type="percentage">
            <text:p>99.49%</text:p>
          </table:table-cell>
          <table:table-cell table:style-name="ce7" table:formula="of:=[.C121]*1.11" office:value-type="float" office:value="115.849932261487" calcext:value-type="float">
            <text:p>115.85</text:p>
          </table:table-cell>
          <table:table-cell table:number-columns-repeated="5"/>
        </table:table-row>
        <table:table-row table:style-name="ro1">
          <table:table-cell office:value-type="float" office:value="0.368168168168168" calcext:value-type="float">
            <text:p>3.682E-01</text:p>
          </table:table-cell>
          <table:table-cell office:value-type="float" office:value="119.514740075778" calcext:value-type="float">
            <text:p>119.515</text:p>
          </table:table-cell>
          <table:table-cell office:value-type="float" office:value="104.308161259643" calcext:value-type="float">
            <text:p>104.308</text:p>
          </table:table-cell>
          <table:table-cell table:style-name="ce6" table:formula="of:=[.B122]/[.$B$2]" office:value-type="percentage" office:value="0.994777252578532" calcext:value-type="percentage">
            <text:p>99.48%</text:p>
          </table:table-cell>
          <table:table-cell table:style-name="ce7" table:formula="of:=[.C122]*1.11" office:value-type="float" office:value="115.782058998204" calcext:value-type="float">
            <text:p>115.78</text:p>
          </table:table-cell>
          <table:table-cell table:number-columns-repeated="5"/>
        </table:table-row>
        <table:table-row table:style-name="ro1">
          <table:table-cell office:value-type="float" office:value="0.371236236236236" calcext:value-type="float">
            <text:p>3.712E-01</text:p>
          </table:table-cell>
          <table:table-cell office:value-type="float" office:value="119.498840641236" calcext:value-type="float">
            <text:p>119.499</text:p>
          </table:table-cell>
          <table:table-cell office:value-type="float" office:value="104.2465156533" calcext:value-type="float">
            <text:p>104.247</text:p>
          </table:table-cell>
          <table:table-cell table:style-name="ce6" table:formula="of:=[.B123]/[.$B$2]" office:value-type="percentage" office:value="0.994644914125541" calcext:value-type="percentage">
            <text:p>99.46%</text:p>
          </table:table-cell>
          <table:table-cell table:style-name="ce7" table:formula="of:=[.C123]*1.11" office:value-type="float" office:value="115.713632375163" calcext:value-type="float">
            <text:p>115.71</text:p>
          </table:table-cell>
          <table:table-cell table:number-columns-repeated="5"/>
        </table:table-row>
        <table:table-row table:style-name="ro1">
          <table:table-cell office:value-type="float" office:value="0.374304304304304" calcext:value-type="float">
            <text:p>3.743E-01</text:p>
          </table:table-cell>
          <table:table-cell office:value-type="float" office:value="119.482681161934" calcext:value-type="float">
            <text:p>119.483</text:p>
          </table:table-cell>
          <table:table-cell office:value-type="float" office:value="104.18437213429" calcext:value-type="float">
            <text:p>104.184</text:p>
          </table:table-cell>
          <table:table-cell table:style-name="ce6" table:formula="of:=[.B124]/[.$B$2]" office:value-type="percentage" office:value="0.994510411198012" calcext:value-type="percentage">
            <text:p>99.45%</text:p>
          </table:table-cell>
          <table:table-cell table:style-name="ce7" table:formula="of:=[.C124]*1.11" office:value-type="float" office:value="115.644653069062" calcext:value-type="float">
            <text:p>115.64</text:p>
          </table:table-cell>
          <table:table-cell table:number-columns-repeated="5"/>
        </table:table-row>
        <table:table-row table:style-name="ro1">
          <table:table-cell office:value-type="float" office:value="0.377372372372372" calcext:value-type="float">
            <text:p>3.774E-01</text:p>
          </table:table-cell>
          <table:table-cell office:value-type="float" office:value="119.466259779384" calcext:value-type="float">
            <text:p>119.466</text:p>
          </table:table-cell>
          <table:table-cell office:value-type="float" office:value="104.121731317172" calcext:value-type="float">
            <text:p>104.122</text:p>
          </table:table-cell>
          <table:table-cell table:style-name="ce6" table:formula="of:=[.B125]/[.$B$2]" office:value-type="percentage" office:value="0.994373728326876" calcext:value-type="percentage">
            <text:p>99.44%</text:p>
          </table:table-cell>
          <table:table-cell table:style-name="ce7" table:formula="of:=[.C125]*1.11" office:value-type="float" office:value="115.575121762061" calcext:value-type="float">
            <text:p>115.58</text:p>
          </table:table-cell>
          <table:table-cell table:number-columns-repeated="5"/>
        </table:table-row>
        <table:table-row table:style-name="ro1">
          <table:table-cell office:value-type="float" office:value="0.38044044044044" calcext:value-type="float">
            <text:p>3.804E-01</text:p>
          </table:table-cell>
          <table:table-cell office:value-type="float" office:value="119.466259779384" calcext:value-type="float">
            <text:p>119.466</text:p>
          </table:table-cell>
          <table:table-cell office:value-type="float" office:value="104.121731317172" calcext:value-type="float">
            <text:p>104.122</text:p>
          </table:table-cell>
          <table:table-cell table:style-name="ce6" table:formula="of:=[.B126]/[.$B$2]" office:value-type="percentage" office:value="0.994373728326876" calcext:value-type="percentage">
            <text:p>99.44%</text:p>
          </table:table-cell>
          <table:table-cell table:style-name="ce7" table:formula="of:=[.C126]*1.11" office:value-type="float" office:value="115.575121762061" calcext:value-type="float">
            <text:p>115.58</text:p>
          </table:table-cell>
          <table:table-cell table:number-columns-repeated="5"/>
        </table:table-row>
        <table:table-row table:style-name="ro1">
          <table:table-cell office:value-type="float" office:value="0.383508508508509" calcext:value-type="float">
            <text:p>3.835E-01</text:p>
          </table:table-cell>
          <table:table-cell office:value-type="float" office:value="119.449574642633" calcext:value-type="float">
            <text:p>119.450</text:p>
          </table:table-cell>
          <table:table-cell office:value-type="float" office:value="104.058593821425" calcext:value-type="float">
            <text:p>104.059</text:p>
          </table:table-cell>
          <table:table-cell table:style-name="ce6" table:formula="of:=[.B127]/[.$B$2]" office:value-type="percentage" office:value="0.994234850105783" calcext:value-type="percentage">
            <text:p>99.42%</text:p>
          </table:table-cell>
          <table:table-cell table:style-name="ce7" table:formula="of:=[.C127]*1.11" office:value-type="float" office:value="115.505039141782" calcext:value-type="float">
            <text:p>115.51</text:p>
          </table:table-cell>
          <table:table-cell table:number-columns-repeated="5"/>
        </table:table-row>
        <table:table-row table:style-name="ro1">
          <table:table-cell office:value-type="float" office:value="0.386576576576577" calcext:value-type="float">
            <text:p>3.866E-01</text:p>
          </table:table-cell>
          <table:table-cell office:value-type="float" office:value="119.432623908303" calcext:value-type="float">
            <text:p>119.433</text:p>
          </table:table-cell>
          <table:table-cell office:value-type="float" office:value="103.994960271438" calcext:value-type="float">
            <text:p>103.995</text:p>
          </table:table-cell>
          <table:table-cell table:style-name="ce6" table:formula="of:=[.B128]/[.$B$2]" office:value-type="percentage" office:value="0.994093761191434" calcext:value-type="percentage">
            <text:p>99.41%</text:p>
          </table:table-cell>
          <table:table-cell table:style-name="ce7" table:formula="of:=[.C128]*1.11" office:value-type="float" office:value="115.434405901296" calcext:value-type="float">
            <text:p>115.43</text:p>
          </table:table-cell>
          <table:table-cell table:number-columns-repeated="5"/>
        </table:table-row>
        <table:table-row table:style-name="ro1">
          <table:table-cell office:value-type="float" office:value="0.389644644644645" calcext:value-type="float">
            <text:p>3.896E-01</text:p>
          </table:table-cell>
          <table:table-cell office:value-type="float" office:value="119.415405740618" calcext:value-type="float">
            <text:p>119.415</text:p>
          </table:table-cell>
          <table:table-cell office:value-type="float" office:value="103.930831296506" calcext:value-type="float">
            <text:p>103.931</text:p>
          </table:table-cell>
          <table:table-cell table:style-name="ce6" table:formula="of:=[.B129]/[.$B$2]" office:value-type="percentage" office:value="0.993950446303804" calcext:value-type="percentage">
            <text:p>99.40%</text:p>
          </table:table-cell>
          <table:table-cell table:style-name="ce7" table:formula="of:=[.C129]*1.11" office:value-type="float" office:value="115.363222739122" calcext:value-type="float">
            <text:p>115.36</text:p>
          </table:table-cell>
          <table:table-cell table:number-columns-repeated="5"/>
        </table:table-row>
        <table:table-row table:style-name="ro1">
          <table:table-cell office:value-type="float" office:value="0.392712712712713" calcext:value-type="float">
            <text:p>3.927E-01</text:p>
          </table:table-cell>
          <table:table-cell office:value-type="float" office:value="119.397918311441" calcext:value-type="float">
            <text:p>119.398</text:p>
          </table:table-cell>
          <table:table-cell office:value-type="float" office:value="103.866207530825" calcext:value-type="float">
            <text:p>103.866</text:p>
          </table:table-cell>
          <table:table-cell table:style-name="ce6" table:formula="of:=[.B130]/[.$B$2]" office:value-type="percentage" office:value="0.99380489022645" calcext:value-type="percentage">
            <text:p>99.38%</text:p>
          </table:table-cell>
          <table:table-cell table:style-name="ce7" table:formula="of:=[.C130]*1.11" office:value-type="float" office:value="115.291490359216" calcext:value-type="float">
            <text:p>115.29</text:p>
          </table:table-cell>
          <table:table-cell table:number-columns-repeated="5"/>
        </table:table-row>
        <table:table-row table:style-name="ro1">
          <table:table-cell office:value-type="float" office:value="0.395780780780781" calcext:value-type="float">
            <text:p>3.958E-01</text:p>
          </table:table-cell>
          <table:table-cell office:value-type="float" office:value="119.380159800306" calcext:value-type="float">
            <text:p>119.380</text:p>
          </table:table-cell>
          <table:table-cell office:value-type="float" office:value="103.801089613483" calcext:value-type="float">
            <text:p>103.801</text:p>
          </table:table-cell>
          <table:table-cell table:style-name="ce6" table:formula="of:=[.B131]/[.$B$2]" office:value-type="percentage" office:value="0.993657077806781" calcext:value-type="percentage">
            <text:p>99.37%</text:p>
          </table:table-cell>
          <table:table-cell table:style-name="ce7" table:formula="of:=[.C131]*1.11" office:value-type="float" office:value="115.219209470966" calcext:value-type="float">
            <text:p>115.22</text:p>
          </table:table-cell>
          <table:table-cell table:number-columns-repeated="5"/>
        </table:table-row>
        <table:table-row table:style-name="ro1">
          <table:table-cell office:value-type="float" office:value="0.398848848848849" calcext:value-type="float">
            <text:p>3.988E-01</text:p>
          </table:table-cell>
          <table:table-cell office:value-type="float" office:value="119.362128394446" calcext:value-type="float">
            <text:p>119.362</text:p>
          </table:table-cell>
          <table:table-cell office:value-type="float" office:value="103.735478188453" calcext:value-type="float">
            <text:p>103.735</text:p>
          </table:table-cell>
          <table:table-cell table:style-name="ce6" table:formula="of:=[.B132]/[.$B$2]" office:value-type="percentage" office:value="0.993506993956285" calcext:value-type="percentage">
            <text:p>99.35%</text:p>
          </table:table-cell>
          <table:table-cell table:style-name="ce7" table:formula="of:=[.C132]*1.11" office:value-type="float" office:value="115.146380789183" calcext:value-type="float">
            <text:p>115.15</text:p>
          </table:table-cell>
          <table:table-cell table:number-columns-repeated="5"/>
        </table:table-row>
        <table:table-row table:style-name="ro1">
          <table:table-cell office:value-type="float" office:value="0.401916916916917" calcext:value-type="float">
            <text:p>4.019E-01</text:p>
          </table:table-cell>
          <table:table-cell office:value-type="float" office:value="119.343822288828" calcext:value-type="float">
            <text:p>119.344</text:p>
          </table:table-cell>
          <table:table-cell office:value-type="float" office:value="103.669373904593" calcext:value-type="float">
            <text:p>103.669</text:p>
          </table:table-cell>
          <table:table-cell table:style-name="ce6" table:formula="of:=[.B133]/[.$B$2]" office:value-type="percentage" office:value="0.993354623650827" calcext:value-type="percentage">
            <text:p>99.34%</text:p>
          </table:table-cell>
          <table:table-cell table:style-name="ce7" table:formula="of:=[.C133]*1.11" office:value-type="float" office:value="115.073005034098" calcext:value-type="float">
            <text:p>115.07</text:p>
          </table:table-cell>
          <table:table-cell table:number-columns-repeated="5"/>
        </table:table-row>
        <table:table-row table:style-name="ro1">
          <table:table-cell office:value-type="float" office:value="0.404984984984985" calcext:value-type="float">
            <text:p>4.050E-01</text:p>
          </table:table-cell>
          <table:table-cell office:value-type="float" office:value="119.325239686184" calcext:value-type="float">
            <text:p>119.325</text:p>
          </table:table-cell>
          <table:table-cell office:value-type="float" office:value="103.60277741563" calcext:value-type="float">
            <text:p>103.603</text:p>
          </table:table-cell>
          <table:table-cell table:style-name="ce6" table:formula="of:=[.B134]/[.$B$2]" office:value-type="percentage" office:value="0.993199951930902" calcext:value-type="percentage">
            <text:p>99.32%</text:p>
          </table:table-cell>
          <table:table-cell table:style-name="ce7" table:formula="of:=[.C134]*1.11" office:value-type="float" office:value="114.999082931349" calcext:value-type="float">
            <text:p>115.00</text:p>
          </table:table-cell>
          <table:table-cell table:number-columns-repeated="5"/>
        </table:table-row>
        <table:table-row table:style-name="ro1">
          <table:table-cell office:value-type="float" office:value="0.408053053053053" calcext:value-type="float">
            <text:p>4.081E-01</text:p>
          </table:table-cell>
          <table:table-cell office:value-type="float" office:value="119.306378797038" calcext:value-type="float">
            <text:p>119.306</text:p>
          </table:table-cell>
          <table:table-cell office:value-type="float" office:value="103.535689380163" calcext:value-type="float">
            <text:p>103.536</text:p>
          </table:table-cell>
          <table:table-cell table:style-name="ce6" table:formula="of:=[.B135]/[.$B$2]" office:value-type="percentage" office:value="0.993042963901861" calcext:value-type="percentage">
            <text:p>99.30%</text:p>
          </table:table-cell>
          <table:table-cell table:style-name="ce7" table:formula="of:=[.C135]*1.11" office:value-type="float" office:value="114.924615211981" calcext:value-type="float">
            <text:p>114.92</text:p>
          </table:table-cell>
          <table:table-cell table:number-columns-repeated="5"/>
        </table:table-row>
        <table:table-row table:style-name="ro1">
          <table:table-cell office:value-type="float" office:value="0.411121121121121" calcext:value-type="float">
            <text:p>4.111E-01</text:p>
          </table:table-cell>
          <table:table-cell office:value-type="float" office:value="119.287237839741" calcext:value-type="float">
            <text:p>119.287</text:p>
          </table:table-cell>
          <table:table-cell office:value-type="float" office:value="103.468110461649" calcext:value-type="float">
            <text:p>103.468</text:p>
          </table:table-cell>
          <table:table-cell table:style-name="ce6" table:formula="of:=[.B136]/[.$B$2]" office:value-type="percentage" office:value="0.992883644734204" calcext:value-type="percentage">
            <text:p>99.29%</text:p>
          </table:table-cell>
          <table:table-cell table:style-name="ce7" table:formula="of:=[.C136]*1.11" office:value-type="float" office:value="114.84960261243" calcext:value-type="float">
            <text:p>114.85</text:p>
          </table:table-cell>
          <table:table-cell table:number-columns-repeated="5"/>
        </table:table-row>
        <table:table-row table:style-name="ro1">
          <table:table-cell office:value-type="float" office:value="0.414189189189189" calcext:value-type="float">
            <text:p>4.142E-01</text:p>
          </table:table-cell>
          <table:table-cell office:value-type="float" office:value="119.267815040495" calcext:value-type="float">
            <text:p>119.268</text:p>
          </table:table-cell>
          <table:table-cell office:value-type="float" office:value="103.4000413284" calcext:value-type="float">
            <text:p>103.400</text:p>
          </table:table-cell>
          <table:table-cell table:style-name="ce6" table:formula="of:=[.B137]/[.$B$2]" office:value-type="percentage" office:value="0.992721979663778" calcext:value-type="percentage">
            <text:p>99.27%</text:p>
          </table:table-cell>
          <table:table-cell table:style-name="ce7" table:formula="of:=[.C137]*1.11" office:value-type="float" office:value="114.774045874524" calcext:value-type="float">
            <text:p>114.77</text:p>
          </table:table-cell>
          <table:table-cell table:number-columns-repeated="5"/>
        </table:table-row>
        <table:table-row table:style-name="ro1">
          <table:table-cell office:value-type="float" office:value="0.417257257257257" calcext:value-type="float">
            <text:p>4.173E-01</text:p>
          </table:table-cell>
          <table:table-cell office:value-type="float" office:value="119.248108633388" calcext:value-type="float">
            <text:p>119.248</text:p>
          </table:table-cell>
          <table:table-cell office:value-type="float" office:value="103.331482653578" calcext:value-type="float">
            <text:p>103.331</text:p>
          </table:table-cell>
          <table:table-cell table:style-name="ce6" table:formula="of:=[.B138]/[.$B$2]" office:value-type="percentage" office:value="0.992557953992068" calcext:value-type="percentage">
            <text:p>99.26%</text:p>
          </table:table-cell>
          <table:table-cell table:style-name="ce7" table:formula="of:=[.C138]*1.11" office:value-type="float" office:value="114.697945745472" calcext:value-type="float">
            <text:p>114.70</text:p>
          </table:table-cell>
          <table:table-cell table:number-columns-repeated="5"/>
        </table:table-row>
        <table:table-row table:style-name="ro1">
          <table:table-cell office:value-type="float" office:value="0.420325325325325" calcext:value-type="float">
            <text:p>4.203E-01</text:p>
          </table:table-cell>
          <table:table-cell office:value-type="float" office:value="119.22811686042" calcext:value-type="float">
            <text:p>119.228</text:p>
          </table:table-cell>
          <table:table-cell office:value-type="float" office:value="103.262435115184" calcext:value-type="float">
            <text:p>103.262</text:p>
          </table:table-cell>
          <table:table-cell table:style-name="ce6" table:formula="of:=[.B139]/[.$B$2]" office:value-type="percentage" office:value="0.992391553086417" calcext:value-type="percentage">
            <text:p>99.24%</text:p>
          </table:table-cell>
          <table:table-cell table:style-name="ce7" table:formula="of:=[.C139]*1.11" office:value-type="float" office:value="114.621302977854" calcext:value-type="float">
            <text:p>114.62</text:p>
          </table:table-cell>
          <table:table-cell table:number-columns-repeated="5"/>
        </table:table-row>
        <table:table-row table:style-name="ro1">
          <table:table-cell office:value-type="float" office:value="0.423393393393393" calcext:value-type="float">
            <text:p>4.234E-01</text:p>
          </table:table-cell>
          <table:table-cell office:value-type="float" office:value="119.207837971532" calcext:value-type="float">
            <text:p>119.208</text:p>
          </table:table-cell>
          <table:table-cell office:value-type="float" office:value="103.192899396054" calcext:value-type="float">
            <text:p>103.193</text:p>
          </table:table-cell>
          <table:table-cell table:style-name="ce6" table:formula="of:=[.B140]/[.$B$2]" office:value-type="percentage" office:value="0.992222762380262" calcext:value-type="percentage">
            <text:p>99.22%</text:p>
          </table:table-cell>
          <table:table-cell table:style-name="ce7" table:formula="of:=[.C140]*1.11" office:value-type="float" office:value="114.54411832962" calcext:value-type="float">
            <text:p>114.54</text:p>
          </table:table-cell>
          <table:table-cell table:number-columns-repeated="5"/>
        </table:table-row>
        <table:table-row table:style-name="ro1">
          <table:table-cell office:value-type="float" office:value="0.426461461461461" calcext:value-type="float">
            <text:p>4.265E-01</text:p>
          </table:table-cell>
          <table:table-cell office:value-type="float" office:value="119.187270224634" calcext:value-type="float">
            <text:p>119.187</text:p>
          </table:table-cell>
          <table:table-cell office:value-type="float" office:value="103.122876183852" calcext:value-type="float">
            <text:p>103.123</text:p>
          </table:table-cell>
          <table:table-cell table:style-name="ce6" table:formula="of:=[.B141]/[.$B$2]" office:value-type="percentage" office:value="0.99205156737337" calcext:value-type="percentage">
            <text:p>99.21%</text:p>
          </table:table-cell>
          <table:table-cell table:style-name="ce7" table:formula="of:=[.C141]*1.11" office:value-type="float" office:value="114.466392564076" calcext:value-type="float">
            <text:p>114.47</text:p>
          </table:table-cell>
          <table:table-cell table:number-columns-repeated="5"/>
        </table:table-row>
        <table:table-row table:style-name="ro1">
          <table:table-cell office:value-type="float" office:value="0.42952952952953" calcext:value-type="float">
            <text:p>4.295E-01</text:p>
          </table:table-cell>
          <table:table-cell office:value-type="float" office:value="119.166411885634" calcext:value-type="float">
            <text:p>119.166</text:p>
          </table:table-cell>
          <table:table-cell office:value-type="float" office:value="103.052366171064" calcext:value-type="float">
            <text:p>103.052</text:p>
          </table:table-cell>
          <table:table-cell table:style-name="ce6" table:formula="of:=[.B142]/[.$B$2]" office:value-type="percentage" office:value="0.991877953632081" calcext:value-type="percentage">
            <text:p>99.19%</text:p>
          </table:table-cell>
          <table:table-cell table:style-name="ce7" table:formula="of:=[.C142]*1.11" office:value-type="float" office:value="114.388126449881" calcext:value-type="float">
            <text:p>114.39</text:p>
          </table:table-cell>
          <table:table-cell table:number-columns-repeated="5"/>
        </table:table-row>
        <table:table-row table:style-name="ro1">
          <table:table-cell office:value-type="float" office:value="0.432597597597598" calcext:value-type="float">
            <text:p>4.326E-01</text:p>
          </table:table-cell>
          <table:table-cell office:value-type="float" office:value="119.145261228464" calcext:value-type="float">
            <text:p>119.145</text:p>
          </table:table-cell>
          <table:table-cell office:value-type="float" office:value="102.981370054989" calcext:value-type="float">
            <text:p>102.981</text:p>
          </table:table-cell>
          <table:table-cell table:style-name="ce6" table:formula="of:=[.B143]/[.$B$2]" office:value-type="percentage" office:value="0.99170190678952" calcext:value-type="percentage">
            <text:p>99.17%</text:p>
          </table:table-cell>
          <table:table-cell table:style-name="ce7" table:formula="of:=[.C143]*1.11" office:value-type="float" office:value="114.309320761038" calcext:value-type="float">
            <text:p>114.31</text:p>
          </table:table-cell>
          <table:table-cell table:number-columns-repeated="5"/>
        </table:table-row>
        <table:table-row table:style-name="ro1">
          <table:table-cell office:value-type="float" office:value="0.435665665665666" calcext:value-type="float">
            <text:p>4.357E-01</text:p>
          </table:table-cell>
          <table:table-cell office:value-type="float" office:value="119.123816535107" calcext:value-type="float">
            <text:p>119.124</text:p>
          </table:table-cell>
          <table:table-cell office:value-type="float" office:value="102.909888537733" calcext:value-type="float">
            <text:p>102.910</text:p>
          </table:table-cell>
          <table:table-cell table:style-name="ce6" table:formula="of:=[.B144]/[.$B$2]" office:value-type="percentage" office:value="0.991523412545827" calcext:value-type="percentage">
            <text:p>99.15%</text:p>
          </table:table-cell>
          <table:table-cell table:style-name="ce7" table:formula="of:=[.C144]*1.11" office:value-type="float" office:value="114.229976276884" calcext:value-type="float">
            <text:p>114.23</text:p>
          </table:table-cell>
          <table:table-cell table:number-columns-repeated="5"/>
        </table:table-row>
        <table:table-row table:style-name="ro1">
          <table:table-cell office:value-type="float" office:value="0.438733733733734" calcext:value-type="float">
            <text:p>4.387E-01</text:p>
          </table:table-cell>
          <table:table-cell office:value-type="float" office:value="119.102076095624" calcext:value-type="float">
            <text:p>119.102</text:p>
          </table:table-cell>
          <table:table-cell office:value-type="float" office:value="102.837922326204" calcext:value-type="float">
            <text:p>102.838</text:p>
          </table:table-cell>
          <table:table-cell table:style-name="ce6" table:formula="of:=[.B145]/[.$B$2]" office:value-type="percentage" office:value="0.991342456668376" calcext:value-type="percentage">
            <text:p>99.13%</text:p>
          </table:table-cell>
          <table:table-cell table:style-name="ce7" table:formula="of:=[.C145]*1.11" office:value-type="float" office:value="114.150093782086" calcext:value-type="float">
            <text:p>114.15</text:p>
          </table:table-cell>
          <table:table-cell table:number-columns-repeated="5"/>
        </table:table-row>
        <table:table-row table:style-name="ro1">
          <table:table-cell office:value-type="float" office:value="0.441801801801802" calcext:value-type="float">
            <text:p>4.418E-01</text:p>
          </table:table-cell>
          <table:table-cell office:value-type="float" office:value="119.080038208183" calcext:value-type="float">
            <text:p>119.080</text:p>
          </table:table-cell>
          <table:table-cell office:value-type="float" office:value="102.765472132101" calcext:value-type="float">
            <text:p>102.765</text:p>
          </table:table-cell>
          <table:table-cell table:style-name="ce6" table:formula="of:=[.B146]/[.$B$2]" office:value-type="percentage" office:value="0.991159024992021" calcext:value-type="percentage">
            <text:p>99.12%</text:p>
          </table:table-cell>
          <table:table-cell table:style-name="ce7" table:formula="of:=[.C146]*1.11" office:value-type="float" office:value="114.069674066632" calcext:value-type="float">
            <text:p>114.07</text:p>
          </table:table-cell>
          <table:table-cell table:number-columns-repeated="5"/>
        </table:table-row>
        <table:table-row table:style-name="ro1">
          <table:table-cell office:value-type="float" office:value="0.44486986986987" calcext:value-type="float">
            <text:p>4.449E-01</text:p>
          </table:table-cell>
          <table:table-cell office:value-type="float" office:value="119.057701179079" calcext:value-type="float">
            <text:p>119.058</text:p>
          </table:table-cell>
          <table:table-cell office:value-type="float" office:value="102.69253867191" calcext:value-type="float">
            <text:p>102.693</text:p>
          </table:table-cell>
          <table:table-cell table:style-name="ce6" table:formula="of:=[.B147]/[.$B$2]" office:value-type="percentage" office:value="0.990973103419261" calcext:value-type="percentage">
            <text:p>99.10%</text:p>
          </table:table-cell>
          <table:table-cell table:style-name="ce7" table:formula="of:=[.C147]*1.11" office:value-type="float" office:value="113.98871792582" calcext:value-type="float">
            <text:p>113.99</text:p>
          </table:table-cell>
          <table:table-cell table:number-columns-repeated="5"/>
        </table:table-row>
        <table:table-row table:style-name="ro1">
          <table:table-cell office:value-type="float" office:value="0.447937937937938" calcext:value-type="float">
            <text:p>4.479E-01</text:p>
          </table:table-cell>
          <table:table-cell office:value-type="float" office:value="119.035063322766" calcext:value-type="float">
            <text:p>119.035</text:p>
          </table:table-cell>
          <table:table-cell office:value-type="float" office:value="102.619122666898" calcext:value-type="float">
            <text:p>102.619</text:p>
          </table:table-cell>
          <table:table-cell table:style-name="ce6" table:formula="of:=[.B148]/[.$B$2]" office:value-type="percentage" office:value="0.990784677920507" calcext:value-type="percentage">
            <text:p>99.08%</text:p>
          </table:table-cell>
          <table:table-cell table:style-name="ce7" table:formula="of:=[.C148]*1.11" office:value-type="float" office:value="113.907226160257" calcext:value-type="float">
            <text:p>113.91</text:p>
          </table:table-cell>
          <table:table-cell table:number-columns-repeated="5"/>
        </table:table-row>
        <table:table-row table:style-name="ro1">
          <table:table-cell office:value-type="float" office:value="0.451006006006006" calcext:value-type="float">
            <text:p>4.510E-01</text:p>
          </table:table-cell>
          <table:table-cell office:value-type="float" office:value="119.012122961878" calcext:value-type="float">
            <text:p>119.012</text:p>
          </table:table-cell>
          <table:table-cell office:value-type="float" office:value="102.545224843101" calcext:value-type="float">
            <text:p>102.545</text:p>
          </table:table-cell>
          <table:table-cell table:style-name="ce6" table:formula="of:=[.B149]/[.$B$2]" office:value-type="percentage" office:value="0.990593734534253" calcext:value-type="percentage">
            <text:p>99.06%</text:p>
          </table:table-cell>
          <table:table-cell table:style-name="ce7" table:formula="of:=[.C149]*1.11" office:value-type="float" office:value="113.825199575842" calcext:value-type="float">
            <text:p>113.83</text:p>
          </table:table-cell>
          <table:table-cell table:number-columns-repeated="5"/>
        </table:table-row>
        <table:table-row table:style-name="ro1">
          <table:table-cell office:value-type="float" office:value="0.454074074074074" calcext:value-type="float">
            <text:p>4.541E-01</text:p>
          </table:table-cell>
          <table:table-cell office:value-type="float" office:value="118.988878427254" calcext:value-type="float">
            <text:p>118.989</text:p>
          </table:table-cell>
          <table:table-cell office:value-type="float" office:value="102.470845931324" calcext:value-type="float">
            <text:p>102.471</text:p>
          </table:table-cell>
          <table:table-cell table:style-name="ce6" table:formula="of:=[.B150]/[.$B$2]" office:value-type="percentage" office:value="0.990400259367289" calcext:value-type="percentage">
            <text:p>99.04%</text:p>
          </table:table-cell>
          <table:table-cell table:style-name="ce7" table:formula="of:=[.C150]*1.11" office:value-type="float" office:value="113.74263898377" calcext:value-type="float">
            <text:p>113.74</text:p>
          </table:table-cell>
          <table:table-cell table:number-columns-repeated="5"/>
        </table:table-row>
        <table:table-row table:style-name="ro1">
          <table:table-cell office:value-type="float" office:value="0.457142142142142" calcext:value-type="float">
            <text:p>4.571E-01</text:p>
          </table:table-cell>
          <table:table-cell office:value-type="float" office:value="118.965328057966" calcext:value-type="float">
            <text:p>118.965</text:p>
          </table:table-cell>
          <table:table-cell office:value-type="float" office:value="102.395986667125" calcext:value-type="float">
            <text:p>102.396</text:p>
          </table:table-cell>
          <table:table-cell table:style-name="ce6" table:formula="of:=[.B151]/[.$B$2]" office:value-type="percentage" office:value="0.990204238594934" calcext:value-type="percentage">
            <text:p>99.02%</text:p>
          </table:table-cell>
          <table:table-cell table:style-name="ce7" table:formula="of:=[.C151]*1.11" office:value-type="float" office:value="113.659545200509" calcext:value-type="float">
            <text:p>113.66</text:p>
          </table:table-cell>
          <table:table-cell table:number-columns-repeated="5"/>
        </table:table-row>
        <table:table-row table:style-name="ro1">
          <table:table-cell office:value-type="float" office:value="0.46021021021021" calcext:value-type="float">
            <text:p>4.602E-01</text:p>
          </table:table-cell>
          <table:table-cell office:value-type="float" office:value="118.941470201338" calcext:value-type="float">
            <text:p>118.941</text:p>
          </table:table-cell>
          <table:table-cell office:value-type="float" office:value="102.320647790815" calcext:value-type="float">
            <text:p>102.321</text:p>
          </table:table-cell>
          <table:table-cell table:style-name="ce6" table:formula="of:=[.B152]/[.$B$2]" office:value-type="percentage" office:value="0.990005658461188" calcext:value-type="percentage">
            <text:p>99.00%</text:p>
          </table:table-cell>
          <table:table-cell table:style-name="ce7" table:formula="of:=[.C152]*1.11" office:value-type="float" office:value="113.575919047805" calcext:value-type="float">
            <text:p>113.58</text:p>
          </table:table-cell>
          <table:table-cell table:number-columns-repeated="5"/>
        </table:table-row>
        <table:table-row table:style-name="ro1">
          <table:table-cell office:value-type="float" office:value="0.463278278278278" calcext:value-type="float">
            <text:p>4.633E-01</text:p>
          </table:table-cell>
          <table:table-cell office:value-type="float" office:value="118.917303212975" calcext:value-type="float">
            <text:p>118.917</text:p>
          </table:table-cell>
          <table:table-cell office:value-type="float" office:value="102.244830047449" calcext:value-type="float">
            <text:p>102.245</text:p>
          </table:table-cell>
          <table:table-cell table:style-name="ce6" table:formula="of:=[.B153]/[.$B$2]" office:value-type="percentage" office:value="0.989804505278982" calcext:value-type="percentage">
            <text:p>98.98%</text:p>
          </table:table-cell>
          <table:table-cell table:style-name="ce7" table:formula="of:=[.C153]*1.11" office:value-type="float" office:value="113.491761352668" calcext:value-type="float">
            <text:p>113.49</text:p>
          </table:table-cell>
          <table:table-cell table:number-columns-repeated="5"/>
        </table:table-row>
        <table:table-row table:style-name="ro1">
          <table:table-cell office:value-type="float" office:value="0.466346346346346" calcext:value-type="float">
            <text:p>4.663E-01</text:p>
          </table:table-cell>
          <table:table-cell office:value-type="float" office:value="118.892825456782" calcext:value-type="float">
            <text:p>118.893</text:p>
          </table:table-cell>
          <table:table-cell office:value-type="float" office:value="102.168534186815" calcext:value-type="float">
            <text:p>102.169</text:p>
          </table:table-cell>
          <table:table-cell table:style-name="ce6" table:formula="of:=[.B154]/[.$B$2]" office:value-type="percentage" office:value="0.989600765430328" calcext:value-type="percentage">
            <text:p>98.96%</text:p>
          </table:table-cell>
          <table:table-cell table:style-name="ce7" table:formula="of:=[.C154]*1.11" office:value-type="float" office:value="113.407072947365" calcext:value-type="float">
            <text:p>113.41</text:p>
          </table:table-cell>
          <table:table-cell table:number-columns-repeated="5"/>
        </table:table-row>
        <table:table-row table:style-name="ro1">
          <table:table-cell office:value-type="float" office:value="0.469414414414414" calcext:value-type="float">
            <text:p>4.694E-01</text:p>
          </table:table-cell>
          <table:table-cell office:value-type="float" office:value="118.868035304988" calcext:value-type="float">
            <text:p>118.868</text:p>
          </table:table-cell>
          <table:table-cell office:value-type="float" office:value="102.091760963431" calcext:value-type="float">
            <text:p>102.092</text:p>
          </table:table-cell>
          <table:table-cell table:style-name="ce6" table:formula="of:=[.B155]/[.$B$2]" office:value-type="percentage" office:value="0.989394425366525" calcext:value-type="percentage">
            <text:p>98.94%</text:p>
          </table:table-cell>
          <table:table-cell table:style-name="ce7" table:formula="of:=[.C155]*1.11" office:value-type="float" office:value="113.321854669408" calcext:value-type="float">
            <text:p>113.32</text:p>
          </table:table-cell>
          <table:table-cell table:number-columns-repeated="5"/>
        </table:table-row>
        <table:table-row table:style-name="ro1">
          <table:table-cell office:value-type="float" office:value="0.472482482482482" calcext:value-type="float">
            <text:p>4.725E-01</text:p>
          </table:table-cell>
          <table:table-cell office:value-type="float" office:value="118.842931138173" calcext:value-type="float">
            <text:p>118.843</text:p>
          </table:table-cell>
          <table:table-cell office:value-type="float" office:value="102.014511136535" calcext:value-type="float">
            <text:p>102.015</text:p>
          </table:table-cell>
          <table:table-cell table:style-name="ce6" table:formula="of:=[.B156]/[.$B$2]" office:value-type="percentage" office:value="0.98918547160838" calcext:value-type="percentage">
            <text:p>98.92%</text:p>
          </table:table-cell>
          <table:table-cell table:style-name="ce7" table:formula="of:=[.C156]*1.11" office:value-type="float" office:value="113.236107361554" calcext:value-type="float">
            <text:p>113.24</text:p>
          </table:table-cell>
          <table:table-cell table:number-columns-repeated="5"/>
        </table:table-row>
        <table:table-row table:style-name="ro1">
          <table:table-cell office:value-type="float" office:value="0.475550550550551" calcext:value-type="float">
            <text:p>4.756E-01</text:p>
          </table:table-cell>
          <table:table-cell office:value-type="float" office:value="118.817511345284" calcext:value-type="float">
            <text:p>118.818</text:p>
          </table:table-cell>
          <table:table-cell office:value-type="float" office:value="101.93678547008" calcext:value-type="float">
            <text:p>101.937</text:p>
          </table:table-cell>
          <table:table-cell table:style-name="ce6" table:formula="of:=[.B157]/[.$B$2]" office:value-type="percentage" office:value="0.988973890746344" calcext:value-type="percentage">
            <text:p>98.90%</text:p>
          </table:table-cell>
          <table:table-cell table:style-name="ce7" table:formula="of:=[.C157]*1.11" office:value-type="float" office:value="113.149831871789" calcext:value-type="float">
            <text:p>113.15</text:p>
          </table:table-cell>
          <table:table-cell table:number-columns-repeated="5"/>
        </table:table-row>
        <table:table-row table:style-name="ro1">
          <table:table-cell office:value-type="float" office:value="0.478618618618619" calcext:value-type="float">
            <text:p>4.786E-01</text:p>
          </table:table-cell>
          <table:table-cell office:value-type="float" office:value="118.79177432366" calcext:value-type="float">
            <text:p>118.792</text:p>
          </table:table-cell>
          <table:table-cell office:value-type="float" office:value="101.858584732722" calcext:value-type="float">
            <text:p>101.859</text:p>
          </table:table-cell>
          <table:table-cell table:style-name="ce6" table:formula="of:=[.B158]/[.$B$2]" office:value-type="percentage" office:value="0.988759669440717" calcext:value-type="percentage">
            <text:p>98.88%</text:p>
          </table:table-cell>
          <table:table-cell table:style-name="ce7" table:formula="of:=[.C158]*1.11" office:value-type="float" office:value="113.063029053321" calcext:value-type="float">
            <text:p>113.06</text:p>
          </table:table-cell>
          <table:table-cell table:number-columns-repeated="5"/>
        </table:table-row>
        <table:table-row table:style-name="ro1">
          <table:table-cell office:value-type="float" office:value="0.481686686686687" calcext:value-type="float">
            <text:p>4.817E-01</text:p>
          </table:table-cell>
          <table:table-cell office:value-type="float" office:value="118.765718479055" calcext:value-type="float">
            <text:p>118.766</text:p>
          </table:table-cell>
          <table:table-cell office:value-type="float" office:value="101.779909697818" calcext:value-type="float">
            <text:p>101.780</text:p>
          </table:table-cell>
          <table:table-cell table:style-name="ce6" table:formula="of:=[.B159]/[.$B$2]" office:value-type="percentage" office:value="0.988542794421842" calcext:value-type="percentage">
            <text:p>98.85%</text:p>
          </table:table-cell>
          <table:table-cell table:style-name="ce7" table:formula="of:=[.C159]*1.11" office:value-type="float" office:value="112.975699764578" calcext:value-type="float">
            <text:p>112.98</text:p>
          </table:table-cell>
          <table:table-cell table:number-columns-repeated="5"/>
        </table:table-row>
        <table:table-row table:style-name="ro1">
          <table:table-cell office:value-type="float" office:value="0.484754754754755" calcext:value-type="float">
            <text:p>4.848E-01</text:p>
          </table:table-cell>
          <table:table-cell office:value-type="float" office:value="118.739342225657" calcext:value-type="float">
            <text:p>118.739</text:p>
          </table:table-cell>
          <table:table-cell office:value-type="float" office:value="101.700761143413" calcext:value-type="float">
            <text:p>101.701</text:p>
          </table:table-cell>
          <table:table-cell table:style-name="ce6" table:formula="of:=[.B160]/[.$B$2]" office:value-type="percentage" office:value="0.988323252490262" calcext:value-type="percentage">
            <text:p>98.83%</text:p>
          </table:table-cell>
          <table:table-cell table:style-name="ce7" table:formula="of:=[.C160]*1.11" office:value-type="float" office:value="112.887844869188" calcext:value-type="float">
            <text:p>112.89</text:p>
          </table:table-cell>
          <table:table-cell table:number-columns-repeated="5"/>
        </table:table-row>
        <table:table-row table:style-name="ro1">
          <table:table-cell office:value-type="float" office:value="0.487822822822823" calcext:value-type="float">
            <text:p>4.878E-01</text:p>
          </table:table-cell>
          <table:table-cell office:value-type="float" office:value="118.712643986111" calcext:value-type="float">
            <text:p>118.713</text:p>
          </table:table-cell>
          <table:table-cell office:value-type="float" office:value="101.621139852236" calcext:value-type="float">
            <text:p>101.621</text:p>
          </table:table-cell>
          <table:table-cell table:style-name="ce6" table:formula="of:=[.B161]/[.$B$2]" office:value-type="percentage" office:value="0.98810103051691" calcext:value-type="percentage">
            <text:p>98.81%</text:p>
          </table:table-cell>
          <table:table-cell table:style-name="ce7" table:formula="of:=[.C161]*1.11" office:value-type="float" office:value="112.799465235982" calcext:value-type="float">
            <text:p>112.80</text:p>
          </table:table-cell>
          <table:table-cell table:number-columns-repeated="5"/>
        </table:table-row>
        <table:table-row table:style-name="ro1">
          <table:table-cell office:value-type="float" office:value="0.490890890890891" calcext:value-type="float">
            <text:p>4.909E-01</text:p>
          </table:table-cell>
          <table:table-cell office:value-type="float" office:value="118.685622191537" calcext:value-type="float">
            <text:p>118.686</text:p>
          </table:table-cell>
          <table:table-cell office:value-type="float" office:value="101.541046611692" calcext:value-type="float">
            <text:p>101.541</text:p>
          </table:table-cell>
          <table:table-cell table:style-name="ce6" table:formula="of:=[.B162]/[.$B$2]" office:value-type="percentage" office:value="0.987876115443263" calcext:value-type="percentage">
            <text:p>98.79%</text:p>
          </table:table-cell>
          <table:table-cell table:style-name="ce7" table:formula="of:=[.C162]*1.11" office:value-type="float" office:value="112.710561738978" calcext:value-type="float">
            <text:p>112.71</text:p>
          </table:table-cell>
          <table:table-cell table:number-columns-repeated="5"/>
        </table:table-row>
        <table:table-row table:style-name="ro1">
          <table:table-cell office:value-type="float" office:value="0.493958958958959" calcext:value-type="float">
            <text:p>4.940E-01</text:p>
          </table:table-cell>
          <table:table-cell office:value-type="float" office:value="118.658275281553" calcext:value-type="float">
            <text:p>118.658</text:p>
          </table:table-cell>
          <table:table-cell office:value-type="float" office:value="101.460482213851" calcext:value-type="float">
            <text:p>101.460</text:p>
          </table:table-cell>
          <table:table-cell table:style-name="ce6" table:formula="of:=[.B163]/[.$B$2]" office:value-type="percentage" office:value="0.987648494281529" calcext:value-type="percentage">
            <text:p>98.76%</text:p>
          </table:table-cell>
          <table:table-cell table:style-name="ce7" table:formula="of:=[.C163]*1.11" office:value-type="float" office:value="112.621135257375" calcext:value-type="float">
            <text:p>112.62</text:p>
          </table:table-cell>
          <table:table-cell table:number-columns-repeated="5"/>
        </table:table-row>
        <table:table-row table:style-name="ro1">
          <table:table-cell office:value-type="float" office:value="0.497027027027027" calcext:value-type="float">
            <text:p>4.970E-01</text:p>
          </table:table-cell>
          <table:table-cell office:value-type="float" office:value="118.630601704295" calcext:value-type="float">
            <text:p>118.631</text:p>
          </table:table-cell>
          <table:table-cell office:value-type="float" office:value="101.379447455446" calcext:value-type="float">
            <text:p>101.379</text:p>
          </table:table-cell>
          <table:table-cell table:style-name="ce6" table:formula="of:=[.B164]/[.$B$2]" office:value-type="percentage" office:value="0.987418154114816" calcext:value-type="percentage">
            <text:p>98.74%</text:p>
          </table:table-cell>
          <table:table-cell table:style-name="ce7" table:formula="of:=[.C164]*1.11" office:value-type="float" office:value="112.531186675545" calcext:value-type="float">
            <text:p>112.53</text:p>
          </table:table-cell>
          <table:table-cell table:number-columns-repeated="5"/>
        </table:table-row>
        <table:table-row table:style-name="ro1">
          <table:table-cell office:value-type="float" office:value="0.500095095095095" calcext:value-type="float">
            <text:p>5.001E-01</text:p>
          </table:table-cell>
          <table:table-cell office:value-type="float" office:value="118.602599916432" calcext:value-type="float">
            <text:p>118.603</text:p>
          </table:table-cell>
          <table:table-cell office:value-type="float" office:value="101.297943137857" calcext:value-type="float">
            <text:p>101.298</text:p>
          </table:table-cell>
          <table:table-cell table:style-name="ce6" table:formula="of:=[.B165]/[.$B$2]" office:value-type="percentage" office:value="0.987185082097256" calcext:value-type="percentage">
            <text:p>98.72%</text:p>
          </table:table-cell>
          <table:table-cell table:style-name="ce7" table:formula="of:=[.C165]*1.11" office:value-type="float" office:value="112.440716883021" calcext:value-type="float">
            <text:p>112.44</text:p>
          </table:table-cell>
          <table:table-cell table:number-columns-repeated="5"/>
        </table:table-row>
        <table:table-row table:style-name="ro1">
          <table:table-cell office:value-type="float" office:value="0.503163163163163" calcext:value-type="float">
            <text:p>5.032E-01</text:p>
          </table:table-cell>
          <table:table-cell office:value-type="float" office:value="118.574268383194" calcext:value-type="float">
            <text:p>118.574</text:p>
          </table:table-cell>
          <table:table-cell office:value-type="float" office:value="101.21597006711" calcext:value-type="float">
            <text:p>101.216</text:p>
          </table:table-cell>
          <table:table-cell table:style-name="ce6" table:formula="of:=[.B166]/[.$B$2]" office:value-type="percentage" office:value="0.986949265454238" calcext:value-type="percentage">
            <text:p>98.69%</text:p>
          </table:table-cell>
          <table:table-cell table:style-name="ce7" table:formula="of:=[.C166]*1.11" office:value-type="float" office:value="112.349726774492" calcext:value-type="float">
            <text:p>112.35</text:p>
          </table:table-cell>
          <table:table-cell table:number-columns-repeated="5"/>
        </table:table-row>
        <table:table-row table:style-name="ro1">
          <table:table-cell office:value-type="float" office:value="0.506231231231231" calcext:value-type="float">
            <text:p>5.062E-01</text:p>
          </table:table-cell>
          <table:table-cell office:value-type="float" office:value="118.574268383194" calcext:value-type="float">
            <text:p>118.574</text:p>
          </table:table-cell>
          <table:table-cell office:value-type="float" office:value="101.21597006711" calcext:value-type="float">
            <text:p>101.216</text:p>
          </table:table-cell>
          <table:table-cell table:style-name="ce6" table:formula="of:=[.B167]/[.$B$2]" office:value-type="percentage" office:value="0.986949265454238" calcext:value-type="percentage">
            <text:p>98.69%</text:p>
          </table:table-cell>
          <table:table-cell table:style-name="ce7" table:formula="of:=[.C167]*1.11" office:value-type="float" office:value="112.349726774492" calcext:value-type="float">
            <text:p>112.35</text:p>
          </table:table-cell>
          <table:table-cell table:number-columns-repeated="5"/>
        </table:table-row>
        <table:table-row table:style-name="ro1">
          <table:table-cell office:value-type="float" office:value="0.509299299299299" calcext:value-type="float">
            <text:p>5.093E-01</text:p>
          </table:table-cell>
          <table:table-cell office:value-type="float" office:value="118.545605578382" calcext:value-type="float">
            <text:p>118.546</text:p>
          </table:table-cell>
          <table:table-cell office:value-type="float" office:value="101.133529053868" calcext:value-type="float">
            <text:p>101.134</text:p>
          </table:table-cell>
          <table:table-cell table:style-name="ce6" table:formula="of:=[.B168]/[.$B$2]" office:value-type="percentage" office:value="0.986710691482492" calcext:value-type="percentage">
            <text:p>98.67%</text:p>
          </table:table-cell>
          <table:table-cell table:style-name="ce7" table:formula="of:=[.C168]*1.11" office:value-type="float" office:value="112.258217249793" calcext:value-type="float">
            <text:p>112.26</text:p>
          </table:table-cell>
          <table:table-cell table:number-columns-repeated="5"/>
        </table:table-row>
        <table:table-row table:style-name="ro1">
          <table:table-cell office:value-type="float" office:value="0.512367367367367" calcext:value-type="float">
            <text:p>5.124E-01</text:p>
          </table:table-cell>
          <table:table-cell office:value-type="float" office:value="118.516609984393" calcext:value-type="float">
            <text:p>118.517</text:p>
          </table:table-cell>
          <table:table-cell office:value-type="float" office:value="101.05062091342" calcext:value-type="float">
            <text:p>101.051</text:p>
          </table:table-cell>
          <table:table-cell table:style-name="ce6" table:formula="of:=[.B169]/[.$B$2]" office:value-type="percentage" office:value="0.986469347550296" calcext:value-type="percentage">
            <text:p>98.65%</text:p>
          </table:table-cell>
          <table:table-cell table:style-name="ce7" table:formula="of:=[.C169]*1.11" office:value-type="float" office:value="112.166189213896" calcext:value-type="float">
            <text:p>112.17</text:p>
          </table:table-cell>
          <table:table-cell table:number-columns-repeated="5"/>
        </table:table-row>
        <table:table-row table:style-name="ro1">
          <table:table-cell office:value-type="float" office:value="0.515435435435435" calcext:value-type="float">
            <text:p>5.154E-01</text:p>
          </table:table-cell>
          <table:table-cell office:value-type="float" office:value="118.487280092235" calcext:value-type="float">
            <text:p>118.487</text:p>
          </table:table-cell>
          <table:table-cell office:value-type="float" office:value="100.967246465674" calcext:value-type="float">
            <text:p>100.967</text:p>
          </table:table-cell>
          <table:table-cell table:style-name="ce6" table:formula="of:=[.B170]/[.$B$2]" office:value-type="percentage" office:value="0.986225221097602" calcext:value-type="percentage">
            <text:p>98.62%</text:p>
          </table:table-cell>
          <table:table-cell table:style-name="ce7" table:formula="of:=[.C170]*1.11" office:value-type="float" office:value="112.073643576898" calcext:value-type="float">
            <text:p>112.07</text:p>
          </table:table-cell>
          <table:table-cell table:number-columns-repeated="5"/>
        </table:table-row>
        <table:table-row table:style-name="ro1">
          <table:table-cell office:value-type="float" office:value="0.518503503503504" calcext:value-type="float">
            <text:p>5.185E-01</text:p>
          </table:table-cell>
          <table:table-cell office:value-type="float" office:value="118.457614401548" calcext:value-type="float">
            <text:p>118.458</text:p>
          </table:table-cell>
          <table:table-cell office:value-type="float" office:value="100.883406535151" calcext:value-type="float">
            <text:p>100.883</text:p>
          </table:table-cell>
          <table:table-cell table:style-name="ce6" table:formula="of:=[.B171]/[.$B$2]" office:value-type="percentage" office:value="0.985978299636209" calcext:value-type="percentage">
            <text:p>98.60%</text:p>
          </table:table-cell>
          <table:table-cell table:style-name="ce7" table:formula="of:=[.C171]*1.11" office:value-type="float" office:value="111.980581254018" calcext:value-type="float">
            <text:p>111.98</text:p>
          </table:table-cell>
          <table:table-cell table:number-columns-repeated="5"/>
        </table:table-row>
        <table:table-row table:style-name="ro1">
          <table:table-cell office:value-type="float" office:value="0.521571571571571" calcext:value-type="float">
            <text:p>5.216E-01</text:p>
          </table:table-cell>
          <table:table-cell office:value-type="float" office:value="118.427611420617" calcext:value-type="float">
            <text:p>118.428</text:p>
          </table:table-cell>
          <table:table-cell office:value-type="float" office:value="100.799101950975" calcext:value-type="float">
            <text:p>100.799</text:p>
          </table:table-cell>
          <table:table-cell table:style-name="ce6" table:formula="of:=[.B172]/[.$B$2]" office:value-type="percentage" office:value="0.985728570749874" calcext:value-type="percentage">
            <text:p>98.57%</text:p>
          </table:table-cell>
          <table:table-cell table:style-name="ce7" table:formula="of:=[.C172]*1.11" office:value-type="float" office:value="111.887003165582" calcext:value-type="float">
            <text:p>111.89</text:p>
          </table:table-cell>
          <table:table-cell table:number-columns-repeated="5"/>
        </table:table-row>
        <table:table-row table:style-name="ro1">
          <table:table-cell office:value-type="float" office:value="0.52463963963964" calcext:value-type="float">
            <text:p>5.246E-01</text:p>
          </table:table-cell>
          <table:table-cell office:value-type="float" office:value="118.397269666395" calcext:value-type="float">
            <text:p>118.397</text:p>
          </table:table-cell>
          <table:table-cell office:value-type="float" office:value="100.714333546864" calcext:value-type="float">
            <text:p>100.714</text:p>
          </table:table-cell>
          <table:table-cell table:style-name="ce6" table:formula="of:=[.B173]/[.$B$2]" office:value-type="percentage" office:value="0.985476022094502" calcext:value-type="percentage">
            <text:p>98.55%</text:p>
          </table:table-cell>
          <table:table-cell table:style-name="ce7" table:formula="of:=[.C173]*1.11" office:value-type="float" office:value="111.792910237019" calcext:value-type="float">
            <text:p>111.79</text:p>
          </table:table-cell>
          <table:table-cell table:number-columns-repeated="5"/>
        </table:table-row>
        <table:table-row table:style-name="ro1">
          <table:table-cell office:value-type="float" office:value="0.527707707707708" calcext:value-type="float">
            <text:p>5.277E-01</text:p>
          </table:table-cell>
          <table:table-cell office:value-type="float" office:value="118.366587664518" calcext:value-type="float">
            <text:p>118.367</text:p>
          </table:table-cell>
          <table:table-cell office:value-type="float" office:value="100.629102161124" calcext:value-type="float">
            <text:p>100.629</text:p>
          </table:table-cell>
          <table:table-cell table:style-name="ce6" table:formula="of:=[.B174]/[.$B$2]" office:value-type="percentage" office:value="0.985220641398267" calcext:value-type="percentage">
            <text:p>98.52%</text:p>
          </table:table-cell>
          <table:table-cell table:style-name="ce7" table:formula="of:=[.C174]*1.11" office:value-type="float" office:value="111.698303398848" calcext:value-type="float">
            <text:p>111.70</text:p>
          </table:table-cell>
          <table:table-cell table:number-columns-repeated="5"/>
        </table:table-row>
        <table:table-row table:style-name="ro1">
          <table:table-cell office:value-type="float" office:value="0.530775775775776" calcext:value-type="float">
            <text:p>5.308E-01</text:p>
          </table:table-cell>
          <table:table-cell office:value-type="float" office:value="118.335563949319" calcext:value-type="float">
            <text:p>118.336</text:p>
          </table:table-cell>
          <table:table-cell office:value-type="float" office:value="100.543408636639" calcext:value-type="float">
            <text:p>100.543</text:p>
          </table:table-cell>
          <table:table-cell table:style-name="ce6" table:formula="of:=[.B175]/[.$B$2]" office:value-type="percentage" office:value="0.984962416461737" calcext:value-type="percentage">
            <text:p>98.50%</text:p>
          </table:table-cell>
          <table:table-cell table:style-name="ce7" table:formula="of:=[.C175]*1.11" office:value-type="float" office:value="111.603183586669" calcext:value-type="float">
            <text:p>111.60</text:p>
          </table:table-cell>
          <table:table-cell table:number-columns-repeated="5"/>
        </table:table-row>
        <table:table-row table:style-name="ro1">
          <table:table-cell office:value-type="float" office:value="0.533843843843844" calcext:value-type="float">
            <text:p>5.338E-01</text:p>
          </table:table-cell>
          <table:table-cell office:value-type="float" office:value="118.30419706385" calcext:value-type="float">
            <text:p>118.304</text:p>
          </table:table-cell>
          <table:table-cell office:value-type="float" office:value="100.457253820865" calcext:value-type="float">
            <text:p>100.457</text:p>
          </table:table-cell>
          <table:table-cell table:style-name="ce6" table:formula="of:=[.B176]/[.$B$2]" office:value-type="percentage" office:value="0.98470133515805" calcext:value-type="percentage">
            <text:p>98.47%</text:p>
          </table:table-cell>
          <table:table-cell table:style-name="ce7" table:formula="of:=[.C176]*1.11" office:value-type="float" office:value="111.50755174116" calcext:value-type="float">
            <text:p>111.51</text:p>
          </table:table-cell>
          <table:table-cell table:number-columns-repeated="5"/>
        </table:table-row>
        <table:table-row table:style-name="ro1">
          <table:table-cell office:value-type="float" office:value="0.536911911911912" calcext:value-type="float">
            <text:p>5.369E-01</text:p>
          </table:table-cell>
          <table:table-cell office:value-type="float" office:value="118.272485559893" calcext:value-type="float">
            <text:p>118.272</text:p>
          </table:table-cell>
          <table:table-cell office:value-type="float" office:value="100.370638565817" calcext:value-type="float">
            <text:p>100.371</text:p>
          </table:table-cell>
          <table:table-cell table:style-name="ce6" table:formula="of:=[.B177]/[.$B$2]" office:value-type="percentage" office:value="0.984437385433008" calcext:value-type="percentage">
            <text:p>98.44%</text:p>
          </table:table-cell>
          <table:table-cell table:style-name="ce7" table:formula="of:=[.C177]*1.11" office:value-type="float" office:value="111.411408808057" calcext:value-type="float">
            <text:p>111.41</text:p>
          </table:table-cell>
          <table:table-cell table:number-columns-repeated="5"/>
        </table:table-row>
        <table:table-row table:style-name="ro1">
          <table:table-cell office:value-type="float" office:value="0.53997997997998" calcext:value-type="float">
            <text:p>5.400E-01</text:p>
          </table:table-cell>
          <table:table-cell office:value-type="float" office:value="118.24042799798" calcext:value-type="float">
            <text:p>118.240</text:p>
          </table:table-cell>
          <table:table-cell office:value-type="float" office:value="100.283563728065" calcext:value-type="float">
            <text:p>100.284</text:p>
          </table:table-cell>
          <table:table-cell table:style-name="ce6" table:formula="of:=[.B178]/[.$B$2]" office:value-type="percentage" office:value="0.984170555305244" calcext:value-type="percentage">
            <text:p>98.42%</text:p>
          </table:table-cell>
          <table:table-cell table:style-name="ce7" table:formula="of:=[.C178]*1.11" office:value-type="float" office:value="111.314755738152" calcext:value-type="float">
            <text:p>111.31</text:p>
          </table:table-cell>
          <table:table-cell table:number-columns-repeated="5"/>
        </table:table-row>
        <table:table-row table:style-name="ro1">
          <table:table-cell office:value-type="float" office:value="0.543048048048048" calcext:value-type="float">
            <text:p>5.430E-01</text:p>
          </table:table-cell>
          <table:table-cell office:value-type="float" office:value="118.208022947407" calcext:value-type="float">
            <text:p>118.208</text:p>
          </table:table-cell>
          <table:table-cell office:value-type="float" office:value="100.196030168724" calcext:value-type="float">
            <text:p>100.196</text:p>
          </table:table-cell>
          <table:table-cell table:style-name="ce6" table:formula="of:=[.B179]/[.$B$2]" office:value-type="percentage" office:value="0.983900832866336" calcext:value-type="percentage">
            <text:p>98.39%</text:p>
          </table:table-cell>
          <table:table-cell table:style-name="ce7" table:formula="of:=[.C179]*1.11" office:value-type="float" office:value="111.217593487284" calcext:value-type="float">
            <text:p>111.22</text:p>
          </table:table-cell>
          <table:table-cell table:number-columns-repeated="5"/>
        </table:table-row>
        <table:table-row table:style-name="ro1">
          <table:table-cell office:value-type="float" office:value="0.546116116116116" calcext:value-type="float">
            <text:p>5.461E-01</text:p>
          </table:table-cell>
          <table:table-cell office:value-type="float" office:value="118.175268986248" calcext:value-type="float">
            <text:p>118.175</text:p>
          </table:table-cell>
          <table:table-cell office:value-type="float" office:value="100.108038753445" calcext:value-type="float">
            <text:p>100.108</text:p>
          </table:table-cell>
          <table:table-cell table:style-name="ce6" table:formula="of:=[.B180]/[.$B$2]" office:value-type="percentage" office:value="0.983628206280928" calcext:value-type="percentage">
            <text:p>98.36%</text:p>
          </table:table-cell>
          <table:table-cell table:style-name="ce7" table:formula="of:=[.C180]*1.11" office:value-type="float" office:value="111.119923016324" calcext:value-type="float">
            <text:p>111.12</text:p>
          </table:table-cell>
          <table:table-cell table:number-columns-repeated="5"/>
        </table:table-row>
        <table:table-row table:style-name="ro1">
          <table:table-cell office:value-type="float" office:value="0.549184184184184" calcext:value-type="float">
            <text:p>5.492E-01</text:p>
          </table:table-cell>
          <table:table-cell office:value-type="float" office:value="118.142164701372" calcext:value-type="float">
            <text:p>118.142</text:p>
          </table:table-cell>
          <table:table-cell office:value-type="float" office:value="100.019590352408" calcext:value-type="float">
            <text:p>100.020</text:p>
          </table:table-cell>
          <table:table-cell table:style-name="ce6" table:formula="of:=[.B181]/[.$B$2]" office:value-type="percentage" office:value="0.983352663786867" calcext:value-type="percentage">
            <text:p>98.34%</text:p>
          </table:table-cell>
          <table:table-cell table:style-name="ce7" table:formula="of:=[.C181]*1.11" office:value-type="float" office:value="111.021745291173" calcext:value-type="float">
            <text:p>111.02</text:p>
          </table:table-cell>
          <table:table-cell table:number-columns-repeated="5"/>
        </table:table-row>
        <table:table-row table:style-name="ro1">
          <table:table-cell office:value-type="float" office:value="0.552252252252252" calcext:value-type="float">
            <text:p>5.523E-01</text:p>
          </table:table-cell>
          <table:table-cell office:value-type="float" office:value="118.108708688457" calcext:value-type="float">
            <text:p>118.109</text:p>
          </table:table-cell>
          <table:table-cell office:value-type="float" office:value="99.9306858403115" calcext:value-type="float">
            <text:p>99.931</text:p>
          </table:table-cell>
          <table:table-cell table:style-name="ce6" table:formula="of:=[.B182]/[.$B$2]" office:value-type="percentage" office:value="0.983074193695322" calcext:value-type="percentage">
            <text:p>98.31%</text:p>
          </table:table-cell>
          <table:table-cell table:style-name="ce7" table:formula="of:=[.C182]*1.11" office:value-type="float" office:value="110.923061282746" calcext:value-type="float">
            <text:p>110.92</text:p>
          </table:table-cell>
          <table:table-cell table:number-columns-repeated="5"/>
        </table:table-row>
        <table:table-row table:style-name="ro1">
          <table:table-cell office:value-type="float" office:value="0.55532032032032" calcext:value-type="float">
            <text:p>5.553E-01</text:p>
          </table:table-cell>
          <table:table-cell office:value-type="float" office:value="118.074899552007" calcext:value-type="float">
            <text:p>118.075</text:p>
          </table:table-cell>
          <table:table-cell office:value-type="float" office:value="99.8413260963642" calcext:value-type="float">
            <text:p>99.841</text:p>
          </table:table-cell>
          <table:table-cell table:style-name="ce6" table:formula="of:=[.B183]/[.$B$2]" office:value-type="percentage" office:value="0.982792784390926" calcext:value-type="percentage">
            <text:p>98.28%</text:p>
          </table:table-cell>
          <table:table-cell table:style-name="ce7" table:formula="of:=[.C183]*1.11" office:value-type="float" office:value="110.823871966964" calcext:value-type="float">
            <text:p>110.82</text:p>
          </table:table-cell>
          <table:table-cell table:number-columns-repeated="5"/>
        </table:table-row>
        <table:table-row table:style-name="ro1">
          <table:table-cell office:value-type="float" office:value="0.558388388388388" calcext:value-type="float">
            <text:p>5.584E-01</text:p>
          </table:table-cell>
          <table:table-cell office:value-type="float" office:value="118.040735905361" calcext:value-type="float">
            <text:p>118.041</text:p>
          </table:table-cell>
          <table:table-cell office:value-type="float" office:value="99.7515120042774" calcext:value-type="float">
            <text:p>99.752</text:p>
          </table:table-cell>
          <table:table-cell table:style-name="ce6" table:formula="of:=[.B184]/[.$B$2]" office:value-type="percentage" office:value="0.982508424331849" calcext:value-type="percentage">
            <text:p>98.25%</text:p>
          </table:table-cell>
          <table:table-cell table:style-name="ce7" table:formula="of:=[.C184]*1.11" office:value-type="float" office:value="110.724178324748" calcext:value-type="float">
            <text:p>110.72</text:p>
          </table:table-cell>
          <table:table-cell table:number-columns-repeated="5"/>
        </table:table-row>
        <table:table-row table:style-name="ro1">
          <table:table-cell office:value-type="float" office:value="0.561456456456456" calcext:value-type="float">
            <text:p>5.615E-01</text:p>
          </table:table-cell>
          <table:table-cell office:value-type="float" office:value="118.006216370711" calcext:value-type="float">
            <text:p>118.006</text:p>
          </table:table-cell>
          <table:table-cell office:value-type="float" office:value="99.6612444522554" calcext:value-type="float">
            <text:p>99.661</text:p>
          </table:table-cell>
          <table:table-cell table:style-name="ce6" table:formula="of:=[.B185]/[.$B$2]" office:value-type="percentage" office:value="0.982221102049948" calcext:value-type="percentage">
            <text:p>98.22%</text:p>
          </table:table-cell>
          <table:table-cell table:style-name="ce7" table:formula="of:=[.C185]*1.11" office:value-type="float" office:value="110.623981342004" calcext:value-type="float">
            <text:p>110.62</text:p>
          </table:table-cell>
          <table:table-cell table:number-columns-repeated="5"/>
        </table:table-row>
        <table:table-row table:style-name="ro1">
          <table:table-cell office:value-type="float" office:value="0.564524524524525" calcext:value-type="float">
            <text:p>5.645E-01</text:p>
          </table:table-cell>
          <table:table-cell office:value-type="float" office:value="117.971339579116" calcext:value-type="float">
            <text:p>117.971</text:p>
          </table:table-cell>
          <table:table-cell office:value-type="float" office:value="99.570524332987" calcext:value-type="float">
            <text:p>99.571</text:p>
          </table:table-cell>
          <table:table-cell table:style-name="ce6" table:formula="of:=[.B186]/[.$B$2]" office:value-type="percentage" office:value="0.981930806150884" calcext:value-type="percentage">
            <text:p>98.19%</text:p>
          </table:table-cell>
          <table:table-cell table:style-name="ce7" table:formula="of:=[.C186]*1.11" office:value-type="float" office:value="110.523282009616" calcext:value-type="float">
            <text:p>110.52</text:p>
          </table:table-cell>
          <table:table-cell table:number-columns-repeated="5"/>
        </table:table-row>
        <table:table-row table:style-name="ro1">
          <table:table-cell office:value-type="float" office:value="0.567592592592593" calcext:value-type="float">
            <text:p>5.676E-01</text:p>
          </table:table-cell>
          <table:table-cell office:value-type="float" office:value="117.936104170511" calcext:value-type="float">
            <text:p>117.936</text:p>
          </table:table-cell>
          <table:table-cell office:value-type="float" office:value="99.4793525436367" calcext:value-type="float">
            <text:p>99.479</text:p>
          </table:table-cell>
          <table:table-cell table:style-name="ce6" table:formula="of:=[.B187]/[.$B$2]" office:value-type="percentage" office:value="0.9816375253142" calcext:value-type="percentage">
            <text:p>98.16%</text:p>
          </table:table-cell>
          <table:table-cell table:style-name="ce7" table:formula="of:=[.C187]*1.11" office:value-type="float" office:value="110.422081323437" calcext:value-type="float">
            <text:p>110.42</text:p>
          </table:table-cell>
          <table:table-cell table:number-columns-repeated="5"/>
        </table:table-row>
        <table:table-row table:style-name="ro1">
          <table:table-cell office:value-type="float" office:value="0.570660660660661" calcext:value-type="float">
            <text:p>5.707E-01</text:p>
          </table:table-cell>
          <table:table-cell office:value-type="float" office:value="117.900508793727" calcext:value-type="float">
            <text:p>117.901</text:p>
          </table:table-cell>
          <table:table-cell office:value-type="float" office:value="99.3877299858354" calcext:value-type="float">
            <text:p>99.388</text:p>
          </table:table-cell>
          <table:table-cell table:style-name="ce6" table:formula="of:=[.B188]/[.$B$2]" office:value-type="percentage" office:value="0.98134124829348" calcext:value-type="percentage">
            <text:p>98.13%</text:p>
          </table:table-cell>
          <table:table-cell table:style-name="ce7" table:formula="of:=[.C188]*1.11" office:value-type="float" office:value="110.320380284277" calcext:value-type="float">
            <text:p>110.32</text:p>
          </table:table-cell>
          <table:table-cell table:number-columns-repeated="5"/>
        </table:table-row>
        <table:table-row table:style-name="ro1">
          <table:table-cell office:value-type="float" office:value="0.573728728728729" calcext:value-type="float">
            <text:p>5.737E-01</text:p>
          </table:table-cell>
          <table:table-cell office:value-type="float" office:value="117.864552106496" calcext:value-type="float">
            <text:p>117.865</text:p>
          </table:table-cell>
          <table:table-cell office:value-type="float" office:value="99.2956575656722" calcext:value-type="float">
            <text:p>99.296</text:p>
          </table:table-cell>
          <table:table-cell table:style-name="ce6" table:formula="of:=[.B189]/[.$B$2]" office:value-type="percentage" office:value="0.9810419639164" calcext:value-type="percentage">
            <text:p>98.10%</text:p>
          </table:table-cell>
          <table:table-cell table:style-name="ce7" table:formula="of:=[.C189]*1.11" office:value-type="float" office:value="110.218179897896" calcext:value-type="float">
            <text:p>110.22</text:p>
          </table:table-cell>
          <table:table-cell table:number-columns-repeated="5"/>
        </table:table-row>
        <table:table-row table:style-name="ro1">
          <table:table-cell office:value-type="float" office:value="0.576796796796797" calcext:value-type="float">
            <text:p>5.768E-01</text:p>
          </table:table-cell>
          <table:table-cell office:value-type="float" office:value="117.828232775471" calcext:value-type="float">
            <text:p>117.828</text:p>
          </table:table-cell>
          <table:table-cell office:value-type="float" office:value="99.2031361936849" calcext:value-type="float">
            <text:p>99.203</text:p>
          </table:table-cell>
          <table:table-cell table:style-name="ce6" table:formula="of:=[.B190]/[.$B$2]" office:value-type="percentage" office:value="0.980739661084886" calcext:value-type="percentage">
            <text:p>98.07%</text:p>
          </table:table-cell>
          <table:table-cell table:style-name="ce7" table:formula="of:=[.C190]*1.11" office:value-type="float" office:value="110.11548117499" calcext:value-type="float">
            <text:p>110.12</text:p>
          </table:table-cell>
          <table:table-cell table:number-columns-repeated="5"/>
        </table:table-row>
        <table:table-row table:style-name="ro1">
          <table:table-cell office:value-type="float" office:value="0.579864864864865" calcext:value-type="float">
            <text:p>5.799E-01</text:p>
          </table:table-cell>
          <table:table-cell office:value-type="float" office:value="117.791549476232" calcext:value-type="float">
            <text:p>117.792</text:p>
          </table:table-cell>
          <table:table-cell office:value-type="float" office:value="99.1101667848509" calcext:value-type="float">
            <text:p>99.110</text:p>
          </table:table-cell>
          <table:table-cell table:style-name="ce6" table:formula="of:=[.B191]/[.$B$2]" office:value-type="percentage" office:value="0.98043432877517" calcext:value-type="percentage">
            <text:p>98.04%</text:p>
          </table:table-cell>
          <table:table-cell table:style-name="ce7" table:formula="of:=[.C191]*1.11" office:value-type="float" office:value="110.012285131185" calcext:value-type="float">
            <text:p>110.01</text:p>
          </table:table-cell>
          <table:table-cell table:number-columns-repeated="5"/>
        </table:table-row>
        <table:table-row table:style-name="ro1">
          <table:table-cell office:value-type="float" office:value="0.582932932932933" calcext:value-type="float">
            <text:p>5.829E-01</text:p>
          </table:table-cell>
          <table:table-cell office:value-type="float" office:value="117.754500893303" calcext:value-type="float">
            <text:p>117.755</text:p>
          </table:table-cell>
          <table:table-cell office:value-type="float" office:value="99.0167502585789" calcext:value-type="float">
            <text:p>99.017</text:p>
          </table:table-cell>
          <table:table-cell table:style-name="ce6" table:formula="of:=[.B192]/[.$B$2]" office:value-type="percentage" office:value="0.980125956037927" calcext:value-type="percentage">
            <text:p>98.01%</text:p>
          </table:table-cell>
          <table:table-cell table:style-name="ce7" table:formula="of:=[.C192]*1.11" office:value-type="float" office:value="109.908592787023" calcext:value-type="float">
            <text:p>109.91</text:p>
          </table:table-cell>
          <table:table-cell table:number-columns-repeated="5"/>
        </table:table-row>
        <table:table-row table:style-name="ro1">
          <table:table-cell office:value-type="float" office:value="0.586001001001001" calcext:value-type="float">
            <text:p>5.860E-01</text:p>
          </table:table-cell>
          <table:table-cell office:value-type="float" office:value="117.71708572016" calcext:value-type="float">
            <text:p>117.717</text:p>
          </table:table-cell>
          <table:table-cell office:value-type="float" office:value="98.9228875386989" calcext:value-type="float">
            <text:p>98.923</text:p>
          </table:table-cell>
          <table:table-cell table:style-name="ce6" table:formula="of:=[.B193]/[.$B$2]" office:value-type="percentage" office:value="0.979814531998346" calcext:value-type="percentage">
            <text:p>97.98%</text:p>
          </table:table-cell>
          <table:table-cell table:style-name="ce7" table:formula="of:=[.C193]*1.11" office:value-type="float" office:value="109.804405167956" calcext:value-type="float">
            <text:p>109.80</text:p>
          </table:table-cell>
          <table:table-cell table:number-columns-repeated="5"/>
        </table:table-row>
        <table:table-row table:style-name="ro1">
          <table:table-cell office:value-type="float" office:value="0.589069069069069" calcext:value-type="float">
            <text:p>5.891E-01</text:p>
          </table:table-cell>
          <table:table-cell office:value-type="float" office:value="117.679302659247" calcext:value-type="float">
            <text:p>117.679</text:p>
          </table:table-cell>
          <table:table-cell office:value-type="float" office:value="98.8285795534536" calcext:value-type="float">
            <text:p>98.829</text:p>
          </table:table-cell>
          <table:table-cell table:style-name="ce6" table:formula="of:=[.B194]/[.$B$2]" office:value-type="percentage" office:value="0.979500045856258" calcext:value-type="percentage">
            <text:p>97.95%</text:p>
          </table:table-cell>
          <table:table-cell table:style-name="ce7" table:formula="of:=[.C194]*1.11" office:value-type="float" office:value="109.699723304334" calcext:value-type="float">
            <text:p>109.70</text:p>
          </table:table-cell>
          <table:table-cell table:number-columns-repeated="5"/>
        </table:table-row>
        <table:table-row table:style-name="ro1">
          <table:table-cell office:value-type="float" office:value="0.592137137137137" calcext:value-type="float">
            <text:p>5.921E-01</text:p>
          </table:table-cell>
          <table:table-cell office:value-type="float" office:value="117.64115042198" calcext:value-type="float">
            <text:p>117.641</text:p>
          </table:table-cell>
          <table:table-cell office:value-type="float" office:value="98.7338272354891" calcext:value-type="float">
            <text:p>98.734</text:p>
          </table:table-cell>
          <table:table-cell table:style-name="ce6" table:formula="of:=[.B195]/[.$B$2]" office:value-type="percentage" office:value="0.979182486886175" calcext:value-type="percentage">
            <text:p>97.92%</text:p>
          </table:table-cell>
          <table:table-cell table:style-name="ce7" table:formula="of:=[.C195]*1.11" office:value-type="float" office:value="109.594548231393" calcext:value-type="float">
            <text:p>109.59</text:p>
          </table:table-cell>
          <table:table-cell table:number-columns-repeated="5"/>
        </table:table-row>
        <table:table-row table:style-name="ro1">
          <table:table-cell office:value-type="float" office:value="0.595205205205205" calcext:value-type="float">
            <text:p>5.952E-01</text:p>
          </table:table-cell>
          <table:table-cell office:value-type="float" office:value="117.602627728766" calcext:value-type="float">
            <text:p>117.603</text:p>
          </table:table-cell>
          <table:table-cell office:value-type="float" office:value="98.6386315218457" calcext:value-type="float">
            <text:p>98.639</text:p>
          </table:table-cell>
          <table:table-cell table:style-name="ce6" table:formula="of:=[.B196]/[.$B$2]" office:value-type="percentage" office:value="0.978861844437444" calcext:value-type="percentage">
            <text:p>97.89%</text:p>
          </table:table-cell>
          <table:table-cell table:style-name="ce7" table:formula="of:=[.C196]*1.11" office:value-type="float" office:value="109.488880989249" calcext:value-type="float">
            <text:p>109.49</text:p>
          </table:table-cell>
          <table:table-cell table:number-columns-repeated="5"/>
        </table:table-row>
        <table:table-row table:style-name="ro1">
          <table:table-cell office:value-type="float" office:value="0.598273273273273" calcext:value-type="float">
            <text:p>5.983E-01</text:p>
          </table:table-cell>
          <table:table-cell office:value-type="float" office:value="117.56373330901" calcext:value-type="float">
            <text:p>117.564</text:p>
          </table:table-cell>
          <table:table-cell office:value-type="float" office:value="98.5429933539486" calcext:value-type="float">
            <text:p>98.543</text:p>
          </table:table-cell>
          <table:table-cell table:style-name="ce6" table:formula="of:=[.B197]/[.$B$2]" office:value-type="percentage" office:value="0.978538107934307" calcext:value-type="percentage">
            <text:p>97.85%</text:p>
          </table:table-cell>
          <table:table-cell table:style-name="ce7" table:formula="of:=[.C197]*1.11" office:value-type="float" office:value="109.382722622883" calcext:value-type="float">
            <text:p>109.38</text:p>
          </table:table-cell>
          <table:table-cell table:number-columns-repeated="5"/>
        </table:table-row>
        <table:table-row table:style-name="ro1">
          <table:table-cell office:value-type="float" office:value="0.601341341341341" calcext:value-type="float">
            <text:p>6.013E-01</text:p>
          </table:table-cell>
          <table:table-cell office:value-type="float" office:value="117.524465901124" calcext:value-type="float">
            <text:p>117.524</text:p>
          </table:table-cell>
          <table:table-cell office:value-type="float" office:value="98.4469136775985" calcext:value-type="float">
            <text:p>98.447</text:p>
          </table:table-cell>
          <table:table-cell table:style-name="ce6" table:formula="of:=[.B198]/[.$B$2]" office:value-type="percentage" office:value="0.978211266875974" calcext:value-type="percentage">
            <text:p>97.82%</text:p>
          </table:table-cell>
          <table:table-cell table:style-name="ce7" table:formula="of:=[.C198]*1.11" office:value-type="float" office:value="109.276074182134" calcext:value-type="float">
            <text:p>109.28</text:p>
          </table:table-cell>
          <table:table-cell table:number-columns-repeated="5"/>
        </table:table-row>
        <table:table-row table:style-name="ro1">
          <table:table-cell office:value-type="float" office:value="0.604409409409409" calcext:value-type="float">
            <text:p>6.044E-01</text:p>
          </table:table-cell>
          <table:table-cell office:value-type="float" office:value="117.484824252541" calcext:value-type="float">
            <text:p>117.485</text:p>
          </table:table-cell>
          <table:table-cell office:value-type="float" office:value="98.3503934429624" calcext:value-type="float">
            <text:p>98.350</text:p>
          </table:table-cell>
          <table:table-cell table:style-name="ce6" table:formula="of:=[.B199]/[.$B$2]" office:value-type="percentage" office:value="0.977881310836743" calcext:value-type="percentage">
            <text:p>97.79%</text:p>
          </table:table-cell>
          <table:table-cell table:style-name="ce7" table:formula="of:=[.C199]*1.11" office:value-type="float" office:value="109.168936721688" calcext:value-type="float">
            <text:p>109.17</text:p>
          </table:table-cell>
          <table:table-cell table:number-columns-repeated="5"/>
        </table:table-row>
        <table:table-row table:style-name="ro1">
          <table:table-cell office:value-type="float" office:value="0.607477477477478" calcext:value-type="float">
            <text:p>6.075E-01</text:p>
          </table:table-cell>
          <table:table-cell office:value-type="float" office:value="117.44480711972" calcext:value-type="float">
            <text:p>117.445</text:p>
          </table:table-cell>
          <table:table-cell office:value-type="float" office:value="98.2534336045641" calcext:value-type="float">
            <text:p>98.253</text:p>
          </table:table-cell>
          <table:table-cell table:style-name="ce6" table:formula="of:=[.B200]/[.$B$2]" office:value-type="percentage" office:value="0.97754822946604" calcext:value-type="percentage">
            <text:p>97.75%</text:p>
          </table:table-cell>
          <table:table-cell table:style-name="ce7" table:formula="of:=[.C200]*1.11" office:value-type="float" office:value="109.061311301066" calcext:value-type="float">
            <text:p>109.06</text:p>
          </table:table-cell>
          <table:table-cell table:number-columns-repeated="5"/>
        </table:table-row>
        <table:table-row table:style-name="ro1">
          <table:table-cell office:value-type="float" office:value="0.610545545545546" calcext:value-type="float">
            <text:p>6.105E-01</text:p>
          </table:table-cell>
          <table:table-cell office:value-type="float" office:value="117.404413268161" calcext:value-type="float">
            <text:p>117.404</text:p>
          </table:table-cell>
          <table:table-cell office:value-type="float" office:value="98.156035121275" calcext:value-type="float">
            <text:p>98.156</text:p>
          </table:table-cell>
          <table:table-cell table:style-name="ce6" table:formula="of:=[.B201]/[.$B$2]" office:value-type="percentage" office:value="0.97721201248854" calcext:value-type="percentage">
            <text:p>97.72%</text:p>
          </table:table-cell>
          <table:table-cell table:style-name="ce7" table:formula="of:=[.C201]*1.11" office:value-type="float" office:value="108.953198984615" calcext:value-type="float">
            <text:p>108.95</text:p>
          </table:table-cell>
          <table:table-cell table:number-columns-repeated="5"/>
        </table:table-row>
        <table:table-row table:style-name="ro1">
          <table:table-cell office:value-type="float" office:value="0.613613613613614" calcext:value-type="float">
            <text:p>6.136E-01</text:p>
          </table:table-cell>
          <table:table-cell office:value-type="float" office:value="117.363641472412" calcext:value-type="float">
            <text:p>117.364</text:p>
          </table:table-cell>
          <table:table-cell office:value-type="float" office:value="98.0581989563041" calcext:value-type="float">
            <text:p>98.058</text:p>
          </table:table-cell>
          <table:table-cell table:style-name="ce6" table:formula="of:=[.B202]/[.$B$2]" office:value-type="percentage" office:value="0.976872649704232" calcext:value-type="percentage">
            <text:p>97.69%</text:p>
          </table:table-cell>
          <table:table-cell table:style-name="ce7" table:formula="of:=[.C202]*1.11" office:value-type="float" office:value="108.844600841498" calcext:value-type="float">
            <text:p>108.84</text:p>
          </table:table-cell>
          <table:table-cell table:number-columns-repeated="5"/>
        </table:table-row>
        <table:table-row table:style-name="ro1">
          <table:table-cell office:value-type="float" office:value="0.616681681681682" calcext:value-type="float">
            <text:p>6.167E-01</text:p>
          </table:table-cell>
          <table:table-cell office:value-type="float" office:value="117.322490516079" calcext:value-type="float">
            <text:p>117.322</text:p>
          </table:table-cell>
          <table:table-cell office:value-type="float" office:value="97.959926077189" calcext:value-type="float">
            <text:p>97.960</text:p>
          </table:table-cell>
          <table:table-cell table:style-name="ce6" table:formula="of:=[.B203]/[.$B$2]" office:value-type="percentage" office:value="0.9765301309885" calcext:value-type="percentage">
            <text:p>97.65%</text:p>
          </table:table-cell>
          <table:table-cell table:style-name="ce7" table:formula="of:=[.C203]*1.11" office:value-type="float" office:value="108.73551794568" calcext:value-type="float">
            <text:p>108.74</text:p>
          </table:table-cell>
          <table:table-cell table:number-columns-repeated="5"/>
        </table:table-row>
        <table:table-row table:style-name="ro1">
          <table:table-cell office:value-type="float" office:value="0.61974974974975" calcext:value-type="float">
            <text:p>6.197E-01</text:p>
          </table:table-cell>
          <table:table-cell office:value-type="float" office:value="117.280959191832" calcext:value-type="float">
            <text:p>117.281</text:p>
          </table:table-cell>
          <table:table-cell office:value-type="float" office:value="97.8612174557862" calcext:value-type="float">
            <text:p>97.861</text:p>
          </table:table-cell>
          <table:table-cell table:style-name="ce6" table:formula="of:=[.B204]/[.$B$2]" office:value-type="percentage" office:value="0.976184446292167" calcext:value-type="percentage">
            <text:p>97.62%</text:p>
          </table:table-cell>
          <table:table-cell table:style-name="ce7" table:formula="of:=[.C204]*1.11" office:value-type="float" office:value="108.625951375923" calcext:value-type="float">
            <text:p>108.63</text:p>
          </table:table-cell>
          <table:table-cell table:number-columns-repeated="5"/>
        </table:table-row>
        <table:table-row table:style-name="ro1">
          <table:table-cell office:value-type="float" office:value="0.622817817817818" calcext:value-type="float">
            <text:p>6.228E-01</text:p>
          </table:table-cell>
          <table:table-cell office:value-type="float" office:value="117.239046301419" calcext:value-type="float">
            <text:p>117.239</text:p>
          </table:table-cell>
          <table:table-cell office:value-type="float" office:value="97.7620740682611" calcext:value-type="float">
            <text:p>97.762</text:p>
          </table:table-cell>
          <table:table-cell table:style-name="ce6" table:formula="of:=[.B205]/[.$B$2]" office:value-type="percentage" office:value="0.975835585641621" calcext:value-type="percentage">
            <text:p>97.58%</text:p>
          </table:table-cell>
          <table:table-cell table:style-name="ce7" table:formula="of:=[.C205]*1.11" office:value-type="float" office:value="108.51590221577" calcext:value-type="float">
            <text:p>108.52</text:p>
          </table:table-cell>
          <table:table-cell table:number-columns-repeated="5"/>
        </table:table-row>
        <table:table-row table:style-name="ro1">
          <table:table-cell office:value-type="float" office:value="0.625885885885886" calcext:value-type="float">
            <text:p>6.259E-01</text:p>
          </table:table-cell>
          <table:table-cell office:value-type="float" office:value="117.19675065567" calcext:value-type="float">
            <text:p>117.197</text:p>
          </table:table-cell>
          <table:table-cell office:value-type="float" office:value="97.662496895079" calcext:value-type="float">
            <text:p>97.662</text:p>
          </table:table-cell>
          <table:table-cell table:style-name="ce6" table:formula="of:=[.B206]/[.$B$2]" office:value-type="percentage" office:value="0.975483539138842" calcext:value-type="percentage">
            <text:p>97.55%</text:p>
          </table:table-cell>
          <table:table-cell table:style-name="ce7" table:formula="of:=[.C206]*1.11" office:value-type="float" office:value="108.405371553538" calcext:value-type="float">
            <text:p>108.41</text:p>
          </table:table-cell>
          <table:table-cell table:number-columns-repeated="5"/>
        </table:table-row>
        <table:table-row table:style-name="ro1">
          <table:table-cell office:value-type="float" office:value="0.628953953953954" calcext:value-type="float">
            <text:p>6.290E-01</text:p>
          </table:table-cell>
          <table:table-cell office:value-type="float" office:value="117.154071074508" calcext:value-type="float">
            <text:p>117.154</text:p>
          </table:table-cell>
          <table:table-cell office:value-type="float" office:value="97.5624869209949" calcext:value-type="float">
            <text:p>97.562</text:p>
          </table:table-cell>
          <table:table-cell table:style-name="ce6" table:formula="of:=[.B207]/[.$B$2]" office:value-type="percentage" office:value="0.975128296961495" calcext:value-type="percentage">
            <text:p>97.51%</text:p>
          </table:table-cell>
          <table:table-cell table:style-name="ce7" table:formula="of:=[.C207]*1.11" office:value-type="float" office:value="108.294360482304" calcext:value-type="float">
            <text:p>108.29</text:p>
          </table:table-cell>
          <table:table-cell table:number-columns-repeated="5"/>
        </table:table-row>
        <table:table-row table:style-name="ro1">
          <table:table-cell office:value-type="float" office:value="0.632022022022022" calcext:value-type="float">
            <text:p>6.320E-01</text:p>
          </table:table-cell>
          <table:table-cell office:value-type="float" office:value="117.154071074508" calcext:value-type="float">
            <text:p>117.154</text:p>
          </table:table-cell>
          <table:table-cell office:value-type="float" office:value="97.5624869209949" calcext:value-type="float">
            <text:p>97.562</text:p>
          </table:table-cell>
          <table:table-cell table:style-name="ce6" table:formula="of:=[.B208]/[.$B$2]" office:value-type="percentage" office:value="0.975128296961495" calcext:value-type="percentage">
            <text:p>97.51%</text:p>
          </table:table-cell>
          <table:table-cell table:style-name="ce7" table:formula="of:=[.C208]*1.11" office:value-type="float" office:value="108.294360482304" calcext:value-type="float">
            <text:p>108.29</text:p>
          </table:table-cell>
          <table:table-cell table:number-columns-repeated="5"/>
        </table:table-row>
        <table:table-row table:style-name="ro1">
          <table:table-cell office:value-type="float" office:value="0.63509009009009" calcext:value-type="float">
            <text:p>6.351E-01</text:p>
          </table:table-cell>
          <table:table-cell office:value-type="float" office:value="117.111006386957" calcext:value-type="float">
            <text:p>117.111</text:p>
          </table:table-cell>
          <table:table-cell office:value-type="float" office:value="97.4620451350438" calcext:value-type="float">
            <text:p>97.462</text:p>
          </table:table-cell>
          <table:table-cell table:style-name="ce6" table:formula="of:=[.B209]/[.$B$2]" office:value-type="percentage" office:value="0.974769849362998" calcext:value-type="percentage">
            <text:p>97.48%</text:p>
          </table:table-cell>
          <table:table-cell table:style-name="ce7" table:formula="of:=[.C209]*1.11" office:value-type="float" office:value="108.182870099899" calcext:value-type="float">
            <text:p>108.18</text:p>
          </table:table-cell>
          <table:table-cell table:number-columns-repeated="5"/>
        </table:table-row>
        <table:table-row table:style-name="ro1">
          <table:table-cell office:value-type="float" office:value="0.638158158158158" calcext:value-type="float">
            <text:p>6.382E-01</text:p>
          </table:table-cell>
          <table:table-cell office:value-type="float" office:value="117.067555431147" calcext:value-type="float">
            <text:p>117.068</text:p>
          </table:table-cell>
          <table:table-cell office:value-type="float" office:value="97.3611725305315" calcext:value-type="float">
            <text:p>97.361</text:p>
          </table:table-cell>
          <table:table-cell table:style-name="ce6" table:formula="of:=[.B210]/[.$B$2]" office:value-type="percentage" office:value="0.974408186672562" calcext:value-type="percentage">
            <text:p>97.44%</text:p>
          </table:table-cell>
          <table:table-cell table:style-name="ce7" table:formula="of:=[.C210]*1.11" office:value-type="float" office:value="108.07090150889" calcext:value-type="float">
            <text:p>108.07</text:p>
          </table:table-cell>
          <table:table-cell table:number-columns-repeated="5"/>
        </table:table-row>
        <table:table-row table:style-name="ro1">
          <table:table-cell office:value-type="float" office:value="0.641226226226226" calcext:value-type="float">
            <text:p>6.412E-01</text:p>
          </table:table-cell>
          <table:table-cell office:value-type="float" office:value="117.023717054326" calcext:value-type="float">
            <text:p>117.024</text:p>
          </table:table-cell>
          <table:table-cell office:value-type="float" office:value="97.2598701050237" calcext:value-type="float">
            <text:p>97.260</text:p>
          </table:table-cell>
          <table:table-cell table:style-name="ce6" table:formula="of:=[.B211]/[.$B$2]" office:value-type="percentage" office:value="0.974043299295291" calcext:value-type="percentage">
            <text:p>97.40%</text:p>
          </table:table-cell>
          <table:table-cell table:style-name="ce7" table:formula="of:=[.C211]*1.11" office:value-type="float" office:value="107.958455816576" calcext:value-type="float">
            <text:p>107.96</text:p>
          </table:table-cell>
          <table:table-cell table:number-columns-repeated="5"/>
        </table:table-row>
        <table:table-row table:style-name="ro1">
          <table:table-cell office:value-type="float" office:value="0.644294294294294" calcext:value-type="float">
            <text:p>6.443E-01</text:p>
          </table:table-cell>
          <table:table-cell office:value-type="float" office:value="116.979490112864" calcext:value-type="float">
            <text:p>116.979</text:p>
          </table:table-cell>
          <table:table-cell office:value-type="float" office:value="97.1581388603372" calcext:value-type="float">
            <text:p>97.158</text:p>
          </table:table-cell>
          <table:table-cell table:style-name="ce6" table:formula="of:=[.B212]/[.$B$2]" office:value-type="percentage" office:value="0.973675177712216" calcext:value-type="percentage">
            <text:p>97.37%</text:p>
          </table:table-cell>
          <table:table-cell table:style-name="ce7" table:formula="of:=[.C212]*1.11" office:value-type="float" office:value="107.845534134974" calcext:value-type="float">
            <text:p>107.85</text:p>
          </table:table-cell>
          <table:table-cell table:number-columns-repeated="5"/>
        </table:table-row>
        <table:table-row table:style-name="ro1">
          <table:table-cell office:value-type="float" office:value="0.647362362362362" calcext:value-type="float">
            <text:p>6.474E-01</text:p>
          </table:table-cell>
          <table:table-cell office:value-type="float" office:value="116.93487347226" calcext:value-type="float">
            <text:p>116.935</text:p>
          </table:table-cell>
          <table:table-cell office:value-type="float" office:value="97.0559798025295" calcext:value-type="float">
            <text:p>97.056</text:p>
          </table:table-cell>
          <table:table-cell table:style-name="ce6" table:formula="of:=[.B213]/[.$B$2]" office:value-type="percentage" office:value="0.973303812480352" calcext:value-type="percentage">
            <text:p>97.33%</text:p>
          </table:table-cell>
          <table:table-cell table:style-name="ce7" table:formula="of:=[.C213]*1.11" office:value-type="float" office:value="107.732137580808" calcext:value-type="float">
            <text:p>107.73</text:p>
          </table:table-cell>
          <table:table-cell table:number-columns-repeated="5"/>
        </table:table-row>
        <table:table-row table:style-name="ro1">
          <table:table-cell office:value-type="float" office:value="0.650430430430431" calcext:value-type="float">
            <text:p>6.504E-01</text:p>
          </table:table-cell>
          <table:table-cell office:value-type="float" office:value="116.889866007152" calcext:value-type="float">
            <text:p>116.890</text:p>
          </table:table-cell>
          <table:table-cell office:value-type="float" office:value="96.9533939418887" calcext:value-type="float">
            <text:p>96.953</text:p>
          </table:table-cell>
          <table:table-cell table:style-name="ce6" table:formula="of:=[.B214]/[.$B$2]" office:value-type="percentage" office:value="0.972929194232785" calcext:value-type="percentage">
            <text:p>97.29%</text:p>
          </table:table-cell>
          <table:table-cell table:style-name="ce7" table:formula="of:=[.C214]*1.11" office:value-type="float" office:value="107.618267275496" calcext:value-type="float">
            <text:p>107.62</text:p>
          </table:table-cell>
          <table:table-cell table:number-columns-repeated="5"/>
        </table:table-row>
        <table:table-row table:style-name="ro1">
          <table:table-cell office:value-type="float" office:value="0.653498498498499" calcext:value-type="float">
            <text:p>6.535E-01</text:p>
          </table:table-cell>
          <table:table-cell office:value-type="float" office:value="116.844466601322" calcext:value-type="float">
            <text:p>116.844</text:p>
          </table:table-cell>
          <table:table-cell office:value-type="float" office:value="96.8503822929239" calcext:value-type="float">
            <text:p>96.850</text:p>
          </table:table-cell>
          <table:table-cell table:style-name="ce6" table:formula="of:=[.B215]/[.$B$2]" office:value-type="percentage" office:value="0.972551313678708" calcext:value-type="percentage">
            <text:p>97.26%</text:p>
          </table:table-cell>
          <table:table-cell table:style-name="ce7" table:formula="of:=[.C215]*1.11" office:value-type="float" office:value="107.503924345146" calcext:value-type="float">
            <text:p>107.50</text:p>
          </table:table-cell>
          <table:table-cell table:number-columns-repeated="5"/>
        </table:table-row>
        <table:table-row table:style-name="ro1">
          <table:table-cell office:value-type="float" office:value="0.656566566566567" calcext:value-type="float">
            <text:p>6.566E-01</text:p>
          </table:table-cell>
          <table:table-cell office:value-type="float" office:value="116.798674147702" calcext:value-type="float">
            <text:p>116.799</text:p>
          </table:table-cell>
          <table:table-cell office:value-type="float" office:value="96.7469458743549" calcext:value-type="float">
            <text:p>96.747</text:p>
          </table:table-cell>
          <table:table-cell table:style-name="ce6" table:formula="of:=[.B216]/[.$B$2]" office:value-type="percentage" office:value="0.972170161603474" calcext:value-type="percentage">
            <text:p>97.22%</text:p>
          </table:table-cell>
          <table:table-cell table:style-name="ce7" table:formula="of:=[.C216]*1.11" office:value-type="float" office:value="107.389109920534" calcext:value-type="float">
            <text:p>107.39</text:p>
          </table:table-cell>
          <table:table-cell table:number-columns-repeated="5"/>
        </table:table-row>
        <table:table-row table:style-name="ro1">
          <table:table-cell office:value-type="float" office:value="0.659634634634635" calcext:value-type="float">
            <text:p>6.596E-01</text:p>
          </table:table-cell>
          <table:table-cell office:value-type="float" office:value="116.752487548381" calcext:value-type="float">
            <text:p>116.752</text:p>
          </table:table-cell>
          <table:table-cell office:value-type="float" office:value="96.6430857091022" calcext:value-type="float">
            <text:p>96.643</text:p>
          </table:table-cell>
          <table:table-cell table:style-name="ce6" table:formula="of:=[.B217]/[.$B$2]" office:value-type="percentage" office:value="0.971785728868655" calcext:value-type="percentage">
            <text:p>97.18%</text:p>
          </table:table-cell>
          <table:table-cell table:style-name="ce7" table:formula="of:=[.C217]*1.11" office:value-type="float" office:value="107.273825137103" calcext:value-type="float">
            <text:p>107.27</text:p>
          </table:table-cell>
          <table:table-cell table:number-columns-repeated="5"/>
        </table:table-row>
        <table:table-row table:style-name="ro1">
          <table:table-cell office:value-type="float" office:value="0.662702702702703" calcext:value-type="float">
            <text:p>6.627E-01</text:p>
          </table:table-cell>
          <table:table-cell office:value-type="float" office:value="116.70590571461" calcext:value-type="float">
            <text:p>116.706</text:p>
          </table:table-cell>
          <table:table-cell office:value-type="float" office:value="96.5388028242768" calcext:value-type="float">
            <text:p>96.539</text:p>
          </table:table-cell>
          <table:table-cell table:style-name="ce6" table:formula="of:=[.B218]/[.$B$2]" office:value-type="percentage" office:value="0.971398006412082" calcext:value-type="percentage">
            <text:p>97.14%</text:p>
          </table:table-cell>
          <table:table-cell table:style-name="ce7" table:formula="of:=[.C218]*1.11" office:value-type="float" office:value="107.158071134947" calcext:value-type="float">
            <text:p>107.16</text:p>
          </table:table-cell>
          <table:table-cell table:number-columns-repeated="5"/>
        </table:table-row>
        <table:table-row table:style-name="ro1">
          <table:table-cell office:value-type="float" office:value="0.665770770770771" calcext:value-type="float">
            <text:p>6.658E-01</text:p>
          </table:table-cell>
          <table:table-cell office:value-type="float" office:value="116.658927566809" calcext:value-type="float">
            <text:p>116.659</text:p>
          </table:table-cell>
          <table:table-cell office:value-type="float" office:value="96.4340982511704" calcext:value-type="float">
            <text:p>96.434</text:p>
          </table:table-cell>
          <table:table-cell table:style-name="ce6" table:formula="of:=[.B219]/[.$B$2]" office:value-type="percentage" office:value="0.971006985247906" calcext:value-type="percentage">
            <text:p>97.10%</text:p>
          </table:table-cell>
          <table:table-cell table:style-name="ce7" table:formula="of:=[.C219]*1.11" office:value-type="float" office:value="107.041849058799" calcext:value-type="float">
            <text:p>107.04</text:p>
          </table:table-cell>
          <table:table-cell table:number-columns-repeated="5"/>
        </table:table-row>
        <table:table-row table:style-name="ro1">
          <table:table-cell office:value-type="float" office:value="0.668838838838839" calcext:value-type="float">
            <text:p>6.688E-01</text:p>
          </table:table-cell>
          <table:table-cell office:value-type="float" office:value="116.611552034573" calcext:value-type="float">
            <text:p>116.612</text:p>
          </table:table-cell>
          <table:table-cell office:value-type="float" office:value="96.3289730252447" calcext:value-type="float">
            <text:p>96.329</text:p>
          </table:table-cell>
          <table:table-cell table:style-name="ce6" table:formula="of:=[.B220]/[.$B$2]" office:value-type="percentage" office:value="0.970612656466642" calcext:value-type="percentage">
            <text:p>97.06%</text:p>
          </table:table-cell>
          <table:table-cell table:style-name="ce7" table:formula="of:=[.C220]*1.11" office:value-type="float" office:value="106.925160058022" calcext:value-type="float">
            <text:p>106.93</text:p>
          </table:table-cell>
          <table:table-cell table:number-columns-repeated="5"/>
        </table:table-row>
        <table:table-row table:style-name="ro1">
          <table:table-cell office:value-type="float" office:value="0.671906906906907" calcext:value-type="float">
            <text:p>6.719E-01</text:p>
          </table:table-cell>
          <table:table-cell office:value-type="float" office:value="116.563778056678" calcext:value-type="float">
            <text:p>116.564</text:p>
          </table:table-cell>
          <table:table-cell office:value-type="float" office:value="96.2234281861213" calcext:value-type="float">
            <text:p>96.223</text:p>
          </table:table-cell>
          <table:table-cell table:style-name="ce6" table:formula="of:=[.B221]/[.$B$2]" office:value-type="percentage" office:value="0.970215011235225" calcext:value-type="percentage">
            <text:p>97.02%</text:p>
          </table:table-cell>
          <table:table-cell table:style-name="ce7" table:formula="of:=[.C221]*1.11" office:value-type="float" office:value="106.808005286595" calcext:value-type="float">
            <text:p>106.81</text:p>
          </table:table-cell>
          <table:table-cell table:number-columns-repeated="5"/>
        </table:table-row>
        <table:table-row table:style-name="ro1">
          <table:table-cell office:value-type="float" office:value="0.674974974974975" calcext:value-type="float">
            <text:p>6.750E-01</text:p>
          </table:table-cell>
          <table:table-cell office:value-type="float" office:value="116.515604581082" calcext:value-type="float">
            <text:p>116.516</text:p>
          </table:table-cell>
          <table:table-cell office:value-type="float" office:value="96.1174647775718" calcext:value-type="float">
            <text:p>96.117</text:p>
          </table:table-cell>
          <table:table-cell table:style-name="ce6" table:formula="of:=[.B222]/[.$B$2]" office:value-type="percentage" office:value="0.969814040797017" calcext:value-type="percentage">
            <text:p>96.98%</text:p>
          </table:table-cell>
          <table:table-cell table:style-name="ce7" table:formula="of:=[.C222]*1.11" office:value-type="float" office:value="106.690385903105" calcext:value-type="float">
            <text:p>106.69</text:p>
          </table:table-cell>
          <table:table-cell table:number-columns-repeated="5"/>
        </table:table-row>
        <table:table-row table:style-name="ro1">
          <table:table-cell office:value-type="float" office:value="0.678043043043043" calcext:value-type="float">
            <text:p>6.780E-01</text:p>
          </table:table-cell>
          <table:table-cell office:value-type="float" office:value="116.467030564935" calcext:value-type="float">
            <text:p>116.467</text:p>
          </table:table-cell>
          <table:table-cell office:value-type="float" office:value="96.011083847507" calcext:value-type="float">
            <text:p>96.011</text:p>
          </table:table-cell>
          <table:table-cell table:style-name="ce6" table:formula="of:=[.B223]/[.$B$2]" office:value-type="percentage" office:value="0.969409736471887" calcext:value-type="percentage">
            <text:p>96.94%</text:p>
          </table:table-cell>
          <table:table-cell table:style-name="ce7" table:formula="of:=[.C223]*1.11" office:value-type="float" office:value="106.572303070733" calcext:value-type="float">
            <text:p>106.57</text:p>
          </table:table-cell>
          <table:table-cell table:number-columns-repeated="5"/>
        </table:table-row>
        <table:table-row table:style-name="ro1">
          <table:table-cell office:value-type="float" office:value="0.681111111111111" calcext:value-type="float">
            <text:p>6.811E-01</text:p>
          </table:table-cell>
          <table:table-cell office:value-type="float" office:value="116.418054974583" calcext:value-type="float">
            <text:p>116.418</text:p>
          </table:table-cell>
          <table:table-cell office:value-type="float" office:value="95.9042864479668" calcext:value-type="float">
            <text:p>95.904</text:p>
          </table:table-cell>
          <table:table-cell table:style-name="ce6" table:formula="of:=[.B224]/[.$B$2]" office:value-type="percentage" office:value="0.969002089656248" calcext:value-type="percentage">
            <text:p>96.90%</text:p>
          </table:table-cell>
          <table:table-cell table:style-name="ce7" table:formula="of:=[.C224]*1.11" office:value-type="float" office:value="106.453757957243" calcext:value-type="float">
            <text:p>106.45</text:p>
          </table:table-cell>
          <table:table-cell table:number-columns-repeated="5"/>
        </table:table-row>
        <table:table-row table:style-name="ro1">
          <table:table-cell office:value-type="float" office:value="0.684179179179179" calcext:value-type="float">
            <text:p>6.842E-01</text:p>
          </table:table-cell>
          <table:table-cell office:value-type="float" office:value="116.368676785569" calcext:value-type="float">
            <text:p>116.369</text:p>
          </table:table-cell>
          <table:table-cell office:value-type="float" office:value="95.7970736351095" calcext:value-type="float">
            <text:p>95.797</text:p>
          </table:table-cell>
          <table:table-cell table:style-name="ce6" table:formula="of:=[.B225]/[.$B$2]" office:value-type="percentage" office:value="0.968591091823064" calcext:value-type="percentage">
            <text:p>96.86%</text:p>
          </table:table-cell>
          <table:table-cell table:style-name="ce7" table:formula="of:=[.C225]*1.11" office:value-type="float" office:value="106.334751734972" calcext:value-type="float">
            <text:p>106.33</text:p>
          </table:table-cell>
          <table:table-cell table:number-columns-repeated="5"/>
        </table:table-row>
        <table:table-row table:style-name="ro1">
          <table:table-cell office:value-type="float" office:value="0.687247247247247" calcext:value-type="float">
            <text:p>6.872E-01</text:p>
          </table:table-cell>
          <table:table-cell office:value-type="float" office:value="116.318894982642" calcext:value-type="float">
            <text:p>116.319</text:p>
          </table:table-cell>
          <table:table-cell office:value-type="float" office:value="95.689446469202" calcext:value-type="float">
            <text:p>95.689</text:p>
          </table:table-cell>
          <table:table-cell table:style-name="ce6" table:formula="of:=[.B226]/[.$B$2]" office:value-type="percentage" office:value="0.968176734521925" calcext:value-type="percentage">
            <text:p>96.82%</text:p>
          </table:table-cell>
          <table:table-cell table:style-name="ce7" table:formula="of:=[.C226]*1.11" office:value-type="float" office:value="106.215285580814" calcext:value-type="float">
            <text:p>106.22</text:p>
          </table:table-cell>
          <table:table-cell table:number-columns-repeated="5"/>
        </table:table-row>
        <table:table-row table:style-name="ro1">
          <table:table-cell office:value-type="float" office:value="0.690315315315315" calcext:value-type="float">
            <text:p>6.903E-01</text:p>
          </table:table-cell>
          <table:table-cell office:value-type="float" office:value="116.268708559759" calcext:value-type="float">
            <text:p>116.269</text:p>
          </table:table-cell>
          <table:table-cell office:value-type="float" office:value="95.5814060146084" calcext:value-type="float">
            <text:p>95.581</text:p>
          </table:table-cell>
          <table:table-cell table:style-name="ce6" table:formula="of:=[.B227]/[.$B$2]" office:value-type="percentage" office:value="0.967759009379063" calcext:value-type="percentage">
            <text:p>96.78%</text:p>
          </table:table-cell>
          <table:table-cell table:style-name="ce7" table:formula="of:=[.C227]*1.11" office:value-type="float" office:value="106.095360676215" calcext:value-type="float">
            <text:p>106.10</text:p>
          </table:table-cell>
          <table:table-cell table:number-columns-repeated="5"/>
        </table:table-row>
        <table:table-row table:style-name="ro1">
          <table:table-cell office:value-type="float" office:value="0.693383383383383" calcext:value-type="float">
            <text:p>6.934E-01</text:p>
          </table:table-cell>
          <table:table-cell office:value-type="float" office:value="116.218116520088" calcext:value-type="float">
            <text:p>116.218</text:p>
          </table:table-cell>
          <table:table-cell office:value-type="float" office:value="95.4729533397804" calcext:value-type="float">
            <text:p>95.473</text:p>
          </table:table-cell>
          <table:table-cell table:style-name="ce6" table:formula="of:=[.B228]/[.$B$2]" office:value-type="percentage" office:value="0.967337908097377" calcext:value-type="percentage">
            <text:p>96.73%</text:p>
          </table:table-cell>
          <table:table-cell table:style-name="ce7" table:formula="of:=[.C228]*1.11" office:value-type="float" office:value="105.974978207156" calcext:value-type="float">
            <text:p>105.97</text:p>
          </table:table-cell>
          <table:table-cell table:number-columns-repeated="5"/>
        </table:table-row>
        <table:table-row table:style-name="ro1">
          <table:table-cell office:value-type="float" office:value="0.696451451451452" calcext:value-type="float">
            <text:p>6.965E-01</text:p>
          </table:table-cell>
          <table:table-cell office:value-type="float" office:value="116.167117876015" calcext:value-type="float">
            <text:p>116.167</text:p>
          </table:table-cell>
          <table:table-cell office:value-type="float" office:value="95.364089517246" calcext:value-type="float">
            <text:p>95.364</text:p>
          </table:table-cell>
          <table:table-cell table:style-name="ce6" table:formula="of:=[.B229]/[.$B$2]" office:value-type="percentage" office:value="0.966913422456493" calcext:value-type="percentage">
            <text:p>96.69%</text:p>
          </table:table-cell>
          <table:table-cell table:style-name="ce7" table:formula="of:=[.C229]*1.11" office:value-type="float" office:value="105.854139364143" calcext:value-type="float">
            <text:p>105.85</text:p>
          </table:table-cell>
          <table:table-cell table:number-columns-repeated="5"/>
        </table:table-row>
        <table:table-row table:style-name="ro1">
          <table:table-cell office:value-type="float" office:value="0.69951951951952" calcext:value-type="float">
            <text:p>6.995E-01</text:p>
          </table:table-cell>
          <table:table-cell office:value-type="float" office:value="116.115711649144" calcext:value-type="float">
            <text:p>116.116</text:p>
          </table:table-cell>
          <table:table-cell office:value-type="float" office:value="95.2548156235993" calcext:value-type="float">
            <text:p>95.255</text:p>
          </table:table-cell>
          <table:table-cell table:style-name="ce6" table:formula="of:=[.B230]/[.$B$2]" office:value-type="percentage" office:value="0.966485544312762" calcext:value-type="percentage">
            <text:p>96.65%</text:p>
          </table:table-cell>
          <table:table-cell table:style-name="ce7" table:formula="of:=[.C230]*1.11" office:value-type="float" office:value="105.732845342195" calcext:value-type="float">
            <text:p>105.73</text:p>
          </table:table-cell>
          <table:table-cell table:number-columns-repeated="5"/>
        </table:table-row>
        <table:table-row table:style-name="ro1">
          <table:table-cell office:value-type="float" office:value="0.702587587587588" calcext:value-type="float">
            <text:p>7.026E-01</text:p>
          </table:table-cell>
          <table:table-cell office:value-type="float" office:value="116.063896870304" calcext:value-type="float">
            <text:p>116.064</text:p>
          </table:table-cell>
          <table:table-cell office:value-type="float" office:value="95.1451327394897" calcext:value-type="float">
            <text:p>95.145</text:p>
          </table:table-cell>
          <table:table-cell table:style-name="ce6" table:formula="of:=[.B231]/[.$B$2]" office:value-type="percentage" office:value="0.966054265599318" calcext:value-type="percentage">
            <text:p>96.61%</text:p>
          </table:table-cell>
          <table:table-cell table:style-name="ce7" table:formula="of:=[.C231]*1.11" office:value-type="float" office:value="105.611097340834" calcext:value-type="float">
            <text:p>105.61</text:p>
          </table:table-cell>
          <table:table-cell table:number-columns-repeated="5"/>
        </table:table-row>
        <table:table-row table:style-name="ro1">
          <table:table-cell office:value-type="float" office:value="0.705655655655656" calcext:value-type="float">
            <text:p>7.057E-01</text:p>
          </table:table-cell>
          <table:table-cell office:value-type="float" office:value="116.01167257955" calcext:value-type="float">
            <text:p>116.012</text:p>
          </table:table-cell>
          <table:table-cell office:value-type="float" office:value="95.0350419496113" calcext:value-type="float">
            <text:p>95.035</text:p>
          </table:table-cell>
          <table:table-cell table:style-name="ce6" table:formula="of:=[.B232]/[.$B$2]" office:value-type="percentage" office:value="0.96561957832609" calcext:value-type="percentage">
            <text:p>96.56%</text:p>
          </table:table-cell>
          <table:table-cell table:style-name="ce7" table:formula="of:=[.C232]*1.11" office:value-type="float" office:value="105.488896564069" calcext:value-type="float">
            <text:p>105.49</text:p>
          </table:table-cell>
          <table:table-cell table:number-columns-repeated="5"/>
        </table:table-row>
        <table:table-row table:style-name="ro1">
          <table:table-cell office:value-type="float" office:value="0.708723723723724" calcext:value-type="float">
            <text:p>7.087E-01</text:p>
          </table:table-cell>
          <table:table-cell office:value-type="float" office:value="115.959037826164" calcext:value-type="float">
            <text:p>115.959</text:p>
          </table:table-cell>
          <table:table-cell office:value-type="float" office:value="94.9245443426922" calcext:value-type="float">
            <text:p>94.925</text:p>
          </table:table-cell>
          <table:table-cell table:style-name="ce6" table:formula="of:=[.B233]/[.$B$2]" office:value-type="percentage" office:value="0.965181474579805" calcext:value-type="percentage">
            <text:p>96.52%</text:p>
          </table:table-cell>
          <table:table-cell table:style-name="ce7" table:formula="of:=[.C233]*1.11" office:value-type="float" office:value="105.366244220388" calcext:value-type="float">
            <text:p>105.37</text:p>
          </table:table-cell>
          <table:table-cell table:number-columns-repeated="5"/>
        </table:table-row>
        <table:table-row table:style-name="ro1">
          <table:table-cell office:value-type="float" office:value="0.711791791791792" calcext:value-type="float">
            <text:p>7.118E-01</text:p>
          </table:table-cell>
          <table:table-cell office:value-type="float" office:value="115.905991668665" calcext:value-type="float">
            <text:p>115.906</text:p>
          </table:table-cell>
          <table:table-cell office:value-type="float" office:value="94.8136410114835" calcext:value-type="float">
            <text:p>94.814</text:p>
          </table:table-cell>
          <table:table-cell table:style-name="ce6" table:formula="of:=[.B234]/[.$B$2]" office:value-type="percentage" office:value="0.964739946524075" calcext:value-type="percentage">
            <text:p>96.47%</text:p>
          </table:table-cell>
          <table:table-cell table:style-name="ce7" table:formula="of:=[.C234]*1.11" office:value-type="float" office:value="105.243141522747" calcext:value-type="float">
            <text:p>105.24</text:p>
          </table:table-cell>
          <table:table-cell table:number-columns-repeated="5"/>
        </table:table-row>
        <table:table-row table:style-name="ro1">
          <table:table-cell office:value-type="float" office:value="0.71485985985986" calcext:value-type="float">
            <text:p>7.149E-01</text:p>
          </table:table-cell>
          <table:table-cell office:value-type="float" office:value="115.852533174803" calcext:value-type="float">
            <text:p>115.853</text:p>
          </table:table-cell>
          <table:table-cell office:value-type="float" office:value="94.7023330527487" calcext:value-type="float">
            <text:p>94.702</text:p>
          </table:table-cell>
          <table:table-cell table:style-name="ce6" table:formula="of:=[.B235]/[.$B$2]" office:value-type="percentage" office:value="0.964294986399347" calcext:value-type="percentage">
            <text:p>96.43%</text:p>
          </table:table-cell>
          <table:table-cell table:style-name="ce7" table:formula="of:=[.C235]*1.11" office:value-type="float" office:value="105.119589688551" calcext:value-type="float">
            <text:p>105.12</text:p>
          </table:table-cell>
          <table:table-cell table:number-columns-repeated="5"/>
        </table:table-row>
        <table:table-row table:style-name="ro1">
          <table:table-cell office:value-type="float" office:value="0.717927927927928" calcext:value-type="float">
            <text:p>7.179E-01</text:p>
          </table:table-cell>
          <table:table-cell office:value-type="float" office:value="115.798661421569" calcext:value-type="float">
            <text:p>115.799</text:p>
          </table:table-cell>
          <table:table-cell office:value-type="float" office:value="94.590621567253" calcext:value-type="float">
            <text:p>94.591</text:p>
          </table:table-cell>
          <table:table-cell table:style-name="ce6" table:formula="of:=[.B236]/[.$B$2]" office:value-type="percentage" office:value="0.963846586522982" calcext:value-type="percentage">
            <text:p>96.38%</text:p>
          </table:table-cell>
          <table:table-cell table:style-name="ce7" table:formula="of:=[.C236]*1.11" office:value-type="float" office:value="104.995589939651" calcext:value-type="float">
            <text:p>105.00</text:p>
          </table:table-cell>
          <table:table-cell table:number-columns-repeated="5"/>
        </table:table-row>
        <table:table-row table:style-name="ro1">
          <table:table-cell office:value-type="float" office:value="0.720995995995996" calcext:value-type="float">
            <text:p>7.210E-01</text:p>
          </table:table-cell>
          <table:table-cell office:value-type="float" office:value="115.744375495192" calcext:value-type="float">
            <text:p>115.744</text:p>
          </table:table-cell>
          <table:table-cell office:value-type="float" office:value="94.4785076597519" calcext:value-type="float">
            <text:p>94.479</text:p>
          </table:table-cell>
          <table:table-cell table:style-name="ce6" table:formula="of:=[.B237]/[.$B$2]" office:value-type="percentage" office:value="0.963394739289237" calcext:value-type="percentage">
            <text:p>96.34%</text:p>
          </table:table-cell>
          <table:table-cell table:style-name="ce7" table:formula="of:=[.C237]*1.11" office:value-type="float" office:value="104.871143502325" calcext:value-type="float">
            <text:p>104.87</text:p>
          </table:table-cell>
          <table:table-cell table:number-columns-repeated="5"/>
        </table:table-row>
        <table:table-row table:style-name="ro1">
          <table:table-cell office:value-type="float" office:value="0.724064064064064" calcext:value-type="float">
            <text:p>7.241E-01</text:p>
          </table:table-cell>
          <table:table-cell office:value-type="float" office:value="115.689674491144" calcext:value-type="float">
            <text:p>115.690</text:p>
          </table:table-cell>
          <table:table-cell office:value-type="float" office:value="94.3659924389808" calcext:value-type="float">
            <text:p>94.366</text:p>
          </table:table-cell>
          <table:table-cell table:style-name="ce6" table:formula="of:=[.B238]/[.$B$2]" office:value-type="percentage" office:value="0.962939437169301" calcext:value-type="percentage">
            <text:p>96.29%</text:p>
          </table:table-cell>
          <table:table-cell table:style-name="ce7" table:formula="of:=[.C238]*1.11" office:value-type="float" office:value="104.746251607269" calcext:value-type="float">
            <text:p>104.75</text:p>
          </table:table-cell>
          <table:table-cell table:number-columns-repeated="5"/>
        </table:table-row>
        <table:table-row table:style-name="ro1">
          <table:table-cell office:value-type="float" office:value="0.727132132132132" calcext:value-type="float">
            <text:p>7.271E-01</text:p>
          </table:table-cell>
          <table:table-cell office:value-type="float" office:value="115.634557514141" calcext:value-type="float">
            <text:p>115.635</text:p>
          </table:table-cell>
          <table:table-cell office:value-type="float" office:value="94.2530770176438" calcext:value-type="float">
            <text:p>94.253</text:p>
          </table:table-cell>
          <table:table-cell table:style-name="ce6" table:formula="of:=[.B239]/[.$B$2]" office:value-type="percentage" office:value="0.962480672711304" calcext:value-type="percentage">
            <text:p>96.25%</text:p>
          </table:table-cell>
          <table:table-cell table:style-name="ce7" table:formula="of:=[.C239]*1.11" office:value-type="float" office:value="104.620915489585" calcext:value-type="float">
            <text:p>104.62</text:p>
          </table:table-cell>
          <table:table-cell table:number-columns-repeated="5"/>
        </table:table-row>
        <table:table-row table:style-name="ro1">
          <table:table-cell office:value-type="float" office:value="0.7302002002002" calcext:value-type="float">
            <text:p>7.302E-01</text:p>
          </table:table-cell>
          <table:table-cell office:value-type="float" office:value="115.579023678145" calcext:value-type="float">
            <text:p>115.579</text:p>
          </table:table-cell>
          <table:table-cell office:value-type="float" office:value="94.1397625124028" calcext:value-type="float">
            <text:p>94.140</text:p>
          </table:table-cell>
          <table:table-cell table:style-name="ce6" table:formula="of:=[.B240]/[.$B$2]" office:value-type="percentage" office:value="0.962018438540337" calcext:value-type="percentage">
            <text:p>96.20%</text:p>
          </table:table-cell>
          <table:table-cell table:style-name="ce7" table:formula="of:=[.C240]*1.11" office:value-type="float" office:value="104.495136388767" calcext:value-type="float">
            <text:p>104.50</text:p>
          </table:table-cell>
          <table:table-cell table:number-columns-repeated="5"/>
        </table:table-row>
        <table:table-row table:style-name="ro1">
          <table:table-cell office:value-type="float" office:value="0.733268268268268" calcext:value-type="float">
            <text:p>7.333E-01</text:p>
          </table:table-cell>
          <table:table-cell office:value-type="float" office:value="115.523072106365" calcext:value-type="float">
            <text:p>115.523</text:p>
          </table:table-cell>
          <table:table-cell office:value-type="float" office:value="94.0260500438663" calcext:value-type="float">
            <text:p>94.026</text:p>
          </table:table-cell>
          <table:table-cell table:style-name="ce6" table:formula="of:=[.B241]/[.$B$2]" office:value-type="percentage" office:value="0.961552727358457" calcext:value-type="percentage">
            <text:p>96.16%</text:p>
          </table:table-cell>
          <table:table-cell table:style-name="ce7" table:formula="of:=[.C241]*1.11" office:value-type="float" office:value="104.368915548692" calcext:value-type="float">
            <text:p>104.37</text:p>
          </table:table-cell>
          <table:table-cell table:number-columns-repeated="5"/>
        </table:table-row>
        <table:table-row table:style-name="ro1">
          <table:table-cell office:value-type="float" office:value="0.736336336336336" calcext:value-type="float">
            <text:p>7.363E-01</text:p>
          </table:table-cell>
          <table:table-cell office:value-type="float" office:value="115.466701931261" calcext:value-type="float">
            <text:p>115.467</text:p>
          </table:table-cell>
          <table:table-cell office:value-type="float" office:value="93.9119407365783" calcext:value-type="float">
            <text:p>93.912</text:p>
          </table:table-cell>
          <table:table-cell table:style-name="ce6" table:formula="of:=[.B242]/[.$B$2]" office:value-type="percentage" office:value="0.961083531944722" calcext:value-type="percentage">
            <text:p>96.11%</text:p>
          </table:table-cell>
          <table:table-cell table:style-name="ce7" table:formula="of:=[.C242]*1.11" office:value-type="float" office:value="104.242254217602" calcext:value-type="float">
            <text:p>104.24</text:p>
          </table:table-cell>
          <table:table-cell table:number-columns-repeated="5"/>
        </table:table-row>
        <table:table-row table:style-name="ro1">
          <table:table-cell office:value-type="float" office:value="0.739404404404404" calcext:value-type="float">
            <text:p>7.394E-01</text:p>
          </table:table-cell>
          <table:table-cell office:value-type="float" office:value="115.409912294542" calcext:value-type="float">
            <text:p>115.410</text:p>
          </table:table-cell>
          <table:table-cell office:value-type="float" office:value="93.7974357190076" calcext:value-type="float">
            <text:p>93.797</text:p>
          </table:table-cell>
          <table:table-cell table:style-name="ce6" table:formula="of:=[.B243]/[.$B$2]" office:value-type="percentage" office:value="0.960610845155172" calcext:value-type="percentage">
            <text:p>96.06%</text:p>
          </table:table-cell>
          <table:table-cell table:style-name="ce7" table:formula="of:=[.C243]*1.11" office:value-type="float" office:value="104.115153648098" calcext:value-type="float">
            <text:p>104.12</text:p>
          </table:table-cell>
          <table:table-cell table:number-columns-repeated="5"/>
        </table:table-row>
        <table:table-row table:style-name="ro1">
          <table:table-cell office:value-type="float" office:value="0.742472472472473" calcext:value-type="float">
            <text:p>7.425E-01</text:p>
          </table:table-cell>
          <table:table-cell office:value-type="float" office:value="115.352702347168" calcext:value-type="float">
            <text:p>115.353</text:p>
          </table:table-cell>
          <table:table-cell office:value-type="float" office:value="93.6825361235359" calcext:value-type="float">
            <text:p>93.683</text:p>
          </table:table-cell>
          <table:table-cell table:style-name="ce6" table:formula="of:=[.B244]/[.$B$2]" office:value-type="percentage" office:value="0.960134659922851" calcext:value-type="percentage">
            <text:p>96.01%</text:p>
          </table:table-cell>
          <table:table-cell table:style-name="ce7" table:formula="of:=[.C244]*1.11" office:value-type="float" office:value="103.987615097125" calcext:value-type="float">
            <text:p>103.99</text:p>
          </table:table-cell>
          <table:table-cell table:number-columns-repeated="5"/>
        </table:table-row>
        <table:table-row table:style-name="ro1">
          <table:table-cell office:value-type="float" office:value="0.745540540540541" calcext:value-type="float">
            <text:p>7.455E-01</text:p>
          </table:table-cell>
          <table:table-cell office:value-type="float" office:value="115.295071249352" calcext:value-type="float">
            <text:p>115.295</text:p>
          </table:table-cell>
          <table:table-cell office:value-type="float" office:value="93.5672430864474" calcext:value-type="float">
            <text:p>93.567</text:p>
          </table:table-cell>
          <table:table-cell table:style-name="ce6" table:formula="of:=[.B245]/[.$B$2]" office:value-type="percentage" office:value="0.959654969257815" calcext:value-type="percentage">
            <text:p>95.97%</text:p>
          </table:table-cell>
          <table:table-cell table:style-name="ce7" table:formula="of:=[.C245]*1.11" office:value-type="float" office:value="103.859639825957" calcext:value-type="float">
            <text:p>103.86</text:p>
          </table:table-cell>
          <table:table-cell table:number-columns-repeated="5"/>
        </table:table-row>
        <table:table-row table:style-name="ro1">
          <table:table-cell office:value-type="float" office:value="0.748608608608609" calcext:value-type="float">
            <text:p>7.486E-01</text:p>
          </table:table-cell>
          <table:table-cell office:value-type="float" office:value="115.237018170562" calcext:value-type="float">
            <text:p>115.237</text:p>
          </table:table-cell>
          <table:table-cell office:value-type="float" office:value="93.4515577479171" calcext:value-type="float">
            <text:p>93.452</text:p>
          </table:table-cell>
          <table:table-cell table:style-name="ce6" table:formula="of:=[.B246]/[.$B$2]" office:value-type="percentage" office:value="0.959171766247159" calcext:value-type="percentage">
            <text:p>95.92%</text:p>
          </table:table-cell>
          <table:table-cell table:style-name="ce7" table:formula="of:=[.C246]*1.11" office:value-type="float" office:value="103.731229100188" calcext:value-type="float">
            <text:p>103.73</text:p>
          </table:table-cell>
          <table:table-cell table:number-columns-repeated="5"/>
        </table:table-row>
        <table:table-row table:style-name="ro1">
          <table:table-cell office:value-type="float" office:value="0.751676676676677" calcext:value-type="float">
            <text:p>7.517E-01</text:p>
          </table:table-cell>
          <table:table-cell office:value-type="float" office:value="115.178542289516" calcext:value-type="float">
            <text:p>115.179</text:p>
          </table:table-cell>
          <table:table-cell office:value-type="float" office:value="93.3354812519993" calcext:value-type="float">
            <text:p>93.335</text:p>
          </table:table-cell>
          <table:table-cell table:style-name="ce6" table:formula="of:=[.B247]/[.$B$2]" office:value-type="percentage" office:value="0.958685044054966" calcext:value-type="percentage">
            <text:p>95.87%</text:p>
          </table:table-cell>
          <table:table-cell table:style-name="ce7" table:formula="of:=[.C247]*1.11" office:value-type="float" office:value="103.602384189719" calcext:value-type="float">
            <text:p>103.60</text:p>
          </table:table-cell>
          <table:table-cell table:number-columns-repeated="5"/>
        </table:table-row>
        <table:table-row table:style-name="ro1">
          <table:table-cell office:value-type="float" office:value="0.754744744744745" calcext:value-type="float">
            <text:p>7.547E-01</text:p>
          </table:table-cell>
          <table:table-cell office:value-type="float" office:value="115.11964279419" calcext:value-type="float">
            <text:p>115.120</text:p>
          </table:table-cell>
          <table:table-cell office:value-type="float" office:value="93.2190147466171" calcext:value-type="float">
            <text:p>93.219</text:p>
          </table:table-cell>
          <table:table-cell table:style-name="ce6" table:formula="of:=[.B248]/[.$B$2]" office:value-type="percentage" office:value="0.95819479592238" calcext:value-type="percentage">
            <text:p>95.82%</text:p>
          </table:table-cell>
          <table:table-cell table:style-name="ce7" table:formula="of:=[.C248]*1.11" office:value-type="float" office:value="103.473106368745" calcext:value-type="float">
            <text:p>103.47</text:p>
          </table:table-cell>
          <table:table-cell table:number-columns-repeated="5"/>
        </table:table-row>
        <table:table-row table:style-name="ro1">
          <table:table-cell office:value-type="float" office:value="0.757812812812813" calcext:value-type="float">
            <text:p>7.578E-01</text:p>
          </table:table-cell>
          <table:table-cell office:value-type="float" office:value="115.11964279419" calcext:value-type="float">
            <text:p>115.120</text:p>
          </table:table-cell>
          <table:table-cell office:value-type="float" office:value="93.2190147466171" calcext:value-type="float">
            <text:p>93.219</text:p>
          </table:table-cell>
          <table:table-cell table:style-name="ce6" table:formula="of:=[.B249]/[.$B$2]" office:value-type="percentage" office:value="0.95819479592238" calcext:value-type="percentage">
            <text:p>95.82%</text:p>
          </table:table-cell>
          <table:table-cell table:style-name="ce7" table:formula="of:=[.C249]*1.11" office:value-type="float" office:value="103.473106368745" calcext:value-type="float">
            <text:p>103.47</text:p>
          </table:table-cell>
          <table:table-cell table:number-columns-repeated="5"/>
        </table:table-row>
        <table:table-row table:style-name="ro1">
          <table:table-cell office:value-type="float" office:value="0.760880880880881" calcext:value-type="float">
            <text:p>7.609E-01</text:p>
          </table:table-cell>
          <table:table-cell office:value-type="float" office:value="115.060318881812" calcext:value-type="float">
            <text:p>115.060</text:p>
          </table:table-cell>
          <table:table-cell office:value-type="float" office:value="93.1021593835501" calcext:value-type="float">
            <text:p>93.102</text:p>
          </table:table-cell>
          <table:table-cell table:style-name="ce6" table:formula="of:=[.B250]/[.$B$2]" office:value-type="percentage" office:value="0.957701015167552" calcext:value-type="percentage">
            <text:p>95.77%</text:p>
          </table:table-cell>
          <table:table-cell table:style-name="ce7" table:formula="of:=[.C250]*1.11" office:value-type="float" office:value="103.343396915741" calcext:value-type="float">
            <text:p>103.34</text:p>
          </table:table-cell>
          <table:table-cell table:number-columns-repeated="5"/>
        </table:table-row>
        <table:table-row table:style-name="ro1">
          <table:table-cell office:value-type="float" office:value="0.763948948948949" calcext:value-type="float">
            <text:p>7.639E-01</text:p>
          </table:table-cell>
          <table:table-cell office:value-type="float" office:value="115.000569758867" calcext:value-type="float">
            <text:p>115.001</text:p>
          </table:table-cell>
          <table:table-cell office:value-type="float" office:value="92.9849163184238" calcext:value-type="float">
            <text:p>92.985</text:p>
          </table:table-cell>
          <table:table-cell table:style-name="ce6" table:formula="of:=[.B251]/[.$B$2]" office:value-type="percentage" office:value="0.957203695185686" calcext:value-type="percentage">
            <text:p>95.72%</text:p>
          </table:table-cell>
          <table:table-cell table:style-name="ce7" table:formula="of:=[.C251]*1.11" office:value-type="float" office:value="103.21325711345" calcext:value-type="float">
            <text:p>103.21</text:p>
          </table:table-cell>
          <table:table-cell table:number-columns-repeated="5"/>
        </table:table-row>
        <table:table-row table:style-name="ro1">
          <table:table-cell office:value-type="float" office:value="0.767017017017017" calcext:value-type="float">
            <text:p>7.670E-01</text:p>
          </table:table-cell>
          <table:table-cell office:value-type="float" office:value="114.940394641094" calcext:value-type="float">
            <text:p>114.940</text:p>
          </table:table-cell>
          <table:table-cell office:value-type="float" office:value="92.8672867106976" calcext:value-type="float">
            <text:p>92.867</text:p>
          </table:table-cell>
          <table:table-cell table:style-name="ce6" table:formula="of:=[.B252]/[.$B$2]" office:value-type="percentage" office:value="0.95670282944901" calcext:value-type="percentage">
            <text:p>95.67%</text:p>
          </table:table-cell>
          <table:table-cell table:style-name="ce7" table:formula="of:=[.C252]*1.11" office:value-type="float" office:value="103.082688248874" calcext:value-type="float">
            <text:p>103.08</text:p>
          </table:table-cell>
          <table:table-cell table:number-columns-repeated="5"/>
        </table:table-row>
        <table:table-row table:style-name="ro1">
          <table:table-cell office:value-type="float" office:value="0.770085085085085" calcext:value-type="float">
            <text:p>7.701E-01</text:p>
          </table:table-cell>
          <table:table-cell office:value-type="float" office:value="114.879792753484" calcext:value-type="float">
            <text:p>114.880</text:p>
          </table:table-cell>
          <table:table-cell office:value-type="float" office:value="92.7492717236537" calcext:value-type="float">
            <text:p>92.749</text:p>
          </table:table-cell>
          <table:table-cell table:style-name="ce6" table:formula="of:=[.B253]/[.$B$2]" office:value-type="percentage" office:value="0.956198411506758" calcext:value-type="percentage">
            <text:p>95.62%</text:p>
          </table:table-cell>
          <table:table-cell table:style-name="ce7" table:formula="of:=[.C253]*1.11" office:value-type="float" office:value="102.951691613256" calcext:value-type="float">
            <text:p>102.95</text:p>
          </table:table-cell>
          <table:table-cell table:number-columns-repeated="5"/>
        </table:table-row>
        <table:table-row table:style-name="ro1">
          <table:table-cell office:value-type="float" office:value="0.773153153153153" calcext:value-type="float">
            <text:p>7.732E-01</text:p>
          </table:table-cell>
          <table:table-cell office:value-type="float" office:value="114.818763330285" calcext:value-type="float">
            <text:p>114.819</text:p>
          </table:table-cell>
          <table:table-cell office:value-type="float" office:value="92.6308725243853" calcext:value-type="float">
            <text:p>92.631</text:p>
          </table:table-cell>
          <table:table-cell table:style-name="ce6" table:formula="of:=[.B254]/[.$B$2]" office:value-type="percentage" office:value="0.955690434985219" calcext:value-type="percentage">
            <text:p>95.57%</text:p>
          </table:table-cell>
          <table:table-cell table:style-name="ce7" table:formula="of:=[.C254]*1.11" office:value-type="float" office:value="102.820268502068" calcext:value-type="float">
            <text:p>102.82</text:p>
          </table:table-cell>
          <table:table-cell table:number-columns-repeated="5"/>
        </table:table-row>
        <table:table-row table:style-name="ro1">
          <table:table-cell office:value-type="float" office:value="0.776221221221221" calcext:value-type="float">
            <text:p>7.762E-01</text:p>
          </table:table-cell>
          <table:table-cell office:value-type="float" office:value="114.757305614998" calcext:value-type="float">
            <text:p>114.757</text:p>
          </table:table-cell>
          <table:table-cell office:value-type="float" office:value="92.5120902837854" calcext:value-type="float">
            <text:p>92.512</text:p>
          </table:table-cell>
          <table:table-cell table:style-name="ce6" table:formula="of:=[.B255]/[.$B$2]" office:value-type="percentage" office:value="0.955178893587696" calcext:value-type="percentage">
            <text:p>95.52%</text:p>
          </table:table-cell>
          <table:table-cell table:style-name="ce7" table:formula="of:=[.C255]*1.11" office:value-type="float" office:value="102.688420215002" calcext:value-type="float">
            <text:p>102.69</text:p>
          </table:table-cell>
          <table:table-cell table:number-columns-repeated="5"/>
        </table:table-row>
        <table:table-row table:style-name="ro1">
          <table:table-cell office:value-type="float" office:value="0.779289289289289" calcext:value-type="float">
            <text:p>7.793E-01</text:p>
          </table:table-cell>
          <table:table-cell office:value-type="float" office:value="114.695418860377" calcext:value-type="float">
            <text:p>114.695</text:p>
          </table:table-cell>
          <table:table-cell office:value-type="float" office:value="92.3929261765349" calcext:value-type="float">
            <text:p>92.393</text:p>
          </table:table-cell>
          <table:table-cell table:style-name="ce6" table:formula="of:=[.B256]/[.$B$2]" office:value-type="percentage" office:value="0.95466378109451" calcext:value-type="percentage">
            <text:p>95.47%</text:p>
          </table:table-cell>
          <table:table-cell table:style-name="ce7" table:formula="of:=[.C256]*1.11" office:value-type="float" office:value="102.556148055954" calcext:value-type="float">
            <text:p>102.56</text:p>
          </table:table-cell>
          <table:table-cell table:number-columns-repeated="5"/>
        </table:table-row>
        <table:table-row table:style-name="ro1">
          <table:table-cell office:value-type="float" office:value="0.782357357357357" calcext:value-type="float">
            <text:p>7.824E-01</text:p>
          </table:table-cell>
          <table:table-cell office:value-type="float" office:value="114.633102328427" calcext:value-type="float">
            <text:p>114.633</text:p>
          </table:table-cell>
          <table:table-cell office:value-type="float" office:value="92.2733813810912" calcext:value-type="float">
            <text:p>92.273</text:p>
          </table:table-cell>
          <table:table-cell table:style-name="ce6" table:formula="of:=[.B257]/[.$B$2]" office:value-type="percentage" office:value="0.954145091362983" calcext:value-type="percentage">
            <text:p>95.41%</text:p>
          </table:table-cell>
          <table:table-cell table:style-name="ce7" table:formula="of:=[.C257]*1.11" office:value-type="float" office:value="102.423453333011" calcext:value-type="float">
            <text:p>102.42</text:p>
          </table:table-cell>
          <table:table-cell table:number-columns-repeated="5"/>
        </table:table-row>
        <table:table-row table:style-name="ro1">
          <table:table-cell office:value-type="float" office:value="0.785425425425425" calcext:value-type="float">
            <text:p>7.854E-01</text:p>
          </table:table-cell>
          <table:table-cell office:value-type="float" office:value="114.570355290405" calcext:value-type="float">
            <text:p>114.570</text:p>
          </table:table-cell>
          <table:table-cell office:value-type="float" office:value="92.1534570796764" calcext:value-type="float">
            <text:p>92.153</text:p>
          </table:table-cell>
          <table:table-cell table:style-name="ce6" table:formula="of:=[.B258]/[.$B$2]" office:value-type="percentage" office:value="0.953622818327445" calcext:value-type="percentage">
            <text:p>95.36%</text:p>
          </table:table-cell>
          <table:table-cell table:style-name="ce7" table:formula="of:=[.C258]*1.11" office:value-type="float" office:value="102.290337358441" calcext:value-type="float">
            <text:p>102.29</text:p>
          </table:table-cell>
          <table:table-cell table:number-columns-repeated="5"/>
        </table:table-row>
        <table:table-row table:style-name="ro1">
          <table:table-cell office:value-type="float" office:value="0.788493493493494" calcext:value-type="float">
            <text:p>7.885E-01</text:p>
          </table:table-cell>
          <table:table-cell office:value-type="float" office:value="114.50717702682" calcext:value-type="float">
            <text:p>114.507</text:p>
          </table:table-cell>
          <table:table-cell office:value-type="float" office:value="92.0331544582657" calcext:value-type="float">
            <text:p>92.033</text:p>
          </table:table-cell>
          <table:table-cell table:style-name="ce6" table:formula="of:=[.B259]/[.$B$2]" office:value-type="percentage" office:value="0.953096955999234" calcext:value-type="percentage">
            <text:p>95.31%</text:p>
          </table:table-cell>
          <table:table-cell table:style-name="ce7" table:formula="of:=[.C259]*1.11" office:value-type="float" office:value="102.156801448675" calcext:value-type="float">
            <text:p>102.16</text:p>
          </table:table-cell>
          <table:table-cell table:number-columns-repeated="5"/>
        </table:table-row>
        <table:table-row table:style-name="ro1">
          <table:table-cell office:value-type="float" office:value="0.791561561561562" calcext:value-type="float">
            <text:p>7.916E-01</text:p>
          </table:table-cell>
          <table:table-cell office:value-type="float" office:value="114.443566827426" calcext:value-type="float">
            <text:p>114.444</text:p>
          </table:table-cell>
          <table:table-cell office:value-type="float" office:value="91.9124747065756" calcext:value-type="float">
            <text:p>91.912</text:p>
          </table:table-cell>
          <table:table-cell table:style-name="ce6" table:formula="of:=[.B260]/[.$B$2]" office:value-type="percentage" office:value="0.95256749846664" calcext:value-type="percentage">
            <text:p>95.26%</text:p>
          </table:table-cell>
          <table:table-cell table:style-name="ce7" table:formula="of:=[.C260]*1.11" office:value-type="float" office:value="102.022846924299" calcext:value-type="float">
            <text:p>102.02</text:p>
          </table:table-cell>
          <table:table-cell table:number-columns-repeated="5"/>
        </table:table-row>
        <table:table-row table:style-name="ro1">
          <table:table-cell office:value-type="float" office:value="0.79462962962963" calcext:value-type="float">
            <text:p>7.946E-01</text:p>
          </table:table-cell>
          <table:table-cell office:value-type="float" office:value="114.379523991227" calcext:value-type="float">
            <text:p>114.380</text:p>
          </table:table-cell>
          <table:table-cell office:value-type="float" office:value="91.7914190180524" calcext:value-type="float">
            <text:p>91.791</text:p>
          </table:table-cell>
          <table:table-cell table:style-name="ce6" table:formula="of:=[.B261]/[.$B$2]" office:value-type="percentage" office:value="0.952034439894944" calcext:value-type="percentage">
            <text:p>95.20%</text:p>
          </table:table-cell>
          <table:table-cell table:style-name="ce7" table:formula="of:=[.C261]*1.11" office:value-type="float" office:value="101.888475110038" calcext:value-type="float">
            <text:p>101.89</text:p>
          </table:table-cell>
          <table:table-cell table:number-columns-repeated="5"/>
        </table:table-row>
        <table:table-row table:style-name="ro1">
          <table:table-cell office:value-type="float" office:value="0.797697697697698" calcext:value-type="float">
            <text:p>7.977E-01</text:p>
          </table:table-cell>
          <table:table-cell office:value-type="float" office:value="114.315047826472" calcext:value-type="float">
            <text:p>114.315</text:p>
          </table:table-cell>
          <table:table-cell office:value-type="float" office:value="91.6699885898598" calcext:value-type="float">
            <text:p>91.670</text:p>
          </table:table-cell>
          <table:table-cell table:style-name="ce6" table:formula="of:=[.B262]/[.$B$2]" office:value-type="percentage" office:value="0.951497774526378" calcext:value-type="percentage">
            <text:p>95.15%</text:p>
          </table:table-cell>
          <table:table-cell table:style-name="ce7" table:formula="of:=[.C262]*1.11" office:value-type="float" office:value="101.753687334744" calcext:value-type="float">
            <text:p>101.75</text:p>
          </table:table-cell>
          <table:table-cell table:number-columns-repeated="5"/>
        </table:table-row>
        <table:table-row table:style-name="ro1">
          <table:table-cell office:value-type="float" office:value="0.800765765765766" calcext:value-type="float">
            <text:p>8.008E-01</text:p>
          </table:table-cell>
          <table:table-cell office:value-type="float" office:value="114.250137650655" calcext:value-type="float">
            <text:p>114.250</text:p>
          </table:table-cell>
          <table:table-cell office:value-type="float" office:value="91.5481846228677" calcext:value-type="float">
            <text:p>91.548</text:p>
          </table:table-cell>
          <table:table-cell table:style-name="ce6" table:formula="of:=[.B263]/[.$B$2]" office:value-type="percentage" office:value="0.950957496680125" calcext:value-type="percentage">
            <text:p>95.10%</text:p>
          </table:table-cell>
          <table:table-cell table:style-name="ce7" table:formula="of:=[.C263]*1.11" office:value-type="float" office:value="101.618484931383" calcext:value-type="float">
            <text:p>101.62</text:p>
          </table:table-cell>
          <table:table-cell table:number-columns-repeated="5"/>
        </table:table-row>
        <table:table-row table:style-name="ro1">
          <table:table-cell office:value-type="float" office:value="0.803833833833834" calcext:value-type="float">
            <text:p>8.038E-01</text:p>
          </table:table-cell>
          <table:table-cell office:value-type="float" office:value="114.184792790511" calcext:value-type="float">
            <text:p>114.185</text:p>
          </table:table-cell>
          <table:table-cell office:value-type="float" office:value="91.4260083216401" calcext:value-type="float">
            <text:p>91.426</text:p>
          </table:table-cell>
          <table:table-cell table:style-name="ce6" table:formula="of:=[.B264]/[.$B$2]" office:value-type="percentage" office:value="0.950413600752285" calcext:value-type="percentage">
            <text:p>95.04%</text:p>
          </table:table-cell>
          <table:table-cell table:style-name="ce7" table:formula="of:=[.C264]*1.11" office:value-type="float" office:value="101.482869237021" calcext:value-type="float">
            <text:p>101.48</text:p>
          </table:table-cell>
          <table:table-cell table:number-columns-repeated="5"/>
        </table:table-row>
        <table:table-row table:style-name="ro1">
          <table:table-cell office:value-type="float" office:value="0.806901901901902" calcext:value-type="float">
            <text:p>8.069E-01</text:p>
          </table:table-cell>
          <table:table-cell office:value-type="float" office:value="114.119012582016" calcext:value-type="float">
            <text:p>114.119</text:p>
          </table:table-cell>
          <table:table-cell office:value-type="float" office:value="91.3034608944229" calcext:value-type="float">
            <text:p>91.303</text:p>
          </table:table-cell>
          <table:table-cell table:style-name="ce6" table:formula="of:=[.B265]/[.$B$2]" office:value-type="percentage" office:value="0.949866081215872" calcext:value-type="percentage">
            <text:p>94.99%</text:p>
          </table:table-cell>
          <table:table-cell table:style-name="ce7" table:formula="of:=[.C265]*1.11" office:value-type="float" office:value="101.346841592809" calcext:value-type="float">
            <text:p>101.35</text:p>
          </table:table-cell>
          <table:table-cell table:number-columns-repeated="5"/>
        </table:table-row>
        <table:table-row table:style-name="ro1">
          <table:table-cell office:value-type="float" office:value="0.80996996996997" calcext:value-type="float">
            <text:p>8.100E-01</text:p>
          </table:table-cell>
          <table:table-cell office:value-type="float" office:value="114.052796370385" calcext:value-type="float">
            <text:p>114.053</text:p>
          </table:table-cell>
          <table:table-cell office:value-type="float" office:value="91.1805435531324" calcext:value-type="float">
            <text:p>91.181</text:p>
          </table:table-cell>
          <table:table-cell table:style-name="ce6" table:formula="of:=[.B266]/[.$B$2]" office:value-type="percentage" office:value="0.949314932620806" calcext:value-type="percentage">
            <text:p>94.93%</text:p>
          </table:table-cell>
          <table:table-cell table:style-name="ce7" table:formula="of:=[.C266]*1.11" office:value-type="float" office:value="101.210403343977" calcext:value-type="float">
            <text:p>101.21</text:p>
          </table:table-cell>
          <table:table-cell table:number-columns-repeated="5"/>
        </table:table-row>
        <table:table-row table:style-name="ro1">
          <table:table-cell office:value-type="float" office:value="0.813038038038038" calcext:value-type="float">
            <text:p>8.130E-01</text:p>
          </table:table-cell>
          <table:table-cell office:value-type="float" office:value="113.986143510067" calcext:value-type="float">
            <text:p>113.986</text:p>
          </table:table-cell>
          <table:table-cell office:value-type="float" office:value="91.0572575133432" calcext:value-type="float">
            <text:p>91.057</text:p>
          </table:table-cell>
          <table:table-cell table:style-name="ce6" table:formula="of:=[.B267]/[.$B$2]" office:value-type="percentage" office:value="0.948760149593863" calcext:value-type="percentage">
            <text:p>94.88%</text:p>
          </table:table-cell>
          <table:table-cell table:style-name="ce7" table:formula="of:=[.C267]*1.11" office:value-type="float" office:value="101.073555839811" calcext:value-type="float">
            <text:p>101.07</text:p>
          </table:table-cell>
          <table:table-cell table:number-columns-repeated="5"/>
        </table:table-row>
        <table:table-row table:style-name="ro1">
          <table:table-cell office:value-type="float" office:value="0.816106106106106" calcext:value-type="float">
            <text:p>8.161E-01</text:p>
          </table:table-cell>
          <table:table-cell office:value-type="float" office:value="113.919053364746" calcext:value-type="float">
            <text:p>113.919</text:p>
          </table:table-cell>
          <table:table-cell office:value-type="float" office:value="90.9336039942757" calcext:value-type="float">
            <text:p>90.934</text:p>
          </table:table-cell>
          <table:table-cell table:style-name="ce6" table:formula="of:=[.B268]/[.$B$2]" office:value-type="percentage" office:value="0.948201726838684" calcext:value-type="percentage">
            <text:p>94.82%</text:p>
          </table:table-cell>
          <table:table-cell table:style-name="ce7" table:formula="of:=[.C268]*1.11" office:value-type="float" office:value="100.936300433646" calcext:value-type="float">
            <text:p>100.94</text:p>
          </table:table-cell>
          <table:table-cell table:number-columns-repeated="5"/>
        </table:table-row>
        <table:table-row table:style-name="ro1">
          <table:table-cell office:value-type="float" office:value="0.819174174174174" calcext:value-type="float">
            <text:p>8.192E-01</text:p>
          </table:table-cell>
          <table:table-cell office:value-type="float" office:value="113.851525307336" calcext:value-type="float">
            <text:p>113.852</text:p>
          </table:table-cell>
          <table:table-cell office:value-type="float" office:value="90.809584218785" calcext:value-type="float">
            <text:p>90.810</text:p>
          </table:table-cell>
          <table:table-cell table:style-name="ce6" table:formula="of:=[.B269]/[.$B$2]" office:value-type="percentage" office:value="0.947639659135741" calcext:value-type="percentage">
            <text:p>94.76%</text:p>
          </table:table-cell>
          <table:table-cell table:style-name="ce7" table:formula="of:=[.C269]*1.11" office:value-type="float" office:value="100.798638482851" calcext:value-type="float">
            <text:p>100.80</text:p>
          </table:table-cell>
          <table:table-cell table:number-columns-repeated="5"/>
        </table:table-row>
        <table:table-row table:style-name="ro1">
          <table:table-cell office:value-type="float" office:value="0.822242242242242" calcext:value-type="float">
            <text:p>8.222E-01</text:p>
          </table:table-cell>
          <table:table-cell office:value-type="float" office:value="113.783558719981" calcext:value-type="float">
            <text:p>113.784</text:p>
          </table:table-cell>
          <table:table-cell office:value-type="float" office:value="90.6851994133477" calcext:value-type="float">
            <text:p>90.685</text:p>
          </table:table-cell>
          <table:table-cell table:style-name="ce6" table:formula="of:=[.B270]/[.$B$2]" office:value-type="percentage" office:value="0.947073941342327" calcext:value-type="percentage">
            <text:p>94.71%</text:p>
          </table:table-cell>
          <table:table-cell table:style-name="ce7" table:formula="of:=[.C270]*1.11" office:value-type="float" office:value="100.660571348816" calcext:value-type="float">
            <text:p>100.66</text:p>
          </table:table-cell>
          <table:table-cell table:number-columns-repeated="5"/>
        </table:table-row>
        <table:table-row table:style-name="ro1">
          <table:table-cell office:value-type="float" office:value="0.82531031031031" calcext:value-type="float">
            <text:p>8.253E-01</text:p>
          </table:table-cell>
          <table:table-cell office:value-type="float" office:value="113.715152994048" calcext:value-type="float">
            <text:p>113.715</text:p>
          </table:table-cell>
          <table:table-cell office:value-type="float" office:value="90.5604508080506" calcext:value-type="float">
            <text:p>90.560</text:p>
          </table:table-cell>
          <table:table-cell table:style-name="ce6" table:formula="of:=[.B271]/[.$B$2]" office:value-type="percentage" office:value="0.946504568392504" calcext:value-type="percentage">
            <text:p>94.65%</text:p>
          </table:table-cell>
          <table:table-cell table:style-name="ce7" table:formula="of:=[.C271]*1.11" office:value-type="float" office:value="100.522100396936" calcext:value-type="float">
            <text:p>100.52</text:p>
          </table:table-cell>
          <table:table-cell table:number-columns-repeated="5"/>
        </table:table-row>
        <table:table-row table:style-name="ro1">
          <table:table-cell office:value-type="float" office:value="0.828378378378378" calcext:value-type="float">
            <text:p>8.284E-01</text:p>
          </table:table-cell>
          <table:table-cell office:value-type="float" office:value="113.646307530129" calcext:value-type="float">
            <text:p>113.646</text:p>
          </table:table-cell>
          <table:table-cell office:value-type="float" office:value="90.4353396365783" calcext:value-type="float">
            <text:p>90.435</text:p>
          </table:table-cell>
          <table:table-cell table:style-name="ce6" table:formula="of:=[.B272]/[.$B$2]" office:value-type="percentage" office:value="0.945931535297118" calcext:value-type="percentage">
            <text:p>94.59%</text:p>
          </table:table-cell>
          <table:table-cell table:style-name="ce7" table:formula="of:=[.C272]*1.11" office:value-type="float" office:value="100.383226996602" calcext:value-type="float">
            <text:p>100.38</text:p>
          </table:table-cell>
          <table:table-cell table:number-columns-repeated="5"/>
        </table:table-row>
        <table:table-row table:style-name="ro1">
          <table:table-cell office:value-type="float" office:value="0.831446446446446" calcext:value-type="float">
            <text:p>8.314E-01</text:p>
          </table:table-cell>
          <table:table-cell office:value-type="float" office:value="113.577021738033" calcext:value-type="float">
            <text:p>113.577</text:p>
          </table:table-cell>
          <table:table-cell office:value-type="float" office:value="90.3098671362008" calcext:value-type="float">
            <text:p>90.310</text:p>
          </table:table-cell>
          <table:table-cell table:style-name="ce6" table:formula="of:=[.B273]/[.$B$2]" office:value-type="percentage" office:value="0.945354837143733" calcext:value-type="percentage">
            <text:p>94.54%</text:p>
          </table:table-cell>
          <table:table-cell table:style-name="ce7" table:formula="of:=[.C273]*1.11" office:value-type="float" office:value="100.243952521183" calcext:value-type="float">
            <text:p>100.24</text:p>
          </table:table-cell>
          <table:table-cell table:number-columns-repeated="5"/>
        </table:table-row>
        <table:table-row table:style-name="ro1">
          <table:table-cell office:value-type="float" office:value="0.834514514514514" calcext:value-type="float">
            <text:p>8.345E-01</text:p>
          </table:table-cell>
          <table:table-cell office:value-type="float" office:value="113.507295036787" calcext:value-type="float">
            <text:p>113.507</text:p>
          </table:table-cell>
          <table:table-cell office:value-type="float" office:value="90.1840345477615" calcext:value-type="float">
            <text:p>90.184</text:p>
          </table:table-cell>
          <table:table-cell table:style-name="ce6" table:formula="of:=[.B274]/[.$B$2]" office:value-type="percentage" office:value="0.944774469096638" calcext:value-type="percentage">
            <text:p>94.48%</text:p>
          </table:table-cell>
          <table:table-cell table:style-name="ce7" table:formula="of:=[.C274]*1.11" office:value-type="float" office:value="100.104278348015" calcext:value-type="float">
            <text:p>100.10</text:p>
          </table:table-cell>
          <table:table-cell table:number-columns-repeated="5"/>
        </table:table-row>
        <table:table-row table:style-name="ro1">
          <table:table-cell office:value-type="float" office:value="0.837582582582583" calcext:value-type="float">
            <text:p>8.376E-01</text:p>
          </table:table-cell>
          <table:table-cell office:value-type="float" office:value="113.437126854631" calcext:value-type="float">
            <text:p>113.437</text:p>
          </table:table-cell>
          <table:table-cell office:value-type="float" office:value="90.0578431156648" calcext:value-type="float">
            <text:p>90.058</text:p>
          </table:table-cell>
          <table:table-cell table:style-name="ce6" table:formula="of:=[.B275]/[.$B$2]" office:value-type="percentage" office:value="0.944190426396806" calcext:value-type="percentage">
            <text:p>94.42%</text:p>
          </table:table-cell>
          <table:table-cell table:style-name="ce7" table:formula="of:=[.C275]*1.11" office:value-type="float" office:value="99.9642058583879" calcext:value-type="float">
            <text:p>99.96</text:p>
          </table:table-cell>
          <table:table-cell table:number-columns-repeated="5"/>
        </table:table-row>
        <table:table-row table:style-name="ro1">
          <table:table-cell office:value-type="float" office:value="0.840650650650651" calcext:value-type="float">
            <text:p>8.407E-01</text:p>
          </table:table-cell>
          <table:table-cell office:value-type="float" office:value="113.366516629013" calcext:value-type="float">
            <text:p>113.367</text:p>
          </table:table-cell>
          <table:table-cell office:value-type="float" office:value="89.9312940878637" calcext:value-type="float">
            <text:p>89.931</text:p>
          </table:table-cell>
          <table:table-cell table:style-name="ce6" table:formula="of:=[.B276]/[.$B$2]" office:value-type="percentage" office:value="0.943602704361853" calcext:value-type="percentage">
            <text:p>94.36%</text:p>
          </table:table-cell>
          <table:table-cell table:style-name="ce7" table:formula="of:=[.C276]*1.11" office:value-type="float" office:value="99.8237364375287" calcext:value-type="float">
            <text:p>99.82</text:p>
          </table:table-cell>
          <table:table-cell table:number-columns-repeated="5"/>
        </table:table-row>
        <table:table-row table:style-name="ro1">
          <table:table-cell office:value-type="float" office:value="0.843718718718719" calcext:value-type="float">
            <text:p>8.437E-01</text:p>
          </table:table-cell>
          <table:table-cell office:value-type="float" office:value="113.295463806587" calcext:value-type="float">
            <text:p>113.295</text:p>
          </table:table-cell>
          <table:table-cell office:value-type="float" office:value="89.804388715848" calcext:value-type="float">
            <text:p>89.804</text:p>
          </table:table-cell>
          <table:table-cell table:style-name="ce6" table:formula="of:=[.B277]/[.$B$2]" office:value-type="percentage" office:value="0.94301129838602" calcext:value-type="percentage">
            <text:p>94.30%</text:p>
          </table:table-cell>
          <table:table-cell table:style-name="ce7" table:formula="of:=[.C277]*1.11" office:value-type="float" office:value="99.6828714745913" calcext:value-type="float">
            <text:p>99.68</text:p>
          </table:table-cell>
          <table:table-cell table:number-columns-repeated="5"/>
        </table:table-row>
        <table:table-row table:style-name="ro1">
          <table:table-cell office:value-type="float" office:value="0.846786786786787" calcext:value-type="float">
            <text:p>8.468E-01</text:p>
          </table:table-cell>
          <table:table-cell office:value-type="float" office:value="113.223967843212" calcext:value-type="float">
            <text:p>113.224</text:p>
          </table:table-cell>
          <table:table-cell office:value-type="float" office:value="89.677128254631" calcext:value-type="float">
            <text:p>89.677</text:p>
          </table:table-cell>
          <table:table-cell table:style-name="ce6" table:formula="of:=[.B278]/[.$B$2]" office:value-type="percentage" office:value="0.942416203940168" calcext:value-type="percentage">
            <text:p>94.24%</text:p>
          </table:table-cell>
          <table:table-cell table:style-name="ce7" table:formula="of:=[.C278]*1.11" office:value-type="float" office:value="99.5416123626404" calcext:value-type="float">
            <text:p>99.54</text:p>
          </table:table-cell>
          <table:table-cell table:number-columns-repeated="5"/>
        </table:table-row>
        <table:table-row table:style-name="ro1">
          <table:table-cell office:value-type="float" office:value="0.849854854854855" calcext:value-type="float">
            <text:p>8.499E-01</text:p>
          </table:table-cell>
          <table:table-cell office:value-type="float" office:value="113.15202820394" calcext:value-type="float">
            <text:p>113.152</text:p>
          </table:table-cell>
          <table:table-cell office:value-type="float" office:value="89.549513962738" calcext:value-type="float">
            <text:p>89.550</text:p>
          </table:table-cell>
          <table:table-cell table:style-name="ce6" table:formula="of:=[.B279]/[.$B$2]" office:value-type="percentage" office:value="0.941817416571671" calcext:value-type="percentage">
            <text:p>94.18%</text:p>
          </table:table-cell>
          <table:table-cell table:style-name="ce7" table:formula="of:=[.C279]*1.11" office:value-type="float" office:value="99.3999604986392" calcext:value-type="float">
            <text:p>99.40</text:p>
          </table:table-cell>
          <table:table-cell table:number-columns-repeated="5"/>
        </table:table-row>
        <table:table-row table:style-name="ro1">
          <table:table-cell office:value-type="float" office:value="0.852922922922923" calcext:value-type="float">
            <text:p>8.529E-01</text:p>
          </table:table-cell>
          <table:table-cell office:value-type="float" office:value="113.079644363022" calcext:value-type="float">
            <text:p>113.080</text:p>
          </table:table-cell>
          <table:table-cell office:value-type="float" office:value="89.4215471021934" calcext:value-type="float">
            <text:p>89.422</text:p>
          </table:table-cell>
          <table:table-cell table:style-name="ce6" table:formula="of:=[.B280]/[.$B$2]" office:value-type="percentage" office:value="0.941214931904476" calcext:value-type="percentage">
            <text:p>94.12%</text:p>
          </table:table-cell>
          <table:table-cell table:style-name="ce7" table:formula="of:=[.C280]*1.11" office:value-type="float" office:value="99.2579172834347" calcext:value-type="float">
            <text:p>99.26</text:p>
          </table:table-cell>
          <table:table-cell table:number-columns-repeated="5"/>
        </table:table-row>
        <table:table-row table:style-name="ro1">
          <table:table-cell office:value-type="float" office:value="0.855990990990991" calcext:value-type="float">
            <text:p>8.560E-01</text:p>
          </table:table-cell>
          <table:table-cell office:value-type="float" office:value="113.006815803898" calcext:value-type="float">
            <text:p>113.007</text:p>
          </table:table-cell>
          <table:table-cell office:value-type="float" office:value="89.2932289385081" calcext:value-type="float">
            <text:p>89.293</text:p>
          </table:table-cell>
          <table:table-cell table:style-name="ce6" table:formula="of:=[.B281]/[.$B$2]" office:value-type="percentage" office:value="0.94060874563901" calcext:value-type="percentage">
            <text:p>94.06%</text:p>
          </table:table-cell>
          <table:table-cell table:style-name="ce7" table:formula="of:=[.C281]*1.11" office:value-type="float" office:value="99.115484121744" calcext:value-type="float">
            <text:p>99.12</text:p>
          </table:table-cell>
          <table:table-cell table:number-columns-repeated="5"/>
        </table:table-row>
        <table:table-row table:style-name="ro1">
          <table:table-cell office:value-type="float" office:value="0.859059059059059" calcext:value-type="float">
            <text:p>8.591E-01</text:p>
          </table:table-cell>
          <table:table-cell office:value-type="float" office:value="112.933542019191" calcext:value-type="float">
            <text:p>112.934</text:p>
          </table:table-cell>
          <table:table-cell office:value-type="float" office:value="89.1645607406672" calcext:value-type="float">
            <text:p>89.165</text:p>
          </table:table-cell>
          <table:table-cell table:style-name="ce6" table:formula="of:=[.B282]/[.$B$2]" office:value-type="percentage" office:value="0.939998853552138" calcext:value-type="percentage">
            <text:p>94.00%</text:p>
          </table:table-cell>
          <table:table-cell table:style-name="ce7" table:formula="of:=[.C282]*1.11" office:value-type="float" office:value="98.9726624221406" calcext:value-type="float">
            <text:p>98.97</text:p>
          </table:table-cell>
          <table:table-cell table:number-columns-repeated="5"/>
        </table:table-row>
        <table:table-row table:style-name="ro1">
          <table:table-cell office:value-type="float" office:value="0.862127127127127" calcext:value-type="float">
            <text:p>8.621E-01</text:p>
          </table:table-cell>
          <table:table-cell office:value-type="float" office:value="112.85982251071" calcext:value-type="float">
            <text:p>112.860</text:p>
          </table:table-cell>
          <table:table-cell office:value-type="float" office:value="89.0355437811176" calcext:value-type="float">
            <text:p>89.036</text:p>
          </table:table-cell>
          <table:table-cell table:style-name="ce6" table:formula="of:=[.B283]/[.$B$2]" office:value-type="percentage" office:value="0.939385251497181" calcext:value-type="percentage">
            <text:p>93.94%</text:p>
          </table:table-cell>
          <table:table-cell table:style-name="ce7" table:formula="of:=[.C283]*1.11" office:value-type="float" office:value="98.8294535970405" calcext:value-type="float">
            <text:p>98.83</text:p>
          </table:table-cell>
          <table:table-cell table:number-columns-repeated="5"/>
        </table:table-row>
        <table:table-row table:style-name="ro1">
          <table:table-cell office:value-type="float" office:value="0.865195195195195" calcext:value-type="float">
            <text:p>8.652E-01</text:p>
          </table:table-cell>
          <table:table-cell office:value-type="float" office:value="112.785656789439" calcext:value-type="float">
            <text:p>112.786</text:p>
          </table:table-cell>
          <table:table-cell office:value-type="float" office:value="88.9061793357552" calcext:value-type="float">
            <text:p>88.906</text:p>
          </table:table-cell>
          <table:table-cell table:style-name="ce6" table:formula="of:=[.B284]/[.$B$2]" office:value-type="percentage" office:value="0.938767935403829" calcext:value-type="percentage">
            <text:p>93.88%</text:p>
          </table:table-cell>
          <table:table-cell table:style-name="ce7" table:formula="of:=[.C284]*1.11" office:value-type="float" office:value="98.6858590626883" calcext:value-type="float">
            <text:p>98.69</text:p>
          </table:table-cell>
          <table:table-cell table:number-columns-repeated="5"/>
        </table:table-row>
        <table:table-row table:style-name="ro1">
          <table:table-cell office:value-type="float" office:value="0.868263263263263" calcext:value-type="float">
            <text:p>8.683E-01</text:p>
          </table:table-cell>
          <table:table-cell office:value-type="float" office:value="112.711044375534" calcext:value-type="float">
            <text:p>112.711</text:p>
          </table:table-cell>
          <table:table-cell office:value-type="float" office:value="88.776468683912" calcext:value-type="float">
            <text:p>88.776</text:p>
          </table:table-cell>
          <table:table-cell table:style-name="ce6" table:formula="of:=[.B285]/[.$B$2]" office:value-type="percentage" office:value="0.938146901278117" calcext:value-type="percentage">
            <text:p>93.81%</text:p>
          </table:table-cell>
          <table:table-cell table:style-name="ce7" table:formula="of:=[.C285]*1.11" office:value-type="float" office:value="98.5418802391423" calcext:value-type="float">
            <text:p>98.54</text:p>
          </table:table-cell>
          <table:table-cell table:number-columns-repeated="5"/>
        </table:table-row>
        <table:table-row table:style-name="ro1">
          <table:table-cell office:value-type="float" office:value="0.871331331331331" calcext:value-type="float">
            <text:p>8.713E-01</text:p>
          </table:table-cell>
          <table:table-cell office:value-type="float" office:value="112.635984798319" calcext:value-type="float">
            <text:p>112.636</text:p>
          </table:table-cell>
          <table:table-cell office:value-type="float" office:value="88.6464131083442" calcext:value-type="float">
            <text:p>88.646</text:p>
          </table:table-cell>
          <table:table-cell table:style-name="ce6" table:formula="of:=[.B286]/[.$B$2]" office:value-type="percentage" office:value="0.937522145202387" calcext:value-type="percentage">
            <text:p>93.75%</text:p>
          </table:table-cell>
          <table:table-cell table:style-name="ce7" table:formula="of:=[.C286]*1.11" office:value-type="float" office:value="98.3975185502621" calcext:value-type="float">
            <text:p>98.40</text:p>
          </table:table-cell>
          <table:table-cell table:number-columns-repeated="5"/>
        </table:table-row>
        <table:table-row table:style-name="ro1">
          <table:table-cell office:value-type="float" office:value="0.874399399399399" calcext:value-type="float">
            <text:p>8.744E-01</text:p>
          </table:table-cell>
          <table:table-cell office:value-type="float" office:value="112.560477596284" calcext:value-type="float">
            <text:p>112.560</text:p>
          </table:table-cell>
          <table:table-cell office:value-type="float" office:value="88.5160138952187" calcext:value-type="float">
            <text:p>88.516</text:p>
          </table:table-cell>
          <table:table-cell table:style-name="ce6" table:formula="of:=[.B287]/[.$B$2]" office:value-type="percentage" office:value="0.936893663335275" calcext:value-type="percentage">
            <text:p>93.69%</text:p>
          </table:table-cell>
          <table:table-cell table:style-name="ce7" table:formula="of:=[.C287]*1.11" office:value-type="float" office:value="98.2527754236928" calcext:value-type="float">
            <text:p>98.25</text:p>
          </table:table-cell>
          <table:table-cell table:number-columns-repeated="5"/>
        </table:table-row>
        <table:table-row table:style-name="ro1">
          <table:table-cell office:value-type="float" office:value="0.877467467467467" calcext:value-type="float">
            <text:p>8.775E-01</text:p>
          </table:table-cell>
          <table:table-cell office:value-type="float" office:value="112.484522317073" calcext:value-type="float">
            <text:p>112.485</text:p>
          </table:table-cell>
          <table:table-cell office:value-type="float" office:value="88.3852723341011" calcext:value-type="float">
            <text:p>88.385</text:p>
          </table:table-cell>
          <table:table-cell table:style-name="ce6" table:formula="of:=[.B288]/[.$B$2]" office:value-type="percentage" office:value="0.936261451911609" calcext:value-type="percentage">
            <text:p>93.63%</text:p>
          </table:table-cell>
          <table:table-cell table:style-name="ce7" table:formula="of:=[.C288]*1.11" office:value-type="float" office:value="98.1076522908522" calcext:value-type="float">
            <text:p>98.11</text:p>
          </table:table-cell>
          <table:table-cell table:number-columns-repeated="5"/>
        </table:table-row>
        <table:table-row table:style-name="ro1">
          <table:table-cell office:value-type="float" office:value="0.880535535535535" calcext:value-type="float">
            <text:p>8.805E-01</text:p>
          </table:table-cell>
          <table:table-cell office:value-type="float" office:value="112.408118517485" calcext:value-type="float">
            <text:p>112.408</text:p>
          </table:table-cell>
          <table:table-cell office:value-type="float" office:value="88.2541897179423" calcext:value-type="float">
            <text:p>88.254</text:p>
          </table:table-cell>
          <table:table-cell table:style-name="ce6" table:formula="of:=[.B289]/[.$B$2]" office:value-type="percentage" office:value="0.93562550724242" calcext:value-type="percentage">
            <text:p>93.56%</text:p>
          </table:table-cell>
          <table:table-cell table:style-name="ce7" table:formula="of:=[.C289]*1.11" office:value-type="float" office:value="97.962150586916" calcext:value-type="float">
            <text:p>97.96</text:p>
          </table:table-cell>
          <table:table-cell table:number-columns-repeated="5"/>
        </table:table-row>
        <table:table-row table:style-name="ro1">
          <table:table-cell office:value-type="float" office:value="0.883603603603604" calcext:value-type="float">
            <text:p>8.836E-01</text:p>
          </table:table-cell>
          <table:table-cell office:value-type="float" office:value="112.408118517485" calcext:value-type="float">
            <text:p>112.408</text:p>
          </table:table-cell>
          <table:table-cell office:value-type="float" office:value="88.2541897179423" calcext:value-type="float">
            <text:p>88.254</text:p>
          </table:table-cell>
          <table:table-cell table:style-name="ce6" table:formula="of:=[.B290]/[.$B$2]" office:value-type="percentage" office:value="0.93562550724242" calcext:value-type="percentage">
            <text:p>93.56%</text:p>
          </table:table-cell>
          <table:table-cell table:style-name="ce7" table:formula="of:=[.C290]*1.11" office:value-type="float" office:value="97.962150586916" calcext:value-type="float">
            <text:p>97.96</text:p>
          </table:table-cell>
          <table:table-cell table:number-columns-repeated="5"/>
        </table:table-row>
        <table:table-row table:style-name="ro1">
          <table:table-cell office:value-type="float" office:value="0.886671671671672" calcext:value-type="float">
            <text:p>8.867E-01</text:p>
          </table:table-cell>
          <table:table-cell office:value-type="float" office:value="112.331265763468" calcext:value-type="float">
            <text:p>112.331</text:p>
          </table:table-cell>
          <table:table-cell office:value-type="float" office:value="88.1227673430662" calcext:value-type="float">
            <text:p>88.123</text:p>
          </table:table-cell>
          <table:table-cell table:style-name="ce6" table:formula="of:=[.B291]/[.$B$2]" office:value-type="percentage" office:value="0.934985825714889" calcext:value-type="percentage">
            <text:p>93.50%</text:p>
          </table:table-cell>
          <table:table-cell table:style-name="ce7" table:formula="of:=[.C291]*1.11" office:value-type="float" office:value="97.8162717508035" calcext:value-type="float">
            <text:p>97.82</text:p>
          </table:table-cell>
          <table:table-cell table:number-columns-repeated="5"/>
        </table:table-row>
        <table:table-row table:style-name="ro1">
          <table:table-cell office:value-type="float" office:value="0.88973973973974" calcext:value-type="float">
            <text:p>8.897E-01</text:p>
          </table:table-cell>
          <table:table-cell office:value-type="float" office:value="112.253963630111" calcext:value-type="float">
            <text:p>112.254</text:p>
          </table:table-cell>
          <table:table-cell office:value-type="float" office:value="87.9910065091567" calcext:value-type="float">
            <text:p>87.991</text:p>
          </table:table-cell>
          <table:table-cell table:style-name="ce6" table:formula="of:=[.B292]/[.$B$2]" office:value-type="percentage" office:value="0.934342403792283" calcext:value-type="percentage">
            <text:p>93.43%</text:p>
          </table:table-cell>
          <table:table-cell table:style-name="ce7" table:formula="of:=[.C292]*1.11" office:value-type="float" office:value="97.6700172251639" calcext:value-type="float">
            <text:p>97.67</text:p>
          </table:table-cell>
          <table:table-cell table:number-columns-repeated="5"/>
        </table:table-row>
        <table:table-row table:style-name="ro1">
          <table:table-cell office:value-type="float" office:value="0.892807807807808" calcext:value-type="float">
            <text:p>8.928E-01</text:p>
          </table:table-cell>
          <table:table-cell office:value-type="float" office:value="112.176211701642" calcext:value-type="float">
            <text:p>112.176</text:p>
          </table:table-cell>
          <table:table-cell office:value-type="float" office:value="87.8589085192447" calcext:value-type="float">
            <text:p>87.859</text:p>
          </table:table-cell>
          <table:table-cell table:style-name="ce6" table:formula="of:=[.B293]/[.$B$2]" office:value-type="percentage" office:value="0.933695238013936" calcext:value-type="percentage">
            <text:p>93.37%</text:p>
          </table:table-cell>
          <table:table-cell table:style-name="ce7" table:formula="of:=[.C293]*1.11" office:value-type="float" office:value="97.5233884563616" calcext:value-type="float">
            <text:p>97.52</text:p>
          </table:table-cell>
          <table:table-cell table:number-columns-repeated="5"/>
        </table:table-row>
        <table:table-row table:style-name="ro1">
          <table:table-cell office:value-type="float" office:value="0.895875875875876" calcext:value-type="float">
            <text:p>8.959E-01</text:p>
          </table:table-cell>
          <table:table-cell office:value-type="float" office:value="112.098009571418" calcext:value-type="float">
            <text:p>112.098</text:p>
          </table:table-cell>
          <table:table-cell office:value-type="float" office:value="87.7264746796955" calcext:value-type="float">
            <text:p>87.726</text:p>
          </table:table-cell>
          <table:table-cell table:style-name="ce6" table:formula="of:=[.B294]/[.$B$2]" office:value-type="percentage" office:value="0.933044324995168" calcext:value-type="percentage">
            <text:p>93.30%</text:p>
          </table:table-cell>
          <table:table-cell table:style-name="ce7" table:formula="of:=[.C294]*1.11" office:value-type="float" office:value="97.376386894462" calcext:value-type="float">
            <text:p>97.38</text:p>
          </table:table-cell>
          <table:table-cell table:number-columns-repeated="5"/>
        </table:table-row>
        <table:table-row table:style-name="ro1">
          <table:table-cell office:value-type="float" office:value="0.898943943943944" calcext:value-type="float">
            <text:p>8.989E-01</text:p>
          </table:table-cell>
          <table:table-cell office:value-type="float" office:value="112.019356841926" calcext:value-type="float">
            <text:p>112.019</text:p>
          </table:table-cell>
          <table:table-cell office:value-type="float" office:value="87.5937063001957" calcext:value-type="float">
            <text:p>87.594</text:p>
          </table:table-cell>
          <table:table-cell table:style-name="ce6" table:formula="of:=[.B295]/[.$B$2]" office:value-type="percentage" office:value="0.932389661427291" calcext:value-type="percentage">
            <text:p>93.24%</text:p>
          </table:table-cell>
          <table:table-cell table:style-name="ce7" table:formula="of:=[.C295]*1.11" office:value-type="float" office:value="97.2290139932172" calcext:value-type="float">
            <text:p>97.23</text:p>
          </table:table-cell>
          <table:table-cell table:number-columns-repeated="5"/>
        </table:table-row>
        <table:table-row table:style-name="ro1">
          <table:table-cell office:value-type="float" office:value="0.902012012012012" calcext:value-type="float">
            <text:p>9.020E-01</text:p>
          </table:table-cell>
          <table:table-cell office:value-type="float" office:value="111.940253124771" calcext:value-type="float">
            <text:p>111.940</text:p>
          </table:table-cell>
          <table:table-cell office:value-type="float" office:value="87.4606046937402" calcext:value-type="float">
            <text:p>87.461</text:p>
          </table:table-cell>
          <table:table-cell table:style-name="ce6" table:formula="of:=[.B296]/[.$B$2]" office:value-type="percentage" office:value="0.931731244077512" calcext:value-type="percentage">
            <text:p>93.17%</text:p>
          </table:table-cell>
          <table:table-cell table:style-name="ce7" table:formula="of:=[.C296]*1.11" office:value-type="float" office:value="97.0812712100516" calcext:value-type="float">
            <text:p>97.08</text:p>
          </table:table-cell>
          <table:table-cell table:number-columns-repeated="5"/>
        </table:table-row>
        <table:table-row table:style-name="ro1">
          <table:table-cell office:value-type="float" office:value="0.90508008008008" calcext:value-type="float">
            <text:p>9.051E-01</text:p>
          </table:table-cell>
          <table:table-cell office:value-type="float" office:value="111.860698040673" calcext:value-type="float">
            <text:p>111.861</text:p>
          </table:table-cell>
          <table:table-cell office:value-type="float" office:value="87.3271711766196" calcext:value-type="float">
            <text:p>87.327</text:p>
          </table:table-cell>
          <table:table-cell table:style-name="ce6" table:formula="of:=[.B297]/[.$B$2]" office:value-type="percentage" office:value="0.931069069788906" calcext:value-type="percentage">
            <text:p>93.11%</text:p>
          </table:table-cell>
          <table:table-cell table:style-name="ce7" table:formula="of:=[.C297]*1.11" office:value-type="float" office:value="96.9331600060478" calcext:value-type="float">
            <text:p>96.93</text:p>
          </table:table-cell>
          <table:table-cell table:number-columns-repeated="5"/>
        </table:table-row>
        <table:table-row table:style-name="ro1">
          <table:table-cell office:value-type="float" office:value="0.908148148148148" calcext:value-type="float">
            <text:p>9.081E-01</text:p>
          </table:table-cell>
          <table:table-cell office:value-type="float" office:value="111.780691219461" calcext:value-type="float">
            <text:p>111.781</text:p>
          </table:table-cell>
          <table:table-cell office:value-type="float" office:value="87.1934070684064" calcext:value-type="float">
            <text:p>87.193</text:p>
          </table:table-cell>
          <table:table-cell table:style-name="ce6" table:formula="of:=[.B298]/[.$B$2]" office:value-type="percentage" office:value="0.930403135480365" calcext:value-type="percentage">
            <text:p>93.04%</text:p>
          </table:table-cell>
          <table:table-cell table:style-name="ce7" table:formula="of:=[.C298]*1.11" office:value-type="float" office:value="96.7846818459311" calcext:value-type="float">
            <text:p>96.78</text:p>
          </table:table-cell>
          <table:table-cell table:number-columns-repeated="5"/>
        </table:table-row>
        <table:table-row table:style-name="ro1">
          <table:table-cell office:value-type="float" office:value="0.911216216216216" calcext:value-type="float">
            <text:p>9.112E-01</text:p>
          </table:table-cell>
          <table:table-cell office:value-type="float" office:value="111.700232300068" calcext:value-type="float">
            <text:p>111.700</text:p>
          </table:table-cell>
          <table:table-cell office:value-type="float" office:value="87.0593136919428" calcext:value-type="float">
            <text:p>87.059</text:p>
          </table:table-cell>
          <table:table-cell table:style-name="ce6" table:formula="of:=[.B299]/[.$B$2]" office:value-type="percentage" office:value="0.929733438146559" calcext:value-type="percentage">
            <text:p>92.97%</text:p>
          </table:table-cell>
          <table:table-cell table:style-name="ce7" table:formula="of:=[.C299]*1.11" office:value-type="float" office:value="96.6358381980565" calcext:value-type="float">
            <text:p>96.64</text:p>
          </table:table-cell>
          <table:table-cell table:number-columns-repeated="5"/>
        </table:table-row>
        <table:table-row table:style-name="ro1">
          <table:table-cell office:value-type="float" office:value="0.914284284284284" calcext:value-type="float">
            <text:p>9.143E-01</text:p>
          </table:table-cell>
          <table:table-cell office:value-type="float" office:value="111.619320930522" calcext:value-type="float">
            <text:p>111.619</text:p>
          </table:table-cell>
          <table:table-cell office:value-type="float" office:value="86.9248923733273" calcext:value-type="float">
            <text:p>86.925</text:p>
          </table:table-cell>
          <table:table-cell table:style-name="ce6" table:formula="of:=[.B300]/[.$B$2]" office:value-type="percentage" office:value="0.929059974857861" calcext:value-type="percentage">
            <text:p>92.91%</text:p>
          </table:table-cell>
          <table:table-cell table:style-name="ce7" table:formula="of:=[.C300]*1.11" office:value-type="float" office:value="96.4866305343933" calcext:value-type="float">
            <text:p>96.49</text:p>
          </table:table-cell>
          <table:table-cell table:number-columns-repeated="5"/>
        </table:table-row>
        <table:table-row table:style-name="ro1">
          <table:table-cell office:value-type="float" office:value="0.917352352352352" calcext:value-type="float">
            <text:p>9.174E-01</text:p>
          </table:table-cell>
          <table:table-cell office:value-type="float" office:value="111.537956767942" calcext:value-type="float">
            <text:p>111.538</text:p>
          </table:table-cell>
          <table:table-cell office:value-type="float" office:value="86.7901444419012" calcext:value-type="float">
            <text:p>86.790</text:p>
          </table:table-cell>
          <table:table-cell table:style-name="ce6" table:formula="of:=[.B301]/[.$B$2]" office:value-type="percentage" office:value="0.928382742760311" calcext:value-type="percentage">
            <text:p>92.84%</text:p>
          </table:table-cell>
          <table:table-cell table:style-name="ce7" table:formula="of:=[.C301]*1.11" office:value-type="float" office:value="96.3370603305103" calcext:value-type="float">
            <text:p>96.34</text:p>
          </table:table-cell>
          <table:table-cell table:number-columns-repeated="5"/>
        </table:table-row>
        <table:table-row table:style-name="ro1">
          <table:table-cell office:value-type="float" office:value="0.92042042042042" calcext:value-type="float">
            <text:p>9.204E-01</text:p>
          </table:table-cell>
          <table:table-cell office:value-type="float" office:value="111.456139478531" calcext:value-type="float">
            <text:p>111.456</text:p>
          </table:table-cell>
          <table:table-cell office:value-type="float" office:value="86.6550712302361" calcext:value-type="float">
            <text:p>86.655</text:p>
          </table:table-cell>
          <table:table-cell table:style-name="ce6" table:formula="of:=[.B302]/[.$B$2]" office:value-type="percentage" office:value="0.92770173907556" calcext:value-type="percentage">
            <text:p>92.77%</text:p>
          </table:table-cell>
          <table:table-cell table:style-name="ce7" table:formula="of:=[.C302]*1.11" office:value-type="float" office:value="96.1871290655621" calcext:value-type="float">
            <text:p>96.19</text:p>
          </table:table-cell>
          <table:table-cell table:number-columns-repeated="5"/>
        </table:table-row>
        <table:table-row table:style-name="ro1">
          <table:table-cell office:value-type="float" office:value="0.923488488488488" calcext:value-type="float">
            <text:p>9.235E-01</text:p>
          </table:table-cell>
          <table:table-cell office:value-type="float" office:value="111.37386873757" calcext:value-type="float">
            <text:p>111.374</text:p>
          </table:table-cell>
          <table:table-cell office:value-type="float" office:value="86.5196740741202" calcext:value-type="float">
            <text:p>86.520</text:p>
          </table:table-cell>
          <table:table-cell table:style-name="ce6" table:formula="of:=[.B303]/[.$B$2]" office:value-type="percentage" office:value="0.927016961100819" calcext:value-type="percentage">
            <text:p>92.70%</text:p>
          </table:table-cell>
          <table:table-cell table:style-name="ce7" table:formula="of:=[.C303]*1.11" office:value-type="float" office:value="96.0368382222734" calcext:value-type="float">
            <text:p>96.04</text:p>
          </table:table-cell>
          <table:table-cell table:number-columns-repeated="5"/>
        </table:table-row>
        <table:table-row table:style-name="ro1">
          <table:table-cell office:value-type="float" office:value="0.926556556556556" calcext:value-type="float">
            <text:p>9.266E-01</text:p>
          </table:table-cell>
          <table:table-cell office:value-type="float" office:value="111.291144229411" calcext:value-type="float">
            <text:p>111.291</text:p>
          </table:table-cell>
          <table:table-cell office:value-type="float" office:value="86.3839543125456" calcext:value-type="float">
            <text:p>86.384</text:p>
          </table:table-cell>
          <table:table-cell table:style-name="ce6" table:formula="of:=[.B304]/[.$B$2]" office:value-type="percentage" office:value="0.926328406208802" calcext:value-type="percentage">
            <text:p>92.63%</text:p>
          </table:table-cell>
          <table:table-cell table:style-name="ce7" table:formula="of:=[.C304]*1.11" office:value-type="float" office:value="95.8861892869256" calcext:value-type="float">
            <text:p>95.89</text:p>
          </table:table-cell>
          <table:table-cell table:number-columns-repeated="5"/>
        </table:table-row>
        <table:table-row table:style-name="ro1">
          <table:table-cell office:value-type="float" office:value="0.929624624624625" calcext:value-type="float">
            <text:p>9.296E-01</text:p>
          </table:table-cell>
          <table:table-cell office:value-type="float" office:value="111.20796564747" calcext:value-type="float">
            <text:p>111.208</text:p>
          </table:table-cell>
          <table:table-cell office:value-type="float" office:value="86.2479132876944" calcext:value-type="float">
            <text:p>86.248</text:p>
          </table:table-cell>
          <table:table-cell table:style-name="ce6" table:formula="of:=[.B305]/[.$B$2]" office:value-type="percentage" office:value="0.925636071847666" calcext:value-type="percentage">
            <text:p>92.56%</text:p>
          </table:table-cell>
          <table:table-cell table:style-name="ce7" table:formula="of:=[.C305]*1.11" office:value-type="float" office:value="95.7351837493408" calcext:value-type="float">
            <text:p>95.74</text:p>
          </table:table-cell>
          <table:table-cell table:number-columns-repeated="5"/>
        </table:table-row>
        <table:table-row table:style-name="ro1">
          <table:table-cell office:value-type="float" office:value="0.932692692692693" calcext:value-type="float">
            <text:p>9.327E-01</text:p>
          </table:table-cell>
          <table:table-cell office:value-type="float" office:value="111.124332694223" calcext:value-type="float">
            <text:p>111.124</text:p>
          </table:table-cell>
          <table:table-cell office:value-type="float" office:value="86.111552344926" calcext:value-type="float">
            <text:p>86.112</text:p>
          </table:table-cell>
          <table:table-cell table:style-name="ce6" table:formula="of:=[.B306]/[.$B$2]" office:value-type="percentage" office:value="0.92493995554098" calcext:value-type="percentage">
            <text:p>92.49%</text:p>
          </table:table-cell>
          <table:table-cell table:style-name="ce7" table:formula="of:=[.C306]*1.11" office:value-type="float" office:value="95.5838231028679" calcext:value-type="float">
            <text:p>95.58</text:p>
          </table:table-cell>
          <table:table-cell table:number-columns-repeated="5"/>
        </table:table-row>
        <table:table-row table:style-name="ro1">
          <table:table-cell office:value-type="float" office:value="0.935760760760761" calcext:value-type="float">
            <text:p>9.358E-01</text:p>
          </table:table-cell>
          <table:table-cell office:value-type="float" office:value="111.040245081193" calcext:value-type="float">
            <text:p>111.040</text:p>
          </table:table-cell>
          <table:table-cell office:value-type="float" office:value="85.9748728327637" calcext:value-type="float">
            <text:p>85.975</text:p>
          </table:table-cell>
          <table:table-cell table:style-name="ce6" table:formula="of:=[.B307]/[.$B$2]" office:value-type="percentage" office:value="0.924240054887615" calcext:value-type="percentage">
            <text:p>92.42%</text:p>
          </table:table-cell>
          <table:table-cell table:style-name="ce7" table:formula="of:=[.C307]*1.11" office:value-type="float" office:value="95.4321088443677" calcext:value-type="float">
            <text:p>95.43</text:p>
          </table:table-cell>
          <table:table-cell table:number-columns-repeated="5"/>
        </table:table-row>
        <table:table-row table:style-name="ro1">
          <table:table-cell office:value-type="float" office:value="0.938828828828829" calcext:value-type="float">
            <text:p>9.388E-01</text:p>
          </table:table-cell>
          <table:table-cell office:value-type="float" office:value="110.95570252895" calcext:value-type="float">
            <text:p>110.956</text:p>
          </table:table-cell>
          <table:table-cell office:value-type="float" office:value="85.8378761028808" calcext:value-type="float">
            <text:p>85.838</text:p>
          </table:table-cell>
          <table:table-cell table:style-name="ce6" table:formula="of:=[.B308]/[.$B$2]" office:value-type="percentage" office:value="0.923536367561742" calcext:value-type="percentage">
            <text:p>92.35%</text:p>
          </table:table-cell>
          <table:table-cell table:style-name="ce7" table:formula="of:=[.C308]*1.11" office:value-type="float" office:value="95.2800424741977" calcext:value-type="float">
            <text:p>95.28</text:p>
          </table:table-cell>
          <table:table-cell table:number-columns-repeated="5"/>
        </table:table-row>
        <table:table-row table:style-name="ro1">
          <table:table-cell office:value-type="float" office:value="0.941896896896897" calcext:value-type="float">
            <text:p>9.419E-01</text:p>
          </table:table-cell>
          <table:table-cell office:value-type="float" office:value="110.8707047671" calcext:value-type="float">
            <text:p>110.871</text:p>
          </table:table-cell>
          <table:table-cell office:value-type="float" office:value="85.7005635100883" calcext:value-type="float">
            <text:p>85.701</text:p>
          </table:table-cell>
          <table:table-cell table:style-name="ce6" table:formula="of:=[.B309]/[.$B$2]" office:value-type="percentage" office:value="0.922828891312747" calcext:value-type="percentage">
            <text:p>92.28%</text:p>
          </table:table-cell>
          <table:table-cell table:style-name="ce7" table:formula="of:=[.C309]*1.11" office:value-type="float" office:value="95.127625496198" calcext:value-type="float">
            <text:p>95.13</text:p>
          </table:table-cell>
          <table:table-cell table:number-columns-repeated="5"/>
        </table:table-row>
        <table:table-row table:style-name="ro1">
          <table:table-cell office:value-type="float" office:value="0.944964964964965" calcext:value-type="float">
            <text:p>9.450E-01</text:p>
          </table:table-cell>
          <table:table-cell office:value-type="float" office:value="110.785251534278" calcext:value-type="float">
            <text:p>110.785</text:p>
          </table:table-cell>
          <table:table-cell office:value-type="float" office:value="85.5629364123204" calcext:value-type="float">
            <text:p>85.563</text:p>
          </table:table-cell>
          <table:table-cell table:style-name="ce6" table:formula="of:=[.B310]/[.$B$2]" office:value-type="percentage" office:value="0.922117623965165" calcext:value-type="percentage">
            <text:p>92.21%</text:p>
          </table:table-cell>
          <table:table-cell table:style-name="ce7" table:formula="of:=[.C310]*1.11" office:value-type="float" office:value="94.9748594176756" calcext:value-type="float">
            <text:p>94.97</text:p>
          </table:table-cell>
          <table:table-cell table:number-columns-repeated="5"/>
        </table:table-row>
        <table:table-row table:style-name="ro1">
          <table:table-cell office:value-type="float" office:value="0.948033033033033" calcext:value-type="float">
            <text:p>9.480E-01</text:p>
          </table:table-cell>
          <table:table-cell office:value-type="float" office:value="110.699342578145" calcext:value-type="float">
            <text:p>110.699</text:p>
          </table:table-cell>
          <table:table-cell office:value-type="float" office:value="85.4249961706217" calcext:value-type="float">
            <text:p>85.425</text:p>
          </table:table-cell>
          <table:table-cell table:style-name="ce6" table:formula="of:=[.B311]/[.$B$2]" office:value-type="percentage" office:value="0.921402563418661" calcext:value-type="percentage">
            <text:p>92.14%</text:p>
          </table:table-cell>
          <table:table-cell table:style-name="ce7" table:formula="of:=[.C311]*1.11" office:value-type="float" office:value="94.8217457493901" calcext:value-type="float">
            <text:p>94.82</text:p>
          </table:table-cell>
          <table:table-cell table:number-columns-repeated="5"/>
        </table:table-row>
        <table:table-row table:style-name="ro1">
          <table:table-cell office:value-type="float" office:value="0.951101101101101" calcext:value-type="float">
            <text:p>9.511E-01</text:p>
          </table:table-cell>
          <table:table-cell office:value-type="float" office:value="110.612977655372" calcext:value-type="float">
            <text:p>110.613</text:p>
          </table:table-cell>
          <table:table-cell office:value-type="float" office:value="85.2867441491336" calcext:value-type="float">
            <text:p>85.287</text:p>
          </table:table-cell>
          <table:table-cell table:style-name="ce6" table:formula="of:=[.B312]/[.$B$2]" office:value-type="percentage" office:value="0.920683707647893" calcext:value-type="percentage">
            <text:p>92.07%</text:p>
          </table:table-cell>
          <table:table-cell table:style-name="ce7" table:formula="of:=[.C312]*1.11" office:value-type="float" office:value="94.6682860055383" calcext:value-type="float">
            <text:p>94.67</text:p>
          </table:table-cell>
          <table:table-cell table:number-columns-repeated="5"/>
        </table:table-row>
        <table:table-row table:style-name="ro1">
          <table:table-cell office:value-type="float" office:value="0.954169169169169" calcext:value-type="float">
            <text:p>9.542E-01</text:p>
          </table:table-cell>
          <table:table-cell office:value-type="float" office:value="110.526156531643" calcext:value-type="float">
            <text:p>110.526</text:p>
          </table:table-cell>
          <table:table-cell office:value-type="float" office:value="85.148181715081" calcext:value-type="float">
            <text:p>85.148</text:p>
          </table:table-cell>
          <table:table-cell table:style-name="ce6" table:formula="of:=[.B313]/[.$B$2]" office:value-type="percentage" office:value="0.91996105470254" calcext:value-type="percentage">
            <text:p>92.00%</text:p>
          </table:table-cell>
          <table:table-cell table:style-name="ce7" table:formula="of:=[.C313]*1.11" office:value-type="float" office:value="94.5144817037399" calcext:value-type="float">
            <text:p>94.51</text:p>
          </table:table-cell>
          <table:table-cell table:number-columns-repeated="5"/>
        </table:table-row>
        <table:table-row table:style-name="ro1">
          <table:table-cell office:value-type="float" office:value="0.957237237237237" calcext:value-type="float">
            <text:p>9.572E-01</text:p>
          </table:table-cell>
          <table:table-cell office:value-type="float" office:value="110.43887898164" calcext:value-type="float">
            <text:p>110.439</text:p>
          </table:table-cell>
          <table:table-cell office:value-type="float" office:value="85.0093102387582" calcext:value-type="float">
            <text:p>85.009</text:p>
          </table:table-cell>
          <table:table-cell table:style-name="ce6" table:formula="of:=[.B314]/[.$B$2]" office:value-type="percentage" office:value="0.919234602707173" calcext:value-type="percentage">
            <text:p>91.92%</text:p>
          </table:table-cell>
          <table:table-cell table:style-name="ce7" table:formula="of:=[.C314]*1.11" office:value-type="float" office:value="94.3603343650216" calcext:value-type="float">
            <text:p>94.36</text:p>
          </table:table-cell>
          <table:table-cell table:number-columns-repeated="5"/>
        </table:table-row>
        <table:table-row table:style-name="ro1">
          <table:table-cell office:value-type="float" office:value="0.960305305305305" calcext:value-type="float">
            <text:p>9.603E-01</text:p>
          </table:table-cell>
          <table:table-cell office:value-type="float" office:value="110.351144789037" calcext:value-type="float">
            <text:p>110.351</text:p>
          </table:table-cell>
          <table:table-cell office:value-type="float" office:value="84.870131093516" calcext:value-type="float">
            <text:p>84.870</text:p>
          </table:table-cell>
          <table:table-cell table:style-name="ce6" table:formula="of:=[.B315]/[.$B$2]" office:value-type="percentage" office:value="0.918504349861211" calcext:value-type="percentage">
            <text:p>91.85%</text:p>
          </table:table-cell>
          <table:table-cell table:style-name="ce7" table:formula="of:=[.C315]*1.11" office:value-type="float" office:value="94.2058455138028" calcext:value-type="float">
            <text:p>94.21</text:p>
          </table:table-cell>
          <table:table-cell table:number-columns-repeated="5"/>
        </table:table-row>
        <table:table-row table:style-name="ro1">
          <table:table-cell office:value-type="float" office:value="0.963373373373373" calcext:value-type="float">
            <text:p>9.634E-01</text:p>
          </table:table-cell>
          <table:table-cell office:value-type="float" office:value="110.262953746494" calcext:value-type="float">
            <text:p>110.263</text:p>
          </table:table-cell>
          <table:table-cell office:value-type="float" office:value="84.7306456557478" calcext:value-type="float">
            <text:p>84.731</text:p>
          </table:table-cell>
          <table:table-cell table:style-name="ce6" table:formula="of:=[.B316]/[.$B$2]" office:value-type="percentage" office:value="0.917770294438864" calcext:value-type="percentage">
            <text:p>91.78%</text:p>
          </table:table-cell>
          <table:table-cell table:style-name="ce7" table:formula="of:=[.C316]*1.11" office:value-type="float" office:value="94.0510166778801" calcext:value-type="float">
            <text:p>94.05</text:p>
          </table:table-cell>
          <table:table-cell table:number-columns-repeated="5"/>
        </table:table-row>
        <table:table-row table:style-name="ro1">
          <table:table-cell office:value-type="float" office:value="0.966441441441441" calcext:value-type="float">
            <text:p>9.664E-01</text:p>
          </table:table-cell>
          <table:table-cell office:value-type="float" office:value="110.17430565565" calcext:value-type="float">
            <text:p>110.174</text:p>
          </table:table-cell>
          <table:table-cell office:value-type="float" office:value="84.590855304876" calcext:value-type="float">
            <text:p>84.591</text:p>
          </table:table-cell>
          <table:table-cell table:style-name="ce6" table:formula="of:=[.B317]/[.$B$2]" office:value-type="percentage" office:value="0.917032434789082" calcext:value-type="percentage">
            <text:p>91.70%</text:p>
          </table:table-cell>
          <table:table-cell table:style-name="ce7" table:formula="of:=[.C317]*1.11" office:value-type="float" office:value="93.8958493884124" calcext:value-type="float">
            <text:p>93.90</text:p>
          </table:table-cell>
          <table:table-cell table:number-columns-repeated="5"/>
        </table:table-row>
        <table:table-row table:style-name="ro1">
          <table:table-cell office:value-type="float" office:value="0.96950950950951" calcext:value-type="float">
            <text:p>9.695E-01</text:p>
          </table:table-cell>
          <table:table-cell office:value-type="float" office:value="110.085200327112" calcext:value-type="float">
            <text:p>110.085</text:p>
          </table:table-cell>
          <table:table-cell office:value-type="float" office:value="84.4507614233384" calcext:value-type="float">
            <text:p>84.451</text:p>
          </table:table-cell>
          <table:table-cell table:style-name="ce6" table:formula="of:=[.B318]/[.$B$2]" office:value-type="percentage" office:value="0.916290769335457" calcext:value-type="percentage">
            <text:p>91.63%</text:p>
          </table:table-cell>
          <table:table-cell table:style-name="ce7" table:formula="of:=[.C318]*1.11" office:value-type="float" office:value="93.7403451799056" calcext:value-type="float">
            <text:p>93.74</text:p>
          </table:table-cell>
          <table:table-cell table:number-columns-repeated="5"/>
        </table:table-row>
        <table:table-row table:style-name="ro1">
          <table:table-cell office:value-type="float" office:value="0.972577577577578" calcext:value-type="float">
            <text:p>9.726E-01</text:p>
          </table:table-cell>
          <table:table-cell office:value-type="float" office:value="109.995637580448" calcext:value-type="float">
            <text:p>109.996</text:p>
          </table:table-cell>
          <table:table-cell office:value-type="float" office:value="84.3103653965746" calcext:value-type="float">
            <text:p>84.310</text:p>
          </table:table-cell>
          <table:table-cell table:style-name="ce6" table:formula="of:=[.B319]/[.$B$2]" office:value-type="percentage" office:value="0.91554529657617" calcext:value-type="percentage">
            <text:p>91.55%</text:p>
          </table:table-cell>
          <table:table-cell table:style-name="ce7" table:formula="of:=[.C319]*1.11" office:value-type="float" office:value="93.5845055901978" calcext:value-type="float">
            <text:p>93.58</text:p>
          </table:table-cell>
          <table:table-cell table:number-columns-repeated="5"/>
        </table:table-row>
        <table:table-row table:style-name="ro1">
          <table:table-cell office:value-type="float" office:value="0.975645645645646" calcext:value-type="float">
            <text:p>9.756E-01</text:p>
          </table:table-cell>
          <table:table-cell office:value-type="float" office:value="109.905617244181" calcext:value-type="float">
            <text:p>109.906</text:p>
          </table:table-cell>
          <table:table-cell office:value-type="float" office:value="84.1696686130122" calcext:value-type="float">
            <text:p>84.170</text:p>
          </table:table-cell>
          <table:table-cell table:style-name="ce6" table:formula="of:=[.B320]/[.$B$2]" office:value-type="percentage" office:value="0.914796015083936" calcext:value-type="percentage">
            <text:p>91.48%</text:p>
          </table:table-cell>
          <table:table-cell table:style-name="ce7" table:formula="of:=[.C320]*1.11" office:value-type="float" office:value="93.4283321604436" calcext:value-type="float">
            <text:p>93.43</text:p>
          </table:table-cell>
          <table:table-cell table:number-columns-repeated="5"/>
        </table:table-row>
        <table:table-row table:style-name="ro1">
          <table:table-cell office:value-type="float" office:value="0.978713713713714" calcext:value-type="float">
            <text:p>9.787E-01</text:p>
          </table:table-cell>
          <table:table-cell office:value-type="float" office:value="109.815139155779" calcext:value-type="float">
            <text:p>109.815</text:p>
          </table:table-cell>
          <table:table-cell office:value-type="float" office:value="84.0286724640529" calcext:value-type="float">
            <text:p>84.029</text:p>
          </table:table-cell>
          <table:table-cell table:style-name="ce6" table:formula="of:=[.B321]/[.$B$2]" office:value-type="percentage" office:value="0.914042923505926" calcext:value-type="percentage">
            <text:p>91.40%</text:p>
          </table:table-cell>
          <table:table-cell table:style-name="ce7" table:formula="of:=[.C321]*1.11" office:value-type="float" office:value="93.2718264350987" calcext:value-type="float">
            <text:p>93.27</text:p>
          </table:table-cell>
          <table:table-cell table:number-columns-repeated="5"/>
        </table:table-row>
        <table:table-row table:style-name="ro1">
          <table:table-cell office:value-type="float" office:value="0.981781781781782" calcext:value-type="float">
            <text:p>9.818E-01</text:p>
          </table:table-cell>
          <table:table-cell office:value-type="float" office:value="109.724203161647" calcext:value-type="float">
            <text:p>109.724</text:p>
          </table:table-cell>
          <table:table-cell office:value-type="float" office:value="83.8873783440592" calcext:value-type="float">
            <text:p>83.887</text:p>
          </table:table-cell>
          <table:table-cell table:style-name="ce6" table:formula="of:=[.B322]/[.$B$2]" office:value-type="percentage" office:value="0.913286020563697" calcext:value-type="percentage">
            <text:p>91.33%</text:p>
          </table:table-cell>
          <table:table-cell table:style-name="ce7" table:formula="of:=[.C322]*1.11" office:value-type="float" office:value="93.1149899619057" calcext:value-type="float">
            <text:p>93.11</text:p>
          </table:table-cell>
          <table:table-cell table:number-columns-repeated="5"/>
        </table:table-row>
        <table:table-row table:style-name="ro1">
          <table:table-cell office:value-type="float" office:value="0.98484984984985" calcext:value-type="float">
            <text:p>9.848E-01</text:p>
          </table:table-cell>
          <table:table-cell office:value-type="float" office:value="109.632809117119" calcext:value-type="float">
            <text:p>109.633</text:p>
          </table:table-cell>
          <table:table-cell office:value-type="float" office:value="83.7457876503403" calcext:value-type="float">
            <text:p>83.746</text:p>
          </table:table-cell>
          <table:table-cell table:style-name="ce6" table:formula="of:=[.B323]/[.$B$2]" office:value-type="percentage" office:value="0.912525305053125" calcext:value-type="percentage">
            <text:p>91.25%</text:p>
          </table:table-cell>
          <table:table-cell table:style-name="ce7" table:formula="of:=[.C323]*1.11" office:value-type="float" office:value="92.9578242918777" calcext:value-type="float">
            <text:p>92.96</text:p>
          </table:table-cell>
          <table:table-cell table:number-columns-repeated="5"/>
        </table:table-row>
        <table:table-row table:style-name="ro1">
          <table:table-cell office:value-type="float" office:value="0.987917917917918" calcext:value-type="float">
            <text:p>9.879E-01</text:p>
          </table:table-cell>
          <table:table-cell office:value-type="float" office:value="109.540956886449" calcext:value-type="float">
            <text:p>109.541</text:p>
          </table:table-cell>
          <table:table-cell office:value-type="float" office:value="83.6039017831382" calcext:value-type="float">
            <text:p>83.604</text:p>
          </table:table-cell>
          <table:table-cell table:style-name="ce6" table:formula="of:=[.B324]/[.$B$2]" office:value-type="percentage" office:value="0.911760775844333" calcext:value-type="percentage">
            <text:p>91.18%</text:p>
          </table:table-cell>
          <table:table-cell table:style-name="ce7" table:formula="of:=[.C324]*1.11" office:value-type="float" office:value="92.8003309792834" calcext:value-type="float">
            <text:p>92.80</text:p>
          </table:table-cell>
          <table:table-cell table:number-columns-repeated="5"/>
        </table:table-row>
        <table:table-row table:style-name="ro1">
          <table:table-cell office:value-type="float" office:value="0.990985985985986" calcext:value-type="float">
            <text:p>9.910E-01</text:p>
          </table:table-cell>
          <table:table-cell office:value-type="float" office:value="109.448646342805" calcext:value-type="float">
            <text:p>109.449</text:p>
          </table:table-cell>
          <table:table-cell office:value-type="float" office:value="83.461722145614" calcext:value-type="float">
            <text:p>83.462</text:p>
          </table:table-cell>
          <table:table-cell table:style-name="ce6" table:formula="of:=[.B325]/[.$B$2]" office:value-type="percentage" office:value="0.910992431881639" calcext:value-type="percentage">
            <text:p>91.10%</text:p>
          </table:table-cell>
          <table:table-cell table:style-name="ce7" table:formula="of:=[.C325]*1.11" office:value-type="float" office:value="92.6425115816316" calcext:value-type="float">
            <text:p>92.64</text:p>
          </table:table-cell>
          <table:table-cell table:number-columns-repeated="5"/>
        </table:table-row>
        <table:table-row table:style-name="ro1">
          <table:table-cell office:value-type="float" office:value="0.994054054054054" calcext:value-type="float">
            <text:p>9.941E-01</text:p>
          </table:table-cell>
          <table:table-cell office:value-type="float" office:value="109.355877368257" calcext:value-type="float">
            <text:p>109.356</text:p>
          </table:table-cell>
          <table:table-cell office:value-type="float" office:value="83.3192501438341" calcext:value-type="float">
            <text:p>83.319</text:p>
          </table:table-cell>
          <table:table-cell table:style-name="ce6" table:formula="of:=[.B326]/[.$B$2]" office:value-type="percentage" office:value="0.910220272183456" calcext:value-type="percentage">
            <text:p>91.02%</text:p>
          </table:table-cell>
          <table:table-cell table:style-name="ce7" table:formula="of:=[.C326]*1.11" office:value-type="float" office:value="92.4843676596559" calcext:value-type="float">
            <text:p>92.48</text:p>
          </table:table-cell>
          <table:table-cell table:number-columns-repeated="5"/>
        </table:table-row>
        <table:table-row table:style-name="ro1">
          <table:table-cell office:value-type="float" office:value="0.997122122122122" calcext:value-type="float">
            <text:p>9.971E-01</text:p>
          </table:table-cell>
          <table:table-cell office:value-type="float" office:value="109.26264985377" calcext:value-type="float">
            <text:p>109.263</text:p>
          </table:table-cell>
          <table:table-cell office:value-type="float" office:value="83.1764871867562" calcext:value-type="float">
            <text:p>83.176</text:p>
          </table:table-cell>
          <table:table-cell table:style-name="ce6" table:formula="of:=[.B327]/[.$B$2]" office:value-type="percentage" office:value="0.909444295842233" calcext:value-type="percentage">
            <text:p>90.94%</text:p>
          </table:table-cell>
          <table:table-cell table:style-name="ce7" table:formula="of:=[.C327]*1.11" office:value-type="float" office:value="92.3259007772994" calcext:value-type="float">
            <text:p>92.33</text:p>
          </table:table-cell>
          <table:table-cell table:number-columns-repeated="5"/>
        </table:table-row>
        <table:table-row table:style-name="ro1">
          <table:table-cell office:value-type="float" office:value="1.00019019019019" calcext:value-type="float">
            <text:p>1.000E+00</text:p>
          </table:table-cell>
          <table:table-cell office:value-type="float" office:value="109.168963699197" calcext:value-type="float">
            <text:p>109.169</text:p>
          </table:table-cell>
          <table:table-cell office:value-type="float" office:value="83.0334346862152" calcext:value-type="float">
            <text:p>83.033</text:p>
          </table:table-cell>
          <table:table-cell table:style-name="ce6" table:formula="of:=[.B328]/[.$B$2]" office:value-type="percentage" office:value="0.908664502024402" calcext:value-type="percentage">
            <text:p>90.87%</text:p>
          </table:table-cell>
          <table:table-cell table:style-name="ce7" table:formula="of:=[.C328]*1.11" office:value-type="float" office:value="92.1671125016989" calcext:value-type="float">
            <text:p>92.17</text:p>
          </table:table-cell>
          <table:table-cell table:number-columns-repeated="5"/>
        </table:table-row>
        <table:table-row table:style-name="ro1">
          <table:table-cell office:value-type="float" office:value="1.00325825825826" calcext:value-type="float">
            <text:p>1.003E+00</text:p>
          </table:table-cell>
          <table:table-cell office:value-type="float" office:value="109.074818813266" calcext:value-type="float">
            <text:p>109.075</text:p>
          </table:table-cell>
          <table:table-cell office:value-type="float" office:value="82.8900940569095" calcext:value-type="float">
            <text:p>82.890</text:p>
          </table:table-cell>
          <table:table-cell table:style-name="ce6" table:formula="of:=[.B329]/[.$B$2]" office:value-type="percentage" office:value="0.907880889970263" calcext:value-type="percentage">
            <text:p>90.79%</text:p>
          </table:table-cell>
          <table:table-cell table:style-name="ce7" table:formula="of:=[.C329]*1.11" office:value-type="float" office:value="92.0080044031696" calcext:value-type="float">
            <text:p>92.01</text:p>
          </table:table-cell>
          <table:table-cell table:number-columns-repeated="5"/>
        </table:table-row>
        <table:table-row table:style-name="ro1">
          <table:table-cell office:value-type="float" office:value="1.00632632632633" calcext:value-type="float">
            <text:p>1.006E+00</text:p>
          </table:table-cell>
          <table:table-cell office:value-type="float" office:value="108.980215113576" calcext:value-type="float">
            <text:p>108.980</text:p>
          </table:table-cell>
          <table:table-cell office:value-type="float" office:value="82.746466716387" calcext:value-type="float">
            <text:p>82.746</text:p>
          </table:table-cell>
          <table:table-cell table:style-name="ce6" table:formula="of:=[.B330]/[.$B$2]" office:value-type="percentage" office:value="0.907093458993952" calcext:value-type="percentage">
            <text:p>90.71%</text:p>
          </table:table-cell>
          <table:table-cell table:style-name="ce7" table:formula="of:=[.C330]*1.11" office:value-type="float" office:value="91.8485780551896" calcext:value-type="float">
            <text:p>91.85</text:p>
          </table:table-cell>
          <table:table-cell table:number-columns-repeated="5"/>
        </table:table-row>
        <table:table-row table:style-name="ro1">
          <table:table-cell office:value-type="float" office:value="1.00939439439439" calcext:value-type="float">
            <text:p>1.009E+00</text:p>
          </table:table-cell>
          <table:table-cell office:value-type="float" office:value="108.980215113576" calcext:value-type="float">
            <text:p>108.980</text:p>
          </table:table-cell>
          <table:table-cell office:value-type="float" office:value="82.746466716387" calcext:value-type="float">
            <text:p>82.746</text:p>
          </table:table-cell>
          <table:table-cell table:style-name="ce6" table:formula="of:=[.B331]/[.$B$2]" office:value-type="percentage" office:value="0.907093458993952" calcext:value-type="percentage">
            <text:p>90.71%</text:p>
          </table:table-cell>
          <table:table-cell table:style-name="ce7" table:formula="of:=[.C331]*1.11" office:value-type="float" office:value="91.8485780551896" calcext:value-type="float">
            <text:p>91.85</text:p>
          </table:table-cell>
          <table:table-cell table:number-columns-repeated="5"/>
        </table:table-row>
        <table:table-row table:style-name="ro1">
          <table:table-cell office:value-type="float" office:value="1.01246246246246" calcext:value-type="float">
            <text:p>1.012E+00</text:p>
          </table:table-cell>
          <table:table-cell office:value-type="float" office:value="108.885152526584" calcext:value-type="float">
            <text:p>108.885</text:p>
          </table:table-cell>
          <table:table-cell office:value-type="float" office:value="82.6025540850309" calcext:value-type="float">
            <text:p>82.603</text:p>
          </table:table-cell>
          <table:table-cell table:style-name="ce6" table:formula="of:=[.B332]/[.$B$2]" office:value-type="percentage" office:value="0.906302208483338" calcext:value-type="percentage">
            <text:p>90.63%</text:p>
          </table:table-cell>
          <table:table-cell table:style-name="ce7" table:formula="of:=[.C332]*1.11" office:value-type="float" office:value="91.6888350343843" calcext:value-type="float">
            <text:p>91.69</text:p>
          </table:table-cell>
          <table:table-cell table:number-columns-repeated="5"/>
        </table:table-row>
        <table:table-row table:style-name="ro1">
          <table:table-cell office:value-type="float" office:value="1.01553053053053" calcext:value-type="float">
            <text:p>1.016E+00</text:p>
          </table:table-cell>
          <table:table-cell office:value-type="float" office:value="108.789630987598" calcext:value-type="float">
            <text:p>108.790</text:p>
          </table:table-cell>
          <table:table-cell office:value-type="float" office:value="82.4583575860457" calcext:value-type="float">
            <text:p>82.458</text:p>
          </table:table-cell>
          <table:table-cell table:style-name="ce6" table:formula="of:=[.B333]/[.$B$2]" office:value-type="percentage" office:value="0.905507137899958" calcext:value-type="percentage">
            <text:p>90.55%</text:p>
          </table:table-cell>
          <table:table-cell table:style-name="ce7" table:formula="of:=[.C333]*1.11" office:value-type="float" office:value="91.5287769205107" calcext:value-type="float">
            <text:p>91.53</text:p>
          </table:table-cell>
          <table:table-cell table:number-columns-repeated="5"/>
        </table:table-row>
        <table:table-row table:style-name="ro1">
          <table:table-cell office:value-type="float" office:value="1.0185985985986" calcext:value-type="float">
            <text:p>1.019E+00</text:p>
          </table:table-cell>
          <table:table-cell office:value-type="float" office:value="108.693650440769" calcext:value-type="float">
            <text:p>108.694</text:p>
          </table:table-cell>
          <table:table-cell office:value-type="float" office:value="82.3138786454433" calcext:value-type="float">
            <text:p>82.314</text:p>
          </table:table-cell>
          <table:table-cell table:style-name="ce6" table:formula="of:=[.B334]/[.$B$2]" office:value-type="percentage" office:value="0.904708246778954" calcext:value-type="percentage">
            <text:p>90.47%</text:p>
          </table:table-cell>
          <table:table-cell table:style-name="ce7" table:formula="of:=[.C334]*1.11" office:value-type="float" office:value="91.3684052964421" calcext:value-type="float">
            <text:p>91.37</text:p>
          </table:table-cell>
          <table:table-cell table:number-columns-repeated="5"/>
        </table:table-row>
        <table:table-row table:style-name="ro1">
          <table:table-cell office:value-type="float" office:value="1.02166666666667" calcext:value-type="float">
            <text:p>1.022E+00</text:p>
          </table:table-cell>
          <table:table-cell office:value-type="float" office:value="108.59721083908" calcext:value-type="float">
            <text:p>108.597</text:p>
          </table:table-cell>
          <table:table-cell office:value-type="float" office:value="82.1691186920286" calcext:value-type="float">
            <text:p>82.169</text:p>
          </table:table-cell>
          <table:table-cell table:style-name="ce6" table:formula="of:=[.B335]/[.$B$2]" office:value-type="percentage" office:value="0.903905534728984" calcext:value-type="percentage">
            <text:p>90.39%</text:p>
          </table:table-cell>
          <table:table-cell table:style-name="ce7" table:formula="of:=[.C335]*1.11" office:value-type="float" office:value="91.2077217481518" calcext:value-type="float">
            <text:p>91.21</text:p>
          </table:table-cell>
          <table:table-cell table:number-columns-repeated="5"/>
        </table:table-row>
        <table:table-row table:style-name="ro1">
          <table:table-cell office:value-type="float" office:value="1.02473473473473" calcext:value-type="float">
            <text:p>1.025E+00</text:p>
          </table:table-cell>
          <table:table-cell office:value-type="float" office:value="108.500312144335" calcext:value-type="float">
            <text:p>108.500</text:p>
          </table:table-cell>
          <table:table-cell office:value-type="float" office:value="82.0240791573857" calcext:value-type="float">
            <text:p>82.024</text:p>
          </table:table-cell>
          <table:table-cell table:style-name="ce6" table:formula="of:=[.B336]/[.$B$2]" office:value-type="percentage" office:value="0.903099001432122" calcext:value-type="percentage">
            <text:p>90.31%</text:p>
          </table:table-cell>
          <table:table-cell table:style-name="ce7" table:formula="of:=[.C336]*1.11" office:value-type="float" office:value="91.0467278646981" calcext:value-type="float">
            <text:p>91.05</text:p>
          </table:table-cell>
          <table:table-cell table:number-columns-repeated="5"/>
        </table:table-row>
        <table:table-row table:style-name="ro1">
          <table:table-cell office:value-type="float" office:value="1.0278028028028" calcext:value-type="float">
            <text:p>1.028E+00</text:p>
          </table:table-cell>
          <table:table-cell office:value-type="float" office:value="108.402954327155" calcext:value-type="float">
            <text:p>108.403</text:p>
          </table:table-cell>
          <table:table-cell office:value-type="float" office:value="81.8787614758636" calcext:value-type="float">
            <text:p>81.879</text:p>
          </table:table-cell>
          <table:table-cell table:style-name="ce6" table:formula="of:=[.B337]/[.$B$2]" office:value-type="percentage" office:value="0.902288646643834" calcext:value-type="percentage">
            <text:p>90.23%</text:p>
          </table:table-cell>
          <table:table-cell table:style-name="ce7" table:formula="of:=[.C337]*1.11" office:value-type="float" office:value="90.8854252382086" calcext:value-type="float">
            <text:p>90.89</text:p>
          </table:table-cell>
          <table:table-cell table:number-columns-repeated="5"/>
        </table:table-row>
        <table:table-row table:style-name="ro1">
          <table:table-cell office:value-type="float" office:value="1.03087087087087" calcext:value-type="float">
            <text:p>1.031E+00</text:p>
          </table:table-cell>
          <table:table-cell office:value-type="float" office:value="108.305137366962" calcext:value-type="float">
            <text:p>108.305</text:p>
          </table:table-cell>
          <table:table-cell office:value-type="float" office:value="81.7331670845617" calcext:value-type="float">
            <text:p>81.733</text:p>
          </table:table-cell>
          <table:table-cell table:style-name="ce6" table:formula="of:=[.B338]/[.$B$2]" office:value-type="percentage" office:value="0.90147447019284" calcext:value-type="percentage">
            <text:p>90.15%</text:p>
          </table:table-cell>
          <table:table-cell table:style-name="ce7" table:formula="of:=[.C338]*1.11" office:value-type="float" office:value="90.7238154638635" calcext:value-type="float">
            <text:p>90.72</text:p>
          </table:table-cell>
          <table:table-cell table:number-columns-repeated="5"/>
        </table:table-row>
        <table:table-row table:style-name="ro1">
          <table:table-cell office:value-type="float" office:value="1.03393893893894" calcext:value-type="float">
            <text:p>1.034E+00</text:p>
          </table:table-cell>
          <table:table-cell office:value-type="float" office:value="108.206861251978" calcext:value-type="float">
            <text:p>108.207</text:p>
          </table:table-cell>
          <table:table-cell office:value-type="float" office:value="81.5872974233162" calcext:value-type="float">
            <text:p>81.587</text:p>
          </table:table-cell>
          <table:table-cell table:style-name="ce6" table:formula="of:=[.B339]/[.$B$2]" office:value-type="percentage" office:value="0.900656471981106" calcext:value-type="percentage">
            <text:p>90.07%</text:p>
          </table:table-cell>
          <table:table-cell table:style-name="ce7" table:formula="of:=[.C339]*1.11" office:value-type="float" office:value="90.561900139881" calcext:value-type="float">
            <text:p>90.56</text:p>
          </table:table-cell>
          <table:table-cell table:number-columns-repeated="5"/>
        </table:table-row>
        <table:table-row table:style-name="ro1">
          <table:table-cell office:value-type="float" office:value="1.03700700700701" calcext:value-type="float">
            <text:p>1.037E+00</text:p>
          </table:table-cell>
          <table:table-cell office:value-type="float" office:value="108.108125979205" calcext:value-type="float">
            <text:p>108.108</text:p>
          </table:table-cell>
          <table:table-cell office:value-type="float" office:value="81.4411539346855" calcext:value-type="float">
            <text:p>81.441</text:p>
          </table:table-cell>
          <table:table-cell table:style-name="ce6" table:formula="of:=[.B340]/[.$B$2]" office:value-type="percentage" office:value="0.899834651983678" calcext:value-type="percentage">
            <text:p>89.98%</text:p>
          </table:table-cell>
          <table:table-cell table:style-name="ce7" table:formula="of:=[.C340]*1.11" office:value-type="float" office:value="90.3996808675009" calcext:value-type="float">
            <text:p>90.40</text:p>
          </table:table-cell>
          <table:table-cell table:number-columns-repeated="5"/>
        </table:table-row>
        <table:table-row table:style-name="ro1">
          <table:table-cell office:value-type="float" office:value="1.04007507507508" calcext:value-type="float">
            <text:p>1.040E+00</text:p>
          </table:table-cell>
          <table:table-cell office:value-type="float" office:value="108.008931554424" calcext:value-type="float">
            <text:p>108.009</text:p>
          </table:table-cell>
          <table:table-cell office:value-type="float" office:value="81.2947380639358" calcext:value-type="float">
            <text:p>81.295</text:p>
          </table:table-cell>
          <table:table-cell table:style-name="ce6" table:formula="of:=[.B341]/[.$B$2]" office:value-type="percentage" office:value="0.899009010248673" calcext:value-type="percentage">
            <text:p>89.90%</text:p>
          </table:table-cell>
          <table:table-cell table:style-name="ce7" table:formula="of:=[.C341]*1.11" office:value-type="float" office:value="90.2371592509688" calcext:value-type="float">
            <text:p>90.24</text:p>
          </table:table-cell>
          <table:table-cell table:number-columns-repeated="5"/>
        </table:table-row>
        <table:table-row table:style-name="ro1">
          <table:table-cell office:value-type="float" office:value="1.04314314314314" calcext:value-type="float">
            <text:p>1.043E+00</text:p>
          </table:table-cell>
          <table:table-cell office:value-type="float" office:value="107.909277992181" calcext:value-type="float">
            <text:p>107.909</text:p>
          </table:table-cell>
          <table:table-cell office:value-type="float" office:value="81.1480512590272" calcext:value-type="float">
            <text:p>81.148</text:p>
          </table:table-cell>
          <table:table-cell table:style-name="ce6" table:formula="of:=[.B342]/[.$B$2]" office:value-type="percentage" office:value="0.898179546897166" calcext:value-type="percentage">
            <text:p>89.82%</text:p>
          </table:table-cell>
          <table:table-cell table:style-name="ce7" table:formula="of:=[.C342]*1.11" office:value-type="float" office:value="90.0743368975202" calcext:value-type="float">
            <text:p>90.07</text:p>
          </table:table-cell>
          <table:table-cell table:number-columns-repeated="5"/>
        </table:table-row>
        <table:table-row table:style-name="ro1">
          <table:table-cell office:value-type="float" office:value="1.04621121121121" calcext:value-type="float">
            <text:p>1.046E+00</text:p>
          </table:table-cell>
          <table:table-cell office:value-type="float" office:value="107.809165315781" calcext:value-type="float">
            <text:p>107.809</text:p>
          </table:table-cell>
          <table:table-cell office:value-type="float" office:value="81.0010949705991" calcext:value-type="float">
            <text:p>81.001</text:p>
          </table:table-cell>
          <table:table-cell table:style-name="ce6" table:formula="of:=[.B343]/[.$B$2]" office:value-type="percentage" office:value="0.897346262123135" calcext:value-type="percentage">
            <text:p>89.73%</text:p>
          </table:table-cell>
          <table:table-cell table:style-name="ce7" table:formula="of:=[.C343]*1.11" office:value-type="float" office:value="89.911215417365" calcext:value-type="float">
            <text:p>89.91</text:p>
          </table:table-cell>
          <table:table-cell table:number-columns-repeated="5"/>
        </table:table-row>
        <table:table-row table:style-name="ro1">
          <table:table-cell office:value-type="float" office:value="1.04927927927928" calcext:value-type="float">
            <text:p>1.049E+00</text:p>
          </table:table-cell>
          <table:table-cell office:value-type="float" office:value="107.708593557271" calcext:value-type="float">
            <text:p>107.709</text:p>
          </table:table-cell>
          <table:table-cell office:value-type="float" office:value="80.8538706519557" calcext:value-type="float">
            <text:p>80.854</text:p>
          </table:table-cell>
          <table:table-cell table:style-name="ce6" table:formula="of:=[.B344]/[.$B$2]" office:value-type="percentage" office:value="0.896509156193321" calcext:value-type="percentage">
            <text:p>89.65%</text:p>
          </table:table-cell>
          <table:table-cell table:style-name="ce7" table:formula="of:=[.C344]*1.11" office:value-type="float" office:value="89.7477964236708" calcext:value-type="float">
            <text:p>89.75</text:p>
          </table:table-cell>
          <table:table-cell table:number-columns-repeated="5"/>
        </table:table-row>
        <table:table-row table:style-name="ro1">
          <table:table-cell office:value-type="float" office:value="1.05234734734735" calcext:value-type="float">
            <text:p>1.052E+00</text:p>
          </table:table-cell>
          <table:table-cell office:value-type="float" office:value="107.607562757437" calcext:value-type="float">
            <text:p>107.608</text:p>
          </table:table-cell>
          <table:table-cell office:value-type="float" office:value="80.7063797590522" calcext:value-type="float">
            <text:p>80.706</text:p>
          </table:table-cell>
          <table:table-cell table:style-name="ce6" table:formula="of:=[.B345]/[.$B$2]" office:value-type="percentage" office:value="0.895668229447206" calcext:value-type="percentage">
            <text:p>89.57%</text:p>
          </table:table-cell>
          <table:table-cell table:style-name="ce7" table:formula="of:=[.C345]*1.11" office:value-type="float" office:value="89.5840815325479" calcext:value-type="float">
            <text:p>89.58</text:p>
          </table:table-cell>
          <table:table-cell table:number-columns-repeated="5"/>
        </table:table-row>
        <table:table-row table:style-name="ro1">
          <table:table-cell office:value-type="float" office:value="1.05541541541542" calcext:value-type="float">
            <text:p>1.055E+00</text:p>
          </table:table-cell>
          <table:table-cell office:value-type="float" office:value="107.506072965794" calcext:value-type="float">
            <text:p>107.506</text:p>
          </table:table-cell>
          <table:table-cell office:value-type="float" office:value="80.5586237504799" calcext:value-type="float">
            <text:p>80.559</text:p>
          </table:table-cell>
          <table:table-cell table:style-name="ce6" table:formula="of:=[.B346]/[.$B$2]" office:value-type="percentage" office:value="0.894823482296927" calcext:value-type="percentage">
            <text:p>89.48%</text:p>
          </table:table-cell>
          <table:table-cell table:style-name="ce7" table:formula="of:=[.C346]*1.11" office:value-type="float" office:value="89.4200723630327" calcext:value-type="float">
            <text:p>89.42</text:p>
          </table:table-cell>
          <table:table-cell table:number-columns-repeated="5"/>
        </table:table-row>
        <table:table-row table:style-name="ro1">
          <table:table-cell office:value-type="float" office:value="1.05848348348348" calcext:value-type="float">
            <text:p>1.058E+00</text:p>
          </table:table-cell>
          <table:table-cell office:value-type="float" office:value="107.404124240569" calcext:value-type="float">
            <text:p>107.404</text:p>
          </table:table-cell>
          <table:table-cell office:value-type="float" office:value="80.4106040874518" calcext:value-type="float">
            <text:p>80.411</text:p>
          </table:table-cell>
          <table:table-cell table:style-name="ce6" table:formula="of:=[.B347]/[.$B$2]" office:value-type="percentage" office:value="0.893974915227134" calcext:value-type="percentage">
            <text:p>89.40%</text:p>
          </table:table-cell>
          <table:table-cell table:style-name="ce7" table:formula="of:=[.C347]*1.11" office:value-type="float" office:value="89.2557705370715" calcext:value-type="float">
            <text:p>89.26</text:p>
          </table:table-cell>
          <table:table-cell table:number-columns-repeated="5"/>
        </table:table-row>
        <table:table-row table:style-name="ro1">
          <table:table-cell office:value-type="float" office:value="1.06155155155155" calcext:value-type="float">
            <text:p>1.062E+00</text:p>
          </table:table-cell>
          <table:table-cell office:value-type="float" office:value="107.3017166487" calcext:value-type="float">
            <text:p>107.302</text:p>
          </table:table-cell>
          <table:table-cell office:value-type="float" office:value="80.2623222337885" calcext:value-type="float">
            <text:p>80.262</text:p>
          </table:table-cell>
          <table:table-cell table:style-name="ce6" table:formula="of:=[.B348]/[.$B$2]" office:value-type="percentage" office:value="0.893122528794983" calcext:value-type="percentage">
            <text:p>89.31%</text:p>
          </table:table-cell>
          <table:table-cell table:style-name="ce7" table:formula="of:=[.C348]*1.11" office:value-type="float" office:value="89.0911776795052" calcext:value-type="float">
            <text:p>89.09</text:p>
          </table:table-cell>
          <table:table-cell table:number-columns-repeated="5"/>
        </table:table-row>
        <table:table-row table:style-name="ro1">
          <table:table-cell office:value-type="float" office:value="1.06461961961962" calcext:value-type="float">
            <text:p>1.065E+00</text:p>
          </table:table-cell>
          <table:table-cell office:value-type="float" office:value="107.198850265817" calcext:value-type="float">
            <text:p>107.199</text:p>
          </table:table-cell>
          <table:table-cell office:value-type="float" office:value="80.1137796559033" calcext:value-type="float">
            <text:p>80.114</text:p>
          </table:table-cell>
          <table:table-cell table:style-name="ce6" table:formula="of:=[.B349]/[.$B$2]" office:value-type="percentage" office:value="0.892266323629979" calcext:value-type="percentage">
            <text:p>89.23%</text:p>
          </table:table-cell>
          <table:table-cell table:style-name="ce7" table:formula="of:=[.C349]*1.11" office:value-type="float" office:value="88.9262954180527" calcext:value-type="float">
            <text:p>88.93</text:p>
          </table:table-cell>
          <table:table-cell table:number-columns-repeated="5"/>
        </table:table-row>
        <table:table-row table:style-name="ro1">
          <table:table-cell office:value-type="float" office:value="1.06768768768769" calcext:value-type="float">
            <text:p>1.068E+00</text:p>
          </table:table-cell>
          <table:table-cell office:value-type="float" office:value="107.09552517624" calcext:value-type="float">
            <text:p>107.096</text:p>
          </table:table-cell>
          <table:table-cell office:value-type="float" office:value="79.9649778227881" calcext:value-type="float">
            <text:p>79.965</text:p>
          </table:table-cell>
          <table:table-cell table:style-name="ce6" table:formula="of:=[.B350]/[.$B$2]" office:value-type="percentage" office:value="0.891406300433956" calcext:value-type="percentage">
            <text:p>89.14%</text:p>
          </table:table-cell>
          <table:table-cell table:style-name="ce7" table:formula="of:=[.C350]*1.11" office:value-type="float" office:value="88.7611253832948" calcext:value-type="float">
            <text:p>88.76</text:p>
          </table:table-cell>
          <table:table-cell table:number-columns-repeated="5"/>
        </table:table-row>
        <table:table-row table:style-name="ro1">
          <table:table-cell office:value-type="float" office:value="1.07075575575576" calcext:value-type="float">
            <text:p>1.071E+00</text:p>
          </table:table-cell>
          <table:table-cell office:value-type="float" office:value="106.991741472962" calcext:value-type="float">
            <text:p>106.992</text:p>
          </table:table-cell>
          <table:table-cell office:value-type="float" office:value="79.8159182059985" calcext:value-type="float">
            <text:p>79.816</text:p>
          </table:table-cell>
          <table:table-cell table:style-name="ce6" table:formula="of:=[.B351]/[.$B$2]" office:value-type="percentage" office:value="0.890542459980938" calcext:value-type="percentage">
            <text:p>89.05%</text:p>
          </table:table-cell>
          <table:table-cell table:style-name="ce7" table:formula="of:=[.C351]*1.11" office:value-type="float" office:value="88.5956692086583" calcext:value-type="float">
            <text:p>88.60</text:p>
          </table:table-cell>
          <table:table-cell table:number-columns-repeated="5"/>
        </table:table-row>
        <table:table-row table:style-name="ro1">
          <table:table-cell office:value-type="float" office:value="1.07382382382382" calcext:value-type="float">
            <text:p>1.074E+00</text:p>
          </table:table-cell>
          <table:table-cell office:value-type="float" office:value="106.887499257643" calcext:value-type="float">
            <text:p>106.887</text:p>
          </table:table-cell>
          <table:table-cell office:value-type="float" office:value="79.6666022796394" calcext:value-type="float">
            <text:p>79.667</text:p>
          </table:table-cell>
          <table:table-cell table:style-name="ce6" table:formula="of:=[.B352]/[.$B$2]" office:value-type="percentage" office:value="0.88967480311709" calcext:value-type="percentage">
            <text:p>88.97%</text:p>
          </table:table-cell>
          <table:table-cell table:style-name="ce7" table:formula="of:=[.C352]*1.11" office:value-type="float" office:value="88.4299285303998" calcext:value-type="float">
            <text:p>88.43</text:p>
          </table:table-cell>
          <table:table-cell table:number-columns-repeated="5"/>
        </table:table-row>
        <table:table-row table:style-name="ro1">
          <table:table-cell office:value-type="float" office:value="1.07689189189189" calcext:value-type="float">
            <text:p>1.077E+00</text:p>
          </table:table-cell>
          <table:table-cell office:value-type="float" office:value="106.782798640598" calcext:value-type="float">
            <text:p>106.783</text:p>
          </table:table-cell>
          <table:table-cell office:value-type="float" office:value="79.5170315203506" calcext:value-type="float">
            <text:p>79.517</text:p>
          </table:table-cell>
          <table:table-cell table:style-name="ce6" table:formula="of:=[.B353]/[.$B$2]" office:value-type="percentage" office:value="0.888803330760616" calcext:value-type="percentage">
            <text:p>88.88%</text:p>
          </table:table-cell>
          <table:table-cell table:style-name="ce7" table:formula="of:=[.C353]*1.11" office:value-type="float" office:value="88.2639049875892" calcext:value-type="float">
            <text:p>88.26</text:p>
          </table:table-cell>
          <table:table-cell table:number-columns-repeated="5"/>
        </table:table-row>
        <table:table-row table:style-name="ro1">
          <table:table-cell office:value-type="float" office:value="1.07995995995996" calcext:value-type="float">
            <text:p>1.080E+00</text:p>
          </table:table-cell>
          <table:table-cell office:value-type="float" office:value="106.677639740785" calcext:value-type="float">
            <text:p>106.678</text:p>
          </table:table-cell>
          <table:table-cell office:value-type="float" office:value="79.3672074072919" calcext:value-type="float">
            <text:p>79.367</text:p>
          </table:table-cell>
          <table:table-cell table:style-name="ce6" table:formula="of:=[.B354]/[.$B$2]" office:value-type="percentage" office:value="0.887928043901657" calcext:value-type="percentage">
            <text:p>88.79%</text:p>
          </table:table-cell>
          <table:table-cell table:style-name="ce7" table:formula="of:=[.C354]*1.11" office:value-type="float" office:value="88.097600222094" calcext:value-type="float">
            <text:p>88.10</text:p>
          </table:table-cell>
          <table:table-cell table:number-columns-repeated="5"/>
        </table:table-row>
        <table:table-row table:style-name="ro1">
          <table:table-cell office:value-type="float" office:value="1.08302802802803" calcext:value-type="float">
            <text:p>1.083E+00</text:p>
          </table:table-cell>
          <table:table-cell office:value-type="float" office:value="106.572022685797" calcext:value-type="float">
            <text:p>106.572</text:p>
          </table:table-cell>
          <table:table-cell office:value-type="float" office:value="79.2171314221287" calcext:value-type="float">
            <text:p>79.217</text:p>
          </table:table-cell>
          <table:table-cell table:style-name="ce6" table:formula="of:=[.B355]/[.$B$2]" office:value-type="percentage" office:value="0.887048943602231" calcext:value-type="percentage">
            <text:p>88.70%</text:p>
          </table:table-cell>
          <table:table-cell table:style-name="ce7" table:formula="of:=[.C355]*1.11" office:value-type="float" office:value="87.9310158785629" calcext:value-type="float">
            <text:p>87.93</text:p>
          </table:table-cell>
          <table:table-cell table:number-columns-repeated="5"/>
        </table:table-row>
        <table:table-row table:style-name="ro1">
          <table:table-cell office:value-type="float" office:value="1.0860960960961" calcext:value-type="float">
            <text:p>1.086E+00</text:p>
          </table:table-cell>
          <table:table-cell office:value-type="float" office:value="106.465947611849" calcext:value-type="float">
            <text:p>106.466</text:p>
          </table:table-cell>
          <table:table-cell office:value-type="float" office:value="79.0668050490172" calcext:value-type="float">
            <text:p>79.067</text:p>
          </table:table-cell>
          <table:table-cell table:style-name="ce6" table:formula="of:=[.B356]/[.$B$2]" office:value-type="percentage" office:value="0.88616603099612" calcext:value-type="percentage">
            <text:p>88.62%</text:p>
          </table:table-cell>
          <table:table-cell table:style-name="ce7" table:formula="of:=[.C356]*1.11" office:value-type="float" office:value="87.7641536044091" calcext:value-type="float">
            <text:p>87.76</text:p>
          </table:table-cell>
          <table:table-cell table:number-columns-repeated="5"/>
        </table:table-row>
        <table:table-row table:style-name="ro1">
          <table:table-cell office:value-type="float" office:value="1.08916416416416" calcext:value-type="float">
            <text:p>1.089E+00</text:p>
          </table:table-cell>
          <table:table-cell office:value-type="float" office:value="106.359414663772" calcext:value-type="float">
            <text:p>106.359</text:p>
          </table:table-cell>
          <table:table-cell office:value-type="float" office:value="78.9162297745898" calcext:value-type="float">
            <text:p>78.916</text:p>
          </table:table-cell>
          <table:table-cell table:style-name="ce6" table:formula="of:=[.B357]/[.$B$2]" office:value-type="percentage" office:value="0.885279307288819" calcext:value-type="percentage">
            <text:p>88.53%</text:p>
          </table:table-cell>
          <table:table-cell table:style-name="ce7" table:formula="of:=[.C357]*1.11" office:value-type="float" office:value="87.5970150497947" calcext:value-type="float">
            <text:p>87.60</text:p>
          </table:table-cell>
          <table:table-cell table:number-columns-repeated="5"/>
        </table:table-row>
        <table:table-row table:style-name="ro1">
          <table:table-cell office:value-type="float" office:value="1.09223223223223" calcext:value-type="float">
            <text:p>1.092E+00</text:p>
          </table:table-cell>
          <table:table-cell office:value-type="float" office:value="106.252423994994" calcext:value-type="float">
            <text:p>106.252</text:p>
          </table:table-cell>
          <table:table-cell office:value-type="float" office:value="78.7654070879404" calcext:value-type="float">
            <text:p>78.765</text:p>
          </table:table-cell>
          <table:table-cell table:style-name="ce6" table:formula="of:=[.B358]/[.$B$2]" office:value-type="percentage" office:value="0.884388773757381" calcext:value-type="percentage">
            <text:p>88.44%</text:p>
          </table:table-cell>
          <table:table-cell table:style-name="ce7" table:formula="of:=[.C358]*1.11" office:value-type="float" office:value="87.4296018676139" calcext:value-type="float">
            <text:p>87.43</text:p>
          </table:table-cell>
          <table:table-cell table:number-columns-repeated="5"/>
        </table:table-row>
        <table:table-row table:style-name="ro1">
          <table:table-cell office:value-type="float" office:value="1.0953003003003" calcext:value-type="float">
            <text:p>1.095E+00</text:p>
          </table:table-cell>
          <table:table-cell office:value-type="float" office:value="106.144975767538" calcext:value-type="float">
            <text:p>106.145</text:p>
          </table:table-cell>
          <table:table-cell office:value-type="float" office:value="78.6143384806095" calcext:value-type="float">
            <text:p>78.614</text:p>
          </table:table-cell>
          <table:table-cell table:style-name="ce6" table:formula="of:=[.B359]/[.$B$2]" office:value-type="percentage" office:value="0.883494431750401" calcext:value-type="percentage">
            <text:p>88.35%</text:p>
          </table:table-cell>
          <table:table-cell table:style-name="ce7" table:formula="of:=[.C359]*1.11" office:value-type="float" office:value="87.2619157134766" calcext:value-type="float">
            <text:p>87.26</text:p>
          </table:table-cell>
          <table:table-cell table:number-columns-repeated="5"/>
        </table:table-row>
        <table:table-row table:style-name="ro1">
          <table:table-cell office:value-type="float" office:value="1.09836836836837" calcext:value-type="float">
            <text:p>1.098E+00</text:p>
          </table:table-cell>
          <table:table-cell office:value-type="float" office:value="106.037070152003" calcext:value-type="float">
            <text:p>106.037</text:p>
          </table:table-cell>
          <table:table-cell office:value-type="float" office:value="78.4630254465697" calcext:value-type="float">
            <text:p>78.463</text:p>
          </table:table-cell>
          <table:table-cell table:style-name="ce6" table:formula="of:=[.B360]/[.$B$2]" office:value-type="percentage" office:value="0.882596282687853" calcext:value-type="percentage">
            <text:p>88.26%</text:p>
          </table:table-cell>
          <table:table-cell table:style-name="ce7" table:formula="of:=[.C360]*1.11" office:value-type="float" office:value="87.0939582456924" calcext:value-type="float">
            <text:p>87.09</text:p>
          </table:table-cell>
          <table:table-cell table:number-columns-repeated="5"/>
        </table:table-row>
        <table:table-row table:style-name="ro1">
          <table:table-cell office:value-type="float" office:value="1.10143643643644" calcext:value-type="float">
            <text:p>1.101E+00</text:p>
          </table:table-cell>
          <table:table-cell office:value-type="float" office:value="105.928707327561" calcext:value-type="float">
            <text:p>105.929</text:p>
          </table:table-cell>
          <table:table-cell office:value-type="float" office:value="78.311469482211" calcext:value-type="float">
            <text:p>78.311</text:p>
          </table:table-cell>
          <table:table-cell table:style-name="ce6" table:formula="of:=[.B361]/[.$B$2]" office:value-type="percentage" office:value="0.88169432806107" calcext:value-type="percentage">
            <text:p>88.17%</text:p>
          </table:table-cell>
          <table:table-cell table:style-name="ce7" table:formula="of:=[.C361]*1.11" office:value-type="float" office:value="86.9257311252542" calcext:value-type="float">
            <text:p>86.93</text:p>
          </table:table-cell>
          <table:table-cell table:number-columns-repeated="5"/>
        </table:table-row>
        <table:table-row table:style-name="ro1">
          <table:table-cell office:value-type="float" office:value="1.1045045045045" calcext:value-type="float">
            <text:p>1.105E+00</text:p>
          </table:table-cell>
          <table:table-cell office:value-type="float" office:value="105.81988748194" calcext:value-type="float">
            <text:p>105.820</text:p>
          </table:table-cell>
          <table:table-cell office:value-type="float" office:value="78.1596720863256" calcext:value-type="float">
            <text:p>78.160</text:p>
          </table:table-cell>
          <table:table-cell table:style-name="ce6" table:formula="of:=[.B362]/[.$B$2]" office:value-type="percentage" office:value="0.880788569432601" calcext:value-type="percentage">
            <text:p>88.08%</text:p>
          </table:table-cell>
          <table:table-cell table:style-name="ce7" table:formula="of:=[.C362]*1.11" office:value-type="float" office:value="86.7572360158214" calcext:value-type="float">
            <text:p>86.76</text:p>
          </table:table-cell>
          <table:table-cell table:number-columns-repeated="5"/>
        </table:table-row>
        <table:table-row table:style-name="ro1">
          <table:table-cell office:value-type="float" office:value="1.10757257257257" calcext:value-type="float">
            <text:p>1.108E+00</text:p>
          </table:table-cell>
          <table:table-cell office:value-type="float" office:value="105.710610811416" calcext:value-type="float">
            <text:p>105.711</text:p>
          </table:table-cell>
          <table:table-cell office:value-type="float" office:value="78.0076347600933" calcext:value-type="float">
            <text:p>78.008</text:p>
          </table:table-cell>
          <table:table-cell table:style-name="ce6" table:formula="of:=[.B363]/[.$B$2]" office:value-type="percentage" office:value="0.879879008436143" calcext:value-type="percentage">
            <text:p>87.99%</text:p>
          </table:table-cell>
          <table:table-cell table:style-name="ce7" table:formula="of:=[.C363]*1.11" office:value-type="float" office:value="86.5884745837036" calcext:value-type="float">
            <text:p>86.59</text:p>
          </table:table-cell>
          <table:table-cell table:number-columns-repeated="5"/>
        </table:table-row>
        <table:table-row table:style-name="ro1">
          <table:table-cell office:value-type="float" office:value="1.11064064064064" calcext:value-type="float">
            <text:p>1.111E+00</text:p>
          </table:table-cell>
          <table:table-cell office:value-type="float" office:value="105.600877520799" calcext:value-type="float">
            <text:p>105.601</text:p>
          </table:table-cell>
          <table:table-cell office:value-type="float" office:value="77.8553590070668" calcext:value-type="float">
            <text:p>77.855</text:p>
          </table:table-cell>
          <table:table-cell table:style-name="ce6" table:formula="of:=[.B364]/[.$B$2]" office:value-type="percentage" office:value="0.878965646776425" calcext:value-type="percentage">
            <text:p>87.90%</text:p>
          </table:table-cell>
          <table:table-cell table:style-name="ce7" table:formula="of:=[.C364]*1.11" office:value-type="float" office:value="86.4194484978441" calcext:value-type="float">
            <text:p>86.42</text:p>
          </table:table-cell>
          <table:table-cell table:number-columns-repeated="5"/>
        </table:table-row>
        <table:table-row table:style-name="ro1">
          <table:table-cell office:value-type="float" office:value="1.11370870870871" calcext:value-type="float">
            <text:p>1.114E+00</text:p>
          </table:table-cell>
          <table:table-cell office:value-type="float" office:value="105.490687823427" calcext:value-type="float">
            <text:p>105.491</text:p>
          </table:table-cell>
          <table:table-cell office:value-type="float" office:value="77.7028463331566" calcext:value-type="float">
            <text:p>77.703</text:p>
          </table:table-cell>
          <table:table-cell table:style-name="ce6" table:formula="of:=[.B365]/[.$B$2]" office:value-type="percentage" office:value="0.878048486229159" calcext:value-type="percentage">
            <text:p>87.80%</text:p>
          </table:table-cell>
          <table:table-cell table:style-name="ce7" table:formula="of:=[.C365]*1.11" office:value-type="float" office:value="86.2501594298038" calcext:value-type="float">
            <text:p>86.25</text:p>
          </table:table-cell>
          <table:table-cell table:number-columns-repeated="5"/>
        </table:table-row>
        <table:table-row table:style-name="ro1">
          <table:table-cell office:value-type="float" office:value="1.11677677677678" calcext:value-type="float">
            <text:p>1.117E+00</text:p>
          </table:table-cell>
          <table:table-cell office:value-type="float" office:value="105.380041941147" calcext:value-type="float">
            <text:p>105.380</text:p>
          </table:table-cell>
          <table:table-cell office:value-type="float" office:value="77.5500982466163" calcext:value-type="float">
            <text:p>77.550</text:p>
          </table:table-cell>
          <table:table-cell table:style-name="ce6" table:formula="of:=[.B366]/[.$B$2]" office:value-type="percentage" office:value="0.877127528640883" calcext:value-type="percentage">
            <text:p>87.71%</text:p>
          </table:table-cell>
          <table:table-cell table:style-name="ce7" table:formula="of:=[.C366]*1.11" office:value-type="float" office:value="86.0806090537441" calcext:value-type="float">
            <text:p>86.08</text:p>
          </table:table-cell>
          <table:table-cell table:number-columns-repeated="5"/>
        </table:table-row>
        <table:table-row table:style-name="ro1">
          <table:table-cell office:value-type="float" office:value="1.11984484484484" calcext:value-type="float">
            <text:p>1.120E+00</text:p>
          </table:table-cell>
          <table:table-cell office:value-type="float" office:value="105.268940104312" calcext:value-type="float">
            <text:p>105.269</text:p>
          </table:table-cell>
          <table:table-cell office:value-type="float" office:value="77.3971162580273" calcext:value-type="float">
            <text:p>77.397</text:p>
          </table:table-cell>
          <table:table-cell table:style-name="ce6" table:formula="of:=[.B367]/[.$B$2]" office:value-type="percentage" office:value="0.876202775928933" calcext:value-type="percentage">
            <text:p>87.62%</text:p>
          </table:table-cell>
          <table:table-cell table:style-name="ce7" table:formula="of:=[.C367]*1.11" office:value-type="float" office:value="85.9107990464103" calcext:value-type="float">
            <text:p>85.91</text:p>
          </table:table-cell>
          <table:table-cell table:number-columns-repeated="5"/>
        </table:table-row>
        <table:table-row table:style-name="ro1">
          <table:table-cell office:value-type="float" office:value="1.12291291291291" calcext:value-type="float">
            <text:p>1.123E+00</text:p>
          </table:table-cell>
          <table:table-cell office:value-type="float" office:value="105.157382551765" calcext:value-type="float">
            <text:p>105.157</text:p>
          </table:table-cell>
          <table:table-cell office:value-type="float" office:value="77.2439018802845" calcext:value-type="float">
            <text:p>77.244</text:p>
          </table:table-cell>
          <table:table-cell table:style-name="ce6" table:formula="of:=[.B368]/[.$B$2]" office:value-type="percentage" office:value="0.87527423008131" calcext:value-type="percentage">
            <text:p>87.53%</text:p>
          </table:table-cell>
          <table:table-cell table:style-name="ce7" table:formula="of:=[.C368]*1.11" office:value-type="float" office:value="85.7407310871158" calcext:value-type="float">
            <text:p>85.74</text:p>
          </table:table-cell>
          <table:table-cell table:number-columns-repeated="5"/>
        </table:table-row>
        <table:table-row table:style-name="ro1">
          <table:table-cell office:value-type="float" office:value="1.12598098098098" calcext:value-type="float">
            <text:p>1.126E+00</text:p>
          </table:table-cell>
          <table:table-cell office:value-type="float" office:value="105.045369530826" calcext:value-type="float">
            <text:p>105.045</text:p>
          </table:table-cell>
          <table:table-cell office:value-type="float" office:value="77.0904566285808" calcext:value-type="float">
            <text:p>77.090</text:p>
          </table:table-cell>
          <table:table-cell table:style-name="ce6" table:formula="of:=[.B369]/[.$B$2]" office:value-type="percentage" office:value="0.874341893156575" calcext:value-type="percentage">
            <text:p>87.43%</text:p>
          </table:table-cell>
          <table:table-cell table:style-name="ce7" table:formula="of:=[.C369]*1.11" office:value-type="float" office:value="85.5704068577247" calcext:value-type="float">
            <text:p>85.57</text:p>
          </table:table-cell>
          <table:table-cell table:number-columns-repeated="5"/>
        </table:table-row>
        <table:table-row table:style-name="ro1">
          <table:table-cell office:value-type="float" office:value="1.12904904904905" calcext:value-type="float">
            <text:p>1.129E+00</text:p>
          </table:table-cell>
          <table:table-cell office:value-type="float" office:value="104.932901297285" calcext:value-type="float">
            <text:p>104.933</text:p>
          </table:table-cell>
          <table:table-cell office:value-type="float" office:value="76.9367820203922" calcext:value-type="float">
            <text:p>76.937</text:p>
          </table:table-cell>
          <table:table-cell table:style-name="ce6" table:formula="of:=[.B370]/[.$B$2]" office:value-type="percentage" office:value="0.873405767283789" calcext:value-type="percentage">
            <text:p>87.34%</text:p>
          </table:table-cell>
          <table:table-cell table:style-name="ce7" table:formula="of:=[.C370]*1.11" office:value-type="float" office:value="85.3998280426353" calcext:value-type="float">
            <text:p>85.40</text:p>
          </table:table-cell>
          <table:table-cell table:number-columns-repeated="5"/>
        </table:table-row>
        <table:table-row table:style-name="ro1">
          <table:table-cell office:value-type="float" office:value="1.13211711711712" calcext:value-type="float">
            <text:p>1.132E+00</text:p>
          </table:table-cell>
          <table:table-cell office:value-type="float" office:value="104.819978115389" calcext:value-type="float">
            <text:p>104.820</text:p>
          </table:table-cell>
          <table:table-cell office:value-type="float" office:value="76.7828795754632" calcext:value-type="float">
            <text:p>76.783</text:p>
          </table:table-cell>
          <table:table-cell table:style-name="ce6" table:formula="of:=[.B371]/[.$B$2]" office:value-type="percentage" office:value="0.872465854662403" calcext:value-type="percentage">
            <text:p>87.25%</text:p>
          </table:table-cell>
          <table:table-cell table:style-name="ce7" table:formula="of:=[.C371]*1.11" office:value-type="float" office:value="85.2289963287642" calcext:value-type="float">
            <text:p>85.23</text:p>
          </table:table-cell>
          <table:table-cell table:number-columns-repeated="5"/>
        </table:table-row>
        <table:table-row table:style-name="ro1">
          <table:table-cell office:value-type="float" office:value="1.13518518518519" calcext:value-type="float">
            <text:p>1.135E+00</text:p>
          </table:table-cell>
          <table:table-cell office:value-type="float" office:value="104.819978115389" calcext:value-type="float">
            <text:p>104.820</text:p>
          </table:table-cell>
          <table:table-cell office:value-type="float" office:value="76.7828795754632" calcext:value-type="float">
            <text:p>76.783</text:p>
          </table:table-cell>
          <table:table-cell table:style-name="ce6" table:formula="of:=[.B372]/[.$B$2]" office:value-type="percentage" office:value="0.872465854662403" calcext:value-type="percentage">
            <text:p>87.25%</text:p>
          </table:table-cell>
          <table:table-cell table:style-name="ce7" table:formula="of:=[.C372]*1.11" office:value-type="float" office:value="85.2289963287642" calcext:value-type="float">
            <text:p>85.23</text:p>
          </table:table-cell>
          <table:table-cell table:number-columns-repeated="5"/>
        </table:table-row>
        <table:table-row table:style-name="ro1">
          <table:table-cell office:value-type="float" office:value="1.13825325325325" calcext:value-type="float">
            <text:p>1.138E+00</text:p>
          </table:table-cell>
          <table:table-cell office:value-type="float" office:value="104.706600257828" calcext:value-type="float">
            <text:p>104.707</text:p>
          </table:table-cell>
          <table:table-cell office:value-type="float" office:value="76.6287508157911" calcext:value-type="float">
            <text:p>76.629</text:p>
          </table:table-cell>
          <table:table-cell table:style-name="ce6" table:formula="of:=[.B373]/[.$B$2]" office:value-type="percentage" office:value="0.871522157562143" calcext:value-type="percentage">
            <text:p>87.15%</text:p>
          </table:table-cell>
          <table:table-cell table:style-name="ce7" table:formula="of:=[.C373]*1.11" office:value-type="float" office:value="85.0579134055281" calcext:value-type="float">
            <text:p>85.06</text:p>
          </table:table-cell>
          <table:table-cell table:number-columns-repeated="5"/>
        </table:table-row>
        <table:table-row table:style-name="ro1">
          <table:table-cell office:value-type="float" office:value="1.14132132132132" calcext:value-type="float">
            <text:p>1.141E+00</text:p>
          </table:table-cell>
          <table:table-cell office:value-type="float" office:value="104.592768005726" calcext:value-type="float">
            <text:p>104.593</text:p>
          </table:table-cell>
          <table:table-cell office:value-type="float" office:value="76.4743972656116" calcext:value-type="float">
            <text:p>76.474</text:p>
          </table:table-cell>
          <table:table-cell table:style-name="ce6" table:formula="of:=[.B374]/[.$B$2]" office:value-type="percentage" office:value="0.870574678322937" calcext:value-type="percentage">
            <text:p>87.06%</text:p>
          </table:table-cell>
          <table:table-cell table:style-name="ce7" table:formula="of:=[.C374]*1.11" office:value-type="float" office:value="84.8865809648289" calcext:value-type="float">
            <text:p>84.89</text:p>
          </table:table-cell>
          <table:table-cell table:number-columns-repeated="5"/>
        </table:table-row>
        <table:table-row table:style-name="ro1">
          <table:table-cell office:value-type="float" office:value="1.14438938938939" calcext:value-type="float">
            <text:p>1.144E+00</text:p>
          </table:table-cell>
          <table:table-cell office:value-type="float" office:value="104.478481648628" calcext:value-type="float">
            <text:p>104.478</text:p>
          </table:table-cell>
          <table:table-cell office:value-type="float" office:value="76.3198204513832" calcext:value-type="float">
            <text:p>76.320</text:p>
          </table:table-cell>
          <table:table-cell table:style-name="ce6" table:formula="of:=[.B375]/[.$B$2]" office:value-type="percentage" office:value="0.869623419354805" calcext:value-type="percentage">
            <text:p>86.96%</text:p>
          </table:table-cell>
          <table:table-cell table:style-name="ce7" table:formula="of:=[.C375]*1.11" office:value-type="float" office:value="84.7150007010353" calcext:value-type="float">
            <text:p>84.72</text:p>
          </table:table-cell>
          <table:table-cell table:number-columns-repeated="5"/>
        </table:table-row>
        <table:table-row table:style-name="ro1">
          <table:table-cell office:value-type="float" office:value="1.14745745745746" calcext:value-type="float">
            <text:p>1.147E+00</text:p>
          </table:table-cell>
          <table:table-cell office:value-type="float" office:value="104.363741484488" calcext:value-type="float">
            <text:p>104.364</text:p>
          </table:table-cell>
          <table:table-cell office:value-type="float" office:value="76.1650219017726" calcext:value-type="float">
            <text:p>76.165</text:p>
          </table:table-cell>
          <table:table-cell table:style-name="ce6" table:formula="of:=[.B376]/[.$B$2]" office:value-type="percentage" office:value="0.868668383137755" calcext:value-type="percentage">
            <text:p>86.87%</text:p>
          </table:table-cell>
          <table:table-cell table:style-name="ce7" table:formula="of:=[.C376]*1.11" office:value-type="float" office:value="84.5431743109676" calcext:value-type="float">
            <text:p>84.54</text:p>
          </table:table-cell>
          <table:table-cell table:number-columns-repeated="5"/>
        </table:table-row>
        <table:table-row table:style-name="ro1">
          <table:table-cell office:value-type="float" office:value="1.15052552552553" calcext:value-type="float">
            <text:p>1.151E+00</text:p>
          </table:table-cell>
          <table:table-cell office:value-type="float" office:value="104.24854781966" calcext:value-type="float">
            <text:p>104.249</text:p>
          </table:table-cell>
          <table:table-cell office:value-type="float" office:value="76.010003147639" calcext:value-type="float">
            <text:p>76.010</text:p>
          </table:table-cell>
          <table:table-cell table:style-name="ce6" table:formula="of:=[.B377]/[.$B$2]" office:value-type="percentage" office:value="0.867709572221718" calcext:value-type="percentage">
            <text:p>86.77%</text:p>
          </table:table-cell>
          <table:table-cell table:style-name="ce7" table:formula="of:=[.C377]*1.11" office:value-type="float" office:value="84.3711034938793" calcext:value-type="float">
            <text:p>84.37</text:p>
          </table:table-cell>
          <table:table-cell table:number-columns-repeated="5"/>
        </table:table-row>
        <table:table-row table:style-name="ro1">
          <table:table-cell office:value-type="float" office:value="1.15359359359359" calcext:value-type="float">
            <text:p>1.154E+00</text:p>
          </table:table-cell>
          <table:table-cell office:value-type="float" office:value="104.132900968882" calcext:value-type="float">
            <text:p>104.133</text:p>
          </table:table-cell>
          <table:table-cell office:value-type="float" office:value="75.8547657220196" calcext:value-type="float">
            <text:p>75.855</text:p>
          </table:table-cell>
          <table:table-cell table:style-name="ce6" table:formula="of:=[.B378]/[.$B$2]" office:value-type="percentage" office:value="0.866746989226404" calcext:value-type="percentage">
            <text:p>86.67%</text:p>
          </table:table-cell>
          <table:table-cell table:style-name="ce7" table:formula="of:=[.C378]*1.11" office:value-type="float" office:value="84.1987899514418" calcext:value-type="float">
            <text:p>84.20</text:p>
          </table:table-cell>
          <table:table-cell table:number-columns-repeated="5"/>
        </table:table-row>
        <table:table-row table:style-name="ro1">
          <table:table-cell office:value-type="float" office:value="1.15666166166166" calcext:value-type="float">
            <text:p>1.157E+00</text:p>
          </table:table-cell>
          <table:table-cell office:value-type="float" office:value="104.016801255267" calcext:value-type="float">
            <text:p>104.017</text:p>
          </table:table-cell>
          <table:table-cell office:value-type="float" office:value="75.6993111601139" calcext:value-type="float">
            <text:p>75.699</text:p>
          </table:table-cell>
          <table:table-cell table:style-name="ce6" table:formula="of:=[.B379]/[.$B$2]" office:value-type="percentage" office:value="0.865780636841235" calcext:value-type="percentage">
            <text:p>86.58%</text:p>
          </table:table-cell>
          <table:table-cell table:style-name="ce7" table:formula="of:=[.C379]*1.11" office:value-type="float" office:value="84.0262353877264" calcext:value-type="float">
            <text:p>84.03</text:p>
          </table:table-cell>
          <table:table-cell table:number-columns-repeated="5"/>
        </table:table-row>
        <table:table-row table:style-name="ro1">
          <table:table-cell office:value-type="float" office:value="1.15972972972973" calcext:value-type="float">
            <text:p>1.160E+00</text:p>
          </table:table-cell>
          <table:table-cell office:value-type="float" office:value="103.90024901029" calcext:value-type="float">
            <text:p>103.900</text:p>
          </table:table-cell>
          <table:table-cell office:value-type="float" office:value="75.5436409992689" calcext:value-type="float">
            <text:p>75.544</text:p>
          </table:table-cell>
          <table:table-cell table:style-name="ce6" table:formula="of:=[.B380]/[.$B$2]" office:value-type="percentage" office:value="0.864810517825232" calcext:value-type="percentage">
            <text:p>86.48%</text:p>
          </table:table-cell>
          <table:table-cell table:style-name="ce7" table:formula="of:=[.C380]*1.11" office:value-type="float" office:value="83.8534415091885" calcext:value-type="float">
            <text:p>83.85</text:p>
          </table:table-cell>
          <table:table-cell table:number-columns-repeated="5"/>
        </table:table-row>
        <table:table-row table:style-name="ro1">
          <table:table-cell office:value-type="float" office:value="1.1627977977978" calcext:value-type="float">
            <text:p>1.163E+00</text:p>
          </table:table-cell>
          <table:table-cell office:value-type="float" office:value="103.783244573775" calcext:value-type="float">
            <text:p>103.783</text:p>
          </table:table-cell>
          <table:table-cell office:value-type="float" office:value="75.3877567789636" calcext:value-type="float">
            <text:p>75.388</text:p>
          </table:table-cell>
          <table:table-cell table:style-name="ce6" table:formula="of:=[.B381]/[.$B$2]" office:value-type="percentage" office:value="0.863836635006912" calcext:value-type="percentage">
            <text:p>86.38%</text:p>
          </table:table-cell>
          <table:table-cell table:style-name="ce7" table:formula="of:=[.C381]*1.11" office:value-type="float" office:value="83.6804100246496" calcext:value-type="float">
            <text:p>83.68</text:p>
          </table:table-cell>
          <table:table-cell table:number-columns-repeated="5"/>
        </table:table-row>
        <table:table-row table:style-name="ro1">
          <table:table-cell office:value-type="float" office:value="1.16586586586587" calcext:value-type="float">
            <text:p>1.166E+00</text:p>
          </table:table-cell>
          <table:table-cell office:value-type="float" office:value="103.665788293886" calcext:value-type="float">
            <text:p>103.666</text:p>
          </table:table-cell>
          <table:table-cell office:value-type="float" office:value="75.2316600407939" calcext:value-type="float">
            <text:p>75.232</text:p>
          </table:table-cell>
          <table:table-cell table:style-name="ce6" table:formula="of:=[.B382]/[.$B$2]" office:value-type="percentage" office:value="0.862858991284204" calcext:value-type="percentage">
            <text:p>86.29%</text:p>
          </table:table-cell>
          <table:table-cell table:style-name="ce7" table:formula="of:=[.C382]*1.11" office:value-type="float" office:value="83.5071426452812" calcext:value-type="float">
            <text:p>83.51</text:p>
          </table:table-cell>
          <table:table-cell table:number-columns-repeated="5"/>
        </table:table-row>
        <table:table-row table:style-name="ro1">
          <table:table-cell office:value-type="float" office:value="1.16893393393393" calcext:value-type="float">
            <text:p>1.169E+00</text:p>
          </table:table-cell>
          <table:table-cell office:value-type="float" office:value="103.547880527112" calcext:value-type="float">
            <text:p>103.548</text:p>
          </table:table-cell>
          <table:table-cell office:value-type="float" office:value="75.0753523284576" calcext:value-type="float">
            <text:p>75.075</text:p>
          </table:table-cell>
          <table:table-cell table:style-name="ce6" table:formula="of:=[.B383]/[.$B$2]" office:value-type="percentage" office:value="0.861877589624336" calcext:value-type="percentage">
            <text:p>86.19%</text:p>
          </table:table-cell>
          <table:table-cell table:style-name="ce7" table:formula="of:=[.C383]*1.11" office:value-type="float" office:value="83.3336410845879" calcext:value-type="float">
            <text:p>83.33</text:p>
          </table:table-cell>
          <table:table-cell table:number-columns-repeated="5"/>
        </table:table-row>
        <table:table-row table:style-name="ro1">
          <table:table-cell office:value-type="float" office:value="1.172002002002" calcext:value-type="float">
            <text:p>1.172E+00</text:p>
          </table:table-cell>
          <table:table-cell office:value-type="float" office:value="103.429521638254" calcext:value-type="float">
            <text:p>103.430</text:p>
          </table:table-cell>
          <table:table-cell office:value-type="float" office:value="74.9188351877386" calcext:value-type="float">
            <text:p>74.919</text:p>
          </table:table-cell>
          <table:table-cell table:style-name="ce6" table:formula="of:=[.B384]/[.$B$2]" office:value-type="percentage" office:value="0.860892433063716" calcext:value-type="percentage">
            <text:p>86.09%</text:p>
          </table:table-cell>
          <table:table-cell table:style-name="ce7" table:formula="of:=[.C384]*1.11" office:value-type="float" office:value="83.1599070583899" calcext:value-type="float">
            <text:p>83.16</text:p>
          </table:table-cell>
          <table:table-cell table:number-columns-repeated="5"/>
        </table:table-row>
        <table:table-row table:style-name="ro1">
          <table:table-cell office:value-type="float" office:value="1.17507007007007" calcext:value-type="float">
            <text:p>1.175E+00</text:p>
          </table:table-cell>
          <table:table-cell office:value-type="float" office:value="103.310712000419" calcext:value-type="float">
            <text:p>103.311</text:p>
          </table:table-cell>
          <table:table-cell office:value-type="float" office:value="74.7621101664921" calcext:value-type="float">
            <text:p>74.762</text:p>
          </table:table-cell>
          <table:table-cell table:style-name="ce6" table:formula="of:=[.B385]/[.$B$2]" office:value-type="percentage" office:value="0.85990352470789" calcext:value-type="percentage">
            <text:p>85.99%</text:p>
          </table:table-cell>
          <table:table-cell table:style-name="ce7" table:formula="of:=[.C385]*1.11" office:value-type="float" office:value="82.9859422848062" calcext:value-type="float">
            <text:p>82.99</text:p>
          </table:table-cell>
          <table:table-cell table:number-columns-repeated="5"/>
        </table:table-row>
        <table:table-row table:style-name="ro1">
          <table:table-cell office:value-type="float" office:value="1.17813813813814" calcext:value-type="float">
            <text:p>1.178E+00</text:p>
          </table:table-cell>
          <table:table-cell office:value-type="float" office:value="103.191451994997" calcext:value-type="float">
            <text:p>103.191</text:p>
          </table:table-cell>
          <table:table-cell office:value-type="float" office:value="74.6051788146291" calcext:value-type="float">
            <text:p>74.605</text:p>
          </table:table-cell>
          <table:table-cell table:style-name="ce6" table:formula="of:=[.B386]/[.$B$2]" office:value-type="percentage" office:value="0.858910867731345" calcext:value-type="percentage">
            <text:p>85.89%</text:p>
          </table:table-cell>
          <table:table-cell table:style-name="ce7" table:formula="of:=[.C386]*1.11" office:value-type="float" office:value="82.8117484842383" calcext:value-type="float">
            <text:p>82.81</text:p>
          </table:table-cell>
          <table:table-cell table:number-columns-repeated="5"/>
        </table:table-row>
        <table:table-row table:style-name="ro1">
          <table:table-cell office:value-type="float" office:value="1.18120620620621" calcext:value-type="float">
            <text:p>1.181E+00</text:p>
          </table:table-cell>
          <table:table-cell office:value-type="float" office:value="103.071742011662" calcext:value-type="float">
            <text:p>103.072</text:p>
          </table:table-cell>
          <table:table-cell office:value-type="float" office:value="74.4480426841009" calcext:value-type="float">
            <text:p>74.448</text:p>
          </table:table-cell>
          <table:table-cell table:style-name="ce6" table:formula="of:=[.B387]/[.$B$2]" office:value-type="percentage" office:value="0.85791446537752" calcext:value-type="percentage">
            <text:p>85.79%</text:p>
          </table:table-cell>
          <table:table-cell table:style-name="ce7" table:formula="of:=[.C387]*1.11" office:value-type="float" office:value="82.637327379352" calcext:value-type="float">
            <text:p>82.64</text:p>
          </table:table-cell>
          <table:table-cell table:number-columns-repeated="5"/>
        </table:table-row>
        <table:table-row table:style-name="ro1">
          <table:table-cell office:value-type="float" office:value="1.18427427427427" calcext:value-type="float">
            <text:p>1.184E+00</text:p>
          </table:table-cell>
          <table:table-cell office:value-type="float" office:value="102.951582448346" calcext:value-type="float">
            <text:p>102.952</text:p>
          </table:table-cell>
          <table:table-cell office:value-type="float" office:value="74.2907033288843" calcext:value-type="float">
            <text:p>74.291</text:p>
          </table:table-cell>
          <table:table-cell table:style-name="ce6" table:formula="of:=[.B388]/[.$B$2]" office:value-type="percentage" office:value="0.856914320958592" calcext:value-type="percentage">
            <text:p>85.69%</text:p>
          </table:table-cell>
          <table:table-cell table:style-name="ce7" table:formula="of:=[.C388]*1.11" office:value-type="float" office:value="82.4626806950616" calcext:value-type="float">
            <text:p>82.46</text:p>
          </table:table-cell>
          <table:table-cell table:number-columns-repeated="5"/>
        </table:table-row>
        <table:table-row table:style-name="ro1">
          <table:table-cell office:value-type="float" office:value="1.18734234234234" calcext:value-type="float">
            <text:p>1.187E+00</text:p>
          </table:table-cell>
          <table:table-cell office:value-type="float" office:value="102.830973711237" calcext:value-type="float">
            <text:p>102.831</text:p>
          </table:table-cell>
          <table:table-cell office:value-type="float" office:value="74.1331623049654" calcext:value-type="float">
            <text:p>74.133</text:p>
          </table:table-cell>
          <table:table-cell table:style-name="ce6" table:formula="of:=[.B389]/[.$B$2]" office:value-type="percentage" office:value="0.855910437855451" calcext:value-type="percentage">
            <text:p>85.59%</text:p>
          </table:table-cell>
          <table:table-cell table:style-name="ce7" table:formula="of:=[.C389]*1.11" office:value-type="float" office:value="82.2878101585116" calcext:value-type="float">
            <text:p>82.29</text:p>
          </table:table-cell>
          <table:table-cell table:number-columns-repeated="5"/>
        </table:table-row>
        <table:table-row table:style-name="ro1">
          <table:table-cell office:value-type="float" office:value="1.19041041041041" calcext:value-type="float">
            <text:p>1.190E+00</text:p>
          </table:table-cell>
          <table:table-cell office:value-type="float" office:value="102.709916214762" calcext:value-type="float">
            <text:p>102.710</text:p>
          </table:table-cell>
          <table:table-cell office:value-type="float" office:value="73.975421170325" calcext:value-type="float">
            <text:p>73.975</text:p>
          </table:table-cell>
          <table:table-cell table:style-name="ce6" table:formula="of:=[.B390]/[.$B$2]" office:value-type="percentage" office:value="0.854902819517571" calcext:value-type="percentage">
            <text:p>85.49%</text:p>
          </table:table-cell>
          <table:table-cell table:style-name="ce7" table:formula="of:=[.C390]*1.11" office:value-type="float" office:value="82.1127174990608" calcext:value-type="float">
            <text:p>82.11</text:p>
          </table:table-cell>
          <table:table-cell table:number-columns-repeated="5"/>
        </table:table-row>
        <table:table-row table:style-name="ro1">
          <table:table-cell office:value-type="float" office:value="1.19347847847848" calcext:value-type="float">
            <text:p>1.193E+00</text:p>
          </table:table-cell>
          <table:table-cell office:value-type="float" office:value="102.588410381575" calcext:value-type="float">
            <text:p>102.588</text:p>
          </table:table-cell>
          <table:table-cell office:value-type="float" office:value="73.8174814849227" calcext:value-type="float">
            <text:p>73.817</text:p>
          </table:table-cell>
          <table:table-cell table:style-name="ce6" table:formula="of:=[.B391]/[.$B$2]" office:value-type="percentage" office:value="0.853891469462896" calcext:value-type="percentage">
            <text:p>85.39%</text:p>
          </table:table-cell>
          <table:table-cell table:style-name="ce7" table:formula="of:=[.C391]*1.11" office:value-type="float" office:value="81.9374044482642" calcext:value-type="float">
            <text:p>81.94</text:p>
          </table:table-cell>
          <table:table-cell table:number-columns-repeated="5"/>
        </table:table-row>
        <table:table-row table:style-name="ro1">
          <table:table-cell office:value-type="float" office:value="1.19654654654655" calcext:value-type="float">
            <text:p>1.197E+00</text:p>
          </table:table-cell>
          <table:table-cell office:value-type="float" office:value="102.466456642545" calcext:value-type="float">
            <text:p>102.466</text:p>
          </table:table-cell>
          <table:table-cell office:value-type="float" office:value="73.6593448106819" calcext:value-type="float">
            <text:p>73.659</text:p>
          </table:table-cell>
          <table:table-cell table:style-name="ce6" table:formula="of:=[.B392]/[.$B$2]" office:value-type="percentage" office:value="0.852876391277753" calcext:value-type="percentage">
            <text:p>85.29%</text:p>
          </table:table-cell>
          <table:table-cell table:style-name="ce7" table:formula="of:=[.C392]*1.11" office:value-type="float" office:value="81.7618727398569" calcext:value-type="float">
            <text:p>81.76</text:p>
          </table:table-cell>
          <table:table-cell table:number-columns-repeated="5"/>
        </table:table-row>
        <table:table-row table:style-name="ro1">
          <table:table-cell office:value-type="float" office:value="1.19961461461461" calcext:value-type="float">
            <text:p>1.200E+00</text:p>
          </table:table-cell>
          <table:table-cell office:value-type="float" office:value="102.344055436742" calcext:value-type="float">
            <text:p>102.344</text:p>
          </table:table-cell>
          <table:table-cell office:value-type="float" office:value="73.5010127114737" calcext:value-type="float">
            <text:p>73.501</text:p>
          </table:table-cell>
          <table:table-cell table:style-name="ce6" table:formula="of:=[.B393]/[.$B$2]" office:value-type="percentage" office:value="0.851857588616727" calcext:value-type="percentage">
            <text:p>85.19%</text:p>
          </table:table-cell>
          <table:table-cell table:style-name="ce7" table:formula="of:=[.C393]*1.11" office:value-type="float" office:value="81.5861241097358" calcext:value-type="float">
            <text:p>81.59</text:p>
          </table:table-cell>
          <table:table-cell table:number-columns-repeated="5"/>
        </table:table-row>
        <table:table-row table:style-name="ro1">
          <table:table-cell office:value-type="float" office:value="1.20268268268268" calcext:value-type="float">
            <text:p>1.203E+00</text:p>
          </table:table-cell>
          <table:table-cell office:value-type="float" office:value="102.221207211426" calcext:value-type="float">
            <text:p>102.221</text:p>
          </table:table-cell>
          <table:table-cell office:value-type="float" office:value="73.3424867531021" calcext:value-type="float">
            <text:p>73.342</text:p>
          </table:table-cell>
          <table:table-cell table:style-name="ce6" table:formula="of:=[.B394]/[.$B$2]" office:value-type="percentage" office:value="0.850835065202574" calcext:value-type="percentage">
            <text:p>85.08%</text:p>
          </table:table-cell>
          <table:table-cell table:style-name="ce7" table:formula="of:=[.C394]*1.11" office:value-type="float" office:value="81.4101602959433" calcext:value-type="float">
            <text:p>81.41</text:p>
          </table:table-cell>
          <table:table-cell table:number-columns-repeated="5"/>
        </table:table-row>
        <table:table-row table:style-name="ro1">
          <table:table-cell office:value-type="float" office:value="1.20575075075075" calcext:value-type="float">
            <text:p>1.206E+00</text:p>
          </table:table-cell>
          <table:table-cell office:value-type="float" office:value="102.097912422034" calcext:value-type="float">
            <text:p>102.098</text:p>
          </table:table-cell>
          <table:table-cell office:value-type="float" office:value="73.1837685032883" calcext:value-type="float">
            <text:p>73.184</text:p>
          </table:table-cell>
          <table:table-cell table:style-name="ce6" table:formula="of:=[.B395]/[.$B$2]" office:value-type="percentage" office:value="0.849808824826107" calcext:value-type="percentage">
            <text:p>84.98%</text:p>
          </table:table-cell>
          <table:table-cell table:style-name="ce7" table:formula="of:=[.C395]*1.11" office:value-type="float" office:value="81.23398303865" calcext:value-type="float">
            <text:p>81.23</text:p>
          </table:table-cell>
          <table:table-cell table:number-columns-repeated="5"/>
        </table:table-row>
        <table:table-row table:style-name="ro1">
          <table:table-cell office:value-type="float" office:value="1.20881881881882" calcext:value-type="float">
            <text:p>1.209E+00</text:p>
          </table:table-cell>
          <table:table-cell office:value-type="float" office:value="101.974171532166" calcext:value-type="float">
            <text:p>101.974</text:p>
          </table:table-cell>
          <table:table-cell office:value-type="float" office:value="73.0248595316549" calcext:value-type="float">
            <text:p>73.025</text:p>
          </table:table-cell>
          <table:table-cell table:style-name="ce6" table:formula="of:=[.B396]/[.$B$2]" office:value-type="percentage" office:value="0.848778871346089" calcext:value-type="percentage">
            <text:p>84.88%</text:p>
          </table:table-cell>
          <table:table-cell table:style-name="ce7" table:formula="of:=[.C396]*1.11" office:value-type="float" office:value="81.0575940801369" calcext:value-type="float">
            <text:p>81.06</text:p>
          </table:table-cell>
          <table:table-cell table:number-columns-repeated="5"/>
        </table:table-row>
        <table:table-row table:style-name="ro1">
          <table:table-cell office:value-type="float" office:value="1.21188688688689" calcext:value-type="float">
            <text:p>1.212E+00</text:p>
          </table:table-cell>
          <table:table-cell office:value-type="float" office:value="101.849985013575" calcext:value-type="float">
            <text:p>101.850</text:p>
          </table:table-cell>
          <table:table-cell office:value-type="float" office:value="72.8657614097107" calcext:value-type="float">
            <text:p>72.866</text:p>
          </table:table-cell>
          <table:table-cell table:style-name="ce6" table:formula="of:=[.B397]/[.$B$2]" office:value-type="percentage" office:value="0.847745208689141" calcext:value-type="percentage">
            <text:p>84.77%</text:p>
          </table:table-cell>
          <table:table-cell table:style-name="ce7" table:formula="of:=[.C397]*1.11" office:value-type="float" office:value="80.8809951647789" calcext:value-type="float">
            <text:p>80.88</text:p>
          </table:table-cell>
          <table:table-cell table:number-columns-repeated="5"/>
        </table:table-row>
        <table:table-row table:style-name="ro1">
          <table:table-cell office:value-type="float" office:value="1.21495495495496" calcext:value-type="float">
            <text:p>1.215E+00</text:p>
          </table:table-cell>
          <table:table-cell office:value-type="float" office:value="101.725353346151" calcext:value-type="float">
            <text:p>101.725</text:p>
          </table:table-cell>
          <table:table-cell office:value-type="float" office:value="72.7064757108353" calcext:value-type="float">
            <text:p>72.706</text:p>
          </table:table-cell>
          <table:table-cell table:style-name="ce6" table:formula="of:=[.B398]/[.$B$2]" office:value-type="percentage" office:value="0.846707840849611" calcext:value-type="percentage">
            <text:p>84.67%</text:p>
          </table:table-cell>
          <table:table-cell table:style-name="ce7" table:formula="of:=[.C398]*1.11" office:value-type="float" office:value="80.7041880390272" calcext:value-type="float">
            <text:p>80.70</text:p>
          </table:table-cell>
          <table:table-cell table:number-columns-repeated="5"/>
        </table:table-row>
        <table:table-row table:style-name="ro1">
          <table:table-cell office:value-type="float" office:value="1.21802302302302" calcext:value-type="float">
            <text:p>1.218E+00</text:p>
          </table:table-cell>
          <table:table-cell office:value-type="float" office:value="101.600277017909" calcext:value-type="float">
            <text:p>101.600</text:p>
          </table:table-cell>
          <table:table-cell office:value-type="float" office:value="72.5470040102629" calcext:value-type="float">
            <text:p>72.547</text:p>
          </table:table-cell>
          <table:table-cell table:style-name="ce6" table:formula="of:=[.B399]/[.$B$2]" office:value-type="percentage" office:value="0.845666771889479" calcext:value-type="percentage">
            <text:p>84.57%</text:p>
          </table:table-cell>
          <table:table-cell table:style-name="ce7" table:formula="of:=[.C399]*1.11" office:value-type="float" office:value="80.5271744513918" calcext:value-type="float">
            <text:p>80.53</text:p>
          </table:table-cell>
          <table:table-cell table:number-columns-repeated="5"/>
        </table:table-row>
        <table:table-row table:style-name="ro1">
          <table:table-cell office:value-type="float" office:value="1.22109109109109" calcext:value-type="float">
            <text:p>1.221E+00</text:p>
          </table:table-cell>
          <table:table-cell office:value-type="float" office:value="101.474756524977" calcext:value-type="float">
            <text:p>101.475</text:p>
          </table:table-cell>
          <table:table-cell office:value-type="float" office:value="72.3873478850675" calcext:value-type="float">
            <text:p>72.387</text:p>
          </table:table-cell>
          <table:table-cell table:style-name="ce6" table:formula="of:=[.B400]/[.$B$2]" office:value-type="percentage" office:value="0.844622005938249" calcext:value-type="percentage">
            <text:p>84.46%</text:p>
          </table:table-cell>
          <table:table-cell table:style-name="ce7" table:formula="of:=[.C400]*1.11" office:value-type="float" office:value="80.3499561524249" calcext:value-type="float">
            <text:p>80.35</text:p>
          </table:table-cell>
          <table:table-cell table:number-columns-repeated="5"/>
        </table:table-row>
        <table:table-row table:style-name="ro1">
          <table:table-cell office:value-type="float" office:value="1.22415915915916" calcext:value-type="float">
            <text:p>1.224E+00</text:p>
          </table:table-cell>
          <table:table-cell office:value-type="float" office:value="101.348792371584" calcext:value-type="float">
            <text:p>101.349</text:p>
          </table:table-cell>
          <table:table-cell office:value-type="float" office:value="72.2275089141469" calcext:value-type="float">
            <text:p>72.228</text:p>
          </table:table-cell>
          <table:table-cell table:style-name="ce6" table:formula="of:=[.B401]/[.$B$2]" office:value-type="percentage" office:value="0.843573547192858" calcext:value-type="percentage">
            <text:p>84.36%</text:p>
          </table:table-cell>
          <table:table-cell table:style-name="ce7" table:formula="of:=[.C401]*1.11" office:value-type="float" office:value="80.1725348947031" calcext:value-type="float">
            <text:p>80.17</text:p>
          </table:table-cell>
          <table:table-cell table:number-columns-repeated="5"/>
        </table:table-row>
        <table:table-row table:style-name="ro1">
          <table:table-cell office:value-type="float" office:value="1.22722722722723" calcext:value-type="float">
            <text:p>1.227E+00</text:p>
          </table:table-cell>
          <table:table-cell office:value-type="float" office:value="101.222385070044" calcext:value-type="float">
            <text:p>101.222</text:p>
          </table:table-cell>
          <table:table-cell office:value-type="float" office:value="72.0674886782069" calcext:value-type="float">
            <text:p>72.067</text:p>
          </table:table-cell>
          <table:table-cell table:style-name="ce6" table:formula="of:=[.B402]/[.$B$2]" office:value-type="percentage" office:value="0.842521399917533" calcext:value-type="percentage">
            <text:p>84.25%</text:p>
          </table:table-cell>
          <table:table-cell table:style-name="ce7" table:formula="of:=[.C402]*1.11" office:value-type="float" office:value="79.9949124328097" calcext:value-type="float">
            <text:p>79.99</text:p>
          </table:table-cell>
          <table:table-cell table:number-columns-repeated="5"/>
        </table:table-row>
        <table:table-row table:style-name="ro1">
          <table:table-cell office:value-type="float" office:value="1.2302952952953" calcext:value-type="float">
            <text:p>1.230E+00</text:p>
          </table:table-cell>
          <table:table-cell office:value-type="float" office:value="101.095535140744" calcext:value-type="float">
            <text:p>101.096</text:p>
          </table:table-cell>
          <table:table-cell office:value-type="float" office:value="71.9072887597461" calcext:value-type="float">
            <text:p>71.907</text:p>
          </table:table-cell>
          <table:table-cell table:style-name="ce6" table:formula="of:=[.B403]/[.$B$2]" office:value-type="percentage" office:value="0.841465568443702" calcext:value-type="percentage">
            <text:p>84.15%</text:p>
          </table:table-cell>
          <table:table-cell table:style-name="ce7" table:formula="of:=[.C403]*1.11" office:value-type="float" office:value="79.8170905233182" calcext:value-type="float">
            <text:p>79.82</text:p>
          </table:table-cell>
          <table:table-cell table:number-columns-repeated="5"/>
        </table:table-row>
        <table:table-row table:style-name="ro1">
          <table:table-cell office:value-type="float" office:value="1.23336336336336" calcext:value-type="float">
            <text:p>1.233E+00</text:p>
          </table:table-cell>
          <table:table-cell office:value-type="float" office:value="100.968243112133" calcext:value-type="float">
            <text:p>100.968</text:p>
          </table:table-cell>
          <table:table-cell office:value-type="float" office:value="71.7469107430399" calcext:value-type="float">
            <text:p>71.747</text:p>
          </table:table-cell>
          <table:table-cell table:style-name="ce6" table:formula="of:=[.B404]/[.$B$2]" office:value-type="percentage" office:value="0.840406057169891" calcext:value-type="percentage">
            <text:p>84.04%</text:p>
          </table:table-cell>
          <table:table-cell table:style-name="ce7" table:formula="of:=[.C404]*1.11" office:value-type="float" office:value="79.6390709247743" calcext:value-type="float">
            <text:p>79.64</text:p>
          </table:table-cell>
          <table:table-cell table:number-columns-repeated="5"/>
        </table:table-row>
        <table:table-row table:style-name="ro1">
          <table:table-cell office:value-type="float" office:value="1.23643143143143" calcext:value-type="float">
            <text:p>1.236E+00</text:p>
          </table:table-cell>
          <table:table-cell office:value-type="float" office:value="100.840509520706" calcext:value-type="float">
            <text:p>100.841</text:p>
          </table:table-cell>
          <table:table-cell office:value-type="float" office:value="71.5863562141251" calcext:value-type="float">
            <text:p>71.586</text:p>
          </table:table-cell>
          <table:table-cell table:style-name="ce6" table:formula="of:=[.B405]/[.$B$2]" office:value-type="percentage" office:value="0.839342870561602" calcext:value-type="percentage">
            <text:p>83.93%</text:p>
          </table:table-cell>
          <table:table-cell table:style-name="ce7" table:formula="of:=[.C405]*1.11" office:value-type="float" office:value="79.4608553976789" calcext:value-type="float">
            <text:p>79.46</text:p>
          </table:table-cell>
          <table:table-cell table:number-columns-repeated="5"/>
        </table:table-row>
        <table:table-row table:style-name="ro1">
          <table:table-cell office:value-type="float" office:value="1.2394994994995" calcext:value-type="float">
            <text:p>1.239E+00</text:p>
          </table:table-cell>
          <table:table-cell office:value-type="float" office:value="100.712334910995" calcext:value-type="float">
            <text:p>100.712</text:p>
          </table:table-cell>
          <table:table-cell office:value-type="float" office:value="71.4256267607842" calcext:value-type="float">
            <text:p>71.426</text:p>
          </table:table-cell>
          <table:table-cell table:style-name="ce6" table:formula="of:=[.B406]/[.$B$2]" office:value-type="percentage" office:value="0.838276013151229" calcext:value-type="percentage">
            <text:p>83.83%</text:p>
          </table:table-cell>
          <table:table-cell table:style-name="ce7" table:formula="of:=[.C406]*1.11" office:value-type="float" office:value="79.2824457044705" calcext:value-type="float">
            <text:p>79.28</text:p>
          </table:table-cell>
          <table:table-cell table:number-columns-repeated="5"/>
        </table:table-row>
        <table:table-row table:style-name="ro1">
          <table:table-cell office:value-type="float" office:value="1.24256756756757" calcext:value-type="float">
            <text:p>1.243E+00</text:p>
          </table:table-cell>
          <table:table-cell office:value-type="float" office:value="100.583719835549" calcext:value-type="float">
            <text:p>100.584</text:p>
          </table:table-cell>
          <table:table-cell office:value-type="float" office:value="71.2647239725293" calcext:value-type="float">
            <text:p>71.265</text:p>
          </table:table-cell>
          <table:table-cell table:style-name="ce6" table:formula="of:=[.B407]/[.$B$2]" office:value-type="percentage" office:value="0.837205489537897" calcext:value-type="percentage">
            <text:p>83.72%</text:p>
          </table:table-cell>
          <table:table-cell table:style-name="ce7" table:formula="of:=[.C407]*1.11" office:value-type="float" office:value="79.1038436095075" calcext:value-type="float">
            <text:p>79.10</text:p>
          </table:table-cell>
          <table:table-cell table:number-columns-repeated="5"/>
        </table:table-row>
        <table:table-row table:style-name="ro1">
          <table:table-cell office:value-type="float" office:value="1.24563563563564" calcext:value-type="float">
            <text:p>1.246E+00</text:p>
          </table:table-cell>
          <table:table-cell office:value-type="float" office:value="100.454664854927" calcext:value-type="float">
            <text:p>100.455</text:p>
          </table:table-cell>
          <table:table-cell office:value-type="float" office:value="71.1036494405868" calcext:value-type="float">
            <text:p>71.104</text:p>
          </table:table-cell>
          <table:table-cell table:style-name="ce6" table:formula="of:=[.B408]/[.$B$2]" office:value-type="percentage" office:value="0.836131304387402" calcext:value-type="percentage">
            <text:p>83.61%</text:p>
          </table:table-cell>
          <table:table-cell table:style-name="ce7" table:formula="of:=[.C408]*1.11" office:value-type="float" office:value="78.9250508790514" calcext:value-type="float">
            <text:p>78.93</text:p>
          </table:table-cell>
          <table:table-cell table:number-columns-repeated="5"/>
        </table:table-row>
        <table:table-row table:style-name="ro1">
          <table:table-cell office:value-type="float" office:value="1.2487037037037" calcext:value-type="float">
            <text:p>1.249E+00</text:p>
          </table:table-cell>
          <table:table-cell office:value-type="float" office:value="100.325170537682" calcext:value-type="float">
            <text:p>100.325</text:p>
          </table:table-cell>
          <table:table-cell office:value-type="float" office:value="70.9424047578816" calcext:value-type="float">
            <text:p>70.942</text:p>
          </table:table-cell>
          <table:table-cell table:style-name="ce6" table:formula="of:=[.B409]/[.$B$2]" office:value-type="percentage" office:value="0.835053462432076" calcext:value-type="percentage">
            <text:p>83.51%</text:p>
          </table:table-cell>
          <table:table-cell table:style-name="ce7" table:formula="of:=[.C409]*1.11" office:value-type="float" office:value="78.7460692812486" calcext:value-type="float">
            <text:p>78.75</text:p>
          </table:table-cell>
          <table:table-cell table:number-columns-repeated="5"/>
        </table:table-row>
        <table:table-row table:style-name="ro1">
          <table:table-cell office:value-type="float" office:value="1.25177177177177" calcext:value-type="float">
            <text:p>1.252E+00</text:p>
          </table:table-cell>
          <table:table-cell office:value-type="float" office:value="100.195237460349" calcext:value-type="float">
            <text:p>100.195</text:p>
          </table:table-cell>
          <table:table-cell office:value-type="float" office:value="70.7809915190213" calcext:value-type="float">
            <text:p>70.781</text:p>
          </table:table-cell>
          <table:table-cell table:style-name="ce6" table:formula="of:=[.B410]/[.$B$2]" office:value-type="percentage" office:value="0.833971968470692" calcext:value-type="percentage">
            <text:p>83.40%</text:p>
          </table:table-cell>
          <table:table-cell table:style-name="ce7" table:formula="of:=[.C410]*1.11" office:value-type="float" office:value="78.5669005861137" calcext:value-type="float">
            <text:p>78.57</text:p>
          </table:table-cell>
          <table:table-cell table:number-columns-repeated="5"/>
        </table:table-row>
        <table:table-row table:style-name="ro1">
          <table:table-cell office:value-type="float" office:value="1.25483983983984" calcext:value-type="float">
            <text:p>1.255E+00</text:p>
          </table:table-cell>
          <table:table-cell office:value-type="float" office:value="100.064866207428" calcext:value-type="float">
            <text:p>100.065</text:p>
          </table:table-cell>
          <table:table-cell office:value-type="float" office:value="70.6194113202803" calcext:value-type="float">
            <text:p>70.619</text:p>
          </table:table-cell>
          <table:table-cell table:style-name="ce6" table:formula="of:=[.B411]/[.$B$2]" office:value-type="percentage" office:value="0.832886827368316" calcext:value-type="percentage">
            <text:p>83.29%</text:p>
          </table:table-cell>
          <table:table-cell table:style-name="ce7" table:formula="of:=[.C411]*1.11" office:value-type="float" office:value="78.3875465655111" calcext:value-type="float">
            <text:p>78.39</text:p>
          </table:table-cell>
          <table:table-cell table:number-columns-repeated="5"/>
        </table:table-row>
        <table:table-row table:style-name="ro1">
          <table:table-cell office:value-type="float" office:value="1.25790790790791" calcext:value-type="float">
            <text:p>1.258E+00</text:p>
          </table:table-cell>
          <table:table-cell office:value-type="float" office:value="99.9340573713763" calcext:value-type="float">
            <text:p>99.934</text:p>
          </table:table-cell>
          <table:table-cell office:value-type="float" office:value="70.4576657595842" calcext:value-type="float">
            <text:p>70.458</text:p>
          </table:table-cell>
          <table:table-cell table:style-name="ce6" table:formula="of:=[.B412]/[.$B$2]" office:value-type="percentage" office:value="0.831798044056249" calcext:value-type="percentage">
            <text:p>83.18%</text:p>
          </table:table-cell>
          <table:table-cell table:style-name="ce7" table:formula="of:=[.C412]*1.11" office:value-type="float" office:value="78.2080089931385" calcext:value-type="float">
            <text:p>78.21</text:p>
          </table:table-cell>
          <table:table-cell table:number-columns-repeated="5"/>
        </table:table-row>
        <table:table-row table:style-name="ro1">
          <table:table-cell office:value-type="float" office:value="1.26097597597598" calcext:value-type="float">
            <text:p>1.261E+00</text:p>
          </table:table-cell>
          <table:table-cell office:value-type="float" office:value="99.9340573713763" calcext:value-type="float">
            <text:p>99.934</text:p>
          </table:table-cell>
          <table:table-cell office:value-type="float" office:value="70.4576657595842" calcext:value-type="float">
            <text:p>70.458</text:p>
          </table:table-cell>
          <table:table-cell table:style-name="ce6" table:formula="of:=[.B413]/[.$B$2]" office:value-type="percentage" office:value="0.831798044056249" calcext:value-type="percentage">
            <text:p>83.18%</text:p>
          </table:table-cell>
          <table:table-cell table:style-name="ce7" table:formula="of:=[.C413]*1.11" office:value-type="float" office:value="78.2080089931385" calcext:value-type="float">
            <text:p>78.21</text:p>
          </table:table-cell>
          <table:table-cell table:number-columns-repeated="5"/>
        </table:table-row>
        <table:table-row table:style-name="ro1">
          <table:table-cell office:value-type="float" office:value="1.26404404404404" calcext:value-type="float">
            <text:p>1.264E+00</text:p>
          </table:table-cell>
          <table:table-cell office:value-type="float" office:value="99.8028115525908" calcext:value-type="float">
            <text:p>99.803</text:p>
          </table:table-cell>
          <table:table-cell office:value-type="float" office:value="70.2957564364938" calcext:value-type="float">
            <text:p>70.296</text:p>
          </table:table-cell>
          <table:table-cell table:style-name="ce6" table:formula="of:=[.B414]/[.$B$2]" office:value-type="percentage" office:value="0.830705623531876" calcext:value-type="percentage">
            <text:p>83.07%</text:p>
          </table:table-cell>
          <table:table-cell table:style-name="ce7" table:formula="of:=[.C414]*1.11" office:value-type="float" office:value="78.0282896445081" calcext:value-type="float">
            <text:p>78.03</text:p>
          </table:table-cell>
          <table:table-cell table:number-columns-repeated="5"/>
        </table:table-row>
        <table:table-row table:style-name="ro1">
          <table:table-cell office:value-type="float" office:value="1.26711211211211" calcext:value-type="float">
            <text:p>1.267E+00</text:p>
          </table:table-cell>
          <table:table-cell office:value-type="float" office:value="99.6711293593958" calcext:value-type="float">
            <text:p>99.671</text:p>
          </table:table-cell>
          <table:table-cell office:value-type="float" office:value="70.1336849521896" calcext:value-type="float">
            <text:p>70.134</text:p>
          </table:table-cell>
          <table:table-cell table:style-name="ce6" table:formula="of:=[.B415]/[.$B$2]" office:value-type="percentage" office:value="0.829609570858566" calcext:value-type="percentage">
            <text:p>82.96%</text:p>
          </table:table-cell>
          <table:table-cell table:style-name="ce7" table:formula="of:=[.C415]*1.11" office:value-type="float" office:value="77.8483902969305" calcext:value-type="float">
            <text:p>77.85</text:p>
          </table:table-cell>
          <table:table-cell table:number-columns-repeated="5"/>
        </table:table-row>
        <table:table-row table:style-name="ro1">
          <table:table-cell office:value-type="float" office:value="1.27018018018018" calcext:value-type="float">
            <text:p>1.270E+00</text:p>
          </table:table-cell>
          <table:table-cell office:value-type="float" office:value="99.5390114080293" calcext:value-type="float">
            <text:p>99.539</text:p>
          </table:table-cell>
          <table:table-cell office:value-type="float" office:value="69.9714529094557" calcext:value-type="float">
            <text:p>69.971</text:p>
          </table:table-cell>
          <table:table-cell table:style-name="ce6" table:formula="of:=[.B416]/[.$B$2]" office:value-type="percentage" office:value="0.828509891165556" calcext:value-type="percentage">
            <text:p>82.85%</text:p>
          </table:table-cell>
          <table:table-cell table:style-name="ce7" table:formula="of:=[.C416]*1.11" office:value-type="float" office:value="77.6683127294958" calcext:value-type="float">
            <text:p>77.67</text:p>
          </table:table-cell>
          <table:table-cell table:number-columns-repeated="5"/>
        </table:table-row>
        <table:table-row table:style-name="ro1">
          <table:table-cell office:value-type="float" office:value="1.27324824824825" calcext:value-type="float">
            <text:p>1.273E+00</text:p>
          </table:table-cell>
          <table:table-cell office:value-type="float" office:value="99.4064583226301" calcext:value-type="float">
            <text:p>99.406</text:p>
          </table:table-cell>
          <table:table-cell office:value-type="float" office:value="69.809061912664" calcext:value-type="float">
            <text:p>69.809</text:p>
          </table:table-cell>
          <table:table-cell table:style-name="ce6" table:formula="of:=[.B417]/[.$B$2]" office:value-type="percentage" office:value="0.827406589647847" calcext:value-type="percentage">
            <text:p>82.74%</text:p>
          </table:table-cell>
          <table:table-cell table:style-name="ce7" table:formula="of:=[.C417]*1.11" office:value-type="float" office:value="77.4880587230571" calcext:value-type="float">
            <text:p>77.49</text:p>
          </table:table-cell>
          <table:table-cell table:number-columns-repeated="5"/>
        </table:table-row>
        <table:table-row table:style-name="ro1">
          <table:table-cell office:value-type="float" office:value="1.27631631631632" calcext:value-type="float">
            <text:p>1.276E+00</text:p>
          </table:table-cell>
          <table:table-cell office:value-type="float" office:value="99.2734707352232" calcext:value-type="float">
            <text:p>99.273</text:p>
          </table:table-cell>
          <table:table-cell office:value-type="float" office:value="69.6465135677583" calcext:value-type="float">
            <text:p>69.647</text:p>
          </table:table-cell>
          <table:table-cell table:style-name="ce6" table:formula="of:=[.B418]/[.$B$2]" office:value-type="percentage" office:value="0.826299671566079" calcext:value-type="percentage">
            <text:p>82.63%</text:p>
          </table:table-cell>
          <table:table-cell table:style-name="ce7" table:formula="of:=[.C418]*1.11" office:value-type="float" office:value="77.3076300602117" calcext:value-type="float">
            <text:p>77.31</text:p>
          </table:table-cell>
          <table:table-cell table:number-columns-repeated="5"/>
        </table:table-row>
        <table:table-row table:style-name="ro1">
          <table:table-cell office:value-type="float" office:value="1.27938438438438" calcext:value-type="float">
            <text:p>1.279E+00</text:p>
          </table:table-cell>
          <table:table-cell office:value-type="float" office:value="99.140049285707" calcext:value-type="float">
            <text:p>99.140</text:p>
          </table:table-cell>
          <table:table-cell office:value-type="float" office:value="69.4838094822387" calcext:value-type="float">
            <text:p>69.484</text:p>
          </table:table-cell>
          <table:table-cell table:style-name="ce6" table:formula="of:=[.B419]/[.$B$2]" office:value-type="percentage" office:value="0.825189142246427" calcext:value-type="percentage">
            <text:p>82.52%</text:p>
          </table:table-cell>
          <table:table-cell table:style-name="ce7" table:formula="of:=[.C419]*1.11" office:value-type="float" office:value="77.127028525285" calcext:value-type="float">
            <text:p>77.13</text:p>
          </table:table-cell>
          <table:table-cell table:number-columns-repeated="5"/>
        </table:table-row>
        <table:table-row table:style-name="ro1">
          <table:table-cell office:value-type="float" office:value="1.28245245245245" calcext:value-type="float">
            <text:p>1.282E+00</text:p>
          </table:table-cell>
          <table:table-cell office:value-type="float" office:value="99.0061946218392" calcext:value-type="float">
            <text:p>99.006</text:p>
          </table:table-cell>
          <table:table-cell office:value-type="float" office:value="69.320951265145" calcext:value-type="float">
            <text:p>69.321</text:p>
          </table:table-cell>
          <table:table-cell table:style-name="ce6" table:formula="of:=[.B420]/[.$B$2]" office:value-type="percentage" office:value="0.824075007080481" calcext:value-type="percentage">
            <text:p>82.41%</text:p>
          </table:table-cell>
          <table:table-cell table:style-name="ce7" table:formula="of:=[.C420]*1.11" office:value-type="float" office:value="76.946255904311" calcext:value-type="float">
            <text:p>76.95</text:p>
          </table:table-cell>
          <table:table-cell table:number-columns-repeated="5"/>
        </table:table-row>
        <table:table-row table:style-name="ro1">
          <table:table-cell office:value-type="float" office:value="1.28552052052052" calcext:value-type="float">
            <text:p>1.286E+00</text:p>
          </table:table-cell>
          <table:table-cell office:value-type="float" office:value="98.8719073992231" calcext:value-type="float">
            <text:p>98.872</text:p>
          </table:table-cell>
          <table:table-cell office:value-type="float" office:value="69.1579405270418" calcext:value-type="float">
            <text:p>69.158</text:p>
          </table:table-cell>
          <table:table-cell table:style-name="ce6" table:formula="of:=[.B421]/[.$B$2]" office:value-type="percentage" office:value="0.822957271525137" calcext:value-type="percentage">
            <text:p>82.30%</text:p>
          </table:table-cell>
          <table:table-cell table:style-name="ce7" table:formula="of:=[.C421]*1.11" office:value-type="float" office:value="76.7653139850164" calcext:value-type="float">
            <text:p>76.77</text:p>
          </table:table-cell>
          <table:table-cell table:number-columns-repeated="5"/>
        </table:table-row>
        <table:table-row table:style-name="ro1">
          <table:table-cell office:value-type="float" office:value="1.28858858858859" calcext:value-type="float">
            <text:p>1.289E+00</text:p>
          </table:table-cell>
          <table:table-cell office:value-type="float" office:value="98.7371882812941" calcext:value-type="float">
            <text:p>98.737</text:p>
          </table:table-cell>
          <table:table-cell office:value-type="float" office:value="68.9947788800018" calcext:value-type="float">
            <text:p>68.995</text:p>
          </table:table-cell>
          <table:table-cell table:style-name="ce6" table:formula="of:=[.B422]/[.$B$2]" office:value-type="percentage" office:value="0.821835941102477" calcext:value-type="percentage">
            <text:p>82.18%</text:p>
          </table:table-cell>
          <table:table-cell table:style-name="ce7" table:formula="of:=[.C422]*1.11" office:value-type="float" office:value="76.584204556802" calcext:value-type="float">
            <text:p>76.58</text:p>
          </table:table-cell>
          <table:table-cell table:number-columns-repeated="5"/>
        </table:table-row>
        <table:table-row table:style-name="ro1">
          <table:table-cell office:value-type="float" office:value="1.29165665665666" calcext:value-type="float">
            <text:p>1.292E+00</text:p>
          </table:table-cell>
          <table:table-cell office:value-type="float" office:value="98.6020379393058" calcext:value-type="float">
            <text:p>98.602</text:p>
          </table:table-cell>
          <table:table-cell office:value-type="float" office:value="68.83146793759" calcext:value-type="float">
            <text:p>68.831</text:p>
          </table:table-cell>
          <table:table-cell table:style-name="ce6" table:formula="of:=[.B423]/[.$B$2]" office:value-type="percentage" office:value="0.820711021399661" calcext:value-type="percentage">
            <text:p>82.07%</text:p>
          </table:table-cell>
          <table:table-cell table:style-name="ce7" table:formula="of:=[.C423]*1.11" office:value-type="float" office:value="76.4029294107249" calcext:value-type="float">
            <text:p>76.40</text:p>
          </table:table-cell>
          <table:table-cell table:number-columns-repeated="5"/>
        </table:table-row>
        <table:table-row table:style-name="ro1">
          <table:table-cell office:value-type="float" office:value="1.29472472472472" calcext:value-type="float">
            <text:p>1.295E+00</text:p>
          </table:table-cell>
          <table:table-cell office:value-type="float" office:value="98.466457052316" calcext:value-type="float">
            <text:p>98.466</text:p>
          </table:table-cell>
          <table:table-cell office:value-type="float" office:value="68.668009314848" calcext:value-type="float">
            <text:p>68.668</text:p>
          </table:table-cell>
          <table:table-cell table:style-name="ce6" table:formula="of:=[.B424]/[.$B$2]" office:value-type="percentage" office:value="0.819582518068806" calcext:value-type="percentage">
            <text:p>81.96%</text:p>
          </table:table-cell>
          <table:table-cell table:style-name="ce7" table:formula="of:=[.C424]*1.11" office:value-type="float" office:value="76.2214903394813" calcext:value-type="float">
            <text:p>76.22</text:p>
          </table:table-cell>
          <table:table-cell table:number-columns-repeated="5"/>
        </table:table-row>
        <table:table-row table:style-name="ro1">
          <table:table-cell office:value-type="float" office:value="1.29779279279279" calcext:value-type="float">
            <text:p>1.298E+00</text:p>
          </table:table-cell>
          <table:table-cell office:value-type="float" office:value="98.3304463071731" calcext:value-type="float">
            <text:p>98.330</text:p>
          </table:table-cell>
          <table:table-cell office:value-type="float" office:value="68.5044046282777" calcext:value-type="float">
            <text:p>68.504</text:p>
          </table:table-cell>
          <table:table-cell table:style-name="ce6" table:formula="of:=[.B425]/[.$B$2]" office:value-type="percentage" office:value="0.818450436826872" calcext:value-type="percentage">
            <text:p>81.85%</text:p>
          </table:table-cell>
          <table:table-cell table:style-name="ce7" table:formula="of:=[.C425]*1.11" office:value-type="float" office:value="76.0398891373883" calcext:value-type="float">
            <text:p>76.04</text:p>
          </table:table-cell>
          <table:table-cell table:number-columns-repeated="5"/>
        </table:table-row>
        <table:table-row table:style-name="ro1">
          <table:table-cell office:value-type="float" office:value="1.30086086086086" calcext:value-type="float">
            <text:p>1.301E+00</text:p>
          </table:table-cell>
          <table:table-cell office:value-type="float" office:value="98.1940063985021" calcext:value-type="float">
            <text:p>98.194</text:p>
          </table:table-cell>
          <table:table-cell office:value-type="float" office:value="68.3406554958258" calcext:value-type="float">
            <text:p>68.341</text:p>
          </table:table-cell>
          <table:table-cell table:style-name="ce6" table:formula="of:=[.B426]/[.$B$2]" office:value-type="percentage" office:value="0.817314783455549" calcext:value-type="percentage">
            <text:p>81.73%</text:p>
          </table:table-cell>
          <table:table-cell table:style-name="ce7" table:formula="of:=[.C426]*1.11" office:value-type="float" office:value="75.8581276003666" calcext:value-type="float">
            <text:p>75.86</text:p>
          </table:table-cell>
          <table:table-cell table:number-columns-repeated="5"/>
        </table:table-row>
        <table:table-row table:style-name="ro1">
          <table:table-cell office:value-type="float" office:value="1.30392892892893" calcext:value-type="float">
            <text:p>1.304E+00</text:p>
          </table:table-cell>
          <table:table-cell office:value-type="float" office:value="98.0571380286909" calcext:value-type="float">
            <text:p>98.057</text:p>
          </table:table-cell>
          <table:table-cell office:value-type="float" office:value="68.176763536867" calcext:value-type="float">
            <text:p>68.177</text:p>
          </table:table-cell>
          <table:table-cell table:style-name="ce6" table:formula="of:=[.B427]/[.$B$2]" office:value-type="percentage" office:value="0.816175563801142" calcext:value-type="percentage">
            <text:p>81.62%</text:p>
          </table:table-cell>
          <table:table-cell table:style-name="ce7" table:formula="of:=[.C427]*1.11" office:value-type="float" office:value="75.6762075259224" calcext:value-type="float">
            <text:p>75.68</text:p>
          </table:table-cell>
          <table:table-cell table:number-columns-repeated="5"/>
        </table:table-row>
        <table:table-row table:style-name="ro1">
          <table:table-cell office:value-type="float" office:value="1.306996996997" calcext:value-type="float">
            <text:p>1.307E+00</text:p>
          </table:table-cell>
          <table:table-cell office:value-type="float" office:value="97.919841907876" calcext:value-type="float">
            <text:p>97.920</text:p>
          </table:table-cell>
          <table:table-cell office:value-type="float" office:value="68.0127303721889" calcext:value-type="float">
            <text:p>68.013</text:p>
          </table:table-cell>
          <table:table-cell table:style-name="ce6" table:formula="of:=[.B428]/[.$B$2]" office:value-type="percentage" office:value="0.81503278377445" calcext:value-type="percentage">
            <text:p>81.50%</text:p>
          </table:table-cell>
          <table:table-cell table:style-name="ce7" table:formula="of:=[.C428]*1.11" office:value-type="float" office:value="75.4941307131297" calcext:value-type="float">
            <text:p>75.49</text:p>
          </table:table-cell>
          <table:table-cell table:number-columns-repeated="5"/>
        </table:table-row>
        <table:table-row table:style-name="ro1">
          <table:table-cell office:value-type="float" office:value="1.31006506506507" calcext:value-type="float">
            <text:p>1.310E+00</text:p>
          </table:table-cell>
          <table:table-cell office:value-type="float" office:value="97.7821187539287" calcext:value-type="float">
            <text:p>97.782</text:p>
          </table:table-cell>
          <table:table-cell office:value-type="float" office:value="67.8485576239753" calcext:value-type="float">
            <text:p>67.849</text:p>
          </table:table-cell>
          <table:table-cell table:style-name="ce6" table:formula="of:=[.B429]/[.$B$2]" office:value-type="percentage" office:value="0.813886449350651" calcext:value-type="percentage">
            <text:p>81.39%</text:p>
          </table:table-cell>
          <table:table-cell table:style-name="ce7" table:formula="of:=[.C429]*1.11" office:value-type="float" office:value="75.3118989626126" calcext:value-type="float">
            <text:p>75.31</text:p>
          </table:table-cell>
          <table:table-cell table:number-columns-repeated="5"/>
        </table:table-row>
        <table:table-row table:style-name="ro1">
          <table:table-cell office:value-type="float" office:value="1.31313313313313" calcext:value-type="float">
            <text:p>1.313E+00</text:p>
          </table:table-cell>
          <table:table-cell office:value-type="float" office:value="97.6439692924412" calcext:value-type="float">
            <text:p>97.644</text:p>
          </table:table-cell>
          <table:table-cell office:value-type="float" office:value="67.6842469157905" calcext:value-type="float">
            <text:p>67.684</text:p>
          </table:table-cell>
          <table:table-cell table:style-name="ce6" table:formula="of:=[.B430]/[.$B$2]" office:value-type="percentage" office:value="0.812736566569192" calcext:value-type="percentage">
            <text:p>81.27%</text:p>
          </table:table-cell>
          <table:table-cell table:style-name="ce7" table:formula="of:=[.C430]*1.11" office:value-type="float" office:value="75.1295140765275" calcext:value-type="float">
            <text:p>75.13</text:p>
          </table:table-cell>
          <table:table-cell table:number-columns-repeated="5"/>
        </table:table-row>
        <table:table-row table:style-name="ro1">
          <table:table-cell office:value-type="float" office:value="1.3162012012012" calcext:value-type="float">
            <text:p>1.316E+00</text:p>
          </table:table-cell>
          <table:table-cell office:value-type="float" office:value="97.5053942567124" calcext:value-type="float">
            <text:p>97.505</text:p>
          </table:table-cell>
          <table:table-cell office:value-type="float" office:value="67.5197998725629" calcext:value-type="float">
            <text:p>67.520</text:p>
          </table:table-cell>
          <table:table-cell table:style-name="ce6" table:formula="of:=[.B431]/[.$B$2]" office:value-type="percentage" office:value="0.811583141533662" calcext:value-type="percentage">
            <text:p>81.16%</text:p>
          </table:table-cell>
          <table:table-cell table:style-name="ce7" table:formula="of:=[.C431]*1.11" office:value-type="float" office:value="74.9469778585448" calcext:value-type="float">
            <text:p>74.95</text:p>
          </table:table-cell>
          <table:table-cell table:number-columns-repeated="5"/>
        </table:table-row>
        <table:table-row table:style-name="ro1">
          <table:table-cell office:value-type="float" office:value="1.31926926926927" calcext:value-type="float">
            <text:p>1.319E+00</text:p>
          </table:table-cell>
          <table:table-cell office:value-type="float" office:value="97.3663943877338" calcext:value-type="float">
            <text:p>97.366</text:p>
          </table:table-cell>
          <table:table-cell office:value-type="float" office:value="67.3552181205695" calcext:value-type="float">
            <text:p>67.355</text:p>
          </table:table-cell>
          <table:table-cell table:style-name="ce6" table:formula="of:=[.B432]/[.$B$2]" office:value-type="percentage" office:value="0.810426180411681" calcext:value-type="percentage">
            <text:p>81.04%</text:p>
          </table:table-cell>
          <table:table-cell table:style-name="ce7" table:formula="of:=[.C432]*1.11" office:value-type="float" office:value="74.7642921138322" calcext:value-type="float">
            <text:p>74.76</text:p>
          </table:table-cell>
          <table:table-cell table:number-columns-repeated="5"/>
        </table:table-row>
        <table:table-row table:style-name="ro1">
          <table:table-cell office:value-type="float" office:value="1.32233733733734" calcext:value-type="float">
            <text:p>1.322E+00</text:p>
          </table:table-cell>
          <table:table-cell office:value-type="float" office:value="97.2269704341755" calcext:value-type="float">
            <text:p>97.227</text:p>
          </table:table-cell>
          <table:table-cell office:value-type="float" office:value="67.1905032874194" calcext:value-type="float">
            <text:p>67.191</text:p>
          </table:table-cell>
          <table:table-cell table:style-name="ce6" table:formula="of:=[.B433]/[.$B$2]" office:value-type="percentage" office:value="0.809265689434782" calcext:value-type="percentage">
            <text:p>80.93%</text:p>
          </table:table-cell>
          <table:table-cell table:style-name="ce7" table:formula="of:=[.C433]*1.11" office:value-type="float" office:value="74.5814586490355" calcext:value-type="float">
            <text:p>74.58</text:p>
          </table:table-cell>
          <table:table-cell table:number-columns-repeated="5"/>
        </table:table-row>
        <table:table-row table:style-name="ro1">
          <table:table-cell office:value-type="float" office:value="1.32540540540541" calcext:value-type="float">
            <text:p>1.325E+00</text:p>
          </table:table-cell>
          <table:table-cell office:value-type="float" office:value="97.087123152372" calcext:value-type="float">
            <text:p>97.087</text:p>
          </table:table-cell>
          <table:table-cell office:value-type="float" office:value="67.0256570020376" calcext:value-type="float">
            <text:p>67.026</text:p>
          </table:table-cell>
          <table:table-cell table:style-name="ce6" table:formula="of:=[.B434]/[.$B$2]" office:value-type="percentage" office:value="0.808101674898292" calcext:value-type="percentage">
            <text:p>80.81%</text:p>
          </table:table-cell>
          <table:table-cell table:style-name="ce7" table:formula="of:=[.C434]*1.11" office:value-type="float" office:value="74.3984792722618" calcext:value-type="float">
            <text:p>74.40</text:p>
          </table:table-cell>
          <table:table-cell table:number-columns-repeated="5"/>
        </table:table-row>
        <table:table-row table:style-name="ro1">
          <table:table-cell office:value-type="float" office:value="1.32847347347347" calcext:value-type="float">
            <text:p>1.328E+00</text:p>
          </table:table-cell>
          <table:table-cell office:value-type="float" office:value="96.9468533063082" calcext:value-type="float">
            <text:p>96.947</text:p>
          </table:table-cell>
          <table:table-cell office:value-type="float" office:value="66.8606808946492" calcext:value-type="float">
            <text:p>66.861</text:p>
          </table:table-cell>
          <table:table-cell table:style-name="ce6" table:formula="of:=[.B435]/[.$B$2]" office:value-type="percentage" office:value="0.806934143161215" calcext:value-type="percentage">
            <text:p>80.69%</text:p>
          </table:table-cell>
          <table:table-cell table:style-name="ce7" table:formula="of:=[.C435]*1.11" office:value-type="float" office:value="74.2153557930606" calcext:value-type="float">
            <text:p>74.22</text:p>
          </table:table-cell>
          <table:table-cell table:number-columns-repeated="5"/>
        </table:table-row>
        <table:table-row table:style-name="ro1">
          <table:table-cell office:value-type="float" office:value="1.33154154154154" calcext:value-type="float">
            <text:p>1.332E+00</text:p>
          </table:table-cell>
          <table:table-cell office:value-type="float" office:value="96.8061616676047" calcext:value-type="float">
            <text:p>96.806</text:p>
          </table:table-cell>
          <table:table-cell office:value-type="float" office:value="66.6955765967633" calcext:value-type="float">
            <text:p>66.696</text:p>
          </table:table-cell>
          <table:table-cell table:style-name="ce6" table:formula="of:=[.B436]/[.$B$2]" office:value-type="percentage" office:value="0.805763100646112" calcext:value-type="percentage">
            <text:p>80.58%</text:p>
          </table:table-cell>
          <table:table-cell table:style-name="ce7" table:formula="of:=[.C436]*1.11" office:value-type="float" office:value="74.0320900224073" calcext:value-type="float">
            <text:p>74.03</text:p>
          </table:table-cell>
          <table:table-cell table:number-columns-repeated="5"/>
        </table:table-row>
        <table:table-row table:style-name="ro1">
          <table:table-cell office:value-type="float" office:value="1.33460960960961" calcext:value-type="float">
            <text:p>1.335E+00</text:p>
          </table:table-cell>
          <table:table-cell office:value-type="float" office:value="96.6650490155042" calcext:value-type="float">
            <text:p>96.665</text:p>
          </table:table-cell>
          <table:table-cell office:value-type="float" office:value="66.5303457411564" calcext:value-type="float">
            <text:p>66.530</text:p>
          </table:table-cell>
          <table:table-cell table:style-name="ce6" table:formula="of:=[.B437]/[.$B$2]" office:value-type="percentage" office:value="0.804588553838985" calcext:value-type="percentage">
            <text:p>80.46%</text:p>
          </table:table-cell>
          <table:table-cell table:style-name="ce7" table:formula="of:=[.C437]*1.11" office:value-type="float" office:value="73.8486837726836" calcext:value-type="float">
            <text:p>73.85</text:p>
          </table:table-cell>
          <table:table-cell table:number-columns-repeated="5"/>
        </table:table-row>
        <table:table-row table:style-name="ro1">
          <table:table-cell office:value-type="float" office:value="1.33767767767768" calcext:value-type="float">
            <text:p>1.338E+00</text:p>
          </table:table-cell>
          <table:table-cell office:value-type="float" office:value="96.5235161368569" calcext:value-type="float">
            <text:p>96.524</text:p>
          </table:table-cell>
          <table:table-cell office:value-type="float" office:value="66.3649899618569" calcext:value-type="float">
            <text:p>66.365</text:p>
          </table:table-cell>
          <table:table-cell table:style-name="ce6" table:formula="of:=[.B438]/[.$B$2]" office:value-type="percentage" office:value="0.803410509289158" calcext:value-type="percentage">
            <text:p>80.34%</text:p>
          </table:table-cell>
          <table:table-cell table:style-name="ce7" table:formula="of:=[.C438]*1.11" office:value-type="float" office:value="73.6651388576612" calcext:value-type="float">
            <text:p>73.67</text:p>
          </table:table-cell>
          <table:table-cell table:number-columns-repeated="5"/>
        </table:table-row>
        <table:table-row table:style-name="ro1">
          <table:table-cell office:value-type="float" office:value="1.34074574574575" calcext:value-type="float">
            <text:p>1.341E+00</text:p>
          </table:table-cell>
          <table:table-cell office:value-type="float" office:value="96.3815638261062" calcext:value-type="float">
            <text:p>96.382</text:p>
          </table:table-cell>
          <table:table-cell office:value-type="float" office:value="66.1995108941283" calcext:value-type="float">
            <text:p>66.200</text:p>
          </table:table-cell>
          <table:table-cell table:style-name="ce6" table:formula="of:=[.B439]/[.$B$2]" office:value-type="percentage" office:value="0.802228973609155" calcext:value-type="percentage">
            <text:p>80.22%</text:p>
          </table:table-cell>
          <table:table-cell table:style-name="ce7" table:formula="of:=[.C439]*1.11" office:value-type="float" office:value="73.4814570924824" calcext:value-type="float">
            <text:p>73.48</text:p>
          </table:table-cell>
          <table:table-cell table:number-columns-repeated="5"/>
        </table:table-row>
        <table:table-row table:style-name="ro1">
          <table:table-cell office:value-type="float" office:value="1.34381381381381" calcext:value-type="float">
            <text:p>1.344E+00</text:p>
          </table:table-cell>
          <table:table-cell office:value-type="float" office:value="96.2391928852743" calcext:value-type="float">
            <text:p>96.239</text:p>
          </table:table-cell>
          <table:table-cell office:value-type="float" office:value="66.0339101744538" calcext:value-type="float">
            <text:p>66.034</text:p>
          </table:table-cell>
          <table:table-cell table:style-name="ce6" table:formula="of:=[.B440]/[.$B$2]" office:value-type="percentage" office:value="0.801043953474585" calcext:value-type="percentage">
            <text:p>80.10%</text:p>
          </table:table-cell>
          <table:table-cell table:style-name="ce7" table:formula="of:=[.C440]*1.11" office:value-type="float" office:value="73.2976402936437" calcext:value-type="float">
            <text:p>73.30</text:p>
          </table:table-cell>
          <table:table-cell table:number-columns-repeated="5"/>
        </table:table-row>
        <table:table-row table:style-name="ro1">
          <table:table-cell office:value-type="float" office:value="1.34688188188188" calcext:value-type="float">
            <text:p>1.347E+00</text:p>
          </table:table-cell>
          <table:table-cell office:value-type="float" office:value="96.0964041239483" calcext:value-type="float">
            <text:p>96.096</text:p>
          </table:table-cell>
          <table:table-cell office:value-type="float" office:value="65.8681894405191" calcext:value-type="float">
            <text:p>65.868</text:p>
          </table:table-cell>
          <table:table-cell table:style-name="ce6" table:formula="of:=[.B441]/[.$B$2]" office:value-type="percentage" office:value="0.799855455624019" calcext:value-type="percentage">
            <text:p>79.99%</text:p>
          </table:table-cell>
          <table:table-cell table:style-name="ce7" table:formula="of:=[.C441]*1.11" office:value-type="float" office:value="73.1136902789762" calcext:value-type="float">
            <text:p>73.11</text:p>
          </table:table-cell>
          <table:table-cell table:number-columns-repeated="5"/>
        </table:table-row>
        <table:table-row table:style-name="ro1">
          <table:table-cell office:value-type="float" office:value="1.34994994994995" calcext:value-type="float">
            <text:p>1.350E+00</text:p>
          </table:table-cell>
          <table:table-cell office:value-type="float" office:value="95.9531983592653" calcext:value-type="float">
            <text:p>95.953</text:p>
          </table:table-cell>
          <table:table-cell office:value-type="float" office:value="65.7023503311972" calcext:value-type="float">
            <text:p>65.702</text:p>
          </table:table-cell>
          <table:table-cell table:style-name="ce6" table:formula="of:=[.B442]/[.$B$2]" office:value-type="percentage" office:value="0.798663486858874" calcext:value-type="percentage">
            <text:p>79.87%</text:p>
          </table:table-cell>
          <table:table-cell table:style-name="ce7" table:formula="of:=[.C442]*1.11" office:value-type="float" office:value="72.9296088676289" calcext:value-type="float">
            <text:p>72.93</text:p>
          </table:table-cell>
          <table:table-cell table:number-columns-repeated="5"/>
        </table:table-row>
        <table:table-row table:style-name="ro1">
          <table:table-cell office:value-type="float" office:value="1.35301801801802" calcext:value-type="float">
            <text:p>1.353E+00</text:p>
          </table:table-cell>
          <table:table-cell office:value-type="float" office:value="95.8095764158981" calcext:value-type="float">
            <text:p>95.810</text:p>
          </table:table-cell>
          <table:table-cell office:value-type="float" office:value="65.5363944865315" calcext:value-type="float">
            <text:p>65.536</text:p>
          </table:table-cell>
          <table:table-cell table:style-name="ce6" table:formula="of:=[.B443]/[.$B$2]" office:value-type="percentage" office:value="0.797468054043288" calcext:value-type="percentage">
            <text:p>79.75%</text:p>
          </table:table-cell>
          <table:table-cell table:style-name="ce7" table:formula="of:=[.C443]*1.11" office:value-type="float" office:value="72.74539788005" calcext:value-type="float">
            <text:p>72.75</text:p>
          </table:table-cell>
          <table:table-cell table:number-columns-repeated="5"/>
        </table:table-row>
        <table:table-row table:style-name="ro1">
          <table:table-cell office:value-type="float" office:value="1.35608608608609" calcext:value-type="float">
            <text:p>1.356E+00</text:p>
          </table:table-cell>
          <table:table-cell office:value-type="float" office:value="95.6655391260411" calcext:value-type="float">
            <text:p>95.666</text:p>
          </table:table-cell>
          <table:table-cell office:value-type="float" office:value="65.3703235477201" calcext:value-type="float">
            <text:p>65.370</text:p>
          </table:table-cell>
          <table:table-cell table:style-name="ce6" table:formula="of:=[.B444]/[.$B$2]" office:value-type="percentage" office:value="0.796269164104006" calcext:value-type="percentage">
            <text:p>79.63%</text:p>
          </table:table-cell>
          <table:table-cell table:style-name="ce7" table:formula="of:=[.C444]*1.11" office:value-type="float" office:value="72.5610591379693" calcext:value-type="float">
            <text:p>72.56</text:p>
          </table:table-cell>
          <table:table-cell table:number-columns-repeated="5"/>
        </table:table-row>
        <table:table-row table:style-name="ro1">
          <table:table-cell office:value-type="float" office:value="1.35915415415415" calcext:value-type="float">
            <text:p>1.359E+00</text:p>
          </table:table-cell>
          <table:table-cell office:value-type="float" office:value="95.5210873293955" calcext:value-type="float">
            <text:p>95.521</text:p>
          </table:table-cell>
          <table:table-cell office:value-type="float" office:value="65.204139157099" calcext:value-type="float">
            <text:p>65.204</text:p>
          </table:table-cell>
          <table:table-cell table:style-name="ce6" table:formula="of:=[.B445]/[.$B$2]" office:value-type="percentage" office:value="0.795066824030254" calcext:value-type="percentage">
            <text:p>79.51%</text:p>
          </table:table-cell>
          <table:table-cell table:style-name="ce7" table:formula="of:=[.C445]*1.11" office:value-type="float" office:value="72.3765944643799" calcext:value-type="float">
            <text:p>72.38</text:p>
          </table:table-cell>
          <table:table-cell table:number-columns-repeated="5"/>
        </table:table-row>
        <table:table-row table:style-name="ro1">
          <table:table-cell office:value-type="float" office:value="1.36222222222222" calcext:value-type="float">
            <text:p>1.362E+00</text:p>
          </table:table-cell>
          <table:table-cell office:value-type="float" office:value="95.3762218731548" calcext:value-type="float">
            <text:p>95.376</text:p>
          </table:table-cell>
          <table:table-cell office:value-type="float" office:value="65.0378429581263" calcext:value-type="float">
            <text:p>65.038</text:p>
          </table:table-cell>
          <table:table-cell table:style-name="ce6" table:formula="of:=[.B446]/[.$B$2]" office:value-type="percentage" office:value="0.793861040873622" calcext:value-type="percentage">
            <text:p>79.39%</text:p>
          </table:table-cell>
          <table:table-cell table:style-name="ce7" table:formula="of:=[.C446]*1.11" office:value-type="float" office:value="72.1920056835202" calcext:value-type="float">
            <text:p>72.19</text:p>
          </table:table-cell>
          <table:table-cell table:number-columns-repeated="5"/>
        </table:table-row>
        <table:table-row table:style-name="ro1">
          <table:table-cell office:value-type="float" office:value="1.36529029029029" calcext:value-type="float">
            <text:p>1.365E+00</text:p>
          </table:table-cell>
          <table:table-cell office:value-type="float" office:value="95.2309436119905" calcext:value-type="float">
            <text:p>95.231</text:p>
          </table:table-cell>
          <table:table-cell office:value-type="float" office:value="64.871436595366" calcext:value-type="float">
            <text:p>64.871</text:p>
          </table:table-cell>
          <table:table-cell table:style-name="ce6" table:formula="of:=[.B447]/[.$B$2]" office:value-type="percentage" office:value="0.792651821747941" calcext:value-type="percentage">
            <text:p>79.27%</text:p>
          </table:table-cell>
          <table:table-cell table:style-name="ce7" table:formula="of:=[.C447]*1.11" office:value-type="float" office:value="72.0072946208563" calcext:value-type="float">
            <text:p>72.01</text:p>
          </table:table-cell>
          <table:table-cell table:number-columns-repeated="5"/>
        </table:table-row>
        <table:table-row table:style-name="ro1">
          <table:table-cell office:value-type="float" office:value="1.36835835835836" calcext:value-type="float">
            <text:p>1.368E+00</text:p>
          </table:table-cell>
          <table:table-cell office:value-type="float" office:value="95.0852534080375" calcext:value-type="float">
            <text:p>95.085</text:p>
          </table:table-cell>
          <table:table-cell office:value-type="float" office:value="64.7049217144712" calcext:value-type="float">
            <text:p>64.705</text:p>
          </table:table-cell>
          <table:table-cell table:style-name="ce6" table:formula="of:=[.B448]/[.$B$2]" office:value-type="percentage" office:value="0.791439173829164" calcext:value-type="percentage">
            <text:p>79.14%</text:p>
          </table:table-cell>
          <table:table-cell table:style-name="ce7" table:formula="of:=[.C448]*1.11" office:value-type="float" office:value="71.822463103063" calcext:value-type="float">
            <text:p>71.82</text:p>
          </table:table-cell>
          <table:table-cell table:number-columns-repeated="5"/>
        </table:table-row>
        <table:table-row table:style-name="ro1">
          <table:table-cell office:value-type="float" office:value="1.37142642642643" calcext:value-type="float">
            <text:p>1.371E+00</text:p>
          </table:table-cell>
          <table:table-cell office:value-type="float" office:value="94.9391521308794" calcext:value-type="float">
            <text:p>94.939</text:p>
          </table:table-cell>
          <table:table-cell office:value-type="float" office:value="64.5382999621684" calcext:value-type="float">
            <text:p>64.538</text:p>
          </table:table-cell>
          <table:table-cell table:style-name="ce6" table:formula="of:=[.B449]/[.$B$2]" office:value-type="percentage" office:value="0.790223104355245" calcext:value-type="percentage">
            <text:p>79.02%</text:p>
          </table:table-cell>
          <table:table-cell table:style-name="ce7" table:formula="of:=[.C449]*1.11" office:value-type="float" office:value="71.6375129580069" calcext:value-type="float">
            <text:p>71.64</text:p>
          </table:table-cell>
          <table:table-cell table:number-columns-repeated="5"/>
        </table:table-row>
        <table:table-row table:style-name="ro1">
          <table:table-cell office:value-type="float" office:value="1.37449449449449" calcext:value-type="float">
            <text:p>1.374E+00</text:p>
          </table:table-cell>
          <table:table-cell office:value-type="float" office:value="94.792640657534" calcext:value-type="float">
            <text:p>94.793</text:p>
          </table:table-cell>
          <table:table-cell office:value-type="float" office:value="64.371572986241" calcext:value-type="float">
            <text:p>64.372</text:p>
          </table:table-cell>
          <table:table-cell table:style-name="ce6" table:formula="of:=[.B450]/[.$B$2]" office:value-type="percentage" office:value="0.789003620626013" calcext:value-type="percentage">
            <text:p>78.90%</text:p>
          </table:table-cell>
          <table:table-cell table:style-name="ce7" table:formula="of:=[.C450]*1.11" office:value-type="float" office:value="71.4524460147275" calcext:value-type="float">
            <text:p>71.45</text:p>
          </table:table-cell>
          <table:table-cell table:number-columns-repeated="5"/>
        </table:table-row>
        <table:table-row table:style-name="ro1">
          <table:table-cell office:value-type="float" office:value="1.37756256256256" calcext:value-type="float">
            <text:p>1.378E+00</text:p>
          </table:table-cell>
          <table:table-cell office:value-type="float" office:value="94.6457198724386" calcext:value-type="float">
            <text:p>94.646</text:p>
          </table:table-cell>
          <table:table-cell office:value-type="float" office:value="64.2047424355129" calcext:value-type="float">
            <text:p>64.205</text:p>
          </table:table-cell>
          <table:table-cell table:style-name="ce6" table:formula="of:=[.B451]/[.$B$2]" office:value-type="percentage" office:value="0.787780730003056" calcext:value-type="percentage">
            <text:p>78.78%</text:p>
          </table:table-cell>
          <table:table-cell table:style-name="ce7" table:formula="of:=[.C451]*1.11" office:value-type="float" office:value="71.2672641034193" calcext:value-type="float">
            <text:p>71.27</text:p>
          </table:table-cell>
          <table:table-cell table:number-columns-repeated="5"/>
        </table:table-row>
        <table:table-row table:style-name="ro1">
          <table:table-cell office:value-type="float" office:value="1.38063063063063" calcext:value-type="float">
            <text:p>1.381E+00</text:p>
          </table:table-cell>
          <table:table-cell office:value-type="float" office:value="94.4983906674356" calcext:value-type="float">
            <text:p>94.498</text:p>
          </table:table-cell>
          <table:table-cell office:value-type="float" office:value="64.0378099598323" calcext:value-type="float">
            <text:p>64.038</text:p>
          </table:table-cell>
          <table:table-cell table:style-name="ce6" table:formula="of:=[.B452]/[.$B$2]" office:value-type="percentage" office:value="0.786554439909595" calcext:value-type="percentage">
            <text:p>78.66%</text:p>
          </table:table-cell>
          <table:table-cell table:style-name="ce7" table:formula="of:=[.C452]*1.11" office:value-type="float" office:value="71.0819690554139" calcext:value-type="float">
            <text:p>71.08</text:p>
          </table:table-cell>
          <table:table-cell table:number-columns-repeated="5"/>
        </table:table-row>
        <table:table-row table:style-name="ro1">
          <table:table-cell office:value-type="float" office:value="1.3836986986987" calcext:value-type="float">
            <text:p>1.384E+00</text:p>
          </table:table-cell>
          <table:table-cell office:value-type="float" office:value="94.3506539417574" calcext:value-type="float">
            <text:p>94.351</text:p>
          </table:table-cell>
          <table:table-cell office:value-type="float" office:value="63.8707772100555" calcext:value-type="float">
            <text:p>63.871</text:p>
          </table:table-cell>
          <table:table-cell table:style-name="ce6" table:formula="of:=[.B453]/[.$B$2]" office:value-type="percentage" office:value="0.785324757830364" calcext:value-type="percentage">
            <text:p>78.53%</text:p>
          </table:table-cell>
          <table:table-cell table:style-name="ce7" table:formula="of:=[.C453]*1.11" office:value-type="float" office:value="70.8965627031616" calcext:value-type="float">
            <text:p>70.90</text:p>
          </table:table-cell>
          <table:table-cell table:number-columns-repeated="5"/>
        </table:table-row>
        <table:table-row table:style-name="ro1">
          <table:table-cell office:value-type="float" office:value="1.38676676676677" calcext:value-type="float">
            <text:p>1.387E+00</text:p>
          </table:table-cell>
          <table:table-cell office:value-type="float" office:value="94.3506539417574" calcext:value-type="float">
            <text:p>94.351</text:p>
          </table:table-cell>
          <table:table-cell office:value-type="float" office:value="63.8707772100555" calcext:value-type="float">
            <text:p>63.871</text:p>
          </table:table-cell>
          <table:table-cell table:style-name="ce6" table:formula="of:=[.B454]/[.$B$2]" office:value-type="percentage" office:value="0.785324757830364" calcext:value-type="percentage">
            <text:p>78.53%</text:p>
          </table:table-cell>
          <table:table-cell table:style-name="ce7" table:formula="of:=[.C454]*1.11" office:value-type="float" office:value="70.8965627031616" calcext:value-type="float">
            <text:p>70.90</text:p>
          </table:table-cell>
          <table:table-cell table:number-columns-repeated="5"/>
        </table:table-row>
        <table:table-row table:style-name="ro1">
          <table:table-cell office:value-type="float" office:value="1.38983483483483" calcext:value-type="float">
            <text:p>1.390E+00</text:p>
          </table:table-cell>
          <table:table-cell office:value-type="float" office:value="94.2025106020121" calcext:value-type="float">
            <text:p>94.203</text:p>
          </table:table-cell>
          <table:table-cell office:value-type="float" office:value="63.7036458380302" calcext:value-type="float">
            <text:p>63.704</text:p>
          </table:table-cell>
          <table:table-cell table:style-name="ce6" table:formula="of:=[.B455]/[.$B$2]" office:value-type="percentage" office:value="0.784091691311488" calcext:value-type="percentage">
            <text:p>78.41%</text:p>
          </table:table-cell>
          <table:table-cell table:style-name="ce7" table:formula="of:=[.C455]*1.11" office:value-type="float" office:value="70.7110468802135" calcext:value-type="float">
            <text:p>70.71</text:p>
          </table:table-cell>
          <table:table-cell table:number-columns-repeated="5"/>
        </table:table-row>
        <table:table-row table:style-name="ro1">
          <table:table-cell office:value-type="float" office:value="1.3929029029029" calcext:value-type="float">
            <text:p>1.393E+00</text:p>
          </table:table-cell>
          <table:table-cell office:value-type="float" office:value="94.0539615621687" calcext:value-type="float">
            <text:p>94.054</text:p>
          </table:table-cell>
          <table:table-cell office:value-type="float" office:value="63.5364174965797" calcext:value-type="float">
            <text:p>63.536</text:p>
          </table:table-cell>
          <table:table-cell table:style-name="ce6" table:formula="of:=[.B456]/[.$B$2]" office:value-type="percentage" office:value="0.782855247960359" calcext:value-type="percentage">
            <text:p>78.29%</text:p>
          </table:table-cell>
          <table:table-cell table:style-name="ce7" table:formula="of:=[.C456]*1.11" office:value-type="float" office:value="70.5254234212035" calcext:value-type="float">
            <text:p>70.53</text:p>
          </table:table-cell>
          <table:table-cell table:number-columns-repeated="5"/>
        </table:table-row>
        <table:table-row table:style-name="ro1">
          <table:table-cell office:value-type="float" office:value="1.39597097097097" calcext:value-type="float">
            <text:p>1.396E+00</text:p>
          </table:table-cell>
          <table:table-cell office:value-type="float" office:value="93.9050077435421" calcext:value-type="float">
            <text:p>93.905</text:p>
          </table:table-cell>
          <table:table-cell office:value-type="float" office:value="63.369093839486" calcext:value-type="float">
            <text:p>63.369</text:p>
          </table:table-cell>
          <table:table-cell table:style-name="ce6" table:formula="of:=[.B457]/[.$B$2]" office:value-type="percentage" office:value="0.781615435445514" calcext:value-type="percentage">
            <text:p>78.16%</text:p>
          </table:table-cell>
          <table:table-cell table:style-name="ce7" table:formula="of:=[.C457]*1.11" office:value-type="float" office:value="70.3396941618295" calcext:value-type="float">
            <text:p>70.34</text:p>
          </table:table-cell>
          <table:table-cell table:number-columns-repeated="5"/>
        </table:table-row>
        <table:table-row table:style-name="ro1">
          <table:table-cell office:value-type="float" office:value="1.39903903903904" calcext:value-type="float">
            <text:p>1.399E+00</text:p>
          </table:table-cell>
          <table:table-cell office:value-type="float" office:value="93.7556500747787" calcext:value-type="float">
            <text:p>93.756</text:p>
          </table:table-cell>
          <table:table-cell office:value-type="float" office:value="63.2016765214739" calcext:value-type="float">
            <text:p>63.202</text:p>
          </table:table-cell>
          <table:table-cell table:style-name="ce6" table:formula="of:=[.B458]/[.$B$2]" office:value-type="percentage" office:value="0.780372261496511" calcext:value-type="percentage">
            <text:p>78.04%</text:p>
          </table:table-cell>
          <table:table-cell table:style-name="ce7" table:formula="of:=[.C458]*1.11" office:value-type="float" office:value="70.153860938836" calcext:value-type="float">
            <text:p>70.15</text:p>
          </table:table-cell>
          <table:table-cell table:number-columns-repeated="5"/>
        </table:table-row>
        <table:table-row table:style-name="ro1">
          <table:table-cell office:value-type="float" office:value="1.40210710710711" calcext:value-type="float">
            <text:p>1.402E+00</text:p>
          </table:table-cell>
          <table:table-cell office:value-type="float" office:value="93.6058894918413" calcext:value-type="float">
            <text:p>93.606</text:p>
          </table:table-cell>
          <table:table-cell office:value-type="float" office:value="63.0341671981944" calcext:value-type="float">
            <text:p>63.034</text:p>
          </table:table-cell>
          <table:table-cell table:style-name="ce6" table:formula="of:=[.B459]/[.$B$2]" office:value-type="percentage" office:value="0.77912573390381" calcext:value-type="percentage">
            <text:p>77.91%</text:p>
          </table:table-cell>
          <table:table-cell table:style-name="ce7" table:formula="of:=[.C459]*1.11" office:value-type="float" office:value="69.9679255899958" calcext:value-type="float">
            <text:p>69.97</text:p>
          </table:table-cell>
          <table:table-cell table:number-columns-repeated="5"/>
        </table:table-row>
        <table:table-row table:style-name="ro1">
          <table:table-cell office:value-type="float" office:value="1.40517517517518" calcext:value-type="float">
            <text:p>1.405E+00</text:p>
          </table:table-cell>
          <table:table-cell office:value-type="float" office:value="93.4557269379944" calcext:value-type="float">
            <text:p>93.456</text:p>
          </table:table-cell>
          <table:table-cell office:value-type="float" office:value="62.8665675262084" calcext:value-type="float">
            <text:p>62.867</text:p>
          </table:table-cell>
          <table:table-cell table:style-name="ce6" table:formula="of:=[.B460]/[.$B$2]" office:value-type="percentage" office:value="0.777875860518642" calcext:value-type="percentage">
            <text:p>77.79%</text:p>
          </table:table-cell>
          <table:table-cell table:style-name="ce7" table:formula="of:=[.C460]*1.11" office:value-type="float" office:value="69.7818899540913" calcext:value-type="float">
            <text:p>69.78</text:p>
          </table:table-cell>
          <table:table-cell table:number-columns-repeated="5"/>
        </table:table-row>
        <table:table-row table:style-name="ro1">
          <table:table-cell office:value-type="float" office:value="1.40824324324324" calcext:value-type="float">
            <text:p>1.408E+00</text:p>
          </table:table-cell>
          <table:table-cell office:value-type="float" office:value="93.3051633637895" calcext:value-type="float">
            <text:p>93.305</text:p>
          </table:table-cell>
          <table:table-cell office:value-type="float" office:value="62.6988791629701" calcext:value-type="float">
            <text:p>62.699</text:p>
          </table:table-cell>
          <table:table-cell table:style-name="ce6" table:formula="of:=[.B461]/[.$B$2]" office:value-type="percentage" office:value="0.776622649252893" calcext:value-type="percentage">
            <text:p>77.66%</text:p>
          </table:table-cell>
          <table:table-cell table:style-name="ce7" table:formula="of:=[.C461]*1.11" office:value-type="float" office:value="69.5957558708968" calcext:value-type="float">
            <text:p>69.60</text:p>
          </table:table-cell>
          <table:table-cell table:number-columns-repeated="5"/>
        </table:table-row>
        <table:table-row table:style-name="ro1">
          <table:table-cell office:value-type="float" office:value="1.41131131131131" calcext:value-type="float">
            <text:p>1.411E+00</text:p>
          </table:table-cell>
          <table:table-cell office:value-type="float" office:value="93.15419972705" calcext:value-type="float">
            <text:p>93.154</text:p>
          </table:table-cell>
          <table:table-cell office:value-type="float" office:value="62.531103766811" calcext:value-type="float">
            <text:p>62.531</text:p>
          </table:table-cell>
          <table:table-cell table:style-name="ce6" table:formula="of:=[.B462]/[.$B$2]" office:value-type="percentage" office:value="0.775366108078978" calcext:value-type="percentage">
            <text:p>77.54%</text:p>
          </table:table-cell>
          <table:table-cell table:style-name="ce7" table:formula="of:=[.C462]*1.11" office:value-type="float" office:value="69.4095251811602" calcext:value-type="float">
            <text:p>69.41</text:p>
          </table:table-cell>
          <table:table-cell table:number-columns-repeated="5"/>
        </table:table-row>
        <table:table-row table:style-name="ro1">
          <table:table-cell office:value-type="float" office:value="1.41437937937938" calcext:value-type="float">
            <text:p>1.414E+00</text:p>
          </table:table-cell>
          <table:table-cell office:value-type="float" office:value="93.0028369928565" calcext:value-type="float">
            <text:p>93.003</text:p>
          </table:table-cell>
          <table:table-cell office:value-type="float" office:value="62.3632429969234" calcext:value-type="float">
            <text:p>62.363</text:p>
          </table:table-cell>
          <table:table-cell table:style-name="ce6" table:formula="of:=[.B463]/[.$B$2]" office:value-type="percentage" office:value="0.774106245029715" calcext:value-type="percentage">
            <text:p>77.41%</text:p>
          </table:table-cell>
          <table:table-cell table:style-name="ce7" table:formula="of:=[.C463]*1.11" office:value-type="float" office:value="69.223199726585" calcext:value-type="float">
            <text:p>69.22</text:p>
          </table:table-cell>
          <table:table-cell table:number-columns-repeated="5"/>
        </table:table-row>
        <table:table-row table:style-name="ro1">
          <table:table-cell office:value-type="float" office:value="1.41744744744745" calcext:value-type="float">
            <text:p>1.417E+00</text:p>
          </table:table-cell>
          <table:table-cell office:value-type="float" office:value="92.8510761335319" calcext:value-type="float">
            <text:p>92.851</text:p>
          </table:table-cell>
          <table:table-cell office:value-type="float" office:value="62.1952985133436" calcext:value-type="float">
            <text:p>62.195</text:p>
          </table:table-cell>
          <table:table-cell table:style-name="ce6" table:formula="of:=[.B464]/[.$B$2]" office:value-type="percentage" office:value="0.772843068198203" calcext:value-type="percentage">
            <text:p>77.28%</text:p>
          </table:table-cell>
          <table:table-cell table:style-name="ce7" table:formula="of:=[.C464]*1.11" office:value-type="float" office:value="69.0367813498114" calcext:value-type="float">
            <text:p>69.04</text:p>
          </table:table-cell>
          <table:table-cell table:number-columns-repeated="5"/>
        </table:table-row>
        <table:table-row table:style-name="ro1">
          <table:table-cell office:value-type="float" office:value="1.42051551551552" calcext:value-type="float">
            <text:p>1.421E+00</text:p>
          </table:table-cell>
          <table:table-cell office:value-type="float" office:value="92.6989181286264" calcext:value-type="float">
            <text:p>92.699</text:p>
          </table:table-cell>
          <table:table-cell office:value-type="float" office:value="62.0272719769359" calcext:value-type="float">
            <text:p>62.027</text:p>
          </table:table-cell>
          <table:table-cell table:style-name="ce6" table:formula="of:=[.B465]/[.$B$2]" office:value-type="percentage" office:value="0.771576585737699" calcext:value-type="percentage">
            <text:p>77.16%</text:p>
          </table:table-cell>
          <table:table-cell table:style-name="ce7" table:formula="of:=[.C465]*1.11" office:value-type="float" office:value="68.8502718943989" calcext:value-type="float">
            <text:p>68.85</text:p>
          </table:table-cell>
          <table:table-cell table:number-columns-repeated="5"/>
        </table:table-row>
        <table:table-row table:style-name="ro1">
          <table:table-cell office:value-type="float" office:value="1.42358358358358" calcext:value-type="float">
            <text:p>1.424E+00</text:p>
          </table:table-cell>
          <table:table-cell office:value-type="float" office:value="92.5463639649024" calcext:value-type="float">
            <text:p>92.546</text:p>
          </table:table-cell>
          <table:table-cell office:value-type="float" office:value="61.8591650493761" calcext:value-type="float">
            <text:p>61.859</text:p>
          </table:table-cell>
          <table:table-cell table:style-name="ce6" table:formula="of:=[.B466]/[.$B$2]" office:value-type="percentage" office:value="0.770306805861488" calcext:value-type="percentage">
            <text:p>77.03%</text:p>
          </table:table-cell>
          <table:table-cell table:style-name="ce7" table:formula="of:=[.C466]*1.11" office:value-type="float" office:value="68.6636732048075" calcext:value-type="float">
            <text:p>68.66</text:p>
          </table:table-cell>
          <table:table-cell table:number-columns-repeated="5"/>
        </table:table-row>
        <table:table-row table:style-name="ro1">
          <table:table-cell office:value-type="float" office:value="1.42665165165165" calcext:value-type="float">
            <text:p>1.427E+00</text:p>
          </table:table-cell>
          <table:table-cell office:value-type="float" office:value="92.3934146363199" calcext:value-type="float">
            <text:p>92.393</text:p>
          </table:table-cell>
          <table:table-cell office:value-type="float" office:value="61.690979393135" calcext:value-type="float">
            <text:p>61.691</text:p>
          </table:table-cell>
          <table:table-cell table:style-name="ce6" table:formula="of:=[.B467]/[.$B$2]" office:value-type="percentage" office:value="0.769033736842766" calcext:value-type="percentage">
            <text:p>76.90%</text:p>
          </table:table-cell>
          <table:table-cell table:style-name="ce7" table:formula="of:=[.C467]*1.11" office:value-type="float" office:value="68.4769871263799" calcext:value-type="float">
            <text:p>68.48</text:p>
          </table:table-cell>
          <table:table-cell table:number-columns-repeated="5"/>
        </table:table-row>
        <table:table-row table:style-name="ro1">
          <table:table-cell office:value-type="float" office:value="1.42971971971972" calcext:value-type="float">
            <text:p>1.430E+00</text:p>
          </table:table-cell>
          <table:table-cell office:value-type="float" office:value="92.2400711440213" calcext:value-type="float">
            <text:p>92.240</text:p>
          </table:table-cell>
          <table:table-cell office:value-type="float" office:value="61.522716671462" calcext:value-type="float">
            <text:p>61.523</text:p>
          </table:table-cell>
          <table:table-cell table:style-name="ce6" table:formula="of:=[.B468]/[.$B$2]" office:value-type="percentage" office:value="0.767757387014512" calcext:value-type="percentage">
            <text:p>76.78%</text:p>
          </table:table-cell>
          <table:table-cell table:style-name="ce7" table:formula="of:=[.C468]*1.11" office:value-type="float" office:value="68.2902155053228" calcext:value-type="float">
            <text:p>68.29</text:p>
          </table:table-cell>
          <table:table-cell table:number-columns-repeated="5"/>
        </table:table-row>
        <table:table-row table:style-name="ro1">
          <table:table-cell office:value-type="float" office:value="1.43278778778779" calcext:value-type="float">
            <text:p>1.433E+00</text:p>
          </table:table-cell>
          <table:table-cell office:value-type="float" office:value="92.0863344963164" calcext:value-type="float">
            <text:p>92.086</text:p>
          </table:table-cell>
          <table:table-cell office:value-type="float" office:value="61.3543785483684" calcext:value-type="float">
            <text:p>61.354</text:p>
          </table:table-cell>
          <table:table-cell table:style-name="ce6" table:formula="of:=[.B469]/[.$B$2]" office:value-type="percentage" office:value="0.76647776476936" calcext:value-type="percentage">
            <text:p>76.65%</text:p>
          </table:table-cell>
          <table:table-cell table:style-name="ce7" table:formula="of:=[.C469]*1.11" office:value-type="float" office:value="68.1033601886889" calcext:value-type="float">
            <text:p>68.10</text:p>
          </table:table-cell>
          <table:table-cell table:number-columns-repeated="5"/>
        </table:table-row>
        <table:table-row table:style-name="ro1">
          <table:table-cell office:value-type="float" office:value="1.43585585585586" calcext:value-type="float">
            <text:p>1.436E+00</text:p>
          </table:table-cell>
          <table:table-cell office:value-type="float" office:value="91.9322057086674" calcext:value-type="float">
            <text:p>91.932</text:p>
          </table:table-cell>
          <table:table-cell office:value-type="float" office:value="61.1859666886116" calcext:value-type="float">
            <text:p>61.186</text:p>
          </table:table-cell>
          <table:table-cell table:style-name="ce6" table:formula="of:=[.B470]/[.$B$2]" office:value-type="percentage" office:value="0.765194878559479" calcext:value-type="percentage">
            <text:p>76.52%</text:p>
          </table:table-cell>
          <table:table-cell table:style-name="ce7" table:formula="of:=[.C470]*1.11" office:value-type="float" office:value="67.9164230243589" calcext:value-type="float">
            <text:p>67.92</text:p>
          </table:table-cell>
          <table:table-cell table:number-columns-repeated="5"/>
        </table:table-row>
        <table:table-row table:style-name="ro1">
          <table:table-cell office:value-type="float" office:value="1.43892392392392" calcext:value-type="float">
            <text:p>1.439E+00</text:p>
          </table:table-cell>
          <table:table-cell office:value-type="float" office:value="91.7776858036737" calcext:value-type="float">
            <text:p>91.778</text:p>
          </table:table-cell>
          <table:table-cell office:value-type="float" office:value="61.0174827576779" calcext:value-type="float">
            <text:p>61.017</text:p>
          </table:table-cell>
          <table:table-cell table:style-name="ce6" table:formula="of:=[.B471]/[.$B$2]" office:value-type="percentage" office:value="0.763908736896443" calcext:value-type="percentage">
            <text:p>76.39%</text:p>
          </table:table-cell>
          <table:table-cell table:style-name="ce7" table:formula="of:=[.C471]*1.11" office:value-type="float" office:value="67.7294058610225" calcext:value-type="float">
            <text:p>67.73</text:p>
          </table:table-cell>
          <table:table-cell table:number-columns-repeated="5"/>
        </table:table-row>
        <table:table-row table:style-name="ro1">
          <table:table-cell office:value-type="float" office:value="1.44199199199199" calcext:value-type="float">
            <text:p>1.442E+00</text:p>
          </table:table-cell>
          <table:table-cell office:value-type="float" office:value="91.6227758110573" calcext:value-type="float">
            <text:p>91.623</text:p>
          </table:table-cell>
          <table:table-cell office:value-type="float" office:value="60.8489284217664" calcext:value-type="float">
            <text:p>60.849</text:p>
          </table:table-cell>
          <table:table-cell table:style-name="ce6" table:formula="of:=[.B472]/[.$B$2]" office:value-type="percentage" office:value="0.762619348351112" calcext:value-type="percentage">
            <text:p>76.26%</text:p>
          </table:table-cell>
          <table:table-cell table:style-name="ce7" table:formula="of:=[.C472]*1.11" office:value-type="float" office:value="67.5423105481607" calcext:value-type="float">
            <text:p>67.54</text:p>
          </table:table-cell>
          <table:table-cell table:number-columns-repeated="5"/>
        </table:table-row>
        <table:table-row table:style-name="ro1">
          <table:table-cell office:value-type="float" office:value="1.44506006006006" calcext:value-type="float">
            <text:p>1.445E+00</text:p>
          </table:table-cell>
          <table:table-cell office:value-type="float" office:value="91.4674767676472" calcext:value-type="float">
            <text:p>91.467</text:p>
          </table:table-cell>
          <table:table-cell office:value-type="float" office:value="60.6803053477723" calcext:value-type="float">
            <text:p>60.680</text:p>
          </table:table-cell>
          <table:table-cell table:style-name="ce6" table:formula="of:=[.B473]/[.$B$2]" office:value-type="percentage" office:value="0.7613267215535" calcext:value-type="percentage">
            <text:p>76.13%</text:p>
          </table:table-cell>
          <table:table-cell table:style-name="ce7" table:formula="of:=[.C473]*1.11" office:value-type="float" office:value="67.3551389360273" calcext:value-type="float">
            <text:p>67.36</text:p>
          </table:table-cell>
          <table:table-cell table:number-columns-repeated="5"/>
        </table:table-row>
        <table:table-row table:style-name="ro1">
          <table:table-cell office:value-type="float" office:value="1.44812812812813" calcext:value-type="float">
            <text:p>1.448E+00</text:p>
          </table:table-cell>
          <table:table-cell office:value-type="float" office:value="91.3117897173645" calcext:value-type="float">
            <text:p>91.312</text:p>
          </table:table-cell>
          <table:table-cell office:value-type="float" office:value="60.511615203271" calcext:value-type="float">
            <text:p>60.512</text:p>
          </table:table-cell>
          <table:table-cell table:style-name="ce6" table:formula="of:=[.B474]/[.$B$2]" office:value-type="percentage" office:value="0.760030865192652" calcext:value-type="percentage">
            <text:p>76.00%</text:p>
          </table:table-cell>
          <table:table-cell table:style-name="ce7" table:formula="of:=[.C474]*1.11" office:value-type="float" office:value="67.1678928756308" calcext:value-type="float">
            <text:p>67.17</text:p>
          </table:table-cell>
          <table:table-cell table:number-columns-repeated="5"/>
        </table:table-row>
        <table:table-row table:style-name="ro1">
          <table:table-cell office:value-type="float" office:value="1.4511961961962" calcext:value-type="float">
            <text:p>1.451E+00</text:p>
          </table:table-cell>
          <table:table-cell office:value-type="float" office:value="91.1557157112075" calcext:value-type="float">
            <text:p>91.156</text:p>
          </table:table-cell>
          <table:table-cell office:value-type="float" office:value="60.3428596565008" calcext:value-type="float">
            <text:p>60.343</text:p>
          </table:table-cell>
          <table:table-cell table:style-name="ce6" table:formula="of:=[.B475]/[.$B$2]" office:value-type="percentage" office:value="0.758731788016521" calcext:value-type="percentage">
            <text:p>75.87%</text:p>
          </table:table-cell>
          <table:table-cell table:style-name="ce7" table:formula="of:=[.C475]*1.11" office:value-type="float" office:value="66.9805742187159" calcext:value-type="float">
            <text:p>66.98</text:p>
          </table:table-cell>
          <table:table-cell table:number-columns-repeated="5"/>
        </table:table-row>
        <table:table-row table:style-name="ro1">
          <table:table-cell office:value-type="float" office:value="1.45426426426426" calcext:value-type="float">
            <text:p>1.454E+00</text:p>
          </table:table-cell>
          <table:table-cell office:value-type="float" office:value="90.9992558072362" calcext:value-type="float">
            <text:p>90.999</text:p>
          </table:table-cell>
          <table:table-cell office:value-type="float" office:value="60.174040376347" calcext:value-type="float">
            <text:p>60.174</text:p>
          </table:table-cell>
          <table:table-cell table:style-name="ce6" table:formula="of:=[.B476]/[.$B$2]" office:value-type="percentage" office:value="0.757429498831834" calcext:value-type="percentage">
            <text:p>75.74%</text:p>
          </table:table-cell>
          <table:table-cell table:style-name="ce7" table:formula="of:=[.C476]*1.11" office:value-type="float" office:value="66.7931848177452" calcext:value-type="float">
            <text:p>66.79</text:p>
          </table:table-cell>
          <table:table-cell table:number-columns-repeated="5"/>
        </table:table-row>
        <table:table-row table:style-name="ro1">
          <table:table-cell office:value-type="float" office:value="1.45733233233233" calcext:value-type="float">
            <text:p>1.457E+00</text:p>
          </table:table-cell>
          <table:table-cell office:value-type="float" office:value="90.8424110705574" calcext:value-type="float">
            <text:p>90.842</text:p>
          </table:table-cell>
          <table:table-cell office:value-type="float" office:value="60.0051590323249" calcext:value-type="float">
            <text:p>60.005</text:p>
          </table:table-cell>
          <table:table-cell table:style-name="ce6" table:formula="of:=[.B477]/[.$B$2]" office:value-type="percentage" office:value="0.756124006503977" calcext:value-type="percentage">
            <text:p>75.61%</text:p>
          </table:table-cell>
          <table:table-cell table:style-name="ce7" table:formula="of:=[.C477]*1.11" office:value-type="float" office:value="66.6057265258806" calcext:value-type="float">
            <text:p>66.61</text:p>
          </table:table-cell>
          <table:table-cell table:number-columns-repeated="5"/>
        </table:table-row>
        <table:table-row table:style-name="ro1">
          <table:table-cell office:value-type="float" office:value="1.4604004004004" calcext:value-type="float">
            <text:p>1.460E+00</text:p>
          </table:table-cell>
          <table:table-cell office:value-type="float" office:value="90.6851825733094" calcext:value-type="float">
            <text:p>90.685</text:p>
          </table:table-cell>
          <table:table-cell office:value-type="float" office:value="59.836217294564" calcext:value-type="float">
            <text:p>59.836</text:p>
          </table:table-cell>
          <table:table-cell table:style-name="ce6" table:formula="of:=[.B478]/[.$B$2]" office:value-type="percentage" office:value="0.75481531995686" calcext:value-type="percentage">
            <text:p>75.48%</text:p>
          </table:table-cell>
          <table:table-cell table:style-name="ce7" table:formula="of:=[.C478]*1.11" office:value-type="float" office:value="66.4182011969661" calcext:value-type="float">
            <text:p>66.42</text:p>
          </table:table-cell>
          <table:table-cell table:number-columns-repeated="5"/>
        </table:table-row>
        <table:table-row table:style-name="ro1">
          <table:table-cell office:value-type="float" office:value="1.46346846846847" calcext:value-type="float">
            <text:p>1.463E+00</text:p>
          </table:table-cell>
          <table:table-cell office:value-type="float" office:value="90.5275713946468" calcext:value-type="float">
            <text:p>90.528</text:p>
          </table:table-cell>
          <table:table-cell office:value-type="float" office:value="59.6672168337907" calcext:value-type="float">
            <text:p>59.667</text:p>
          </table:table-cell>
          <table:table-cell table:style-name="ce6" table:formula="of:=[.B479]/[.$B$2]" office:value-type="percentage" office:value="0.753503448172792" calcext:value-type="percentage">
            <text:p>75.35%</text:p>
          </table:table-cell>
          <table:table-cell table:style-name="ce7" table:formula="of:=[.C479]*1.11" office:value-type="float" office:value="66.2306106855077" calcext:value-type="float">
            <text:p>66.23</text:p>
          </table:table-cell>
          <table:table-cell table:number-columns-repeated="5"/>
        </table:table-row>
        <table:table-row table:style-name="ro1">
          <table:table-cell office:value-type="float" office:value="1.46653653653654" calcext:value-type="float">
            <text:p>1.467E+00</text:p>
          </table:table-cell>
          <table:table-cell office:value-type="float" office:value="90.3695786207255" calcext:value-type="float">
            <text:p>90.370</text:p>
          </table:table-cell>
          <table:table-cell office:value-type="float" office:value="59.4981593213123" calcext:value-type="float">
            <text:p>59.498</text:p>
          </table:table-cell>
          <table:table-cell table:style-name="ce6" table:formula="of:=[.B480]/[.$B$2]" office:value-type="percentage" office:value="0.752188400192358" calcext:value-type="percentage">
            <text:p>75.22%</text:p>
          </table:table-cell>
          <table:table-cell table:style-name="ce7" table:formula="of:=[.C480]*1.11" office:value-type="float" office:value="66.0429568466567" calcext:value-type="float">
            <text:p>66.04</text:p>
          </table:table-cell>
          <table:table-cell table:number-columns-repeated="5"/>
        </table:table-row>
        <table:table-row table:style-name="ro1">
          <table:table-cell office:value-type="float" office:value="1.4696046046046" calcext:value-type="float">
            <text:p>1.470E+00</text:p>
          </table:table-cell>
          <table:table-cell office:value-type="float" office:value="90.2112053446873" calcext:value-type="float">
            <text:p>90.211</text:p>
          </table:table-cell>
          <table:table-cell office:value-type="float" office:value="59.3290464290003" calcext:value-type="float">
            <text:p>59.329</text:p>
          </table:table-cell>
          <table:table-cell table:style-name="ce6" table:formula="of:=[.B481]/[.$B$2]" office:value-type="percentage" office:value="0.750870185114291" calcext:value-type="percentage">
            <text:p>75.09%</text:p>
          </table:table-cell>
          <table:table-cell table:style-name="ce7" table:formula="of:=[.C481]*1.11" office:value-type="float" office:value="65.8552415361903" calcext:value-type="float">
            <text:p>65.86</text:p>
          </table:table-cell>
          <table:table-cell table:number-columns-repeated="5"/>
        </table:table-row>
        <table:table-row table:style-name="ro1">
          <table:table-cell office:value-type="float" office:value="1.47267267267267" calcext:value-type="float">
            <text:p>1.473E+00</text:p>
          </table:table-cell>
          <table:table-cell office:value-type="float" office:value="90.0524526666448" calcext:value-type="float">
            <text:p>90.052</text:p>
          </table:table-cell>
          <table:table-cell office:value-type="float" office:value="59.1598798292737" calcext:value-type="float">
            <text:p>59.160</text:p>
          </table:table-cell>
          <table:table-cell table:style-name="ce6" table:formula="of:=[.B482]/[.$B$2]" office:value-type="percentage" office:value="0.749548812095344" calcext:value-type="percentage">
            <text:p>74.95%</text:p>
          </table:table-cell>
          <table:table-cell table:style-name="ce7" table:formula="of:=[.C482]*1.11" office:value-type="float" office:value="65.6674666104938" calcext:value-type="float">
            <text:p>65.67</text:p>
          </table:table-cell>
          <table:table-cell table:number-columns-repeated="5"/>
        </table:table-row>
        <table:table-row table:style-name="ro1">
          <table:table-cell office:value-type="float" office:value="1.47574074074074" calcext:value-type="float">
            <text:p>1.476E+00</text:p>
          </table:table-cell>
          <table:table-cell office:value-type="float" office:value="89.8933216936659" calcext:value-type="float">
            <text:p>89.893</text:p>
          </table:table-cell>
          <table:table-cell office:value-type="float" office:value="58.990661195083" calcext:value-type="float">
            <text:p>58.991</text:p>
          </table:table-cell>
          <table:table-cell table:style-name="ce6" table:formula="of:=[.B483]/[.$B$2]" office:value-type="percentage" office:value="0.748224290350163" calcext:value-type="percentage">
            <text:p>74.82%</text:p>
          </table:table-cell>
          <table:table-cell table:style-name="ce7" table:formula="of:=[.C483]*1.11" office:value-type="float" office:value="65.4796339265421" calcext:value-type="float">
            <text:p>65.48</text:p>
          </table:table-cell>
          <table:table-cell table:number-columns-repeated="5"/>
        </table:table-row>
        <table:table-row table:style-name="ro1">
          <table:table-cell office:value-type="float" office:value="1.47880880880881" calcext:value-type="float">
            <text:p>1.479E+00</text:p>
          </table:table-cell>
          <table:table-cell office:value-type="float" office:value="89.7338135397589" calcext:value-type="float">
            <text:p>89.734</text:p>
          </table:table-cell>
          <table:table-cell office:value-type="float" office:value="58.8213921998928" calcext:value-type="float">
            <text:p>58.821</text:p>
          </table:table-cell>
          <table:table-cell table:style-name="ce6" table:formula="of:=[.B484]/[.$B$2]" office:value-type="percentage" office:value="0.74689662915116" calcext:value-type="percentage">
            <text:p>74.69%</text:p>
          </table:table-cell>
          <table:table-cell table:style-name="ce7" table:formula="of:=[.C484]*1.11" office:value-type="float" office:value="65.291745341881" calcext:value-type="float">
            <text:p>65.29</text:p>
          </table:table-cell>
          <table:table-cell table:number-columns-repeated="5"/>
        </table:table-row>
        <table:table-row table:style-name="ro1">
          <table:table-cell office:value-type="float" office:value="1.48187687687688" calcext:value-type="float">
            <text:p>1.482E+00</text:p>
          </table:table-cell>
          <table:table-cell office:value-type="float" office:value="89.5739293258569" calcext:value-type="float">
            <text:p>89.574</text:p>
          </table:table-cell>
          <table:table-cell office:value-type="float" office:value="58.6520745176662" calcext:value-type="float">
            <text:p>58.652</text:p>
          </table:table-cell>
          <table:table-cell table:style-name="ce6" table:formula="of:=[.B485]/[.$B$2]" office:value-type="percentage" office:value="0.745565837828389" calcext:value-type="percentage">
            <text:p>74.56%</text:p>
          </table:table-cell>
          <table:table-cell table:style-name="ce7" table:formula="of:=[.C485]*1.11" office:value-type="float" office:value="65.1038027146095" calcext:value-type="float">
            <text:p>65.10</text:p>
          </table:table-cell>
          <table:table-cell table:number-columns-repeated="5"/>
        </table:table-row>
        <table:table-row table:style-name="ro1">
          <table:table-cell office:value-type="float" office:value="1.48494494494494" calcext:value-type="float">
            <text:p>1.485E+00</text:p>
          </table:table-cell>
          <table:table-cell office:value-type="float" office:value="89.4136701798029" calcext:value-type="float">
            <text:p>89.414</text:p>
          </table:table-cell>
          <table:table-cell office:value-type="float" office:value="58.4827098228474" calcext:value-type="float">
            <text:p>58.483</text:p>
          </table:table-cell>
          <table:table-cell table:style-name="ce6" table:formula="of:=[.B486]/[.$B$2]" office:value-type="percentage" office:value="0.744231925769415" calcext:value-type="percentage">
            <text:p>74.42%</text:p>
          </table:table-cell>
          <table:table-cell table:style-name="ce7" table:formula="of:=[.C486]*1.11" office:value-type="float" office:value="64.9158079033606" calcext:value-type="float">
            <text:p>64.92</text:p>
          </table:table-cell>
          <table:table-cell table:number-columns-repeated="5"/>
        </table:table-row>
        <table:table-row table:style-name="ro1">
          <table:table-cell office:value-type="float" office:value="1.48801301301301" calcext:value-type="float">
            <text:p>1.488E+00</text:p>
          </table:table-cell>
          <table:table-cell office:value-type="float" office:value="89.2530372363338" calcext:value-type="float">
            <text:p>89.253</text:p>
          </table:table-cell>
          <table:table-cell office:value-type="float" office:value="58.3132997903458" calcext:value-type="float">
            <text:p>58.313</text:p>
          </table:table-cell>
          <table:table-cell table:style-name="ce6" table:formula="of:=[.B487]/[.$B$2]" office:value-type="percentage" office:value="0.742894902419187" calcext:value-type="percentage">
            <text:p>74.29%</text:p>
          </table:table-cell>
          <table:table-cell table:style-name="ce7" table:formula="of:=[.C487]*1.11" office:value-type="float" office:value="64.7277627672839" calcext:value-type="float">
            <text:p>64.73</text:p>
          </table:table-cell>
          <table:table-cell table:number-columns-repeated="5"/>
        </table:table-row>
        <table:table-row table:style-name="ro1">
          <table:table-cell office:value-type="float" office:value="1.49108108108108" calcext:value-type="float">
            <text:p>1.491E+00</text:p>
          </table:table-cell>
          <table:table-cell office:value-type="float" office:value="89.092031637066" calcext:value-type="float">
            <text:p>89.092</text:p>
          </table:table-cell>
          <table:table-cell office:value-type="float" office:value="58.1438460955191" calcext:value-type="float">
            <text:p>58.144</text:p>
          </table:table-cell>
          <table:table-cell table:style-name="ce6" table:formula="of:=[.B488]/[.$B$2]" office:value-type="percentage" office:value="0.741554777279913" calcext:value-type="percentage">
            <text:p>74.16%</text:p>
          </table:table-cell>
          <table:table-cell table:style-name="ce7" table:formula="of:=[.C488]*1.11" office:value-type="float" office:value="64.5396691660262" calcext:value-type="float">
            <text:p>64.54</text:p>
          </table:table-cell>
          <table:table-cell table:number-columns-repeated="5"/>
        </table:table-row>
        <table:table-row table:style-name="ro1">
          <table:table-cell office:value-type="float" office:value="1.49414914914915" calcext:value-type="float">
            <text:p>1.494E+00</text:p>
          </table:table-cell>
          <table:table-cell office:value-type="float" office:value="88.9306545304794" calcext:value-type="float">
            <text:p>88.931</text:p>
          </table:table-cell>
          <table:table-cell office:value-type="float" office:value="57.9743504141568" calcext:value-type="float">
            <text:p>57.974</text:p>
          </table:table-cell>
          <table:table-cell table:style-name="ce6" table:formula="of:=[.B489]/[.$B$2]" office:value-type="percentage" office:value="0.740211559910929" calcext:value-type="percentage">
            <text:p>74.02%</text:p>
          </table:table-cell>
          <table:table-cell table:style-name="ce7" table:formula="of:=[.C489]*1.11" office:value-type="float" office:value="64.3515289597141" calcext:value-type="float">
            <text:p>64.35</text:p>
          </table:table-cell>
          <table:table-cell table:number-columns-repeated="5"/>
        </table:table-row>
        <table:table-row table:style-name="ro1">
          <table:table-cell office:value-type="float" office:value="1.49721721721722" calcext:value-type="float">
            <text:p>1.497E+00</text:p>
          </table:table-cell>
          <table:table-cell office:value-type="float" office:value="88.7689070719022" calcext:value-type="float">
            <text:p>88.769</text:p>
          </table:table-cell>
          <table:table-cell office:value-type="float" office:value="57.8048144224634" calcext:value-type="float">
            <text:p>57.805</text:p>
          </table:table-cell>
          <table:table-cell table:style-name="ce6" table:formula="of:=[.B490]/[.$B$2]" office:value-type="percentage" office:value="0.738865259928576" calcext:value-type="percentage">
            <text:p>73.89%</text:p>
          </table:table-cell>
          <table:table-cell table:style-name="ce7" table:formula="of:=[.C490]*1.11" office:value-type="float" office:value="64.1633440089344" calcext:value-type="float">
            <text:p>64.16</text:p>
          </table:table-cell>
          <table:table-cell table:number-columns-repeated="5"/>
        </table:table-row>
        <table:table-row table:style-name="ro1">
          <table:table-cell office:value-type="float" office:value="1.50028528528529" calcext:value-type="float">
            <text:p>1.500E+00</text:p>
          </table:table-cell>
          <table:table-cell office:value-type="float" office:value="88.6067904234959" calcext:value-type="float">
            <text:p>88.607</text:p>
          </table:table-cell>
          <table:table-cell office:value-type="float" office:value="57.6352397970423" calcext:value-type="float">
            <text:p>57.635</text:p>
          </table:table-cell>
          <table:table-cell table:style-name="ce6" table:formula="of:=[.B491]/[.$B$2]" office:value-type="percentage" office:value="0.737515887006068" calcext:value-type="percentage">
            <text:p>73.75%</text:p>
          </table:table-cell>
          <table:table-cell table:style-name="ce7" table:formula="of:=[.C491]*1.11" office:value-type="float" office:value="63.975116174717" calcext:value-type="float">
            <text:p>63.98</text:p>
          </table:table-cell>
          <table:table-cell table:number-columns-repeated="5"/>
        </table:table-row>
        <table:table-row table:style-name="ro1">
          <table:table-cell office:value-type="float" office:value="1.50335335335335" calcext:value-type="float">
            <text:p>1.503E+00</text:p>
          </table:table-cell>
          <table:table-cell office:value-type="float" office:value="88.4443057542393" calcext:value-type="float">
            <text:p>88.444</text:p>
          </table:table-cell>
          <table:table-cell office:value-type="float" office:value="57.465628214879" calcext:value-type="float">
            <text:p>57.466</text:p>
          </table:table-cell>
          <table:table-cell table:style-name="ce6" table:formula="of:=[.B492]/[.$B$2]" office:value-type="percentage" office:value="0.736163450873364" calcext:value-type="percentage">
            <text:p>73.62%</text:p>
          </table:table-cell>
          <table:table-cell table:style-name="ce7" table:formula="of:=[.C492]*1.11" office:value-type="float" office:value="63.7868473185157" calcext:value-type="float">
            <text:p>63.79</text:p>
          </table:table-cell>
          <table:table-cell table:number-columns-repeated="5"/>
        </table:table-row>
        <table:table-row table:style-name="ro1">
          <table:table-cell office:value-type="float" office:value="1.50642142142142" calcext:value-type="float">
            <text:p>1.506E+00</text:p>
          </table:table-cell>
          <table:table-cell office:value-type="float" office:value="88.2814542399136" calcext:value-type="float">
            <text:p>88.281</text:p>
          </table:table-cell>
          <table:table-cell office:value-type="float" office:value="57.2959813533242" calcext:value-type="float">
            <text:p>57.296</text:p>
          </table:table-cell>
          <table:table-cell table:style-name="ce6" table:formula="of:=[.B493]/[.$B$2]" office:value-type="percentage" office:value="0.734807961317043" calcext:value-type="percentage">
            <text:p>73.48%</text:p>
          </table:table-cell>
          <table:table-cell table:style-name="ce7" table:formula="of:=[.C493]*1.11" office:value-type="float" office:value="63.5985393021899" calcext:value-type="float">
            <text:p>63.60</text:p>
          </table:table-cell>
          <table:table-cell table:number-columns-repeated="5"/>
        </table:table-row>
        <table:table-row table:style-name="ro1">
          <table:table-cell office:value-type="float" office:value="1.50948948948949" calcext:value-type="float">
            <text:p>1.509E+00</text:p>
          </table:table-cell>
          <table:table-cell office:value-type="float" office:value="88.1182370630872" calcext:value-type="float">
            <text:p>88.118</text:p>
          </table:table-cell>
          <table:table-cell office:value-type="float" office:value="57.1263008900777" calcext:value-type="float">
            <text:p>57.126</text:p>
          </table:table-cell>
          <table:table-cell table:style-name="ce6" table:formula="of:=[.B494]/[.$B$2]" office:value-type="percentage" office:value="0.733449428180175" calcext:value-type="percentage">
            <text:p>73.34%</text:p>
          </table:table-cell>
          <table:table-cell table:style-name="ce7" table:formula="of:=[.C494]*1.11" office:value-type="float" office:value="63.4101939879863" calcext:value-type="float">
            <text:p>63.41</text:p>
          </table:table-cell>
          <table:table-cell table:number-columns-repeated="5"/>
        </table:table-row>
        <table:table-row table:style-name="ro1">
          <table:table-cell office:value-type="float" office:value="1.51255755755756" calcext:value-type="float">
            <text:p>1.513E+00</text:p>
          </table:table-cell>
          <table:table-cell office:value-type="float" office:value="88.1182370630872" calcext:value-type="float">
            <text:p>88.118</text:p>
          </table:table-cell>
          <table:table-cell office:value-type="float" office:value="57.1263008900777" calcext:value-type="float">
            <text:p>57.126</text:p>
          </table:table-cell>
          <table:table-cell table:style-name="ce6" table:formula="of:=[.B495]/[.$B$2]" office:value-type="percentage" office:value="0.733449428180175" calcext:value-type="percentage">
            <text:p>73.34%</text:p>
          </table:table-cell>
          <table:table-cell table:style-name="ce7" table:formula="of:=[.C495]*1.11" office:value-type="float" office:value="63.4101939879863" calcext:value-type="float">
            <text:p>63.41</text:p>
          </table:table-cell>
          <table:table-cell table:number-columns-repeated="5"/>
        </table:table-row>
        <table:table-row table:style-name="ro1">
          <table:table-cell office:value-type="float" office:value="1.51562562562563" calcext:value-type="float">
            <text:p>1.516E+00</text:p>
          </table:table-cell>
          <table:table-cell office:value-type="float" office:value="87.9546554130994" calcext:value-type="float">
            <text:p>87.955</text:p>
          </table:table-cell>
          <table:table-cell office:value-type="float" office:value="56.9565885031716" calcext:value-type="float">
            <text:p>56.957</text:p>
          </table:table-cell>
          <table:table-cell table:style-name="ce6" table:formula="of:=[.B496]/[.$B$2]" office:value-type="percentage" office:value="0.732087861362192" calcext:value-type="percentage">
            <text:p>73.21%</text:p>
          </table:table-cell>
          <table:table-cell table:style-name="ce7" table:formula="of:=[.C496]*1.11" office:value-type="float" office:value="63.2218132385205" calcext:value-type="float">
            <text:p>63.22</text:p>
          </table:table-cell>
          <table:table-cell table:number-columns-repeated="5"/>
        </table:table-row>
        <table:table-row table:style-name="ro1">
          <table:table-cell office:value-type="float" office:value="1.51869369369369" calcext:value-type="float">
            <text:p>1.519E+00</text:p>
          </table:table-cell>
          <table:table-cell office:value-type="float" office:value="87.7907104860461" calcext:value-type="float">
            <text:p>87.791</text:p>
          </table:table-cell>
          <table:table-cell office:value-type="float" office:value="56.7868458709536" calcext:value-type="float">
            <text:p>56.787</text:p>
          </table:table-cell>
          <table:table-cell table:style-name="ce6" table:formula="of:=[.B497]/[.$B$2]" office:value-type="percentage" office:value="0.730723270818759" calcext:value-type="percentage">
            <text:p>73.07%</text:p>
          </table:table-cell>
          <table:table-cell table:style-name="ce7" table:formula="of:=[.C497]*1.11" office:value-type="float" office:value="63.0333989167585" calcext:value-type="float">
            <text:p>63.03</text:p>
          </table:table-cell>
          <table:table-cell table:number-columns-repeated="5"/>
        </table:table-row>
        <table:table-row table:style-name="ro1">
          <table:table-cell office:value-type="float" office:value="1.52176176176176" calcext:value-type="float">
            <text:p>1.522E+00</text:p>
          </table:table-cell>
          <table:table-cell office:value-type="float" office:value="87.6264034847636" calcext:value-type="float">
            <text:p>87.626</text:p>
          </table:table-cell>
          <table:table-cell office:value-type="float" office:value="56.6170746720706" calcext:value-type="float">
            <text:p>56.617</text:p>
          </table:table-cell>
          <table:table-cell table:style-name="ce6" table:formula="of:=[.B498]/[.$B$2]" office:value-type="percentage" office:value="0.729355666561647" calcext:value-type="percentage">
            <text:p>72.94%</text:p>
          </table:table-cell>
          <table:table-cell table:style-name="ce7" table:formula="of:=[.C498]*1.11" office:value-type="float" office:value="62.8449528859984" calcext:value-type="float">
            <text:p>62.84</text:p>
          </table:table-cell>
          <table:table-cell table:number-columns-repeated="5"/>
        </table:table-row>
        <table:table-row table:style-name="ro1">
          <table:table-cell office:value-type="float" office:value="1.52482982982983" calcext:value-type="float">
            <text:p>1.525E+00</text:p>
          </table:table-cell>
          <table:table-cell office:value-type="float" office:value="87.4617356188136" calcext:value-type="float">
            <text:p>87.462</text:p>
          </table:table-cell>
          <table:table-cell office:value-type="float" office:value="56.4472765854519" calcext:value-type="float">
            <text:p>56.447</text:p>
          </table:table-cell>
          <table:table-cell table:style-name="ce6" table:formula="of:=[.B499]/[.$B$2]" office:value-type="percentage" office:value="0.727985058658607" calcext:value-type="percentage">
            <text:p>72.80%</text:p>
          </table:table-cell>
          <table:table-cell table:style-name="ce7" table:formula="of:=[.C499]*1.11" office:value-type="float" office:value="62.6564770098516" calcext:value-type="float">
            <text:p>62.66</text:p>
          </table:table-cell>
          <table:table-cell table:number-columns-repeated="5"/>
        </table:table-row>
        <table:table-row table:style-name="ro1">
          <table:table-cell office:value-type="float" office:value="1.5278978978979" calcext:value-type="float">
            <text:p>1.528E+00</text:p>
          </table:table-cell>
          <table:table-cell office:value-type="float" office:value="87.2967081044674" calcext:value-type="float">
            <text:p>87.297</text:p>
          </table:table-cell>
          <table:table-cell office:value-type="float" office:value="56.2774532902929" calcext:value-type="float">
            <text:p>56.277</text:p>
          </table:table-cell>
          <table:table-cell table:style-name="ce6" table:formula="of:=[.B500]/[.$B$2]" office:value-type="percentage" office:value="0.726611457233233" calcext:value-type="percentage">
            <text:p>72.66%</text:p>
          </table:table-cell>
          <table:table-cell table:style-name="ce7" table:formula="of:=[.C500]*1.11" office:value-type="float" office:value="62.4679731522251" calcext:value-type="float">
            <text:p>62.47</text:p>
          </table:table-cell>
          <table:table-cell table:number-columns-repeated="5"/>
        </table:table-row>
        <table:table-row table:style-name="ro1">
          <table:table-cell office:value-type="float" office:value="1.53096596596597" calcext:value-type="float">
            <text:p>1.531E+00</text:p>
          </table:table-cell>
          <table:table-cell office:value-type="float" office:value="87.1313221646908" calcext:value-type="float">
            <text:p>87.131</text:p>
          </table:table-cell>
          <table:table-cell office:value-type="float" office:value="56.1076064660381" calcext:value-type="float">
            <text:p>56.108</text:p>
          </table:table-cell>
          <table:table-cell table:style-name="ce6" table:formula="of:=[.B501]/[.$B$2]" office:value-type="percentage" office:value="0.725234872464846" calcext:value-type="percentage">
            <text:p>72.52%</text:p>
          </table:table-cell>
          <table:table-cell table:style-name="ce7" table:formula="of:=[.C501]*1.11" office:value-type="float" office:value="62.2794431773023" calcext:value-type="float">
            <text:p>62.28</text:p>
          </table:table-cell>
          <table:table-cell table:number-columns-repeated="5"/>
        </table:table-row>
        <table:table-row table:style-name="ro1">
          <table:table-cell office:value-type="float" office:value="1.53403403403403" calcext:value-type="float">
            <text:p>1.534E+00</text:p>
          </table:table-cell>
          <table:table-cell office:value-type="float" office:value="86.9655790291286" calcext:value-type="float">
            <text:p>86.966</text:p>
          </table:table-cell>
          <table:table-cell office:value-type="float" office:value="55.9377377923648" calcext:value-type="float">
            <text:p>55.938</text:p>
          </table:table-cell>
          <table:table-cell table:style-name="ce6" table:formula="of:=[.B502]/[.$B$2]" office:value-type="percentage" office:value="0.723855314588355" calcext:value-type="percentage">
            <text:p>72.39%</text:p>
          </table:table-cell>
          <table:table-cell table:style-name="ce7" table:formula="of:=[.C502]*1.11" office:value-type="float" office:value="62.0908889495249" calcext:value-type="float">
            <text:p>62.09</text:p>
          </table:table-cell>
          <table:table-cell table:number-columns-repeated="5"/>
        </table:table-row>
        <table:table-row table:style-name="ro1">
          <table:table-cell office:value-type="float" office:value="1.5371021021021" calcext:value-type="float">
            <text:p>1.537E+00</text:p>
          </table:table-cell>
          <table:table-cell office:value-type="float" office:value="86.7994799340887" calcext:value-type="float">
            <text:p>86.799</text:p>
          </table:table-cell>
          <table:table-cell office:value-type="float" office:value="55.7678489491663" calcext:value-type="float">
            <text:p>55.768</text:p>
          </table:table-cell>
          <table:table-cell table:style-name="ce6" table:formula="of:=[.B503]/[.$B$2]" office:value-type="percentage" office:value="0.722472793894131" calcext:value-type="percentage">
            <text:p>72.25%</text:p>
          </table:table-cell>
          <table:table-cell table:style-name="ce7" table:formula="of:=[.C503]*1.11" office:value-type="float" office:value="61.9023123335746" calcext:value-type="float">
            <text:p>61.90</text:p>
          </table:table-cell>
          <table:table-cell table:number-columns-repeated="5"/>
        </table:table-row>
        <table:table-row table:style-name="ro1">
          <table:table-cell office:value-type="float" office:value="1.54017017017017" calcext:value-type="float">
            <text:p>1.540E+00</text:p>
          </table:table-cell>
          <table:table-cell office:value-type="float" office:value="86.6330261225274" calcext:value-type="float">
            <text:p>86.633</text:p>
          </table:table-cell>
          <table:table-cell office:value-type="float" office:value="55.5979416165353" calcext:value-type="float">
            <text:p>55.598</text:p>
          </table:table-cell>
          <table:table-cell table:style-name="ce6" table:formula="of:=[.B504]/[.$B$2]" office:value-type="percentage" office:value="0.721087320727882" calcext:value-type="percentage">
            <text:p>72.11%</text:p>
          </table:table-cell>
          <table:table-cell table:style-name="ce7" table:formula="of:=[.C504]*1.11" office:value-type="float" office:value="61.7137151943542" calcext:value-type="float">
            <text:p>61.71</text:p>
          </table:table-cell>
          <table:table-cell table:number-columns-repeated="5"/>
        </table:table-row>
        <table:table-row table:style-name="ro1">
          <table:table-cell office:value-type="float" office:value="1.54323823823824" calcext:value-type="float">
            <text:p>1.543E+00</text:p>
          </table:table-cell>
          <table:table-cell office:value-type="float" office:value="86.4662188440331" calcext:value-type="float">
            <text:p>86.466</text:p>
          </table:table-cell>
          <table:table-cell office:value-type="float" office:value="55.4280174747476" calcext:value-type="float">
            <text:p>55.428</text:p>
          </table:table-cell>
          <table:table-cell table:style-name="ce6" table:formula="of:=[.B505]/[.$B$2]" office:value-type="percentage" office:value="0.719698905490519" calcext:value-type="percentage">
            <text:p>71.97%</text:p>
          </table:table-cell>
          <table:table-cell table:style-name="ce7" table:formula="of:=[.C505]*1.11" office:value-type="float" office:value="61.5250993969698" calcext:value-type="float">
            <text:p>61.53</text:p>
          </table:table-cell>
          <table:table-cell table:number-columns-repeated="5"/>
        </table:table-row>
        <table:table-row table:style-name="ro1">
          <table:table-cell office:value-type="float" office:value="1.54630630630631" calcext:value-type="float">
            <text:p>1.546E+00</text:p>
          </table:table-cell>
          <table:table-cell office:value-type="float" office:value="86.2990593548115" calcext:value-type="float">
            <text:p>86.299</text:p>
          </table:table-cell>
          <table:table-cell office:value-type="float" office:value="55.2580782042451" calcext:value-type="float">
            <text:p>55.258</text:p>
          </table:table-cell>
          <table:table-cell table:style-name="ce6" table:formula="of:=[.B506]/[.$B$2]" office:value-type="percentage" office:value="0.718307558638032" calcext:value-type="percentage">
            <text:p>71.83%</text:p>
          </table:table-cell>
          <table:table-cell table:style-name="ce7" table:formula="of:=[.C506]*1.11" office:value-type="float" office:value="61.3364668067121" calcext:value-type="float">
            <text:p>61.34</text:p>
          </table:table-cell>
          <table:table-cell table:number-columns-repeated="5"/>
        </table:table-row>
        <table:table-row table:style-name="ro1">
          <table:table-cell office:value-type="float" office:value="1.54937437437437" calcext:value-type="float">
            <text:p>1.549E+00</text:p>
          </table:table-cell>
          <table:table-cell office:value-type="float" office:value="86.1315489176696" calcext:value-type="float">
            <text:p>86.132</text:p>
          </table:table-cell>
          <table:table-cell office:value-type="float" office:value="55.0881254856191" calcext:value-type="float">
            <text:p>55.088</text:p>
          </table:table-cell>
          <table:table-cell table:style-name="ce6" table:formula="of:=[.B507]/[.$B$2]" office:value-type="percentage" office:value="0.716913290681355" calcext:value-type="percentage">
            <text:p>71.69%</text:p>
          </table:table-cell>
          <table:table-cell table:style-name="ce7" table:formula="of:=[.C507]*1.11" office:value-type="float" office:value="61.1478192890372" calcext:value-type="float">
            <text:p>61.15</text:p>
          </table:table-cell>
          <table:table-cell table:number-columns-repeated="5"/>
        </table:table-row>
        <table:table-row table:style-name="ro1">
          <table:table-cell office:value-type="float" office:value="1.55244244244244" calcext:value-type="float">
            <text:p>1.552E+00</text:p>
          </table:table-cell>
          <table:table-cell office:value-type="float" office:value="85.9636888020007" calcext:value-type="float">
            <text:p>85.964</text:p>
          </table:table-cell>
          <table:table-cell office:value-type="float" office:value="54.9181609995942" calcext:value-type="float">
            <text:p>54.918</text:p>
          </table:table-cell>
          <table:table-cell table:style-name="ce6" table:formula="of:=[.B508]/[.$B$2]" office:value-type="percentage" office:value="0.715516112186244" calcext:value-type="percentage">
            <text:p>71.55%</text:p>
          </table:table-cell>
          <table:table-cell table:style-name="ce7" table:formula="of:=[.C508]*1.11" office:value-type="float" office:value="60.9591587095496" calcext:value-type="float">
            <text:p>60.96</text:p>
          </table:table-cell>
          <table:table-cell table:number-columns-repeated="5"/>
        </table:table-row>
        <table:table-row table:style-name="ro1">
          <table:table-cell office:value-type="float" office:value="1.55551051051051" calcext:value-type="float">
            <text:p>1.556E+00</text:p>
          </table:table-cell>
          <table:table-cell office:value-type="float" office:value="85.7954802837683" calcext:value-type="float">
            <text:p>85.795</text:p>
          </table:table-cell>
          <table:table-cell office:value-type="float" office:value="54.7481864270113" calcext:value-type="float">
            <text:p>54.748</text:p>
          </table:table-cell>
          <table:table-cell table:style-name="ce6" table:formula="of:=[.B509]/[.$B$2]" office:value-type="percentage" office:value="0.714116033773143" calcext:value-type="percentage">
            <text:p>71.41%</text:p>
          </table:table-cell>
          <table:table-cell table:style-name="ce7" table:formula="of:=[.C509]*1.11" office:value-type="float" office:value="60.7704869339826" calcext:value-type="float">
            <text:p>60.77</text:p>
          </table:table-cell>
          <table:table-cell table:number-columns-repeated="5"/>
        </table:table-row>
        <table:table-row table:style-name="ro1">
          <table:table-cell office:value-type="float" office:value="1.55857857857858" calcext:value-type="float">
            <text:p>1.559E+00</text:p>
          </table:table-cell>
          <table:table-cell office:value-type="float" office:value="85.6269246454911" calcext:value-type="float">
            <text:p>85.627</text:p>
          </table:table-cell>
          <table:table-cell office:value-type="float" office:value="54.578203448811" calcext:value-type="float">
            <text:p>54.578</text:p>
          </table:table-cell>
          <table:table-cell table:style-name="ce6" table:formula="of:=[.B510]/[.$B$2]" office:value-type="percentage" office:value="0.712713066117055" calcext:value-type="percentage">
            <text:p>71.27%</text:p>
          </table:table-cell>
          <table:table-cell table:style-name="ce7" table:formula="of:=[.C510]*1.11" office:value-type="float" office:value="60.5818058281802" calcext:value-type="float">
            <text:p>60.58</text:p>
          </table:table-cell>
          <table:table-cell table:number-columns-repeated="5"/>
        </table:table-row>
        <table:table-row table:style-name="ro1">
          <table:table-cell office:value-type="float" office:value="1.56164664664665" calcext:value-type="float">
            <text:p>1.562E+00</text:p>
          </table:table-cell>
          <table:table-cell office:value-type="float" office:value="85.4580231762273" calcext:value-type="float">
            <text:p>85.458</text:p>
          </table:table-cell>
          <table:table-cell office:value-type="float" office:value="54.4082137460169" calcext:value-type="float">
            <text:p>54.408</text:p>
          </table:table-cell>
          <table:table-cell table:style-name="ce6" table:formula="of:=[.B511]/[.$B$2]" office:value-type="percentage" office:value="0.711307219947418" calcext:value-type="percentage">
            <text:p>71.13%</text:p>
          </table:table-cell>
          <table:table-cell table:style-name="ce7" table:formula="of:=[.C511]*1.11" office:value-type="float" office:value="60.3931172580788" calcext:value-type="float">
            <text:p>60.39</text:p>
          </table:table-cell>
          <table:table-cell table:number-columns-repeated="5"/>
        </table:table-row>
        <table:table-row table:style-name="ro1">
          <table:table-cell office:value-type="float" office:value="1.56471471471471" calcext:value-type="float">
            <text:p>1.565E+00</text:p>
          </table:table-cell>
          <table:table-cell office:value-type="float" office:value="85.288777171559" calcext:value-type="float">
            <text:p>85.289</text:p>
          </table:table-cell>
          <table:table-cell office:value-type="float" office:value="54.2382189997194" calcext:value-type="float">
            <text:p>54.238</text:p>
          </table:table-cell>
          <table:table-cell table:style-name="ce6" table:formula="of:=[.B512]/[.$B$2]" office:value-type="percentage" office:value="0.709898506047969" calcext:value-type="percentage">
            <text:p>70.99%</text:p>
          </table:table-cell>
          <table:table-cell table:style-name="ce7" table:formula="of:=[.C512]*1.11" office:value-type="float" office:value="60.2044230896885" calcext:value-type="float">
            <text:p>60.20</text:p>
          </table:table-cell>
          <table:table-cell table:number-columns-repeated="5"/>
        </table:table-row>
        <table:table-row table:style-name="ro1">
          <table:table-cell office:value-type="float" office:value="1.56778278278278" calcext:value-type="float">
            <text:p>1.568E+00</text:p>
          </table:table-cell>
          <table:table-cell office:value-type="float" office:value="85.1191879335768" calcext:value-type="float">
            <text:p>85.119</text:p>
          </table:table-cell>
          <table:table-cell office:value-type="float" office:value="54.0682208910585" calcext:value-type="float">
            <text:p>54.068</text:p>
          </table:table-cell>
          <table:table-cell table:style-name="ce6" table:formula="of:=[.B513]/[.$B$2]" office:value-type="percentage" office:value="0.708486935256618" calcext:value-type="percentage">
            <text:p>70.85%</text:p>
          </table:table-cell>
          <table:table-cell table:style-name="ce7" table:formula="of:=[.C513]*1.11" office:value-type="float" office:value="60.0157251890749" calcext:value-type="float">
            <text:p>60.02</text:p>
          </table:table-cell>
          <table:table-cell table:number-columns-repeated="5"/>
        </table:table-row>
        <table:table-row table:style-name="ro1">
          <table:table-cell office:value-type="float" office:value="1.57085085085085" calcext:value-type="float">
            <text:p>1.571E+00</text:p>
          </table:table-cell>
          <table:table-cell office:value-type="float" office:value="84.9492567708643" calcext:value-type="float">
            <text:p>84.949</text:p>
          </table:table-cell>
          <table:table-cell office:value-type="float" office:value="53.8982211012077" calcext:value-type="float">
            <text:p>53.898</text:p>
          </table:table-cell>
          <table:table-cell table:style-name="ce6" table:formula="of:=[.B514]/[.$B$2]" office:value-type="percentage" office:value="0.707072518465322" calcext:value-type="percentage">
            <text:p>70.71%</text:p>
          </table:table-cell>
          <table:table-cell table:style-name="ce7" table:formula="of:=[.C514]*1.11" office:value-type="float" office:value="59.8270254223406" calcext:value-type="float">
            <text:p>59.83</text:p>
          </table:table-cell>
          <table:table-cell table:number-columns-repeated="5"/>
        </table:table-row>
        <table:table-row table:style-name="ro1">
          <table:table-cell office:value-type="float" office:value="1.57391891891892" calcext:value-type="float">
            <text:p>1.574E+00</text:p>
          </table:table-cell>
          <table:table-cell office:value-type="float" office:value="84.7789849984824" calcext:value-type="float">
            <text:p>84.779</text:p>
          </table:table-cell>
          <table:table-cell office:value-type="float" office:value="53.7282213113568" calcext:value-type="float">
            <text:p>53.728</text:p>
          </table:table-cell>
          <table:table-cell table:style-name="ce6" table:formula="of:=[.B515]/[.$B$2]" office:value-type="percentage" office:value="0.705655266619948" calcext:value-type="percentage">
            <text:p>70.57%</text:p>
          </table:table-cell>
          <table:table-cell table:style-name="ce7" table:formula="of:=[.C515]*1.11" office:value-type="float" office:value="59.6383256556061" calcext:value-type="float">
            <text:p>59.64</text:p>
          </table:table-cell>
          <table:table-cell table:number-columns-repeated="5"/>
        </table:table-row>
        <table:table-row table:style-name="ro1">
          <table:table-cell office:value-type="float" office:value="1.57698698698699" calcext:value-type="float">
            <text:p>1.577E+00</text:p>
          </table:table-cell>
          <table:table-cell office:value-type="float" office:value="84.6083739379538" calcext:value-type="float">
            <text:p>84.608</text:p>
          </table:table-cell>
          <table:table-cell office:value-type="float" office:value="53.5582232026959" calcext:value-type="float">
            <text:p>53.558</text:p>
          </table:table-cell>
          <table:table-cell table:style-name="ce6" table:formula="of:=[.B516]/[.$B$2]" office:value-type="percentage" office:value="0.704235190720151" calcext:value-type="percentage">
            <text:p>70.42%</text:p>
          </table:table-cell>
          <table:table-cell table:style-name="ce7" table:formula="of:=[.C516]*1.11" office:value-type="float" office:value="59.4496277549925" calcext:value-type="float">
            <text:p>59.45</text:p>
          </table:table-cell>
          <table:table-cell table:number-columns-repeated="5"/>
        </table:table-row>
        <table:table-row table:style-name="ro1">
          <table:table-cell office:value-type="float" office:value="1.58005505505506" calcext:value-type="float">
            <text:p>1.580E+00</text:p>
          </table:table-cell>
          <table:table-cell office:value-type="float" office:value="84.4374249172479" calcext:value-type="float">
            <text:p>84.437</text:p>
          </table:table-cell>
          <table:table-cell office:value-type="float" office:value="53.3882284563984" calcext:value-type="float">
            <text:p>53.388</text:p>
          </table:table-cell>
          <table:table-cell table:style-name="ce6" table:formula="of:=[.B517]/[.$B$2]" office:value-type="percentage" office:value="0.702812301819242" calcext:value-type="percentage">
            <text:p>70.28%</text:p>
          </table:table-cell>
          <table:table-cell table:style-name="ce7" table:formula="of:=[.C517]*1.11" office:value-type="float" office:value="59.2609335866022" calcext:value-type="float">
            <text:p>59.26</text:p>
          </table:table-cell>
          <table:table-cell table:number-columns-repeated="5"/>
        </table:table-row>
        <table:table-row table:style-name="ro1">
          <table:table-cell office:value-type="float" office:value="1.58312312312312" calcext:value-type="float">
            <text:p>1.583E+00</text:p>
          </table:table-cell>
          <table:table-cell office:value-type="float" office:value="84.2661392707644" calcext:value-type="float">
            <text:p>84.266</text:p>
          </table:table-cell>
          <table:table-cell office:value-type="float" office:value="53.2182387536044" calcext:value-type="float">
            <text:p>53.218</text:p>
          </table:table-cell>
          <table:table-cell table:style-name="ce6" table:formula="of:=[.B518]/[.$B$2]" office:value-type="percentage" office:value="0.701386611024057" calcext:value-type="percentage">
            <text:p>70.14%</text:p>
          </table:table-cell>
          <table:table-cell table:style-name="ce7" table:formula="of:=[.C518]*1.11" office:value-type="float" office:value="59.0722450165009" calcext:value-type="float">
            <text:p>59.07</text:p>
          </table:table-cell>
          <table:table-cell table:number-columns-repeated="5"/>
        </table:table-row>
        <table:table-row table:style-name="ro1">
          <table:table-cell office:value-type="float" office:value="1.58619119119119" calcext:value-type="float">
            <text:p>1.586E+00</text:p>
          </table:table-cell>
          <table:table-cell office:value-type="float" office:value="84.0945183393187" calcext:value-type="float">
            <text:p>84.095</text:p>
          </table:table-cell>
          <table:table-cell office:value-type="float" office:value="53.048255775404" calcext:value-type="float">
            <text:p>53.048</text:p>
          </table:table-cell>
          <table:table-cell table:style-name="ce6" table:formula="of:=[.B519]/[.$B$2]" office:value-type="percentage" office:value="0.699958129494831" calcext:value-type="percentage">
            <text:p>70.00%</text:p>
          </table:table-cell>
          <table:table-cell table:style-name="ce7" table:formula="of:=[.C519]*1.11" office:value-type="float" office:value="58.8835639106985" calcext:value-type="float">
            <text:p>58.88</text:p>
          </table:table-cell>
          <table:table-cell table:number-columns-repeated="5"/>
        </table:table-row>
        <table:table-row table:style-name="ro1">
          <table:table-cell office:value-type="float" office:value="1.58925925925926" calcext:value-type="float">
            <text:p>1.589E+00</text:p>
          </table:table-cell>
          <table:table-cell office:value-type="float" office:value="83.9225634701256" calcext:value-type="float">
            <text:p>83.923</text:p>
          </table:table-cell>
          <table:table-cell office:value-type="float" office:value="52.8782812028211" calcext:value-type="float">
            <text:p>52.878</text:p>
          </table:table-cell>
          <table:table-cell table:style-name="ce6" table:formula="of:=[.B520]/[.$B$2]" office:value-type="percentage" office:value="0.698526868445064" calcext:value-type="percentage">
            <text:p>69.85%</text:p>
          </table:table-cell>
          <table:table-cell table:style-name="ce7" table:formula="of:=[.C520]*1.11" office:value-type="float" office:value="58.6948921351314" calcext:value-type="float">
            <text:p>58.69</text:p>
          </table:table-cell>
          <table:table-cell table:number-columns-repeated="5"/>
        </table:table-row>
        <table:table-row table:style-name="ro1">
          <table:table-cell office:value-type="float" office:value="1.59232732732733" calcext:value-type="float">
            <text:p>1.592E+00</text:p>
          </table:table-cell>
          <table:table-cell office:value-type="float" office:value="83.7502760167843" calcext:value-type="float">
            <text:p>83.750</text:p>
          </table:table-cell>
          <table:table-cell office:value-type="float" office:value="52.7083167167962" calcext:value-type="float">
            <text:p>52.708</text:p>
          </table:table-cell>
          <table:table-cell table:style-name="ce6" table:formula="of:=[.B521]/[.$B$2]" office:value-type="percentage" office:value="0.697092839141399" calcext:value-type="percentage">
            <text:p>69.71%</text:p>
          </table:table-cell>
          <table:table-cell table:style-name="ce7" table:formula="of:=[.C521]*1.11" office:value-type="float" office:value="58.5062315556438" calcext:value-type="float">
            <text:p>58.51</text:p>
          </table:table-cell>
          <table:table-cell table:number-columns-repeated="5"/>
        </table:table-row>
        <table:table-row table:style-name="ro1">
          <table:table-cell office:value-type="float" office:value="1.5953953953954" calcext:value-type="float">
            <text:p>1.595E+00</text:p>
          </table:table-cell>
          <table:table-cell office:value-type="float" office:value="83.5776573392626" calcext:value-type="float">
            <text:p>83.578</text:p>
          </table:table-cell>
          <table:table-cell office:value-type="float" office:value="52.5383639981703" calcext:value-type="float">
            <text:p>52.538</text:p>
          </table:table-cell>
          <table:table-cell table:style-name="ce6" table:formula="of:=[.B522]/[.$B$2]" office:value-type="percentage" office:value="0.695656052903485" calcext:value-type="percentage">
            <text:p>69.57%</text:p>
          </table:table-cell>
          <table:table-cell table:style-name="ce7" table:formula="of:=[.C522]*1.11" office:value-type="float" office:value="58.317584037969" calcext:value-type="float">
            <text:p>58.32</text:p>
          </table:table-cell>
          <table:table-cell table:number-columns-repeated="5"/>
        </table:table-row>
        <table:table-row table:style-name="ro1">
          <table:table-cell office:value-type="float" office:value="1.59846346346346" calcext:value-type="float">
            <text:p>1.598E+00</text:p>
          </table:table-cell>
          <table:table-cell office:value-type="float" office:value="83.4047088038814" calcext:value-type="float">
            <text:p>83.405</text:p>
          </table:table-cell>
          <table:table-cell office:value-type="float" office:value="52.3684247276677" calcext:value-type="float">
            <text:p>52.368</text:p>
          </table:table-cell>
          <table:table-cell table:style-name="ce6" table:formula="of:=[.B523]/[.$B$2]" office:value-type="percentage" office:value="0.694216521103852" calcext:value-type="percentage">
            <text:p>69.42%</text:p>
          </table:table-cell>
          <table:table-cell table:style-name="ce7" table:formula="of:=[.C523]*1.11" office:value-type="float" office:value="58.1289514477112" calcext:value-type="float">
            <text:p>58.13</text:p>
          </table:table-cell>
          <table:table-cell table:number-columns-repeated="5"/>
        </table:table-row>
        <table:table-row table:style-name="ro1">
          <table:table-cell office:value-type="float" office:value="1.60153153153153" calcext:value-type="float">
            <text:p>1.602E+00</text:p>
          </table:table-cell>
          <table:table-cell office:value-type="float" office:value="83.2314317832991" calcext:value-type="float">
            <text:p>83.231</text:p>
          </table:table-cell>
          <table:table-cell office:value-type="float" office:value="52.19850058588" calcext:value-type="float">
            <text:p>52.199</text:p>
          </table:table-cell>
          <table:table-cell table:style-name="ce6" table:formula="of:=[.B524]/[.$B$2]" office:value-type="percentage" office:value="0.692774255167779" calcext:value-type="percentage">
            <text:p>69.28%</text:p>
          </table:table-cell>
          <table:table-cell table:style-name="ce7" table:formula="of:=[.C524]*1.11" office:value-type="float" office:value="57.9403356503268" calcext:value-type="float">
            <text:p>57.94</text:p>
          </table:table-cell>
          <table:table-cell table:number-columns-repeated="5"/>
        </table:table-row>
        <table:table-row table:style-name="ro1">
          <table:table-cell office:value-type="float" office:value="1.6045995995996" calcext:value-type="float">
            <text:p>1.605E+00</text:p>
          </table:table-cell>
          <table:table-cell office:value-type="float" office:value="83.0578276564961" calcext:value-type="float">
            <text:p>83.058</text:p>
          </table:table-cell>
          <table:table-cell office:value-type="float" office:value="52.028593253249" calcext:value-type="float">
            <text:p>52.029</text:p>
          </table:table-cell>
          <table:table-cell table:style-name="ce6" table:formula="of:=[.B525]/[.$B$2]" office:value-type="percentage" office:value="0.691329266573168" calcext:value-type="percentage">
            <text:p>69.13%</text:p>
          </table:table-cell>
          <table:table-cell table:style-name="ce7" table:formula="of:=[.C525]*1.11" office:value-type="float" office:value="57.7517385111064" calcext:value-type="float">
            <text:p>57.75</text:p>
          </table:table-cell>
          <table:table-cell table:number-columns-repeated="5"/>
        </table:table-row>
        <table:table-row table:style-name="ro1">
          <table:table-cell office:value-type="float" office:value="1.60766766766767" calcext:value-type="float">
            <text:p>1.608E+00</text:p>
          </table:table-cell>
          <table:table-cell office:value-type="float" office:value="82.8838978087594" calcext:value-type="float">
            <text:p>82.884</text:p>
          </table:table-cell>
          <table:table-cell office:value-type="float" office:value="51.8587044100505" calcext:value-type="float">
            <text:p>51.859</text:p>
          </table:table-cell>
          <table:table-cell table:style-name="ce6" table:formula="of:=[.B526]/[.$B$2]" office:value-type="percentage" office:value="0.689881566850412" calcext:value-type="percentage">
            <text:p>68.99%</text:p>
          </table:table-cell>
          <table:table-cell table:style-name="ce7" table:formula="of:=[.C526]*1.11" office:value-type="float" office:value="57.5631618951561" calcext:value-type="float">
            <text:p>57.56</text:p>
          </table:table-cell>
          <table:table-cell table:number-columns-repeated="5"/>
        </table:table-row>
        <table:table-row table:style-name="ro1">
          <table:table-cell office:value-type="float" office:value="1.61073573573574" calcext:value-type="float">
            <text:p>1.611E+00</text:p>
          </table:table-cell>
          <table:table-cell office:value-type="float" office:value="82.7096436316669" calcext:value-type="float">
            <text:p>82.710</text:p>
          </table:table-cell>
          <table:table-cell office:value-type="float" office:value="51.6888357363772" calcext:value-type="float">
            <text:p>51.689</text:p>
          </table:table-cell>
          <table:table-cell table:style-name="ce6" table:formula="of:=[.B527]/[.$B$2]" office:value-type="percentage" office:value="0.688431167582268" calcext:value-type="percentage">
            <text:p>68.84%</text:p>
          </table:table-cell>
          <table:table-cell table:style-name="ce7" table:formula="of:=[.C527]*1.11" office:value-type="float" office:value="57.3746076673787" calcext:value-type="float">
            <text:p>57.37</text:p>
          </table:table-cell>
          <table:table-cell table:number-columns-repeated="5"/>
        </table:table-row>
        <table:table-row table:style-name="ro1">
          <table:table-cell office:value-type="float" office:value="1.6138038038038" calcext:value-type="float">
            <text:p>1.614E+00</text:p>
          </table:table-cell>
          <table:table-cell office:value-type="float" office:value="82.5350665230718" calcext:value-type="float">
            <text:p>82.535</text:p>
          </table:table-cell>
          <table:table-cell office:value-type="float" office:value="51.5189889121224" calcext:value-type="float">
            <text:p>51.519</text:p>
          </table:table-cell>
          <table:table-cell table:style-name="ce6" table:formula="of:=[.B528]/[.$B$2]" office:value-type="percentage" office:value="0.686978080403722" calcext:value-type="percentage">
            <text:p>68.70%</text:p>
          </table:table-cell>
          <table:table-cell table:style-name="ce7" table:formula="of:=[.C528]*1.11" office:value-type="float" office:value="57.1860776924559" calcext:value-type="float">
            <text:p>57.19</text:p>
          </table:table-cell>
          <table:table-cell table:number-columns-repeated="5"/>
        </table:table-row>
        <table:table-row table:style-name="ro1">
          <table:table-cell office:value-type="float" office:value="1.61687187187187" calcext:value-type="float">
            <text:p>1.617E+00</text:p>
          </table:table-cell>
          <table:table-cell office:value-type="float" office:value="82.3601678870874" calcext:value-type="float">
            <text:p>82.360</text:p>
          </table:table-cell>
          <table:table-cell office:value-type="float" office:value="51.3491656169634" calcext:value-type="float">
            <text:p>51.349</text:p>
          </table:table-cell>
          <table:table-cell table:style-name="ce6" table:formula="of:=[.B529]/[.$B$2]" office:value-type="percentage" office:value="0.685522317001869" calcext:value-type="percentage">
            <text:p>68.55%</text:p>
          </table:table-cell>
          <table:table-cell table:style-name="ce7" table:formula="of:=[.C529]*1.11" office:value-type="float" office:value="56.9975738348294" calcext:value-type="float">
            <text:p>57.00</text:p>
          </table:table-cell>
          <table:table-cell table:number-columns-repeated="5"/>
        </table:table-row>
        <table:table-row table:style-name="ro1">
          <table:table-cell office:value-type="float" office:value="1.61993993993994" calcext:value-type="float">
            <text:p>1.620E+00</text:p>
          </table:table-cell>
          <table:table-cell office:value-type="float" office:value="82.1849491340713" calcext:value-type="float">
            <text:p>82.185</text:p>
          </table:table-cell>
          <table:table-cell office:value-type="float" office:value="51.1793675303447" calcext:value-type="float">
            <text:p>51.179</text:p>
          </table:table-cell>
          <table:table-cell table:style-name="ce6" table:formula="of:=[.B530]/[.$B$2]" office:value-type="percentage" office:value="0.684063889115777" calcext:value-type="percentage">
            <text:p>68.41%</text:p>
          </table:table-cell>
          <table:table-cell table:style-name="ce7" table:formula="of:=[.C530]*1.11" office:value-type="float" office:value="56.8090979586826" calcext:value-type="float">
            <text:p>56.81</text:p>
          </table:table-cell>
          <table:table-cell table:number-columns-repeated="5"/>
        </table:table-row>
        <table:table-row table:style-name="ro1">
          <table:table-cell office:value-type="float" office:value="1.62300800800801" calcext:value-type="float">
            <text:p>1.623E+00</text:p>
          </table:table-cell>
          <table:table-cell office:value-type="float" office:value="82.0094116806096" calcext:value-type="float">
            <text:p>82.009</text:p>
          </table:table-cell>
          <table:table-cell office:value-type="float" office:value="51.0095963314617" calcext:value-type="float">
            <text:p>51.010</text:p>
          </table:table-cell>
          <table:table-cell table:style-name="ce6" table:formula="of:=[.B531]/[.$B$2]" office:value-type="percentage" office:value="0.682602808536356" calcext:value-type="percentage">
            <text:p>68.26%</text:p>
          </table:table-cell>
          <table:table-cell table:style-name="ce7" table:formula="of:=[.C531]*1.11" office:value-type="float" office:value="56.6206519279225" calcext:value-type="float">
            <text:p>56.62</text:p>
          </table:table-cell>
          <table:table-cell table:number-columns-repeated="5"/>
        </table:table-row>
        <table:table-row table:style-name="ro1">
          <table:table-cell office:value-type="float" office:value="1.62607607607608" calcext:value-type="float">
            <text:p>1.626E+00</text:p>
          </table:table-cell>
          <table:table-cell office:value-type="float" office:value="81.8335569495022" calcext:value-type="float">
            <text:p>81.834</text:p>
          </table:table-cell>
          <table:table-cell office:value-type="float" office:value="50.8398536992438" calcext:value-type="float">
            <text:p>50.840</text:p>
          </table:table-cell>
          <table:table-cell table:style-name="ce6" table:formula="of:=[.B532]/[.$B$2]" office:value-type="percentage" office:value="0.681139087106237" calcext:value-type="percentage">
            <text:p>68.11%</text:p>
          </table:table-cell>
          <table:table-cell table:style-name="ce7" table:formula="of:=[.C532]*1.11" office:value-type="float" office:value="56.4322376061606" calcext:value-type="float">
            <text:p>56.43</text:p>
          </table:table-cell>
          <table:table-cell table:number-columns-repeated="5"/>
        </table:table-row>
        <table:table-row table:style-name="ro1">
          <table:table-cell office:value-type="float" office:value="1.62914414414414" calcext:value-type="float">
            <text:p>1.629E+00</text:p>
          </table:table-cell>
          <table:table-cell office:value-type="float" office:value="81.6573863697464" calcext:value-type="float">
            <text:p>81.657</text:p>
          </table:table-cell>
          <table:table-cell office:value-type="float" office:value="50.6701413123376" calcext:value-type="float">
            <text:p>50.670</text:p>
          </table:table-cell>
          <table:table-cell table:style-name="ce6" table:formula="of:=[.B533]/[.$B$2]" office:value-type="percentage" office:value="0.679672736719636" calcext:value-type="percentage">
            <text:p>67.97%</text:p>
          </table:table-cell>
          <table:table-cell table:style-name="ce7" table:formula="of:=[.C533]*1.11" office:value-type="float" office:value="56.2438568566947" calcext:value-type="float">
            <text:p>56.24</text:p>
          </table:table-cell>
          <table:table-cell table:number-columns-repeated="5"/>
        </table:table-row>
        <table:table-row table:style-name="ro1">
          <table:table-cell office:value-type="float" office:value="1.63221221221221" calcext:value-type="float">
            <text:p>1.632E+00</text:p>
          </table:table-cell>
          <table:table-cell office:value-type="float" office:value="81.480901376522" calcext:value-type="float">
            <text:p>81.481</text:p>
          </table:table-cell>
          <table:table-cell office:value-type="float" office:value="50.5004608490911" calcext:value-type="float">
            <text:p>50.500</text:p>
          </table:table-cell>
          <table:table-cell table:style-name="ce6" table:formula="of:=[.B534]/[.$B$2]" office:value-type="percentage" office:value="0.678203769322227" calcext:value-type="percentage">
            <text:p>67.82%</text:p>
          </table:table-cell>
          <table:table-cell table:style-name="ce7" table:formula="of:=[.C534]*1.11" office:value-type="float" office:value="56.0555115424911" calcext:value-type="float">
            <text:p>56.06</text:p>
          </table:table-cell>
          <table:table-cell table:number-columns-repeated="5"/>
        </table:table-row>
        <table:table-row table:style-name="ro1">
          <table:table-cell office:value-type="float" office:value="1.63528028028028" calcext:value-type="float">
            <text:p>1.635E+00</text:p>
          </table:table-cell>
          <table:table-cell office:value-type="float" office:value="81.3041034111755" calcext:value-type="float">
            <text:p>81.304</text:p>
          </table:table-cell>
          <table:table-cell office:value-type="float" office:value="50.3308139875364" calcext:value-type="float">
            <text:p>50.331</text:p>
          </table:table-cell>
          <table:table-cell table:style-name="ce6" table:formula="of:=[.B535]/[.$B$2]" office:value-type="percentage" office:value="0.676732196911014" calcext:value-type="percentage">
            <text:p>67.67%</text:p>
          </table:table-cell>
          <table:table-cell table:style-name="ce7" table:formula="of:=[.C535]*1.11" office:value-type="float" office:value="55.8672035261654" calcext:value-type="float">
            <text:p>55.87</text:p>
          </table:table-cell>
          <table:table-cell table:number-columns-repeated="5"/>
        </table:table-row>
        <table:table-row table:style-name="ro1">
          <table:table-cell office:value-type="float" office:value="1.63834834834835" calcext:value-type="float">
            <text:p>1.638E+00</text:p>
          </table:table-cell>
          <table:table-cell office:value-type="float" office:value="81.3041034111755" calcext:value-type="float">
            <text:p>81.304</text:p>
          </table:table-cell>
          <table:table-cell office:value-type="float" office:value="50.3308139875364" calcext:value-type="float">
            <text:p>50.331</text:p>
          </table:table-cell>
          <table:table-cell table:style-name="ce6" table:formula="of:=[.B536]/[.$B$2]" office:value-type="percentage" office:value="0.676732196911014" calcext:value-type="percentage">
            <text:p>67.67%</text:p>
          </table:table-cell>
          <table:table-cell table:style-name="ce7" table:formula="of:=[.C536]*1.11" office:value-type="float" office:value="55.8672035261654" calcext:value-type="float">
            <text:p>55.87</text:p>
          </table:table-cell>
          <table:table-cell table:number-columns-repeated="5"/>
        </table:table-row>
        <table:table-row table:style-name="ro1">
          <table:table-cell office:value-type="float" office:value="1.64141641641642" calcext:value-type="float">
            <text:p>1.641E+00</text:p>
          </table:table-cell>
          <table:table-cell office:value-type="float" office:value="81.1269939212045" calcext:value-type="float">
            <text:p>81.127</text:p>
          </table:table-cell>
          <table:table-cell office:value-type="float" office:value="50.161202405373" calcext:value-type="float">
            <text:p>50.161</text:p>
          </table:table-cell>
          <table:table-cell table:style-name="ce6" table:formula="of:=[.B537]/[.$B$2]" office:value-type="percentage" office:value="0.675258031534197" calcext:value-type="percentage">
            <text:p>67.53%</text:p>
          </table:table-cell>
          <table:table-cell table:style-name="ce7" table:formula="of:=[.C537]*1.11" office:value-type="float" office:value="55.678934669964" calcext:value-type="float">
            <text:p>55.68</text:p>
          </table:table-cell>
          <table:table-cell table:number-columns-repeated="5"/>
        </table:table-row>
        <table:table-row table:style-name="ro1">
          <table:table-cell office:value-type="float" office:value="1.64448448448448" calcext:value-type="float">
            <text:p>1.644E+00</text:p>
          </table:table-cell>
          <table:table-cell office:value-type="float" office:value="80.9495743602427" calcext:value-type="float">
            <text:p>80.950</text:p>
          </table:table-cell>
          <table:table-cell office:value-type="float" office:value="49.9916277799519" calcext:value-type="float">
            <text:p>49.992</text:p>
          </table:table-cell>
          <table:table-cell table:style-name="ce6" table:formula="of:=[.B538]/[.$B$2]" office:value-type="percentage" office:value="0.673781285291053" calcext:value-type="percentage">
            <text:p>67.38%</text:p>
          </table:table-cell>
          <table:table-cell table:style-name="ce7" table:formula="of:=[.C538]*1.11" office:value-type="float" office:value="55.4907068357466" calcext:value-type="float">
            <text:p>55.49</text:p>
          </table:table-cell>
          <table:table-cell table:number-columns-repeated="5"/>
        </table:table-row>
        <table:table-row table:style-name="ro1">
          <table:table-cell office:value-type="float" office:value="1.64755255255255" calcext:value-type="float">
            <text:p>1.648E+00</text:p>
          </table:table-cell>
          <table:table-cell office:value-type="float" office:value="80.7718461880438" calcext:value-type="float">
            <text:p>80.772</text:p>
          </table:table-cell>
          <table:table-cell office:value-type="float" office:value="49.8220917882585" calcext:value-type="float">
            <text:p>49.822</text:p>
          </table:table-cell>
          <table:table-cell table:style-name="ce6" table:formula="of:=[.B539]/[.$B$2]" office:value-type="percentage" office:value="0.672301970331796" calcext:value-type="percentage">
            <text:p>67.23%</text:p>
          </table:table-cell>
          <table:table-cell table:style-name="ce7" table:formula="of:=[.C539]*1.11" office:value-type="float" office:value="55.3025218849669" calcext:value-type="float">
            <text:p>55.30</text:p>
          </table:table-cell>
          <table:table-cell table:number-columns-repeated="5"/>
        </table:table-row>
        <table:table-row table:style-name="ro1">
          <table:table-cell office:value-type="float" office:value="1.65062062062062" calcext:value-type="float">
            <text:p>1.651E+00</text:p>
          </table:table-cell>
          <table:table-cell office:value-type="float" office:value="80.5938108704664" calcext:value-type="float">
            <text:p>80.594</text:p>
          </table:table-cell>
          <table:table-cell office:value-type="float" office:value="49.6525961068962" calcext:value-type="float">
            <text:p>49.653</text:p>
          </table:table-cell>
          <table:table-cell table:style-name="ce6" table:formula="of:=[.B540]/[.$B$2]" office:value-type="percentage" office:value="0.670820098857455" calcext:value-type="percentage">
            <text:p>67.08%</text:p>
          </table:table-cell>
          <table:table-cell table:style-name="ce7" table:formula="of:=[.C540]*1.11" office:value-type="float" office:value="55.1143816786548" calcext:value-type="float">
            <text:p>55.11</text:p>
          </table:table-cell>
          <table:table-cell table:number-columns-repeated="5"/>
        </table:table-row>
        <table:table-row table:style-name="ro1">
          <table:table-cell office:value-type="float" office:value="1.65368868868869" calcext:value-type="float">
            <text:p>1.654E+00</text:p>
          </table:table-cell>
          <table:table-cell office:value-type="float" office:value="80.4154698794584" calcext:value-type="float">
            <text:p>80.415</text:p>
          </table:table-cell>
          <table:table-cell office:value-type="float" office:value="49.4831424120695" calcext:value-type="float">
            <text:p>49.483</text:p>
          </table:table-cell>
          <table:table-cell table:style-name="ce6" table:formula="of:=[.B541]/[.$B$2]" office:value-type="percentage" office:value="0.669335683119743" calcext:value-type="percentage">
            <text:p>66.93%</text:p>
          </table:table-cell>
          <table:table-cell table:style-name="ce7" table:formula="of:=[.C541]*1.11" office:value-type="float" office:value="54.9262880773972" calcext:value-type="float">
            <text:p>54.93</text:p>
          </table:table-cell>
          <table:table-cell table:number-columns-repeated="5"/>
        </table:table-row>
        <table:table-row table:style-name="ro1">
          <table:table-cell office:value-type="float" office:value="1.65675675675676" calcext:value-type="float">
            <text:p>1.657E+00</text:p>
          </table:table-cell>
          <table:table-cell office:value-type="float" office:value="80.2368246930417" calcext:value-type="float">
            <text:p>80.237</text:p>
          </table:table-cell>
          <table:table-cell office:value-type="float" office:value="49.3137323795679" calcext:value-type="float">
            <text:p>49.314</text:p>
          </table:table-cell>
          <table:table-cell table:style-name="ce6" table:formula="of:=[.B542]/[.$B$2]" office:value-type="percentage" office:value="0.667848735420929" calcext:value-type="percentage">
            <text:p>66.78%</text:p>
          </table:table-cell>
          <table:table-cell table:style-name="ce7" table:formula="of:=[.C542]*1.11" office:value-type="float" office:value="54.7382429413204" calcext:value-type="float">
            <text:p>54.74</text:p>
          </table:table-cell>
          <table:table-cell table:number-columns-repeated="5"/>
        </table:table-row>
        <table:table-row table:style-name="ro1">
          <table:table-cell office:value-type="float" office:value="1.65982482482482" calcext:value-type="float">
            <text:p>1.660E+00</text:p>
          </table:table-cell>
          <table:table-cell office:value-type="float" office:value="80.0578767952964" calcext:value-type="float">
            <text:p>80.058</text:p>
          </table:table-cell>
          <table:table-cell office:value-type="float" office:value="49.1443676847492" calcext:value-type="float">
            <text:p>49.144</text:p>
          </table:table-cell>
          <table:table-cell table:style-name="ce6" table:formula="of:=[.B543]/[.$B$2]" office:value-type="percentage" office:value="0.666359268113709" calcext:value-type="percentage">
            <text:p>66.64%</text:p>
          </table:table-cell>
          <table:table-cell table:style-name="ce7" table:formula="of:=[.C543]*1.11" office:value-type="float" office:value="54.5502481300716" calcext:value-type="float">
            <text:p>54.55</text:p>
          </table:table-cell>
          <table:table-cell table:number-columns-repeated="5"/>
        </table:table-row>
        <table:table-row table:style-name="ro1">
          <table:table-cell office:value-type="float" office:value="1.66289289289289" calcext:value-type="float">
            <text:p>1.663E+00</text:p>
          </table:table-cell>
          <table:table-cell office:value-type="float" office:value="79.8786276763456" calcext:value-type="float">
            <text:p>79.879</text:p>
          </table:table-cell>
          <table:table-cell office:value-type="float" office:value="48.9750500025225" calcext:value-type="float">
            <text:p>48.975</text:p>
          </table:table-cell>
          <table:table-cell table:style-name="ce6" table:formula="of:=[.B544]/[.$B$2]" office:value-type="percentage" office:value="0.664867293601076" calcext:value-type="percentage">
            <text:p>66.49%</text:p>
          </table:table-cell>
          <table:table-cell table:style-name="ce7" table:formula="of:=[.C544]*1.11" office:value-type="float" office:value="54.3623055028" calcext:value-type="float">
            <text:p>54.36</text:p>
          </table:table-cell>
          <table:table-cell table:number-columns-repeated="5"/>
        </table:table-row>
        <table:table-row table:style-name="ro1">
          <table:table-cell office:value-type="float" office:value="1.66596096096096" calcext:value-type="float">
            <text:p>1.666E+00</text:p>
          </table:table-cell>
          <table:table-cell office:value-type="float" office:value="79.6990788323401" calcext:value-type="float">
            <text:p>79.699</text:p>
          </table:table-cell>
          <table:table-cell office:value-type="float" office:value="48.8057810073324" calcext:value-type="float">
            <text:p>48.806</text:p>
          </table:table-cell>
          <table:table-cell table:style-name="ce6" table:formula="of:=[.B545]/[.$B$2]" office:value-type="percentage" office:value="0.663372824336195" calcext:value-type="percentage">
            <text:p>66.34%</text:p>
          </table:table-cell>
          <table:table-cell table:style-name="ce7" table:formula="of:=[.C545]*1.11" office:value-type="float" office:value="54.174416918139" calcext:value-type="float">
            <text:p>54.17</text:p>
          </table:table-cell>
          <table:table-cell table:number-columns-repeated="5"/>
        </table:table-row>
        <table:table-row table:style-name="ro1">
          <table:table-cell office:value-type="float" office:value="1.66902902902903" calcext:value-type="float">
            <text:p>1.669E+00</text:p>
          </table:table-cell>
          <table:table-cell office:value-type="float" office:value="79.5192317654426" calcext:value-type="float">
            <text:p>79.519</text:p>
          </table:table-cell>
          <table:table-cell office:value-type="float" office:value="48.6365623731416" calcext:value-type="float">
            <text:p>48.637</text:p>
          </table:table-cell>
          <table:table-cell table:style-name="ce6" table:formula="of:=[.B546]/[.$B$2]" office:value-type="percentage" office:value="0.661875872822272" calcext:value-type="percentage">
            <text:p>66.19%</text:p>
          </table:table-cell>
          <table:table-cell table:style-name="ce7" table:formula="of:=[.C546]*1.11" office:value-type="float" office:value="53.9865842341872" calcext:value-type="float">
            <text:p>53.99</text:p>
          </table:table-cell>
          <table:table-cell table:number-columns-repeated="5"/>
        </table:table-row>
        <table:table-row table:style-name="ro1">
          <table:table-cell office:value-type="float" office:value="1.6720970970971" calcext:value-type="float">
            <text:p>1.672E+00</text:p>
          </table:table-cell>
          <table:table-cell office:value-type="float" office:value="79.3390879838124" calcext:value-type="float">
            <text:p>79.339</text:p>
          </table:table-cell>
          <table:table-cell office:value-type="float" office:value="48.467395773415" calcext:value-type="float">
            <text:p>48.467</text:p>
          </table:table-cell>
          <table:table-cell table:style-name="ce6" table:formula="of:=[.B547]/[.$B$2]" office:value-type="percentage" office:value="0.660376451612423" calcext:value-type="percentage">
            <text:p>66.04%</text:p>
          </table:table-cell>
          <table:table-cell table:style-name="ce7" table:formula="of:=[.C547]*1.11" office:value-type="float" office:value="53.7988093084907" calcext:value-type="float">
            <text:p>53.80</text:p>
          </table:table-cell>
          <table:table-cell table:number-columns-repeated="5"/>
        </table:table-row>
        <table:table-row table:style-name="ro1">
          <table:table-cell office:value-type="float" office:value="1.67516516516517" calcext:value-type="float">
            <text:p>1.675E+00</text:p>
          </table:table-cell>
          <table:table-cell office:value-type="float" office:value="79.1586490015904" calcext:value-type="float">
            <text:p>79.159</text:p>
          </table:table-cell>
          <table:table-cell office:value-type="float" office:value="48.298282881103" calcext:value-type="float">
            <text:p>48.298</text:p>
          </table:table-cell>
          <table:table-cell table:style-name="ce6" table:formula="of:=[.B548]/[.$B$2]" office:value-type="percentage" office:value="0.658874573309554" calcext:value-type="percentage">
            <text:p>65.89%</text:p>
          </table:table-cell>
          <table:table-cell table:style-name="ce7" table:formula="of:=[.C548]*1.11" office:value-type="float" office:value="53.6110939980243" calcext:value-type="float">
            <text:p>53.61</text:p>
          </table:table-cell>
          <table:table-cell table:number-columns-repeated="5"/>
        </table:table-row>
        <table:table-row table:style-name="ro1">
          <table:table-cell office:value-type="float" office:value="1.67823323323323" calcext:value-type="float">
            <text:p>1.678E+00</text:p>
          </table:table-cell>
          <table:table-cell office:value-type="float" office:value="78.977916338883" calcext:value-type="float">
            <text:p>78.978</text:p>
          </table:table-cell>
          <table:table-cell office:value-type="float" office:value="48.1292253686246" calcext:value-type="float">
            <text:p>48.129</text:p>
          </table:table-cell>
          <table:table-cell table:style-name="ce6" table:formula="of:=[.B549]/[.$B$2]" office:value-type="percentage" office:value="0.657370250566223" calcext:value-type="percentage">
            <text:p>65.74%</text:p>
          </table:table-cell>
          <table:table-cell table:style-name="ce7" table:formula="of:=[.C549]*1.11" office:value-type="float" office:value="53.4234401591733" calcext:value-type="float">
            <text:p>53.42</text:p>
          </table:table-cell>
          <table:table-cell table:number-columns-repeated="5"/>
        </table:table-row>
        <table:table-row table:style-name="ro1">
          <table:table-cell office:value-type="float" office:value="1.6813013013013" calcext:value-type="float">
            <text:p>1.681E+00</text:p>
          </table:table-cell>
          <table:table-cell office:value-type="float" office:value="78.7968915217473" calcext:value-type="float">
            <text:p>78.797</text:p>
          </table:table-cell>
          <table:table-cell office:value-type="float" office:value="47.9602249078513" calcext:value-type="float">
            <text:p>47.960</text:p>
          </table:table-cell>
          <table:table-cell table:style-name="ce6" table:formula="of:=[.B550]/[.$B$2]" office:value-type="percentage" office:value="0.65586349608452" calcext:value-type="percentage">
            <text:p>65.59%</text:p>
          </table:table-cell>
          <table:table-cell table:style-name="ce7" table:formula="of:=[.C550]*1.11" office:value-type="float" office:value="53.2358496477149" calcext:value-type="float">
            <text:p>53.24</text:p>
          </table:table-cell>
          <table:table-cell table:number-columns-repeated="5"/>
        </table:table-row>
        <table:table-row table:style-name="ro1">
          <table:table-cell office:value-type="float" office:value="1.68436936936937" calcext:value-type="float">
            <text:p>1.684E+00</text:p>
          </table:table-cell>
          <table:table-cell office:value-type="float" office:value="78.6155760821756" calcext:value-type="float">
            <text:p>78.616</text:p>
          </table:table-cell>
          <table:table-cell office:value-type="float" office:value="47.7912831700904" calcext:value-type="float">
            <text:p>47.791</text:p>
          </table:table-cell>
          <table:table-cell table:style-name="ce6" table:formula="of:=[.B551]/[.$B$2]" office:value-type="percentage" office:value="0.654354322615935" calcext:value-type="percentage">
            <text:p>65.44%</text:p>
          </table:table-cell>
          <table:table-cell table:style-name="ce7" table:formula="of:=[.C551]*1.11" office:value-type="float" office:value="53.0483243188004" calcext:value-type="float">
            <text:p>53.05</text:p>
          </table:table-cell>
          <table:table-cell table:number-columns-repeated="5"/>
        </table:table-row>
        <table:table-row table:style-name="ro1">
          <table:table-cell office:value-type="float" office:value="1.68743743743744" calcext:value-type="float">
            <text:p>1.687E+00</text:p>
          </table:table-cell>
          <table:table-cell office:value-type="float" office:value="78.4339715580797" calcext:value-type="float">
            <text:p>78.434</text:p>
          </table:table-cell>
          <table:table-cell office:value-type="float" office:value="47.6224018260683" calcext:value-type="float">
            <text:p>47.622</text:p>
          </table:table-cell>
          <table:table-cell table:style-name="ce6" table:formula="of:=[.B552]/[.$B$2]" office:value-type="percentage" office:value="0.652842742961229" calcext:value-type="percentage">
            <text:p>65.28%</text:p>
          </table:table-cell>
          <table:table-cell table:style-name="ce7" table:formula="of:=[.C552]*1.11" office:value-type="float" office:value="52.8608660269358" calcext:value-type="float">
            <text:p>52.86</text:p>
          </table:table-cell>
          <table:table-cell table:number-columns-repeated="5"/>
        </table:table-row>
        <table:table-row table:style-name="ro1">
          <table:table-cell office:value-type="float" office:value="1.69050550550551" calcext:value-type="float">
            <text:p>1.691E+00</text:p>
          </table:table-cell>
          <table:table-cell office:value-type="float" office:value="78.252079493276" calcext:value-type="float">
            <text:p>78.252</text:p>
          </table:table-cell>
          <table:table-cell office:value-type="float" office:value="47.4535825459145" calcext:value-type="float">
            <text:p>47.454</text:p>
          </table:table-cell>
          <table:table-cell table:style-name="ce6" table:formula="of:=[.B553]/[.$B$2]" office:value-type="percentage" office:value="0.651328769970312" calcext:value-type="percentage">
            <text:p>65.13%</text:p>
          </table:table-cell>
          <table:table-cell table:style-name="ce7" table:formula="of:=[.C553]*1.11" office:value-type="float" office:value="52.6734766259651" calcext:value-type="float">
            <text:p>52.67</text:p>
          </table:table-cell>
          <table:table-cell table:number-columns-repeated="5"/>
        </table:table-row>
        <table:table-row table:style-name="ro1">
          <table:table-cell office:value-type="float" office:value="1.69357357357357" calcext:value-type="float">
            <text:p>1.694E+00</text:p>
          </table:table-cell>
          <table:table-cell office:value-type="float" office:value="78.06990143747" calcext:value-type="float">
            <text:p>78.070</text:p>
          </table:table-cell>
          <table:table-cell office:value-type="float" office:value="47.2848269991443" calcext:value-type="float">
            <text:p>47.285</text:p>
          </table:table-cell>
          <table:table-cell table:style-name="ce6" table:formula="of:=[.B554]/[.$B$2]" office:value-type="percentage" office:value="0.649812416542108" calcext:value-type="percentage">
            <text:p>64.98%</text:p>
          </table:table-cell>
          <table:table-cell table:style-name="ce7" table:formula="of:=[.C554]*1.11" office:value-type="float" office:value="52.4861579690502" calcext:value-type="float">
            <text:p>52.49</text:p>
          </table:table-cell>
          <table:table-cell table:number-columns-repeated="5"/>
        </table:table-row>
        <table:table-row table:style-name="ro1">
          <table:table-cell office:value-type="float" office:value="1.69664164164164" calcext:value-type="float">
            <text:p>1.697E+00</text:p>
          </table:table-cell>
          <table:table-cell office:value-type="float" office:value="77.8874389462409" calcext:value-type="float">
            <text:p>77.887</text:p>
          </table:table-cell>
          <table:table-cell office:value-type="float" office:value="47.116136854643" calcext:value-type="float">
            <text:p>47.116</text:p>
          </table:table-cell>
          <table:table-cell table:style-name="ce6" table:formula="of:=[.B555]/[.$B$2]" office:value-type="percentage" office:value="0.648293695624433" calcext:value-type="percentage">
            <text:p>64.83%</text:p>
          </table:table-cell>
          <table:table-cell table:style-name="ce7" table:formula="of:=[.C555]*1.11" office:value-type="float" office:value="52.2989119086537" calcext:value-type="float">
            <text:p>52.30</text:p>
          </table:table-cell>
          <table:table-cell table:number-columns-repeated="5"/>
        </table:table-row>
        <table:table-row table:style-name="ro1">
          <table:table-cell office:value-type="float" office:value="1.69970970970971" calcext:value-type="float">
            <text:p>1.700E+00</text:p>
          </table:table-cell>
          <table:table-cell office:value-type="float" office:value="77.7046935810264" calcext:value-type="float">
            <text:p>77.705</text:p>
          </table:table-cell>
          <table:table-cell office:value-type="float" office:value="46.947513780649" calcext:value-type="float">
            <text:p>46.948</text:p>
          </table:table-cell>
          <table:table-cell table:style-name="ce6" table:formula="of:=[.B556]/[.$B$2]" office:value-type="percentage" office:value="0.646772620213867" calcext:value-type="percentage">
            <text:p>64.68%</text:p>
          </table:table-cell>
          <table:table-cell table:style-name="ce7" table:formula="of:=[.C556]*1.11" office:value-type="float" office:value="52.1117402965204" calcext:value-type="float">
            <text:p>52.11</text:p>
          </table:table-cell>
          <table:table-cell table:number-columns-repeated="5"/>
        </table:table-row>
        <table:table-row table:style-name="ro1">
          <table:table-cell office:value-type="float" office:value="1.70277777777778" calcext:value-type="float">
            <text:p>1.703E+00</text:p>
          </table:table-cell>
          <table:table-cell office:value-type="float" office:value="77.5216669091076" calcext:value-type="float">
            <text:p>77.522</text:p>
          </table:table-cell>
          <table:table-cell office:value-type="float" office:value="46.7789594447374" calcext:value-type="float">
            <text:p>46.779</text:p>
          </table:table-cell>
          <table:table-cell table:style-name="ce6" table:formula="of:=[.B557]/[.$B$2]" office:value-type="percentage" office:value="0.645249203355623" calcext:value-type="percentage">
            <text:p>64.52%</text:p>
          </table:table-cell>
          <table:table-cell table:style-name="ce7" table:formula="of:=[.C557]*1.11" office:value-type="float" office:value="51.9246449836585" calcext:value-type="float">
            <text:p>51.92</text:p>
          </table:table-cell>
          <table:table-cell table:number-columns-repeated="5"/>
        </table:table-row>
        <table:table-row table:style-name="ro1">
          <table:table-cell office:value-type="float" office:value="1.70584584584585" calcext:value-type="float">
            <text:p>1.706E+00</text:p>
          </table:table-cell>
          <table:table-cell office:value-type="float" office:value="77.3383605035932" calcext:value-type="float">
            <text:p>77.338</text:p>
          </table:table-cell>
          <table:table-cell office:value-type="float" office:value="46.6104755138037" calcext:value-type="float">
            <text:p>46.610</text:p>
          </table:table-cell>
          <table:table-cell table:style-name="ce6" table:formula="of:=[.B558]/[.$B$2]" office:value-type="percentage" office:value="0.643723458143426" calcext:value-type="percentage">
            <text:p>64.37%</text:p>
          </table:table-cell>
          <table:table-cell table:style-name="ce7" table:formula="of:=[.C558]*1.11" office:value-type="float" office:value="51.7376278203221" calcext:value-type="float">
            <text:p>51.74</text:p>
          </table:table-cell>
          <table:table-cell table:number-columns-repeated="5"/>
        </table:table-row>
        <table:table-row table:style-name="ro1">
          <table:table-cell office:value-type="float" office:value="1.70891391391391" calcext:value-type="float">
            <text:p>1.709E+00</text:p>
          </table:table-cell>
          <table:table-cell office:value-type="float" office:value="77.1547759434048" calcext:value-type="float">
            <text:p>77.155</text:p>
          </table:table-cell>
          <table:table-cell office:value-type="float" office:value="46.4420636540469" calcext:value-type="float">
            <text:p>46.442</text:p>
          </table:table-cell>
          <table:table-cell table:style-name="ce6" table:formula="of:=[.B559]/[.$B$2]" office:value-type="percentage" office:value="0.642195397719379" calcext:value-type="percentage">
            <text:p>64.22%</text:p>
          </table:table-cell>
          <table:table-cell table:style-name="ce7" table:formula="of:=[.C559]*1.11" office:value-type="float" office:value="51.5506906559921" calcext:value-type="float">
            <text:p>51.55</text:p>
          </table:table-cell>
          <table:table-cell table:number-columns-repeated="5"/>
        </table:table-row>
        <table:table-row table:style-name="ro1">
          <table:table-cell office:value-type="float" office:value="1.71198198198198" calcext:value-type="float">
            <text:p>1.712E+00</text:p>
          </table:table-cell>
          <table:table-cell office:value-type="float" office:value="76.9709148132615" calcext:value-type="float">
            <text:p>76.971</text:p>
          </table:table-cell>
          <table:table-cell office:value-type="float" office:value="46.2737255309534" calcext:value-type="float">
            <text:p>46.274</text:p>
          </table:table-cell>
          <table:table-cell table:style-name="ce6" table:formula="of:=[.B560]/[.$B$2]" office:value-type="percentage" office:value="0.640665035273843" calcext:value-type="percentage">
            <text:p>64.07%</text:p>
          </table:table-cell>
          <table:table-cell table:style-name="ce7" table:formula="of:=[.C560]*1.11" office:value-type="float" office:value="51.3638353393583" calcext:value-type="float">
            <text:p>51.36</text:p>
          </table:table-cell>
          <table:table-cell table:number-columns-repeated="5"/>
        </table:table-row>
        <table:table-row table:style-name="ro1">
          <table:table-cell office:value-type="float" office:value="1.71505005005005" calcext:value-type="float">
            <text:p>1.715E+00</text:p>
          </table:table-cell>
          <table:table-cell office:value-type="float" office:value="76.7867787036644" calcext:value-type="float">
            <text:p>76.787</text:p>
          </table:table-cell>
          <table:table-cell office:value-type="float" office:value="46.1054628092803" calcext:value-type="float">
            <text:p>46.105</text:p>
          </table:table-cell>
          <table:table-cell table:style-name="ce6" table:formula="of:=[.B561]/[.$B$2]" office:value-type="percentage" office:value="0.639132384045306" calcext:value-type="percentage">
            <text:p>63.91%</text:p>
          </table:table-cell>
          <table:table-cell table:style-name="ce7" table:formula="of:=[.C561]*1.11" office:value-type="float" office:value="51.1770637183011" calcext:value-type="float">
            <text:p>51.18</text:p>
          </table:table-cell>
          <table:table-cell table:number-columns-repeated="5"/>
        </table:table-row>
        <table:table-row table:style-name="ro1">
          <table:table-cell office:value-type="float" office:value="1.71811811811812" calcext:value-type="float">
            <text:p>1.718E+00</text:p>
          </table:table-cell>
          <table:table-cell office:value-type="float" office:value="76.602369210882" calcext:value-type="float">
            <text:p>76.602</text:p>
          </table:table-cell>
          <table:table-cell office:value-type="float" office:value="45.9372771530392" calcext:value-type="float">
            <text:p>45.937</text:p>
          </table:table-cell>
          <table:table-cell table:style-name="ce6" table:formula="of:=[.B562]/[.$B$2]" office:value-type="percentage" office:value="0.637597457320258" calcext:value-type="percentage">
            <text:p>63.76%</text:p>
          </table:table-cell>
          <table:table-cell table:style-name="ce7" table:formula="of:=[.C562]*1.11" office:value-type="float" office:value="50.9903776398735" calcext:value-type="float">
            <text:p>50.99</text:p>
          </table:table-cell>
          <table:table-cell table:number-columns-repeated="5"/>
        </table:table-row>
        <table:table-row table:style-name="ro1">
          <table:table-cell office:value-type="float" office:value="1.72118618618619" calcext:value-type="float">
            <text:p>1.721E+00</text:p>
          </table:table-cell>
          <table:table-cell office:value-type="float" office:value="76.4176879369344" calcext:value-type="float">
            <text:p>76.418</text:p>
          </table:table-cell>
          <table:table-cell office:value-type="float" office:value="45.7691702254794" calcext:value-type="float">
            <text:p>45.769</text:p>
          </table:table-cell>
          <table:table-cell table:style-name="ce6" table:formula="of:=[.B563]/[.$B$2]" office:value-type="percentage" office:value="0.636060268433064" calcext:value-type="percentage">
            <text:p>63.61%</text:p>
          </table:table-cell>
          <table:table-cell table:style-name="ce7" table:formula="of:=[.C563]*1.11" office:value-type="float" office:value="50.8037789502821" calcext:value-type="float">
            <text:p>50.80</text:p>
          </table:table-cell>
          <table:table-cell table:number-columns-repeated="5"/>
        </table:table-row>
        <table:table-row table:style-name="ro1">
          <table:table-cell office:value-type="float" office:value="1.72425425425425" calcext:value-type="float">
            <text:p>1.724E+00</text:p>
          </table:table-cell>
          <table:table-cell office:value-type="float" office:value="76.2327364895786" calcext:value-type="float">
            <text:p>76.233</text:p>
          </table:table-cell>
          <table:table-cell office:value-type="float" office:value="45.6011436890717" calcext:value-type="float">
            <text:p>45.601</text:p>
          </table:table-cell>
          <table:table-cell table:style-name="ce6" table:formula="of:=[.B564]/[.$B$2]" office:value-type="percentage" office:value="0.634520830765841" calcext:value-type="percentage">
            <text:p>63.45%</text:p>
          </table:table-cell>
          <table:table-cell table:style-name="ce7" table:formula="of:=[.C564]*1.11" office:value-type="float" office:value="50.6172694948696" calcext:value-type="float">
            <text:p>50.62</text:p>
          </table:table-cell>
          <table:table-cell table:number-columns-repeated="5"/>
        </table:table-row>
        <table:table-row table:style-name="ro1">
          <table:table-cell office:value-type="float" office:value="1.72732232232232" calcext:value-type="float">
            <text:p>1.727E+00</text:p>
          </table:table-cell>
          <table:table-cell office:value-type="float" office:value="76.0475164822931" calcext:value-type="float">
            <text:p>76.048</text:p>
          </table:table-cell>
          <table:table-cell office:value-type="float" office:value="45.4331992054919" calcext:value-type="float">
            <text:p>45.433</text:p>
          </table:table-cell>
          <table:table-cell table:style-name="ce6" table:formula="of:=[.B565]/[.$B$2]" office:value-type="percentage" office:value="0.632979157748327" calcext:value-type="percentage">
            <text:p>63.30%</text:p>
          </table:table-cell>
          <table:table-cell table:style-name="ce7" table:formula="of:=[.C565]*1.11" office:value-type="float" office:value="50.430851118096" calcext:value-type="float">
            <text:p>50.43</text:p>
          </table:table-cell>
          <table:table-cell table:number-columns-repeated="5"/>
        </table:table-row>
        <table:table-row table:style-name="ro1">
          <table:table-cell office:value-type="float" office:value="1.73039039039039" calcext:value-type="float">
            <text:p>1.730E+00</text:p>
          </table:table-cell>
          <table:table-cell office:value-type="float" office:value="75.8620295342628" calcext:value-type="float">
            <text:p>75.862</text:p>
          </table:table-cell>
          <table:table-cell office:value-type="float" office:value="45.2653384356043" calcext:value-type="float">
            <text:p>45.265</text:p>
          </table:table-cell>
          <table:table-cell table:style-name="ce6" table:formula="of:=[.B566]/[.$B$2]" office:value-type="percentage" office:value="0.631435262857757" calcext:value-type="percentage">
            <text:p>63.14%</text:p>
          </table:table-cell>
          <table:table-cell table:style-name="ce7" table:formula="of:=[.C566]*1.11" office:value-type="float" office:value="50.2445256635208" calcext:value-type="float">
            <text:p>50.24</text:p>
          </table:table-cell>
          <table:table-cell table:number-columns-repeated="5"/>
        </table:table-row>
        <table:table-row table:style-name="ro1">
          <table:table-cell office:value-type="float" office:value="1.73345845845846" calcext:value-type="float">
            <text:p>1.733E+00</text:p>
          </table:table-cell>
          <table:table-cell office:value-type="float" office:value="75.6762772703642" calcext:value-type="float">
            <text:p>75.676</text:p>
          </table:table-cell>
          <table:table-cell office:value-type="float" office:value="45.0975630394452" calcext:value-type="float">
            <text:p>45.098</text:p>
          </table:table-cell>
          <table:table-cell table:style-name="ce6" table:formula="of:=[.B567]/[.$B$2]" office:value-type="percentage" office:value="0.629889159618741" calcext:value-type="percentage">
            <text:p>62.99%</text:p>
          </table:table-cell>
          <table:table-cell table:style-name="ce7" table:formula="of:=[.C567]*1.11" office:value-type="float" office:value="50.0582949737842" calcext:value-type="float">
            <text:p>50.06</text:p>
          </table:table-cell>
          <table:table-cell table:number-columns-repeated="5"/>
        </table:table-row>
        <table:table-row table:style-name="ro1">
          <table:table-cell office:value-type="float" office:value="1.73652652652653" calcext:value-type="float">
            <text:p>1.737E+00</text:p>
          </table:table-cell>
          <table:table-cell office:value-type="float" office:value="75.4902613211499" calcext:value-type="float">
            <text:p>75.490</text:p>
          </table:table-cell>
          <table:table-cell office:value-type="float" office:value="44.929874676207" calcext:value-type="float">
            <text:p>44.930</text:p>
          </table:table-cell>
          <table:table-cell table:style-name="ce6" table:formula="of:=[.B568]/[.$B$2]" office:value-type="percentage" office:value="0.628340861603134" calcext:value-type="percentage">
            <text:p>62.83%</text:p>
          </table:table-cell>
          <table:table-cell table:style-name="ce7" table:formula="of:=[.C568]*1.11" office:value-type="float" office:value="49.8721608905898" calcext:value-type="float">
            <text:p>49.87</text:p>
          </table:table-cell>
          <table:table-cell table:number-columns-repeated="5"/>
        </table:table-row>
        <table:table-row table:style-name="ro1">
          <table:table-cell office:value-type="float" office:value="1.73959459459459" calcext:value-type="float">
            <text:p>1.740E+00</text:p>
          </table:table-cell>
          <table:table-cell office:value-type="float" office:value="75.3039833228341" calcext:value-type="float">
            <text:p>75.304</text:p>
          </table:table-cell>
          <table:table-cell office:value-type="float" office:value="44.7622750042209" calcext:value-type="float">
            <text:p>44.762</text:p>
          </table:table-cell>
          <table:table-cell table:style-name="ce6" table:formula="of:=[.B569]/[.$B$2]" office:value-type="percentage" office:value="0.626790382429913" calcext:value-type="percentage">
            <text:p>62.68%</text:p>
          </table:table-cell>
          <table:table-cell table:style-name="ce7" table:formula="of:=[.C569]*1.11" office:value-type="float" office:value="49.6861252546852" calcext:value-type="float">
            <text:p>49.69</text:p>
          </table:table-cell>
          <table:table-cell table:number-columns-repeated="5"/>
        </table:table-row>
        <table:table-row table:style-name="ro1">
          <table:table-cell office:value-type="float" office:value="1.74266266266266" calcext:value-type="float">
            <text:p>1.743E+00</text:p>
          </table:table-cell>
          <table:table-cell office:value-type="float" office:value="75.1174449172768" calcext:value-type="float">
            <text:p>75.117</text:p>
          </table:table-cell>
          <table:table-cell office:value-type="float" office:value="44.5947656809414" calcext:value-type="float">
            <text:p>44.595</text:p>
          </table:table-cell>
          <table:table-cell table:style-name="ce6" table:formula="of:=[.B570]/[.$B$2]" office:value-type="percentage" office:value="0.625237735765049" calcext:value-type="percentage">
            <text:p>62.52%</text:p>
          </table:table-cell>
          <table:table-cell table:style-name="ce7" table:formula="of:=[.C570]*1.11" office:value-type="float" office:value="49.500189905845" calcext:value-type="float">
            <text:p>49.50</text:p>
          </table:table-cell>
          <table:table-cell table:number-columns-repeated="5"/>
        </table:table-row>
        <table:table-row table:style-name="ro1">
          <table:table-cell office:value-type="float" office:value="1.74573073073073" calcext:value-type="float">
            <text:p>1.746E+00</text:p>
          </table:table-cell>
          <table:table-cell office:value-type="float" office:value="74.9306477519697" calcext:value-type="float">
            <text:p>74.931</text:p>
          </table:table-cell>
          <table:table-cell office:value-type="float" office:value="44.4273483629293" calcext:value-type="float">
            <text:p>44.427</text:p>
          </table:table-cell>
          <table:table-cell table:style-name="ce6" table:formula="of:=[.B571]/[.$B$2]" office:value-type="percentage" office:value="0.62368293532139" calcext:value-type="percentage">
            <text:p>62.37%</text:p>
          </table:table-cell>
          <table:table-cell table:style-name="ce7" table:formula="of:=[.C571]*1.11" office:value-type="float" office:value="49.3143566828515" calcext:value-type="float">
            <text:p>49.31</text:p>
          </table:table-cell>
          <table:table-cell table:number-columns-repeated="5"/>
        </table:table-row>
        <table:table-row table:style-name="ro1">
          <table:table-cell office:value-type="float" office:value="1.7487987987988" calcext:value-type="float">
            <text:p>1.749E+00</text:p>
          </table:table-cell>
          <table:table-cell office:value-type="float" office:value="74.7435934800205" calcext:value-type="float">
            <text:p>74.744</text:p>
          </table:table-cell>
          <table:table-cell office:value-type="float" office:value="44.2600247058356" calcext:value-type="float">
            <text:p>44.260</text:p>
          </table:table-cell>
          <table:table-cell table:style-name="ce6" table:formula="of:=[.B572]/[.$B$2]" office:value-type="percentage" office:value="0.622125994858526" calcext:value-type="percentage">
            <text:p>62.21%</text:p>
          </table:table-cell>
          <table:table-cell table:style-name="ce7" table:formula="of:=[.C572]*1.11" office:value-type="float" office:value="49.1286274234775" calcext:value-type="float">
            <text:p>49.13</text:p>
          </table:table-cell>
          <table:table-cell table:number-columns-repeated="5"/>
        </table:table-row>
        <table:table-row table:style-name="ro1">
          <table:table-cell office:value-type="float" office:value="1.75186686686687" calcext:value-type="float">
            <text:p>1.752E+00</text:p>
          </table:table-cell>
          <table:table-cell office:value-type="float" office:value="74.5562837601383" calcext:value-type="float">
            <text:p>74.556</text:p>
          </table:table-cell>
          <table:table-cell office:value-type="float" office:value="44.0927963643851" calcext:value-type="float">
            <text:p>44.093</text:p>
          </table:table-cell>
          <table:table-cell table:style-name="ce6" table:formula="of:=[.B573]/[.$B$2]" office:value-type="percentage" office:value="0.62056692818267" calcext:value-type="percentage">
            <text:p>62.06%</text:p>
          </table:table-cell>
          <table:table-cell table:style-name="ce7" table:formula="of:=[.C573]*1.11" office:value-type="float" office:value="48.9430039644675" calcext:value-type="float">
            <text:p>48.94</text:p>
          </table:table-cell>
          <table:table-cell table:number-columns-repeated="5"/>
        </table:table-row>
        <table:table-row table:style-name="ro1">
          <table:table-cell office:value-type="float" office:value="1.75493493493494" calcext:value-type="float">
            <text:p>1.755E+00</text:p>
          </table:table-cell>
          <table:table-cell office:value-type="float" office:value="74.3687202566187" calcext:value-type="float">
            <text:p>74.369</text:p>
          </table:table-cell>
          <table:table-cell office:value-type="float" office:value="43.9256649923598" calcext:value-type="float">
            <text:p>43.926</text:p>
          </table:table-cell>
          <table:table-cell table:style-name="ce6" table:formula="of:=[.B574]/[.$B$2]" office:value-type="percentage" office:value="0.619005749146537" calcext:value-type="percentage">
            <text:p>61.90%</text:p>
          </table:table-cell>
          <table:table-cell table:style-name="ce7" table:formula="of:=[.C574]*1.11" office:value-type="float" office:value="48.7574881415194" calcext:value-type="float">
            <text:p>48.76</text:p>
          </table:table-cell>
          <table:table-cell table:number-columns-repeated="5"/>
        </table:table-row>
        <table:table-row table:style-name="ro1">
          <table:table-cell office:value-type="float" office:value="1.758003003003" calcext:value-type="float">
            <text:p>1.758E+00</text:p>
          </table:table-cell>
          <table:table-cell office:value-type="float" office:value="74.1809046393288" calcext:value-type="float">
            <text:p>74.181</text:p>
          </table:table-cell>
          <table:table-cell office:value-type="float" office:value="43.758632242583" calcext:value-type="float">
            <text:p>43.759</text:p>
          </table:table-cell>
          <table:table-cell table:style-name="ce6" table:formula="of:=[.B575]/[.$B$2]" office:value-type="percentage" office:value="0.617442471649213" calcext:value-type="percentage">
            <text:p>61.74%</text:p>
          </table:table-cell>
          <table:table-cell table:style-name="ce7" table:formula="of:=[.C575]*1.11" office:value-type="float" office:value="48.5720817892671" calcext:value-type="float">
            <text:p>48.57</text:p>
          </table:table-cell>
          <table:table-cell table:number-columns-repeated="5"/>
        </table:table-row>
        <table:table-row table:style-name="ro1">
          <table:table-cell office:value-type="float" office:value="1.76107107107107" calcext:value-type="float">
            <text:p>1.761E+00</text:p>
          </table:table-cell>
          <table:table-cell office:value-type="float" office:value="73.9928385836924" calcext:value-type="float">
            <text:p>73.993</text:p>
          </table:table-cell>
          <table:table-cell office:value-type="float" office:value="43.5916997669024" calcext:value-type="float">
            <text:p>43.592</text:p>
          </table:table-cell>
          <table:table-cell table:style-name="ce6" table:formula="of:=[.B576]/[.$B$2]" office:value-type="percentage" office:value="0.615877109636037" calcext:value-type="percentage">
            <text:p>61.59%</text:p>
          </table:table-cell>
          <table:table-cell table:style-name="ce7" table:formula="of:=[.C576]*1.11" office:value-type="float" office:value="48.3867867412617" calcext:value-type="float">
            <text:p>48.39</text:p>
          </table:table-cell>
          <table:table-cell table:number-columns-repeated="5"/>
        </table:table-row>
        <table:table-row table:style-name="ro1">
          <table:table-cell office:value-type="float" office:value="1.76413913913914" calcext:value-type="float">
            <text:p>1.764E+00</text:p>
          </table:table-cell>
          <table:table-cell office:value-type="float" office:value="73.9928385836924" calcext:value-type="float">
            <text:p>73.993</text:p>
          </table:table-cell>
          <table:table-cell office:value-type="float" office:value="43.5916997669024" calcext:value-type="float">
            <text:p>43.592</text:p>
          </table:table-cell>
          <table:table-cell table:style-name="ce6" table:formula="of:=[.B577]/[.$B$2]" office:value-type="percentage" office:value="0.615877109636037" calcext:value-type="percentage">
            <text:p>61.59%</text:p>
          </table:table-cell>
          <table:table-cell table:style-name="ce7" table:formula="of:=[.C577]*1.11" office:value-type="float" office:value="48.3867867412617" calcext:value-type="float">
            <text:p>48.39</text:p>
          </table:table-cell>
          <table:table-cell table:number-columns-repeated="5"/>
        </table:table-row>
        <table:table-row table:style-name="ro1">
          <table:table-cell office:value-type="float" office:value="1.76720720720721" calcext:value-type="float">
            <text:p>1.767E+00</text:p>
          </table:table-cell>
          <table:table-cell office:value-type="float" office:value="73.8045237706749" calcext:value-type="float">
            <text:p>73.805</text:p>
          </table:table-cell>
          <table:table-cell office:value-type="float" office:value="43.4248692161743" calcext:value-type="float">
            <text:p>43.425</text:p>
          </table:table-cell>
          <table:table-cell table:style-name="ce6" table:formula="of:=[.B578]/[.$B$2]" office:value-type="percentage" office:value="0.614309677098472" calcext:value-type="percentage">
            <text:p>61.43%</text:p>
          </table:table-cell>
          <table:table-cell table:style-name="ce7" table:formula="of:=[.C578]*1.11" office:value-type="float" office:value="48.2016048299535" calcext:value-type="float">
            <text:p>48.20</text:p>
          </table:table-cell>
          <table:table-cell table:number-columns-repeated="5"/>
        </table:table-row>
        <table:table-row table:style-name="ro1">
          <table:table-cell office:value-type="float" office:value="1.77027527527528" calcext:value-type="float">
            <text:p>1.770E+00</text:p>
          </table:table-cell>
          <table:table-cell office:value-type="float" office:value="73.6159618867689" calcext:value-type="float">
            <text:p>73.616</text:p>
          </table:table-cell>
          <table:table-cell office:value-type="float" office:value="43.2581422402469" calcext:value-type="float">
            <text:p>43.258</text:p>
          </table:table-cell>
          <table:table-cell table:style-name="ce6" table:formula="of:=[.B579]/[.$B$2]" office:value-type="percentage" office:value="0.612740188073987" calcext:value-type="percentage">
            <text:p>61.27%</text:p>
          </table:table-cell>
          <table:table-cell table:style-name="ce7" table:formula="of:=[.C579]*1.11" office:value-type="float" office:value="48.0165378866741" calcext:value-type="float">
            <text:p>48.02</text:p>
          </table:table-cell>
          <table:table-cell table:number-columns-repeated="5"/>
        </table:table-row>
        <table:table-row table:style-name="ro1">
          <table:table-cell office:value-type="float" office:value="1.77334334334334" calcext:value-type="float">
            <text:p>1.773E+00</text:p>
          </table:table-cell>
          <table:table-cell office:value-type="float" office:value="73.4271546239793" calcext:value-type="float">
            <text:p>73.427</text:p>
          </table:table-cell>
          <table:table-cell office:value-type="float" office:value="43.0915204879442" calcext:value-type="float">
            <text:p>43.092</text:p>
          </table:table-cell>
          <table:table-cell table:style-name="ce6" table:formula="of:=[.B580]/[.$B$2]" office:value-type="percentage" office:value="0.611168656645934" calcext:value-type="percentage">
            <text:p>61.12%</text:p>
          </table:table-cell>
          <table:table-cell table:style-name="ce7" table:formula="of:=[.C580]*1.11" office:value-type="float" office:value="47.8315877416181" calcext:value-type="float">
            <text:p>47.83</text:p>
          </table:table-cell>
          <table:table-cell table:number-columns-repeated="5"/>
        </table:table-row>
        <table:table-row table:style-name="ro1">
          <table:table-cell office:value-type="float" office:value="1.77641141141141" calcext:value-type="float">
            <text:p>1.776E+00</text:p>
          </table:table-cell>
          <table:table-cell office:value-type="float" office:value="73.2381036798084" calcext:value-type="float">
            <text:p>73.238</text:p>
          </table:table-cell>
          <table:table-cell office:value-type="float" office:value="42.9250056070494" calcext:value-type="float">
            <text:p>42.925</text:p>
          </table:table-cell>
          <table:table-cell table:style-name="ce6" table:formula="of:=[.B581]/[.$B$2]" office:value-type="percentage" office:value="0.60959509694342" calcext:value-type="percentage">
            <text:p>60.96%</text:p>
          </table:table-cell>
          <table:table-cell table:style-name="ce7" table:formula="of:=[.C581]*1.11" office:value-type="float" office:value="47.6467562238248" calcext:value-type="float">
            <text:p>47.65</text:p>
          </table:table-cell>
          <table:table-cell table:number-columns-repeated="5"/>
        </table:table-row>
        <table:table-row table:style-name="ro1">
          <table:table-cell office:value-type="float" office:value="1.77947947947948" calcext:value-type="float">
            <text:p>1.779E+00</text:p>
          </table:table-cell>
          <table:table-cell office:value-type="float" office:value="73.0488107572411" calcext:value-type="float">
            <text:p>73.049</text:p>
          </table:table-cell>
          <table:table-cell office:value-type="float" office:value="42.758599244289" calcext:value-type="float">
            <text:p>42.759</text:p>
          </table:table-cell>
          <table:table-cell table:style-name="ce6" table:formula="of:=[.B582]/[.$B$2]" office:value-type="percentage" office:value="0.608019523141187" calcext:value-type="percentage">
            <text:p>60.80%</text:p>
          </table:table-cell>
          <table:table-cell table:style-name="ce7" table:formula="of:=[.C582]*1.11" office:value-type="float" office:value="47.4620451611608" calcext:value-type="float">
            <text:p>47.46</text:p>
          </table:table-cell>
          <table:table-cell table:number-columns-repeated="5"/>
        </table:table-row>
        <table:table-row table:style-name="ro1">
          <table:table-cell office:value-type="float" office:value="1.78254754754755" calcext:value-type="float">
            <text:p>1.783E+00</text:p>
          </table:table-cell>
          <table:table-cell office:value-type="float" office:value="72.8592775647308" calcext:value-type="float">
            <text:p>72.859</text:p>
          </table:table-cell>
          <table:table-cell office:value-type="float" office:value="42.5923030453164" calcext:value-type="float">
            <text:p>42.592</text:p>
          </table:table-cell>
          <table:table-cell table:style-name="ce6" table:formula="of:=[.B583]/[.$B$2]" office:value-type="percentage" office:value="0.606441949459495" calcext:value-type="percentage">
            <text:p>60.64%</text:p>
          </table:table-cell>
          <table:table-cell table:style-name="ce7" table:formula="of:=[.C583]*1.11" office:value-type="float" office:value="47.2774563803012" calcext:value-type="float">
            <text:p>47.28</text:p>
          </table:table-cell>
          <table:table-cell table:number-columns-repeated="5"/>
        </table:table-row>
        <table:table-row table:style-name="ro1">
          <table:table-cell office:value-type="float" office:value="1.78561561561562" calcext:value-type="float">
            <text:p>1.786E+00</text:p>
          </table:table-cell>
          <table:table-cell office:value-type="float" office:value="72.6695058161838" calcext:value-type="float">
            <text:p>72.670</text:p>
          </table:table-cell>
          <table:table-cell office:value-type="float" office:value="42.4261186546952" calcext:value-type="float">
            <text:p>42.426</text:p>
          </table:table-cell>
          <table:table-cell table:style-name="ce6" table:formula="of:=[.B584]/[.$B$2]" office:value-type="percentage" office:value="0.604862390163989" calcext:value-type="percentage">
            <text:p>60.49%</text:p>
          </table:table-cell>
          <table:table-cell table:style-name="ce7" table:formula="of:=[.C584]*1.11" office:value-type="float" office:value="47.0929917067117" calcext:value-type="float">
            <text:p>47.09</text:p>
          </table:table-cell>
          <table:table-cell table:number-columns-repeated="5"/>
        </table:table-row>
        <table:table-row table:style-name="ro1">
          <table:table-cell office:value-type="float" office:value="1.78868368368368" calcext:value-type="float">
            <text:p>1.789E+00</text:p>
          </table:table-cell>
          <table:table-cell office:value-type="float" office:value="72.4794972309456" calcext:value-type="float">
            <text:p>72.479</text:p>
          </table:table-cell>
          <table:table-cell office:value-type="float" office:value="42.2600477158838" calcext:value-type="float">
            <text:p>42.260</text:p>
          </table:table-cell>
          <table:table-cell table:style-name="ce6" table:formula="of:=[.B585]/[.$B$2]" office:value-type="percentage" office:value="0.60328085956559" calcext:value-type="percentage">
            <text:p>60.33%</text:p>
          </table:table-cell>
          <table:table-cell table:style-name="ce7" table:formula="of:=[.C585]*1.11" office:value-type="float" office:value="46.908652964631" calcext:value-type="float">
            <text:p>46.91</text:p>
          </table:table-cell>
          <table:table-cell table:number-columns-repeated="5"/>
        </table:table-row>
        <table:table-row table:style-name="ro1">
          <table:table-cell office:value-type="float" office:value="1.79175175175175" calcext:value-type="float">
            <text:p>1.792E+00</text:p>
          </table:table-cell>
          <table:table-cell office:value-type="float" office:value="72.2892535337858" calcext:value-type="float">
            <text:p>72.289</text:p>
          </table:table-cell>
          <table:table-cell office:value-type="float" office:value="42.0940918712181" calcext:value-type="float">
            <text:p>42.094</text:p>
          </table:table-cell>
          <table:table-cell table:style-name="ce6" table:formula="of:=[.B586]/[.$B$2]" office:value-type="percentage" office:value="0.601697372020363" calcext:value-type="percentage">
            <text:p>60.17%</text:p>
          </table:table-cell>
          <table:table-cell table:style-name="ce7" table:formula="of:=[.C586]*1.11" office:value-type="float" office:value="46.7244419770521" calcext:value-type="float">
            <text:p>46.72</text:p>
          </table:table-cell>
          <table:table-cell table:number-columns-repeated="5"/>
        </table:table-row>
        <table:table-row table:style-name="ro1">
          <table:table-cell office:value-type="float" office:value="1.79481981981982" calcext:value-type="float">
            <text:p>1.795E+00</text:p>
          </table:table-cell>
          <table:table-cell office:value-type="float" office:value="72.0987764548836" calcext:value-type="float">
            <text:p>72.099</text:p>
          </table:table-cell>
          <table:table-cell office:value-type="float" office:value="41.9282527618962" calcext:value-type="float">
            <text:p>41.928</text:p>
          </table:table-cell>
          <table:table-cell table:style-name="ce6" table:formula="of:=[.B587]/[.$B$2]" office:value-type="percentage" office:value="0.600111941929402" calcext:value-type="percentage">
            <text:p>60.01%</text:p>
          </table:table-cell>
          <table:table-cell table:style-name="ce7" table:formula="of:=[.C587]*1.11" office:value-type="float" office:value="46.5403605657048" calcext:value-type="float">
            <text:p>46.54</text:p>
          </table:table-cell>
          <table:table-cell table:number-columns-repeated="5"/>
        </table:table-row>
        <table:table-row table:style-name="ro1">
          <table:table-cell office:value-type="float" office:value="1.79788788788789" calcext:value-type="float">
            <text:p>1.798E+00</text:p>
          </table:table-cell>
          <table:table-cell office:value-type="float" office:value="71.9080677298134" calcext:value-type="float">
            <text:p>71.908</text:p>
          </table:table-cell>
          <table:table-cell office:value-type="float" office:value="41.7625320279616" calcext:value-type="float">
            <text:p>41.763</text:p>
          </table:table-cell>
          <table:table-cell table:style-name="ce6" table:formula="of:=[.B588]/[.$B$2]" office:value-type="percentage" office:value="0.598524583738707" calcext:value-type="percentage">
            <text:p>59.85%</text:p>
          </table:table-cell>
          <table:table-cell table:style-name="ce7" table:formula="of:=[.C588]*1.11" office:value-type="float" office:value="46.3564105510374" calcext:value-type="float">
            <text:p>46.36</text:p>
          </table:table-cell>
          <table:table-cell table:number-columns-repeated="5"/>
        </table:table-row>
        <table:table-row table:style-name="ro1">
          <table:table-cell office:value-type="float" office:value="1.80095595595596" calcext:value-type="float">
            <text:p>1.801E+00</text:p>
          </table:table-cell>
          <table:table-cell office:value-type="float" office:value="71.7171290995303" calcext:value-type="float">
            <text:p>71.717</text:p>
          </table:table-cell>
          <table:table-cell office:value-type="float" office:value="41.596931308287" calcext:value-type="float">
            <text:p>41.597</text:p>
          </table:table-cell>
          <table:table-cell table:style-name="ce6" table:formula="of:=[.B589]/[.$B$2]" office:value-type="percentage" office:value="0.596935311939064" calcext:value-type="percentage">
            <text:p>59.69%</text:p>
          </table:table-cell>
          <table:table-cell table:style-name="ce7" table:formula="of:=[.C589]*1.11" office:value-type="float" office:value="46.1725937521986" calcext:value-type="float">
            <text:p>46.17</text:p>
          </table:table-cell>
          <table:table-cell table:number-columns-repeated="5"/>
        </table:table-row>
        <table:table-row table:style-name="ro1">
          <table:table-cell office:value-type="float" office:value="1.80402402402402" calcext:value-type="float">
            <text:p>1.804E+00</text:p>
          </table:table-cell>
          <table:table-cell office:value-type="float" office:value="71.5259623103555" calcext:value-type="float">
            <text:p>71.526</text:p>
          </table:table-cell>
          <table:table-cell office:value-type="float" office:value="41.4314522405584" calcext:value-type="float">
            <text:p>41.431</text:p>
          </table:table-cell>
          <table:table-cell table:style-name="ce6" table:formula="of:=[.B590]/[.$B$2]" office:value-type="percentage" office:value="0.595344141065923" calcext:value-type="percentage">
            <text:p>59.53%</text:p>
          </table:table-cell>
          <table:table-cell table:style-name="ce7" table:formula="of:=[.C590]*1.11" office:value-type="float" office:value="45.9889119870198" calcext:value-type="float">
            <text:p>45.99</text:p>
          </table:table-cell>
          <table:table-cell table:number-columns-repeated="5"/>
        </table:table-row>
        <table:table-row table:style-name="ro1">
          <table:table-cell office:value-type="float" office:value="1.80709209209209" calcext:value-type="float">
            <text:p>1.807E+00</text:p>
          </table:table-cell>
          <table:table-cell office:value-type="float" office:value="71.3345691139621" calcext:value-type="float">
            <text:p>71.335</text:p>
          </table:table-cell>
          <table:table-cell office:value-type="float" office:value="41.2660964612589" calcext:value-type="float">
            <text:p>41.266</text:p>
          </table:table-cell>
          <table:table-cell table:style-name="ce6" table:formula="of:=[.B591]/[.$B$2]" office:value-type="percentage" office:value="0.593751085699282" calcext:value-type="percentage">
            <text:p>59.38%</text:p>
          </table:table-cell>
          <table:table-cell table:style-name="ce7" table:formula="of:=[.C591]*1.11" office:value-type="float" office:value="45.8053670719974" calcext:value-type="float">
            <text:p>45.81</text:p>
          </table:table-cell>
          <table:table-cell table:number-columns-repeated="5"/>
        </table:table-row>
        <table:table-row table:style-name="ro1">
          <table:table-cell office:value-type="float" office:value="1.81016016016016" calcext:value-type="float">
            <text:p>1.810E+00</text:p>
          </table:table-cell>
          <table:table-cell office:value-type="float" office:value="71.1429512673607" calcext:value-type="float">
            <text:p>71.143</text:p>
          </table:table-cell>
          <table:table-cell office:value-type="float" office:value="41.100865605652" calcext:value-type="float">
            <text:p>41.101</text:p>
          </table:table-cell>
          <table:table-cell table:style-name="ce6" table:formula="of:=[.B592]/[.$B$2]" office:value-type="percentage" office:value="0.592156160463564" calcext:value-type="percentage">
            <text:p>59.22%</text:p>
          </table:table-cell>
          <table:table-cell table:style-name="ce7" table:formula="of:=[.C592]*1.11" office:value-type="float" office:value="45.6219608222737" calcext:value-type="float">
            <text:p>45.62</text:p>
          </table:table-cell>
          <table:table-cell table:number-columns-repeated="5"/>
        </table:table-row>
        <table:table-row table:style-name="ro1">
          <table:table-cell office:value-type="float" office:value="1.81322822822823" calcext:value-type="float">
            <text:p>1.813E+00</text:p>
          </table:table-cell>
          <table:table-cell office:value-type="float" office:value="70.9511105328848" calcext:value-type="float">
            <text:p>70.951</text:p>
          </table:table-cell>
          <table:table-cell office:value-type="float" office:value="40.9357613077661" calcext:value-type="float">
            <text:p>40.936</text:p>
          </table:table-cell>
          <table:table-cell table:style-name="ce6" table:formula="of:=[.B593]/[.$B$2]" office:value-type="percentage" office:value="0.590559380027497" calcext:value-type="percentage">
            <text:p>59.06%</text:p>
          </table:table-cell>
          <table:table-cell table:style-name="ce7" table:formula="of:=[.C593]*1.11" office:value-type="float" office:value="45.4386950516204" calcext:value-type="float">
            <text:p>45.44</text:p>
          </table:table-cell>
          <table:table-cell table:number-columns-repeated="5"/>
        </table:table-row>
        <table:table-row table:style-name="ro1">
          <table:table-cell office:value-type="float" office:value="1.8162962962963" calcext:value-type="float">
            <text:p>1.816E+00</text:p>
          </table:table-cell>
          <table:table-cell office:value-type="float" office:value="70.759048678177" calcext:value-type="float">
            <text:p>70.759</text:p>
          </table:table-cell>
          <table:table-cell office:value-type="float" office:value="40.7707852003777" calcext:value-type="float">
            <text:p>40.771</text:p>
          </table:table-cell>
          <table:table-cell table:style-name="ce6" table:formula="of:=[.B594]/[.$B$2]" office:value-type="percentage" office:value="0.588960759104001" calcext:value-type="percentage">
            <text:p>58.90%</text:p>
          </table:table-cell>
          <table:table-cell table:style-name="ce7" table:formula="of:=[.C594]*1.11" office:value-type="float" office:value="45.2555715724193" calcext:value-type="float">
            <text:p>45.26</text:p>
          </table:table-cell>
          <table:table-cell table:number-columns-repeated="5"/>
        </table:table-row>
        <table:table-row table:style-name="ro1">
          <table:table-cell office:value-type="float" office:value="1.81936436436436" calcext:value-type="float">
            <text:p>1.819E+00</text:p>
          </table:table-cell>
          <table:table-cell office:value-type="float" office:value="70.5667674761742" calcext:value-type="float">
            <text:p>70.567</text:p>
          </table:table-cell>
          <table:table-cell office:value-type="float" office:value="40.6059389149959" calcext:value-type="float">
            <text:p>40.606</text:p>
          </table:table-cell>
          <table:table-cell table:style-name="ce6" table:formula="of:=[.B595]/[.$B$2]" office:value-type="percentage" office:value="0.58736031245006" calcext:value-type="percentage">
            <text:p>58.74%</text:p>
          </table:table-cell>
          <table:table-cell table:style-name="ce7" table:formula="of:=[.C595]*1.11" office:value-type="float" office:value="45.0725921956455" calcext:value-type="float">
            <text:p>45.07</text:p>
          </table:table-cell>
          <table:table-cell table:number-columns-repeated="5"/>
        </table:table-row>
        <table:table-row table:style-name="ro1">
          <table:table-cell office:value-type="float" office:value="1.82243243243243" calcext:value-type="float">
            <text:p>1.822E+00</text:p>
          </table:table-cell>
          <table:table-cell office:value-type="float" office:value="70.3742687050939" calcext:value-type="float">
            <text:p>70.374</text:p>
          </table:table-cell>
          <table:table-cell office:value-type="float" office:value="40.4412240818458" calcext:value-type="float">
            <text:p>40.441</text:p>
          </table:table-cell>
          <table:table-cell table:style-name="ce6" table:formula="of:=[.B596]/[.$B$2]" office:value-type="percentage" office:value="0.585758054866614" calcext:value-type="percentage">
            <text:p>58.58%</text:p>
          </table:table-cell>
          <table:table-cell table:style-name="ce7" table:formula="of:=[.C596]*1.11" office:value-type="float" office:value="44.8897587308488" calcext:value-type="float">
            <text:p>44.89</text:p>
          </table:table-cell>
          <table:table-cell table:number-columns-repeated="5"/>
        </table:table-row>
        <table:table-row table:style-name="ro1">
          <table:table-cell office:value-type="float" office:value="1.8255005005005" calcext:value-type="float">
            <text:p>1.826E+00</text:p>
          </table:table-cell>
          <table:table-cell office:value-type="float" office:value="70.1815541484196" calcext:value-type="float">
            <text:p>70.182</text:p>
          </table:table-cell>
          <table:table-cell office:value-type="float" office:value="40.2766423298524" calcext:value-type="float">
            <text:p>40.277</text:p>
          </table:table-cell>
          <table:table-cell table:style-name="ce6" table:formula="of:=[.B597]/[.$B$2]" office:value-type="percentage" office:value="0.584154001198432" calcext:value-type="percentage">
            <text:p>58.42%</text:p>
          </table:table-cell>
          <table:table-cell table:style-name="ce7" table:formula="of:=[.C597]*1.11" office:value-type="float" office:value="44.7070729861362" calcext:value-type="float">
            <text:p>44.71</text:p>
          </table:table-cell>
          <table:table-cell table:number-columns-repeated="5"/>
        </table:table-row>
        <table:table-row table:style-name="ro1">
          <table:table-cell office:value-type="float" office:value="1.82856856856857" calcext:value-type="float">
            <text:p>1.829E+00</text:p>
          </table:table-cell>
          <table:table-cell office:value-type="float" office:value="69.988625594887" calcext:value-type="float">
            <text:p>69.989</text:p>
          </table:table-cell>
          <table:table-cell office:value-type="float" office:value="40.1121952866249" calcext:value-type="float">
            <text:p>40.112</text:p>
          </table:table-cell>
          <table:table-cell table:style-name="ce6" table:formula="of:=[.B598]/[.$B$2]" office:value-type="percentage" office:value="0.582548166334001" calcext:value-type="percentage">
            <text:p>58.25%</text:p>
          </table:table-cell>
          <table:table-cell table:style-name="ce7" table:formula="of:=[.C598]*1.11" office:value-type="float" office:value="44.5245367681537" calcext:value-type="float">
            <text:p>44.52</text:p>
          </table:table-cell>
          <table:table-cell table:number-columns-repeated="5"/>
        </table:table-row>
        <table:table-row table:style-name="ro1">
          <table:table-cell office:value-type="float" office:value="1.83163663663664" calcext:value-type="float">
            <text:p>1.832E+00</text:p>
          </table:table-cell>
          <table:table-cell office:value-type="float" office:value="69.7954848384697" calcext:value-type="float">
            <text:p>69.795</text:p>
          </table:table-cell>
          <table:table-cell office:value-type="float" office:value="39.94788457844" calcext:value-type="float">
            <text:p>39.948</text:p>
          </table:table-cell>
          <table:table-cell table:style-name="ce6" table:formula="of:=[.B599]/[.$B$2]" office:value-type="percentage" office:value="0.580940565205405" calcext:value-type="percentage">
            <text:p>58.09%</text:p>
          </table:table-cell>
          <table:table-cell table:style-name="ce7" table:formula="of:=[.C599]*1.11" office:value-type="float" office:value="44.3421518820684" calcext:value-type="float">
            <text:p>44.34</text:p>
          </table:table-cell>
          <table:table-cell table:number-columns-repeated="5"/>
        </table:table-row>
        <table:table-row table:style-name="ro1">
          <table:table-cell office:value-type="float" office:value="1.8347047047047" calcext:value-type="float">
            <text:p>1.835E+00</text:p>
          </table:table-cell>
          <table:table-cell office:value-type="float" office:value="69.6021336783654" calcext:value-type="float">
            <text:p>69.602</text:p>
          </table:table-cell>
          <table:table-cell office:value-type="float" office:value="39.7837118302264" calcext:value-type="float">
            <text:p>39.784</text:p>
          </table:table-cell>
          <table:table-cell table:style-name="ce6" table:formula="of:=[.B600]/[.$B$2]" office:value-type="percentage" office:value="0.579331212788209" calcext:value-type="percentage">
            <text:p>57.93%</text:p>
          </table:table-cell>
          <table:table-cell table:style-name="ce7" table:formula="of:=[.C600]*1.11" office:value-type="float" office:value="44.1599201315513" calcext:value-type="float">
            <text:p>44.16</text:p>
          </table:table-cell>
          <table:table-cell table:number-columns-repeated="5"/>
        </table:table-row>
        <table:table-row table:style-name="ro1">
          <table:table-cell office:value-type="float" office:value="1.83777277277277" calcext:value-type="float">
            <text:p>1.838E+00</text:p>
          </table:table-cell>
          <table:table-cell office:value-type="float" office:value="69.4085739189816" calcext:value-type="float">
            <text:p>69.409</text:p>
          </table:table-cell>
          <table:table-cell office:value-type="float" office:value="39.6196786655483" calcext:value-type="float">
            <text:p>39.620</text:p>
          </table:table-cell>
          <table:table-cell table:style-name="ce6" table:formula="of:=[.B601]/[.$B$2]" office:value-type="percentage" office:value="0.577720124101345" calcext:value-type="percentage">
            <text:p>57.77%</text:p>
          </table:table-cell>
          <table:table-cell table:style-name="ce7" table:formula="of:=[.C601]*1.11" office:value-type="float" office:value="43.9778433187586" calcext:value-type="float">
            <text:p>43.98</text:p>
          </table:table-cell>
          <table:table-cell table:number-columns-repeated="5"/>
        </table:table-row>
        <table:table-row table:style-name="ro1">
          <table:table-cell office:value-type="float" office:value="1.84084084084084" calcext:value-type="float">
            <text:p>1.841E+00</text:p>
          </table:table-cell>
          <table:table-cell office:value-type="float" office:value="69.214807369922" calcext:value-type="float">
            <text:p>69.215</text:p>
          </table:table-cell>
          <table:table-cell office:value-type="float" office:value="39.4557867065895" calcext:value-type="float">
            <text:p>39.456</text:p>
          </table:table-cell>
          <table:table-cell table:style-name="ce6" table:formula="of:=[.B602]/[.$B$2]" office:value-type="percentage" office:value="0.576107314206993" calcext:value-type="percentage">
            <text:p>57.61%</text:p>
          </table:table-cell>
          <table:table-cell table:style-name="ce7" table:formula="of:=[.C602]*1.11" office:value-type="float" office:value="43.7959232443143" calcext:value-type="float">
            <text:p>43.80</text:p>
          </table:table-cell>
          <table:table-cell table:number-columns-repeated="5"/>
        </table:table-row>
        <table:table-row table:style-name="ro1">
          <table:table-cell office:value-type="float" office:value="1.84390890890891" calcext:value-type="float">
            <text:p>1.844E+00</text:p>
          </table:table-cell>
          <table:table-cell office:value-type="float" office:value="69.0208358459721" calcext:value-type="float">
            <text:p>69.021</text:p>
          </table:table-cell>
          <table:table-cell office:value-type="float" office:value="39.2920375741375" calcext:value-type="float">
            <text:p>39.292</text:p>
          </table:table-cell>
          <table:table-cell table:style-name="ce6" table:formula="of:=[.B603]/[.$B$2]" office:value-type="percentage" office:value="0.574492798210464" calcext:value-type="percentage">
            <text:p>57.45%</text:p>
          </table:table-cell>
          <table:table-cell table:style-name="ce7" table:formula="of:=[.C603]*1.11" office:value-type="float" office:value="43.6141617072926" calcext:value-type="float">
            <text:p>43.61</text:p>
          </table:table-cell>
          <table:table-cell table:number-columns-repeated="5"/>
        </table:table-row>
        <table:table-row table:style-name="ro1">
          <table:table-cell office:value-type="float" office:value="1.84697697697698" calcext:value-type="float">
            <text:p>1.847E+00</text:p>
          </table:table-cell>
          <table:table-cell office:value-type="float" office:value="68.8266611670862" calcext:value-type="float">
            <text:p>68.827</text:p>
          </table:table-cell>
          <table:table-cell office:value-type="float" office:value="39.1284328875673" calcext:value-type="float">
            <text:p>39.128</text:p>
          </table:table-cell>
          <table:table-cell table:style-name="ce6" table:formula="of:=[.B604]/[.$B$2]" office:value-type="percentage" office:value="0.572876591260092" calcext:value-type="percentage">
            <text:p>57.29%</text:p>
          </table:table-cell>
          <table:table-cell table:style-name="ce7" table:formula="of:=[.C604]*1.11" office:value-type="float" office:value="43.4325605051997" calcext:value-type="float">
            <text:p>43.43</text:p>
          </table:table-cell>
          <table:table-cell table:number-columns-repeated="5"/>
        </table:table-row>
        <table:table-row table:style-name="ro1">
          <table:table-cell office:value-type="float" office:value="1.85004504504505" calcext:value-type="float">
            <text:p>1.850E+00</text:p>
          </table:table-cell>
          <table:table-cell office:value-type="float" office:value="68.6322851583726" calcext:value-type="float">
            <text:p>68.632</text:p>
          </table:table-cell>
          <table:table-cell office:value-type="float" office:value="38.9649742648253" calcext:value-type="float">
            <text:p>38.965</text:p>
          </table:table-cell>
          <table:table-cell table:style-name="ce6" table:formula="of:=[.B605]/[.$B$2]" office:value-type="percentage" office:value="0.571258708547108" calcext:value-type="percentage">
            <text:p>57.13%</text:p>
          </table:table-cell>
          <table:table-cell table:style-name="ce7" table:formula="of:=[.C605]*1.11" office:value-type="float" office:value="43.2511214339561" calcext:value-type="float">
            <text:p>43.25</text:p>
          </table:table-cell>
          <table:table-cell table:number-columns-repeated="5"/>
        </table:table-row>
        <table:table-row table:style-name="ro1">
          <table:table-cell office:value-type="float" office:value="1.85311311311311" calcext:value-type="float">
            <text:p>1.853E+00</text:p>
          </table:table-cell>
          <table:table-cell office:value-type="float" office:value="68.4377096500807" calcext:value-type="float">
            <text:p>68.438</text:p>
          </table:table-cell>
          <table:table-cell office:value-type="float" office:value="38.8016633224135" calcext:value-type="float">
            <text:p>38.802</text:p>
          </table:table-cell>
          <table:table-cell table:style-name="ce6" table:formula="of:=[.B606]/[.$B$2]" office:value-type="percentage" office:value="0.569639165305539" calcext:value-type="percentage">
            <text:p>56.96%</text:p>
          </table:table-cell>
          <table:table-cell table:style-name="ce7" table:formula="of:=[.C606]*1.11" office:value-type="float" office:value="43.069846287879" calcext:value-type="float">
            <text:p>43.07</text:p>
          </table:table-cell>
          <table:table-cell table:number-columns-repeated="5"/>
        </table:table-row>
        <table:table-row table:style-name="ro1">
          <table:table-cell office:value-type="float" office:value="1.85618118118118" calcext:value-type="float">
            <text:p>1.856E+00</text:p>
          </table:table-cell>
          <table:table-cell office:value-type="float" office:value="68.2429364775866" calcext:value-type="float">
            <text:p>68.243</text:p>
          </table:table-cell>
          <table:table-cell office:value-type="float" office:value="38.6385016753735" calcext:value-type="float">
            <text:p>38.639</text:p>
          </table:table-cell>
          <table:table-cell table:style-name="ce6" table:formula="of:=[.B607]/[.$B$2]" office:value-type="percentage" office:value="0.568017976812079" calcext:value-type="percentage">
            <text:p>56.80%</text:p>
          </table:table-cell>
          <table:table-cell table:style-name="ce7" table:formula="of:=[.C607]*1.11" office:value-type="float" office:value="42.8887368596646" calcext:value-type="float">
            <text:p>42.89</text:p>
          </table:table-cell>
          <table:table-cell table:number-columns-repeated="5"/>
        </table:table-row>
        <table:table-row table:style-name="ro1">
          <table:table-cell office:value-type="float" office:value="1.85924924924925" calcext:value-type="float">
            <text:p>1.859E+00</text:p>
          </table:table-cell>
          <table:table-cell office:value-type="float" office:value="68.0479674813802" calcext:value-type="float">
            <text:p>68.048</text:p>
          </table:table-cell>
          <table:table-cell office:value-type="float" office:value="38.4754909372703" calcext:value-type="float">
            <text:p>38.475</text:p>
          </table:table-cell>
          <table:table-cell table:style-name="ce6" table:formula="of:=[.B608]/[.$B$2]" office:value-type="percentage" office:value="0.56639515838599" calcext:value-type="percentage">
            <text:p>56.64%</text:p>
          </table:table-cell>
          <table:table-cell table:style-name="ce7" table:formula="of:=[.C608]*1.11" office:value-type="float" office:value="42.70779494037" calcext:value-type="float">
            <text:p>42.71</text:p>
          </table:table-cell>
          <table:table-cell table:number-columns-repeated="5"/>
        </table:table-row>
        <table:table-row table:style-name="ro1">
          <table:table-cell office:value-type="float" office:value="1.86231731731732" calcext:value-type="float">
            <text:p>1.862E+00</text:p>
          </table:table-cell>
          <table:table-cell office:value-type="float" office:value="67.8528045070509" calcext:value-type="float">
            <text:p>67.853</text:p>
          </table:table-cell>
          <table:table-cell office:value-type="float" office:value="38.3126327201767" calcext:value-type="float">
            <text:p>38.313</text:p>
          </table:table-cell>
          <table:table-cell table:style-name="ce6" table:formula="of:=[.B609]/[.$B$2]" office:value-type="percentage" office:value="0.564770725388978" calcext:value-type="percentage">
            <text:p>56.48%</text:p>
          </table:table-cell>
          <table:table-cell table:style-name="ce7" table:formula="of:=[.C609]*1.11" office:value-type="float" office:value="42.5270223193961" calcext:value-type="float">
            <text:p>42.53</text:p>
          </table:table-cell>
          <table:table-cell table:number-columns-repeated="5"/>
        </table:table-row>
        <table:table-row table:style-name="ro1">
          <table:table-cell office:value-type="float" office:value="1.86538538538539" calcext:value-type="float">
            <text:p>1.865E+00</text:p>
          </table:table-cell>
          <table:table-cell office:value-type="float" office:value="67.6574494052743" calcext:value-type="float">
            <text:p>67.657</text:p>
          </table:table-cell>
          <table:table-cell office:value-type="float" office:value="38.1499286346569" calcext:value-type="float">
            <text:p>38.150</text:p>
          </table:table-cell>
          <table:table-cell table:style-name="ce6" table:formula="of:=[.B610]/[.$B$2]" office:value-type="percentage" office:value="0.563144693225085" calcext:value-type="percentage">
            <text:p>56.31%</text:p>
          </table:table-cell>
          <table:table-cell table:style-name="ce7" table:formula="of:=[.C610]*1.11" office:value-type="float" office:value="42.3464207844692" calcext:value-type="float">
            <text:p>42.35</text:p>
          </table:table-cell>
          <table:table-cell table:number-columns-repeated="5"/>
        </table:table-row>
        <table:table-row table:style-name="ro1">
          <table:table-cell office:value-type="float" office:value="1.86845345345345" calcext:value-type="float">
            <text:p>1.868E+00</text:p>
          </table:table-cell>
          <table:table-cell office:value-type="float" office:value="67.4619040317992" calcext:value-type="float">
            <text:p>67.462</text:p>
          </table:table-cell>
          <table:table-cell office:value-type="float" office:value="37.9873802897513" calcext:value-type="float">
            <text:p>37.987</text:p>
          </table:table-cell>
          <table:table-cell table:style-name="ce6" table:formula="of:=[.B611]/[.$B$2]" office:value-type="percentage" office:value="0.561517077340579" calcext:value-type="percentage">
            <text:p>56.15%</text:p>
          </table:table-cell>
          <table:table-cell table:style-name="ce7" table:formula="of:=[.C611]*1.11" office:value-type="float" office:value="42.165992121624" calcext:value-type="float">
            <text:p>42.17</text:p>
          </table:table-cell>
          <table:table-cell table:number-columns-repeated="5"/>
        </table:table-row>
        <table:table-row table:style-name="ro1">
          <table:table-cell office:value-type="float" office:value="1.87152152152152" calcext:value-type="float">
            <text:p>1.872E+00</text:p>
          </table:table-cell>
          <table:table-cell office:value-type="float" office:value="67.2661702474333" calcext:value-type="float">
            <text:p>67.266</text:p>
          </table:table-cell>
          <table:table-cell office:value-type="float" office:value="37.8249892929596" calcext:value-type="float">
            <text:p>37.825</text:p>
          </table:table-cell>
          <table:table-cell table:style-name="ce6" table:formula="of:=[.B612]/[.$B$2]" office:value-type="percentage" office:value="0.559887893223834" calcext:value-type="percentage">
            <text:p>55.99%</text:p>
          </table:table-cell>
          <table:table-cell table:style-name="ce7" table:formula="of:=[.C612]*1.11" office:value-type="float" office:value="41.9857381151852" calcext:value-type="float">
            <text:p>41.99</text:p>
          </table:table-cell>
          <table:table-cell table:number-columns-repeated="5"/>
        </table:table-row>
        <table:table-row table:style-name="ro1">
          <table:table-cell office:value-type="float" office:value="1.87458958958959" calcext:value-type="float">
            <text:p>1.875E+00</text:p>
          </table:table-cell>
          <table:table-cell office:value-type="float" office:value="67.0702499180305" calcext:value-type="float">
            <text:p>67.070</text:p>
          </table:table-cell>
          <table:table-cell office:value-type="float" office:value="37.6627572502257" calcext:value-type="float">
            <text:p>37.663</text:p>
          </table:table-cell>
          <table:table-cell table:style-name="ce6" table:formula="of:=[.B613]/[.$B$2]" office:value-type="percentage" office:value="0.558257156405229" calcext:value-type="percentage">
            <text:p>55.83%</text:p>
          </table:table-cell>
          <table:table-cell table:style-name="ce7" table:formula="of:=[.C613]*1.11" office:value-type="float" office:value="41.8056605477505" calcext:value-type="float">
            <text:p>41.81</text:p>
          </table:table-cell>
          <table:table-cell table:number-columns-repeated="5"/>
        </table:table-row>
        <table:table-row table:style-name="ro1">
          <table:table-cell office:value-type="float" office:value="1.87765765765766" calcext:value-type="float">
            <text:p>1.878E+00</text:p>
          </table:table-cell>
          <table:table-cell office:value-type="float" office:value="66.8741449144773" calcext:value-type="float">
            <text:p>66.874</text:p>
          </table:table-cell>
          <table:table-cell office:value-type="float" office:value="37.5006857659215" calcext:value-type="float">
            <text:p>37.501</text:p>
          </table:table-cell>
          <table:table-cell table:style-name="ce6" table:formula="of:=[.B614]/[.$B$2]" office:value-type="percentage" office:value="0.556624882457029" calcext:value-type="percentage">
            <text:p>55.66%</text:p>
          </table:table-cell>
          <table:table-cell table:style-name="ce7" table:formula="of:=[.C614]*1.11" office:value-type="float" office:value="41.6257612001729" calcext:value-type="float">
            <text:p>41.63</text:p>
          </table:table-cell>
          <table:table-cell table:number-columns-repeated="5"/>
        </table:table-row>
        <table:table-row table:style-name="ro1">
          <table:table-cell office:value-type="float" office:value="1.88072572572573" calcext:value-type="float">
            <text:p>1.881E+00</text:p>
          </table:table-cell>
          <table:table-cell office:value-type="float" office:value="66.6778571126797" calcext:value-type="float">
            <text:p>66.678</text:p>
          </table:table-cell>
          <table:table-cell office:value-type="float" office:value="37.3387764428312" calcext:value-type="float">
            <text:p>37.339</text:p>
          </table:table-cell>
          <table:table-cell table:style-name="ce6" table:formula="of:=[.B615]/[.$B$2]" office:value-type="percentage" office:value="0.554991086993281" calcext:value-type="percentage">
            <text:p>55.50%</text:p>
          </table:table-cell>
          <table:table-cell table:style-name="ce7" table:formula="of:=[.C615]*1.11" office:value-type="float" office:value="41.4460418515426" calcext:value-type="float">
            <text:p>41.45</text:p>
          </table:table-cell>
          <table:table-cell table:number-columns-repeated="5"/>
        </table:table-row>
        <table:table-row table:style-name="ro1">
          <table:table-cell office:value-type="float" office:value="1.88379379379379" calcext:value-type="float">
            <text:p>1.884E+00</text:p>
          </table:table-cell>
          <table:table-cell office:value-type="float" office:value="66.4813883935499" calcext:value-type="float">
            <text:p>66.481</text:p>
          </table:table-cell>
          <table:table-cell office:value-type="float" office:value="37.177030882135" calcext:value-type="float">
            <text:p>37.177</text:p>
          </table:table-cell>
          <table:table-cell table:style-name="ce6" table:formula="of:=[.B616]/[.$B$2]" office:value-type="percentage" office:value="0.553355785669698" calcext:value-type="percentage">
            <text:p>55.34%</text:p>
          </table:table-cell>
          <table:table-cell table:style-name="ce7" table:formula="of:=[.C616]*1.11" office:value-type="float" office:value="41.2665042791699" calcext:value-type="float">
            <text:p>41.27</text:p>
          </table:table-cell>
          <table:table-cell table:number-columns-repeated="5"/>
        </table:table-row>
        <table:table-row table:style-name="ro1">
          <table:table-cell office:value-type="float" office:value="1.88686186186186" calcext:value-type="float">
            <text:p>1.887E+00</text:p>
          </table:table-cell>
          <table:table-cell office:value-type="float" office:value="66.2847406429929" calcext:value-type="float">
            <text:p>66.285</text:p>
          </table:table-cell>
          <table:table-cell office:value-type="float" office:value="37.015450683394" calcext:value-type="float">
            <text:p>37.015</text:p>
          </table:table-cell>
          <table:table-cell table:style-name="ce6" table:formula="of:=[.B617]/[.$B$2]" office:value-type="percentage" office:value="0.551718994183553" calcext:value-type="percentage">
            <text:p>55.17%</text:p>
          </table:table-cell>
          <table:table-cell table:style-name="ce7" table:formula="of:=[.C617]*1.11" office:value-type="float" office:value="41.0871502585673" calcext:value-type="float">
            <text:p>41.09</text:p>
          </table:table-cell>
          <table:table-cell table:number-columns-repeated="5"/>
        </table:table-row>
        <table:table-row table:style-name="ro1">
          <table:table-cell office:value-type="float" office:value="1.88992992992993" calcext:value-type="float">
            <text:p>1.890E+00</text:p>
          </table:table-cell>
          <table:table-cell office:value-type="float" office:value="66.2847406429929" calcext:value-type="float">
            <text:p>66.285</text:p>
          </table:table-cell>
          <table:table-cell office:value-type="float" office:value="37.015450683394" calcext:value-type="float">
            <text:p>37.015</text:p>
          </table:table-cell>
          <table:table-cell table:style-name="ce6" table:formula="of:=[.B618]/[.$B$2]" office:value-type="percentage" office:value="0.551718994183553" calcext:value-type="percentage">
            <text:p>55.17%</text:p>
          </table:table-cell>
          <table:table-cell table:style-name="ce7" table:formula="of:=[.C618]*1.11" office:value-type="float" office:value="41.0871502585673" calcext:value-type="float">
            <text:p>41.09</text:p>
          </table:table-cell>
          <table:table-cell table:number-columns-repeated="5"/>
        </table:table-row>
        <table:table-row table:style-name="ro1">
          <table:table-cell office:value-type="float" office:value="1.892997997998" calcext:value-type="float">
            <text:p>1.893E+00</text:p>
          </table:table-cell>
          <table:table-cell office:value-type="float" office:value="66.0879157518942" calcext:value-type="float">
            <text:p>66.088</text:p>
          </table:table-cell>
          <table:table-cell office:value-type="float" office:value="36.8540374445337" calcext:value-type="float">
            <text:p>36.854</text:p>
          </table:table-cell>
          <table:table-cell table:style-name="ce6" table:formula="of:=[.B619]/[.$B$2]" office:value-type="percentage" office:value="0.550080728273574" calcext:value-type="percentage">
            <text:p>55.01%</text:p>
          </table:table-cell>
          <table:table-cell table:style-name="ce7" table:formula="of:=[.C619]*1.11" office:value-type="float" office:value="40.9079815634324" calcext:value-type="float">
            <text:p>40.91</text:p>
          </table:table-cell>
          <table:table-cell table:number-columns-repeated="5"/>
        </table:table-row>
        <table:table-row table:style-name="ro1">
          <table:table-cell office:value-type="float" office:value="1.89606606606607" calcext:value-type="float">
            <text:p>1.896E+00</text:p>
          </table:table-cell>
          <table:table-cell office:value-type="float" office:value="65.8909156161058" calcext:value-type="float">
            <text:p>65.891</text:p>
          </table:table-cell>
          <table:table-cell office:value-type="float" office:value="36.6927927618285" calcext:value-type="float">
            <text:p>36.693</text:p>
          </table:table-cell>
          <table:table-cell table:style-name="ce6" table:formula="of:=[.B620]/[.$B$2]" office:value-type="percentage" office:value="0.548441003719825" calcext:value-type="percentage">
            <text:p>54.84%</text:p>
          </table:table-cell>
          <table:table-cell table:style-name="ce7" table:formula="of:=[.C620]*1.11" office:value-type="float" office:value="40.7289999656296" calcext:value-type="float">
            <text:p>40.73</text:p>
          </table:table-cell>
          <table:table-cell table:number-columns-repeated="5"/>
        </table:table-row>
        <table:table-row table:style-name="ro1">
          <table:table-cell office:value-type="float" office:value="1.89913413413413" calcext:value-type="float">
            <text:p>1.899E+00</text:p>
          </table:table-cell>
          <table:table-cell office:value-type="float" office:value="65.693742136434" calcext:value-type="float">
            <text:p>65.694</text:p>
          </table:table-cell>
          <table:table-cell office:value-type="float" office:value="36.531718229886" calcext:value-type="float">
            <text:p>36.532</text:p>
          </table:table-cell>
          <table:table-cell table:style-name="ce6" table:formula="of:=[.B621]/[.$B$2]" office:value-type="percentage" office:value="0.546799836343609" calcext:value-type="percentage">
            <text:p>54.68%</text:p>
          </table:table-cell>
          <table:table-cell table:style-name="ce7" table:formula="of:=[.C621]*1.11" office:value-type="float" office:value="40.5502072351735" calcext:value-type="float">
            <text:p>40.55</text:p>
          </table:table-cell>
          <table:table-cell table:number-columns-repeated="5"/>
        </table:table-row>
        <table:table-row table:style-name="ro1">
          <table:table-cell office:value-type="float" office:value="1.9022022022022" calcext:value-type="float">
            <text:p>1.902E+00</text:p>
          </table:table-cell>
          <table:table-cell office:value-type="float" office:value="65.4963972186263" calcext:value-type="float">
            <text:p>65.496</text:p>
          </table:table-cell>
          <table:table-cell office:value-type="float" office:value="36.3708154416311" calcext:value-type="float">
            <text:p>36.371</text:p>
          </table:table-cell>
          <table:table-cell table:style-name="ce6" table:formula="of:=[.B622]/[.$B$2]" office:value-type="percentage" office:value="0.545157242007357" calcext:value-type="percentage">
            <text:p>54.52%</text:p>
          </table:table-cell>
          <table:table-cell table:style-name="ce7" table:formula="of:=[.C622]*1.11" office:value-type="float" office:value="40.3716051402105" calcext:value-type="float">
            <text:p>40.37</text:p>
          </table:table-cell>
          <table:table-cell table:number-columns-repeated="5"/>
        </table:table-row>
        <table:table-row table:style-name="ro1">
          <table:table-cell office:value-type="float" office:value="1.90527027027027" calcext:value-type="float">
            <text:p>1.905E+00</text:p>
          </table:table-cell>
          <table:table-cell office:value-type="float" office:value="65.2988827733583" calcext:value-type="float">
            <text:p>65.299</text:p>
          </table:table-cell>
          <table:table-cell office:value-type="float" office:value="36.2100859882902" calcext:value-type="float">
            <text:p>36.210</text:p>
          </table:table-cell>
          <table:table-cell table:style-name="ce6" table:formula="of:=[.B623]/[.$B$2]" office:value-type="percentage" office:value="0.543513236614519" calcext:value-type="percentage">
            <text:p>54.35%</text:p>
          </table:table-cell>
          <table:table-cell table:style-name="ce7" table:formula="of:=[.C623]*1.11" office:value-type="float" office:value="40.1931954470021" calcext:value-type="float">
            <text:p>40.19</text:p>
          </table:table-cell>
          <table:table-cell table:number-columns-repeated="5"/>
        </table:table-row>
        <table:table-row table:style-name="ro1">
          <table:table-cell office:value-type="float" office:value="1.90833833833834" calcext:value-type="float">
            <text:p>1.908E+00</text:p>
          </table:table-cell>
          <table:table-cell office:value-type="float" office:value="65.1012007162215" calcext:value-type="float">
            <text:p>65.101</text:p>
          </table:table-cell>
          <table:table-cell office:value-type="float" office:value="36.0495314593754" calcext:value-type="float">
            <text:p>36.050</text:p>
          </table:table-cell>
          <table:table-cell table:style-name="ce6" table:formula="of:=[.B624]/[.$B$2]" office:value-type="percentage" office:value="0.54186783610946" calcext:value-type="percentage">
            <text:p>54.19%</text:p>
          </table:table-cell>
          <table:table-cell table:style-name="ce7" table:formula="of:=[.C624]*1.11" office:value-type="float" office:value="40.0149799199067" calcext:value-type="float">
            <text:p>40.01</text:p>
          </table:table-cell>
          <table:table-cell table:number-columns-repeated="5"/>
        </table:table-row>
        <table:table-row table:style-name="ro1">
          <table:table-cell office:value-type="float" office:value="1.91140640640641" calcext:value-type="float">
            <text:p>1.911E+00</text:p>
          </table:table-cell>
          <table:table-cell office:value-type="float" office:value="64.9033529677101" calcext:value-type="float">
            <text:p>64.903</text:p>
          </table:table-cell>
          <table:table-cell office:value-type="float" office:value="35.8891534426693" calcext:value-type="float">
            <text:p>35.889</text:p>
          </table:table-cell>
          <table:table-cell table:style-name="ce6" table:formula="of:=[.B625]/[.$B$2]" office:value-type="percentage" office:value="0.540221056477356" calcext:value-type="percentage">
            <text:p>54.02%</text:p>
          </table:table-cell>
          <table:table-cell table:style-name="ce7" table:formula="of:=[.C625]*1.11" office:value-type="float" office:value="39.8369603213629" calcext:value-type="float">
            <text:p>39.84</text:p>
          </table:table-cell>
          <table:table-cell table:number-columns-repeated="5"/>
        </table:table-row>
        <table:table-row table:style-name="ro1">
          <table:table-cell office:value-type="float" office:value="1.91447447447447" calcext:value-type="float">
            <text:p>1.914E+00</text:p>
          </table:table-cell>
          <table:table-cell office:value-type="float" office:value="64.7053414532085" calcext:value-type="float">
            <text:p>64.705</text:p>
          </table:table-cell>
          <table:table-cell office:value-type="float" office:value="35.7289535242084" calcext:value-type="float">
            <text:p>35.729</text:p>
          </table:table-cell>
          <table:table-cell table:style-name="ce6" table:formula="of:=[.B626]/[.$B$2]" office:value-type="percentage" office:value="0.538572913744084" calcext:value-type="percentage">
            <text:p>53.86%</text:p>
          </table:table-cell>
          <table:table-cell table:style-name="ce7" table:formula="of:=[.C626]*1.11" office:value-type="float" office:value="39.6591384118713" calcext:value-type="float">
            <text:p>39.66</text:p>
          </table:table-cell>
          <table:table-cell table:number-columns-repeated="5"/>
        </table:table-row>
        <table:table-row table:style-name="ro1">
          <table:table-cell office:value-type="float" office:value="1.91754254254254" calcext:value-type="float">
            <text:p>1.918E+00</text:p>
          </table:table-cell>
          <table:table-cell office:value-type="float" office:value="64.5071681029791" calcext:value-type="float">
            <text:p>64.507</text:p>
          </table:table-cell>
          <table:table-cell office:value-type="float" office:value="35.5689332882684" calcext:value-type="float">
            <text:p>35.569</text:p>
          </table:table-cell>
          <table:table-cell table:style-name="ce6" table:formula="of:=[.B627]/[.$B$2]" office:value-type="percentage" office:value="0.536923423976123" calcext:value-type="percentage">
            <text:p>53.69%</text:p>
          </table:table-cell>
          <table:table-cell table:style-name="ce7" table:formula="of:=[.C627]*1.11" office:value-type="float" office:value="39.4815159499779" calcext:value-type="float">
            <text:p>39.48</text:p>
          </table:table-cell>
          <table:table-cell table:number-columns-repeated="5"/>
        </table:table-row>
        <table:table-row table:style-name="ro1">
          <table:table-cell office:value-type="float" office:value="1.92061061061061" calcext:value-type="float">
            <text:p>1.921E+00</text:p>
          </table:table-cell>
          <table:table-cell office:value-type="float" office:value="64.3088348521494" calcext:value-type="float">
            <text:p>64.309</text:p>
          </table:table-cell>
          <table:table-cell office:value-type="float" office:value="35.4090943173477" calcext:value-type="float">
            <text:p>35.409</text:p>
          </table:table-cell>
          <table:table-cell table:style-name="ce6" table:formula="of:=[.B628]/[.$B$2]" office:value-type="percentage" office:value="0.535272603280448" calcext:value-type="percentage">
            <text:p>53.53%</text:p>
          </table:table-cell>
          <table:table-cell table:style-name="ce7" table:formula="of:=[.C628]*1.11" office:value-type="float" office:value="39.304094692256" calcext:value-type="float">
            <text:p>39.30</text:p>
          </table:table-cell>
          <table:table-cell table:number-columns-repeated="5"/>
        </table:table-row>
        <table:table-row table:style-name="ro1">
          <table:table-cell office:value-type="float" office:value="1.92367867867868" calcext:value-type="float">
            <text:p>1.924E+00</text:p>
          </table:table-cell>
          <table:table-cell office:value-type="float" office:value="64.1103436406999" calcext:value-type="float">
            <text:p>64.110</text:p>
          </table:table-cell>
          <table:table-cell office:value-type="float" office:value="35.2494381921524" calcext:value-type="float">
            <text:p>35.249</text:p>
          </table:table-cell>
          <table:table-cell table:style-name="ce6" table:formula="of:=[.B629]/[.$B$2]" office:value-type="percentage" office:value="0.533620467804426" calcext:value-type="percentage">
            <text:p>53.36%</text:p>
          </table:table-cell>
          <table:table-cell table:style-name="ce7" table:formula="of:=[.C629]*1.11" office:value-type="float" office:value="39.1268763932892" calcext:value-type="float">
            <text:p>39.13</text:p>
          </table:table-cell>
          <table:table-cell table:number-columns-repeated="5"/>
        </table:table-row>
        <table:table-row table:style-name="ro1">
          <table:table-cell office:value-type="float" office:value="1.92674674674675" calcext:value-type="float">
            <text:p>1.927E+00</text:p>
          </table:table-cell>
          <table:table-cell office:value-type="float" office:value="63.9116964134515" calcext:value-type="float">
            <text:p>63.912</text:p>
          </table:table-cell>
          <table:table-cell office:value-type="float" office:value="35.08996649158" calcext:value-type="float">
            <text:p>35.090</text:p>
          </table:table-cell>
          <table:table-cell table:style-name="ce6" table:formula="of:=[.B630]/[.$B$2]" office:value-type="percentage" office:value="0.531967033735714" calcext:value-type="percentage">
            <text:p>53.20%</text:p>
          </table:table-cell>
          <table:table-cell table:style-name="ce7" table:formula="of:=[.C630]*1.11" office:value-type="float" office:value="38.9498628056538" calcext:value-type="float">
            <text:p>38.95</text:p>
          </table:table-cell>
          <table:table-cell table:number-columns-repeated="5"/>
        </table:table-row>
        <table:table-row table:style-name="ro1">
          <table:table-cell office:value-type="float" office:value="1.92981481481481" calcext:value-type="float">
            <text:p>1.930E+00</text:p>
          </table:table-cell>
          <table:table-cell office:value-type="float" office:value="63.7128951200536" calcext:value-type="float">
            <text:p>63.713</text:p>
          </table:table-cell>
          <table:table-cell office:value-type="float" office:value="34.9306807927046" calcext:value-type="float">
            <text:p>34.931</text:p>
          </table:table-cell>
          <table:table-cell table:style-name="ce6" table:formula="of:=[.B631]/[.$B$2]" office:value-type="percentage" office:value="0.530312317302159" calcext:value-type="percentage">
            <text:p>53.03%</text:p>
          </table:table-cell>
          <table:table-cell table:style-name="ce7" table:formula="of:=[.C631]*1.11" office:value-type="float" office:value="38.7730556799021" calcext:value-type="float">
            <text:p>38.77</text:p>
          </table:table-cell>
          <table:table-cell table:number-columns-repeated="5"/>
        </table:table-row>
        <table:table-row table:style-name="ro1">
          <table:table-cell office:value-type="float" office:value="1.93288288288288" calcext:value-type="float">
            <text:p>1.933E+00</text:p>
          </table:table-cell>
          <table:table-cell office:value-type="float" office:value="63.5139417149715" calcext:value-type="float">
            <text:p>63.514</text:p>
          </table:table-cell>
          <table:table-cell office:value-type="float" office:value="34.7715826707604" calcext:value-type="float">
            <text:p>34.772</text:p>
          </table:table-cell>
          <table:table-cell table:style-name="ce6" table:formula="of:=[.B632]/[.$B$2]" office:value-type="percentage" office:value="0.528656334771693" calcext:value-type="percentage">
            <text:p>52.87%</text:p>
          </table:table-cell>
          <table:table-cell table:style-name="ce7" table:formula="of:=[.C632]*1.11" office:value-type="float" office:value="38.596456764544" calcext:value-type="float">
            <text:p>38.60</text:p>
          </table:table-cell>
          <table:table-cell table:number-columns-repeated="5"/>
        </table:table-row>
        <table:table-row table:style-name="ro1">
          <table:table-cell office:value-type="float" office:value="1.93595095095095" calcext:value-type="float">
            <text:p>1.936E+00</text:p>
          </table:table-cell>
          <table:table-cell office:value-type="float" office:value="63.3148381574746" calcext:value-type="float">
            <text:p>63.315</text:p>
          </table:table-cell>
          <table:table-cell office:value-type="float" office:value="34.612673699127" calcext:value-type="float">
            <text:p>34.613</text:p>
          </table:table-cell>
          <table:table-cell table:style-name="ce6" table:formula="of:=[.B633]/[.$B$2]" office:value-type="percentage" office:value="0.526999102452234" calcext:value-type="percentage">
            <text:p>52.70%</text:p>
          </table:table-cell>
          <table:table-cell table:style-name="ce7" table:formula="of:=[.C633]*1.11" office:value-type="float" office:value="38.420067806031" calcext:value-type="float">
            <text:p>38.42</text:p>
          </table:table-cell>
          <table:table-cell table:number-columns-repeated="5"/>
        </table:table-row>
        <table:table-row table:style-name="ro1">
          <table:table-cell office:value-type="float" office:value="1.93901901901902" calcext:value-type="float">
            <text:p>1.939E+00</text:p>
          </table:table-cell>
          <table:table-cell office:value-type="float" office:value="63.1155864116244" calcext:value-type="float">
            <text:p>63.116</text:p>
          </table:table-cell>
          <table:table-cell office:value-type="float" office:value="34.4539554493132" calcext:value-type="float">
            <text:p>34.454</text:p>
          </table:table-cell>
          <table:table-cell table:style-name="ce6" table:formula="of:=[.B634]/[.$B$2]" office:value-type="percentage" office:value="0.525340636691586" calcext:value-type="percentage">
            <text:p>52.53%</text:p>
          </table:table-cell>
          <table:table-cell table:style-name="ce7" table:formula="of:=[.C634]*1.11" office:value-type="float" office:value="38.2438905487376" calcext:value-type="float">
            <text:p>38.24</text:p>
          </table:table-cell>
          <table:table-cell table:number-columns-repeated="5"/>
        </table:table-row>
        <table:table-row table:style-name="ro1">
          <table:table-cell office:value-type="float" office:value="1.94208708708709" calcext:value-type="float">
            <text:p>1.942E+00</text:p>
          </table:table-cell>
          <table:table-cell office:value-type="float" office:value="62.9161884462625" calcext:value-type="float">
            <text:p>62.916</text:p>
          </table:table-cell>
          <table:table-cell office:value-type="float" office:value="34.2954294909416" calcext:value-type="float">
            <text:p>34.295</text:p>
          </table:table-cell>
          <table:table-cell table:style-name="ce6" table:formula="of:=[.B635]/[.$B$2]" office:value-type="percentage" office:value="0.523680953877344" calcext:value-type="percentage">
            <text:p>52.37%</text:p>
          </table:table-cell>
          <table:table-cell table:style-name="ce7" table:formula="of:=[.C635]*1.11" office:value-type="float" office:value="38.0679267349452" calcext:value-type="float">
            <text:p>38.07</text:p>
          </table:table-cell>
          <table:table-cell table:number-columns-repeated="5"/>
        </table:table-row>
        <table:table-row table:style-name="ro1">
          <table:table-cell office:value-type="float" office:value="1.94515515515516" calcext:value-type="float">
            <text:p>1.945E+00</text:p>
          </table:table-cell>
          <table:table-cell office:value-type="float" office:value="62.7166462349985" calcext:value-type="float">
            <text:p>62.717</text:p>
          </table:table-cell>
          <table:table-cell office:value-type="float" office:value="34.1370973917334" calcext:value-type="float">
            <text:p>34.137</text:p>
          </table:table-cell>
          <table:table-cell table:style-name="ce6" table:formula="of:=[.B636]/[.$B$2]" office:value-type="percentage" office:value="0.522020070436784" calcext:value-type="percentage">
            <text:p>52.20%</text:p>
          </table:table-cell>
          <table:table-cell table:style-name="ce7" table:formula="of:=[.C636]*1.11" office:value-type="float" office:value="37.8921781048241" calcext:value-type="float">
            <text:p>37.89</text:p>
          </table:table-cell>
          <table:table-cell table:number-columns-repeated="5"/>
        </table:table-row>
        <table:table-row table:style-name="ro1">
          <table:table-cell office:value-type="float" office:value="1.94822322322322" calcext:value-type="float">
            <text:p>1.948E+00</text:p>
          </table:table-cell>
          <table:table-cell office:value-type="float" office:value="62.5169617561985" calcext:value-type="float">
            <text:p>62.517</text:p>
          </table:table-cell>
          <table:table-cell office:value-type="float" office:value="33.9789607174926" calcext:value-type="float">
            <text:p>33.979</text:p>
          </table:table-cell>
          <table:table-cell table:style-name="ce6" table:formula="of:=[.B637]/[.$B$2]" office:value-type="percentage" office:value="0.520358002836777" calcext:value-type="percentage">
            <text:p>52.04%</text:p>
          </table:table-cell>
          <table:table-cell table:style-name="ce7" table:formula="of:=[.C637]*1.11" office:value-type="float" office:value="37.7166463964168" calcext:value-type="float">
            <text:p>37.72</text:p>
          </table:table-cell>
          <table:table-cell table:number-columns-repeated="5"/>
        </table:table-row>
        <table:table-row table:style-name="ro1">
          <table:table-cell office:value-type="float" office:value="1.95129129129129" calcext:value-type="float">
            <text:p>1.951E+00</text:p>
          </table:table-cell>
          <table:table-cell office:value-type="float" office:value="62.3171369929735" calcext:value-type="float">
            <text:p>62.317</text:p>
          </table:table-cell>
          <table:table-cell office:value-type="float" office:value="33.8210210320903" calcext:value-type="float">
            <text:p>33.821</text:p>
          </table:table-cell>
          <table:table-cell table:style-name="ce6" table:formula="of:=[.B638]/[.$B$2]" office:value-type="percentage" office:value="0.518694767583685" calcext:value-type="percentage">
            <text:p>51.87%</text:p>
          </table:table-cell>
          <table:table-cell table:style-name="ce7" table:formula="of:=[.C638]*1.11" office:value-type="float" office:value="37.5413333456202" calcext:value-type="float">
            <text:p>37.54</text:p>
          </table:table-cell>
          <table:table-cell table:number-columns-repeated="5"/>
        </table:table-row>
        <table:table-row table:style-name="ro1">
          <table:table-cell office:value-type="float" office:value="1.95435935935936" calcext:value-type="float">
            <text:p>1.954E+00</text:p>
          </table:table-cell>
          <table:table-cell office:value-type="float" office:value="62.1171739331675" calcext:value-type="float">
            <text:p>62.117</text:p>
          </table:table-cell>
          <table:table-cell office:value-type="float" office:value="33.6632798974499" calcext:value-type="float">
            <text:p>33.663</text:p>
          </table:table-cell>
          <table:table-cell table:style-name="ce6" table:formula="of:=[.B639]/[.$B$2]" office:value-type="percentage" office:value="0.517030381223267" calcext:value-type="percentage">
            <text:p>51.70%</text:p>
          </table:table-cell>
          <table:table-cell table:style-name="ce7" table:formula="of:=[.C639]*1.11" office:value-type="float" office:value="37.3662406861694" calcext:value-type="float">
            <text:p>37.37</text:p>
          </table:table-cell>
          <table:table-cell table:number-columns-repeated="5"/>
        </table:table-row>
        <table:table-row table:style-name="ro1">
          <table:table-cell office:value-type="float" office:value="1.95742742742743" calcext:value-type="float">
            <text:p>1.957E+00</text:p>
          </table:table-cell>
          <table:table-cell office:value-type="float" office:value="61.9170745693461" calcext:value-type="float">
            <text:p>61.917</text:p>
          </table:table-cell>
          <table:table-cell office:value-type="float" office:value="33.505738873531" calcext:value-type="float">
            <text:p>33.506</text:p>
          </table:table-cell>
          <table:table-cell table:style-name="ce6" table:formula="of:=[.B640]/[.$B$2]" office:value-type="percentage" office:value="0.515364860340581" calcext:value-type="percentage">
            <text:p>51.54%</text:p>
          </table:table-cell>
          <table:table-cell table:style-name="ce7" table:formula="of:=[.C640]*1.11" office:value-type="float" office:value="37.1913701496194" calcext:value-type="float">
            <text:p>37.19</text:p>
          </table:table-cell>
          <table:table-cell table:number-columns-repeated="5"/>
        </table:table-row>
        <table:table-row table:style-name="ro1">
          <table:table-cell office:value-type="float" office:value="1.9604954954955" calcext:value-type="float">
            <text:p>1.960E+00</text:p>
          </table:table-cell>
          <table:table-cell office:value-type="float" office:value="61.7168408987852" calcext:value-type="float">
            <text:p>61.717</text:p>
          </table:table-cell>
          <table:table-cell office:value-type="float" office:value="33.3483995183143" calcext:value-type="float">
            <text:p>33.348</text:p>
          </table:table-cell>
          <table:table-cell table:style-name="ce6" table:formula="of:=[.B641]/[.$B$2]" office:value-type="percentage" office:value="0.513698221559892" calcext:value-type="percentage">
            <text:p>51.37%</text:p>
          </table:table-cell>
          <table:table-cell table:style-name="ce7" table:formula="of:=[.C641]*1.11" office:value-type="float" office:value="37.0167234653289" calcext:value-type="float">
            <text:p>37.02</text:p>
          </table:table-cell>
          <table:table-cell table:number-columns-repeated="5"/>
        </table:table-row>
        <table:table-row table:style-name="ro1">
          <table:table-cell office:value-type="float" office:value="1.96356356356356" calcext:value-type="float">
            <text:p>1.964E+00</text:p>
          </table:table-cell>
          <table:table-cell office:value-type="float" office:value="61.5164749234594" calcext:value-type="float">
            <text:p>61.516</text:p>
          </table:table-cell>
          <table:table-cell office:value-type="float" office:value="33.1912633877862" calcext:value-type="float">
            <text:p>33.191</text:p>
          </table:table-cell>
          <table:table-cell table:style-name="ce6" table:formula="of:=[.B642]/[.$B$2]" office:value-type="percentage" office:value="0.512030481544573" calcext:value-type="percentage">
            <text:p>51.20%</text:p>
          </table:table-cell>
          <table:table-cell table:style-name="ce7" table:formula="of:=[.C642]*1.11" office:value-type="float" office:value="36.8423023604427" calcext:value-type="float">
            <text:p>36.84</text:p>
          </table:table-cell>
          <table:table-cell table:number-columns-repeated="5"/>
        </table:table-row>
        <table:table-row table:style-name="ro1">
          <table:table-cell office:value-type="float" office:value="1.96663163163163" calcext:value-type="float">
            <text:p>1.967E+00</text:p>
          </table:table-cell>
          <table:table-cell office:value-type="float" office:value="61.3159786500309" calcext:value-type="float">
            <text:p>61.316</text:p>
          </table:table-cell>
          <table:table-cell office:value-type="float" office:value="33.0343320359232" calcext:value-type="float">
            <text:p>33.034</text:p>
          </table:table-cell>
          <table:table-cell table:style-name="ce6" table:formula="of:=[.B643]/[.$B$2]" office:value-type="percentage" office:value="0.510361656997016" calcext:value-type="percentage">
            <text:p>51.04%</text:p>
          </table:table-cell>
          <table:table-cell table:style-name="ce7" table:formula="of:=[.C643]*1.11" office:value-type="float" office:value="36.6681085598748" calcext:value-type="float">
            <text:p>36.67</text:p>
          </table:table-cell>
          <table:table-cell table:number-columns-repeated="5"/>
        </table:table-row>
        <table:table-row table:style-name="ro1">
          <table:table-cell office:value-type="float" office:value="1.9696996996997" calcext:value-type="float">
            <text:p>1.970E+00</text:p>
          </table:table-cell>
          <table:table-cell office:value-type="float" office:value="61.1153540898385" calcext:value-type="float">
            <text:p>61.115</text:p>
          </table:table-cell>
          <table:table-cell office:value-type="float" office:value="32.8776070146767" calcext:value-type="float">
            <text:p>32.878</text:p>
          </table:table-cell>
          <table:table-cell table:style-name="ce6" table:formula="of:=[.B644]/[.$B$2]" office:value-type="percentage" office:value="0.508691764658536" calcext:value-type="percentage">
            <text:p>50.87%</text:p>
          </table:table-cell>
          <table:table-cell table:style-name="ce7" table:formula="of:=[.C644]*1.11" office:value-type="float" office:value="36.4941437862911" calcext:value-type="float">
            <text:p>36.49</text:p>
          </table:table-cell>
          <table:table-cell table:number-columns-repeated="5"/>
        </table:table-row>
        <table:table-row table:style-name="ro1">
          <table:table-cell office:value-type="float" office:value="1.97276776776777" calcext:value-type="float">
            <text:p>1.973E+00</text:p>
          </table:table-cell>
          <table:table-cell office:value-type="float" office:value="60.914603258886" calcext:value-type="float">
            <text:p>60.915</text:p>
          </table:table-cell>
          <table:table-cell office:value-type="float" office:value="32.7210898739577" calcext:value-type="float">
            <text:p>32.721</text:p>
          </table:table-cell>
          <table:table-cell table:style-name="ce6" table:formula="of:=[.B645]/[.$B$2]" office:value-type="percentage" office:value="0.507020821309279" calcext:value-type="percentage">
            <text:p>50.70%</text:p>
          </table:table-cell>
          <table:table-cell table:style-name="ce7" table:formula="of:=[.C645]*1.11" office:value-type="float" office:value="36.320409760093" calcext:value-type="float">
            <text:p>36.32</text:p>
          </table:table-cell>
          <table:table-cell table:number-columns-repeated="5"/>
        </table:table-row>
        <table:table-row table:style-name="ro1">
          <table:table-cell office:value-type="float" office:value="1.97583583583584" calcext:value-type="float">
            <text:p>1.976E+00</text:p>
          </table:table-cell>
          <table:table-cell office:value-type="float" office:value="60.713728177832" calcext:value-type="float">
            <text:p>60.714</text:p>
          </table:table-cell>
          <table:table-cell office:value-type="float" office:value="32.5647821616214" calcext:value-type="float">
            <text:p>32.565</text:p>
          </table:table-cell>
          <table:table-cell table:style-name="ce6" table:formula="of:=[.B646]/[.$B$2]" office:value-type="percentage" office:value="0.505348843768134" calcext:value-type="percentage">
            <text:p>50.53%</text:p>
          </table:table-cell>
          <table:table-cell table:style-name="ce7" table:formula="of:=[.C646]*1.11" office:value-type="float" office:value="36.1469081993998" calcext:value-type="float">
            <text:p>36.15</text:p>
          </table:table-cell>
          <table:table-cell table:number-columns-repeated="5"/>
        </table:table-row>
        <table:table-row table:style-name="ro1">
          <table:table-cell office:value-type="float" office:value="1.9789039039039" calcext:value-type="float">
            <text:p>1.979E+00</text:p>
          </table:table-cell>
          <table:table-cell office:value-type="float" office:value="60.5127308719782" calcext:value-type="float">
            <text:p>60.513</text:p>
          </table:table-cell>
          <table:table-cell office:value-type="float" office:value="32.4086854234517" calcext:value-type="float">
            <text:p>32.409</text:p>
          </table:table-cell>
          <table:table-cell table:style-name="ce6" table:formula="of:=[.B647]/[.$B$2]" office:value-type="percentage" office:value="0.503675848892639" calcext:value-type="percentage">
            <text:p>50.37%</text:p>
          </table:table-cell>
          <table:table-cell table:style-name="ce7" table:formula="of:=[.C647]*1.11" office:value-type="float" office:value="35.9736408200314" calcext:value-type="float">
            <text:p>35.97</text:p>
          </table:table-cell>
          <table:table-cell table:number-columns-repeated="5"/>
        </table:table-row>
        <table:table-row table:style-name="ro1">
          <table:table-cell office:value-type="float" office:value="1.98197197197197" calcext:value-type="float">
            <text:p>1.982E+00</text:p>
          </table:table-cell>
          <table:table-cell office:value-type="float" office:value="60.3116133712594" calcext:value-type="float">
            <text:p>60.312</text:p>
          </table:table-cell>
          <table:table-cell office:value-type="float" office:value="32.2528012031464" calcext:value-type="float">
            <text:p>32.253</text:p>
          </table:table-cell>
          <table:table-cell table:style-name="ce6" table:formula="of:=[.B648]/[.$B$2]" office:value-type="percentage" office:value="0.502001853578892" calcext:value-type="percentage">
            <text:p>50.20%</text:p>
          </table:table-cell>
          <table:table-cell table:style-name="ce7" table:formula="of:=[.C648]*1.11" office:value-type="float" office:value="35.8006093354925" calcext:value-type="float">
            <text:p>35.80</text:p>
          </table:table-cell>
          <table:table-cell table:number-columns-repeated="5"/>
        </table:table-row>
        <table:table-row table:style-name="ro1">
          <table:table-cell office:value-type="float" office:value="1.98504004004004" calcext:value-type="float">
            <text:p>1.985E+00</text:p>
          </table:table-cell>
          <table:table-cell office:value-type="float" office:value="60.110377710232" calcext:value-type="float">
            <text:p>60.110</text:p>
          </table:table-cell>
          <table:table-cell office:value-type="float" office:value="32.0971310423014" calcext:value-type="float">
            <text:p>32.097</text:p>
          </table:table-cell>
          <table:table-cell table:style-name="ce6" table:formula="of:=[.B649]/[.$B$2]" office:value-type="percentage" office:value="0.500326874761462" calcext:value-type="percentage">
            <text:p>50.03%</text:p>
          </table:table-cell>
          <table:table-cell table:style-name="ce7" table:formula="of:=[.C649]*1.11" office:value-type="float" office:value="35.6278154569546" calcext:value-type="float">
            <text:p>35.63</text:p>
          </table:table-cell>
          <table:table-cell table:number-columns-repeated="5"/>
        </table:table-row>
        <table:table-row table:style-name="ro1">
          <table:table-cell office:value-type="float" office:value="1.98810810810811" calcext:value-type="float">
            <text:p>1.988E+00</text:p>
          </table:table-cell>
          <table:table-cell office:value-type="float" office:value="59.9090259280642" calcext:value-type="float">
            <text:p>59.909</text:p>
          </table:table-cell>
          <table:table-cell office:value-type="float" office:value="31.9416764803957" calcext:value-type="float">
            <text:p>31.942</text:p>
          </table:table-cell>
          <table:table-cell table:style-name="ce6" table:formula="of:=[.B650]/[.$B$2]" office:value-type="percentage" office:value="0.498650929413301" calcext:value-type="percentage">
            <text:p>49.87%</text:p>
          </table:table-cell>
          <table:table-cell table:style-name="ce7" table:formula="of:=[.C650]*1.11" office:value-type="float" office:value="35.4552608932392" calcext:value-type="float">
            <text:p>35.46</text:p>
          </table:table-cell>
          <table:table-cell table:number-columns-repeated="5"/>
        </table:table-row>
        <table:table-row table:style-name="ro1">
          <table:table-cell office:value-type="float" office:value="1.99117617617618" calcext:value-type="float">
            <text:p>1.991E+00</text:p>
          </table:table-cell>
          <table:table-cell office:value-type="float" office:value="59.707560068525" calcext:value-type="float">
            <text:p>59.708</text:p>
          </table:table-cell>
          <table:table-cell office:value-type="float" office:value="31.7864390547763" calcext:value-type="float">
            <text:p>31.786</text:p>
          </table:table-cell>
          <table:table-cell table:style-name="ce6" table:formula="of:=[.B651]/[.$B$2]" office:value-type="percentage" office:value="0.496974034545658" calcext:value-type="percentage">
            <text:p>49.70%</text:p>
          </table:table-cell>
          <table:table-cell table:style-name="ce7" table:formula="of:=[.C651]*1.11" office:value-type="float" office:value="35.2829473508017" calcext:value-type="float">
            <text:p>35.28</text:p>
          </table:table-cell>
          <table:table-cell table:number-columns-repeated="5"/>
        </table:table-row>
        <table:table-row table:style-name="ro1">
          <table:table-cell office:value-type="float" office:value="1.99424424424424" calcext:value-type="float">
            <text:p>1.994E+00</text:p>
          </table:table-cell>
          <table:table-cell office:value-type="float" office:value="59.5059821799742" calcext:value-type="float">
            <text:p>59.506</text:p>
          </table:table-cell>
          <table:table-cell office:value-type="float" office:value="31.6314203006427" calcext:value-type="float">
            <text:p>31.631</text:p>
          </table:table-cell>
          <table:table-cell table:style-name="ce6" table:formula="of:=[.B652]/[.$B$2]" office:value-type="percentage" office:value="0.495296207207992" calcext:value-type="percentage">
            <text:p>49.53%</text:p>
          </table:table-cell>
          <table:table-cell table:style-name="ce7" table:formula="of:=[.C652]*1.11" office:value-type="float" office:value="35.1108765337134" calcext:value-type="float">
            <text:p>35.11</text:p>
          </table:table-cell>
          <table:table-cell table:number-columns-repeated="5"/>
        </table:table-row>
        <table:table-row table:style-name="ro1">
          <table:table-cell office:value-type="float" office:value="1.99731231231231" calcext:value-type="float">
            <text:p>1.997E+00</text:p>
          </table:table-cell>
          <table:table-cell office:value-type="float" office:value="59.3042943153516" calcext:value-type="float">
            <text:p>59.304</text:p>
          </table:table-cell>
          <table:table-cell office:value-type="float" office:value="31.4766217510321" calcext:value-type="float">
            <text:p>31.477</text:p>
          </table:table-cell>
          <table:table-cell table:style-name="ce6" table:formula="of:=[.B653]/[.$B$2]" office:value-type="percentage" office:value="0.493617464487885" calcext:value-type="percentage">
            <text:p>49.36%</text:p>
          </table:table-cell>
          <table:table-cell table:style-name="ce7" table:formula="of:=[.C653]*1.11" office:value-type="float" office:value="34.9390501436456" calcext:value-type="float">
            <text:p>34.94</text:p>
          </table:table-cell>
          <table:table-cell table:number-columns-repeated="5"/>
        </table:table-row>
        <table:table-row table:style-name="ro1">
          <table:table-cell office:value-type="float" office:value="2.00038038038038" calcext:value-type="float">
            <text:p>2.000E+00</text:p>
          </table:table-cell>
          <table:table-cell office:value-type="float" office:value="59.1024985321675" calcext:value-type="float">
            <text:p>59.102</text:p>
          </table:table-cell>
          <table:table-cell office:value-type="float" office:value="31.3220449368037" calcext:value-type="float">
            <text:p>31.322</text:p>
          </table:table-cell>
          <table:table-cell table:style-name="ce6" table:formula="of:=[.B654]/[.$B$2]" office:value-type="percentage" office:value="0.49193782351096" calcext:value-type="percentage">
            <text:p>49.19%</text:p>
          </table:table-cell>
          <table:table-cell table:style-name="ce7" table:formula="of:=[.C654]*1.11" office:value-type="float" office:value="34.7674698798521" calcext:value-type="float">
            <text:p>34.77</text:p>
          </table:table-cell>
          <table:table-cell table:number-columns-repeated="5"/>
        </table:table-row>
        <table:table-row table:style-name="ro1">
          <table:table-cell office:value-type="float" office:value="2.00344844844845" calcext:value-type="float">
            <text:p>2.003E+00</text:p>
          </table:table-cell>
          <table:table-cell office:value-type="float" office:value="58.900596892492" calcext:value-type="float">
            <text:p>58.901</text:p>
          </table:table-cell>
          <table:table-cell office:value-type="float" office:value="31.1676913866242" calcext:value-type="float">
            <text:p>31.168</text:p>
          </table:table-cell>
          <table:table-cell table:style-name="ce6" table:formula="of:=[.B655]/[.$B$2]" office:value-type="percentage" office:value="0.490257301440794" calcext:value-type="percentage">
            <text:p>49.03%</text:p>
          </table:table-cell>
          <table:table-cell table:style-name="ce7" table:formula="of:=[.C655]*1.11" office:value-type="float" office:value="34.5961374391529" calcext:value-type="float">
            <text:p>34.60</text:p>
          </table:table-cell>
          <table:table-cell table:number-columns-repeated="5"/>
        </table:table-row>
        <table:table-row table:style-name="ro1">
          <table:table-cell office:value-type="float" office:value="2.00651651651652" calcext:value-type="float">
            <text:p>2.007E+00</text:p>
          </table:table-cell>
          <table:table-cell office:value-type="float" office:value="58.6985914629455" calcext:value-type="float">
            <text:p>58.699</text:p>
          </table:table-cell>
          <table:table-cell office:value-type="float" office:value="31.0135626269521" calcext:value-type="float">
            <text:p>31.014</text:p>
          </table:table-cell>
          <table:table-cell table:style-name="ce6" table:formula="of:=[.B656]/[.$B$2]" office:value-type="percentage" office:value="0.488575915478838" calcext:value-type="percentage">
            <text:p>48.86%</text:p>
          </table:table-cell>
          <table:table-cell table:style-name="ce7" table:formula="of:=[.C656]*1.11" office:value-type="float" office:value="34.4250545159168" calcext:value-type="float">
            <text:p>34.43</text:p>
          </table:table-cell>
          <table:table-cell table:number-columns-repeated="5"/>
        </table:table-row>
        <table:table-row table:style-name="ro1">
          <table:table-cell office:value-type="float" office:value="2.00958458458458" calcext:value-type="float">
            <text:p>2.010E+00</text:p>
          </table:table-cell>
          <table:table-cell office:value-type="float" office:value="58.4964843146889" calcext:value-type="float">
            <text:p>58.496</text:p>
          </table:table-cell>
          <table:table-cell office:value-type="float" office:value="30.8596601820231" calcext:value-type="float">
            <text:p>30.860</text:p>
          </table:table-cell>
          <table:table-cell table:style-name="ce6" table:formula="of:=[.B657]/[.$B$2]" office:value-type="percentage" office:value="0.486893682864336" calcext:value-type="percentage">
            <text:p>48.69%</text:p>
          </table:table-cell>
          <table:table-cell table:style-name="ce7" table:formula="of:=[.C657]*1.11" office:value-type="float" office:value="34.2542228020456" calcext:value-type="float">
            <text:p>34.25</text:p>
          </table:table-cell>
          <table:table-cell table:number-columns-repeated="5"/>
        </table:table-row>
        <table:table-row table:style-name="ro1">
          <table:table-cell office:value-type="float" office:value="2.01265265265265" calcext:value-type="float">
            <text:p>2.013E+00</text:p>
          </table:table-cell>
          <table:table-cell office:value-type="float" office:value="58.2942775234134" calcext:value-type="float">
            <text:p>58.294</text:p>
          </table:table-cell>
          <table:table-cell office:value-type="float" office:value="30.7059855738345" calcext:value-type="float">
            <text:p>30.706</text:p>
          </table:table-cell>
          <table:table-cell table:style-name="ce6" table:formula="of:=[.B658]/[.$B$2]" office:value-type="percentage" office:value="0.48521062087424" calcext:value-type="percentage">
            <text:p>48.52%</text:p>
          </table:table-cell>
          <table:table-cell table:style-name="ce7" table:formula="of:=[.C658]*1.11" office:value-type="float" office:value="34.0836439869563" calcext:value-type="float">
            <text:p>34.08</text:p>
          </table:table-cell>
          <table:table-cell table:number-columns-repeated="5"/>
        </table:table-row>
        <table:table-row table:style-name="ro1">
          <table:table-cell office:value-type="float" office:value="2.01572072072072" calcext:value-type="float">
            <text:p>2.016E+00</text:p>
          </table:table-cell>
          <table:table-cell office:value-type="float" office:value="58.2942775234134" calcext:value-type="float">
            <text:p>58.294</text:p>
          </table:table-cell>
          <table:table-cell office:value-type="float" office:value="30.7059855738345" calcext:value-type="float">
            <text:p>30.706</text:p>
          </table:table-cell>
          <table:table-cell table:style-name="ce6" table:formula="of:=[.B659]/[.$B$2]" office:value-type="percentage" office:value="0.48521062087424" calcext:value-type="percentage">
            <text:p>48.52%</text:p>
          </table:table-cell>
          <table:table-cell table:style-name="ce7" table:formula="of:=[.C659]*1.11" office:value-type="float" office:value="34.0836439869563" calcext:value-type="float">
            <text:p>34.08</text:p>
          </table:table-cell>
          <table:table-cell table:number-columns-repeated="5"/>
        </table:table-row>
        <table:table-row table:style-name="ro1">
          <table:table-cell office:value-type="float" office:value="2.01878878878879" calcext:value-type="float">
            <text:p>2.019E+00</text:p>
          </table:table-cell>
          <table:table-cell office:value-type="float" office:value="58.0919731693314" calcext:value-type="float">
            <text:p>58.092</text:p>
          </table:table-cell>
          <table:table-cell office:value-type="float" office:value="30.5525403221308" calcext:value-type="float">
            <text:p>30.553</text:p>
          </table:table-cell>
          <table:table-cell table:style-name="ce6" table:formula="of:=[.B660]/[.$B$2]" office:value-type="percentage" office:value="0.483526746823133" calcext:value-type="percentage">
            <text:p>48.35%</text:p>
          </table:table-cell>
          <table:table-cell table:style-name="ce7" table:formula="of:=[.C660]*1.11" office:value-type="float" office:value="33.9133197575652" calcext:value-type="float">
            <text:p>33.91</text:p>
          </table:table-cell>
          <table:table-cell table:number-columns-repeated="5"/>
        </table:table-row>
        <table:table-row table:style-name="ro1">
          <table:table-cell office:value-type="float" office:value="2.02185685685686" calcext:value-type="float">
            <text:p>2.022E+00</text:p>
          </table:table-cell>
          <table:table-cell office:value-type="float" office:value="57.8895733371667" calcext:value-type="float">
            <text:p>57.890</text:p>
          </table:table-cell>
          <table:table-cell office:value-type="float" office:value="30.399325944388" calcext:value-type="float">
            <text:p>30.399</text:p>
          </table:table-cell>
          <table:table-cell table:style-name="ce6" table:formula="of:=[.B661]/[.$B$2]" office:value-type="percentage" office:value="0.48184207806315" calcext:value-type="percentage">
            <text:p>48.18%</text:p>
          </table:table-cell>
          <table:table-cell table:style-name="ce7" table:formula="of:=[.C661]*1.11" office:value-type="float" office:value="33.7432517982707" calcext:value-type="float">
            <text:p>33.74</text:p>
          </table:table-cell>
          <table:table-cell table:number-columns-repeated="5"/>
        </table:table-row>
        <table:table-row table:style-name="ro1">
          <table:table-cell office:value-type="float" office:value="2.02492492492492" calcext:value-type="float">
            <text:p>2.025E+00</text:p>
          </table:table-cell>
          <table:table-cell office:value-type="float" office:value="57.6870801161453" calcext:value-type="float">
            <text:p>57.687</text:p>
          </table:table-cell>
          <table:table-cell office:value-type="float" office:value="30.246343955799" calcext:value-type="float">
            <text:p>30.246</text:p>
          </table:table-cell>
          <table:table-cell table:style-name="ce6" table:formula="of:=[.B662]/[.$B$2]" office:value-type="percentage" office:value="0.480156631983899" calcext:value-type="percentage">
            <text:p>48.02%</text:p>
          </table:table-cell>
          <table:table-cell table:style-name="ce7" table:formula="of:=[.C662]*1.11" office:value-type="float" office:value="33.5734417909369" calcext:value-type="float">
            <text:p>33.57</text:p>
          </table:table-cell>
          <table:table-cell table:number-columns-repeated="5"/>
        </table:table-row>
        <table:table-row table:style-name="ro1">
          <table:table-cell office:value-type="float" office:value="2.02799299299299" calcext:value-type="float">
            <text:p>2.028E+00</text:p>
          </table:table-cell>
          <table:table-cell office:value-type="float" office:value="57.4844955999861" calcext:value-type="float">
            <text:p>57.484</text:p>
          </table:table-cell>
          <table:table-cell office:value-type="float" office:value="30.0935958692586" calcext:value-type="float">
            <text:p>30.094</text:p>
          </table:table-cell>
          <table:table-cell table:style-name="ce6" table:formula="of:=[.B663]/[.$B$2]" office:value-type="percentage" office:value="0.478470426012384" calcext:value-type="percentage">
            <text:p>47.85%</text:p>
          </table:table-cell>
          <table:table-cell table:style-name="ce7" table:formula="of:=[.C663]*1.11" office:value-type="float" office:value="33.4038914148771" calcext:value-type="float">
            <text:p>33.40</text:p>
          </table:table-cell>
          <table:table-cell table:number-columns-repeated="5"/>
        </table:table-row>
        <table:table-row table:style-name="ro1">
          <table:table-cell office:value-type="float" office:value="2.03106106106106" calcext:value-type="float">
            <text:p>2.031E+00</text:p>
          </table:table-cell>
          <table:table-cell office:value-type="float" office:value="57.2818218868917" calcext:value-type="float">
            <text:p>57.282</text:p>
          </table:table-cell>
          <table:table-cell office:value-type="float" office:value="29.9410831953485" calcext:value-type="float">
            <text:p>29.941</text:p>
          </table:table-cell>
          <table:table-cell table:style-name="ce6" table:formula="of:=[.B664]/[.$B$2]" office:value-type="percentage" office:value="0.476783477612931" calcext:value-type="percentage">
            <text:p>47.68%</text:p>
          </table:table-cell>
          <table:table-cell table:style-name="ce7" table:formula="of:=[.C664]*1.11" office:value-type="float" office:value="33.2346023468368" calcext:value-type="float">
            <text:p>33.23</text:p>
          </table:table-cell>
          <table:table-cell table:number-columns-repeated="5"/>
        </table:table-row>
        <table:table-row table:style-name="ro1">
          <table:table-cell office:value-type="float" office:value="2.03412912912913" calcext:value-type="float">
            <text:p>2.034E+00</text:p>
          </table:table-cell>
          <table:table-cell office:value-type="float" office:value="57.0790610795395" calcext:value-type="float">
            <text:p>57.079</text:p>
          </table:table-cell>
          <table:table-cell office:value-type="float" office:value="29.788807442322" calcext:value-type="float">
            <text:p>29.789</text:p>
          </table:table-cell>
          <table:table-cell table:style-name="ce6" table:formula="of:=[.B665]/[.$B$2]" office:value-type="percentage" office:value="0.475095804287109" calcext:value-type="percentage">
            <text:p>47.51%</text:p>
          </table:table-cell>
          <table:table-cell table:style-name="ce7" table:formula="of:=[.C665]*1.11" office:value-type="float" office:value="33.0655762609774" calcext:value-type="float">
            <text:p>33.07</text:p>
          </table:table-cell>
          <table:table-cell table:number-columns-repeated="5"/>
        </table:table-row>
        <table:table-row table:style-name="ro1">
          <table:table-cell office:value-type="float" office:value="2.0371971971972" calcext:value-type="float">
            <text:p>2.037E+00</text:p>
          </table:table-cell>
          <table:table-cell office:value-type="float" office:value="56.8762152850728" calcext:value-type="float">
            <text:p>56.876</text:p>
          </table:table-cell>
          <table:table-cell office:value-type="float" office:value="29.6367701160897" calcext:value-type="float">
            <text:p>29.637</text:p>
          </table:table-cell>
          <table:table-cell table:style-name="ce6" table:formula="of:=[.B666]/[.$B$2]" office:value-type="percentage" office:value="0.473407423573661" calcext:value-type="percentage">
            <text:p>47.34%</text:p>
          </table:table-cell>
          <table:table-cell table:style-name="ce7" table:formula="of:=[.C666]*1.11" office:value-type="float" office:value="32.8968148288596" calcext:value-type="float">
            <text:p>32.90</text:p>
          </table:table-cell>
          <table:table-cell table:number-columns-repeated="5"/>
        </table:table-row>
        <table:table-row table:style-name="ro1">
          <table:table-cell office:value-type="float" office:value="2.04026526526526" calcext:value-type="float">
            <text:p>2.040E+00</text:p>
          </table:table-cell>
          <table:table-cell office:value-type="float" office:value="56.6732866150918" calcext:value-type="float">
            <text:p>56.673</text:p>
          </table:table-cell>
          <table:table-cell office:value-type="float" office:value="29.4849727202043" calcext:value-type="float">
            <text:p>29.485</text:p>
          </table:table-cell>
          <table:table-cell table:style-name="ce6" table:formula="of:=[.B667]/[.$B$2]" office:value-type="percentage" office:value="0.471718353048426" calcext:value-type="percentage">
            <text:p>47.17%</text:p>
          </table:table-cell>
          <table:table-cell table:style-name="ce7" table:formula="of:=[.C667]*1.11" office:value-type="float" office:value="32.7283197194268" calcext:value-type="float">
            <text:p>32.73</text:p>
          </table:table-cell>
          <table:table-cell table:number-columns-repeated="5"/>
        </table:table-row>
        <table:table-row table:style-name="ro1">
          <table:table-cell office:value-type="float" office:value="2.04333333333333" calcext:value-type="float">
            <text:p>2.043E+00</text:p>
          </table:table-cell>
          <table:table-cell office:value-type="float" office:value="56.4702771856456" calcext:value-type="float">
            <text:p>56.470</text:p>
          </table:table-cell>
          <table:table-cell office:value-type="float" office:value="29.3334167558455" calcext:value-type="float">
            <text:p>29.333</text:p>
          </table:table-cell>
          <table:table-cell table:style-name="ce6" table:formula="of:=[.B668]/[.$B$2]" office:value-type="percentage" office:value="0.470028610324274" calcext:value-type="percentage">
            <text:p>47.00%</text:p>
          </table:table-cell>
          <table:table-cell table:style-name="ce7" table:formula="of:=[.C668]*1.11" office:value-type="float" office:value="32.5600925989885" calcext:value-type="float">
            <text:p>32.56</text:p>
          </table:table-cell>
          <table:table-cell table:number-columns-repeated="5"/>
        </table:table-row>
        <table:table-row table:style-name="ro1">
          <table:table-cell office:value-type="float" office:value="2.0464014014014" calcext:value-type="float">
            <text:p>2.046E+00</text:p>
          </table:table-cell>
          <table:table-cell office:value-type="float" office:value="56.267189117223" calcext:value-type="float">
            <text:p>56.267</text:p>
          </table:table-cell>
          <table:table-cell office:value-type="float" office:value="29.1821037218058" calcext:value-type="float">
            <text:p>29.182</text:p>
          </table:table-cell>
          <table:table-cell table:style-name="ce6" table:formula="of:=[.B669]/[.$B$2]" office:value-type="percentage" office:value="0.468338213051027" calcext:value-type="percentage">
            <text:p>46.83%</text:p>
          </table:table-cell>
          <table:table-cell table:style-name="ce7" table:formula="of:=[.C669]*1.11" office:value-type="float" office:value="32.3921351312044" calcext:value-type="float">
            <text:p>32.39</text:p>
          </table:table-cell>
          <table:table-cell table:number-columns-repeated="5"/>
        </table:table-row>
        <table:table-row table:style-name="ro1">
          <table:table-cell office:value-type="float" office:value="2.04946946946947" calcext:value-type="float">
            <text:p>2.049E+00</text:p>
          </table:table-cell>
          <table:table-cell office:value-type="float" office:value="56.0640245347446" calcext:value-type="float">
            <text:p>56.064</text:p>
          </table:table-cell>
          <table:table-cell office:value-type="float" office:value="29.0310351144749" calcext:value-type="float">
            <text:p>29.031</text:p>
          </table:table-cell>
          <table:table-cell table:style-name="ce6" table:formula="of:=[.B670]/[.$B$2]" office:value-type="percentage" office:value="0.466647178915396" calcext:value-type="percentage">
            <text:p>46.66%</text:p>
          </table:table-cell>
          <table:table-cell table:style-name="ce7" table:formula="of:=[.C670]*1.11" office:value-type="float" office:value="32.2244489770671" calcext:value-type="float">
            <text:p>32.22</text:p>
          </table:table-cell>
          <table:table-cell table:number-columns-repeated="5"/>
        </table:table-row>
        <table:table-row table:style-name="ro1">
          <table:table-cell office:value-type="float" office:value="2.05253753753754" calcext:value-type="float">
            <text:p>2.053E+00</text:p>
          </table:table-cell>
          <table:table-cell office:value-type="float" office:value="55.8607855675543" calcext:value-type="float">
            <text:p>55.861</text:p>
          </table:table-cell>
          <table:table-cell office:value-type="float" office:value="28.8802124278255" calcext:value-type="float">
            <text:p>28.880</text:p>
          </table:table-cell>
          <table:table-cell table:style-name="ce6" table:formula="of:=[.B671]/[.$B$2]" office:value-type="percentage" office:value="0.464955525640911" calcext:value-type="percentage">
            <text:p>46.50%</text:p>
          </table:table-cell>
          <table:table-cell table:style-name="ce7" table:formula="of:=[.C671]*1.11" office:value-type="float" office:value="32.0570357948863" calcext:value-type="float">
            <text:p>32.06</text:p>
          </table:table-cell>
          <table:table-cell table:number-columns-repeated="5"/>
        </table:table-row>
        <table:table-row table:style-name="ro1">
          <table:table-cell office:value-type="float" office:value="2.05560560560561" calcext:value-type="float">
            <text:p>2.056E+00</text:p>
          </table:table-cell>
          <table:table-cell office:value-type="float" office:value="55.6574743494114" calcext:value-type="float">
            <text:p>55.657</text:p>
          </table:table-cell>
          <table:table-cell office:value-type="float" office:value="28.7296371533981" calcext:value-type="float">
            <text:p>28.730</text:p>
          </table:table-cell>
          <table:table-cell table:style-name="ce6" table:formula="of:=[.B672]/[.$B$2]" office:value-type="percentage" office:value="0.46326327098785" calcext:value-type="percentage">
            <text:p>46.33%</text:p>
          </table:table-cell>
          <table:table-cell table:style-name="ce7" table:formula="of:=[.C672]*1.11" office:value-type="float" office:value="31.8898972402719" calcext:value-type="float">
            <text:p>31.89</text:p>
          </table:table-cell>
          <table:table-cell table:number-columns-repeated="5"/>
        </table:table-row>
        <table:table-row table:style-name="ro1">
          <table:table-cell office:value-type="float" office:value="2.05867367367367" calcext:value-type="float">
            <text:p>2.059E+00</text:p>
          </table:table-cell>
          <table:table-cell office:value-type="float" office:value="55.4540930184827" calcext:value-type="float">
            <text:p>55.454</text:p>
          </table:table-cell>
          <table:table-cell office:value-type="float" office:value="28.5793107802866" calcext:value-type="float">
            <text:p>28.579</text:p>
          </table:table-cell>
          <table:table-cell table:style-name="ce6" table:formula="of:=[.B673]/[.$B$2]" office:value-type="percentage" office:value="0.461570432753179" calcext:value-type="percentage">
            <text:p>46.16%</text:p>
          </table:table-cell>
          <table:table-cell table:style-name="ce7" table:formula="of:=[.C673]*1.11" office:value-type="float" office:value="31.7230349661181" calcext:value-type="float">
            <text:p>31.72</text:p>
          </table:table-cell>
          <table:table-cell table:number-columns-repeated="5"/>
        </table:table-row>
        <table:table-row table:style-name="ro1">
          <table:table-cell office:value-type="float" office:value="2.06174174174174" calcext:value-type="float">
            <text:p>2.062E+00</text:p>
          </table:table-cell>
          <table:table-cell office:value-type="float" office:value="55.2506437173345" calcext:value-type="float">
            <text:p>55.251</text:p>
          </table:table-cell>
          <table:table-cell office:value-type="float" office:value="28.4292347951234" calcext:value-type="float">
            <text:p>28.429</text:p>
          </table:table-cell>
          <table:table-cell table:style-name="ce6" table:formula="of:=[.B674]/[.$B$2]" office:value-type="percentage" office:value="0.459877028770483" calcext:value-type="percentage">
            <text:p>45.99%</text:p>
          </table:table-cell>
          <table:table-cell table:style-name="ce7" table:formula="of:=[.C674]*1.11" office:value-type="float" office:value="31.556450622587" calcext:value-type="float">
            <text:p>31.56</text:p>
          </table:table-cell>
          <table:table-cell table:number-columns-repeated="5"/>
        </table:table-row>
        <table:table-row table:style-name="ro1">
          <table:table-cell office:value-type="float" office:value="2.06480980980981" calcext:value-type="float">
            <text:p>2.065E+00</text:p>
          </table:table-cell>
          <table:table-cell office:value-type="float" office:value="55.047128592925" calcext:value-type="float">
            <text:p>55.047</text:p>
          </table:table-cell>
          <table:table-cell office:value-type="float" office:value="28.2794106820647" calcext:value-type="float">
            <text:p>28.279</text:p>
          </table:table-cell>
          <table:table-cell table:style-name="ce6" table:formula="of:=[.B675]/[.$B$2]" office:value-type="percentage" office:value="0.458183076909902" calcext:value-type="percentage">
            <text:p>45.82%</text:p>
          </table:table-cell>
          <table:table-cell table:style-name="ce7" table:formula="of:=[.C675]*1.11" office:value-type="float" office:value="31.3901458570918" calcext:value-type="float">
            <text:p>31.39</text:p>
          </table:table-cell>
          <table:table-cell table:number-columns-repeated="5"/>
        </table:table-row>
        <table:table-row table:style-name="ro1">
          <table:table-cell office:value-type="float" office:value="2.06787787787788" calcext:value-type="float">
            <text:p>2.068E+00</text:p>
          </table:table-cell>
          <table:table-cell office:value-type="float" office:value="54.8435497965968" calcext:value-type="float">
            <text:p>54.844</text:p>
          </table:table-cell>
          <table:table-cell office:value-type="float" office:value="28.1298399227759" calcext:value-type="float">
            <text:p>28.130</text:p>
          </table:table-cell>
          <table:table-cell table:style-name="ce6" table:formula="of:=[.B676]/[.$B$2]" office:value-type="percentage" office:value="0.456488595078069" calcext:value-type="percentage">
            <text:p>45.65%</text:p>
          </table:table-cell>
          <table:table-cell table:style-name="ce7" table:formula="of:=[.C676]*1.11" office:value-type="float" office:value="31.2241223142813" calcext:value-type="float">
            <text:p>31.22</text:p>
          </table:table-cell>
          <table:table-cell table:number-columns-repeated="5"/>
        </table:table-row>
        <table:table-row table:style-name="ro1">
          <table:table-cell office:value-type="float" office:value="2.07094594594595" calcext:value-type="float">
            <text:p>2.071E+00</text:p>
          </table:table-cell>
          <table:table-cell office:value-type="float" office:value="54.6399094840697" calcext:value-type="float">
            <text:p>54.640</text:p>
          </table:table-cell>
          <table:table-cell office:value-type="float" office:value="27.9805239964168" calcext:value-type="float">
            <text:p>27.981</text:p>
          </table:table-cell>
          <table:table-cell table:style-name="ce6" table:formula="of:=[.B677]/[.$B$2]" office:value-type="percentage" office:value="0.454793601218052" calcext:value-type="percentage">
            <text:p>45.48%</text:p>
          </table:table-cell>
          <table:table-cell table:style-name="ce7" table:formula="of:=[.C677]*1.11" office:value-type="float" office:value="31.0583816360226" calcext:value-type="float">
            <text:p>31.06</text:p>
          </table:table-cell>
          <table:table-cell table:number-columns-repeated="5"/>
        </table:table-row>
        <table:table-row table:style-name="ro1">
          <table:table-cell office:value-type="float" office:value="2.07401401401401" calcext:value-type="float">
            <text:p>2.074E+00</text:p>
          </table:table-cell>
          <table:table-cell office:value-type="float" office:value="54.4362098154331" calcext:value-type="float">
            <text:p>54.436</text:p>
          </table:table-cell>
          <table:table-cell office:value-type="float" office:value="27.8314643796272" calcext:value-type="float">
            <text:p>27.831</text:p>
          </table:table-cell>
          <table:table-cell table:style-name="ce6" table:formula="of:=[.B678]/[.$B$2]" office:value-type="percentage" office:value="0.453098113309289" calcext:value-type="percentage">
            <text:p>45.31%</text:p>
          </table:table-cell>
          <table:table-cell table:style-name="ce7" table:formula="of:=[.C678]*1.11" office:value-type="float" office:value="30.8929254613862" calcext:value-type="float">
            <text:p>30.89</text:p>
          </table:table-cell>
          <table:table-cell table:number-columns-repeated="5"/>
        </table:table-row>
        <table:table-row table:style-name="ro1">
          <table:table-cell office:value-type="float" office:value="2.07708208208208" calcext:value-type="float">
            <text:p>2.077E+00</text:p>
          </table:table-cell>
          <table:table-cell office:value-type="float" office:value="54.2324529551393" calcext:value-type="float">
            <text:p>54.232</text:p>
          </table:table-cell>
          <table:table-cell office:value-type="float" office:value="27.682662546512" calcext:value-type="float">
            <text:p>27.683</text:p>
          </table:table-cell>
          <table:table-cell table:style-name="ce6" table:formula="of:=[.B679]/[.$B$2]" office:value-type="percentage" office:value="0.451402149367531" calcext:value-type="percentage">
            <text:p>45.14%</text:p>
          </table:table-cell>
          <table:table-cell table:style-name="ce7" table:formula="of:=[.C679]*1.11" office:value-type="float" office:value="30.7277554266283" calcext:value-type="float">
            <text:p>30.73</text:p>
          </table:table-cell>
          <table:table-cell table:number-columns-repeated="5"/>
        </table:table-row>
        <table:table-row table:style-name="ro1">
          <table:table-cell office:value-type="float" office:value="2.08015015015015" calcext:value-type="float">
            <text:p>2.080E+00</text:p>
          </table:table-cell>
          <table:table-cell office:value-type="float" office:value="54.0286410719965" calcext:value-type="float">
            <text:p>54.029</text:p>
          </table:table-cell>
          <table:table-cell office:value-type="float" office:value="27.5341199686268" calcext:value-type="float">
            <text:p>27.534</text:p>
          </table:table-cell>
          <table:table-cell table:style-name="ce6" table:formula="of:=[.B680]/[.$B$2]" office:value-type="percentage" office:value="0.449705727444787" calcext:value-type="percentage">
            <text:p>44.97%</text:p>
          </table:table-cell>
          <table:table-cell table:style-name="ce7" table:formula="of:=[.C680]*1.11" office:value-type="float" office:value="30.5628731651757" calcext:value-type="float">
            <text:p>30.56</text:p>
          </table:table-cell>
          <table:table-cell table:number-columns-repeated="5"/>
        </table:table-row>
        <table:table-row table:style-name="ro1">
          <table:table-cell office:value-type="float" office:value="2.08321821821822" calcext:value-type="float">
            <text:p>2.083E+00</text:p>
          </table:table-cell>
          <table:table-cell office:value-type="float" office:value="53.8247763391619" calcext:value-type="float">
            <text:p>53.825</text:p>
          </table:table-cell>
          <table:table-cell office:value-type="float" office:value="27.3858381149635" calcext:value-type="float">
            <text:p>27.386</text:p>
          </table:table-cell>
          <table:table-cell table:style-name="ce6" table:formula="of:=[.B681]/[.$B$2]" office:value-type="percentage" office:value="0.448008865629263" calcext:value-type="percentage">
            <text:p>44.80%</text:p>
          </table:table-cell>
          <table:table-cell table:style-name="ce7" table:formula="of:=[.C681]*1.11" office:value-type="float" office:value="30.3982803076095" calcext:value-type="float">
            <text:p>30.40</text:p>
          </table:table-cell>
          <table:table-cell table:number-columns-repeated="5"/>
        </table:table-row>
        <table:table-row table:style-name="ro1">
          <table:table-cell office:value-type="float" office:value="2.08628628628629" calcext:value-type="float">
            <text:p>2.086E+00</text:p>
          </table:table-cell>
          <table:table-cell office:value-type="float" office:value="53.6208609341351" calcext:value-type="float">
            <text:p>53.621</text:p>
          </table:table-cell>
          <table:table-cell office:value-type="float" office:value="27.2378184519354" calcext:value-type="float">
            <text:p>27.238</text:p>
          </table:table-cell>
          <table:table-cell table:style-name="ce6" table:formula="of:=[.B682]/[.$B$2]" office:value-type="percentage" office:value="0.44631158204531" calcext:value-type="percentage">
            <text:p>44.63%</text:p>
          </table:table-cell>
          <table:table-cell table:style-name="ce7" table:formula="of:=[.C682]*1.11" office:value-type="float" office:value="30.2339784816483" calcext:value-type="float">
            <text:p>30.23</text:p>
          </table:table-cell>
          <table:table-cell table:number-columns-repeated="5"/>
        </table:table-row>
        <table:table-row table:style-name="ro1">
          <table:table-cell office:value-type="float" office:value="2.08935435435435" calcext:value-type="float">
            <text:p>2.089E+00</text:p>
          </table:table-cell>
          <table:table-cell office:value-type="float" office:value="53.416897038752" calcext:value-type="float">
            <text:p>53.417</text:p>
          </table:table-cell>
          <table:table-cell office:value-type="float" office:value="27.0900624433631" calcext:value-type="float">
            <text:p>27.090</text:p>
          </table:table-cell>
          <table:table-cell table:style-name="ce6" table:formula="of:=[.B683]/[.$B$2]" office:value-type="percentage" office:value="0.444613894853372" calcext:value-type="percentage">
            <text:p>44.46%</text:p>
          </table:table-cell>
          <table:table-cell table:style-name="ce7" table:formula="of:=[.C683]*1.11" office:value-type="float" office:value="30.069969312133" calcext:value-type="float">
            <text:p>30.07</text:p>
          </table:table-cell>
          <table:table-cell table:number-columns-repeated="5"/>
        </table:table-row>
        <table:table-row table:style-name="ro1">
          <table:table-cell office:value-type="float" office:value="2.09242242242242" calcext:value-type="float">
            <text:p>2.092E+00</text:p>
          </table:table-cell>
          <table:table-cell office:value-type="float" office:value="53.212886839178" calcext:value-type="float">
            <text:p>53.213</text:p>
          </table:table-cell>
          <table:table-cell office:value-type="float" office:value="26.9425715504596" calcext:value-type="float">
            <text:p>26.943</text:p>
          </table:table-cell>
          <table:table-cell table:style-name="ce6" table:formula="of:=[.B684]/[.$B$2]" office:value-type="percentage" office:value="0.44291582224993" calcext:value-type="percentage">
            <text:p>44.29%</text:p>
          </table:table-cell>
          <table:table-cell table:style-name="ce7" table:formula="of:=[.C684]*1.11" office:value-type="float" office:value="29.9062544210102" calcext:value-type="float">
            <text:p>29.91</text:p>
          </table:table-cell>
          <table:table-cell table:number-columns-repeated="5"/>
        </table:table-row>
        <table:table-row table:style-name="ro1">
          <table:table-cell office:value-type="float" office:value="2.09549049049049" calcext:value-type="float">
            <text:p>2.095E+00</text:p>
          </table:table-cell>
          <table:table-cell office:value-type="float" office:value="53.0088325259023" calcext:value-type="float">
            <text:p>53.009</text:p>
          </table:table-cell>
          <table:table-cell office:value-type="float" office:value="26.7953472318162" calcext:value-type="float">
            <text:p>26.795</text:p>
          </table:table-cell>
          <table:table-cell table:style-name="ce6" table:formula="of:=[.B685]/[.$B$2]" office:value-type="percentage" office:value="0.441217382467452" calcext:value-type="percentage">
            <text:p>44.12%</text:p>
          </table:table-cell>
          <table:table-cell table:style-name="ce7" table:formula="of:=[.C685]*1.11" office:value-type="float" office:value="29.742835427316" calcext:value-type="float">
            <text:p>29.74</text:p>
          </table:table-cell>
          <table:table-cell table:number-columns-repeated="5"/>
        </table:table-row>
        <table:table-row table:style-name="ro1">
          <table:table-cell office:value-type="float" office:value="2.09855855855856" calcext:value-type="float">
            <text:p>2.099E+00</text:p>
          </table:table-cell>
          <table:table-cell office:value-type="float" office:value="52.804736293732" calcext:value-type="float">
            <text:p>52.805</text:p>
          </table:table-cell>
          <table:table-cell office:value-type="float" office:value="26.6483909433881" calcext:value-type="float">
            <text:p>26.648</text:p>
          </table:table-cell>
          <table:table-cell table:style-name="ce6" table:formula="of:=[.B686]/[.$B$2]" office:value-type="percentage" office:value="0.439518593774348" calcext:value-type="percentage">
            <text:p>43.95%</text:p>
          </table:table-cell>
          <table:table-cell table:style-name="ce7" table:formula="of:=[.C686]*1.11" office:value-type="float" office:value="29.5797139471608" calcext:value-type="float">
            <text:p>29.58</text:p>
          </table:table-cell>
          <table:table-cell table:number-columns-repeated="5"/>
        </table:table-row>
        <table:table-row table:style-name="ro1">
          <table:table-cell office:value-type="float" office:value="2.10162662662663" calcext:value-type="float">
            <text:p>2.102E+00</text:p>
          </table:table-cell>
          <table:table-cell office:value-type="float" office:value="52.6006003417858" calcext:value-type="float">
            <text:p>52.601</text:p>
          </table:table-cell>
          <table:table-cell office:value-type="float" office:value="26.5017041384795" calcext:value-type="float">
            <text:p>26.502</text:p>
          </table:table-cell>
          <table:table-cell table:style-name="ce6" table:formula="of:=[.B687]/[.$B$2]" office:value-type="percentage" office:value="0.437819474474914" calcext:value-type="percentage">
            <text:p>43.78%</text:p>
          </table:table-cell>
          <table:table-cell table:style-name="ce7" table:formula="of:=[.C687]*1.11" office:value-type="float" office:value="29.4168915937122" calcext:value-type="float">
            <text:p>29.42</text:p>
          </table:table-cell>
          <table:table-cell table:number-columns-repeated="5"/>
        </table:table-row>
        <table:table-row table:style-name="ro1">
          <table:table-cell office:value-type="float" office:value="2.10469469469469" calcext:value-type="float">
            <text:p>2.105E+00</text:p>
          </table:table-cell>
          <table:table-cell office:value-type="float" office:value="52.3964268734891" calcext:value-type="float">
            <text:p>52.396</text:p>
          </table:table-cell>
          <table:table-cell office:value-type="float" office:value="26.3552882677298" calcext:value-type="float">
            <text:p>26.355</text:p>
          </table:table-cell>
          <table:table-cell table:style-name="ce6" table:formula="of:=[.B688]/[.$B$2]" office:value-type="percentage" office:value="0.436120042909294" calcext:value-type="percentage">
            <text:p>43.61%</text:p>
          </table:table-cell>
          <table:table-cell table:style-name="ce7" table:formula="of:=[.C688]*1.11" office:value-type="float" office:value="29.2543699771801" calcext:value-type="float">
            <text:p>29.25</text:p>
          </table:table-cell>
          <table:table-cell table:number-columns-repeated="5"/>
        </table:table-row>
        <table:table-row table:style-name="ro1">
          <table:table-cell office:value-type="float" office:value="2.10776276276276" calcext:value-type="float">
            <text:p>2.108E+00</text:p>
          </table:table-cell>
          <table:table-cell office:value-type="float" office:value="52.1922180965681" calcext:value-type="float">
            <text:p>52.192</text:p>
          </table:table-cell>
          <table:table-cell office:value-type="float" office:value="26.2091447790991" calcext:value-type="float">
            <text:p>26.209</text:p>
          </table:table-cell>
          <table:table-cell table:style-name="ce6" table:formula="of:=[.B689]/[.$B$2]" office:value-type="percentage" office:value="0.434420317453429" calcext:value-type="percentage">
            <text:p>43.44%</text:p>
          </table:table-cell>
          <table:table-cell table:style-name="ce7" table:formula="of:=[.C689]*1.11" office:value-type="float" office:value="29.0921507048" calcext:value-type="float">
            <text:p>29.09</text:p>
          </table:table-cell>
          <table:table-cell table:number-columns-repeated="5"/>
        </table:table-row>
        <table:table-row table:style-name="ro1">
          <table:table-cell office:value-type="float" office:value="2.11083083083083" calcext:value-type="float">
            <text:p>2.111E+00</text:p>
          </table:table-cell>
          <table:table-cell office:value-type="float" office:value="51.9879762230448" calcext:value-type="float">
            <text:p>51.988</text:p>
          </table:table-cell>
          <table:table-cell office:value-type="float" office:value="26.0632751178536" calcext:value-type="float">
            <text:p>26.063</text:p>
          </table:table-cell>
          <table:table-cell table:style-name="ce6" table:formula="of:=[.B690]/[.$B$2]" office:value-type="percentage" office:value="0.432720316519016" calcext:value-type="percentage">
            <text:p>43.27%</text:p>
          </table:table-cell>
          <table:table-cell table:style-name="ce7" table:formula="of:=[.C690]*1.11" office:value-type="float" office:value="28.9302353808175" calcext:value-type="float">
            <text:p>28.93</text:p>
          </table:table-cell>
          <table:table-cell table:number-columns-repeated="5"/>
        </table:table-row>
        <table:table-row table:style-name="ro1">
          <table:table-cell office:value-type="float" office:value="2.1138988988989" calcext:value-type="float">
            <text:p>2.114E+00</text:p>
          </table:table-cell>
          <table:table-cell office:value-type="float" office:value="51.7837034692316" calcext:value-type="float">
            <text:p>51.784</text:p>
          </table:table-cell>
          <table:table-cell office:value-type="float" office:value="25.9176807265517" calcext:value-type="float">
            <text:p>25.918</text:p>
          </table:table-cell>
          <table:table-cell table:style-name="ce6" table:formula="of:=[.B691]/[.$B$2]" office:value-type="percentage" office:value="0.431020058553462" calcext:value-type="percentage">
            <text:p>43.10%</text:p>
          </table:table-cell>
          <table:table-cell table:style-name="ce7" table:formula="of:=[.C691]*1.11" office:value-type="float" office:value="28.7686256064724" calcext:value-type="float">
            <text:p>28.77</text:p>
          </table:table-cell>
          <table:table-cell table:number-columns-repeated="5"/>
        </table:table-row>
        <table:table-row table:style-name="ro1">
          <table:table-cell office:value-type="float" office:value="2.11696696696697" calcext:value-type="float">
            <text:p>2.117E+00</text:p>
          </table:table-cell>
          <table:table-cell office:value-type="float" office:value="51.5794020557269" calcext:value-type="float">
            <text:p>51.579</text:p>
          </table:table-cell>
          <table:table-cell office:value-type="float" office:value="25.7723630450295" calcext:value-type="float">
            <text:p>25.772</text:p>
          </table:table-cell>
          <table:table-cell table:style-name="ce6" table:formula="of:=[.B692]/[.$B$2]" office:value-type="percentage" office:value="0.42931956203985" calcext:value-type="percentage">
            <text:p>42.93%</text:p>
          </table:table-cell>
          <table:table-cell table:style-name="ce7" table:formula="of:=[.C692]*1.11" office:value-type="float" office:value="28.6073229799827" calcext:value-type="float">
            <text:p>28.61</text:p>
          </table:table-cell>
          <table:table-cell table:number-columns-repeated="5"/>
        </table:table-row>
        <table:table-row table:style-name="ro1">
          <table:table-cell office:value-type="float" office:value="2.12003503503503" calcext:value-type="float">
            <text:p>2.120E+00</text:p>
          </table:table-cell>
          <table:table-cell office:value-type="float" office:value="51.3750742074102" calcext:value-type="float">
            <text:p>51.375</text:p>
          </table:table-cell>
          <table:table-cell office:value-type="float" office:value="25.6273235103867" calcext:value-type="float">
            <text:p>25.627</text:p>
          </table:table-cell>
          <table:table-cell table:style-name="ce6" table:formula="of:=[.B693]/[.$B$2]" office:value-type="percentage" office:value="0.427618845496895" calcext:value-type="percentage">
            <text:p>42.76%</text:p>
          </table:table-cell>
          <table:table-cell table:style-name="ce7" table:formula="of:=[.C693]*1.11" office:value-type="float" office:value="28.4463290965292" calcext:value-type="float">
            <text:p>28.45</text:p>
          </table:table-cell>
          <table:table-cell table:number-columns-repeated="5"/>
        </table:table-row>
        <table:table-row table:style-name="ro1">
          <table:table-cell office:value-type="float" office:value="2.1231031031031" calcext:value-type="float">
            <text:p>2.123E+00</text:p>
          </table:table-cell>
          <table:table-cell office:value-type="float" office:value="51.1707221534374" calcext:value-type="float">
            <text:p>51.171</text:p>
          </table:table-cell>
          <table:table-cell office:value-type="float" office:value="25.482563556972" calcext:value-type="float">
            <text:p>25.483</text:p>
          </table:table-cell>
          <table:table-cell table:style-name="ce6" table:formula="of:=[.B694]/[.$B$2]" office:value-type="percentage" office:value="0.425917927478909" calcext:value-type="percentage">
            <text:p>42.59%</text:p>
          </table:table-cell>
          <table:table-cell table:style-name="ce7" table:formula="of:=[.C694]*1.11" office:value-type="float" office:value="28.2856455482389" calcext:value-type="float">
            <text:p>28.29</text:p>
          </table:table-cell>
          <table:table-cell table:number-columns-repeated="5"/>
        </table:table-row>
        <table:table-row table:style-name="ro1">
          <table:table-cell office:value-type="float" office:value="2.12617117117117" calcext:value-type="float">
            <text:p>2.126E+00</text:p>
          </table:table-cell>
          <table:table-cell office:value-type="float" office:value="50.9663481272368" calcext:value-type="float">
            <text:p>50.966</text:p>
          </table:table-cell>
          <table:table-cell office:value-type="float" office:value="25.3380846163696" calcext:value-type="float">
            <text:p>25.338</text:p>
          </table:table-cell>
          <table:table-cell table:style-name="ce6" table:formula="of:=[.B695]/[.$B$2]" office:value-type="percentage" office:value="0.424216826575762" calcext:value-type="percentage">
            <text:p>42.42%</text:p>
          </table:table-cell>
          <table:table-cell table:style-name="ce7" table:formula="of:=[.C695]*1.11" office:value-type="float" office:value="28.1252739241703" calcext:value-type="float">
            <text:p>28.13</text:p>
          </table:table-cell>
          <table:table-cell table:number-columns-repeated="5"/>
        </table:table-row>
        <table:table-row table:style-name="ro1">
          <table:table-cell office:value-type="float" office:value="2.12923923923924" calcext:value-type="float">
            <text:p>2.129E+00</text:p>
          </table:table-cell>
          <table:table-cell office:value-type="float" office:value="50.7619543665047" calcext:value-type="float">
            <text:p>50.762</text:p>
          </table:table-cell>
          <table:table-cell office:value-type="float" office:value="25.1938881173844" calcext:value-type="float">
            <text:p>25.194</text:p>
          </table:table-cell>
          <table:table-cell table:style-name="ce6" table:formula="of:=[.B696]/[.$B$2]" office:value-type="percentage" office:value="0.422515561412852" calcext:value-type="percentage">
            <text:p>42.25%</text:p>
          </table:table-cell>
          <table:table-cell table:style-name="ce7" table:formula="of:=[.C696]*1.11" office:value-type="float" office:value="27.9652158102967" calcext:value-type="float">
            <text:p>27.97</text:p>
          </table:table-cell>
          <table:table-cell table:number-columns-repeated="5"/>
        </table:table-row>
        <table:table-row table:style-name="ro1">
          <table:table-cell office:value-type="float" office:value="2.13230730730731" calcext:value-type="float">
            <text:p>2.132E+00</text:p>
          </table:table-cell>
          <table:table-cell office:value-type="float" office:value="50.5575431132019" calcext:value-type="float">
            <text:p>50.558</text:p>
          </table:table-cell>
          <table:table-cell office:value-type="float" office:value="25.0499754860283" calcext:value-type="float">
            <text:p>25.050</text:p>
          </table:table-cell>
          <table:table-cell table:style-name="ce6" table:formula="of:=[.B697]/[.$B$2]" office:value-type="percentage" office:value="0.420814150651068" calcext:value-type="percentage">
            <text:p>42.08%</text:p>
          </table:table-cell>
          <table:table-cell table:style-name="ce7" table:formula="of:=[.C697]*1.11" office:value-type="float" office:value="27.8054727894914" calcext:value-type="float">
            <text:p>27.81</text:p>
          </table:table-cell>
          <table:table-cell table:number-columns-repeated="5"/>
        </table:table-row>
        <table:table-row table:style-name="ro1">
          <table:table-cell office:value-type="float" office:value="2.13537537537537" calcext:value-type="float">
            <text:p>2.135E+00</text:p>
          </table:table-cell>
          <table:table-cell office:value-type="float" office:value="50.3531166135494" calcext:value-type="float">
            <text:p>50.353</text:p>
          </table:table-cell>
          <table:table-cell office:value-type="float" office:value="24.9063481455058" calcext:value-type="float">
            <text:p>24.906</text:p>
          </table:table-cell>
          <table:table-cell table:style-name="ce6" table:formula="of:=[.B698]/[.$B$2]" office:value-type="percentage" office:value="0.419112612986763" calcext:value-type="percentage">
            <text:p>41.91%</text:p>
          </table:table-cell>
          <table:table-cell table:style-name="ce7" table:formula="of:=[.C698]*1.11" office:value-type="float" office:value="27.6460464415114" calcext:value-type="float">
            <text:p>27.65</text:p>
          </table:table-cell>
          <table:table-cell table:number-columns-repeated="5"/>
        </table:table-row>
        <table:table-row table:style-name="ro1">
          <table:table-cell office:value-type="float" office:value="2.13844344344344" calcext:value-type="float">
            <text:p>2.138E+00</text:p>
          </table:table-cell>
          <table:table-cell office:value-type="float" office:value="50.1486771180254" calcext:value-type="float">
            <text:p>50.149</text:p>
          </table:table-cell>
          <table:table-cell office:value-type="float" office:value="24.7630075162002" calcext:value-type="float">
            <text:p>24.763</text:p>
          </table:table-cell>
          <table:table-cell table:style-name="ce6" table:formula="of:=[.B699]/[.$B$2]" office:value-type="percentage" office:value="0.417410967151722" calcext:value-type="percentage">
            <text:p>41.74%</text:p>
          </table:table-cell>
          <table:table-cell table:style-name="ce7" table:formula="of:=[.C699]*1.11" office:value-type="float" office:value="27.4869383429822" calcext:value-type="float">
            <text:p>27.49</text:p>
          </table:table-cell>
          <table:table-cell table:number-columns-repeated="5"/>
        </table:table-row>
        <table:table-row table:style-name="ro1">
          <table:table-cell office:value-type="float" office:value="2.14151151151151" calcext:value-type="float">
            <text:p>2.142E+00</text:p>
          </table:table-cell>
          <table:table-cell office:value-type="float" office:value="50.1486771180254" calcext:value-type="float">
            <text:p>50.149</text:p>
          </table:table-cell>
          <table:table-cell office:value-type="float" office:value="24.7630075162002" calcext:value-type="float">
            <text:p>24.763</text:p>
          </table:table-cell>
          <table:table-cell table:style-name="ce6" table:formula="of:=[.B700]/[.$B$2]" office:value-type="percentage" office:value="0.417410967151722" calcext:value-type="percentage">
            <text:p>41.74%</text:p>
          </table:table-cell>
          <table:table-cell table:style-name="ce7" table:formula="of:=[.C700]*1.11" office:value-type="float" office:value="27.4869383429822" calcext:value-type="float">
            <text:p>27.49</text:p>
          </table:table-cell>
          <table:table-cell table:number-columns-repeated="5"/>
        </table:table-row>
        <table:table-row table:style-name="ro1">
          <table:table-cell office:value-type="float" office:value="2.14457957957958" calcext:value-type="float">
            <text:p>2.145E+00</text:p>
          </table:table-cell>
          <table:table-cell office:value-type="float" office:value="49.9442268813617" calcext:value-type="float">
            <text:p>49.944</text:p>
          </table:table-cell>
          <table:table-cell office:value-type="float" office:value="24.6199550156591" calcext:value-type="float">
            <text:p>24.620</text:p>
          </table:table-cell>
          <table:table-cell table:style-name="ce6" table:formula="of:=[.B701]/[.$B$2]" office:value-type="percentage" office:value="0.415709231913137" calcext:value-type="percentage">
            <text:p>41.57%</text:p>
          </table:table-cell>
          <table:table-cell table:style-name="ce7" table:formula="of:=[.C701]*1.11" office:value-type="float" office:value="27.3281500673816" calcext:value-type="float">
            <text:p>27.33</text:p>
          </table:table-cell>
          <table:table-cell table:number-columns-repeated="5"/>
        </table:table-row>
        <table:table-row table:style-name="ro1">
          <table:table-cell office:value-type="float" office:value="2.14764764764765" calcext:value-type="float">
            <text:p>2.148E+00</text:p>
          </table:table-cell>
          <table:table-cell office:value-type="float" office:value="49.7397681625406" calcext:value-type="float">
            <text:p>49.740</text:p>
          </table:table-cell>
          <table:table-cell office:value-type="float" office:value="24.4771920585812" calcext:value-type="float">
            <text:p>24.477</text:p>
          </table:table-cell>
          <table:table-cell table:style-name="ce6" table:formula="of:=[.B702]/[.$B$2]" office:value-type="percentage" office:value="0.414007426073576" calcext:value-type="percentage">
            <text:p>41.40%</text:p>
          </table:table-cell>
          <table:table-cell table:style-name="ce7" table:formula="of:=[.C702]*1.11" office:value-type="float" office:value="27.1696831850251" calcext:value-type="float">
            <text:p>27.17</text:p>
          </table:table-cell>
          <table:table-cell table:number-columns-repeated="5"/>
        </table:table-row>
        <table:table-row table:style-name="ro1">
          <table:table-cell office:value-type="float" office:value="2.15071571571572" calcext:value-type="float">
            <text:p>2.151E+00</text:p>
          </table:table-cell>
          <table:table-cell office:value-type="float" office:value="49.5353032247923" calcext:value-type="float">
            <text:p>49.535</text:p>
          </table:table-cell>
          <table:table-cell office:value-type="float" office:value="24.3347200568013" calcext:value-type="float">
            <text:p>24.335</text:p>
          </table:table-cell>
          <table:table-cell table:style-name="ce6" table:formula="of:=[.B703]/[.$B$2]" office:value-type="percentage" office:value="0.412305568470966" calcext:value-type="percentage">
            <text:p>41.23%</text:p>
          </table:table-cell>
          <table:table-cell table:style-name="ce7" table:formula="of:=[.C703]*1.11" office:value-type="float" office:value="27.0115392630494" calcext:value-type="float">
            <text:p>27.01</text:p>
          </table:table-cell>
          <table:table-cell table:number-columns-repeated="5"/>
        </table:table-row>
        <table:table-row table:style-name="ro1">
          <table:table-cell office:value-type="float" office:value="2.15378378378378" calcext:value-type="float">
            <text:p>2.154E+00</text:p>
          </table:table-cell>
          <table:table-cell office:value-type="float" office:value="49.3308343355919" calcext:value-type="float">
            <text:p>49.331</text:p>
          </table:table-cell>
          <table:table-cell office:value-type="float" office:value="24.1925404192771" calcext:value-type="float">
            <text:p>24.193</text:p>
          </table:table-cell>
          <table:table-cell table:style-name="ce6" table:formula="of:=[.B704]/[.$B$2]" office:value-type="percentage" office:value="0.410603677978567" calcext:value-type="percentage">
            <text:p>41.06%</text:p>
          </table:table-cell>
          <table:table-cell table:style-name="ce7" table:formula="of:=[.C704]*1.11" office:value-type="float" office:value="26.8537198653976" calcext:value-type="float">
            <text:p>26.85</text:p>
          </table:table-cell>
          <table:table-cell table:number-columns-repeated="5"/>
        </table:table-row>
        <table:table-row table:style-name="ro1">
          <table:table-cell office:value-type="float" office:value="2.15685185185185" calcext:value-type="float">
            <text:p>2.157E+00</text:p>
          </table:table-cell>
          <table:table-cell office:value-type="float" office:value="49.126363766657" calcext:value-type="float">
            <text:p>49.126</text:p>
          </table:table-cell>
          <table:table-cell office:value-type="float" office:value="24.050654552075" calcext:value-type="float">
            <text:p>24.051</text:p>
          </table:table-cell>
          <table:table-cell table:style-name="ce6" table:formula="of:=[.B705]/[.$B$2]" office:value-type="percentage" office:value="0.408901773504949" calcext:value-type="percentage">
            <text:p>40.89%</text:p>
          </table:table-cell>
          <table:table-cell table:style-name="ce7" table:formula="of:=[.C705]*1.11" office:value-type="float" office:value="26.6962265528032" calcext:value-type="float">
            <text:p>26.70</text:p>
          </table:table-cell>
          <table:table-cell table:number-columns-repeated="5"/>
        </table:table-row>
        <table:table-row table:style-name="ro1">
          <table:table-cell office:value-type="float" office:value="2.15991991991992" calcext:value-type="float">
            <text:p>2.160E+00</text:p>
          </table:table-cell>
          <table:table-cell office:value-type="float" office:value="48.9218937939457" calcext:value-type="float">
            <text:p>48.922</text:p>
          </table:table-cell>
          <table:table-cell office:value-type="float" office:value="23.9090638583561" calcext:value-type="float">
            <text:p>23.909</text:p>
          </table:table-cell>
          <table:table-cell table:style-name="ce6" table:formula="of:=[.B706]/[.$B$2]" office:value-type="percentage" office:value="0.40719987399398" calcext:value-type="percentage">
            <text:p>40.72%</text:p>
          </table:table-cell>
          <table:table-cell table:style-name="ce7" table:formula="of:=[.C706]*1.11" office:value-type="float" office:value="26.5390608827753" calcext:value-type="float">
            <text:p>26.54</text:p>
          </table:table-cell>
          <table:table-cell table:number-columns-repeated="5"/>
        </table:table-row>
        <table:table-row table:style-name="ro1">
          <table:table-cell office:value-type="float" office:value="2.16298798798799" calcext:value-type="float">
            <text:p>2.163E+00</text:p>
          </table:table-cell>
          <table:table-cell office:value-type="float" office:value="48.7174266976543" calcext:value-type="float">
            <text:p>48.717</text:p>
          </table:table-cell>
          <table:table-cell office:value-type="float" office:value="23.7677697383624" calcext:value-type="float">
            <text:p>23.768</text:p>
          </table:table-cell>
          <table:table-cell table:style-name="ce6" table:formula="of:=[.B707]/[.$B$2]" office:value-type="percentage" office:value="0.405497998424803" calcext:value-type="percentage">
            <text:p>40.55%</text:p>
          </table:table-cell>
          <table:table-cell table:style-name="ce7" table:formula="of:=[.C707]*1.11" office:value-type="float" office:value="26.3822244095823" calcext:value-type="float">
            <text:p>26.38</text:p>
          </table:table-cell>
          <table:table-cell table:number-columns-repeated="5"/>
        </table:table-row>
        <table:table-row table:style-name="ro1">
          <table:table-cell office:value-type="float" office:value="2.16605605605606" calcext:value-type="float">
            <text:p>2.166E+00</text:p>
          </table:table-cell>
          <table:table-cell office:value-type="float" office:value="48.5129647622156" calcext:value-type="float">
            <text:p>48.513</text:p>
          </table:table-cell>
          <table:table-cell office:value-type="float" office:value="23.6267735894031" calcext:value-type="float">
            <text:p>23.627</text:p>
          </table:table-cell>
          <table:table-cell table:style-name="ce6" table:formula="of:=[.B708]/[.$B$2]" office:value-type="percentage" office:value="0.403796165811825" calcext:value-type="percentage">
            <text:p>40.38%</text:p>
          </table:table-cell>
          <table:table-cell table:style-name="ce7" table:formula="of:=[.C708]*1.11" office:value-type="float" office:value="26.2257186842374" calcext:value-type="float">
            <text:p>26.23</text:p>
          </table:table-cell>
          <table:table-cell table:number-columns-repeated="5"/>
        </table:table-row>
        <table:table-row table:style-name="ro1">
          <table:table-cell office:value-type="float" office:value="2.16912412412412" calcext:value-type="float">
            <text:p>2.169E+00</text:p>
          </table:table-cell>
          <table:table-cell office:value-type="float" office:value="48.3085102762976" calcext:value-type="float">
            <text:p>48.309</text:p>
          </table:table-cell>
          <table:table-cell office:value-type="float" office:value="23.4860768058407" calcext:value-type="float">
            <text:p>23.486</text:p>
          </table:table-cell>
          <table:table-cell table:style-name="ce6" table:formula="of:=[.B709]/[.$B$2]" office:value-type="percentage" office:value="0.402094395204702" calcext:value-type="percentage">
            <text:p>40.21%</text:p>
          </table:table-cell>
          <table:table-cell table:style-name="ce7" table:formula="of:=[.C709]*1.11" office:value-type="float" office:value="26.0695452544832" calcext:value-type="float">
            <text:p>26.07</text:p>
          </table:table-cell>
          <table:table-cell table:number-columns-repeated="5"/>
        </table:table-row>
        <table:table-row table:style-name="ro1">
          <table:table-cell office:value-type="float" office:value="2.17219219219219" calcext:value-type="float">
            <text:p>2.172E+00</text:p>
          </table:table-cell>
          <table:table-cell office:value-type="float" office:value="48.1040655328018" calcext:value-type="float">
            <text:p>48.104</text:p>
          </table:table-cell>
          <table:table-cell office:value-type="float" office:value="23.3456807790769" calcext:value-type="float">
            <text:p>23.346</text:p>
          </table:table-cell>
          <table:table-cell table:style-name="ce6" table:formula="of:=[.B710]/[.$B$2]" office:value-type="percentage" office:value="0.40039270568833" calcext:value-type="percentage">
            <text:p>40.04%</text:p>
          </table:table-cell>
          <table:table-cell table:style-name="ce7" table:formula="of:=[.C710]*1.11" office:value-type="float" office:value="25.9137056647754" calcext:value-type="float">
            <text:p>25.91</text:p>
          </table:table-cell>
          <table:table-cell table:number-columns-repeated="5"/>
        </table:table-row>
        <table:table-row table:style-name="ro1">
          <table:table-cell office:value-type="float" office:value="2.17526026026026" calcext:value-type="float">
            <text:p>2.175E+00</text:p>
          </table:table-cell>
          <table:table-cell office:value-type="float" office:value="47.8996328288623" calcext:value-type="float">
            <text:p>47.900</text:p>
          </table:table-cell>
          <table:table-cell office:value-type="float" office:value="23.2055868975393" calcext:value-type="float">
            <text:p>23.206</text:p>
          </table:table-cell>
          <table:table-cell table:style-name="ce6" table:formula="of:=[.B711]/[.$B$2]" office:value-type="percentage" office:value="0.398691116382834" calcext:value-type="percentage">
            <text:p>39.87%</text:p>
          </table:table-cell>
          <table:table-cell table:style-name="ce7" table:formula="of:=[.C711]*1.11" office:value-type="float" office:value="25.7582014562686" calcext:value-type="float">
            <text:p>25.76</text:p>
          </table:table-cell>
          <table:table-cell table:number-columns-repeated="5"/>
        </table:table-row>
        <table:table-row table:style-name="ro1">
          <table:table-cell office:value-type="float" office:value="2.17832832832833" calcext:value-type="float">
            <text:p>2.178E+00</text:p>
          </table:table-cell>
          <table:table-cell office:value-type="float" office:value="47.6952144658452" calcext:value-type="float">
            <text:p>47.695</text:p>
          </table:table-cell>
          <table:table-cell office:value-type="float" office:value="23.0657965466675" calcext:value-type="float">
            <text:p>23.066</text:p>
          </table:table-cell>
          <table:table-cell table:style-name="ce6" table:formula="of:=[.B712]/[.$B$2]" office:value-type="percentage" office:value="0.396989646443562" calcext:value-type="percentage">
            <text:p>39.70%</text:p>
          </table:table-cell>
          <table:table-cell table:style-name="ce7" table:formula="of:=[.C712]*1.11" office:value-type="float" office:value="25.6030341668009" calcext:value-type="float">
            <text:p>25.60</text:p>
          </table:table-cell>
          <table:table-cell table:number-columns-repeated="5"/>
        </table:table-row>
        <table:table-row table:style-name="ro1">
          <table:table-cell office:value-type="float" office:value="2.1813963963964" calcext:value-type="float">
            <text:p>2.181E+00</text:p>
          </table:table-cell>
          <table:table-cell office:value-type="float" office:value="47.4908127493474" calcext:value-type="float">
            <text:p>47.491</text:p>
          </table:table-cell>
          <table:table-cell office:value-type="float" office:value="22.9263111088993" calcext:value-type="float">
            <text:p>22.926</text:p>
          </table:table-cell>
          <table:table-cell table:style-name="ce6" table:formula="of:=[.B713]/[.$B$2]" office:value-type="percentage" office:value="0.395288315061081" calcext:value-type="percentage">
            <text:p>39.53%</text:p>
          </table:table-cell>
          <table:table-cell table:style-name="ce7" table:formula="of:=[.C713]*1.11" office:value-type="float" office:value="25.4482053308782" calcext:value-type="float">
            <text:p>25.45</text:p>
          </table:table-cell>
          <table:table-cell table:number-columns-repeated="5"/>
        </table:table-row>
        <table:table-row table:style-name="ro1">
          <table:table-cell office:value-type="float" office:value="2.18446446446446" calcext:value-type="float">
            <text:p>2.184E+00</text:p>
          </table:table-cell>
          <table:table-cell office:value-type="float" office:value="47.286429989197" calcext:value-type="float">
            <text:p>47.286</text:p>
          </table:table-cell>
          <table:table-cell office:value-type="float" office:value="22.7871319636571" calcext:value-type="float">
            <text:p>22.787</text:p>
          </table:table-cell>
          <table:table-cell table:style-name="ce6" table:formula="of:=[.B714]/[.$B$2]" office:value-type="percentage" office:value="0.393587141461173" calcext:value-type="percentage">
            <text:p>39.36%</text:p>
          </table:table-cell>
          <table:table-cell table:style-name="ce7" table:formula="of:=[.C714]*1.11" office:value-type="float" office:value="25.2937164796594" calcext:value-type="float">
            <text:p>25.29</text:p>
          </table:table-cell>
          <table:table-cell table:number-columns-repeated="5"/>
        </table:table-row>
        <table:table-row table:style-name="ro1">
          <table:table-cell office:value-type="float" office:value="2.18753253253253" calcext:value-type="float">
            <text:p>2.188E+00</text:p>
          </table:table-cell>
          <table:table-cell office:value-type="float" office:value="47.0820684994527" calcext:value-type="float">
            <text:p>47.082</text:p>
          </table:table-cell>
          <table:table-cell office:value-type="float" office:value="22.6482604873343" calcext:value-type="float">
            <text:p>22.648</text:p>
          </table:table-cell>
          <table:table-cell table:style-name="ce6" table:formula="of:=[.B715]/[.$B$2]" office:value-type="percentage" office:value="0.391886144904833" calcext:value-type="percentage">
            <text:p>39.19%</text:p>
          </table:table-cell>
          <table:table-cell table:style-name="ce7" table:formula="of:=[.C715]*1.11" office:value-type="float" office:value="25.1395691409411" calcext:value-type="float">
            <text:p>25.14</text:p>
          </table:table-cell>
          <table:table-cell table:number-columns-repeated="5"/>
        </table:table-row>
        <table:table-row table:style-name="ro1">
          <table:table-cell office:value-type="float" office:value="2.1906006006006" calcext:value-type="float">
            <text:p>2.191E+00</text:p>
          </table:table-cell>
          <table:table-cell office:value-type="float" office:value="46.8777305984042" calcext:value-type="float">
            <text:p>46.878</text:p>
          </table:table-cell>
          <table:table-cell office:value-type="float" office:value="22.5096980532816" calcext:value-type="float">
            <text:p>22.510</text:p>
          </table:table-cell>
          <table:table-cell table:style-name="ce6" table:formula="of:=[.B716]/[.$B$2]" office:value-type="percentage" office:value="0.390185344688276" calcext:value-type="percentage">
            <text:p>39.02%</text:p>
          </table:table-cell>
          <table:table-cell table:style-name="ce7" table:formula="of:=[.C716]*1.11" office:value-type="float" office:value="24.9857648391426" calcext:value-type="float">
            <text:p>24.99</text:p>
          </table:table-cell>
          <table:table-cell table:number-columns-repeated="5"/>
        </table:table-row>
        <table:table-row table:style-name="ro1">
          <table:table-cell office:value-type="float" office:value="2.19366866866867" calcext:value-type="float">
            <text:p>2.194E+00</text:p>
          </table:table-cell>
          <table:table-cell office:value-type="float" office:value="46.6734186085724" calcext:value-type="float">
            <text:p>46.673</text:p>
          </table:table-cell>
          <table:table-cell office:value-type="float" office:value="22.3714460317936" calcext:value-type="float">
            <text:p>22.371</text:p>
          </table:table-cell>
          <table:table-cell table:style-name="ce6" table:formula="of:=[.B717]/[.$B$2]" office:value-type="percentage" office:value="0.388484760142931" calcext:value-type="percentage">
            <text:p>38.85%</text:p>
          </table:table-cell>
          <table:table-cell table:style-name="ce7" table:formula="of:=[.C717]*1.11" office:value-type="float" office:value="24.8323050952909" calcext:value-type="float">
            <text:p>24.83</text:p>
          </table:table-cell>
          <table:table-cell table:number-columns-repeated="5"/>
        </table:table-row>
        <table:table-row table:style-name="ro1">
          <table:table-cell office:value-type="float" office:value="2.19673673673674" calcext:value-type="float">
            <text:p>2.197E+00</text:p>
          </table:table-cell>
          <table:table-cell office:value-type="float" office:value="46.4691348567104" calcext:value-type="float">
            <text:p>46.469</text:p>
          </table:table-cell>
          <table:table-cell office:value-type="float" office:value="22.2335057900949" calcext:value-type="float">
            <text:p>22.234</text:p>
          </table:table-cell>
          <table:table-cell table:style-name="ce6" table:formula="of:=[.B718]/[.$B$2]" office:value-type="percentage" office:value="0.386784410635457" calcext:value-type="percentage">
            <text:p>38.68%</text:p>
          </table:table-cell>
          <table:table-cell table:style-name="ce7" table:formula="of:=[.C718]*1.11" office:value-type="float" office:value="24.6791914270053" calcext:value-type="float">
            <text:p>24.68</text:p>
          </table:table-cell>
          <table:table-cell table:number-columns-repeated="5"/>
        </table:table-row>
        <table:table-row table:style-name="ro1">
          <table:table-cell office:value-type="float" office:value="2.1998048048048" calcext:value-type="float">
            <text:p>2.200E+00</text:p>
          </table:table-cell>
          <table:table-cell office:value-type="float" office:value="46.2648816738044" calcext:value-type="float">
            <text:p>46.265</text:p>
          </table:table-cell>
          <table:table-cell office:value-type="float" office:value="22.095878692327" calcext:value-type="float">
            <text:p>22.096</text:p>
          </table:table-cell>
          <table:table-cell table:style-name="ce6" table:formula="of:=[.B719]/[.$B$2]" office:value-type="percentage" office:value="0.385084315567746" calcext:value-type="percentage">
            <text:p>38.51%</text:p>
          </table:table-cell>
          <table:table-cell table:style-name="ce7" table:formula="of:=[.C719]*1.11" office:value-type="float" office:value="24.526425348483" calcext:value-type="float">
            <text:p>24.53</text:p>
          </table:table-cell>
          <table:table-cell table:number-columns-repeated="5"/>
        </table:table-row>
        <table:table-row table:style-name="ro1">
          <table:table-cell office:value-type="float" office:value="2.20287287287287" calcext:value-type="float">
            <text:p>2.203E+00</text:p>
          </table:table-cell>
          <table:table-cell office:value-type="float" office:value="46.0606613950745" calcext:value-type="float">
            <text:p>46.061</text:p>
          </table:table-cell>
          <table:table-cell office:value-type="float" office:value="21.9585660995345" calcext:value-type="float">
            <text:p>21.959</text:p>
          </table:table-cell>
          <table:table-cell table:style-name="ce6" table:formula="of:=[.B720]/[.$B$2]" office:value-type="percentage" office:value="0.383384494376929" calcext:value-type="percentage">
            <text:p>38.34%</text:p>
          </table:table-cell>
          <table:table-cell table:style-name="ce7" table:formula="of:=[.C720]*1.11" office:value-type="float" office:value="24.3740083704833" calcext:value-type="float">
            <text:p>24.37</text:p>
          </table:table-cell>
          <table:table-cell table:number-columns-repeated="5"/>
        </table:table-row>
        <table:table-row table:style-name="ro1">
          <table:table-cell office:value-type="float" office:value="2.20594094094094" calcext:value-type="float">
            <text:p>2.206E+00</text:p>
          </table:table-cell>
          <table:table-cell office:value-type="float" office:value="45.8564763599769" calcext:value-type="float">
            <text:p>45.856</text:p>
          </table:table-cell>
          <table:table-cell office:value-type="float" office:value="21.8215693696516" calcext:value-type="float">
            <text:p>21.822</text:p>
          </table:table-cell>
          <table:table-cell table:style-name="ce6" table:formula="of:=[.B721]/[.$B$2]" office:value-type="percentage" office:value="0.381684966535399" calcext:value-type="percentage">
            <text:p>38.17%</text:p>
          </table:table-cell>
          <table:table-cell table:style-name="ce7" table:formula="of:=[.C721]*1.11" office:value-type="float" office:value="24.2219420003133" calcext:value-type="float">
            <text:p>24.22</text:p>
          </table:table-cell>
          <table:table-cell table:number-columns-repeated="5"/>
        </table:table-row>
        <table:table-row table:style-name="ro1">
          <table:table-cell office:value-type="float" office:value="2.20900900900901" calcext:value-type="float">
            <text:p>2.209E+00</text:p>
          </table:table-cell>
          <table:table-cell office:value-type="float" office:value="45.6523289122053" calcext:value-type="float">
            <text:p>45.652</text:p>
          </table:table-cell>
          <table:table-cell office:value-type="float" office:value="21.6848898574893" calcext:value-type="float">
            <text:p>21.685</text:p>
          </table:table-cell>
          <table:table-cell table:style-name="ce6" table:formula="of:=[.B722]/[.$B$2]" office:value-type="percentage" office:value="0.379985751550817" calcext:value-type="percentage">
            <text:p>38.00%</text:p>
          </table:table-cell>
          <table:table-cell table:style-name="ce7" table:formula="of:=[.C722]*1.11" office:value-type="float" office:value="24.0702277418131" calcext:value-type="float">
            <text:p>24.07</text:p>
          </table:table-cell>
          <table:table-cell table:number-columns-repeated="5"/>
        </table:table-row>
        <table:table-row table:style-name="ro1">
          <table:table-cell office:value-type="float" office:value="2.21207707707708" calcext:value-type="float">
            <text:p>2.212E+00</text:p>
          </table:table-cell>
          <table:table-cell office:value-type="float" office:value="45.4482213996929" calcext:value-type="float">
            <text:p>45.448</text:p>
          </table:table-cell>
          <table:table-cell office:value-type="float" office:value="21.5485289147209" calcext:value-type="float">
            <text:p>21.549</text:p>
          </table:table-cell>
          <table:table-cell table:style-name="ce6" table:formula="of:=[.B723]/[.$B$2]" office:value-type="percentage" office:value="0.378286868966134" calcext:value-type="percentage">
            <text:p>37.83%</text:p>
          </table:table-cell>
          <table:table-cell table:style-name="ce7" table:formula="of:=[.C723]*1.11" office:value-type="float" office:value="23.9188670953402" calcext:value-type="float">
            <text:p>23.92</text:p>
          </table:table-cell>
          <table:table-cell table:number-columns-repeated="5"/>
        </table:table-row>
        <table:table-row table:style-name="ro1">
          <table:table-cell office:value-type="float" office:value="2.21514514514514" calcext:value-type="float">
            <text:p>2.215E+00</text:p>
          </table:table-cell>
          <table:table-cell office:value-type="float" office:value="45.2441561746149" calcext:value-type="float">
            <text:p>45.244</text:p>
          </table:table-cell>
          <table:table-cell office:value-type="float" office:value="21.4124878898697" calcext:value-type="float">
            <text:p>21.412</text:p>
          </table:table-cell>
          <table:table-cell table:style-name="ce6" table:formula="of:=[.B724]/[.$B$2]" office:value-type="percentage" office:value="0.376588338359606" calcext:value-type="percentage">
            <text:p>37.66%</text:p>
          </table:table-cell>
          <table:table-cell table:style-name="ce7" table:formula="of:=[.C724]*1.11" office:value-type="float" office:value="23.7678615577554" calcext:value-type="float">
            <text:p>23.77</text:p>
          </table:table-cell>
          <table:table-cell table:number-columns-repeated="5"/>
        </table:table-row>
        <table:table-row table:style-name="ro1">
          <table:table-cell office:value-type="float" office:value="2.21821321321321" calcext:value-type="float">
            <text:p>2.218E+00</text:p>
          </table:table-cell>
          <table:table-cell office:value-type="float" office:value="45.0401355933912" calcext:value-type="float">
            <text:p>45.040</text:p>
          </table:table-cell>
          <table:table-cell office:value-type="float" office:value="21.2767681282951" calcext:value-type="float">
            <text:p>21.277</text:p>
          </table:table-cell>
          <table:table-cell table:style-name="ce6" table:formula="of:=[.B725]/[.$B$2]" office:value-type="percentage" office:value="0.374890179344822" calcext:value-type="percentage">
            <text:p>37.49%</text:p>
          </table:table-cell>
          <table:table-cell table:style-name="ce7" table:formula="of:=[.C725]*1.11" office:value-type="float" office:value="23.6172126224076" calcext:value-type="float">
            <text:p>23.62</text:p>
          </table:table-cell>
          <table:table-cell table:number-columns-repeated="5"/>
        </table:table-row>
        <table:table-row table:style-name="ro1">
          <table:table-cell office:value-type="float" office:value="2.22128128128128" calcext:value-type="float">
            <text:p>2.221E+00</text:p>
          </table:table-cell>
          <table:table-cell office:value-type="float" office:value="44.8361620166892" calcext:value-type="float">
            <text:p>44.836</text:p>
          </table:table-cell>
          <table:table-cell office:value-type="float" office:value="21.1413709721792" calcext:value-type="float">
            <text:p>21.141</text:p>
          </table:table-cell>
          <table:table-cell table:style-name="ce6" table:formula="of:=[.B726]/[.$B$2]" office:value-type="percentage" office:value="0.373192411570726" calcext:value-type="percentage">
            <text:p>37.32%</text:p>
          </table:table-cell>
          <table:table-cell table:style-name="ce7" table:formula="of:=[.C726]*1.11" office:value-type="float" office:value="23.4669217791189" calcext:value-type="float">
            <text:p>23.47</text:p>
          </table:table-cell>
          <table:table-cell table:number-columns-repeated="5"/>
        </table:table-row>
        <table:table-row table:style-name="ro1">
          <table:table-cell office:value-type="float" office:value="2.22434934934935" calcext:value-type="float">
            <text:p>2.224E+00</text:p>
          </table:table-cell>
          <table:table-cell office:value-type="float" office:value="44.6322378094273" calcext:value-type="float">
            <text:p>44.632</text:p>
          </table:table-cell>
          <table:table-cell office:value-type="float" office:value="21.0062977605141" calcext:value-type="float">
            <text:p>21.006</text:p>
          </table:table-cell>
          <table:table-cell table:style-name="ce6" table:formula="of:=[.B727]/[.$B$2]" office:value-type="percentage" office:value="0.37149505472164" calcext:value-type="percentage">
            <text:p>37.15%</text:p>
          </table:table-cell>
          <table:table-cell table:style-name="ce7" table:formula="of:=[.C727]*1.11" office:value-type="float" office:value="23.3169905141707" calcext:value-type="float">
            <text:p>23.32</text:p>
          </table:table-cell>
          <table:table-cell table:number-columns-repeated="5"/>
        </table:table-row>
        <table:table-row table:style-name="ro1">
          <table:table-cell office:value-type="float" office:value="2.22741741741742" calcext:value-type="float">
            <text:p>2.227E+00</text:p>
          </table:table-cell>
          <table:table-cell office:value-type="float" office:value="44.4283653407783" calcext:value-type="float">
            <text:p>44.428</text:p>
          </table:table-cell>
          <table:table-cell office:value-type="float" office:value="20.871549829088" calcext:value-type="float">
            <text:p>20.872</text:p>
          </table:table-cell>
          <table:table-cell table:style-name="ce6" table:formula="of:=[.B728]/[.$B$2]" office:value-type="percentage" office:value="0.369798128517304" calcext:value-type="percentage">
            <text:p>36.98%</text:p>
          </table:table-cell>
          <table:table-cell table:style-name="ce7" table:formula="of:=[.C728]*1.11" office:value-type="float" office:value="23.1674203102877" calcext:value-type="float">
            <text:p>23.17</text:p>
          </table:table-cell>
          <table:table-cell table:number-columns-repeated="5"/>
        </table:table-row>
        <table:table-row table:style-name="ro1">
          <table:table-cell office:value-type="float" office:value="2.23048548548549" calcext:value-type="float">
            <text:p>2.230E+00</text:p>
          </table:table-cell>
          <table:table-cell office:value-type="float" office:value="44.2245469841729" calcext:value-type="float">
            <text:p>44.225</text:p>
          </table:table-cell>
          <table:table-cell office:value-type="float" office:value="20.7371285104725" calcext:value-type="float">
            <text:p>20.737</text:p>
          </table:table-cell>
          <table:table-cell table:style-name="ce6" table:formula="of:=[.B729]/[.$B$2]" office:value-type="percentage" office:value="0.368101652712893" calcext:value-type="percentage">
            <text:p>36.81%</text:p>
          </table:table-cell>
          <table:table-cell table:style-name="ce7" table:formula="of:=[.C729]*1.11" office:value-type="float" office:value="23.0182126466245" calcext:value-type="float">
            <text:p>23.02</text:p>
          </table:table-cell>
          <table:table-cell table:number-columns-repeated="5"/>
        </table:table-row>
        <table:table-row table:style-name="ro1">
          <table:table-cell office:value-type="float" office:value="2.23355355355355" calcext:value-type="float">
            <text:p>2.234E+00</text:p>
          </table:table-cell>
          <table:table-cell office:value-type="float" office:value="44.0207851173048" calcext:value-type="float">
            <text:p>44.021</text:p>
          </table:table-cell>
          <table:table-cell office:value-type="float" office:value="20.6030351340089" calcext:value-type="float">
            <text:p>20.603</text:p>
          </table:table-cell>
          <table:table-cell table:style-name="ce6" table:formula="of:=[.B730]/[.$B$2]" office:value-type="percentage" office:value="0.366405647099068" calcext:value-type="percentage">
            <text:p>36.64%</text:p>
          </table:table-cell>
          <table:table-cell table:style-name="ce7" table:formula="of:=[.C730]*1.11" office:value-type="float" office:value="22.8693689987499" calcext:value-type="float">
            <text:p>22.87</text:p>
          </table:table-cell>
          <table:table-cell table:number-columns-repeated="5"/>
        </table:table-row>
        <table:table-row table:style-name="ro1">
          <table:table-cell office:value-type="float" office:value="2.23662162162162" calcext:value-type="float">
            <text:p>2.237E+00</text:p>
          </table:table-cell>
          <table:table-cell office:value-type="float" office:value="43.8170821221343" calcext:value-type="float">
            <text:p>43.817</text:p>
          </table:table-cell>
          <table:table-cell office:value-type="float" office:value="20.4692710257958" calcext:value-type="float">
            <text:p>20.469</text:p>
          </table:table-cell>
          <table:table-cell table:style-name="ce6" table:formula="of:=[.B731]/[.$B$2]" office:value-type="percentage" office:value="0.364710131502003" calcext:value-type="percentage">
            <text:p>36.47%</text:p>
          </table:table-cell>
          <table:table-cell table:style-name="ce7" table:formula="of:=[.C731]*1.11" office:value-type="float" office:value="22.7208908386333" calcext:value-type="float">
            <text:p>22.72</text:p>
          </table:table-cell>
          <table:table-cell table:number-columns-repeated="5"/>
        </table:table-row>
        <table:table-row table:style-name="ro1">
          <table:table-cell office:value-type="float" office:value="2.23968968968969" calcext:value-type="float">
            <text:p>2.240E+00</text:p>
          </table:table-cell>
          <table:table-cell office:value-type="float" office:value="43.6134403848935" calcext:value-type="float">
            <text:p>43.613</text:p>
          </table:table-cell>
          <table:table-cell office:value-type="float" office:value="20.3358375086751" calcext:value-type="float">
            <text:p>20.336</text:p>
          </table:table-cell>
          <table:table-cell table:style-name="ce6" table:formula="of:=[.B732]/[.$B$2]" office:value-type="percentage" office:value="0.363015125783426" calcext:value-type="percentage">
            <text:p>36.30%</text:p>
          </table:table-cell>
          <table:table-cell table:style-name="ce7" table:formula="of:=[.C732]*1.11" office:value-type="float" office:value="22.5727796346294" calcext:value-type="float">
            <text:p>22.57</text:p>
          </table:table-cell>
          <table:table-cell table:number-columns-repeated="5"/>
        </table:table-row>
        <table:table-row table:style-name="ro1">
          <table:table-cell office:value-type="float" office:value="2.24275775775776" calcext:value-type="float">
            <text:p>2.243E+00</text:p>
          </table:table-cell>
          <table:table-cell office:value-type="float" office:value="43.4098622960917" calcext:value-type="float">
            <text:p>43.410</text:p>
          </table:table-cell>
          <table:table-cell office:value-type="float" office:value="20.2027359022196" calcext:value-type="float">
            <text:p>20.203</text:p>
          </table:table-cell>
          <table:table-cell table:style-name="ce6" table:formula="of:=[.B733]/[.$B$2]" office:value-type="percentage" office:value="0.361320649840667" calcext:value-type="percentage">
            <text:p>36.13%</text:p>
          </table:table-cell>
          <table:table-cell table:style-name="ce7" table:formula="of:=[.C733]*1.11" office:value-type="float" office:value="22.4250368514638" calcext:value-type="float">
            <text:p>22.43</text:p>
          </table:table-cell>
          <table:table-cell table:number-columns-repeated="5"/>
        </table:table-row>
        <table:table-row table:style-name="ro1">
          <table:table-cell office:value-type="float" office:value="2.24582582582583" calcext:value-type="float">
            <text:p>2.246E+00</text:p>
          </table:table-cell>
          <table:table-cell office:value-type="float" office:value="43.2063502505203" calcext:value-type="float">
            <text:p>43.206</text:p>
          </table:table-cell>
          <table:table-cell office:value-type="float" office:value="20.0699675227198" calcext:value-type="float">
            <text:p>20.070</text:p>
          </table:table-cell>
          <table:table-cell table:style-name="ce6" table:formula="of:=[.B734]/[.$B$2]" office:value-type="percentage" office:value="0.3596267236067" calcext:value-type="percentage">
            <text:p>35.96%</text:p>
          </table:table-cell>
          <table:table-cell table:style-name="ce7" table:formula="of:=[.C734]*1.11" office:value-type="float" office:value="22.277663950219" calcext:value-type="float">
            <text:p>22.28</text:p>
          </table:table-cell>
          <table:table-cell table:number-columns-repeated="5"/>
        </table:table-row>
        <table:table-row table:style-name="ro1">
          <table:table-cell office:value-type="float" office:value="2.24889389389389" calcext:value-type="float">
            <text:p>2.249E+00</text:p>
          </table:table-cell>
          <table:table-cell office:value-type="float" office:value="43.0029066472593" calcext:value-type="float">
            <text:p>43.003</text:p>
          </table:table-cell>
          <table:table-cell office:value-type="float" office:value="19.9375336831706" calcext:value-type="float">
            <text:p>19.938</text:p>
          </table:table-cell>
          <table:table-cell table:style-name="ce6" table:formula="of:=[.B735]/[.$B$2]" office:value-type="percentage" office:value="0.357933367050192" calcext:value-type="percentage">
            <text:p>35.79%</text:p>
          </table:table-cell>
          <table:table-cell table:style-name="ce7" table:formula="of:=[.C735]*1.11" office:value-type="float" office:value="22.1306623883194" calcext:value-type="float">
            <text:p>22.13</text:p>
          </table:table-cell>
          <table:table-cell table:number-columns-repeated="5"/>
        </table:table-row>
        <table:table-row table:style-name="ro1">
          <table:table-cell office:value-type="float" office:value="2.25196196196196" calcext:value-type="float">
            <text:p>2.252E+00</text:p>
          </table:table-cell>
          <table:table-cell office:value-type="float" office:value="42.7995338896828" calcext:value-type="float">
            <text:p>42.800</text:p>
          </table:table-cell>
          <table:table-cell office:value-type="float" office:value="19.8054356932586" calcext:value-type="float">
            <text:p>19.805</text:p>
          </table:table-cell>
          <table:table-cell table:style-name="ce6" table:formula="of:=[.B736]/[.$B$2]" office:value-type="percentage" office:value="0.356240600175553" calcext:value-type="percentage">
            <text:p>35.62%</text:p>
          </table:table-cell>
          <table:table-cell table:style-name="ce7" table:formula="of:=[.C736]*1.11" office:value-type="float" office:value="21.984033619517" calcext:value-type="float">
            <text:p>21.98</text:p>
          </table:table-cell>
          <table:table-cell table:number-columns-repeated="5"/>
        </table:table-row>
        <table:table-row table:style-name="ro1">
          <table:table-cell office:value-type="float" office:value="2.25503003003003" calcext:value-type="float">
            <text:p>2.255E+00</text:p>
          </table:table-cell>
          <table:table-cell office:value-type="float" office:value="42.5962343854662" calcext:value-type="float">
            <text:p>42.596</text:p>
          </table:table-cell>
          <table:table-cell office:value-type="float" office:value="19.6736748593491" calcext:value-type="float">
            <text:p>19.674</text:p>
          </table:table-cell>
          <table:table-cell table:style-name="ce6" table:formula="of:=[.B737]/[.$B$2]" office:value-type="percentage" office:value="0.354548443022997" calcext:value-type="percentage">
            <text:p>35.45%</text:p>
          </table:table-cell>
          <table:table-cell table:style-name="ce7" table:formula="of:=[.C737]*1.11" office:value-type="float" office:value="21.8377790938775" calcext:value-type="float">
            <text:p>21.84</text:p>
          </table:table-cell>
          <table:table-cell table:number-columns-repeated="5"/>
        </table:table-row>
        <table:table-row table:style-name="ro1">
          <table:table-cell office:value-type="float" office:value="2.2580980980981" calcext:value-type="float">
            <text:p>2.258E+00</text:p>
          </table:table-cell>
          <table:table-cell office:value-type="float" office:value="42.3930105465925" calcext:value-type="float">
            <text:p>42.393</text:p>
          </table:table-cell>
          <table:table-cell office:value-type="float" office:value="19.542252484473" calcext:value-type="float">
            <text:p>19.542</text:p>
          </table:table-cell>
          <table:table-cell table:style-name="ce6" table:formula="of:=[.B738]/[.$B$2]" office:value-type="percentage" office:value="0.352856915668588" calcext:value-type="percentage">
            <text:p>35.29%</text:p>
          </table:table-cell>
          <table:table-cell table:style-name="ce7" table:formula="of:=[.C738]*1.11" office:value-type="float" office:value="21.691900257765" calcext:value-type="float">
            <text:p>21.69</text:p>
          </table:table-cell>
          <table:table-cell table:number-columns-repeated="5"/>
        </table:table-row>
        <table:table-row table:style-name="ro1">
          <table:table-cell office:value-type="float" office:value="2.26116616616617" calcext:value-type="float">
            <text:p>2.261E+00</text:p>
          </table:table-cell>
          <table:table-cell office:value-type="float" office:value="42.1898647893599" calcext:value-type="float">
            <text:p>42.190</text:p>
          </table:table-cell>
          <table:table-cell office:value-type="float" office:value="19.4111698683142" calcext:value-type="float">
            <text:p>19.411</text:p>
          </table:table-cell>
          <table:table-cell table:style-name="ce6" table:formula="of:=[.B739]/[.$B$2]" office:value-type="percentage" office:value="0.351166038224311" calcext:value-type="percentage">
            <text:p>35.12%</text:p>
          </table:table-cell>
          <table:table-cell table:style-name="ce7" table:formula="of:=[.C739]*1.11" office:value-type="float" office:value="21.5463985538288" calcext:value-type="float">
            <text:p>21.55</text:p>
          </table:table-cell>
          <table:table-cell table:number-columns-repeated="5"/>
        </table:table-row>
        <table:table-row table:style-name="ro1">
          <table:table-cell office:value-type="float" office:value="2.26423423423423" calcext:value-type="float">
            <text:p>2.264E+00</text:p>
          </table:table-cell>
          <table:table-cell office:value-type="float" office:value="41.9867995343894" calcext:value-type="float">
            <text:p>41.987</text:p>
          </table:table-cell>
          <table:table-cell office:value-type="float" office:value="19.2804283071966" calcext:value-type="float">
            <text:p>19.280</text:p>
          </table:table-cell>
          <table:table-cell table:style-name="ce6" table:formula="of:=[.B740]/[.$B$2]" office:value-type="percentage" office:value="0.349475830838128" calcext:value-type="percentage">
            <text:p>34.95%</text:p>
          </table:table-cell>
          <table:table-cell table:style-name="ce7" table:formula="of:=[.C740]*1.11" office:value-type="float" office:value="21.4012754209882" calcext:value-type="float">
            <text:p>21.40</text:p>
          </table:table-cell>
          <table:table-cell table:number-columns-repeated="5"/>
        </table:table-row>
        <table:table-row table:style-name="ro1">
          <table:table-cell office:value-type="float" office:value="2.2673023023023" calcext:value-type="float">
            <text:p>2.267E+00</text:p>
          </table:table-cell>
          <table:table-cell office:value-type="float" office:value="41.9867995343894" calcext:value-type="float">
            <text:p>41.987</text:p>
          </table:table-cell>
          <table:table-cell office:value-type="float" office:value="19.2804283071966" calcext:value-type="float">
            <text:p>19.280</text:p>
          </table:table-cell>
          <table:table-cell table:style-name="ce6" table:formula="of:=[.B741]/[.$B$2]" office:value-type="percentage" office:value="0.349475830838128" calcext:value-type="percentage">
            <text:p>34.95%</text:p>
          </table:table-cell>
          <table:table-cell table:style-name="ce7" table:formula="of:=[.C741]*1.11" office:value-type="float" office:value="21.4012754209882" calcext:value-type="float">
            <text:p>21.40</text:p>
          </table:table-cell>
          <table:table-cell table:number-columns-repeated="5"/>
        </table:table-row>
        <table:table-row table:style-name="ro1">
          <table:table-cell office:value-type="float" office:value="2.27037037037037" calcext:value-type="float">
            <text:p>2.270E+00</text:p>
          </table:table-cell>
          <table:table-cell office:value-type="float" office:value="41.7838172066323" calcext:value-type="float">
            <text:p>41.784</text:p>
          </table:table-cell>
          <table:table-cell office:value-type="float" office:value="19.1500290940712" calcext:value-type="float">
            <text:p>19.150</text:p>
          </table:table-cell>
          <table:table-cell table:style-name="ce6" table:formula="of:=[.B742]/[.$B$2]" office:value-type="percentage" office:value="0.347786313694049" calcext:value-type="percentage">
            <text:p>34.78%</text:p>
          </table:table-cell>
          <table:table-cell table:style-name="ce7" table:formula="of:=[.C742]*1.11" office:value-type="float" office:value="21.256532294419" calcext:value-type="float">
            <text:p>21.26</text:p>
          </table:table-cell>
          <table:table-cell table:number-columns-repeated="5"/>
        </table:table-row>
        <table:table-row table:style-name="ro1">
          <table:table-cell office:value-type="float" office:value="2.27343843843844" calcext:value-type="float">
            <text:p>2.273E+00</text:p>
          </table:table-cell>
          <table:table-cell office:value-type="float" office:value="41.5809202353793" calcext:value-type="float">
            <text:p>41.581</text:p>
          </table:table-cell>
          <table:table-cell office:value-type="float" office:value="19.0199735185033" calcext:value-type="float">
            <text:p>19.020</text:p>
          </table:table-cell>
          <table:table-cell table:style-name="ce6" table:formula="of:=[.B743]/[.$B$2]" office:value-type="percentage" office:value="0.346097507012199" calcext:value-type="percentage">
            <text:p>34.61%</text:p>
          </table:table-cell>
          <table:table-cell table:style-name="ce7" table:formula="of:=[.C743]*1.11" office:value-type="float" office:value="21.1121706055387" calcext:value-type="float">
            <text:p>21.11</text:p>
          </table:table-cell>
          <table:table-cell table:number-columns-repeated="5"/>
        </table:table-row>
        <table:table-row table:style-name="ro1">
          <table:table-cell office:value-type="float" office:value="2.27650650650651" calcext:value-type="float">
            <text:p>2.277E+00</text:p>
          </table:table-cell>
          <table:table-cell office:value-type="float" office:value="41.3781110542688" calcext:value-type="float">
            <text:p>41.378</text:p>
          </table:table-cell>
          <table:table-cell office:value-type="float" office:value="18.8902628666601" calcext:value-type="float">
            <text:p>18.890</text:p>
          </table:table-cell>
          <table:table-cell table:style-name="ce6" table:formula="of:=[.B744]/[.$B$2]" office:value-type="percentage" office:value="0.344409431048892" calcext:value-type="percentage">
            <text:p>34.44%</text:p>
          </table:table-cell>
          <table:table-cell table:style-name="ce7" table:formula="of:=[.C744]*1.11" office:value-type="float" office:value="20.9681917819927" calcext:value-type="float">
            <text:p>20.97</text:p>
          </table:table-cell>
          <table:table-cell table:number-columns-repeated="5"/>
        </table:table-row>
        <table:table-row table:style-name="ro1">
          <table:table-cell office:value-type="float" office:value="2.27957457457457" calcext:value-type="float">
            <text:p>2.280E+00</text:p>
          </table:table-cell>
          <table:table-cell office:value-type="float" office:value="41.1753921012959" calcext:value-type="float">
            <text:p>41.175</text:p>
          </table:table-cell>
          <table:table-cell office:value-type="float" office:value="18.7608984212977" calcext:value-type="float">
            <text:p>18.761</text:p>
          </table:table-cell>
          <table:table-cell table:style-name="ce6" table:formula="of:=[.B745]/[.$B$2]" office:value-type="percentage" office:value="0.342722106096705" calcext:value-type="percentage">
            <text:p>34.27%</text:p>
          </table:table-cell>
          <table:table-cell table:style-name="ce7" table:formula="of:=[.C745]*1.11" office:value-type="float" office:value="20.8245972476404" calcext:value-type="float">
            <text:p>20.82</text:p>
          </table:table-cell>
          <table:table-cell table:number-columns-repeated="5"/>
        </table:table-row>
        <table:table-row table:style-name="ro1">
          <table:table-cell office:value-type="float" office:value="2.28264264264264" calcext:value-type="float">
            <text:p>2.283E+00</text:p>
          </table:table-cell>
          <table:table-cell office:value-type="float" office:value="40.9727658188222" calcext:value-type="float">
            <text:p>40.973</text:p>
          </table:table-cell>
          <table:table-cell office:value-type="float" office:value="18.6318814617481" calcext:value-type="float">
            <text:p>18.632</text:p>
          </table:table-cell>
          <table:table-cell table:style-name="ce6" table:formula="of:=[.B746]/[.$B$2]" office:value-type="percentage" office:value="0.34103555248456" calcext:value-type="percentage">
            <text:p>34.10%</text:p>
          </table:table-cell>
          <table:table-cell table:style-name="ce7" table:formula="of:=[.C746]*1.11" office:value-type="float" office:value="20.6813884225404" calcext:value-type="float">
            <text:p>20.68</text:p>
          </table:table-cell>
          <table:table-cell table:number-columns-repeated="5"/>
        </table:table-row>
        <table:table-row table:style-name="ro1">
          <table:table-cell office:value-type="float" office:value="2.28571071071071" calcext:value-type="float">
            <text:p>2.286E+00</text:p>
          </table:table-cell>
          <table:table-cell office:value-type="float" office:value="40.7702346535856" calcext:value-type="float">
            <text:p>40.770</text:p>
          </table:table-cell>
          <table:table-cell office:value-type="float" office:value="18.5032132639072" calcext:value-type="float">
            <text:p>18.503</text:p>
          </table:table-cell>
          <table:table-cell table:style-name="ce6" table:formula="of:=[.B747]/[.$B$2]" office:value-type="percentage" office:value="0.339349790577804" calcext:value-type="percentage">
            <text:p>33.93%</text:p>
          </table:table-cell>
          <table:table-cell table:style-name="ce7" table:formula="of:=[.C747]*1.11" office:value-type="float" office:value="20.538566722937" calcext:value-type="float">
            <text:p>20.54</text:p>
          </table:table-cell>
          <table:table-cell table:number-columns-repeated="5"/>
        </table:table-row>
        <table:table-row table:style-name="ro1">
          <table:table-cell office:value-type="float" office:value="2.28877877877878" calcext:value-type="float">
            <text:p>2.289E+00</text:p>
          </table:table-cell>
          <table:table-cell office:value-type="float" office:value="40.5678010567106" calcext:value-type="float">
            <text:p>40.568</text:p>
          </table:table-cell>
          <table:table-cell office:value-type="float" office:value="18.3748951002219" calcext:value-type="float">
            <text:p>18.375</text:p>
          </table:table-cell>
          <table:table-cell table:style-name="ce6" table:formula="of:=[.B748]/[.$B$2]" office:value-type="percentage" office:value="0.337664840778296" calcext:value-type="percentage">
            <text:p>33.77%</text:p>
          </table:table-cell>
          <table:table-cell table:style-name="ce7" table:formula="of:=[.C748]*1.11" office:value-type="float" office:value="20.3961335612463" calcext:value-type="float">
            <text:p>20.40</text:p>
          </table:table-cell>
          <table:table-cell table:number-columns-repeated="5"/>
        </table:table-row>
        <table:table-row table:style-name="ro1">
          <table:table-cell office:value-type="float" office:value="2.29184684684685" calcext:value-type="float">
            <text:p>2.292E+00</text:p>
          </table:table-cell>
          <table:table-cell office:value-type="float" office:value="40.3654674837193" calcext:value-type="float">
            <text:p>40.365</text:p>
          </table:table-cell>
          <table:table-cell office:value-type="float" office:value="18.2469282396773" calcext:value-type="float">
            <text:p>18.247</text:p>
          </table:table-cell>
          <table:table-cell table:style-name="ce6" table:formula="of:=[.B749]/[.$B$2]" office:value-type="percentage" office:value="0.335980723524499" calcext:value-type="percentage">
            <text:p>33.60%</text:p>
          </table:table-cell>
          <table:table-cell table:style-name="ce7" table:formula="of:=[.C749]*1.11" office:value-type="float" office:value="20.2540903460418" calcext:value-type="float">
            <text:p>20.25</text:p>
          </table:table-cell>
          <table:table-cell table:number-columns-repeated="5"/>
        </table:table-row>
        <table:table-row table:style-name="ro1">
          <table:table-cell office:value-type="float" office:value="2.29491491491491" calcext:value-type="float">
            <text:p>2.295E+00</text:p>
          </table:table-cell>
          <table:table-cell office:value-type="float" office:value="40.1632363945419" calcext:value-type="float">
            <text:p>40.163</text:p>
          </table:table-cell>
          <table:table-cell office:value-type="float" office:value="18.1193139477843" calcext:value-type="float">
            <text:p>18.119</text:p>
          </table:table-cell>
          <table:table-cell table:style-name="ce6" table:formula="of:=[.B750]/[.$B$2]" office:value-type="percentage" office:value="0.334297459291566" calcext:value-type="percentage">
            <text:p>33.43%</text:p>
          </table:table-cell>
          <table:table-cell table:style-name="ce7" table:formula="of:=[.C750]*1.11" office:value-type="float" office:value="20.1124384820406" calcext:value-type="float">
            <text:p>20.11</text:p>
          </table:table-cell>
          <table:table-cell table:number-columns-repeated="5"/>
        </table:table-row>
        <table:table-row table:style-name="ro1">
          <table:table-cell office:value-type="float" office:value="2.29798298298298" calcext:value-type="float">
            <text:p>2.298E+00</text:p>
          </table:table-cell>
          <table:table-cell office:value-type="float" office:value="39.9611102535291" calcext:value-type="float">
            <text:p>39.961</text:p>
          </table:table-cell>
          <table:table-cell office:value-type="float" office:value="17.9920534865673" calcext:value-type="float">
            <text:p>17.992</text:p>
          </table:table-cell>
          <table:table-cell table:style-name="ce6" table:formula="of:=[.B751]/[.$B$2]" office:value-type="percentage" office:value="0.332615068591444" calcext:value-type="percentage">
            <text:p>33.26%</text:p>
          </table:table-cell>
          <table:table-cell table:style-name="ce7" table:formula="of:=[.C751]*1.11" office:value-type="float" office:value="19.9711793700897" calcext:value-type="float">
            <text:p>19.97</text:p>
          </table:table-cell>
          <table:table-cell table:number-columns-repeated="5"/>
        </table:table-row>
        <table:table-row table:style-name="ro1">
          <table:table-cell office:value-type="float" office:value="2.30105105105105" calcext:value-type="float">
            <text:p>2.301E+00</text:p>
          </table:table-cell>
          <table:table-cell office:value-type="float" office:value="39.7590915294634" calcext:value-type="float">
            <text:p>39.759</text:p>
          </table:table-cell>
          <table:table-cell office:value-type="float" office:value="17.8651481145516" calcext:value-type="float">
            <text:p>17.865</text:p>
          </table:table-cell>
          <table:table-cell table:style-name="ce6" table:formula="of:=[.B752]/[.$B$2]" office:value-type="percentage" office:value="0.330933571972968" calcext:value-type="percentage">
            <text:p>33.09%</text:p>
          </table:table-cell>
          <table:table-cell table:style-name="ce7" table:formula="of:=[.C752]*1.11" office:value-type="float" office:value="19.8303144071523" calcext:value-type="float">
            <text:p>19.83</text:p>
          </table:table-cell>
          <table:table-cell table:number-columns-repeated="5"/>
        </table:table-row>
        <table:table-row table:style-name="ro1">
          <table:table-cell office:value-type="float" office:value="2.30411911911912" calcext:value-type="float">
            <text:p>2.304E+00</text:p>
          </table:table-cell>
          <table:table-cell office:value-type="float" office:value="39.557182695572" calcext:value-type="float">
            <text:p>39.557</text:p>
          </table:table-cell>
          <table:table-cell office:value-type="float" office:value="17.7385990867505" calcext:value-type="float">
            <text:p>17.739</text:p>
          </table:table-cell>
          <table:table-cell table:style-name="ce6" table:formula="of:=[.B753]/[.$B$2]" office:value-type="percentage" office:value="0.329252990021967" calcext:value-type="percentage">
            <text:p>32.93%</text:p>
          </table:table-cell>
          <table:table-cell table:style-name="ce7" table:formula="of:=[.C753]*1.11" office:value-type="float" office:value="19.6898449862931" calcext:value-type="float">
            <text:p>19.69</text:p>
          </table:table-cell>
          <table:table-cell table:number-columns-repeated="5"/>
        </table:table-row>
        <table:table-row table:style-name="ro1">
          <table:table-cell office:value-type="float" office:value="2.30718718718719" calcext:value-type="float">
            <text:p>2.307E+00</text:p>
          </table:table-cell>
          <table:table-cell office:value-type="float" office:value="39.3553862295395" calcext:value-type="float">
            <text:p>39.355</text:p>
          </table:table-cell>
          <table:table-cell office:value-type="float" office:value="17.6124076546538" calcext:value-type="float">
            <text:p>17.612</text:p>
          </table:table-cell>
          <table:table-cell table:style-name="ce6" table:formula="of:=[.B754]/[.$B$2]" office:value-type="percentage" office:value="0.327573343361375" calcext:value-type="percentage">
            <text:p>32.76%</text:p>
          </table:table-cell>
          <table:table-cell table:style-name="ce7" table:formula="of:=[.C754]*1.11" office:value-type="float" office:value="19.5497724966657" calcext:value-type="float">
            <text:p>19.55</text:p>
          </table:table-cell>
          <table:table-cell table:number-columns-repeated="5"/>
        </table:table-row>
        <table:table-row table:style-name="ro1">
          <table:table-cell office:value-type="float" office:value="2.31025525525525" calcext:value-type="float">
            <text:p>2.310E+00</text:p>
          </table:table-cell>
          <table:table-cell office:value-type="float" office:value="39.1537046135214" calcext:value-type="float">
            <text:p>39.154</text:p>
          </table:table-cell>
          <table:table-cell office:value-type="float" office:value="17.4865750662145" calcext:value-type="float">
            <text:p>17.487</text:p>
          </table:table-cell>
          <table:table-cell table:style-name="ce6" table:formula="of:=[.B755]/[.$B$2]" office:value-type="percentage" office:value="0.325894652651335" calcext:value-type="percentage">
            <text:p>32.59%</text:p>
          </table:table-cell>
          <table:table-cell table:style-name="ce7" table:formula="of:=[.C755]*1.11" office:value-type="float" office:value="19.4100983234981" calcext:value-type="float">
            <text:p>19.41</text:p>
          </table:table-cell>
          <table:table-cell table:number-columns-repeated="5"/>
        </table:table-row>
        <table:table-row table:style-name="ro1">
          <table:table-cell office:value-type="float" office:value="2.31332332332332" calcext:value-type="float">
            <text:p>2.313E+00</text:p>
          </table:table-cell>
          <table:table-cell office:value-type="float" office:value="38.9521403341576" calcext:value-type="float">
            <text:p>38.952</text:p>
          </table:table-cell>
          <table:table-cell office:value-type="float" office:value="17.361102565837" calcext:value-type="float">
            <text:p>17.361</text:p>
          </table:table-cell>
          <table:table-cell table:style-name="ce6" table:formula="of:=[.B756]/[.$B$2]" office:value-type="percentage" office:value="0.324216938589317" calcext:value-type="percentage">
            <text:p>32.42%</text:p>
          </table:table-cell>
          <table:table-cell table:style-name="ce7" table:formula="of:=[.C756]*1.11" office:value-type="float" office:value="19.2708238480791" calcext:value-type="float">
            <text:p>19.27</text:p>
          </table:table-cell>
          <table:table-cell table:number-columns-repeated="5"/>
        </table:table-row>
        <table:table-row table:style-name="ro1">
          <table:table-cell office:value-type="float" office:value="2.31639139139139" calcext:value-type="float">
            <text:p>2.316E+00</text:p>
          </table:table-cell>
          <table:table-cell office:value-type="float" office:value="38.7506958825869" calcext:value-type="float">
            <text:p>38.751</text:p>
          </table:table-cell>
          <table:table-cell office:value-type="float" office:value="17.2359913943647" calcext:value-type="float">
            <text:p>17.236</text:p>
          </table:table-cell>
          <table:table-cell table:style-name="ce6" table:formula="of:=[.B757]/[.$B$2]" office:value-type="percentage" office:value="0.32254022191024" calcext:value-type="percentage">
            <text:p>32.25%</text:p>
          </table:table-cell>
          <table:table-cell table:style-name="ce7" table:formula="of:=[.C757]*1.11" office:value-type="float" office:value="19.1319504477448" calcext:value-type="float">
            <text:p>19.13</text:p>
          </table:table-cell>
          <table:table-cell table:number-columns-repeated="5"/>
        </table:table-row>
        <table:table-row table:style-name="ro1">
          <table:table-cell office:value-type="float" office:value="2.31945945945946" calcext:value-type="float">
            <text:p>2.319E+00</text:p>
          </table:table-cell>
          <table:table-cell office:value-type="float" office:value="38.5493737544617" calcext:value-type="float">
            <text:p>38.549</text:p>
          </table:table-cell>
          <table:table-cell office:value-type="float" office:value="17.1112427890676" calcext:value-type="float">
            <text:p>17.111</text:p>
          </table:table-cell>
          <table:table-cell table:style-name="ce6" table:formula="of:=[.B758]/[.$B$2]" office:value-type="percentage" office:value="0.320864523386587" calcext:value-type="percentage">
            <text:p>32.09%</text:p>
          </table:table-cell>
          <table:table-cell table:style-name="ce7" table:formula="of:=[.C758]*1.11" office:value-type="float" office:value="18.993479495865" calcext:value-type="float">
            <text:p>18.99</text:p>
          </table:table-cell>
          <table:table-cell table:number-columns-repeated="5"/>
        </table:table-row>
        <table:table-row table:style-name="ro1">
          <table:table-cell office:value-type="float" office:value="2.32252752752753" calcext:value-type="float">
            <text:p>2.323E+00</text:p>
          </table:table-cell>
          <table:table-cell office:value-type="float" office:value="38.3481764499631" calcext:value-type="float">
            <text:p>38.348</text:p>
          </table:table-cell>
          <table:table-cell office:value-type="float" office:value="16.9868579836303" calcext:value-type="float">
            <text:p>16.987</text:p>
          </table:table-cell>
          <table:table-cell table:style-name="ce6" table:formula="of:=[.B759]/[.$B$2]" office:value-type="percentage" office:value="0.319189863828541" calcext:value-type="percentage">
            <text:p>31.92%</text:p>
          </table:table-cell>
          <table:table-cell table:style-name="ce7" table:formula="of:=[.C759]*1.11" office:value-type="float" office:value="18.8554123618296" calcext:value-type="float">
            <text:p>18.86</text:p>
          </table:table-cell>
          <table:table-cell table:number-columns-repeated="5"/>
        </table:table-row>
        <table:table-row table:style-name="ro1">
          <table:table-cell office:value-type="float" office:value="2.3255955955956" calcext:value-type="float">
            <text:p>2.326E+00</text:p>
          </table:table-cell>
          <table:table-cell office:value-type="float" office:value="38.1471064738169" calcext:value-type="float">
            <text:p>38.147</text:p>
          </table:table-cell>
          <table:table-cell office:value-type="float" office:value="16.8628382081396" calcext:value-type="float">
            <text:p>16.863</text:p>
          </table:table-cell>
          <table:table-cell table:style-name="ce6" table:formula="of:=[.B760]/[.$B$2]" office:value-type="percentage" office:value="0.317516264084109" calcext:value-type="percentage">
            <text:p>31.75%</text:p>
          </table:table-cell>
          <table:table-cell table:style-name="ce7" table:formula="of:=[.C760]*1.11" office:value-type="float" office:value="18.717750411035" calcext:value-type="float">
            <text:p>18.72</text:p>
          </table:table-cell>
          <table:table-cell table:number-columns-repeated="5"/>
        </table:table-row>
        <table:table-row table:style-name="ro1">
          <table:table-cell office:value-type="float" office:value="2.32866366366366" calcext:value-type="float">
            <text:p>2.329E+00</text:p>
          </table:table-cell>
          <table:table-cell office:value-type="float" office:value="37.9461663353094" calcext:value-type="float">
            <text:p>37.946</text:p>
          </table:table-cell>
          <table:table-cell office:value-type="float" office:value="16.7391846890721" calcext:value-type="float">
            <text:p>16.739</text:p>
          </table:table-cell>
          <table:table-cell table:style-name="ce6" table:formula="of:=[.B761]/[.$B$2]" office:value-type="percentage" office:value="0.315843745039257" calcext:value-type="percentage">
            <text:p>31.58%</text:p>
          </table:table-cell>
          <table:table-cell table:style-name="ce7" table:formula="of:=[.C761]*1.11" office:value-type="float" office:value="18.58049500487" calcext:value-type="float">
            <text:p>18.58</text:p>
          </table:table-cell>
          <table:table-cell table:number-columns-repeated="5"/>
        </table:table-row>
        <table:table-row table:style-name="ro1">
          <table:table-cell office:value-type="float" office:value="2.33173173173173" calcext:value-type="float">
            <text:p>2.332E+00</text:p>
          </table:table-cell>
          <table:table-cell office:value-type="float" office:value="37.7453585483043" calcext:value-type="float">
            <text:p>37.745</text:p>
          </table:table-cell>
          <table:table-cell office:value-type="float" office:value="16.6158986492829" calcext:value-type="float">
            <text:p>16.616</text:p>
          </table:table-cell>
          <table:table-cell table:style-name="ce6" table:formula="of:=[.B762]/[.$B$2]" office:value-type="percentage" office:value="0.314172327618053" calcext:value-type="percentage">
            <text:p>31.42%</text:p>
          </table:table-cell>
          <table:table-cell table:style-name="ce7" table:formula="of:=[.C762]*1.11" office:value-type="float" office:value="18.443647500704" calcext:value-type="float">
            <text:p>18.44</text:p>
          </table:table-cell>
          <table:table-cell table:number-columns-repeated="5"/>
        </table:table-row>
        <table:table-row table:style-name="ro1">
          <table:table-cell office:value-type="float" office:value="2.3347997997998" calcext:value-type="float">
            <text:p>2.335E+00</text:p>
          </table:table-cell>
          <table:table-cell office:value-type="float" office:value="37.5446856312599" calcext:value-type="float">
            <text:p>37.545</text:p>
          </table:table-cell>
          <table:table-cell office:value-type="float" office:value="16.4929813079924" calcext:value-type="float">
            <text:p>16.493</text:p>
          </table:table-cell>
          <table:table-cell table:style-name="ce6" table:formula="of:=[.B763]/[.$B$2]" office:value-type="percentage" office:value="0.312502032782807" calcext:value-type="percentage">
            <text:p>31.25%</text:p>
          </table:table-cell>
          <table:table-cell table:style-name="ce7" table:formula="of:=[.C763]*1.11" office:value-type="float" office:value="18.3072092518716" calcext:value-type="float">
            <text:p>18.31</text:p>
          </table:table-cell>
          <table:table-cell table:number-columns-repeated="5"/>
        </table:table-row>
        <table:table-row table:style-name="ro1">
          <table:table-cell office:value-type="float" office:value="2.33786786786787" calcext:value-type="float">
            <text:p>2.338E+00</text:p>
          </table:table-cell>
          <table:table-cell office:value-type="float" office:value="37.3441501072468" calcext:value-type="float">
            <text:p>37.344</text:p>
          </table:table-cell>
          <table:table-cell office:value-type="float" office:value="16.3704338807752" calcext:value-type="float">
            <text:p>16.370</text:p>
          </table:table-cell>
          <table:table-cell table:style-name="ce6" table:formula="of:=[.B764]/[.$B$2]" office:value-type="percentage" office:value="0.310832881534219" calcext:value-type="percentage">
            <text:p>31.08%</text:p>
          </table:table-cell>
          <table:table-cell table:style-name="ce7" table:formula="of:=[.C764]*1.11" office:value-type="float" office:value="18.1711816076605" calcext:value-type="float">
            <text:p>18.17</text:p>
          </table:table-cell>
          <table:table-cell table:number-columns-repeated="5"/>
        </table:table-row>
        <table:table-row table:style-name="ro1">
          <table:table-cell office:value-type="float" office:value="2.34093593593594" calcext:value-type="float">
            <text:p>2.341E+00</text:p>
          </table:table-cell>
          <table:table-cell office:value-type="float" office:value="37.1437545039663" calcext:value-type="float">
            <text:p>37.144</text:p>
          </table:table-cell>
          <table:table-cell office:value-type="float" office:value="16.2482575795476" calcext:value-type="float">
            <text:p>16.248</text:p>
          </table:table-cell>
          <table:table-cell table:style-name="ce6" table:formula="of:=[.B765]/[.$B$2]" office:value-type="percentage" office:value="0.309164894911533" calcext:value-type="percentage">
            <text:p>30.92%</text:p>
          </table:table-cell>
          <table:table-cell table:style-name="ce7" table:formula="of:=[.C765]*1.11" office:value-type="float" office:value="18.0355659132978" calcext:value-type="float">
            <text:p>18.04</text:p>
          </table:table-cell>
          <table:table-cell table:number-columns-repeated="5"/>
        </table:table-row>
        <table:table-row table:style-name="ro1">
          <table:table-cell office:value-type="float" office:value="2.344004004004" calcext:value-type="float">
            <text:p>2.344E+00</text:p>
          </table:table-cell>
          <table:table-cell office:value-type="float" office:value="36.9435013537687" calcext:value-type="float">
            <text:p>36.944</text:p>
          </table:table-cell>
          <table:table-cell office:value-type="float" office:value="16.1264536125555" calcext:value-type="float">
            <text:p>16.126</text:p>
          </table:table-cell>
          <table:table-cell table:style-name="ce6" table:formula="of:=[.B766]/[.$B$2]" office:value-type="percentage" office:value="0.307498093992688" calcext:value-type="percentage">
            <text:p>30.75%</text:p>
          </table:table-cell>
          <table:table-cell table:style-name="ce7" table:formula="of:=[.C766]*1.11" office:value-type="float" office:value="17.9003635099366" calcext:value-type="float">
            <text:p>17.90</text:p>
          </table:table-cell>
          <table:table-cell table:number-columns-repeated="5"/>
        </table:table-row>
        <table:table-row table:style-name="ro1">
          <table:table-cell office:value-type="float" office:value="2.34707207207207" calcext:value-type="float">
            <text:p>2.347E+00</text:p>
          </table:table-cell>
          <table:table-cell office:value-type="float" office:value="36.7433931936732" calcext:value-type="float">
            <text:p>36.743</text:p>
          </table:table-cell>
          <table:table-cell office:value-type="float" office:value="16.0050231843629" calcext:value-type="float">
            <text:p>16.005</text:p>
          </table:table-cell>
          <table:table-cell table:style-name="ce6" table:formula="of:=[.B767]/[.$B$2]" office:value-type="percentage" office:value="0.305832499894487" calcext:value-type="percentage">
            <text:p>30.58%</text:p>
          </table:table-cell>
          <table:table-cell table:style-name="ce7" table:formula="of:=[.C767]*1.11" office:value-type="float" office:value="17.7655757346428" calcext:value-type="float">
            <text:p>17.77</text:p>
          </table:table-cell>
          <table:table-cell table:number-columns-repeated="5"/>
        </table:table-row>
        <table:table-row table:style-name="ro1">
          <table:table-cell office:value-type="float" office:value="2.35014014014014" calcext:value-type="float">
            <text:p>2.350E+00</text:p>
          </table:table-cell>
          <table:table-cell office:value-type="float" office:value="36.5434325653875" calcext:value-type="float">
            <text:p>36.543</text:p>
          </table:table-cell>
          <table:table-cell office:value-type="float" office:value="15.8839674958396" calcext:value-type="float">
            <text:p>15.884</text:p>
          </table:table-cell>
          <table:table-cell table:style-name="ce6" table:formula="of:=[.B768]/[.$B$2]" office:value-type="percentage" office:value="0.304168133772753" calcext:value-type="percentage">
            <text:p>30.42%</text:p>
          </table:table-cell>
          <table:table-cell table:style-name="ce7" table:formula="of:=[.C768]*1.11" office:value-type="float" office:value="17.631203920382" calcext:value-type="float">
            <text:p>17.63</text:p>
          </table:table-cell>
          <table:table-cell table:number-columns-repeated="5"/>
        </table:table-row>
        <table:table-row table:style-name="ro1">
          <table:table-cell office:value-type="float" office:value="2.35320820820821" calcext:value-type="float">
            <text:p>2.353E+00</text:p>
          </table:table-cell>
          <table:table-cell office:value-type="float" office:value="36.3436220153283" calcext:value-type="float">
            <text:p>36.344</text:p>
          </table:table-cell>
          <table:table-cell office:value-type="float" office:value="15.7632877441496" calcext:value-type="float">
            <text:p>15.763</text:p>
          </table:table-cell>
          <table:table-cell table:style-name="ce6" table:formula="of:=[.B769]/[.$B$2]" office:value-type="percentage" office:value="0.302505016822508" calcext:value-type="percentage">
            <text:p>30.25%</text:p>
          </table:table-cell>
          <table:table-cell table:style-name="ce7" table:formula="of:=[.C769]*1.11" office:value-type="float" office:value="17.4972493960061" calcext:value-type="float">
            <text:p>17.50</text:p>
          </table:table-cell>
          <table:table-cell table:number-columns-repeated="5"/>
        </table:table-row>
        <table:table-row table:style-name="ro1">
          <table:table-cell office:value-type="float" office:value="2.35627627627628" calcext:value-type="float">
            <text:p>2.356E+00</text:p>
          </table:table-cell>
          <table:table-cell office:value-type="float" office:value="36.1439640946419" calcext:value-type="float">
            <text:p>36.144</text:p>
          </table:table-cell>
          <table:table-cell office:value-type="float" office:value="15.6429851227389" calcext:value-type="float">
            <text:p>15.643</text:p>
          </table:table-cell>
          <table:table-cell table:style-name="ce6" table:formula="of:=[.B770]/[.$B$2]" office:value-type="percentage" office:value="0.300843170278141" calcext:value-type="percentage">
            <text:p>30.08%</text:p>
          </table:table-cell>
          <table:table-cell table:style-name="ce7" table:formula="of:=[.C770]*1.11" office:value-type="float" office:value="17.3637134862402" calcext:value-type="float">
            <text:p>17.36</text:p>
          </table:table-cell>
          <table:table-cell table:number-columns-repeated="5"/>
        </table:table-row>
        <table:table-row table:style-name="ro1">
          <table:table-cell office:value-type="float" office:value="2.35934434434434" calcext:value-type="float">
            <text:p>2.359E+00</text:p>
          </table:table-cell>
          <table:table-cell office:value-type="float" office:value="35.9444613592266" calcext:value-type="float">
            <text:p>35.944</text:p>
          </table:table-cell>
          <table:table-cell office:value-type="float" office:value="15.5230608213241" calcext:value-type="float">
            <text:p>15.523</text:p>
          </table:table-cell>
          <table:table-cell table:style-name="ce6" table:formula="of:=[.B771]/[.$B$2]" office:value-type="percentage" office:value="0.29918261541359" calcext:value-type="percentage">
            <text:p>29.92%</text:p>
          </table:table-cell>
          <table:table-cell table:style-name="ce7" table:formula="of:=[.C771]*1.11" office:value-type="float" office:value="17.2305975116698" calcext:value-type="float">
            <text:p>17.23</text:p>
          </table:table-cell>
          <table:table-cell table:number-columns-repeated="5"/>
        </table:table-row>
        <table:table-row table:style-name="ro1">
          <table:table-cell office:value-type="float" office:value="2.36241241241241" calcext:value-type="float">
            <text:p>2.362E+00</text:p>
          </table:table-cell>
          <table:table-cell office:value-type="float" office:value="35.745116369754" calcext:value-type="float">
            <text:p>35.745</text:p>
          </table:table-cell>
          <table:table-cell office:value-type="float" office:value="15.4035160258804" calcext:value-type="float">
            <text:p>15.404</text:p>
          </table:table-cell>
          <table:table-cell table:style-name="ce6" table:formula="of:=[.B772]/[.$B$2]" office:value-type="percentage" office:value="0.297523373542528" calcext:value-type="percentage">
            <text:p>29.75%</text:p>
          </table:table-cell>
          <table:table-cell table:style-name="ce7" table:formula="of:=[.C772]*1.11" office:value-type="float" office:value="17.0979027887272" calcext:value-type="float">
            <text:p>17.10</text:p>
          </table:table-cell>
          <table:table-cell table:number-columns-repeated="5"/>
        </table:table-row>
        <table:table-row table:style-name="ro1">
          <table:table-cell office:value-type="float" office:value="2.36548048048048" calcext:value-type="float">
            <text:p>2.365E+00</text:p>
          </table:table-cell>
          <table:table-cell office:value-type="float" office:value="35.5459316916922" calcext:value-type="float">
            <text:p>35.546</text:p>
          </table:table-cell>
          <table:table-cell office:value-type="float" office:value="15.2843519186299" calcext:value-type="float">
            <text:p>15.284</text:p>
          </table:table-cell>
          <table:table-cell table:style-name="ce6" table:formula="of:=[.B773]/[.$B$2]" office:value-type="percentage" office:value="0.295865466018548" calcext:value-type="percentage">
            <text:p>29.59%</text:p>
          </table:table-cell>
          <table:table-cell table:style-name="ce7" table:formula="of:=[.C773]*1.11" office:value-type="float" office:value="16.9656306296792" calcext:value-type="float">
            <text:p>16.97</text:p>
          </table:table-cell>
          <table:table-cell table:number-columns-repeated="5"/>
        </table:table-row>
        <table:table-row table:style-name="ro1">
          <table:table-cell office:value-type="float" office:value="2.36854854854855" calcext:value-type="float">
            <text:p>2.369E+00</text:p>
          </table:table-cell>
          <table:table-cell office:value-type="float" office:value="35.3469098953291" calcext:value-type="float">
            <text:p>35.347</text:p>
          </table:table-cell>
          <table:table-cell office:value-type="float" office:value="15.16556967803" calcext:value-type="float">
            <text:p>15.166</text:p>
          </table:table-cell>
          <table:table-cell table:style-name="ce6" table:formula="of:=[.B774]/[.$B$2]" office:value-type="percentage" office:value="0.294208914235364" calcext:value-type="percentage">
            <text:p>29.42%</text:p>
          </table:table-cell>
          <table:table-cell table:style-name="ce7" table:formula="of:=[.C774]*1.11" office:value-type="float" office:value="16.8337823426133" calcext:value-type="float">
            <text:p>16.83</text:p>
          </table:table-cell>
          <table:table-cell table:number-columns-repeated="5"/>
        </table:table-row>
        <table:table-row table:style-name="ro1">
          <table:table-cell office:value-type="float" office:value="2.37161661661662" calcext:value-type="float">
            <text:p>2.372E+00</text:p>
          </table:table-cell>
          <table:table-cell office:value-type="float" office:value="35.1480535557963" calcext:value-type="float">
            <text:p>35.148</text:p>
          </table:table-cell>
          <table:table-cell office:value-type="float" office:value="15.0471704787616" calcext:value-type="float">
            <text:p>15.047</text:p>
          </table:table-cell>
          <table:table-cell table:style-name="ce6" table:formula="of:=[.B775]/[.$B$2]" office:value-type="percentage" office:value="0.292553739627003" calcext:value-type="percentage">
            <text:p>29.26%</text:p>
          </table:table-cell>
          <table:table-cell table:style-name="ce7" table:formula="of:=[.C775]*1.11" office:value-type="float" office:value="16.7023592314254" calcext:value-type="float">
            <text:p>16.70</text:p>
          </table:table-cell>
          <table:table-cell table:number-columns-repeated="5"/>
        </table:table-row>
        <table:table-row table:style-name="ro1">
          <table:table-cell office:value-type="float" office:value="2.37468468468468" calcext:value-type="float">
            <text:p>2.375E+00</text:p>
          </table:table-cell>
          <table:table-cell office:value-type="float" office:value="34.9493652530936" calcext:value-type="float">
            <text:p>34.949</text:p>
          </table:table-cell>
          <table:table-cell office:value-type="float" office:value="14.9291554917177" calcext:value-type="float">
            <text:p>14.929</text:p>
          </table:table-cell>
          <table:table-cell table:style-name="ce6" table:formula="of:=[.B776]/[.$B$2]" office:value-type="percentage" office:value="0.290899963668015" calcext:value-type="percentage">
            <text:p>29.09%</text:p>
          </table:table-cell>
          <table:table-cell table:style-name="ce7" table:formula="of:=[.C776]*1.11" office:value-type="float" office:value="16.5713625958067" calcext:value-type="float">
            <text:p>16.57</text:p>
          </table:table-cell>
          <table:table-cell table:number-columns-repeated="5"/>
        </table:table-row>
        <table:table-row table:style-name="ro1">
          <table:table-cell office:value-type="float" office:value="2.37775275275275" calcext:value-type="float">
            <text:p>2.378E+00</text:p>
          </table:table-cell>
          <table:table-cell office:value-type="float" office:value="34.7508475721144" calcext:value-type="float">
            <text:p>34.751</text:p>
          </table:table-cell>
          <table:table-cell office:value-type="float" office:value="14.8115258839915" calcext:value-type="float">
            <text:p>14.812</text:p>
          </table:table-cell>
          <table:table-cell table:style-name="ce6" table:formula="of:=[.B777]/[.$B$2]" office:value-type="percentage" office:value="0.289247607873679" calcext:value-type="percentage">
            <text:p>28.92%</text:p>
          </table:table-cell>
          <table:table-cell table:style-name="ce7" table:formula="of:=[.C777]*1.11" office:value-type="float" office:value="16.4407937312306" calcext:value-type="float">
            <text:p>16.44</text:p>
          </table:table-cell>
          <table:table-cell table:number-columns-repeated="5"/>
        </table:table-row>
        <table:table-row table:style-name="ro1">
          <table:table-cell office:value-type="float" office:value="2.38082082082082" calcext:value-type="float">
            <text:p>2.381E+00</text:p>
          </table:table-cell>
          <table:table-cell office:value-type="float" office:value="34.5525031026715" calcext:value-type="float">
            <text:p>34.553</text:p>
          </table:table-cell>
          <table:table-cell office:value-type="float" office:value="14.6942828188652" calcext:value-type="float">
            <text:p>14.694</text:p>
          </table:table-cell>
          <table:table-cell table:style-name="ce6" table:formula="of:=[.B778]/[.$B$2]" office:value-type="percentage" office:value="0.287596693800223" calcext:value-type="percentage">
            <text:p>28.76%</text:p>
          </table:table-cell>
          <table:table-cell table:style-name="ce7" table:formula="of:=[.C778]*1.11" office:value-type="float" office:value="16.3106539289404" calcext:value-type="float">
            <text:p>16.31</text:p>
          </table:table-cell>
          <table:table-cell table:number-columns-repeated="5"/>
        </table:table-row>
        <table:table-row table:style-name="ro1">
          <table:table-cell office:value-type="float" office:value="2.38388888888889" calcext:value-type="float">
            <text:p>2.384E+00</text:p>
          </table:table-cell>
          <table:table-cell office:value-type="float" office:value="34.3543344395232" calcext:value-type="float">
            <text:p>34.354</text:p>
          </table:table-cell>
          <table:table-cell office:value-type="float" office:value="14.5774274557982" calcext:value-type="float">
            <text:p>14.577</text:p>
          </table:table-cell>
          <table:table-cell table:style-name="ce6" table:formula="of:=[.B779]/[.$B$2]" office:value-type="percentage" office:value="0.285947243045037" calcext:value-type="percentage">
            <text:p>28.59%</text:p>
          </table:table-cell>
          <table:table-cell table:style-name="ce7" table:formula="of:=[.C779]*1.11" office:value-type="float" office:value="16.180944475936" calcext:value-type="float">
            <text:p>16.18</text:p>
          </table:table-cell>
          <table:table-cell table:number-columns-repeated="5"/>
        </table:table-row>
        <table:table-row table:style-name="ro1">
          <table:table-cell office:value-type="float" office:value="2.38695695695696" calcext:value-type="float">
            <text:p>2.387E+00</text:p>
          </table:table-cell>
          <table:table-cell office:value-type="float" office:value="34.1563441824013" calcext:value-type="float">
            <text:p>34.156</text:p>
          </table:table-cell>
          <table:table-cell office:value-type="float" office:value="14.460960950416" calcext:value-type="float">
            <text:p>14.461</text:p>
          </table:table-cell>
          <table:table-cell table:style-name="ce6" table:formula="of:=[.B780]/[.$B$2]" office:value-type="percentage" office:value="0.284299277246909" calcext:value-type="percentage">
            <text:p>28.43%</text:p>
          </table:table-cell>
          <table:table-cell table:style-name="ce7" table:formula="of:=[.C780]*1.11" office:value-type="float" office:value="16.0516666549618" calcext:value-type="float">
            <text:p>16.05</text:p>
          </table:table-cell>
          <table:table-cell table:number-columns-repeated="5"/>
        </table:table-row>
        <table:table-row table:style-name="ro1">
          <table:table-cell office:value-type="float" office:value="2.39002502502502" calcext:value-type="float">
            <text:p>2.390E+00</text:p>
          </table:table-cell>
          <table:table-cell office:value-type="float" office:value="33.9585349360381" calcext:value-type="float">
            <text:p>33.959</text:p>
          </table:table-cell>
          <table:table-cell office:value-type="float" office:value="14.3448844544983" calcext:value-type="float">
            <text:p>14.345</text:p>
          </table:table-cell>
          <table:table-cell table:style-name="ce6" table:formula="of:=[.B781]/[.$B$2]" office:value-type="percentage" office:value="0.282652818086248" calcext:value-type="percentage">
            <text:p>28.27%</text:p>
          </table:table-cell>
          <table:table-cell table:style-name="ce7" table:formula="of:=[.C781]*1.11" office:value-type="float" office:value="15.9228217444931" calcext:value-type="float">
            <text:p>15.92</text:p>
          </table:table-cell>
          <table:table-cell table:number-columns-repeated="5"/>
        </table:table-row>
        <table:table-row table:style-name="ro1">
          <table:table-cell office:value-type="float" office:value="2.39309309309309" calcext:value-type="float">
            <text:p>2.393E+00</text:p>
          </table:table-cell>
          <table:table-cell office:value-type="float" office:value="33.9585349360381" calcext:value-type="float">
            <text:p>33.959</text:p>
          </table:table-cell>
          <table:table-cell office:value-type="float" office:value="14.3448844544983" calcext:value-type="float">
            <text:p>14.345</text:p>
          </table:table-cell>
          <table:table-cell table:style-name="ce6" table:formula="of:=[.B782]/[.$B$2]" office:value-type="percentage" office:value="0.282652818086248" calcext:value-type="percentage">
            <text:p>28.27%</text:p>
          </table:table-cell>
          <table:table-cell table:style-name="ce7" table:formula="of:=[.C782]*1.11" office:value-type="float" office:value="15.9228217444931" calcext:value-type="float">
            <text:p>15.92</text:p>
          </table:table-cell>
          <table:table-cell table:number-columns-repeated="5"/>
        </table:table-row>
        <table:table-row table:style-name="ro1">
          <table:table-cell office:value-type="float" office:value="2.39616116116116" calcext:value-type="float">
            <text:p>2.396E+00</text:p>
          </table:table-cell>
          <table:table-cell office:value-type="float" office:value="33.7609093101952" calcext:value-type="float">
            <text:p>33.761</text:p>
          </table:table-cell>
          <table:table-cell office:value-type="float" office:value="14.2291991159679" calcext:value-type="float">
            <text:p>14.229</text:p>
          </table:table-cell>
          <table:table-cell table:style-name="ce6" table:formula="of:=[.B783]/[.$B$2]" office:value-type="percentage" office:value="0.281007887285324" calcext:value-type="percentage">
            <text:p>28.10%</text:p>
          </table:table-cell>
          <table:table-cell table:style-name="ce7" table:formula="of:=[.C783]*1.11" office:value-type="float" office:value="15.7944110187244" calcext:value-type="float">
            <text:p>15.79</text:p>
          </table:table-cell>
          <table:table-cell table:number-columns-repeated="5"/>
        </table:table-row>
        <table:table-row table:style-name="ro1">
          <table:table-cell office:value-type="float" office:value="2.39922922922923" calcext:value-type="float">
            <text:p>2.399E+00</text:p>
          </table:table-cell>
          <table:table-cell office:value-type="float" office:value="33.563469919693" calcext:value-type="float">
            <text:p>33.563</text:p>
          </table:table-cell>
          <table:table-cell office:value-type="float" office:value="14.1139060788794" calcext:value-type="float">
            <text:p>14.114</text:p>
          </table:table-cell>
          <table:table-cell table:style-name="ce6" table:formula="of:=[.B784]/[.$B$2]" office:value-type="percentage" office:value="0.279364506608513" calcext:value-type="percentage">
            <text:p>27.94%</text:p>
          </table:table-cell>
          <table:table-cell table:style-name="ce7" table:formula="of:=[.C784]*1.11" office:value-type="float" office:value="15.6664357475561" calcext:value-type="float">
            <text:p>15.67</text:p>
          </table:table-cell>
          <table:table-cell table:number-columns-repeated="5"/>
        </table:table-row>
        <table:table-row table:style-name="ro1">
          <table:table-cell office:value-type="float" office:value="2.4022972972973" calcext:value-type="float">
            <text:p>2.402E+00</text:p>
          </table:table-cell>
          <table:table-cell office:value-type="float" office:value="33.3662193844401" calcext:value-type="float">
            <text:p>33.366</text:p>
          </table:table-cell>
          <table:table-cell office:value-type="float" office:value="13.9990064834077" calcext:value-type="float">
            <text:p>13.999</text:p>
          </table:table-cell>
          <table:table-cell table:style-name="ce6" table:formula="of:=[.B785]/[.$B$2]" office:value-type="percentage" office:value="0.277722697862545" calcext:value-type="percentage">
            <text:p>27.77%</text:p>
          </table:table-cell>
          <table:table-cell table:style-name="ce7" table:formula="of:=[.C785]*1.11" office:value-type="float" office:value="15.5388971965825" calcext:value-type="float">
            <text:p>15.54</text:p>
          </table:table-cell>
          <table:table-cell table:number-columns-repeated="5"/>
        </table:table-row>
        <table:table-row table:style-name="ro1">
          <table:table-cell office:value-type="float" office:value="2.40536536536537" calcext:value-type="float">
            <text:p>2.405E+00</text:p>
          </table:table-cell>
          <table:table-cell office:value-type="float" office:value="33.1691603294643" calcext:value-type="float">
            <text:p>33.169</text:p>
          </table:table-cell>
          <table:table-cell office:value-type="float" office:value="13.8845014658369" calcext:value-type="float">
            <text:p>13.885</text:p>
          </table:table-cell>
          <table:table-cell table:style-name="ce6" table:formula="of:=[.B786]/[.$B$2]" office:value-type="percentage" office:value="0.276082482896757" calcext:value-type="percentage">
            <text:p>27.61%</text:p>
          </table:table-cell>
          <table:table-cell table:style-name="ce7" table:formula="of:=[.C786]*1.11" office:value-type="float" office:value="15.411796627079" calcext:value-type="float">
            <text:p>15.41</text:p>
          </table:table-cell>
          <table:table-cell table:number-columns-repeated="5"/>
        </table:table-row>
        <table:table-row table:style-name="ro1">
          <table:table-cell office:value-type="float" office:value="2.40843343343343" calcext:value-type="float">
            <text:p>2.408E+00</text:p>
          </table:table-cell>
          <table:table-cell office:value-type="float" office:value="32.9722953849436" calcext:value-type="float">
            <text:p>32.972</text:p>
          </table:table-cell>
          <table:table-cell office:value-type="float" office:value="13.770392158549" calcext:value-type="float">
            <text:p>13.770</text:p>
          </table:table-cell>
          <table:table-cell table:style-name="ce6" table:formula="of:=[.B787]/[.$B$2]" office:value-type="percentage" office:value="0.274443883603355" calcext:value-type="percentage">
            <text:p>27.44%</text:p>
          </table:table-cell>
          <table:table-cell table:style-name="ce7" table:formula="of:=[.C787]*1.11" office:value-type="float" office:value="15.2851352959894" calcext:value-type="float">
            <text:p>15.29</text:p>
          </table:table-cell>
          <table:table-cell table:number-columns-repeated="5"/>
        </table:table-row>
        <table:table-row table:style-name="ro1">
          <table:table-cell office:value-type="float" office:value="2.4115015015015" calcext:value-type="float">
            <text:p>2.412E+00</text:p>
          </table:table-cell>
          <table:table-cell office:value-type="float" office:value="32.7756271862385" calcext:value-type="float">
            <text:p>32.776</text:p>
          </table:table-cell>
          <table:table-cell office:value-type="float" office:value="13.6566796900125" calcext:value-type="float">
            <text:p>13.657</text:p>
          </table:table-cell>
          <table:table-cell table:style-name="ce6" table:formula="of:=[.B788]/[.$B$2]" office:value-type="percentage" office:value="0.27280692191768" calcext:value-type="percentage">
            <text:p>27.28%</text:p>
          </table:table-cell>
          <table:table-cell table:style-name="ce7" table:formula="of:=[.C788]*1.11" office:value-type="float" office:value="15.1589144559139" calcext:value-type="float">
            <text:p>15.16</text:p>
          </table:table-cell>
          <table:table-cell table:number-columns-repeated="5"/>
        </table:table-row>
        <table:table-row table:style-name="ro1">
          <table:table-cell office:value-type="float" office:value="2.41456956956957" calcext:value-type="float">
            <text:p>2.415E+00</text:p>
          </table:table-cell>
          <table:table-cell office:value-type="float" office:value="32.5791583739249" calcext:value-type="float">
            <text:p>32.579</text:p>
          </table:table-cell>
          <table:table-cell office:value-type="float" office:value="13.5433651847715" calcext:value-type="float">
            <text:p>13.543</text:p>
          </table:table-cell>
          <table:table-cell table:style-name="ce6" table:formula="of:=[.B789]/[.$B$2]" office:value-type="percentage" office:value="0.271171619818485" calcext:value-type="percentage">
            <text:p>27.12%</text:p>
          </table:table-cell>
          <table:table-cell table:style-name="ce7" table:formula="of:=[.C789]*1.11" office:value-type="float" office:value="15.0331353550964" calcext:value-type="float">
            <text:p>15.03</text:p>
          </table:table-cell>
          <table:table-cell table:number-columns-repeated="5"/>
        </table:table-row>
        <table:table-row table:style-name="ro1">
          <table:table-cell office:value-type="float" office:value="2.41763763763764" calcext:value-type="float">
            <text:p>2.418E+00</text:p>
          </table:table-cell>
          <table:table-cell office:value-type="float" office:value="32.3828915938275" calcext:value-type="float">
            <text:p>32.383</text:p>
          </table:table-cell>
          <table:table-cell office:value-type="float" office:value="13.4304497634345" calcext:value-type="float">
            <text:p>13.430</text:p>
          </table:table-cell>
          <table:table-cell table:style-name="ce6" table:formula="of:=[.B790]/[.$B$2]" office:value-type="percentage" office:value="0.269537999328209" calcext:value-type="percentage">
            <text:p>26.95%</text:p>
          </table:table-cell>
          <table:table-cell table:style-name="ce7" table:formula="of:=[.C790]*1.11" office:value-type="float" office:value="14.9077992374123" calcext:value-type="float">
            <text:p>14.91</text:p>
          </table:table-cell>
          <table:table-cell table:number-columns-repeated="5"/>
        </table:table-row>
        <table:table-row table:style-name="ro1">
          <table:table-cell office:value-type="float" office:value="2.42070570570571" calcext:value-type="float">
            <text:p>2.421E+00</text:p>
          </table:table-cell>
          <table:table-cell office:value-type="float" office:value="32.1868294970539" calcext:value-type="float">
            <text:p>32.187</text:p>
          </table:table-cell>
          <table:table-cell office:value-type="float" office:value="13.3179345426634" calcext:value-type="float">
            <text:p>13.318</text:p>
          </table:table-cell>
          <table:table-cell table:style-name="ce6" table:formula="of:=[.B791]/[.$B$2]" office:value-type="percentage" office:value="0.267906082513266" calcext:value-type="percentage">
            <text:p>26.79%</text:p>
          </table:table-cell>
          <table:table-cell table:style-name="ce7" table:formula="of:=[.C791]*1.11" office:value-type="float" office:value="14.7829073423564" calcext:value-type="float">
            <text:p>14.78</text:p>
          </table:table-cell>
          <table:table-cell table:number-columns-repeated="5"/>
        </table:table-row>
        <table:table-row table:style-name="ro1">
          <table:table-cell office:value-type="float" office:value="2.42377377377377" calcext:value-type="float">
            <text:p>2.424E+00</text:p>
          </table:table-cell>
          <table:table-cell office:value-type="float" office:value="31.9909747400302" calcext:value-type="float">
            <text:p>31.991</text:p>
          </table:table-cell>
          <table:table-cell office:value-type="float" office:value="13.2058206351623" calcext:value-type="float">
            <text:p>13.206</text:p>
          </table:table-cell>
          <table:table-cell table:style-name="ce6" table:formula="of:=[.B792]/[.$B$2]" office:value-type="percentage" office:value="0.266275891484336" calcext:value-type="percentage">
            <text:p>26.63%</text:p>
          </table:table-cell>
          <table:table-cell table:style-name="ce7" table:formula="of:=[.C792]*1.11" office:value-type="float" office:value="14.6584609050302" calcext:value-type="float">
            <text:p>14.66</text:p>
          </table:table-cell>
          <table:table-cell table:number-columns-repeated="5"/>
        </table:table-row>
        <table:table-row table:style-name="ro1">
          <table:table-cell office:value-type="float" office:value="2.42684184184184" calcext:value-type="float">
            <text:p>2.427E+00</text:p>
          </table:table-cell>
          <table:table-cell office:value-type="float" office:value="31.7953299845368" calcext:value-type="float">
            <text:p>31.795</text:p>
          </table:table-cell>
          <table:table-cell office:value-type="float" office:value="13.0941091496666" calcext:value-type="float">
            <text:p>13.094</text:p>
          </table:table-cell>
          <table:table-cell table:style-name="ce6" table:formula="of:=[.B793]/[.$B$2]" office:value-type="percentage" office:value="0.264647448396665" calcext:value-type="percentage">
            <text:p>26.46%</text:p>
          </table:table-cell>
          <table:table-cell table:style-name="ce7" table:formula="of:=[.C793]*1.11" office:value-type="float" office:value="14.5344611561299" calcext:value-type="float">
            <text:p>14.53</text:p>
          </table:table-cell>
          <table:table-cell table:number-columns-repeated="5"/>
        </table:table-row>
        <table:table-row table:style-name="ro1">
          <table:table-cell office:value-type="float" office:value="2.42990990990991" calcext:value-type="float">
            <text:p>2.430E+00</text:p>
          </table:table-cell>
          <table:table-cell office:value-type="float" office:value="31.5998978977446" calcext:value-type="float">
            <text:p>31.600</text:p>
          </table:table-cell>
          <table:table-cell office:value-type="float" office:value="12.9828011909318" calcext:value-type="float">
            <text:p>12.983</text:p>
          </table:table-cell>
          <table:table-cell table:style-name="ce6" table:formula="of:=[.B794]/[.$B$2]" office:value-type="percentage" office:value="0.26302077545037" calcext:value-type="percentage">
            <text:p>26.30%</text:p>
          </table:table-cell>
          <table:table-cell table:style-name="ce7" table:formula="of:=[.C794]*1.11" office:value-type="float" office:value="14.4109093219343" calcext:value-type="float">
            <text:p>14.41</text:p>
          </table:table-cell>
          <table:table-cell table:number-columns-repeated="5"/>
        </table:table-row>
        <table:table-row table:style-name="ro1">
          <table:table-cell office:value-type="float" office:value="2.43297797797798" calcext:value-type="float">
            <text:p>2.433E+00</text:p>
          </table:table-cell>
          <table:table-cell office:value-type="float" office:value="31.4046811522533" calcext:value-type="float">
            <text:p>31.405</text:p>
          </table:table-cell>
          <table:table-cell office:value-type="float" office:value="12.8718978597231" calcext:value-type="float">
            <text:p>12.872</text:p>
          </table:table-cell>
          <table:table-cell table:style-name="ce6" table:formula="of:=[.B795]/[.$B$2]" office:value-type="percentage" office:value="0.26139589489075" calcext:value-type="percentage">
            <text:p>26.14%</text:p>
          </table:table-cell>
          <table:table-cell table:style-name="ce7" table:formula="of:=[.C795]*1.11" office:value-type="float" office:value="14.2878066242926" calcext:value-type="float">
            <text:p>14.29</text:p>
          </table:table-cell>
          <table:table-cell table:number-columns-repeated="5"/>
        </table:table-row>
        <table:table-row table:style-name="ro1">
          <table:table-cell office:value-type="float" office:value="2.43604604604605" calcext:value-type="float">
            <text:p>2.436E+00</text:p>
          </table:table-cell>
          <table:table-cell office:value-type="float" office:value="31.2096824261293" calcext:value-type="float">
            <text:p>31.210</text:p>
          </table:table-cell>
          <table:table-cell office:value-type="float" office:value="12.761400252804" calcext:value-type="float">
            <text:p>12.761</text:p>
          </table:table-cell>
          <table:table-cell table:style-name="ce6" table:formula="of:=[.B796]/[.$B$2]" office:value-type="percentage" office:value="0.259772829008609" calcext:value-type="percentage">
            <text:p>25.98%</text:p>
          </table:table-cell>
          <table:table-cell table:style-name="ce7" table:formula="of:=[.C796]*1.11" office:value-type="float" office:value="14.1651542806124" calcext:value-type="float">
            <text:p>14.17</text:p>
          </table:table-cell>
          <table:table-cell table:number-columns-repeated="5"/>
        </table:table-row>
        <table:table-row table:style-name="ro1">
          <table:table-cell office:value-type="float" office:value="2.43911411411411" calcext:value-type="float">
            <text:p>2.439E+00</text:p>
          </table:table-cell>
          <table:table-cell office:value-type="float" office:value="31.0149044029448" calcext:value-type="float">
            <text:p>31.015</text:p>
          </table:table-cell>
          <table:table-cell office:value-type="float" office:value="12.6513094629256" calcext:value-type="float">
            <text:p>12.651</text:p>
          </table:table-cell>
          <table:table-cell table:style-name="ce6" table:formula="of:=[.B797]/[.$B$2]" office:value-type="percentage" office:value="0.258151600140577" calcext:value-type="percentage">
            <text:p>25.82%</text:p>
          </table:table-cell>
          <table:table-cell table:style-name="ce7" table:formula="of:=[.C797]*1.11" office:value-type="float" office:value="14.0429535038474" calcext:value-type="float">
            <text:p>14.04</text:p>
          </table:table-cell>
          <table:table-cell table:number-columns-repeated="5"/>
        </table:table-row>
        <table:table-row table:style-name="ro1">
          <table:table-cell office:value-type="float" office:value="2.44218218218218" calcext:value-type="float">
            <text:p>2.442E+00</text:p>
          </table:table-cell>
          <table:table-cell office:value-type="float" office:value="30.8203497718181" calcext:value-type="float">
            <text:p>30.820</text:p>
          </table:table-cell>
          <table:table-cell office:value-type="float" office:value="12.541626578816" calcext:value-type="float">
            <text:p>12.542</text:p>
          </table:table-cell>
          <table:table-cell table:style-name="ce6" table:formula="of:=[.B798]/[.$B$2]" office:value-type="percentage" office:value="0.256532230669448" calcext:value-type="percentage">
            <text:p>25.65%</text:p>
          </table:table-cell>
          <table:table-cell table:style-name="ce7" table:formula="of:=[.C798]*1.11" office:value-type="float" office:value="13.9212055024858" calcext:value-type="float">
            <text:p>13.92</text:p>
          </table:table-cell>
          <table:table-cell table:number-columns-repeated="5"/>
        </table:table-row>
        <table:table-row table:style-name="ro1">
          <table:table-cell office:value-type="float" office:value="2.44525025025025" calcext:value-type="float">
            <text:p>2.445E+00</text:p>
          </table:table-cell>
          <table:table-cell office:value-type="float" office:value="30.6260212274545" calcext:value-type="float">
            <text:p>30.626</text:p>
          </table:table-cell>
          <table:table-cell office:value-type="float" office:value="12.4323526851693" calcext:value-type="float">
            <text:p>12.432</text:p>
          </table:table-cell>
          <table:table-cell table:style-name="ce6" table:formula="of:=[.B799]/[.$B$2]" office:value-type="percentage" office:value="0.254914743024518" calcext:value-type="percentage">
            <text:p>25.49%</text:p>
          </table:table-cell>
          <table:table-cell table:style-name="ce7" table:formula="of:=[.C799]*1.11" office:value-type="float" office:value="13.7999114805379" calcext:value-type="float">
            <text:p>13.80</text:p>
          </table:table-cell>
          <table:table-cell table:number-columns-repeated="5"/>
        </table:table-row>
        <table:table-row table:style-name="ro1">
          <table:table-cell office:value-type="float" office:value="2.44831831831832" calcext:value-type="float">
            <text:p>2.448E+00</text:p>
          </table:table-cell>
          <table:table-cell office:value-type="float" office:value="30.431921470188" calcext:value-type="float">
            <text:p>30.432</text:p>
          </table:table-cell>
          <table:table-cell office:value-type="float" office:value="12.3234888626349" calcext:value-type="float">
            <text:p>12.323</text:p>
          </table:table-cell>
          <table:table-cell table:style-name="ce6" table:formula="of:=[.B800]/[.$B$2]" office:value-type="percentage" office:value="0.253299159681933" calcext:value-type="percentage">
            <text:p>25.33%</text:p>
          </table:table-cell>
          <table:table-cell table:style-name="ce7" table:formula="of:=[.C800]*1.11" office:value-type="float" office:value="13.6790726375247" calcext:value-type="float">
            <text:p>13.68</text:p>
          </table:table-cell>
          <table:table-cell table:number-columns-repeated="5"/>
        </table:table-row>
        <table:table-row table:style-name="ro1">
          <table:table-cell office:value-type="float" office:value="2.45138638638639" calcext:value-type="float">
            <text:p>2.451E+00</text:p>
          </table:table-cell>
          <table:table-cell office:value-type="float" office:value="30.238053206024" calcext:value-type="float">
            <text:p>30.238</text:p>
          </table:table-cell>
          <table:table-cell office:value-type="float" office:value="12.2150361878069" calcext:value-type="float">
            <text:p>12.215</text:p>
          </table:table-cell>
          <table:table-cell table:style-name="ce6" table:formula="of:=[.B801]/[.$B$2]" office:value-type="percentage" office:value="0.251685503165047" calcext:value-type="percentage">
            <text:p>25.17%</text:p>
          </table:table-cell>
          <table:table-cell table:style-name="ce7" table:formula="of:=[.C801]*1.11" office:value-type="float" office:value="13.5586901684657" calcext:value-type="float">
            <text:p>13.56</text:p>
          </table:table-cell>
          <table:table-cell table:number-columns-repeated="5"/>
        </table:table-row>
        <table:table-row table:style-name="ro1">
          <table:table-cell office:value-type="float" office:value="2.45445445445445" calcext:value-type="float">
            <text:p>2.454E+00</text:p>
          </table:table-cell>
          <table:table-cell office:value-type="float" office:value="30.0444191466827" calcext:value-type="float">
            <text:p>30.044</text:p>
          </table:table-cell>
          <table:table-cell office:value-type="float" office:value="12.1069957332133" calcext:value-type="float">
            <text:p>12.107</text:p>
          </table:table-cell>
          <table:table-cell table:style-name="ce6" table:formula="of:=[.B802]/[.$B$2]" office:value-type="percentage" office:value="0.250073796044779" calcext:value-type="percentage">
            <text:p>25.01%</text:p>
          </table:table-cell>
          <table:table-cell table:style-name="ce7" table:formula="of:=[.C802]*1.11" office:value-type="float" office:value="13.4387652638668" calcext:value-type="float">
            <text:p>13.44</text:p>
          </table:table-cell>
          <table:table-cell table:number-columns-repeated="5"/>
        </table:table-row>
        <table:table-row table:style-name="ro1">
          <table:table-cell office:value-type="float" office:value="2.45752252252252" calcext:value-type="float">
            <text:p>2.458E+00</text:p>
          </table:table-cell>
          <table:table-cell office:value-type="float" office:value="29.8510220096442" calcext:value-type="float">
            <text:p>29.851</text:p>
          </table:table-cell>
          <table:table-cell office:value-type="float" office:value="11.9993685673058" calcext:value-type="float">
            <text:p>11.999</text:p>
          </table:table-cell>
          <table:table-cell table:style-name="ce6" table:formula="of:=[.B803]/[.$B$2]" office:value-type="percentage" office:value="0.24846406093999" calcext:value-type="percentage">
            <text:p>24.85%</text:p>
          </table:table-cell>
          <table:table-cell table:style-name="ce7" table:formula="of:=[.C803]*1.11" office:value-type="float" office:value="13.3192991097094" calcext:value-type="float">
            <text:p>13.32</text:p>
          </table:table-cell>
          <table:table-cell table:number-columns-repeated="5"/>
        </table:table-row>
        <table:table-row table:style-name="ro1">
          <table:table-cell office:value-type="float" office:value="2.46059059059059" calcext:value-type="float">
            <text:p>2.461E+00</text:p>
          </table:table-cell>
          <table:table-cell office:value-type="float" office:value="29.6578645181932" calcext:value-type="float">
            <text:p>29.658</text:p>
          </table:table-cell>
          <table:table-cell office:value-type="float" office:value="11.8921557544485" calcext:value-type="float">
            <text:p>11.892</text:p>
          </table:table-cell>
          <table:table-cell table:style-name="ce6" table:formula="of:=[.B804]/[.$B$2]" office:value-type="percentage" office:value="0.246856320517857" calcext:value-type="percentage">
            <text:p>24.69%</text:p>
          </table:table-cell>
          <table:table-cell table:style-name="ce7" table:formula="of:=[.C804]*1.11" office:value-type="float" office:value="13.2002928874378" calcext:value-type="float">
            <text:p>13.20</text:p>
          </table:table-cell>
          <table:table-cell table:number-columns-repeated="5"/>
        </table:table-row>
        <table:table-row table:style-name="ro1">
          <table:table-cell office:value-type="float" office:value="2.46365865865866" calcext:value-type="float">
            <text:p>2.464E+00</text:p>
          </table:table-cell>
          <table:table-cell office:value-type="float" office:value="29.4649494014658" calcext:value-type="float">
            <text:p>29.465</text:p>
          </table:table-cell>
          <table:table-cell office:value-type="float" office:value="11.7853583549083" calcext:value-type="float">
            <text:p>11.785</text:p>
          </table:table-cell>
          <table:table-cell table:style-name="ce6" table:formula="of:=[.B805]/[.$B$2]" office:value-type="percentage" office:value="0.245250597494259" calcext:value-type="percentage">
            <text:p>24.53%</text:p>
          </table:table-cell>
          <table:table-cell table:style-name="ce7" table:formula="of:=[.C805]*1.11" office:value-type="float" office:value="13.0817477739482" calcext:value-type="float">
            <text:p>13.08</text:p>
          </table:table-cell>
          <table:table-cell table:number-columns-repeated="5"/>
        </table:table-row>
        <table:table-row table:style-name="ro1">
          <table:table-cell office:value-type="float" office:value="2.46672672672673" calcext:value-type="float">
            <text:p>2.467E+00</text:p>
          </table:table-cell>
          <table:table-cell office:value-type="float" office:value="29.2722793944969" calcext:value-type="float">
            <text:p>29.272</text:p>
          </table:table-cell>
          <table:table-cell office:value-type="float" office:value="11.6789774248435" calcext:value-type="float">
            <text:p>11.679</text:p>
          </table:table-cell>
          <table:table-cell table:style-name="ce6" table:formula="of:=[.B806]/[.$B$2]" office:value-type="percentage" office:value="0.243646914634176" calcext:value-type="percentage">
            <text:p>24.36%</text:p>
          </table:table-cell>
          <table:table-cell table:style-name="ce7" table:formula="of:=[.C806]*1.11" office:value-type="float" office:value="12.9636649415763" calcext:value-type="float">
            <text:p>12.96</text:p>
          </table:table-cell>
          <table:table-cell table:number-columns-repeated="5"/>
        </table:table-row>
        <table:table-row table:style-name="ro1">
          <table:table-cell office:value-type="float" office:value="2.46979479479479" calcext:value-type="float">
            <text:p>2.470E+00</text:p>
          </table:table-cell>
          <table:table-cell office:value-type="float" office:value="29.0798572382682" calcext:value-type="float">
            <text:p>29.080</text:p>
          </table:table-cell>
          <table:table-cell office:value-type="float" office:value="11.573014016294" calcext:value-type="float">
            <text:p>11.573</text:p>
          </table:table-cell>
          <table:table-cell table:style-name="ce6" table:formula="of:=[.B807]/[.$B$2]" office:value-type="percentage" office:value="0.242045294752084" calcext:value-type="percentage">
            <text:p>24.20%</text:p>
          </table:table-cell>
          <table:table-cell table:style-name="ce7" table:formula="of:=[.C807]*1.11" office:value-type="float" office:value="12.8460455580863" calcext:value-type="float">
            <text:p>12.85</text:p>
          </table:table-cell>
          <table:table-cell table:number-columns-repeated="5"/>
        </table:table-row>
        <table:table-row table:style-name="ro1">
          <table:table-cell office:value-type="float" office:value="2.47286286286286" calcext:value-type="float">
            <text:p>2.473E+00</text:p>
          </table:table-cell>
          <table:table-cell office:value-type="float" office:value="28.8876856797578" calcext:value-type="float">
            <text:p>28.888</text:p>
          </table:table-cell>
          <table:table-cell office:value-type="float" office:value="11.4674691771706" calcext:value-type="float">
            <text:p>11.467</text:p>
          </table:table-cell>
          <table:table-cell table:style-name="ce6" table:formula="of:=[.B808]/[.$B$2]" office:value-type="percentage" office:value="0.24044576071237" calcext:value-type="percentage">
            <text:p>24.04%</text:p>
          </table:table-cell>
          <table:table-cell table:style-name="ce7" table:formula="of:=[.C808]*1.11" office:value-type="float" office:value="12.7288907866594" calcext:value-type="float">
            <text:p>12.73</text:p>
          </table:table-cell>
          <table:table-cell table:number-columns-repeated="5"/>
        </table:table-row>
        <table:table-row table:style-name="ro1">
          <table:table-cell office:value-type="float" office:value="2.47593093093093" calcext:value-type="float">
            <text:p>2.476E+00</text:p>
          </table:table-cell>
          <table:table-cell office:value-type="float" office:value="28.6957674719904" calcext:value-type="float">
            <text:p>28.696</text:p>
          </table:table-cell>
          <table:table-cell office:value-type="float" office:value="11.3623439512449" calcext:value-type="float">
            <text:p>11.362</text:p>
          </table:table-cell>
          <table:table-cell table:style-name="ce6" table:formula="of:=[.B809]/[.$B$2]" office:value-type="percentage" office:value="0.238848335429752" calcext:value-type="percentage">
            <text:p>23.88%</text:p>
          </table:table-cell>
          <table:table-cell table:style-name="ce7" table:formula="of:=[.C809]*1.11" office:value-type="float" office:value="12.6122017858818" calcext:value-type="float">
            <text:p>12.61</text:p>
          </table:table-cell>
          <table:table-cell table:number-columns-repeated="5"/>
        </table:table-row>
        <table:table-row table:style-name="ro1">
          <table:table-cell office:value-type="float" office:value="2.478998998999" calcext:value-type="float">
            <text:p>2.479E+00</text:p>
          </table:table-cell>
          <table:table-cell office:value-type="float" office:value="28.5041053740886" calcext:value-type="float">
            <text:p>28.504</text:p>
          </table:table-cell>
          <table:table-cell office:value-type="float" office:value="11.2576393781385" calcext:value-type="float">
            <text:p>11.258</text:p>
          </table:table-cell>
          <table:table-cell table:style-name="ce6" table:formula="of:=[.B810]/[.$B$2]" office:value-type="percentage" office:value="0.2372530418697" calcext:value-type="percentage">
            <text:p>23.73%</text:p>
          </table:table-cell>
          <table:table-cell table:style-name="ce7" table:formula="of:=[.C810]*1.11" office:value-type="float" office:value="12.4959797097337" calcext:value-type="float">
            <text:p>12.50</text:p>
          </table:table-cell>
          <table:table-cell table:number-columns-repeated="5"/>
        </table:table-row>
        <table:table-row table:style-name="ro1">
          <table:table-cell office:value-type="float" office:value="2.48206706706707" calcext:value-type="float">
            <text:p>2.482E+00</text:p>
          </table:table-cell>
          <table:table-cell office:value-type="float" office:value="28.3127021513252" calcext:value-type="float">
            <text:p>28.313</text:p>
          </table:table-cell>
          <table:table-cell office:value-type="float" office:value="11.1533564933131" calcext:value-type="float">
            <text:p>11.153</text:p>
          </table:table-cell>
          <table:table-cell table:style-name="ce6" table:formula="of:=[.B811]/[.$B$2]" office:value-type="percentage" office:value="0.235659903048877" calcext:value-type="percentage">
            <text:p>23.57%</text:p>
          </table:table-cell>
          <table:table-cell table:style-name="ce7" table:formula="of:=[.C811]*1.11" office:value-type="float" office:value="12.3802257075775" calcext:value-type="float">
            <text:p>12.38</text:p>
          </table:table-cell>
          <table:table-cell table:number-columns-repeated="5"/>
        </table:table-row>
        <table:table-row table:style-name="ro1">
          <table:table-cell office:value-type="float" office:value="2.48513513513514" calcext:value-type="float">
            <text:p>2.485E+00</text:p>
          </table:table-cell>
          <table:table-cell office:value-type="float" office:value="28.1215605751767" calcext:value-type="float">
            <text:p>28.122</text:p>
          </table:table-cell>
          <table:table-cell office:value-type="float" office:value="11.0494963280604" calcext:value-type="float">
            <text:p>11.049</text:p>
          </table:table-cell>
          <table:table-cell table:style-name="ce6" table:formula="of:=[.B812]/[.$B$2]" office:value-type="percentage" office:value="0.234068942035583" calcext:value-type="percentage">
            <text:p>23.41%</text:p>
          </table:table-cell>
          <table:table-cell table:style-name="ce7" table:formula="of:=[.C812]*1.11" office:value-type="float" office:value="12.264940924147" calcext:value-type="float">
            <text:p>12.26</text:p>
          </table:table-cell>
          <table:table-cell table:number-columns-repeated="5"/>
        </table:table-row>
        <table:table-row table:style-name="ro1">
          <table:table-cell office:value-type="float" office:value="2.4882032032032" calcext:value-type="float">
            <text:p>2.488E+00</text:p>
          </table:table-cell>
          <table:table-cell office:value-type="float" office:value="27.9306834233777" calcext:value-type="float">
            <text:p>27.931</text:p>
          </table:table-cell>
          <table:table-cell office:value-type="float" office:value="10.9460599094914" calcext:value-type="float">
            <text:p>10.946</text:p>
          </table:table-cell>
          <table:table-cell table:style-name="ce6" table:formula="of:=[.B813]/[.$B$2]" office:value-type="percentage" office:value="0.232480181950206" calcext:value-type="percentage">
            <text:p>23.25%</text:p>
          </table:table-cell>
          <table:table-cell table:style-name="ce7" table:formula="of:=[.C813]*1.11" office:value-type="float" office:value="12.1501264995355" calcext:value-type="float">
            <text:p>12.15</text:p>
          </table:table-cell>
          <table:table-cell table:number-columns-repeated="5"/>
        </table:table-row>
        <table:table-row table:style-name="ro1">
          <table:table-cell office:value-type="float" office:value="2.49127127127127" calcext:value-type="float">
            <text:p>2.491E+00</text:p>
          </table:table-cell>
          <table:table-cell office:value-type="float" office:value="27.7400734799765" calcext:value-type="float">
            <text:p>27.740</text:p>
          </table:table-cell>
          <table:table-cell office:value-type="float" office:value="10.8430482605266" calcext:value-type="float">
            <text:p>10.843</text:p>
          </table:table-cell>
          <table:table-cell table:style-name="ce6" table:formula="of:=[.B814]/[.$B$2]" office:value-type="percentage" office:value="0.230893645965686" calcext:value-type="percentage">
            <text:p>23.09%</text:p>
          </table:table-cell>
          <table:table-cell table:style-name="ce7" table:formula="of:=[.C814]*1.11" office:value-type="float" office:value="12.0357835691845" calcext:value-type="float">
            <text:p>12.04</text:p>
          </table:table-cell>
          <table:table-cell table:number-columns-repeated="5"/>
        </table:table-row>
        <table:table-row table:style-name="ro1">
          <table:table-cell office:value-type="float" office:value="2.49433933933934" calcext:value-type="float">
            <text:p>2.494E+00</text:p>
          </table:table-cell>
          <table:table-cell office:value-type="float" office:value="27.5497335353917" calcext:value-type="float">
            <text:p>27.550</text:p>
          </table:table-cell>
          <table:table-cell office:value-type="float" office:value="10.7404623998858" calcext:value-type="float">
            <text:p>10.740</text:p>
          </table:table-cell>
          <table:table-cell table:style-name="ce6" table:formula="of:=[.B815]/[.$B$2]" office:value-type="percentage" office:value="0.229309357307986" calcext:value-type="percentage">
            <text:p>22.93%</text:p>
          </table:table-cell>
          <table:table-cell table:style-name="ce7" table:formula="of:=[.C815]*1.11" office:value-type="float" office:value="11.9219132638732" calcext:value-type="float">
            <text:p>11.92</text:p>
          </table:table-cell>
          <table:table-cell table:number-columns-repeated="5"/>
        </table:table-row>
        <table:table-row table:style-name="ro1">
          <table:table-cell office:value-type="float" office:value="2.49740740740741" calcext:value-type="float">
            <text:p>2.497E+00</text:p>
          </table:table-cell>
          <table:table-cell office:value-type="float" office:value="27.3596663864698" calcext:value-type="float">
            <text:p>27.360</text:p>
          </table:table-cell>
          <table:table-cell office:value-type="float" office:value="10.6383033420781" calcext:value-type="float">
            <text:p>10.638</text:p>
          </table:table-cell>
          <table:table-cell table:style-name="ce6" table:formula="of:=[.B816]/[.$B$2]" office:value-type="percentage" office:value="0.227727339256571" calcext:value-type="percentage">
            <text:p>22.77%</text:p>
          </table:table-cell>
          <table:table-cell table:style-name="ce7" table:formula="of:=[.C816]*1.11" office:value-type="float" office:value="11.8085167097067" calcext:value-type="float">
            <text:p>11.81</text:p>
          </table:table-cell>
          <table:table-cell table:number-columns-repeated="5"/>
        </table:table-row>
        <table:table-row table:style-name="ro1">
          <table:table-cell office:value-type="float" office:value="2.50047547547548" calcext:value-type="float">
            <text:p>2.500E+00</text:p>
          </table:table-cell>
          <table:table-cell office:value-type="float" office:value="27.169874836544" calcext:value-type="float">
            <text:p>27.170</text:p>
          </table:table-cell>
          <table:table-cell office:value-type="float" office:value="10.5365720973916" calcext:value-type="float">
            <text:p>10.537</text:p>
          </table:table-cell>
          <table:table-cell table:style-name="ce6" table:formula="of:=[.B817]/[.$B$2]" office:value-type="percentage" office:value="0.2261476151449" calcext:value-type="percentage">
            <text:p>22.61%</text:p>
          </table:table-cell>
          <table:table-cell table:style-name="ce7" table:formula="of:=[.C817]*1.11" office:value-type="float" office:value="11.6955950281047" calcext:value-type="float">
            <text:p>11.70</text:p>
          </table:table-cell>
          <table:table-cell table:number-columns-repeated="5"/>
        </table:table-row>
        <table:table-row table:style-name="ro1">
          <table:table-cell office:value-type="float" office:value="2.50354354354354" calcext:value-type="float">
            <text:p>2.504E+00</text:p>
          </table:table-cell>
          <table:table-cell office:value-type="float" office:value="26.9803616954946" calcext:value-type="float">
            <text:p>26.980</text:p>
          </table:table-cell>
          <table:table-cell office:value-type="float" office:value="10.4352696718838" calcext:value-type="float">
            <text:p>10.435</text:p>
          </table:table-cell>
          <table:table-cell table:style-name="ce6" table:formula="of:=[.B818]/[.$B$2]" office:value-type="percentage" office:value="0.224570208360924" calcext:value-type="percentage">
            <text:p>22.46%</text:p>
          </table:table-cell>
          <table:table-cell table:style-name="ce7" table:formula="of:=[.C818]*1.11" office:value-type="float" office:value="11.583149335791" calcext:value-type="float">
            <text:p>11.58</text:p>
          </table:table-cell>
          <table:table-cell table:number-columns-repeated="5"/>
        </table:table-row>
        <table:table-row table:style-name="ro1">
          <table:table-cell office:value-type="float" office:value="2.50661161161161" calcext:value-type="float">
            <text:p>2.507E+00</text:p>
          </table:table-cell>
          <table:table-cell office:value-type="float" office:value="26.7911297798096" calcext:value-type="float">
            <text:p>26.791</text:p>
          </table:table-cell>
          <table:table-cell office:value-type="float" office:value="10.3343970673714" calcext:value-type="float">
            <text:p>10.334</text:p>
          </table:table-cell>
          <table:table-cell table:style-name="ce6" table:formula="of:=[.B819]/[.$B$2]" office:value-type="percentage" office:value="0.222995142347595" calcext:value-type="percentage">
            <text:p>22.30%</text:p>
          </table:table-cell>
          <table:table-cell table:style-name="ce7" table:formula="of:=[.C819]*1.11" office:value-type="float" office:value="11.4711807447823" calcext:value-type="float">
            <text:p>11.47</text:p>
          </table:table-cell>
          <table:table-cell table:number-columns-repeated="5"/>
        </table:table-row>
        <table:table-row table:style-name="ro1">
          <table:table-cell office:value-type="float" office:value="2.50967967967968" calcext:value-type="float">
            <text:p>2.510E+00</text:p>
          </table:table-cell>
          <table:table-cell office:value-type="float" office:value="26.6021819126471" calcext:value-type="float">
            <text:p>26.602</text:p>
          </table:table-cell>
          <table:table-cell office:value-type="float" office:value="10.2339552814204" calcext:value-type="float">
            <text:p>10.234</text:p>
          </table:table-cell>
          <table:table-cell table:style-name="ce6" table:formula="of:=[.B820]/[.$B$2]" office:value-type="percentage" office:value="0.22142244060338" calcext:value-type="percentage">
            <text:p>22.14%</text:p>
          </table:table-cell>
          <table:table-cell table:style-name="ce7" table:formula="of:=[.C820]*1.11" office:value-type="float" office:value="11.3596903623766" calcext:value-type="float">
            <text:p>11.36</text:p>
          </table:table-cell>
          <table:table-cell table:number-columns-repeated="5"/>
        </table:table-row>
        <table:table-row table:style-name="ro1">
          <table:table-cell office:value-type="float" office:value="2.51274774774775" calcext:value-type="float">
            <text:p>2.513E+00</text:p>
          </table:table-cell>
          <table:table-cell office:value-type="float" office:value="26.4135209238992" calcext:value-type="float">
            <text:p>26.414</text:p>
          </table:table-cell>
          <table:table-cell office:value-type="float" office:value="10.1339453073363" calcext:value-type="float">
            <text:p>10.134</text:p>
          </table:table-cell>
          <table:table-cell table:style-name="ce6" table:formula="of:=[.B821]/[.$B$2]" office:value-type="percentage" office:value="0.219852126682801" calcext:value-type="percentage">
            <text:p>21.99%</text:p>
          </table:table-cell>
          <table:table-cell table:style-name="ce7" table:formula="of:=[.C821]*1.11" office:value-type="float" office:value="11.2486792911433" calcext:value-type="float">
            <text:p>11.25</text:p>
          </table:table-cell>
          <table:table-cell table:number-columns-repeated="5"/>
        </table:table-row>
        <table:table-row table:style-name="ro1">
          <table:table-cell office:value-type="float" office:value="2.51581581581582" calcext:value-type="float">
            <text:p>2.516E+00</text:p>
          </table:table-cell>
          <table:table-cell office:value-type="float" office:value="26.225149650256" calcext:value-type="float">
            <text:p>26.225</text:p>
          </table:table-cell>
          <table:table-cell office:value-type="float" office:value="10.0343681341542" calcext:value-type="float">
            <text:p>10.034</text:p>
          </table:table-cell>
          <table:table-cell table:style-name="ce6" table:formula="of:=[.B822]/[.$B$2]" office:value-type="percentage" office:value="0.21828422419696" calcext:value-type="percentage">
            <text:p>21.83%</text:p>
          </table:table-cell>
          <table:table-cell table:style-name="ce7" table:formula="of:=[.C822]*1.11" office:value-type="float" office:value="11.1381486289112" calcext:value-type="float">
            <text:p>11.14</text:p>
          </table:table-cell>
          <table:table-cell table:number-columns-repeated="5"/>
        </table:table-row>
        <table:table-row table:style-name="ro1">
          <table:table-cell office:value-type="float" office:value="2.51888388388388" calcext:value-type="float">
            <text:p>2.519E+00</text:p>
          </table:table-cell>
          <table:table-cell office:value-type="float" office:value="26.225149650256" calcext:value-type="float">
            <text:p>26.225</text:p>
          </table:table-cell>
          <table:table-cell office:value-type="float" office:value="10.0343681341542" calcext:value-type="float">
            <text:p>10.034</text:p>
          </table:table-cell>
          <table:table-cell table:style-name="ce6" table:formula="of:=[.B823]/[.$B$2]" office:value-type="percentage" office:value="0.21828422419696" calcext:value-type="percentage">
            <text:p>21.83%</text:p>
          </table:table-cell>
          <table:table-cell table:style-name="ce7" table:formula="of:=[.C823]*1.11" office:value-type="float" office:value="11.1381486289112" calcext:value-type="float">
            <text:p>11.14</text:p>
          </table:table-cell>
          <table:table-cell table:number-columns-repeated="5"/>
        </table:table-row>
        <table:table-row table:style-name="ro1">
          <table:table-cell office:value-type="float" office:value="2.52195195195195" calcext:value-type="float">
            <text:p>2.522E+00</text:p>
          </table:table-cell>
          <table:table-cell office:value-type="float" office:value="26.0370709352718" calcext:value-type="float">
            <text:p>26.037</text:p>
          </table:table-cell>
          <table:table-cell office:value-type="float" office:value="9.93522474662912" calcext:value-type="float">
            <text:p>9.935</text:p>
          </table:table-cell>
          <table:table-cell table:style-name="ce6" table:formula="of:=[.B824]/[.$B$2]" office:value-type="percentage" office:value="0.216718756814093" calcext:value-type="percentage">
            <text:p>21.67%</text:p>
          </table:table-cell>
          <table:table-cell table:style-name="ce7" table:formula="of:=[.C824]*1.11" office:value-type="float" office:value="11.0280994687583" calcext:value-type="float">
            <text:p>11.03</text:p>
          </table:table-cell>
          <table:table-cell table:number-columns-repeated="5"/>
        </table:table-row>
        <table:table-row table:style-name="ro1">
          <table:table-cell office:value-type="float" office:value="2.52502002002002" calcext:value-type="float">
            <text:p>2.525E+00</text:p>
          </table:table-cell>
          <table:table-cell office:value-type="float" office:value="25.8492876294323" calcext:value-type="float">
            <text:p>25.849</text:p>
          </table:table-cell>
          <table:table-cell office:value-type="float" office:value="9.83651612522626" calcext:value-type="float">
            <text:p>9.837</text:p>
          </table:table-cell>
          <table:table-cell table:style-name="ce6" table:formula="of:=[.B825]/[.$B$2]" office:value-type="percentage" office:value="0.21515574826013" calcext:value-type="percentage">
            <text:p>21.52%</text:p>
          </table:table-cell>
          <table:table-cell table:style-name="ce7" table:formula="of:=[.C825]*1.11" office:value-type="float" office:value="10.9185328990011" calcext:value-type="float">
            <text:p>10.92</text:p>
          </table:table-cell>
          <table:table-cell table:number-columns-repeated="5"/>
        </table:table-row>
        <table:table-row table:style-name="ro1">
          <table:table-cell office:value-type="float" office:value="2.52808808808809" calcext:value-type="float">
            <text:p>2.528E+00</text:p>
          </table:table-cell>
          <table:table-cell office:value-type="float" office:value="25.6618025902226" calcext:value-type="float">
            <text:p>25.662</text:p>
          </table:table-cell>
          <table:table-cell office:value-type="float" office:value="9.73824324611119" calcext:value-type="float">
            <text:p>9.738</text:p>
          </table:table-cell>
          <table:table-cell table:style-name="ce6" table:formula="of:=[.B826]/[.$B$2]" office:value-type="percentage" office:value="0.213595222319259" calcext:value-type="percentage">
            <text:p>21.36%</text:p>
          </table:table-cell>
          <table:table-cell table:style-name="ce7" table:formula="of:=[.C826]*1.11" office:value-type="float" office:value="10.8094500031834" calcext:value-type="float">
            <text:p>10.81</text:p>
          </table:table-cell>
          <table:table-cell table:number-columns-repeated="5"/>
        </table:table-row>
        <table:table-row table:style-name="ro1">
          <table:table-cell office:value-type="float" office:value="2.53115615615616" calcext:value-type="float">
            <text:p>2.531E+00</text:p>
          </table:table-cell>
          <table:table-cell office:value-type="float" office:value="25.4746186821971" calcext:value-type="float">
            <text:p>25.475</text:p>
          </table:table-cell>
          <table:table-cell office:value-type="float" office:value="9.64040708114031" calcext:value-type="float">
            <text:p>9.640</text:p>
          </table:table-cell>
          <table:table-cell table:style-name="ce6" table:formula="of:=[.B827]/[.$B$2]" office:value-type="percentage" office:value="0.212037202834512" calcext:value-type="percentage">
            <text:p>21.20%</text:p>
          </table:table-cell>
          <table:table-cell table:style-name="ce7" table:formula="of:=[.C827]*1.11" office:value-type="float" office:value="10.7008518600657" calcext:value-type="float">
            <text:p>10.70</text:p>
          </table:table-cell>
          <table:table-cell table:number-columns-repeated="5"/>
        </table:table-row>
        <table:table-row table:style-name="ro1">
          <table:table-cell office:value-type="float" office:value="2.53422422422422" calcext:value-type="float">
            <text:p>2.534E+00</text:p>
          </table:table-cell>
          <table:table-cell office:value-type="float" office:value="25.2877387770501" calcext:value-type="float">
            <text:p>25.288</text:p>
          </table:table-cell>
          <table:table-cell office:value-type="float" office:value="9.54300859785117" calcext:value-type="float">
            <text:p>9.543</text:p>
          </table:table-cell>
          <table:table-cell table:style-name="ce6" table:formula="of:=[.B828]/[.$B$2]" office:value-type="percentage" office:value="0.210481713708348" calcext:value-type="percentage">
            <text:p>21.05%</text:p>
          </table:table-cell>
          <table:table-cell table:style-name="ce7" table:formula="of:=[.C828]*1.11" office:value-type="float" office:value="10.5927395436148" calcext:value-type="float">
            <text:p>10.59</text:p>
          </table:table-cell>
          <table:table-cell table:number-columns-repeated="5"/>
        </table:table-row>
        <table:table-row table:style-name="ro1">
          <table:table-cell office:value-type="float" office:value="2.53729229229229" calcext:value-type="float">
            <text:p>2.537E+00</text:p>
          </table:table-cell>
          <table:table-cell office:value-type="float" office:value="25.1011657536878" calcext:value-type="float">
            <text:p>25.101</text:p>
          </table:table-cell>
          <table:table-cell office:value-type="float" office:value="9.44604875945293" calcext:value-type="float">
            <text:p>9.446</text:p>
          </table:table-cell>
          <table:table-cell table:style-name="ce6" table:formula="of:=[.B829]/[.$B$2]" office:value-type="percentage" office:value="0.208928778903252" calcext:value-type="percentage">
            <text:p>20.89%</text:p>
          </table:table-cell>
          <table:table-cell table:style-name="ce7" table:formula="of:=[.C829]*1.11" office:value-type="float" office:value="10.4851141229928" calcext:value-type="float">
            <text:p>10.49</text:p>
          </table:table-cell>
          <table:table-cell table:number-columns-repeated="5"/>
        </table:table-row>
        <table:table-row table:style-name="ro1">
          <table:table-cell office:value-type="float" office:value="2.54036036036036" calcext:value-type="float">
            <text:p>2.540E+00</text:p>
          </table:table-cell>
          <table:table-cell office:value-type="float" office:value="24.9149024983021" calcext:value-type="float">
            <text:p>24.915</text:p>
          </table:table-cell>
          <table:table-cell office:value-type="float" office:value="9.34952852481683" calcext:value-type="float">
            <text:p>9.350</text:p>
          </table:table-cell>
          <table:table-cell table:style-name="ce6" table:formula="of:=[.B830]/[.$B$2]" office:value-type="percentage" office:value="0.207378422442355" calcext:value-type="percentage">
            <text:p>20.74%</text:p>
          </table:table-cell>
          <table:table-cell table:style-name="ce7" table:formula="of:=[.C830]*1.11" office:value-type="float" office:value="10.3779766625467" calcext:value-type="float">
            <text:p>10.38</text:p>
          </table:table-cell>
          <table:table-cell table:number-columns-repeated="5"/>
        </table:table-row>
        <table:table-row table:style-name="ro1">
          <table:table-cell office:value-type="float" office:value="2.54342842842843" calcext:value-type="float">
            <text:p>2.543E+00</text:p>
          </table:table-cell>
          <table:table-cell office:value-type="float" office:value="24.7289519044451" calcext:value-type="float">
            <text:p>24.729</text:p>
          </table:table-cell>
          <table:table-cell office:value-type="float" office:value="9.25344884846671" calcext:value-type="float">
            <text:p>9.253</text:p>
          </table:table-cell>
          <table:table-cell table:style-name="ce6" table:formula="of:=[.B831]/[.$B$2]" office:value-type="percentage" office:value="0.205830668410048" calcext:value-type="percentage">
            <text:p>20.58%</text:p>
          </table:table-cell>
          <table:table-cell table:style-name="ce7" table:formula="of:=[.C831]*1.11" office:value-type="float" office:value="10.2713282217981" calcext:value-type="float">
            <text:p>10.27</text:p>
          </table:table-cell>
          <table:table-cell table:number-columns-repeated="5"/>
        </table:table-row>
        <table:table-row table:style-name="ro1">
          <table:table-cell office:value-type="float" office:value="2.5464964964965" calcext:value-type="float">
            <text:p>2.546E+00</text:p>
          </table:table-cell>
          <table:table-cell office:value-type="float" office:value="24.5433168731049" calcext:value-type="float">
            <text:p>24.543</text:p>
          </table:table-cell>
          <table:table-cell office:value-type="float" office:value="9.15781068056958" calcext:value-type="float">
            <text:p>9.158</text:p>
          </table:table-cell>
          <table:table-cell table:style-name="ce6" table:formula="of:=[.B832]/[.$B$2]" office:value-type="percentage" office:value="0.204285540952616" calcext:value-type="percentage">
            <text:p>20.43%</text:p>
          </table:table-cell>
          <table:table-cell table:style-name="ce7" table:formula="of:=[.C832]*1.11" office:value-type="float" office:value="10.1651698554322" calcext:value-type="float">
            <text:p>10.17</text:p>
          </table:table-cell>
          <table:table-cell table:number-columns-repeated="5"/>
        </table:table-row>
        <table:table-row table:style-name="ro1">
          <table:table-cell office:value-type="float" office:value="2.54956456456456" calcext:value-type="float">
            <text:p>2.550E+00</text:p>
          </table:table-cell>
          <table:table-cell office:value-type="float" office:value="24.3580003127835" calcext:value-type="float">
            <text:p>24.358</text:p>
          </table:table-cell>
          <table:table-cell office:value-type="float" office:value="9.06261496692618" calcext:value-type="float">
            <text:p>9.063</text:p>
          </table:table-cell>
          <table:table-cell table:style-name="ce6" table:formula="of:=[.B833]/[.$B$2]" office:value-type="percentage" office:value="0.202743064278886" calcext:value-type="percentage">
            <text:p>20.27%</text:p>
          </table:table-cell>
          <table:table-cell table:style-name="ce7" table:formula="of:=[.C833]*1.11" office:value-type="float" office:value="10.0595026132881" calcext:value-type="float">
            <text:p>10.06</text:p>
          </table:table-cell>
          <table:table-cell table:number-columns-repeated="5"/>
        </table:table-row>
        <table:table-row table:style-name="ro1">
          <table:table-cell office:value-type="float" office:value="2.55263263263263" calcext:value-type="float">
            <text:p>2.553E+00</text:p>
          </table:table-cell>
          <table:table-cell office:value-type="float" office:value="24.173005139575" calcext:value-type="float">
            <text:p>24.173</text:p>
          </table:table-cell>
          <table:table-cell office:value-type="float" office:value="8.9678626489617" calcext:value-type="float">
            <text:p>8.968</text:p>
          </table:table-cell>
          <table:table-cell table:style-name="ce6" table:formula="of:=[.B834]/[.$B$2]" office:value-type="percentage" office:value="0.201203262660877" calcext:value-type="percentage">
            <text:p>20.12%</text:p>
          </table:table-cell>
          <table:table-cell table:style-name="ce7" table:formula="of:=[.C834]*1.11" office:value-type="float" office:value="9.95432754034749" calcext:value-type="float">
            <text:p>9.95</text:p>
          </table:table-cell>
          <table:table-cell table:number-columns-repeated="5"/>
        </table:table-row>
        <table:table-row table:style-name="ro1">
          <table:table-cell office:value-type="float" office:value="2.5557007007007" calcext:value-type="float">
            <text:p>2.556E+00</text:p>
          </table:table-cell>
          <table:table-cell office:value-type="float" office:value="23.9883342772459" calcext:value-type="float">
            <text:p>23.988</text:p>
          </table:table-cell>
          <table:table-cell office:value-type="float" office:value="8.87355466371641" calcext:value-type="float">
            <text:p>8.874</text:p>
          </table:table-cell>
          <table:table-cell table:style-name="ce6" table:formula="of:=[.B835]/[.$B$2]" office:value-type="percentage" office:value="0.199666160434469" calcext:value-type="percentage">
            <text:p>19.97%</text:p>
          </table:table-cell>
          <table:table-cell table:style-name="ce7" table:formula="of:=[.C835]*1.11" office:value-type="float" office:value="9.84964567672522" calcext:value-type="float">
            <text:p>9.85</text:p>
          </table:table-cell>
          <table:table-cell table:number-columns-repeated="5"/>
        </table:table-row>
        <table:table-row table:style-name="ro1">
          <table:table-cell office:value-type="float" office:value="2.55876876876877" calcext:value-type="float">
            <text:p>2.559E+00</text:p>
          </table:table-cell>
          <table:table-cell office:value-type="float" office:value="23.8039906573166" calcext:value-type="float">
            <text:p>23.804</text:p>
          </table:table-cell>
          <table:table-cell office:value-type="float" office:value="8.77969194383638" calcext:value-type="float">
            <text:p>8.780</text:p>
          </table:table-cell>
          <table:table-cell table:style-name="ce6" table:formula="of:=[.B836]/[.$B$2]" office:value-type="percentage" office:value="0.198131782000082" calcext:value-type="percentage">
            <text:p>19.81%</text:p>
          </table:table-cell>
          <table:table-cell table:style-name="ce7" table:formula="of:=[.C836]*1.11" office:value-type="float" office:value="9.74545805765838" calcext:value-type="float">
            <text:p>9.75</text:p>
          </table:table-cell>
          <table:table-cell table:number-columns-repeated="5"/>
        </table:table-row>
        <table:table-row table:style-name="ro1">
          <table:table-cell office:value-type="float" office:value="2.56183683683684" calcext:value-type="float">
            <text:p>2.562E+00</text:p>
          </table:table-cell>
          <table:table-cell office:value-type="float" office:value="23.619977219144" calcext:value-type="float">
            <text:p>23.620</text:p>
          </table:table-cell>
          <table:table-cell office:value-type="float" office:value="8.68627541756434" calcext:value-type="float">
            <text:p>8.686</text:p>
          </table:table-cell>
          <table:table-cell table:style-name="ce6" table:formula="of:=[.B837]/[.$B$2]" office:value-type="percentage" office:value="0.196600151823362" calcext:value-type="percentage">
            <text:p>19.66%</text:p>
          </table:table-cell>
          <table:table-cell table:style-name="ce7" table:formula="of:=[.C837]*1.11" office:value-type="float" office:value="9.64176571349642" calcext:value-type="float">
            <text:p>9.64</text:p>
          </table:table-cell>
          <table:table-cell table:number-columns-repeated="5"/>
        </table:table-row>
        <table:table-row table:style-name="ro1">
          <table:table-cell office:value-type="float" office:value="2.5649049049049" calcext:value-type="float">
            <text:p>2.565E+00</text:p>
          </table:table-cell>
          <table:table-cell office:value-type="float" office:value="23.436296910006" calcext:value-type="float">
            <text:p>23.436</text:p>
          </table:table-cell>
          <table:table-cell office:value-type="float" office:value="8.59330600873043" calcext:value-type="float">
            <text:p>8.593</text:p>
          </table:table-cell>
          <table:table-cell table:style-name="ce6" table:formula="of:=[.B838]/[.$B$2]" office:value-type="percentage" office:value="0.195071294435886" calcext:value-type="percentage">
            <text:p>19.51%</text:p>
          </table:table-cell>
          <table:table-cell table:style-name="ce7" table:formula="of:=[.C838]*1.11" office:value-type="float" office:value="9.53856966969078" calcext:value-type="float">
            <text:p>9.54</text:p>
          </table:table-cell>
          <table:table-cell table:number-columns-repeated="5"/>
        </table:table-row>
        <table:table-row table:style-name="ro1">
          <table:table-cell office:value-type="float" office:value="2.56797297297297" calcext:value-type="float">
            <text:p>2.568E+00</text:p>
          </table:table-cell>
          <table:table-cell office:value-type="float" office:value="23.2529526851867" calcext:value-type="float">
            <text:p>23.253</text:p>
          </table:table-cell>
          <table:table-cell office:value-type="float" office:value="8.50078463674306" calcext:value-type="float">
            <text:p>8.501</text:p>
          </table:table-cell>
          <table:table-cell table:style-name="ce6" table:formula="of:=[.B839]/[.$B$2]" office:value-type="percentage" office:value="0.193545234435871" calcext:value-type="percentage">
            <text:p>19.35%</text:p>
          </table:table-cell>
          <table:table-cell table:style-name="ce7" table:formula="of:=[.C839]*1.11" office:value-type="float" office:value="9.4358709467848" calcext:value-type="float">
            <text:p>9.44</text:p>
          </table:table-cell>
          <table:table-cell table:number-columns-repeated="5"/>
        </table:table-row>
        <table:table-row table:style-name="ro1">
          <table:table-cell office:value-type="float" office:value="2.57104104104104" calcext:value-type="float">
            <text:p>2.571E+00</text:p>
          </table:table-cell>
          <table:table-cell office:value-type="float" office:value="23.0699475080639" calcext:value-type="float">
            <text:p>23.070</text:p>
          </table:table-cell>
          <table:table-cell office:value-type="float" office:value="8.40871221657987" calcext:value-type="float">
            <text:p>8.409</text:p>
          </table:table-cell>
          <table:table-cell table:style-name="ce6" table:formula="of:=[.B840]/[.$B$2]" office:value-type="percentage" office:value="0.192021996488899" calcext:value-type="percentage">
            <text:p>19.20%</text:p>
          </table:table-cell>
          <table:table-cell table:style-name="ce7" table:formula="of:=[.C840]*1.11" office:value-type="float" office:value="9.33367056040366" calcext:value-type="float">
            <text:p>9.33</text:p>
          </table:table-cell>
          <table:table-cell table:number-columns-repeated="5"/>
        </table:table-row>
        <table:table-row table:style-name="ro1">
          <table:table-cell office:value-type="float" office:value="2.57410910910911" calcext:value-type="float">
            <text:p>2.574E+00</text:p>
          </table:table-cell>
          <table:table-cell office:value-type="float" office:value="22.8872843501972" calcext:value-type="float">
            <text:p>22.887</text:p>
          </table:table-cell>
          <table:table-cell office:value-type="float" office:value="8.31708965877863" calcext:value-type="float">
            <text:p>8.317</text:p>
          </table:table-cell>
          <table:table-cell table:style-name="ce6" table:formula="of:=[.B841]/[.$B$2]" office:value-type="percentage" office:value="0.190501605328656" calcext:value-type="percentage">
            <text:p>19.05%</text:p>
          </table:table-cell>
          <table:table-cell table:style-name="ce7" table:formula="of:=[.C841]*1.11" office:value-type="float" office:value="9.23196952124428" calcext:value-type="float">
            <text:p>9.23</text:p>
          </table:table-cell>
          <table:table-cell table:number-columns-repeated="5"/>
        </table:table-row>
        <table:table-row table:style-name="ro1">
          <table:table-cell office:value-type="float" office:value="2.57717717717718" calcext:value-type="float">
            <text:p>2.577E+00</text:p>
          </table:table-cell>
          <table:table-cell office:value-type="float" office:value="22.704966191418" calcext:value-type="float">
            <text:p>22.705</text:p>
          </table:table-cell>
          <table:table-cell office:value-type="float" office:value="8.22591786942827" calcext:value-type="float">
            <text:p>8.226</text:p>
          </table:table-cell>
          <table:table-cell table:style-name="ce6" table:formula="of:=[.B842]/[.$B$2]" office:value-type="percentage" office:value="0.188984085757677" calcext:value-type="percentage">
            <text:p>18.90%</text:p>
          </table:table-cell>
          <table:table-cell table:style-name="ce7" table:formula="of:=[.C842]*1.11" office:value-type="float" office:value="9.13076883506538" calcext:value-type="float">
            <text:p>9.13</text:p>
          </table:table-cell>
          <table:table-cell table:number-columns-repeated="5"/>
        </table:table-row>
        <table:table-row table:style-name="ro1">
          <table:table-cell office:value-type="float" office:value="2.58024524524525" calcext:value-type="float">
            <text:p>2.580E+00</text:p>
          </table:table-cell>
          <table:table-cell office:value-type="float" office:value="22.5229960199208" calcext:value-type="float">
            <text:p>22.523</text:p>
          </table:table-cell>
          <table:table-cell office:value-type="float" office:value="8.13519775015991" calcext:value-type="float">
            <text:p>8.135</text:p>
          </table:table-cell>
          <table:table-cell table:style-name="ce6" table:formula="of:=[.B843]/[.$B$2]" office:value-type="percentage" office:value="0.187469462648105" calcext:value-type="percentage">
            <text:p>18.75%</text:p>
          </table:table-cell>
          <table:table-cell table:style-name="ce7" table:formula="of:=[.C843]*1.11" office:value-type="float" office:value="9.0300695026775" calcext:value-type="float">
            <text:p>9.03</text:p>
          </table:table-cell>
          <table:table-cell table:number-columns-repeated="5"/>
        </table:table-row>
        <table:table-row table:style-name="ro1">
          <table:table-cell office:value-type="float" office:value="2.58331331331331" calcext:value-type="float">
            <text:p>2.583E+00</text:p>
          </table:table-cell>
          <table:table-cell office:value-type="float" office:value="22.3413768323559" calcext:value-type="float">
            <text:p>22.341</text:p>
          </table:table-cell>
          <table:table-cell office:value-type="float" office:value="8.04493019813793" calcext:value-type="float">
            <text:p>8.045</text:p>
          </table:table-cell>
          <table:table-cell table:style-name="ce6" table:formula="of:=[.B844]/[.$B$2]" office:value-type="percentage" office:value="0.185957760942468" calcext:value-type="percentage">
            <text:p>18.60%</text:p>
          </table:table-cell>
          <table:table-cell table:style-name="ce7" table:formula="of:=[.C844]*1.11" office:value-type="float" office:value="8.9298725199331" calcext:value-type="float">
            <text:p>8.93</text:p>
          </table:table-cell>
          <table:table-cell table:number-columns-repeated="5"/>
        </table:table-row>
        <table:table-row table:style-name="ro1">
          <table:table-cell office:value-type="float" office:value="2.58638138138138" calcext:value-type="float">
            <text:p>2.586E+00</text:p>
          </table:table-cell>
          <table:table-cell office:value-type="float" office:value="22.1601116339234" calcext:value-type="float">
            <text:p>22.160</text:p>
          </table:table-cell>
          <table:table-cell office:value-type="float" office:value="7.9551161060511" calcext:value-type="float">
            <text:p>7.955</text:p>
          </table:table-cell>
          <table:table-cell table:style-name="ce6" table:formula="of:=[.B845]/[.$B$2]" office:value-type="percentage" office:value="0.184449005654455" calcext:value-type="percentage">
            <text:p>18.44%</text:p>
          </table:table-cell>
          <table:table-cell table:style-name="ce7" table:formula="of:=[.C845]*1.11" office:value-type="float" office:value="8.83017887771672" calcext:value-type="float">
            <text:p>8.83</text:p>
          </table:table-cell>
          <table:table-cell table:number-columns-repeated="5"/>
        </table:table-row>
        <table:table-row table:style-name="ro1">
          <table:table-cell office:value-type="float" office:value="2.58944944944945" calcext:value-type="float">
            <text:p>2.589E+00</text:p>
          </table:table-cell>
          <table:table-cell office:value-type="float" office:value="21.9792034384692" calcext:value-type="float">
            <text:p>21.979</text:p>
          </table:table-cell>
          <table:table-cell office:value-type="float" office:value="7.86575636210378" calcext:value-type="float">
            <text:p>7.866</text:p>
          </table:table-cell>
          <table:table-cell table:style-name="ce6" table:formula="of:=[.B846]/[.$B$2]" office:value-type="percentage" office:value="0.18294322186972" calcext:value-type="percentage">
            <text:p>18.29%</text:p>
          </table:table-cell>
          <table:table-cell table:style-name="ce7" table:formula="of:=[.C846]*1.11" office:value-type="float" office:value="8.7309895619352" calcext:value-type="float">
            <text:p>8.73</text:p>
          </table:table-cell>
          <table:table-cell table:number-columns-repeated="5"/>
        </table:table-row>
        <table:table-row table:style-name="ro1">
          <table:table-cell office:value-type="float" office:value="2.59251751751752" calcext:value-type="float">
            <text:p>2.593E+00</text:p>
          </table:table-cell>
          <table:table-cell office:value-type="float" office:value="21.7986552685817" calcext:value-type="float">
            <text:p>21.799</text:p>
          </table:table-cell>
          <table:table-cell office:value-type="float" office:value="7.77685185000709" calcext:value-type="float">
            <text:p>7.777</text:p>
          </table:table-cell>
          <table:table-cell table:style-name="ce6" table:formula="of:=[.B847]/[.$B$2]" office:value-type="percentage" office:value="0.181440434746685" calcext:value-type="percentage">
            <text:p>18.14%</text:p>
          </table:table-cell>
          <table:table-cell table:style-name="ce7" table:formula="of:=[.C847]*1.11" office:value-type="float" office:value="8.63230555350787" calcext:value-type="float">
            <text:p>8.63</text:p>
          </table:table-cell>
          <table:table-cell table:number-columns-repeated="5"/>
        </table:table-row>
        <table:table-row table:style-name="ro1">
          <table:table-cell office:value-type="float" office:value="2.59558558558559" calcext:value-type="float">
            <text:p>2.596E+00</text:p>
          </table:table-cell>
          <table:table-cell office:value-type="float" office:value="21.6184701556906" calcext:value-type="float">
            <text:p>21.618</text:p>
          </table:table-cell>
          <table:table-cell office:value-type="float" office:value="7.68840344897022" calcext:value-type="float">
            <text:p>7.688</text:p>
          </table:table-cell>
          <table:table-cell table:style-name="ce6" table:formula="of:=[.B848]/[.$B$2]" office:value-type="percentage" office:value="0.179940669517361" calcext:value-type="percentage">
            <text:p>17.99%</text:p>
          </table:table-cell>
          <table:table-cell table:style-name="ce7" table:formula="of:=[.C848]*1.11" office:value-type="float" office:value="8.53412782835695" calcext:value-type="float">
            <text:p>8.53</text:p>
          </table:table-cell>
          <table:table-cell table:number-columns-repeated="5"/>
        </table:table-row>
        <table:table-row table:style-name="ro1">
          <table:table-cell office:value-type="float" office:value="2.59865365365365" calcext:value-type="float">
            <text:p>2.599E+00</text:p>
          </table:table-cell>
          <table:table-cell office:value-type="float" office:value="21.4386511401667" calcext:value-type="float">
            <text:p>21.439</text:p>
          </table:table-cell>
          <table:table-cell office:value-type="float" office:value="7.6004120336917" calcext:value-type="float">
            <text:p>7.600</text:p>
          </table:table-cell>
          <table:table-cell table:style-name="ce6" table:formula="of:=[.B849]/[.$B$2]" office:value-type="percentage" office:value="0.178443951488181" calcext:value-type="percentage">
            <text:p>17.84%</text:p>
          </table:table-cell>
          <table:table-cell table:style-name="ce7" table:formula="of:=[.C849]*1.11" office:value-type="float" office:value="8.43645735739779" calcext:value-type="float">
            <text:p>8.44</text:p>
          </table:table-cell>
          <table:table-cell table:number-columns-repeated="5"/>
        </table:table-row>
        <table:table-row table:style-name="ro1">
          <table:table-cell office:value-type="float" office:value="2.60172172172172" calcext:value-type="float">
            <text:p>2.602E+00</text:p>
          </table:table-cell>
          <table:table-cell office:value-type="float" office:value="21.2592012714231" calcext:value-type="float">
            <text:p>21.259</text:p>
          </table:table-cell>
          <table:table-cell office:value-type="float" office:value="7.51287847435076" calcext:value-type="float">
            <text:p>7.513</text:p>
          </table:table-cell>
          <table:table-cell table:style-name="ce6" table:formula="of:=[.B850]/[.$B$2]" office:value-type="percentage" office:value="0.17695030604084" calcext:value-type="percentage">
            <text:p>17.70%</text:p>
          </table:table-cell>
          <table:table-cell table:style-name="ce7" table:formula="of:=[.C850]*1.11" office:value-type="float" office:value="8.33929510652935" calcext:value-type="float">
            <text:p>8.34</text:p>
          </table:table-cell>
          <table:table-cell table:number-columns-repeated="5"/>
        </table:table-row>
        <table:table-row table:style-name="ro1">
          <table:table-cell office:value-type="float" office:value="2.60478978978979" calcext:value-type="float">
            <text:p>2.605E+00</text:p>
          </table:table-cell>
          <table:table-cell office:value-type="float" office:value="21.0801236080184" calcext:value-type="float">
            <text:p>21.080</text:p>
          </table:table-cell>
          <table:table-cell office:value-type="float" office:value="7.42580363659873" calcext:value-type="float">
            <text:p>7.426</text:p>
          </table:table-cell>
          <table:table-cell table:style-name="ce6" table:formula="of:=[.B851]/[.$B$2]" office:value-type="percentage" office:value="0.175459758633156" calcext:value-type="percentage">
            <text:p>17.55%</text:p>
          </table:table-cell>
          <table:table-cell table:style-name="ce7" table:formula="of:=[.C851]*1.11" office:value-type="float" office:value="8.24264203662459" calcext:value-type="float">
            <text:p>8.24</text:p>
          </table:table-cell>
          <table:table-cell table:number-columns-repeated="5"/>
        </table:table-row>
        <table:table-row table:style-name="ro1">
          <table:table-cell office:value-type="float" office:value="2.60785785785786" calcext:value-type="float">
            <text:p>2.608E+00</text:p>
          </table:table-cell>
          <table:table-cell office:value-type="float" office:value="20.9014212177608" calcext:value-type="float">
            <text:p>20.901</text:p>
          </table:table-cell>
          <table:table-cell office:value-type="float" office:value="7.33918838155048" calcext:value-type="float">
            <text:p>7.339</text:p>
          </table:table-cell>
          <table:table-cell table:style-name="ce6" table:formula="of:=[.B852]/[.$B$2]" office:value-type="percentage" office:value="0.173972334799937" calcext:value-type="percentage">
            <text:p>17.40%</text:p>
          </table:table-cell>
          <table:table-cell table:style-name="ce7" table:formula="of:=[.C852]*1.11" office:value-type="float" office:value="8.14649910352103" calcext:value-type="float">
            <text:p>8.15</text:p>
          </table:table-cell>
          <table:table-cell table:number-columns-repeated="5"/>
        </table:table-row>
        <table:table-row table:style-name="ro1">
          <table:table-cell office:value-type="float" office:value="2.61092592592593" calcext:value-type="float">
            <text:p>2.611E+00</text:p>
          </table:table-cell>
          <table:table-cell office:value-type="float" office:value="20.7230971778135" calcext:value-type="float">
            <text:p>20.723</text:p>
          </table:table-cell>
          <table:table-cell office:value-type="float" office:value="7.25303356577587" calcext:value-type="float">
            <text:p>7.253</text:p>
          </table:table-cell>
          <table:table-cell table:style-name="ce6" table:formula="of:=[.B853]/[.$B$2]" office:value-type="percentage" office:value="0.172488060153856" calcext:value-type="percentage">
            <text:p>17.25%</text:p>
          </table:table-cell>
          <table:table-cell table:style-name="ce7" table:formula="of:=[.C853]*1.11" office:value-type="float" office:value="8.05086725801122" calcext:value-type="float">
            <text:p>8.05</text:p>
          </table:table-cell>
          <table:table-cell table:number-columns-repeated="5"/>
        </table:table-row>
        <table:table-row table:style-name="ro1">
          <table:table-cell office:value-type="float" office:value="2.61399399399399" calcext:value-type="float">
            <text:p>2.614E+00</text:p>
          </table:table-cell>
          <table:table-cell office:value-type="float" office:value="20.5451545748024" calcext:value-type="float">
            <text:p>20.545</text:p>
          </table:table-cell>
          <table:table-cell office:value-type="float" office:value="7.16734004129134" calcext:value-type="float">
            <text:p>7.167</text:p>
          </table:table-cell>
          <table:table-cell table:style-name="ce6" table:formula="of:=[.B854]/[.$B$2]" office:value-type="percentage" office:value="0.171006960386348" calcext:value-type="percentage">
            <text:p>17.10%</text:p>
          </table:table-cell>
          <table:table-cell table:style-name="ce7" table:formula="of:=[.C854]*1.11" office:value-type="float" office:value="7.95574744583339" calcext:value-type="float">
            <text:p>7.96</text:p>
          </table:table-cell>
          <table:table-cell table:number-columns-repeated="5"/>
        </table:table-row>
        <table:table-row table:style-name="ro1">
          <table:table-cell office:value-type="float" office:value="2.61706206206206" calcext:value-type="float">
            <text:p>2.617E+00</text:p>
          </table:table-cell>
          <table:table-cell office:value-type="float" office:value="20.3675965049237" calcext:value-type="float">
            <text:p>20.368</text:p>
          </table:table-cell>
          <table:table-cell office:value-type="float" office:value="7.08210865555145" calcext:value-type="float">
            <text:p>7.082</text:p>
          </table:table-cell>
          <table:table-cell table:style-name="ce6" table:formula="of:=[.B855]/[.$B$2]" office:value-type="percentage" office:value="0.169529061268506" calcext:value-type="percentage">
            <text:p>16.95%</text:p>
          </table:table-cell>
          <table:table-cell table:style-name="ce7" table:formula="of:=[.C855]*1.11" office:value-type="float" office:value="7.86114060766211" calcext:value-type="float">
            <text:p>7.86</text:p>
          </table:table-cell>
          <table:table-cell table:number-columns-repeated="5"/>
        </table:table-row>
        <table:table-row table:style-name="ro1">
          <table:table-cell office:value-type="float" office:value="2.62013013013013" calcext:value-type="float">
            <text:p>2.620E+00</text:p>
          </table:table-cell>
          <table:table-cell office:value-type="float" office:value="20.1904260740545" calcext:value-type="float">
            <text:p>20.190</text:p>
          </table:table-cell>
          <table:table-cell office:value-type="float" office:value="6.99734025144048" calcext:value-type="float">
            <text:p>6.997</text:p>
          </table:table-cell>
          <table:table-cell table:style-name="ce6" table:formula="of:=[.B856]/[.$B$2]" office:value-type="percentage" office:value="0.168054388652003" calcext:value-type="percentage">
            <text:p>16.81%</text:p>
          </table:table-cell>
          <table:table-cell table:style-name="ce7" table:formula="of:=[.C856]*1.11" office:value-type="float" office:value="7.76704767909893" calcext:value-type="float">
            <text:p>7.77</text:p>
          </table:table-cell>
          <table:table-cell table:number-columns-repeated="5"/>
        </table:table-row>
        <table:table-row table:style-name="ro1">
          <table:table-cell office:value-type="float" office:value="2.6231981981982" calcext:value-type="float">
            <text:p>2.623E+00</text:p>
          </table:table-cell>
          <table:table-cell office:value-type="float" office:value="20.0136463978635" calcext:value-type="float">
            <text:p>20.014</text:p>
          </table:table-cell>
          <table:table-cell office:value-type="float" office:value="6.91303566726414" calcext:value-type="float">
            <text:p>6.913</text:p>
          </table:table-cell>
          <table:table-cell table:style-name="ce6" table:formula="of:=[.B857]/[.$B$2]" office:value-type="percentage" office:value="0.166582968470011" calcext:value-type="percentage">
            <text:p>16.66%</text:p>
          </table:table-cell>
          <table:table-cell table:style-name="ce7" table:formula="of:=[.C857]*1.11" office:value-type="float" office:value="7.6734695906632" calcext:value-type="float">
            <text:p>7.67</text:p>
          </table:table-cell>
          <table:table-cell table:number-columns-repeated="5"/>
        </table:table-row>
        <table:table-row table:style-name="ro1">
          <table:table-cell office:value-type="float" office:value="2.62626626626627" calcext:value-type="float">
            <text:p>2.626E+00</text:p>
          </table:table-cell>
          <table:table-cell office:value-type="float" office:value="19.8372606019235" calcext:value-type="float">
            <text:p>19.837</text:p>
          </table:table-cell>
          <table:table-cell office:value-type="float" office:value="6.82919573674122" calcext:value-type="float">
            <text:p>6.829</text:p>
          </table:table-cell>
          <table:table-cell table:style-name="ce6" table:formula="of:=[.B858]/[.$B$2]" office:value-type="percentage" office:value="0.165114826738139" calcext:value-type="percentage">
            <text:p>16.51%</text:p>
          </table:table-cell>
          <table:table-cell table:style-name="ce7" table:formula="of:=[.C858]*1.11" office:value-type="float" office:value="7.58040726778276" calcext:value-type="float">
            <text:p>7.58</text:p>
          </table:table-cell>
          <table:table-cell table:number-columns-repeated="5"/>
        </table:table-row>
        <table:table-row table:style-name="ro1">
          <table:table-cell office:value-type="float" office:value="2.62933433433433" calcext:value-type="float">
            <text:p>2.629E+00</text:p>
          </table:table-cell>
          <table:table-cell office:value-type="float" office:value="19.6612718218256" calcext:value-type="float">
            <text:p>19.661</text:p>
          </table:table-cell>
          <table:table-cell office:value-type="float" office:value="6.74582128899543" calcext:value-type="float">
            <text:p>6.746</text:p>
          </table:table-cell>
          <table:table-cell table:style-name="ce6" table:formula="of:=[.B859]/[.$B$2]" office:value-type="percentage" office:value="0.163649989555383" calcext:value-type="percentage">
            <text:p>16.36%</text:p>
          </table:table-cell>
          <table:table-cell table:style-name="ce7" table:formula="of:=[.C859]*1.11" office:value-type="float" office:value="7.48786163078493" calcext:value-type="float">
            <text:p>7.49</text:p>
          </table:table-cell>
          <table:table-cell table:number-columns-repeated="5"/>
        </table:table-row>
        <table:table-row table:style-name="ro1">
          <table:table-cell office:value-type="float" office:value="2.6324024024024" calcext:value-type="float">
            <text:p>2.632E+00</text:p>
          </table:table-cell>
          <table:table-cell office:value-type="float" office:value="19.4856832032935" calcext:value-type="float">
            <text:p>19.486</text:p>
          </table:table-cell>
          <table:table-cell office:value-type="float" office:value="6.66291314854712" calcext:value-type="float">
            <text:p>6.663</text:p>
          </table:table-cell>
          <table:table-cell table:style-name="ce6" table:formula="of:=[.B860]/[.$B$2]" office:value-type="percentage" office:value="0.162188483105077" calcext:value-type="percentage">
            <text:p>16.22%</text:p>
          </table:table-cell>
          <table:table-cell table:style-name="ce7" table:formula="of:=[.C860]*1.11" office:value-type="float" office:value="7.3958335948873" calcext:value-type="float">
            <text:p>7.40</text:p>
          </table:table-cell>
          <table:table-cell table:number-columns-repeated="5"/>
        </table:table-row>
        <table:table-row table:style-name="ro1">
          <table:table-cell office:value-type="float" office:value="2.63547047047047" calcext:value-type="float">
            <text:p>2.635E+00</text:p>
          </table:table-cell>
          <table:table-cell office:value-type="float" office:value="19.3104979023005" calcext:value-type="float">
            <text:p>19.310</text:p>
          </table:table-cell>
          <table:table-cell office:value-type="float" office:value="6.58047213530514" calcext:value-type="float">
            <text:p>6.580</text:p>
          </table:table-cell>
          <table:table-cell table:style-name="ce6" table:formula="of:=[.B861]/[.$B$2]" office:value-type="percentage" office:value="0.160730333655867" calcext:value-type="percentage">
            <text:p>16.07%</text:p>
          </table:table-cell>
          <table:table-cell table:style-name="ce7" table:formula="of:=[.C861]*1.11" office:value-type="float" office:value="7.30432407018871" calcext:value-type="float">
            <text:p>7.30</text:p>
          </table:table-cell>
          <table:table-cell table:number-columns-repeated="5"/>
        </table:table-row>
        <table:table-row table:style-name="ro1">
          <table:table-cell office:value-type="float" office:value="2.63853853853854" calcext:value-type="float">
            <text:p>2.639E+00</text:p>
          </table:table-cell>
          <table:table-cell office:value-type="float" office:value="19.1357190851863" calcext:value-type="float">
            <text:p>19.136</text:p>
          </table:table-cell>
          <table:table-cell office:value-type="float" office:value="6.49849906455879" calcext:value-type="float">
            <text:p>6.498</text:p>
          </table:table-cell>
          <table:table-cell table:style-name="ce6" table:formula="of:=[.B862]/[.$B$2]" office:value-type="percentage" office:value="0.159275567562684" calcext:value-type="percentage">
            <text:p>15.93%</text:p>
          </table:table-cell>
          <table:table-cell table:style-name="ce7" table:formula="of:=[.C862]*1.11" office:value-type="float" office:value="7.21333396166026" calcext:value-type="float">
            <text:p>7.21</text:p>
          </table:table-cell>
          <table:table-cell table:number-columns-repeated="5"/>
        </table:table-row>
        <table:table-row table:style-name="ro1">
          <table:table-cell office:value-type="float" office:value="2.64160660660661" calcext:value-type="float">
            <text:p>2.642E+00</text:p>
          </table:table-cell>
          <table:table-cell office:value-type="float" office:value="18.9613499287762" calcext:value-type="float">
            <text:p>18.961</text:p>
          </table:table-cell>
          <table:table-cell office:value-type="float" office:value="6.4169947469697" calcext:value-type="float">
            <text:p>6.417</text:p>
          </table:table-cell>
          <table:table-cell table:style-name="ce6" table:formula="of:=[.B863]/[.$B$2]" office:value-type="percentage" office:value="0.157824211267736" calcext:value-type="percentage">
            <text:p>15.78%</text:p>
          </table:table-cell>
          <table:table-cell table:style-name="ce7" table:formula="of:=[.C863]*1.11" office:value-type="float" office:value="7.12286416913637" calcext:value-type="float">
            <text:p>7.12</text:p>
          </table:table-cell>
          <table:table-cell table:number-columns-repeated="5"/>
        </table:table-row>
        <table:table-row table:style-name="ro1">
          <table:table-cell office:value-type="float" office:value="2.64467467467467" calcext:value-type="float">
            <text:p>2.645E+00</text:p>
          </table:table-cell>
          <table:table-cell office:value-type="float" office:value="18.9613499287762" calcext:value-type="float">
            <text:p>18.961</text:p>
          </table:table-cell>
          <table:table-cell office:value-type="float" office:value="6.4169947469697" calcext:value-type="float">
            <text:p>6.417</text:p>
          </table:table-cell>
          <table:table-cell table:style-name="ce6" table:formula="of:=[.B864]/[.$B$2]" office:value-type="percentage" office:value="0.157824211267736" calcext:value-type="percentage">
            <text:p>15.78%</text:p>
          </table:table-cell>
          <table:table-cell table:style-name="ce7" table:formula="of:=[.C864]*1.11" office:value-type="float" office:value="7.12286416913637" calcext:value-type="float">
            <text:p>7.12</text:p>
          </table:table-cell>
          <table:table-cell table:number-columns-repeated="5"/>
        </table:table-row>
        <table:table-row table:style-name="ro1">
          <table:table-cell office:value-type="float" office:value="2.64774274274274" calcext:value-type="float">
            <text:p>2.648E+00</text:p>
          </table:table-cell>
          <table:table-cell office:value-type="float" office:value="18.7873936204999" calcext:value-type="float">
            <text:p>18.787</text:p>
          </table:table-cell>
          <table:table-cell office:value-type="float" office:value="6.3359599885638" calcext:value-type="float">
            <text:p>6.336</text:p>
          </table:table-cell>
          <table:table-cell table:style-name="ce6" table:formula="of:=[.B865]/[.$B$2]" office:value-type="percentage" office:value="0.156376291301495" calcext:value-type="percentage">
            <text:p>15.64%</text:p>
          </table:table-cell>
          <table:table-cell table:style-name="ce7" table:formula="of:=[.C865]*1.11" office:value-type="float" office:value="7.03291558730582" calcext:value-type="float">
            <text:p>7.03</text:p>
          </table:table-cell>
          <table:table-cell table:number-columns-repeated="5"/>
        </table:table-row>
        <table:table-row table:style-name="ro1">
          <table:table-cell office:value-type="float" office:value="2.65081081081081" calcext:value-type="float">
            <text:p>2.651E+00</text:p>
          </table:table-cell>
          <table:table-cell office:value-type="float" office:value="18.6138533585128" calcext:value-type="float">
            <text:p>18.614</text:p>
          </table:table-cell>
          <table:table-cell office:value-type="float" office:value="6.25539559072343" calcext:value-type="float">
            <text:p>6.255</text:p>
          </table:table-cell>
          <table:table-cell table:style-name="ce6" table:formula="of:=[.B866]/[.$B$2]" office:value-type="percentage" office:value="0.154931834283709" calcext:value-type="percentage">
            <text:p>15.49%</text:p>
          </table:table-cell>
          <table:table-cell table:style-name="ce7" table:formula="of:=[.C866]*1.11" office:value-type="float" office:value="6.94348910570301" calcext:value-type="float">
            <text:p>6.94</text:p>
          </table:table-cell>
          <table:table-cell table:number-columns-repeated="5"/>
        </table:table-row>
        <table:table-row table:style-name="ro1">
          <table:table-cell office:value-type="float" office:value="2.65387887887888" calcext:value-type="float">
            <text:p>2.654E+00</text:p>
          </table:table-cell>
          <table:table-cell office:value-type="float" office:value="18.4407323518173" calcext:value-type="float">
            <text:p>18.441</text:p>
          </table:table-cell>
          <table:table-cell office:value-type="float" office:value="6.17530235017931" calcext:value-type="float">
            <text:p>6.175</text:p>
          </table:table-cell>
          <table:table-cell table:style-name="ce6" table:formula="of:=[.B867]/[.$B$2]" office:value-type="percentage" office:value="0.153490866924412" calcext:value-type="percentage">
            <text:p>15.35%</text:p>
          </table:table-cell>
          <table:table-cell table:style-name="ce7" table:formula="of:=[.C867]*1.11" office:value-type="float" office:value="6.85458560869903" calcext:value-type="float">
            <text:p>6.85</text:p>
          </table:table-cell>
          <table:table-cell table:number-columns-repeated="5"/>
        </table:table-row>
        <table:table-row table:style-name="ro1">
          <table:table-cell office:value-type="float" office:value="2.65694694694695" calcext:value-type="float">
            <text:p>2.657E+00</text:p>
          </table:table-cell>
          <table:table-cell office:value-type="float" office:value="18.2680338203852" calcext:value-type="float">
            <text:p>18.268</text:p>
          </table:table-cell>
          <table:table-cell office:value-type="float" office:value="6.09568105900276" calcext:value-type="float">
            <text:p>6.096</text:p>
          </table:table-cell>
          <table:table-cell table:style-name="ce6" table:formula="of:=[.B868]/[.$B$2]" office:value-type="percentage" office:value="0.152053416024937" calcext:value-type="percentage">
            <text:p>15.21%</text:p>
          </table:table-cell>
          <table:table-cell table:style-name="ce7" table:formula="of:=[.C868]*1.11" office:value-type="float" office:value="6.76620597549306" calcext:value-type="float">
            <text:p>6.77</text:p>
          </table:table-cell>
          <table:table-cell table:number-columns-repeated="5"/>
        </table:table-row>
        <table:table-row table:style-name="ro1">
          <table:table-cell office:value-type="float" office:value="2.66001501501501" calcext:value-type="float">
            <text:p>2.660E+00</text:p>
          </table:table-cell>
          <table:table-cell office:value-type="float" office:value="18.0957609952812" calcext:value-type="float">
            <text:p>18.096</text:p>
          </table:table-cell>
          <table:table-cell office:value-type="float" office:value="6.01653250459779" calcext:value-type="float">
            <text:p>6.017</text:p>
          </table:table-cell>
          <table:table-cell table:style-name="ce6" table:formula="of:=[.B869]/[.$B$2]" office:value-type="percentage" office:value="0.150619508478954" calcext:value-type="percentage">
            <text:p>15.06%</text:p>
          </table:table-cell>
          <table:table-cell table:style-name="ce7" table:formula="of:=[.C869]*1.11" office:value-type="float" office:value="6.67835108010355" calcext:value-type="float">
            <text:p>6.68</text:p>
          </table:table-cell>
          <table:table-cell table:number-columns-repeated="5"/>
        </table:table-row>
        <table:table-row table:style-name="ro1">
          <table:table-cell office:value-type="float" office:value="2.66308308308308" calcext:value-type="float">
            <text:p>2.663E+00</text:p>
          </table:table-cell>
          <table:table-cell office:value-type="float" office:value="17.9239171187865" calcext:value-type="float">
            <text:p>17.924</text:p>
          </table:table-cell>
          <table:table-cell office:value-type="float" office:value="5.93785746969335" calcext:value-type="float">
            <text:p>5.938</text:p>
          </table:table-cell>
          <table:table-cell table:style-name="ce6" table:formula="of:=[.B870]/[.$B$2]" office:value-type="percentage" office:value="0.149189171273489" calcext:value-type="percentage">
            <text:p>14.92%</text:p>
          </table:table-cell>
          <table:table-cell table:style-name="ce7" table:formula="of:=[.C870]*1.11" office:value-type="float" office:value="6.59102179135962" calcext:value-type="float">
            <text:p>6.59</text:p>
          </table:table-cell>
          <table:table-cell table:number-columns-repeated="5"/>
        </table:table-row>
        <table:table-row table:style-name="ro1">
          <table:table-cell office:value-type="float" office:value="2.66615115115115" calcext:value-type="float">
            <text:p>2.666E+00</text:p>
          </table:table-cell>
          <table:table-cell office:value-type="float" office:value="17.7525054445233" calcext:value-type="float">
            <text:p>17.753</text:p>
          </table:table-cell>
          <table:table-cell office:value-type="float" office:value="5.85965673233559" calcext:value-type="float">
            <text:p>5.860</text:p>
          </table:table-cell>
          <table:table-cell table:style-name="ce6" table:formula="of:=[.B871]/[.$B$2]" office:value-type="percentage" office:value="0.147762431489967" calcext:value-type="percentage">
            <text:p>14.78%</text:p>
          </table:table-cell>
          <table:table-cell table:style-name="ce7" table:formula="of:=[.C871]*1.11" office:value-type="float" office:value="6.50421897289251" calcext:value-type="float">
            <text:p>6.50</text:p>
          </table:table-cell>
          <table:table-cell table:number-columns-repeated="5"/>
        </table:table-row>
        <table:table-row table:style-name="ro1">
          <table:table-cell office:value-type="float" office:value="2.66921921921922" calcext:value-type="float">
            <text:p>2.669E+00</text:p>
          </table:table-cell>
          <table:table-cell office:value-type="float" office:value="17.5815292375801" calcext:value-type="float">
            <text:p>17.582</text:p>
          </table:table-cell>
          <table:table-cell office:value-type="float" office:value="5.78193106588014" calcext:value-type="float">
            <text:p>5.782</text:p>
          </table:table-cell>
          <table:table-cell table:style-name="ce6" table:formula="of:=[.B872]/[.$B$2]" office:value-type="percentage" office:value="0.14633931630525" calcext:value-type="percentage">
            <text:p>14.63%</text:p>
          </table:table-cell>
          <table:table-cell table:style-name="ce7" table:formula="of:=[.C872]*1.11" office:value-type="float" office:value="6.41794348312696" calcext:value-type="float">
            <text:p>6.42</text:p>
          </table:table-cell>
          <table:table-cell table:number-columns-repeated="5"/>
        </table:table-row>
        <table:table-row table:style-name="ro1">
          <table:table-cell office:value-type="float" office:value="2.67228728728729" calcext:value-type="float">
            <text:p>2.672E+00</text:p>
          </table:table-cell>
          <table:table-cell office:value-type="float" office:value="17.4109917746371" calcext:value-type="float">
            <text:p>17.411</text:p>
          </table:table-cell>
          <table:table-cell office:value-type="float" office:value="5.70468123898451" calcext:value-type="float">
            <text:p>5.705</text:p>
          </table:table-cell>
          <table:table-cell table:style-name="ce6" table:formula="of:=[.B873]/[.$B$2]" office:value-type="percentage" office:value="0.144919852992687" calcext:value-type="percentage">
            <text:p>14.49%</text:p>
          </table:table-cell>
          <table:table-cell table:style-name="ce7" table:formula="of:=[.C873]*1.11" office:value-type="float" office:value="6.33219617527281" calcext:value-type="float">
            <text:p>6.33</text:p>
          </table:table-cell>
          <table:table-cell table:number-columns-repeated="5"/>
        </table:table-row>
        <table:table-row table:style-name="ro1">
          <table:table-cell office:value-type="float" office:value="2.67535535535535" calcext:value-type="float">
            <text:p>2.675E+00</text:p>
          </table:table-cell>
          <table:table-cell office:value-type="float" office:value="17.2408963440913" calcext:value-type="float">
            <text:p>17.241</text:p>
          </table:table-cell>
          <table:table-cell office:value-type="float" office:value="5.62790801560044" calcext:value-type="float">
            <text:p>5.628</text:p>
          </table:table-cell>
          <table:table-cell table:style-name="ce6" table:formula="of:=[.B874]/[.$B$2]" office:value-type="percentage" office:value="0.143504068923147" calcext:value-type="percentage">
            <text:p>14.35%</text:p>
          </table:table-cell>
          <table:table-cell table:style-name="ce7" table:formula="of:=[.C874]*1.11" office:value-type="float" office:value="6.24697789731649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float" office:value="2.67842342342342" calcext:value-type="float">
            <text:p>2.678E+00</text:p>
          </table:table-cell>
          <table:table-cell office:value-type="float" office:value="17.0712462461826" calcext:value-type="float">
            <text:p>17.071</text:p>
          </table:table-cell>
          <table:table-cell office:value-type="float" office:value="5.55161215496636" calcext:value-type="float">
            <text:p>5.552</text:p>
          </table:table-cell>
          <table:table-cell table:style-name="ce6" table:formula="of:=[.B875]/[.$B$2]" office:value-type="percentage" office:value="0.142091991566075" calcext:value-type="percentage">
            <text:p>14.21%</text:p>
          </table:table-cell>
          <table:table-cell table:style-name="ce7" table:formula="of:=[.C875]*1.11" office:value-type="float" office:value="6.16228949201266" calcext:value-type="float">
            <text:p>6.16</text:p>
          </table:table-cell>
          <table:table-cell table:number-columns-repeated="5"/>
        </table:table-row>
        <table:table-row table:style-name="ro1">
          <table:table-cell office:value-type="float" office:value="2.68149149149149" calcext:value-type="float">
            <text:p>2.681E+00</text:p>
          </table:table-cell>
          <table:table-cell office:value-type="float" office:value="16.9020447931196" calcext:value-type="float">
            <text:p>16.902</text:p>
          </table:table-cell>
          <table:table-cell office:value-type="float" office:value="5.4757944115999" calcext:value-type="float">
            <text:p>5.476</text:p>
          </table:table-cell>
          <table:table-cell table:style-name="ce6" table:formula="of:=[.B876]/[.$B$2]" office:value-type="percentage" office:value="0.140683648490538" calcext:value-type="percentage">
            <text:p>14.07%</text:p>
          </table:table-cell>
          <table:table-cell table:style-name="ce7" table:formula="of:=[.C876]*1.11" office:value-type="float" office:value="6.07813179687589" calcext:value-type="float">
            <text:p>6.08</text:p>
          </table:table-cell>
          <table:table-cell table:number-columns-repeated="5"/>
        </table:table-row>
        <table:table-row table:style-name="ro1">
          <table:table-cell office:value-type="float" office:value="2.68455955955956" calcext:value-type="float">
            <text:p>2.685E+00</text:p>
          </table:table-cell>
          <table:table-cell office:value-type="float" office:value="16.7332953092045" calcext:value-type="float">
            <text:p>16.733</text:p>
          </table:table-cell>
          <table:table-cell office:value-type="float" office:value="5.4004555352904" calcext:value-type="float">
            <text:p>5.400</text:p>
          </table:table-cell>
          <table:table-cell table:style-name="ce6" table:formula="of:=[.B877]/[.$B$2]" office:value-type="percentage" office:value="0.139279067366263" calcext:value-type="percentage">
            <text:p>13.93%</text:p>
          </table:table-cell>
          <table:table-cell table:style-name="ce7" table:formula="of:=[.C877]*1.11" office:value-type="float" office:value="5.99450564417234" calcext:value-type="float">
            <text:p>5.99</text:p>
          </table:table-cell>
          <table:table-cell table:number-columns-repeated="5"/>
        </table:table-row>
        <table:table-row table:style-name="ro1">
          <table:table-cell office:value-type="float" office:value="2.68762762762763" calcext:value-type="float">
            <text:p>2.688E+00</text:p>
          </table:table-cell>
          <table:table-cell office:value-type="float" office:value="16.5650011309582" calcext:value-type="float">
            <text:p>16.565</text:p>
          </table:table-cell>
          <table:table-cell office:value-type="float" office:value="5.32559627109151" calcext:value-type="float">
            <text:p>5.326</text:p>
          </table:table-cell>
          <table:table-cell table:style-name="ce6" table:formula="of:=[.B878]/[.$B$2]" office:value-type="percentage" office:value="0.137878275964678" calcext:value-type="percentage">
            <text:p>13.79%</text:p>
          </table:table-cell>
          <table:table-cell table:style-name="ce7" table:formula="of:=[.C878]*1.11" office:value-type="float" office:value="5.91141186091158" calcext:value-type="float">
            <text:p>5.91</text:p>
          </table:table-cell>
          <table:table-cell table:number-columns-repeated="5"/>
        </table:table-row>
        <table:table-row table:style-name="ro1">
          <table:table-cell office:value-type="float" office:value="2.6906956956957" calcext:value-type="float">
            <text:p>2.691E+00</text:p>
          </table:table-cell>
          <table:table-cell office:value-type="float" office:value="16.3971656072449" calcext:value-type="float">
            <text:p>16.397</text:p>
          </table:table-cell>
          <table:table-cell office:value-type="float" office:value="5.25121735931384" calcext:value-type="float">
            <text:p>5.251</text:p>
          </table:table-cell>
          <table:table-cell table:style-name="ce6" table:formula="of:=[.B879]/[.$B$2]" office:value-type="percentage" office:value="0.136481302159951" calcext:value-type="percentage">
            <text:p>13.65%</text:p>
          </table:table-cell>
          <table:table-cell table:style-name="ce7" table:formula="of:=[.C879]*1.11" office:value-type="float" office:value="5.82885126883836" calcext:value-type="float">
            <text:p>5.83</text:p>
          </table:table-cell>
          <table:table-cell table:number-columns-repeated="5"/>
        </table:table-row>
        <table:table-row table:style-name="ro1">
          <table:table-cell office:value-type="float" office:value="2.69376376376376" calcext:value-type="float">
            <text:p>2.694E+00</text:p>
          </table:table-cell>
          <table:table-cell office:value-type="float" office:value="16.2297920993953" calcext:value-type="float">
            <text:p>16.230</text:p>
          </table:table-cell>
          <table:table-cell office:value-type="float" office:value="5.17731953551759" calcext:value-type="float">
            <text:p>5.177</text:p>
          </table:table-cell>
          <table:table-cell table:style-name="ce6" table:formula="of:=[.B880]/[.$B$2]" office:value-type="percentage" office:value="0.135088173930015" calcext:value-type="percentage">
            <text:p>13.51%</text:p>
          </table:table-cell>
          <table:table-cell table:style-name="ce7" table:formula="of:=[.C880]*1.11" office:value-type="float" office:value="5.74682468442453" calcext:value-type="float">
            <text:p>5.75</text:p>
          </table:table-cell>
          <table:table-cell table:number-columns-repeated="5"/>
        </table:table-row>
        <table:table-row table:style-name="ro1">
          <table:table-cell office:value-type="float" office:value="2.69683183183183" calcext:value-type="float">
            <text:p>2.697E+00</text:p>
          </table:table-cell>
          <table:table-cell office:value-type="float" office:value="16.0628839813289" calcext:value-type="float">
            <text:p>16.063</text:p>
          </table:table-cell>
          <table:table-cell office:value-type="float" office:value="5.10390353050533" calcext:value-type="float">
            <text:p>5.104</text:p>
          </table:table-cell>
          <table:table-cell table:style-name="ce6" table:formula="of:=[.B881]/[.$B$2]" office:value-type="percentage" office:value="0.133698919357584" calcext:value-type="percentage">
            <text:p>13.37%</text:p>
          </table:table-cell>
          <table:table-cell table:style-name="ce7" table:formula="of:=[.C881]*1.11" office:value-type="float" office:value="5.66533291886092" calcext:value-type="float">
            <text:p>5.67</text:p>
          </table:table-cell>
          <table:table-cell table:number-columns-repeated="5"/>
        </table:table-row>
        <table:table-row table:style-name="ro1">
          <table:table-cell office:value-type="float" office:value="2.6998998998999" calcext:value-type="float">
            <text:p>2.700E+00</text:p>
          </table:table-cell>
          <table:table-cell office:value-type="float" office:value="15.8964446396752" calcext:value-type="float">
            <text:p>15.896</text:p>
          </table:table-cell>
          <table:table-cell office:value-type="float" office:value="5.03097007031473" calcext:value-type="float">
            <text:p>5.031</text:p>
          </table:table-cell>
          <table:table-cell table:style-name="ce6" table:formula="of:=[.B882]/[.$B$2]" office:value-type="percentage" office:value="0.132313566631165" calcext:value-type="percentage">
            <text:p>13.23%</text:p>
          </table:table-cell>
          <table:table-cell table:style-name="ce7" table:formula="of:=[.C882]*1.11" office:value-type="float" office:value="5.58437677804935" calcext:value-type="float">
            <text:p>5.58</text:p>
          </table:table-cell>
          <table:table-cell table:number-columns-repeated="5"/>
        </table:table-row>
        <table:table-row table:style-name="ro1">
          <table:table-cell office:value-type="float" office:value="2.70296796796797" calcext:value-type="float">
            <text:p>2.703E+00</text:p>
          </table:table-cell>
          <table:table-cell office:value-type="float" office:value="15.7304774738929" calcext:value-type="float">
            <text:p>15.730</text:p>
          </table:table-cell>
          <table:table-cell office:value-type="float" office:value="4.95851987621142" calcext:value-type="float">
            <text:p>4.959</text:p>
          </table:table-cell>
          <table:table-cell table:style-name="ce6" table:formula="of:=[.B883]/[.$B$2]" office:value-type="percentage" office:value="0.130932144046047" calcext:value-type="percentage">
            <text:p>13.09%</text:p>
          </table:table-cell>
          <table:table-cell table:style-name="ce7" table:formula="of:=[.C883]*1.11" office:value-type="float" office:value="5.50395706259468" calcext:value-type="float">
            <text:p>5.50</text:p>
          </table:table-cell>
          <table:table-cell table:number-columns-repeated="5"/>
        </table:table-row>
        <table:table-row table:style-name="ro1">
          <table:table-cell office:value-type="float" office:value="2.70603603603604" calcext:value-type="float">
            <text:p>2.706E+00</text:p>
          </table:table-cell>
          <table:table-cell office:value-type="float" office:value="15.564985896387" calcext:value-type="float">
            <text:p>15.565</text:p>
          </table:table-cell>
          <table:table-cell office:value-type="float" office:value="4.88655366468181" calcext:value-type="float">
            <text:p>4.887</text:p>
          </table:table-cell>
          <table:table-cell table:style-name="ce6" table:formula="of:=[.B884]/[.$B$2]" office:value-type="percentage" office:value="0.129554680005279" calcext:value-type="percentage">
            <text:p>12.96%</text:p>
          </table:table-cell>
          <table:table-cell table:style-name="ce7" table:formula="of:=[.C884]*1.11" office:value-type="float" office:value="5.42407456779681" calcext:value-type="float">
            <text:p>5.42</text:p>
          </table:table-cell>
          <table:table-cell table:number-columns-repeated="5"/>
        </table:table-row>
        <table:table-row table:style-name="ro1">
          <table:table-cell office:value-type="float" office:value="2.7091041041041" calcext:value-type="float">
            <text:p>2.709E+00</text:p>
          </table:table-cell>
          <table:table-cell office:value-type="float" office:value="15.3999733326243" calcext:value-type="float">
            <text:p>15.400</text:p>
          </table:table-cell>
          <table:table-cell office:value-type="float" office:value="4.81507214742604" calcext:value-type="float">
            <text:p>4.815</text:p>
          </table:table-cell>
          <table:table-cell table:style-name="ce6" table:formula="of:=[.B885]/[.$B$2]" office:value-type="percentage" office:value="0.128181203020626" calcext:value-type="percentage">
            <text:p>12.82%</text:p>
          </table:table-cell>
          <table:table-cell table:style-name="ce7" table:formula="of:=[.C885]*1.11" office:value-type="float" office:value="5.34473008364291" calcext:value-type="float">
            <text:p>5.34</text:p>
          </table:table-cell>
          <table:table-cell table:number-columns-repeated="5"/>
        </table:table-row>
        <table:table-row table:style-name="ro1">
          <table:table-cell office:value-type="float" office:value="2.71217217217217" calcext:value-type="float">
            <text:p>2.712E+00</text:p>
          </table:table-cell>
          <table:table-cell office:value-type="float" office:value="15.2354432212454" calcext:value-type="float">
            <text:p>15.235</text:p>
          </table:table-cell>
          <table:table-cell office:value-type="float" office:value="4.74407603135094" calcext:value-type="float">
            <text:p>4.744</text:p>
          </table:table-cell>
          <table:table-cell table:style-name="ce6" table:formula="of:=[.B886]/[.$B$2]" office:value-type="percentage" office:value="0.126811741713509" calcext:value-type="percentage">
            <text:p>12.68%</text:p>
          </table:table-cell>
          <table:table-cell table:style-name="ce7" table:formula="of:=[.C886]*1.11" office:value-type="float" office:value="5.26592439479954" calcext:value-type="float">
            <text:p>5.27</text:p>
          </table:table-cell>
          <table:table-cell table:number-columns-repeated="5"/>
        </table:table-row>
        <table:table-row table:style-name="ro1">
          <table:table-cell office:value-type="float" office:value="2.71524024024024" calcext:value-type="float">
            <text:p>2.715E+00</text:p>
          </table:table-cell>
          <table:table-cell office:value-type="float" office:value="15.0713990141738" calcext:value-type="float">
            <text:p>15.071</text:p>
          </table:table-cell>
          <table:table-cell office:value-type="float" office:value="4.67356601856302" calcext:value-type="float">
            <text:p>4.674</text:p>
          </table:table-cell>
          <table:table-cell table:style-name="ce6" table:formula="of:=[.B887]/[.$B$2]" office:value-type="percentage" office:value="0.125446324815906" calcext:value-type="percentage">
            <text:p>12.54%</text:p>
          </table:table-cell>
          <table:table-cell table:style-name="ce7" table:formula="of:=[.C887]*1.11" office:value-type="float" office:value="5.18765828060495" calcext:value-type="float">
            <text:p>5.19</text:p>
          </table:table-cell>
          <table:table-cell table:number-columns-repeated="5"/>
        </table:table-row>
        <table:table-row table:style-name="ro1">
          <table:table-cell office:value-type="float" office:value="2.71830830830831" calcext:value-type="float">
            <text:p>2.718E+00</text:p>
          </table:table-cell>
          <table:table-cell office:value-type="float" office:value="14.9078441767221" calcext:value-type="float">
            <text:p>14.908</text:p>
          </table:table-cell>
          <table:table-cell office:value-type="float" office:value="4.60354280636155" calcext:value-type="float">
            <text:p>4.604</text:p>
          </table:table-cell>
          <table:table-cell table:style-name="ce6" table:formula="of:=[.B888]/[.$B$2]" office:value-type="percentage" office:value="0.124084981171239" calcext:value-type="percentage">
            <text:p>12.41%</text:p>
          </table:table-cell>
          <table:table-cell table:style-name="ce7" table:formula="of:=[.C888]*1.11" office:value-type="float" office:value="5.10993251506132" calcext:value-type="float">
            <text:p>5.11</text:p>
          </table:table-cell>
          <table:table-cell table:number-columns-repeated="5"/>
        </table:table-row>
        <table:table-row table:style-name="ro1">
          <table:table-cell office:value-type="float" office:value="2.72137637637638" calcext:value-type="float">
            <text:p>2.721E+00</text:p>
          </table:table-cell>
          <table:table-cell office:value-type="float" office:value="14.744782187693" calcext:value-type="float">
            <text:p>14.745</text:p>
          </table:table-cell>
          <table:table-cell office:value-type="float" office:value="4.53400708723162" calcext:value-type="float">
            <text:p>4.534</text:p>
          </table:table-cell>
          <table:table-cell table:style-name="ce6" table:formula="of:=[.B889]/[.$B$2]" office:value-type="percentage" office:value="0.122727739735216" calcext:value-type="percentage">
            <text:p>12.27%</text:p>
          </table:table-cell>
          <table:table-cell table:style-name="ce7" table:formula="of:=[.C889]*1.11" office:value-type="float" office:value="5.0327478668271" calcext:value-type="float">
            <text:p>5.03</text:p>
          </table:table-cell>
          <table:table-cell table:number-columns-repeated="5"/>
        </table:table-row>
        <table:table-row table:style-name="ro1">
          <table:table-cell office:value-type="float" office:value="2.72444444444444" calcext:value-type="float">
            <text:p>2.724E+00</text:p>
          </table:table-cell>
          <table:table-cell office:value-type="float" office:value="14.5822165394772" calcext:value-type="float">
            <text:p>14.582</text:p>
          </table:table-cell>
          <table:table-cell office:value-type="float" office:value="4.46495954883736" calcext:value-type="float">
            <text:p>4.465</text:p>
          </table:table-cell>
          <table:table-cell table:style-name="ce6" table:formula="of:=[.B890]/[.$B$2]" office:value-type="percentage" office:value="0.121374629576643" calcext:value-type="percentage">
            <text:p>12.14%</text:p>
          </table:table-cell>
          <table:table-cell table:style-name="ce7" table:formula="of:=[.C890]*1.11" office:value-type="float" office:value="4.95610509920947" calcext:value-type="float">
            <text:p>4.96</text:p>
          </table:table-cell>
          <table:table-cell table:number-columns-repeated="5"/>
        </table:table-row>
        <table:table-row table:style-name="ro1">
          <table:table-cell office:value-type="float" office:value="2.72751251251251" calcext:value-type="float">
            <text:p>2.728E+00</text:p>
          </table:table-cell>
          <table:table-cell office:value-type="float" office:value="14.4201507381447" calcext:value-type="float">
            <text:p>14.420</text:p>
          </table:table-cell>
          <table:table-cell office:value-type="float" office:value="4.39640087401508" calcext:value-type="float">
            <text:p>4.396</text:p>
          </table:table-cell>
          <table:table-cell table:style-name="ce6" table:formula="of:=[.B891]/[.$B$2]" office:value-type="percentage" office:value="0.120025679878186" calcext:value-type="percentage">
            <text:p>12.00%</text:p>
          </table:table-cell>
          <table:table-cell table:style-name="ce7" table:formula="of:=[.C891]*1.11" office:value-type="float" office:value="4.88000497015674" calcext:value-type="float">
            <text:p>4.88</text:p>
          </table:table-cell>
          <table:table-cell table:number-columns-repeated="5"/>
        </table:table-row>
        <table:table-row table:style-name="ro1">
          <table:table-cell office:value-type="float" office:value="2.73058058058058" calcext:value-type="float">
            <text:p>2.731E+00</text:p>
          </table:table-cell>
          <table:table-cell office:value-type="float" office:value="14.2585883035317" calcext:value-type="float">
            <text:p>14.259</text:p>
          </table:table-cell>
          <table:table-cell office:value-type="float" office:value="4.32833174076655" calcext:value-type="float">
            <text:p>4.328</text:p>
          </table:table-cell>
          <table:table-cell table:style-name="ce6" table:formula="of:=[.B892]/[.$B$2]" office:value-type="percentage" office:value="0.118680919937091" calcext:value-type="percentage">
            <text:p>11.87%</text:p>
          </table:table-cell>
          <table:table-cell table:style-name="ce7" table:formula="of:=[.C892]*1.11" office:value-type="float" office:value="4.80444823225087" calcext:value-type="float">
            <text:p>4.80</text:p>
          </table:table-cell>
          <table:table-cell table:number-columns-repeated="5"/>
        </table:table-row>
        <table:table-row table:style-name="ro1">
          <table:table-cell office:value-type="float" office:value="2.73364864864865" calcext:value-type="float">
            <text:p>2.734E+00</text:p>
          </table:table-cell>
          <table:table-cell office:value-type="float" office:value="14.0975327693201" calcext:value-type="float">
            <text:p>14.098</text:p>
          </table:table-cell>
          <table:table-cell office:value-type="float" office:value="4.26075282225229" calcext:value-type="float">
            <text:p>4.261</text:p>
          </table:table-cell>
          <table:table-cell table:style-name="ce6" table:formula="of:=[.B893]/[.$B$2]" office:value-type="percentage" office:value="0.117340379165852" calcext:value-type="percentage">
            <text:p>11.73%</text:p>
          </table:table-cell>
          <table:table-cell table:style-name="ce7" table:formula="of:=[.C893]*1.11" office:value-type="float" office:value="4.72943563270004" calcext:value-type="float">
            <text:p>4.73</text:p>
          </table:table-cell>
          <table:table-cell table:number-columns-repeated="5"/>
        </table:table-row>
        <table:table-row table:style-name="ro1">
          <table:table-cell office:value-type="float" office:value="2.73671671671672" calcext:value-type="float">
            <text:p>2.737E+00</text:p>
          </table:table-cell>
          <table:table-cell office:value-type="float" office:value="13.9369876831106" calcext:value-type="float">
            <text:p>13.937</text:p>
          </table:table-cell>
          <table:table-cell office:value-type="float" office:value="4.19366478678488" calcext:value-type="float">
            <text:p>4.194</text:p>
          </table:table-cell>
          <table:table-cell table:style-name="ce6" table:formula="of:=[.B894]/[.$B$2]" office:value-type="percentage" office:value="0.116004087092814" calcext:value-type="percentage">
            <text:p>11.60%</text:p>
          </table:table-cell>
          <table:table-cell table:style-name="ce7" table:formula="of:=[.C894]*1.11" office:value-type="float" office:value="4.65496791333122" calcext:value-type="float">
            <text:p>4.65</text:p>
          </table:table-cell>
          <table:table-cell table:number-columns-repeated="5"/>
        </table:table-row>
        <table:table-row table:style-name="ro1">
          <table:table-cell office:value-type="float" office:value="2.73978478478478" calcext:value-type="float">
            <text:p>2.740E+00</text:p>
          </table:table-cell>
          <table:table-cell office:value-type="float" office:value="13.7769566064878" calcext:value-type="float">
            <text:p>13.777</text:p>
          </table:table-cell>
          <table:table-cell office:value-type="float" office:value="4.12706829782242" calcext:value-type="float">
            <text:p>4.127</text:p>
          </table:table-cell>
          <table:table-cell table:style-name="ce6" table:formula="of:=[.B895]/[.$B$2]" office:value-type="percentage" office:value="0.114672073362716" calcext:value-type="percentage">
            <text:p>11.47%</text:p>
          </table:table-cell>
          <table:table-cell table:style-name="ce7" table:formula="of:=[.C895]*1.11" office:value-type="float" office:value="4.58104581058289" calcext:value-type="float">
            <text:p>4.58</text:p>
          </table:table-cell>
          <table:table-cell table:number-columns-repeated="5"/>
        </table:table-row>
        <table:table-row table:style-name="ro1">
          <table:table-cell office:value-type="float" office:value="2.74285285285285" calcext:value-type="float">
            <text:p>2.743E+00</text:p>
          </table:table-cell>
          <table:table-cell office:value-type="float" office:value="13.6174431150761" calcext:value-type="float">
            <text:p>13.617</text:p>
          </table:table-cell>
          <table:table-cell office:value-type="float" office:value="4.06096401396188" calcext:value-type="float">
            <text:p>4.061</text:p>
          </table:table-cell>
          <table:table-cell table:style-name="ce6" table:formula="of:=[.B896]/[.$B$2]" office:value-type="percentage" office:value="0.113344367737158" calcext:value-type="percentage">
            <text:p>11.33%</text:p>
          </table:table-cell>
          <table:table-cell table:style-name="ce7" table:formula="of:=[.C896]*1.11" office:value-type="float" office:value="4.50767005549769" calcext:value-type="float">
            <text:p>4.51</text:p>
          </table:table-cell>
          <table:table-cell table:number-columns-repeated="5"/>
        </table:table-row>
        <table:table-row table:style-name="ro1">
          <table:table-cell office:value-type="float" office:value="2.74592092092092" calcext:value-type="float">
            <text:p>2.746E+00</text:p>
          </table:table-cell>
          <table:table-cell office:value-type="float" office:value="13.4584507985864" calcext:value-type="float">
            <text:p>13.458</text:p>
          </table:table-cell>
          <table:table-cell office:value-type="float" office:value="3.99535258893267" calcext:value-type="float">
            <text:p>3.995</text:p>
          </table:table-cell>
          <table:table-cell table:style-name="ce6" table:formula="of:=[.B897]/[.$B$2]" office:value-type="percentage" office:value="0.112021000094987" calcext:value-type="percentage">
            <text:p>11.20%</text:p>
          </table:table-cell>
          <table:table-cell table:style-name="ce7" table:formula="of:=[.C897]*1.11" office:value-type="float" office:value="4.43484137371526" calcext:value-type="float">
            <text:p>4.43</text:p>
          </table:table-cell>
          <table:table-cell table:number-columns-repeated="5"/>
        </table:table-row>
        <table:table-row table:style-name="ro1">
          <table:table-cell office:value-type="float" office:value="2.74898898898899" calcext:value-type="float">
            <text:p>2.749E+00</text:p>
          </table:table-cell>
          <table:table-cell office:value-type="float" office:value="13.2999832608519" calcext:value-type="float">
            <text:p>13.300</text:p>
          </table:table-cell>
          <table:table-cell office:value-type="float" office:value="3.93023467159014" calcext:value-type="float">
            <text:p>3.930</text:p>
          </table:table-cell>
          <table:table-cell table:style-name="ce6" table:formula="of:=[.B898]/[.$B$2]" office:value-type="percentage" office:value="0.110702000432599" calcext:value-type="percentage">
            <text:p>11.07%</text:p>
          </table:table-cell>
          <table:table-cell table:style-name="ce7" table:formula="of:=[.C898]*1.11" office:value-type="float" office:value="4.36256048546506" calcext:value-type="float">
            <text:p>4.36</text:p>
          </table:table-cell>
          <table:table-cell table:number-columns-repeated="5"/>
        </table:table-row>
        <table:table-row table:style-name="ro1">
          <table:table-cell office:value-type="float" office:value="2.75205705705706" calcext:value-type="float">
            <text:p>2.752E+00</text:p>
          </table:table-cell>
          <table:table-cell office:value-type="float" office:value="13.1420441198524" calcext:value-type="float">
            <text:p>13.142</text:p>
          </table:table-cell>
          <table:table-cell office:value-type="float" office:value="3.86561090590912" calcext:value-type="float">
            <text:p>3.866</text:p>
          </table:table-cell>
          <table:table-cell table:style-name="ce6" table:formula="of:=[.B899]/[.$B$2]" office:value-type="percentage" office:value="0.109387398864136" calcext:value-type="percentage">
            <text:p>10.94%</text:p>
          </table:table-cell>
          <table:table-cell table:style-name="ce7" table:formula="of:=[.C899]*1.11" office:value-type="float" office:value="4.29082810555912" calcext:value-type="float">
            <text:p>4.29</text:p>
          </table:table-cell>
          <table:table-cell table:number-columns-repeated="5"/>
        </table:table-row>
        <table:table-row table:style-name="ro1">
          <table:table-cell office:value-type="float" office:value="2.75512512512512" calcext:value-type="float">
            <text:p>2.755E+00</text:p>
          </table:table-cell>
          <table:table-cell office:value-type="float" office:value="12.9846370077252" calcext:value-type="float">
            <text:p>12.985</text:p>
          </table:table-cell>
          <table:table-cell office:value-type="float" office:value="3.80148193097765" calcext:value-type="float">
            <text:p>3.801</text:p>
          </table:table-cell>
          <table:table-cell table:style-name="ce6" table:formula="of:=[.B900]/[.$B$2]" office:value-type="percentage" office:value="0.108077225621581" calcext:value-type="percentage">
            <text:p>10.81%</text:p>
          </table:table-cell>
          <table:table-cell table:style-name="ce7" table:formula="of:=[.C900]*1.11" office:value-type="float" office:value="4.21964494338519" calcext:value-type="float">
            <text:p>4.22</text:p>
          </table:table-cell>
          <table:table-cell table:number-columns-repeated="5"/>
        </table:table-row>
        <table:table-row table:style-name="ro1">
          <table:table-cell office:value-type="float" office:value="2.75819319319319" calcext:value-type="float">
            <text:p>2.758E+00</text:p>
          </table:table-cell>
          <table:table-cell office:value-type="float" office:value="12.827765570762" calcext:value-type="float">
            <text:p>12.828</text:p>
          </table:table-cell>
          <table:table-cell office:value-type="float" office:value="3.73784838099057" calcext:value-type="float">
            <text:p>3.738</text:p>
          </table:table-cell>
          <table:table-cell table:style-name="ce6" table:formula="of:=[.B901]/[.$B$2]" office:value-type="percentage" office:value="0.10677151105473" calcext:value-type="percentage">
            <text:p>10.68%</text:p>
          </table:table-cell>
          <table:table-cell table:style-name="ce7" table:formula="of:=[.C901]*1.11" office:value-type="float" office:value="4.14901170289953" calcext:value-type="float">
            <text:p>4.15</text:p>
          </table:table-cell>
          <table:table-cell table:number-columns-repeated="5"/>
        </table:table-row>
        <table:table-row table:style-name="ro1">
          <table:table-cell office:value-type="float" office:value="2.76126126126126" calcext:value-type="float">
            <text:p>2.761E+00</text:p>
          </table:table-cell>
          <table:table-cell office:value-type="float" office:value="12.6714334693905" calcext:value-type="float">
            <text:p>12.671</text:p>
          </table:table-cell>
          <table:table-cell office:value-type="float" office:value="3.67471088524328" calcext:value-type="float">
            <text:p>3.675</text:p>
          </table:table-cell>
          <table:table-cell table:style-name="ce6" table:formula="of:=[.B902]/[.$B$2]" office:value-type="percentage" office:value="0.105470285631041" calcext:value-type="percentage">
            <text:p>10.55%</text:p>
          </table:table-cell>
          <table:table-cell table:style-name="ce7" table:formula="of:=[.C902]*1.11" office:value-type="float" office:value="4.07892908262004" calcext:value-type="float">
            <text:p>4.08</text:p>
          </table:table-cell>
          <table:table-cell table:number-columns-repeated="5"/>
        </table:table-row>
        <table:table-row table:style-name="ro1">
          <table:table-cell office:value-type="float" office:value="2.76432932932933" calcext:value-type="float">
            <text:p>2.764E+00</text:p>
          </table:table-cell>
          <table:table-cell office:value-type="float" office:value="12.5156443781377" calcext:value-type="float">
            <text:p>12.516</text:p>
          </table:table-cell>
          <table:table-cell office:value-type="float" office:value="3.61207006812554" calcext:value-type="float">
            <text:p>3.612</text:p>
          </table:table-cell>
          <table:table-cell table:style-name="ce6" table:formula="of:=[.B903]/[.$B$2]" office:value-type="percentage" office:value="0.104173579935326" calcext:value-type="percentage">
            <text:p>10.42%</text:p>
          </table:table-cell>
          <table:table-cell table:style-name="ce7" table:formula="of:=[.C903]*1.11" office:value-type="float" office:value="4.00939777561935" calcext:value-type="float">
            <text:p>4.01</text:p>
          </table:table-cell>
          <table:table-cell table:number-columns-repeated="5"/>
        </table:table-row>
        <table:table-row table:style-name="ro1">
          <table:table-cell office:value-type="float" office:value="2.7673973973974" calcext:value-type="float">
            <text:p>2.767E+00</text:p>
          </table:table-cell>
          <table:table-cell office:value-type="float" office:value="12.3604019855759" calcext:value-type="float">
            <text:p>12.360</text:p>
          </table:table-cell>
          <table:table-cell office:value-type="float" office:value="3.54992654911525" calcext:value-type="float">
            <text:p>3.550</text:p>
          </table:table-cell>
          <table:table-cell table:style-name="ce6" table:formula="of:=[.B904]/[.$B$2]" office:value-type="percentage" office:value="0.102881424669303" calcext:value-type="percentage">
            <text:p>10.29%</text:p>
          </table:table-cell>
          <table:table-cell table:style-name="ce7" table:formula="of:=[.C904]*1.11" office:value-type="float" office:value="3.94041846951793" calcext:value-type="float">
            <text:p>3.94</text:p>
          </table:table-cell>
          <table:table-cell table:number-columns-repeated="5"/>
        </table:table-row>
        <table:table-row table:style-name="ro1">
          <table:table-cell office:value-type="float" office:value="2.77046546546547" calcext:value-type="float">
            <text:p>2.770E+00</text:p>
          </table:table-cell>
          <table:table-cell office:value-type="float" office:value="12.3604019855759" calcext:value-type="float">
            <text:p>12.360</text:p>
          </table:table-cell>
          <table:table-cell office:value-type="float" office:value="3.54992654911525" calcext:value-type="float">
            <text:p>3.550</text:p>
          </table:table-cell>
          <table:table-cell table:style-name="ce6" table:formula="of:=[.B905]/[.$B$2]" office:value-type="percentage" office:value="0.102881424669303" calcext:value-type="percentage">
            <text:p>10.29%</text:p>
          </table:table-cell>
          <table:table-cell table:style-name="ce7" table:formula="of:=[.C905]*1.11" office:value-type="float" office:value="3.94041846951793" calcext:value-type="float">
            <text:p>3.94</text:p>
          </table:table-cell>
          <table:table-cell table:number-columns-repeated="5"/>
        </table:table-row>
        <table:table-row table:style-name="ro1">
          <table:table-cell office:value-type="float" office:value="2.77353353353353" calcext:value-type="float">
            <text:p>2.774E+00</text:p>
          </table:table-cell>
          <table:table-cell office:value-type="float" office:value="12.2057099942464" calcext:value-type="float">
            <text:p>12.206</text:p>
          </table:table-cell>
          <table:table-cell office:value-type="float" office:value="3.48828094277237" calcext:value-type="float">
            <text:p>3.488</text:p>
          </table:table-cell>
          <table:table-cell table:style-name="ce6" table:formula="of:=[.B906]/[.$B$2]" office:value-type="percentage" office:value="0.101593850650959" calcext:value-type="percentage">
            <text:p>10.16%</text:p>
          </table:table-cell>
          <table:table-cell table:style-name="ce7" table:formula="of:=[.C906]*1.11" office:value-type="float" office:value="3.87199184647733" calcext:value-type="float">
            <text:p>3.87</text:p>
          </table:table-cell>
          <table:table-cell table:number-columns-repeated="5"/>
        </table:table-row>
        <table:table-row table:style-name="ro1">
          <table:table-cell office:value-type="float" office:value="2.7766016016016" calcext:value-type="float">
            <text:p>2.777E+00</text:p>
          </table:table-cell>
          <table:table-cell office:value-type="float" office:value="12.0515721205619" calcext:value-type="float">
            <text:p>12.052</text:p>
          </table:table-cell>
          <table:table-cell office:value-type="float" office:value="3.4271338587328" calcext:value-type="float">
            <text:p>3.427</text:p>
          </table:table-cell>
          <table:table-cell table:style-name="ce6" table:formula="of:=[.B907]/[.$B$2]" office:value-type="percentage" office:value="0.100310888813742" calcext:value-type="percentage">
            <text:p>10.03%</text:p>
          </table:table-cell>
          <table:table-cell table:style-name="ce7" table:formula="of:=[.C907]*1.11" office:value-type="float" office:value="3.80411858319341" calcext:value-type="float">
            <text:p>3.80</text:p>
          </table:table-cell>
          <table:table-cell table:number-columns-repeated="5"/>
        </table:table-row>
        <table:table-row table:style-name="ro1">
          <table:table-cell office:value-type="float" office:value="2.77966966966967" calcext:value-type="float">
            <text:p>2.780E+00</text:p>
          </table:table-cell>
          <table:table-cell office:value-type="float" office:value="11.8979920946831" calcext:value-type="float">
            <text:p>11.898</text:p>
          </table:table-cell>
          <table:table-cell office:value-type="float" office:value="3.36648590170238" calcext:value-type="float">
            <text:p>3.366</text:p>
          </table:table-cell>
          <table:table-cell table:style-name="ce6" table:formula="of:=[.B908]/[.$B$2]" office:value-type="percentage" office:value="0.0990325702055283" calcext:value-type="percentage">
            <text:p>9.90%</text:p>
          </table:table-cell>
          <table:table-cell table:style-name="ce7" table:formula="of:=[.C908]*1.11" office:value-type="float" office:value="3.73679935088964" calcext:value-type="float">
            <text:p>3.74</text:p>
          </table:table-cell>
          <table:table-cell table:number-columns-repeated="5"/>
        </table:table-row>
        <table:table-row table:style-name="ro1">
          <table:table-cell office:value-type="float" office:value="2.78273773773774" calcext:value-type="float">
            <text:p>2.783E+00</text:p>
          </table:table-cell>
          <table:table-cell office:value-type="float" office:value="11.7449736603688" calcext:value-type="float">
            <text:p>11.745</text:p>
          </table:table-cell>
          <table:table-cell office:value-type="float" office:value="3.3063376714509" calcext:value-type="float">
            <text:p>3.306</text:p>
          </table:table-cell>
          <table:table-cell table:style-name="ce6" table:formula="of:=[.B909]/[.$B$2]" office:value-type="percentage" office:value="0.0977589259873797" calcext:value-type="percentage">
            <text:p>9.78%</text:p>
          </table:table-cell>
          <table:table-cell table:style-name="ce7" table:formula="of:=[.C909]*1.11" office:value-type="float" office:value="3.6700348153105" calcext:value-type="float">
            <text:p>3.67</text:p>
          </table:table-cell>
          <table:table-cell table:number-columns-repeated="5"/>
        </table:table-row>
        <table:table-row table:style-name="ro1">
          <table:table-cell office:value-type="float" office:value="2.78580580580581" calcext:value-type="float">
            <text:p>2.786E+00</text:p>
          </table:table-cell>
          <table:table-cell office:value-type="float" office:value="11.5925205747959" calcext:value-type="float">
            <text:p>11.593</text:p>
          </table:table-cell>
          <table:table-cell office:value-type="float" office:value="3.24668976280618" calcext:value-type="float">
            <text:p>3.247</text:p>
          </table:table-cell>
          <table:table-cell table:style-name="ce6" table:formula="of:=[.B910]/[.$B$2]" office:value-type="percentage" office:value="0.0964899874320419" calcext:value-type="percentage">
            <text:p>9.65%</text:p>
          </table:table-cell>
          <table:table-cell table:style-name="ce7" table:formula="of:=[.C910]*1.11" office:value-type="float" office:value="3.60382563671486" calcext:value-type="float">
            <text:p>3.60</text:p>
          </table:table-cell>
          <table:table-cell table:number-columns-repeated="5"/>
        </table:table-row>
        <table:table-row table:style-name="ro1">
          <table:table-cell office:value-type="float" office:value="2.78887387387387" calcext:value-type="float">
            <text:p>2.789E+00</text:p>
          </table:table-cell>
          <table:table-cell office:value-type="float" office:value="11.4406366083472" calcext:value-type="float">
            <text:p>11.441</text:p>
          </table:table-cell>
          <table:table-cell office:value-type="float" office:value="3.18754276564815" calcext:value-type="float">
            <text:p>3.188</text:p>
          </table:table-cell>
          <table:table-cell table:style-name="ce6" table:formula="of:=[.B911]/[.$B$2]" office:value-type="percentage" office:value="0.0952257859221799" calcext:value-type="percentage">
            <text:p>9.52%</text:p>
          </table:table-cell>
          <table:table-cell table:style-name="ce7" table:formula="of:=[.C911]*1.11" office:value-type="float" office:value="3.53817246986945" calcext:value-type="float">
            <text:p>3.54</text:p>
          </table:table-cell>
          <table:table-cell table:number-columns-repeated="5"/>
        </table:table-row>
        <table:table-row table:style-name="ro1">
          <table:table-cell office:value-type="float" office:value="2.79194194194194" calcext:value-type="float">
            <text:p>2.792E+00</text:p>
          </table:table-cell>
          <table:table-cell office:value-type="float" office:value="11.2893255443633" calcext:value-type="float">
            <text:p>11.289</text:p>
          </table:table-cell>
          <table:table-cell office:value-type="float" office:value="3.12889726490307" calcext:value-type="float">
            <text:p>3.129</text:p>
          </table:table-cell>
          <table:table-cell table:style-name="ce6" table:formula="of:=[.B912]/[.$B$2]" office:value-type="percentage" office:value="0.0939663529483124" calcext:value-type="percentage">
            <text:p>9.40%</text:p>
          </table:table-cell>
          <table:table-cell table:style-name="ce7" table:formula="of:=[.C912]*1.11" office:value-type="float" office:value="3.47307596404241" calcext:value-type="float">
            <text:p>3.47</text:p>
          </table:table-cell>
          <table:table-cell table:number-columns-repeated="5"/>
        </table:table-row>
        <table:table-row table:style-name="ro1">
          <table:table-cell office:value-type="float" office:value="2.79501001001001" calcext:value-type="float">
            <text:p>2.795E+00</text:p>
          </table:table-cell>
          <table:table-cell office:value-type="float" office:value="11.1385911788557" calcext:value-type="float">
            <text:p>11.139</text:p>
          </table:table-cell>
          <table:table-cell office:value-type="float" office:value="3.0707538405377" calcext:value-type="float">
            <text:p>3.071</text:p>
          </table:table-cell>
          <table:table-cell table:style-name="ce6" table:formula="of:=[.B913]/[.$B$2]" office:value-type="percentage" office:value="0.092711720106424" calcext:value-type="percentage">
            <text:p>9.27%</text:p>
          </table:table-cell>
          <table:table-cell table:style-name="ce7" table:formula="of:=[.C913]*1.11" office:value-type="float" office:value="3.40853676299685" calcext:value-type="float">
            <text:p>3.41</text:p>
          </table:table-cell>
          <table:table-cell table:number-columns-repeated="5"/>
        </table:table-row>
        <table:table-row table:style-name="ro1">
          <table:table-cell office:value-type="float" office:value="2.79807807807808" calcext:value-type="float">
            <text:p>2.798E+00</text:p>
          </table:table-cell>
          <table:table-cell office:value-type="float" office:value="10.9884373201779" calcext:value-type="float">
            <text:p>10.988</text:p>
          </table:table-cell>
          <table:table-cell office:value-type="float" office:value="3.01311306755361" calcext:value-type="float">
            <text:p>3.013</text:p>
          </table:table-cell>
          <table:table-cell table:style-name="ce6" table:formula="of:=[.B914]/[.$B$2]" office:value-type="percentage" office:value="0.0914619190952277" calcext:value-type="percentage">
            <text:p>9.15%</text:p>
          </table:table-cell>
          <table:table-cell table:style-name="ce7" table:formula="of:=[.C914]*1.11" office:value-type="float" office:value="3.34455550498451" calcext:value-type="float">
            <text:p>3.34</text:p>
          </table:table-cell>
          <table:table-cell table:number-columns-repeated="5"/>
        </table:table-row>
        <table:table-row table:style-name="ro1">
          <table:table-cell office:value-type="float" office:value="2.80114614614615" calcext:value-type="float">
            <text:p>2.801E+00</text:p>
          </table:table-cell>
          <table:table-cell office:value-type="float" office:value="10.8388677886491" calcext:value-type="float">
            <text:p>10.839</text:p>
          </table:table-cell>
          <table:table-cell office:value-type="float" office:value="2.95597551598143" calcext:value-type="float">
            <text:p>2.956</text:p>
          </table:table-cell>
          <table:table-cell table:style-name="ce6" table:formula="of:=[.B915]/[.$B$2]" office:value-type="percentage" office:value="0.0902169817130326" calcext:value-type="percentage">
            <text:p>9.02%</text:p>
          </table:table-cell>
          <table:table-cell table:style-name="ce7" table:formula="of:=[.C915]*1.11" office:value-type="float" office:value="3.28113282273939" calcext:value-type="float">
            <text:p>3.28</text:p>
          </table:table-cell>
          <table:table-cell table:number-columns-repeated="5"/>
        </table:table-row>
        <table:table-row table:style-name="ro1">
          <table:table-cell office:value-type="float" office:value="2.80421421421421" calcext:value-type="float">
            <text:p>2.804E+00</text:p>
          </table:table-cell>
          <table:table-cell office:value-type="float" office:value="10.689886416128" calcext:value-type="float">
            <text:p>10.690</text:p>
          </table:table-cell>
          <table:table-cell office:value-type="float" office:value="2.89934175087528" calcext:value-type="float">
            <text:p>2.899</text:p>
          </table:table-cell>
          <table:table-cell table:style-name="ce6" table:formula="of:=[.B916]/[.$B$2]" office:value-type="percentage" office:value="0.0889769398541961" calcext:value-type="percentage">
            <text:p>8.90%</text:p>
          </table:table-cell>
          <table:table-cell table:style-name="ce7" table:formula="of:=[.C916]*1.11" office:value-type="float" office:value="3.21826934347156" calcext:value-type="float">
            <text:p>3.22</text:p>
          </table:table-cell>
          <table:table-cell table:number-columns-repeated="5"/>
        </table:table-row>
        <table:table-row table:style-name="ro1">
          <table:table-cell office:value-type="float" office:value="2.80728228228228" calcext:value-type="float">
            <text:p>2.807E+00</text:p>
          </table:table-cell>
          <table:table-cell office:value-type="float" office:value="10.5414970455301" calcext:value-type="float">
            <text:p>10.541</text:p>
          </table:table-cell>
          <table:table-cell office:value-type="float" office:value="2.84321233230714" calcext:value-type="float">
            <text:p>2.843</text:p>
          </table:table-cell>
          <table:table-cell table:style-name="ce6" table:formula="of:=[.B917]/[.$B$2]" office:value-type="percentage" office:value="0.0877418255051071" calcext:value-type="percentage">
            <text:p>8.77%</text:p>
          </table:table-cell>
          <table:table-cell table:style-name="ce7" table:formula="of:=[.C917]*1.11" office:value-type="float" office:value="3.15596568886093" calcext:value-type="float">
            <text:p>3.16</text:p>
          </table:table-cell>
          <table:table-cell table:number-columns-repeated="5"/>
        </table:table-row>
        <table:table-row table:style-name="ro1">
          <table:table-cell office:value-type="float" office:value="2.81035035035035" calcext:value-type="float">
            <text:p>2.810E+00</text:p>
          </table:table-cell>
          <table:table-cell office:value-type="float" office:value="10.3937035302852" calcext:value-type="float">
            <text:p>10.394</text:p>
          </table:table-cell>
          <table:table-cell office:value-type="float" office:value="2.78758781536132" calcext:value-type="float">
            <text:p>2.788</text:p>
          </table:table-cell>
          <table:table-cell table:style-name="ce6" table:formula="of:=[.B918]/[.$B$2]" office:value-type="percentage" office:value="0.0865116707396696" calcext:value-type="percentage">
            <text:p>8.65%</text:p>
          </table:table-cell>
          <table:table-cell table:style-name="ce7" table:formula="of:=[.C918]*1.11" office:value-type="float" office:value="3.09422247505107" calcext:value-type="float">
            <text:p>3.09</text:p>
          </table:table-cell>
          <table:table-cell table:number-columns-repeated="5"/>
        </table:table-row>
        <table:table-row table:style-name="ro1">
          <table:table-cell office:value-type="float" office:value="2.81341841841842" calcext:value-type="float">
            <text:p>2.813E+00</text:p>
          </table:table-cell>
          <table:table-cell office:value-type="float" office:value="10.2465097337277" calcext:value-type="float">
            <text:p>10.247</text:p>
          </table:table-cell>
          <table:table-cell office:value-type="float" office:value="2.73246875012897" calcext:value-type="float">
            <text:p>2.732</text:p>
          </table:table-cell>
          <table:table-cell table:style-name="ce6" table:formula="of:=[.B919]/[.$B$2]" office:value-type="percentage" office:value="0.0852865077142283" calcext:value-type="percentage">
            <text:p>8.53%</text:p>
          </table:table-cell>
          <table:table-cell table:style-name="ce7" table:formula="of:=[.C919]*1.11" office:value-type="float" office:value="3.03304031264316" calcext:value-type="float">
            <text:p>3.03</text:p>
          </table:table-cell>
          <table:table-cell table:number-columns-repeated="5"/>
        </table:table-row>
        <table:table-row table:style-name="ro1">
          <table:table-cell office:value-type="float" office:value="2.81648648648649" calcext:value-type="float">
            <text:p>2.816E+00</text:p>
          </table:table-cell>
          <table:table-cell office:value-type="float" office:value="10.0999195284141" calcext:value-type="float">
            <text:p>10.100</text:p>
          </table:table-cell>
          <table:table-cell office:value-type="float" office:value="2.67785568170267" calcext:value-type="float">
            <text:p>2.678</text:p>
          </table:table-cell>
          <table:table-cell table:style-name="ce6" table:formula="of:=[.B920]/[.$B$2]" office:value-type="percentage" office:value="0.0840663686618878" calcext:value-type="percentage">
            <text:p>8.41%</text:p>
          </table:table-cell>
          <table:table-cell table:style-name="ce7" table:formula="of:=[.C920]*1.11" office:value-type="float" office:value="2.97241980668996" calcext:value-type="float">
            <text:p>2.97</text:p>
          </table:table-cell>
          <table:table-cell table:number-columns-repeated="5"/>
        </table:table-row>
        <table:table-row table:style-name="ro1">
          <table:table-cell office:value-type="float" office:value="2.81955455455455" calcext:value-type="float">
            <text:p>2.820E+00</text:p>
          </table:table-cell>
          <table:table-cell office:value-type="float" office:value="9.95393679536141" calcext:value-type="float">
            <text:p>9.954</text:p>
          </table:table-cell>
          <table:table-cell office:value-type="float" office:value="2.62374915017098" calcext:value-type="float">
            <text:p>2.624</text:p>
          </table:table-cell>
          <table:table-cell table:style-name="ce6" table:formula="of:=[.B921]/[.$B$2]" office:value-type="percentage" office:value="0.0828512858861734" calcext:value-type="percentage">
            <text:p>8.29%</text:p>
          </table:table-cell>
          <table:table-cell table:style-name="ce7" table:formula="of:=[.C921]*1.11" office:value-type="float" office:value="2.91236155668979" calcext:value-type="float">
            <text:p>2.91</text:p>
          </table:table-cell>
          <table:table-cell table:number-columns-repeated="5"/>
        </table:table-row>
        <table:table-row table:style-name="ro1">
          <table:table-cell office:value-type="float" office:value="2.82262262262262" calcext:value-type="float">
            <text:p>2.823E+00</text:p>
          </table:table-cell>
          <table:table-cell office:value-type="float" office:value="9.80856542319812" calcext:value-type="float">
            <text:p>9.809</text:p>
          </table:table-cell>
          <table:table-cell office:value-type="float" office:value="2.57014969061314" calcext:value-type="float">
            <text:p>2.570</text:p>
          </table:table-cell>
          <table:table-cell table:style-name="ce6" table:formula="of:=[.B922]/[.$B$2]" office:value-type="percentage" office:value="0.0816412917539644" calcext:value-type="percentage">
            <text:p>8.16%</text:p>
          </table:table-cell>
          <table:table-cell table:style-name="ce7" table:formula="of:=[.C922]*1.11" office:value-type="float" office:value="2.85286615658059" calcext:value-type="float">
            <text:p>2.85</text:p>
          </table:table-cell>
          <table:table-cell table:number-columns-repeated="5"/>
        </table:table-row>
        <table:table-row table:style-name="ro1">
          <table:table-cell office:value-type="float" office:value="2.82569069069069" calcext:value-type="float">
            <text:p>2.826E+00</text:p>
          </table:table-cell>
          <table:table-cell office:value-type="float" office:value="9.66380930721951" calcext:value-type="float">
            <text:p>9.664</text:p>
          </table:table-cell>
          <table:table-cell office:value-type="float" office:value="2.51705783309379" calcext:value-type="float">
            <text:p>2.517</text:p>
          </table:table-cell>
          <table:table-cell table:style-name="ce6" table:formula="of:=[.B923]/[.$B$2]" office:value-type="percentage" office:value="0.080436418687631" calcext:value-type="percentage">
            <text:p>8.04%</text:p>
          </table:table-cell>
          <table:table-cell table:style-name="ce7" table:formula="of:=[.C923]*1.11" office:value-type="float" office:value="2.79393419473411" calcext:value-type="float">
            <text:p>2.79</text:p>
          </table:table-cell>
          <table:table-cell table:number-columns-repeated="5"/>
        </table:table-row>
        <table:table-row table:style-name="ro1">
          <table:table-cell office:value-type="float" office:value="2.82875875875876" calcext:value-type="float">
            <text:p>2.829E+00</text:p>
          </table:table-cell>
          <table:table-cell office:value-type="float" office:value="9.51967234833874" calcext:value-type="float">
            <text:p>9.520</text:p>
          </table:table-cell>
          <table:table-cell office:value-type="float" office:value="2.46447410265768" calcext:value-type="float">
            <text:p>2.464</text:p>
          </table:table-cell>
          <table:table-cell table:style-name="ce6" table:formula="of:=[.B924]/[.$B$2]" office:value-type="percentage" office:value="0.0792366991563036" calcext:value-type="percentage">
            <text:p>7.92%</text:p>
          </table:table-cell>
          <table:table-cell table:style-name="ce7" table:formula="of:=[.C924]*1.11" office:value-type="float" office:value="2.73556625395003" calcext:value-type="float">
            <text:p>2.74</text:p>
          </table:table-cell>
          <table:table-cell table:number-columns-repeated="5"/>
        </table:table-row>
        <table:table-row table:style-name="ro1">
          <table:table-cell office:value-type="float" office:value="2.83182682682683" calcext:value-type="float">
            <text:p>2.832E+00</text:p>
          </table:table-cell>
          <table:table-cell office:value-type="float" office:value="9.37615845192317" calcext:value-type="float">
            <text:p>9.376</text:p>
          </table:table-cell>
          <table:table-cell office:value-type="float" office:value="2.41239901932453" calcext:value-type="float">
            <text:p>2.412</text:p>
          </table:table-cell>
          <table:table-cell table:style-name="ce6" table:formula="of:=[.B925]/[.$B$2]" office:value-type="percentage" office:value="0.0780421656661867" calcext:value-type="percentage">
            <text:p>7.80%</text:p>
          </table:table-cell>
          <table:table-cell table:style-name="ce7" table:formula="of:=[.C925]*1.11" office:value-type="float" office:value="2.67776291145023" calcext:value-type="float">
            <text:p>2.68</text:p>
          </table:table-cell>
          <table:table-cell table:number-columns-repeated="5"/>
        </table:table-row>
        <table:table-row table:style-name="ro1">
          <table:table-cell office:value-type="float" office:value="2.83489489489489" calcext:value-type="float">
            <text:p>2.835E+00</text:p>
          </table:table-cell>
          <table:table-cell office:value-type="float" office:value="9.23327152650509" calcext:value-type="float">
            <text:p>9.233</text:p>
          </table:table-cell>
          <table:table-cell office:value-type="float" office:value="2.36083309808384" calcext:value-type="float">
            <text:p>2.361</text:p>
          </table:table-cell>
          <table:table-cell table:style-name="ce6" table:formula="of:=[.B926]/[.$B$2]" office:value-type="percentage" office:value="0.0768528507498286" calcext:value-type="percentage">
            <text:p>7.69%</text:p>
          </table:table-cell>
          <table:table-cell table:style-name="ce7" table:formula="of:=[.C926]*1.11" office:value-type="float" office:value="2.62052473887306" calcext:value-type="float">
            <text:p>2.62</text:p>
          </table:table-cell>
          <table:table-cell table:number-columns-repeated="5"/>
        </table:table-row>
        <table:table-row table:style-name="ro1">
          <table:table-cell office:value-type="float" office:value="2.83796296296296" calcext:value-type="float">
            <text:p>2.838E+00</text:p>
          </table:table-cell>
          <table:table-cell office:value-type="float" office:value="9.09101548235454" calcext:value-type="float">
            <text:p>9.091</text:p>
          </table:table-cell>
          <table:table-cell office:value-type="float" office:value="2.30977684888984" calcext:value-type="float">
            <text:p>2.310</text:p>
          </table:table-cell>
          <table:table-cell table:style-name="ce6" table:formula="of:=[.B927]/[.$B$2]" office:value-type="percentage" office:value="0.0756687869542411" calcext:value-type="percentage">
            <text:p>7.57%</text:p>
          </table:table-cell>
          <table:table-cell table:style-name="ce7" table:formula="of:=[.C927]*1.11" office:value-type="float" office:value="2.56385230226772" calcext:value-type="float">
            <text:p>2.56</text:p>
          </table:table-cell>
          <table:table-cell table:number-columns-repeated="5"/>
        </table:table-row>
        <table:table-row table:style-name="ro1">
          <table:table-cell office:value-type="float" office:value="2.84103103103103" calcext:value-type="float">
            <text:p>2.841E+00</text:p>
          </table:table-cell>
          <table:table-cell office:value-type="float" office:value="8.94939422990093" calcext:value-type="float">
            <text:p>8.949</text:p>
          </table:table-cell>
          <table:table-cell office:value-type="float" office:value="2.25923077665642" calcext:value-type="float">
            <text:p>2.259</text:p>
          </table:table-cell>
          <table:table-cell table:style-name="ce6" table:formula="of:=[.B928]/[.$B$2]" office:value-type="percentage" office:value="0.0744900068277629" calcext:value-type="percentage">
            <text:p>7.45%</text:p>
          </table:table-cell>
          <table:table-cell table:style-name="ce7" table:formula="of:=[.C928]*1.11" office:value-type="float" office:value="2.50774616208863" calcext:value-type="float">
            <text:p>2.51</text:p>
          </table:table-cell>
          <table:table-cell table:number-columns-repeated="5"/>
        </table:table-row>
        <table:table-row table:style-name="ro1">
          <table:table-cell office:value-type="float" office:value="2.8440990990991" calcext:value-type="float">
            <text:p>2.844E+00</text:p>
          </table:table-cell>
          <table:table-cell office:value-type="float" office:value="8.80841167798835" calcext:value-type="float">
            <text:p>8.808</text:p>
          </table:table-cell>
          <table:table-cell office:value-type="float" office:value="2.20919538125215" calcext:value-type="float">
            <text:p>2.209</text:p>
          </table:table-cell>
          <table:table-cell table:style-name="ce6" table:formula="of:=[.B929]/[.$B$2]" office:value-type="percentage" office:value="0.0733165429055372" calcext:value-type="percentage">
            <text:p>7.33%</text:p>
          </table:table-cell>
          <table:table-cell table:style-name="ce7" table:formula="of:=[.C929]*1.11" office:value-type="float" office:value="2.45220687318989" calcext:value-type="float">
            <text:p>2.45</text:p>
          </table:table-cell>
          <table:table-cell table:number-columns-repeated="5"/>
        </table:table-row>
        <table:table-row table:style-name="ro1">
          <table:table-cell office:value-type="float" office:value="2.84716716716717" calcext:value-type="float">
            <text:p>2.847E+00</text:p>
          </table:table-cell>
          <table:table-cell office:value-type="float" office:value="8.66807173194844" calcext:value-type="float">
            <text:p>8.668</text:p>
          </table:table-cell>
          <table:table-cell office:value-type="float" office:value="2.1596711574953" calcext:value-type="float">
            <text:p>2.160</text:p>
          </table:table-cell>
          <table:table-cell table:style-name="ce6" table:formula="of:=[.B930]/[.$B$2]" office:value-type="percentage" office:value="0.0721484276934715" calcext:value-type="percentage">
            <text:p>7.21%</text:p>
          </table:table-cell>
          <table:table-cell table:style-name="ce7" table:formula="of:=[.C930]*1.11" office:value-type="float" office:value="2.39723498481978" calcext:value-type="float">
            <text:p>2.40</text:p>
          </table:table-cell>
          <table:table-cell table:number-columns-repeated="5"/>
        </table:table-row>
        <table:table-row table:style-name="ro1">
          <table:table-cell office:value-type="float" office:value="2.85023523523523" calcext:value-type="float">
            <text:p>2.850E+00</text:p>
          </table:table-cell>
          <table:table-cell office:value-type="float" office:value="8.52837829147229" calcext:value-type="float">
            <text:p>8.528</text:p>
          </table:table-cell>
          <table:table-cell office:value-type="float" office:value="2.11065859514903" calcext:value-type="float">
            <text:p>2.111</text:p>
          </table:table-cell>
          <table:table-cell table:style-name="ce6" table:formula="of:=[.B931]/[.$B$2]" office:value-type="percentage" office:value="0.0709856936505242" calcext:value-type="percentage">
            <text:p>7.10%</text:p>
          </table:table-cell>
          <table:table-cell table:style-name="ce7" table:formula="of:=[.C931]*1.11" office:value-type="float" office:value="2.34283104061542" calcext:value-type="float">
            <text:p>2.34</text:p>
          </table:table-cell>
          <table:table-cell table:number-columns-repeated="5"/>
        </table:table-row>
        <table:table-row table:style-name="ro1">
          <table:table-cell office:value-type="float" office:value="2.8533033033033" calcext:value-type="float">
            <text:p>2.853E+00</text:p>
          </table:table-cell>
          <table:table-cell office:value-type="float" office:value="8.38933524826142" calcext:value-type="float">
            <text:p>8.389</text:p>
          </table:table-cell>
          <table:table-cell office:value-type="float" office:value="2.06215817891644" calcext:value-type="float">
            <text:p>2.062</text:p>
          </table:table-cell>
          <table:table-cell table:style-name="ce6" table:formula="of:=[.B932]/[.$B$2]" office:value-type="percentage" office:value="0.0698283731691529" calcext:value-type="percentage">
            <text:p>6.98%</text:p>
          </table:table-cell>
          <table:table-cell table:style-name="ce7" table:formula="of:=[.C932]*1.11" office:value-type="float" office:value="2.28899557859725" calcext:value-type="float">
            <text:p>2.29</text:p>
          </table:table-cell>
          <table:table-cell table:number-columns-repeated="5"/>
        </table:table-row>
        <table:table-row table:style-name="ro1">
          <table:table-cell office:value-type="float" office:value="2.85637137137137" calcext:value-type="float">
            <text:p>2.856E+00</text:p>
          </table:table-cell>
          <table:table-cell office:value-type="float" office:value="8.25094648343534" calcext:value-type="float">
            <text:p>8.251</text:p>
          </table:table-cell>
          <table:table-cell office:value-type="float" office:value="2.01417038843586" calcext:value-type="float">
            <text:p>2.014</text:p>
          </table:table-cell>
          <table:table-cell table:style-name="ce6" table:formula="of:=[.B933]/[.$B$2]" office:value-type="percentage" office:value="0.0686764985537361" calcext:value-type="percentage">
            <text:p>6.87%</text:p>
          </table:table-cell>
          <table:table-cell table:style-name="ce7" table:formula="of:=[.C933]*1.11" office:value-type="float" office:value="2.2357291311638" calcext:value-type="float">
            <text:p>2.24</text:p>
          </table:table-cell>
          <table:table-cell table:number-columns-repeated="5"/>
        </table:table-row>
        <table:table-row table:style-name="ro1">
          <table:table-cell office:value-type="float" office:value="2.85943943943944" calcext:value-type="float">
            <text:p>2.859E+00</text:p>
          </table:table-cell>
          <table:table-cell office:value-type="float" office:value="8.11321586467085" calcext:value-type="float">
            <text:p>8.113</text:p>
          </table:table-cell>
          <table:table-cell office:value-type="float" office:value="1.96669569827608" calcext:value-type="float">
            <text:p>1.967</text:p>
          </table:table-cell>
          <table:table-cell table:style-name="ce6" table:formula="of:=[.B934]/[.$B$2]" office:value-type="percentage" office:value="0.0675301019967624" calcext:value-type="percentage">
            <text:p>6.75%</text:p>
          </table:table-cell>
          <table:table-cell table:style-name="ce7" table:formula="of:=[.C934]*1.11" office:value-type="float" office:value="2.18303222508645" calcext:value-type="float">
            <text:p>2.18</text:p>
          </table:table-cell>
          <table:table-cell table:number-columns-repeated="5"/>
        </table:table-row>
        <table:table-row table:style-name="ro1">
          <table:table-cell office:value-type="float" office:value="2.86250750750751" calcext:value-type="float">
            <text:p>2.863E+00</text:p>
          </table:table-cell>
          <table:table-cell office:value-type="float" office:value="7.97614724304545" calcext:value-type="float">
            <text:p>7.976</text:p>
          </table:table-cell>
          <table:table-cell office:value-type="float" office:value="1.91973457793164" calcext:value-type="float">
            <text:p>1.920</text:p>
          </table:table-cell>
          <table:table-cell table:style-name="ce6" table:formula="of:=[.B935]/[.$B$2]" office:value-type="percentage" office:value="0.0663892155525565" calcext:value-type="percentage">
            <text:p>6.64%</text:p>
          </table:table-cell>
          <table:table-cell table:style-name="ce7" table:formula="of:=[.C935]*1.11" office:value-type="float" office:value="2.13090538150412" calcext:value-type="float">
            <text:p>2.13</text:p>
          </table:table-cell>
          <table:table-cell table:number-columns-repeated="5"/>
        </table:table-row>
        <table:table-row table:style-name="ro1">
          <table:table-cell office:value-type="float" office:value="2.86557557557558" calcext:value-type="float">
            <text:p>2.866E+00</text:p>
          </table:table-cell>
          <table:table-cell office:value-type="float" office:value="7.83974444955397" calcext:value-type="float">
            <text:p>7.840</text:p>
          </table:table-cell>
          <table:table-cell office:value-type="float" office:value="1.8732874918182" calcext:value-type="float">
            <text:p>1.873</text:p>
          </table:table-cell>
          <table:table-cell table:style-name="ce6" table:formula="of:=[.B936]/[.$B$2]" office:value-type="percentage" office:value="0.0652538711082858" calcext:value-type="percentage">
            <text:p>6.53%</text:p>
          </table:table-cell>
          <table:table-cell table:style-name="ce7" table:formula="of:=[.C936]*1.11" office:value-type="float" office:value="2.0793491159182" calcext:value-type="float">
            <text:p>2.08</text:p>
          </table:table-cell>
          <table:table-cell table:number-columns-repeated="5"/>
        </table:table-row>
        <table:table-row table:style-name="ro1">
          <table:table-cell office:value-type="float" office:value="2.86864364364364" calcext:value-type="float">
            <text:p>2.869E+00</text:p>
          </table:table-cell>
          <table:table-cell office:value-type="float" office:value="7.70401129126416" calcext:value-type="float">
            <text:p>7.704</text:p>
          </table:table-cell>
          <table:table-cell office:value-type="float" office:value="1.82735489926796" calcext:value-type="float">
            <text:p>1.827</text:p>
          </table:table-cell>
          <table:table-cell table:style-name="ce6" table:formula="of:=[.B937]/[.$B$2]" office:value-type="percentage" office:value="0.0641241003519612" calcext:value-type="percentage">
            <text:p>6.41%</text:p>
          </table:table-cell>
          <table:table-cell table:style-name="ce7" table:formula="of:=[.C937]*1.11" office:value-type="float" office:value="2.02836393818744" calcext:value-type="float">
            <text:p>2.03</text:p>
          </table:table-cell>
          <table:table-cell table:number-columns-repeated="5"/>
        </table:table-row>
        <table:table-row table:style-name="ro1">
          <table:table-cell office:value-type="float" office:value="2.87171171171171" calcext:value-type="float">
            <text:p>2.872E+00</text:p>
          </table:table-cell>
          <table:table-cell office:value-type="float" office:value="7.56895154707283" calcext:value-type="float">
            <text:p>7.569</text:p>
          </table:table-cell>
          <table:table-cell office:value-type="float" office:value="1.78193725452509" calcext:value-type="float">
            <text:p>1.782</text:p>
          </table:table-cell>
          <table:table-cell table:style-name="ce6" table:formula="of:=[.B938]/[.$B$2]" office:value-type="percentage" office:value="0.0629999347371139" calcext:value-type="percentage">
            <text:p>6.30%</text:p>
          </table:table-cell>
          <table:table-cell table:style-name="ce7" table:formula="of:=[.C938]*1.11" office:value-type="float" office:value="1.97795035252285" calcext:value-type="float">
            <text:p>1.98</text:p>
          </table:table-cell>
          <table:table-cell table:number-columns-repeated="5"/>
        </table:table-row>
        <table:table-row table:style-name="ro1">
          <table:table-cell office:value-type="float" office:value="2.87477977977978" calcext:value-type="float">
            <text:p>2.875E+00</text:p>
          </table:table-cell>
          <table:table-cell office:value-type="float" office:value="7.43456896301973" calcext:value-type="float">
            <text:p>7.435</text:p>
          </table:table-cell>
          <table:table-cell office:value-type="float" office:value="1.73703500674126" calcext:value-type="float">
            <text:p>1.737</text:p>
          </table:table-cell>
          <table:table-cell table:style-name="ce6" table:formula="of:=[.B939]/[.$B$2]" office:value-type="percentage" office:value="0.06188140544379" calcext:value-type="percentage">
            <text:p>6.19%</text:p>
          </table:table-cell>
          <table:table-cell table:style-name="ce7" table:formula="of:=[.C939]*1.11" office:value-type="float" office:value="1.9281088574828" calcext:value-type="float">
            <text:p>1.93</text:p>
          </table:table-cell>
          <table:table-cell table:number-columns-repeated="5"/>
        </table:table-row>
        <table:table-row table:style-name="ro1">
          <table:table-cell office:value-type="float" office:value="2.87784784784785" calcext:value-type="float">
            <text:p>2.878E+00</text:p>
          </table:table-cell>
          <table:table-cell office:value-type="float" office:value="7.30086724711109" calcext:value-type="float">
            <text:p>7.301</text:p>
          </table:table-cell>
          <table:table-cell office:value-type="float" office:value="1.69264859997121" calcext:value-type="float">
            <text:p>1.693</text:p>
          </table:table-cell>
          <table:table-cell table:style-name="ce6" table:formula="of:=[.B940]/[.$B$2]" office:value-type="percentage" office:value="0.0607685433354651" calcext:value-type="percentage">
            <text:p>6.08%</text:p>
          </table:table-cell>
          <table:table-cell table:style-name="ce7" table:formula="of:=[.C940]*1.11" office:value-type="float" office:value="1.87883994596804" calcext:value-type="float">
            <text:p>1.88</text:p>
          </table:table-cell>
          <table:table-cell table:number-columns-repeated="5"/>
        </table:table-row>
        <table:table-row table:style-name="ro1">
          <table:table-cell office:value-type="float" office:value="2.88091591591592" calcext:value-type="float">
            <text:p>2.881E+00</text:p>
          </table:table-cell>
          <table:table-cell office:value-type="float" office:value="7.16785006359903" calcext:value-type="float">
            <text:p>7.168</text:p>
          </table:table-cell>
          <table:table-cell office:value-type="float" office:value="1.6487784731683" calcext:value-type="float">
            <text:p>1.649</text:p>
          </table:table-cell>
          <table:table-cell table:style-name="ce6" table:formula="of:=[.B941]/[.$B$2]" office:value-type="percentage" office:value="0.0596613789114287" calcext:value-type="percentage">
            <text:p>5.97%</text:p>
          </table:table-cell>
          <table:table-cell table:style-name="ce7" table:formula="of:=[.C941]*1.11" office:value-type="float" office:value="1.83014410521681" calcext:value-type="float">
            <text:p>1.83</text:p>
          </table:table-cell>
          <table:table-cell table:number-columns-repeated="5"/>
        </table:table-row>
        <table:table-row table:style-name="ro1">
          <table:table-cell office:value-type="float" office:value="2.88398398398398" calcext:value-type="float">
            <text:p>2.884E+00</text:p>
          </table:table-cell>
          <table:table-cell office:value-type="float" office:value="7.03552102665637" calcext:value-type="float">
            <text:p>7.036</text:p>
          </table:table-cell>
          <table:table-cell office:value-type="float" office:value="1.60542506018025" calcext:value-type="float">
            <text:p>1.605</text:p>
          </table:table-cell>
          <table:table-cell table:style-name="ce6" table:formula="of:=[.B942]/[.$B$2]" office:value-type="percentage" office:value="0.0585599422541367" calcext:value-type="percentage">
            <text:p>5.86%</text:p>
          </table:table-cell>
          <table:table-cell table:style-name="ce7" table:formula="of:=[.C942]*1.11" office:value-type="float" office:value="1.78202181680008" calcext:value-type="float">
            <text:p>1.78</text:p>
          </table:table-cell>
          <table:table-cell table:number-columns-repeated="5"/>
        </table:table-row>
        <table:table-row table:style-name="ro1">
          <table:table-cell office:value-type="float" office:value="2.88705205205205" calcext:value-type="float">
            <text:p>2.887E+00</text:p>
          </table:table-cell>
          <table:table-cell office:value-type="float" office:value="6.9038836933789" calcext:value-type="float">
            <text:p>6.904</text:p>
          </table:table-cell>
          <table:table-cell office:value-type="float" office:value="1.56258878974478" calcext:value-type="float">
            <text:p>1.563</text:p>
          </table:table-cell>
          <table:table-cell table:style-name="ce6" table:formula="of:=[.B943]/[.$B$2]" office:value-type="percentage" office:value="0.0574642629709663" calcext:value-type="percentage">
            <text:p>5.75%</text:p>
          </table:table-cell>
          <table:table-cell table:style-name="ce7" table:formula="of:=[.C943]*1.11" office:value-type="float" office:value="1.73447355661671" calcext:value-type="float">
            <text:p>1.73</text:p>
          </table:table-cell>
          <table:table-cell table:number-columns-repeated="5"/>
        </table:table-row>
        <table:table-row table:style-name="ro1">
          <table:table-cell office:value-type="float" office:value="2.89012012012012" calcext:value-type="float">
            <text:p>2.890E+00</text:p>
          </table:table-cell>
          <table:table-cell office:value-type="float" office:value="6.77294155603833" calcext:value-type="float">
            <text:p>6.773</text:p>
          </table:table-cell>
          <table:table-cell office:value-type="float" office:value="1.52027008548541" calcext:value-type="float">
            <text:p>1.520</text:p>
          </table:table-cell>
          <table:table-cell table:style-name="ce6" table:formula="of:=[.B944]/[.$B$2]" office:value-type="percentage" office:value="0.0563743701297333" calcext:value-type="percentage">
            <text:p>5.64%</text:p>
          </table:table-cell>
          <table:table-cell table:style-name="ce7" table:formula="of:=[.C944]*1.11" office:value-type="float" office:value="1.68749979488881" calcext:value-type="float">
            <text:p>1.69</text:p>
          </table:table-cell>
          <table:table-cell table:number-columns-repeated="5"/>
        </table:table-row>
        <table:table-row table:style-name="ro1">
          <table:table-cell office:value-type="float" office:value="2.89318818818819" calcext:value-type="float">
            <text:p>2.893E+00</text:p>
          </table:table-cell>
          <table:table-cell office:value-type="float" office:value="6.6426980334996" calcext:value-type="float">
            <text:p>6.643</text:p>
          </table:table-cell>
          <table:table-cell office:value-type="float" office:value="1.47846936590725" calcext:value-type="float">
            <text:p>1.478</text:p>
          </table:table-cell>
          <table:table-cell table:style-name="ce6" table:formula="of:=[.B945]/[.$B$2]" office:value-type="percentage" office:value="0.0552902921872546" calcext:value-type="percentage">
            <text:p>5.53%</text:p>
          </table:table-cell>
          <table:table-cell table:style-name="ce7" table:formula="of:=[.C945]*1.11" office:value-type="float" office:value="1.64110099615705" calcext:value-type="float">
            <text:p>1.64</text:p>
          </table:table-cell>
          <table:table-cell table:number-columns-repeated="5"/>
        </table:table-row>
        <table:table-row table:style-name="ro1">
          <table:table-cell office:value-type="float" office:value="2.89625625625626" calcext:value-type="float">
            <text:p>2.896E+00</text:p>
          </table:table-cell>
          <table:table-cell office:value-type="float" office:value="6.6426980334996" calcext:value-type="float">
            <text:p>6.643</text:p>
          </table:table-cell>
          <table:table-cell office:value-type="float" office:value="1.47846936590725" calcext:value-type="float">
            <text:p>1.478</text:p>
          </table:table-cell>
          <table:table-cell table:style-name="ce6" table:formula="of:=[.B946]/[.$B$2]" office:value-type="percentage" office:value="0.0552902921872546" calcext:value-type="percentage">
            <text:p>5.53%</text:p>
          </table:table-cell>
          <table:table-cell table:style-name="ce7" table:formula="of:=[.C946]*1.11" office:value-type="float" office:value="1.64110099615705" calcext:value-type="float">
            <text:p>1.64</text:p>
          </table:table-cell>
          <table:table-cell table:number-columns-repeated="5"/>
        </table:table-row>
        <table:table-row table:style-name="ro1">
          <table:table-cell office:value-type="float" office:value="2.89932432432432" calcext:value-type="float">
            <text:p>2.899E+00</text:p>
          </table:table-cell>
          <table:table-cell office:value-type="float" office:value="6.5131564617046" calcext:value-type="float">
            <text:p>6.513</text:p>
          </table:table-cell>
          <table:table-cell office:value-type="float" office:value="1.43718704439289" calcext:value-type="float">
            <text:p>1.437</text:p>
          </table:table-cell>
          <table:table-cell table:style-name="ce6" table:formula="of:=[.B947]/[.$B$2]" office:value-type="percentage" office:value="0.0542120569101396" calcext:value-type="percentage">
            <text:p>5.42%</text:p>
          </table:table-cell>
          <table:table-cell table:style-name="ce7" table:formula="of:=[.C947]*1.11" office:value-type="float" office:value="1.59527761927611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float" office:value="2.90239239239239" calcext:value-type="float">
            <text:p>2.902E+00</text:p>
          </table:table-cell>
          <table:table-cell office:value-type="float" office:value="6.38432008311166" calcext:value-type="float">
            <text:p>6.384</text:p>
          </table:table-cell>
          <table:table-cell office:value-type="float" office:value="1.39642352919828" calcext:value-type="float">
            <text:p>1.396</text:p>
          </table:table-cell>
          <table:table-cell table:style-name="ce6" table:formula="of:=[.B948]/[.$B$2]" office:value-type="percentage" office:value="0.0531396912868902" calcext:value-type="percentage">
            <text:p>5.31%</text:p>
          </table:table-cell>
          <table:table-cell table:style-name="ce7" table:formula="of:=[.C948]*1.11" office:value-type="float" office:value="1.55003011741009" calcext:value-type="float">
            <text:p>1.55</text:p>
          </table:table-cell>
          <table:table-cell table:number-columns-repeated="5"/>
        </table:table-row>
        <table:table-row table:style-name="ro1">
          <table:table-cell office:value-type="float" office:value="2.90546046046046" calcext:value-type="float">
            <text:p>2.905E+00</text:p>
          </table:table-cell>
          <table:table-cell office:value-type="float" office:value="6.25619203496477" calcext:value-type="float">
            <text:p>6.256</text:p>
          </table:table-cell>
          <table:table-cell office:value-type="float" office:value="1.35617922344869" calcext:value-type="float">
            <text:p>1.356</text:p>
          </table:table-cell>
          <table:table-cell table:style-name="ce6" table:formula="of:=[.B949]/[.$B$2]" office:value-type="percentage" office:value="0.05207322143026" calcext:value-type="percentage">
            <text:p>5.21%</text:p>
          </table:table-cell>
          <table:table-cell table:style-name="ce7" table:formula="of:=[.C949]*1.11" office:value-type="float" office:value="1.50535893802805" calcext:value-type="float">
            <text:p>1.51</text:p>
          </table:table-cell>
          <table:table-cell table:number-columns-repeated="5"/>
        </table:table-row>
        <table:table-row table:style-name="ro1">
          <table:table-cell office:value-type="float" office:value="2.90852852852853" calcext:value-type="float">
            <text:p>2.909E+00</text:p>
          </table:table-cell>
          <table:table-cell office:value-type="float" office:value="6.12877533624985" calcext:value-type="float">
            <text:p>6.129</text:p>
          </table:table-cell>
          <table:table-cell office:value-type="float" office:value="1.31645452513477" calcext:value-type="float">
            <text:p>1.316</text:p>
          </table:table-cell>
          <table:table-cell table:style-name="ce6" table:formula="of:=[.B950]/[.$B$2]" office:value-type="percentage" office:value="0.0510126724686851" calcext:value-type="percentage">
            <text:p>5.10%</text:p>
          </table:table-cell>
          <table:table-cell table:style-name="ce7" table:formula="of:=[.C950]*1.11" office:value-type="float" office:value="1.4612645228996" calcext:value-type="float">
            <text:p>1.46</text:p>
          </table:table-cell>
          <table:table-cell table:number-columns-repeated="5"/>
        </table:table-row>
        <table:table-row table:style-name="ro1">
          <table:table-cell office:value-type="float" office:value="2.9115965965966" calcext:value-type="float">
            <text:p>2.912E+00</text:p>
          </table:table-cell>
          <table:table-cell office:value-type="float" office:value="6.00207287317455" calcext:value-type="float">
            <text:p>6.002</text:p>
          </table:table-cell>
          <table:table-cell office:value-type="float" office:value="1.27724982710855" calcext:value-type="float">
            <text:p>1.277</text:p>
          </table:table-cell>
          <table:table-cell table:style-name="ce6" table:formula="of:=[.B951]/[.$B$2]" office:value-type="percentage" office:value="0.049958068425426" calcext:value-type="percentage">
            <text:p>5.00%</text:p>
          </table:table-cell>
          <table:table-cell table:style-name="ce7" table:formula="of:=[.C951]*1.11" office:value-type="float" office:value="1.41774730809049" calcext:value-type="float">
            <text:p>1.42</text:p>
          </table:table-cell>
          <table:table-cell table:number-columns-repeated="5"/>
        </table:table-row>
        <table:table-row table:style-name="ro1">
          <table:table-cell office:value-type="float" office:value="2.91466466466466" calcext:value-type="float">
            <text:p>2.915E+00</text:p>
          </table:table-cell>
          <table:table-cell office:value-type="float" office:value="5.87608738298565" calcext:value-type="float">
            <text:p>5.876</text:p>
          </table:table-cell>
          <table:table-cell office:value-type="float" office:value="1.23856551707962" calcext:value-type="float">
            <text:p>1.239</text:p>
          </table:table-cell>
          <table:table-cell table:style-name="ce6" table:formula="of:=[.B952]/[.$B$2]" office:value-type="percentage" office:value="0.0489094320838717" calcext:value-type="percentage">
            <text:p>4.89%</text:p>
          </table:table-cell>
          <table:table-cell table:style-name="ce7" table:formula="of:=[.C952]*1.11" office:value-type="float" office:value="1.37480772395838" calcext:value-type="float">
            <text:p>1.37</text:p>
          </table:table-cell>
          <table:table-cell table:number-columns-repeated="5"/>
        </table:table-row>
        <table:table-row table:style-name="ro1">
          <table:table-cell office:value-type="float" office:value="2.91773273273273" calcext:value-type="float">
            <text:p>2.918E+00</text:p>
          </table:table-cell>
          <table:table-cell office:value-type="float" office:value="5.75082143591052" calcext:value-type="float">
            <text:p>5.751</text:p>
          </table:table-cell>
          <table:table-cell office:value-type="float" office:value="1.20040197761123" calcext:value-type="float">
            <text:p>1.200</text:p>
          </table:table-cell>
          <table:table-cell table:style-name="ce6" table:formula="of:=[.B953]/[.$B$2]" office:value-type="percentage" office:value="0.0478667848372305" calcext:value-type="percentage">
            <text:p>4.79%</text:p>
          </table:table-cell>
          <table:table-cell table:style-name="ce7" table:formula="of:=[.C953]*1.11" office:value-type="float" office:value="1.33244619514847" calcext:value-type="float">
            <text:p>1.33</text:p>
          </table:table-cell>
          <table:table-cell table:number-columns-repeated="5"/>
        </table:table-row>
        <table:table-row table:style-name="ro1">
          <table:table-cell office:value-type="float" office:value="2.9208008008008" calcext:value-type="float">
            <text:p>2.921E+00</text:p>
          </table:table-cell>
          <table:table-cell office:value-type="float" office:value="5.62627741497789" calcext:value-type="float">
            <text:p>5.626</text:p>
          </table:table-cell>
          <table:table-cell office:value-type="float" office:value="1.16275958611657" calcext:value-type="float">
            <text:p>1.163</text:p>
          </table:table-cell>
          <table:table-cell table:style-name="ce6" table:formula="of:=[.B954]/[.$B$2]" office:value-type="percentage" office:value="0.0468301465205686" calcext:value-type="percentage">
            <text:p>4.68%</text:p>
          </table:table-cell>
          <table:table-cell table:style-name="ce7" table:formula="of:=[.C954]*1.11" office:value-type="float" office:value="1.29066314058939" calcext:value-type="float">
            <text:p>1.29</text:p>
          </table:table-cell>
          <table:table-cell table:number-columns-repeated="5"/>
        </table:table-row>
        <table:table-row table:style-name="ro1">
          <table:table-cell office:value-type="float" office:value="2.92386886886887" calcext:value-type="float">
            <text:p>2.924E+00</text:p>
          </table:table-cell>
          <table:table-cell office:value-type="float" office:value="5.50245749343607" calcext:value-type="float">
            <text:p>5.502</text:p>
          </table:table-cell>
          <table:table-cell office:value-type="float" office:value="1.12563871485498" calcext:value-type="float">
            <text:p>1.126</text:p>
          </table:table-cell>
          <table:table-cell table:style-name="ce6" table:formula="of:=[.B955]/[.$B$2]" office:value-type="percentage" office:value="0.0457995352228511" calcext:value-type="percentage">
            <text:p>4.58%</text:p>
          </table:table-cell>
          <table:table-cell table:style-name="ce7" table:formula="of:=[.C955]*1.11" office:value-type="float" office:value="1.24945897348903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float" office:value="2.92693693693694" calcext:value-type="float">
            <text:p>2.927E+00</text:p>
          </table:table-cell>
          <table:table-cell office:value-type="float" office:value="5.37936360944364" calcext:value-type="float">
            <text:p>5.379</text:p>
          </table:table-cell>
          <table:table-cell office:value-type="float" office:value="1.08903973092831" calcext:value-type="float">
            <text:p>1.089</text:p>
          </table:table-cell>
          <table:table-cell table:style-name="ce6" table:formula="of:=[.B956]/[.$B$2]" office:value-type="percentage" office:value="0.0447749670762813" calcext:value-type="percentage">
            <text:p>4.48%</text:p>
          </table:table-cell>
          <table:table-cell table:style-name="ce7" table:formula="of:=[.C956]*1.11" office:value-type="float" office:value="1.20883410133042" calcext:value-type="float">
            <text:p>1.21</text:p>
          </table:table-cell>
          <table:table-cell table:number-columns-repeated="5"/>
        </table:table-row>
        <table:table-row table:style-name="ro1">
          <table:table-cell office:value-type="float" office:value="2.930005005005" calcext:value-type="float">
            <text:p>2.930E+00</text:p>
          </table:table-cell>
          <table:table-cell office:value-type="float" office:value="5.25699743765639" calcext:value-type="float">
            <text:p>5.257</text:p>
          </table:table-cell>
          <table:table-cell office:value-type="float" office:value="1.05296299627729" calcext:value-type="float">
            <text:p>1.053</text:p>
          </table:table-cell>
          <table:table-cell table:style-name="ce6" table:formula="of:=[.B957]/[.$B$2]" office:value-type="percentage" office:value="0.043756456019805" calcext:value-type="percentage">
            <text:p>4.38%</text:p>
          </table:table-cell>
          <table:table-cell table:style-name="ce7" table:formula="of:=[.C957]*1.11" office:value-type="float" office:value="1.16878892586779" calcext:value-type="float">
            <text:p>1.17</text:p>
          </table:table-cell>
          <table:table-cell table:number-columns-repeated="5"/>
        </table:table-row>
        <table:table-row table:style-name="ro1">
          <table:table-cell office:value-type="float" office:value="2.93307307307307" calcext:value-type="float">
            <text:p>2.933E+00</text:p>
          </table:table-cell>
          <table:table-cell office:value-type="float" office:value="5.13536035727428" calcext:value-type="float">
            <text:p>5.135</text:p>
          </table:table-cell>
          <table:table-cell office:value-type="float" office:value="1.0174088676779" calcext:value-type="float">
            <text:p>1.017</text:p>
          </table:table-cell>
          <table:table-cell table:style-name="ce6" table:formula="of:=[.B958]/[.$B$2]" office:value-type="percentage" office:value="0.0427440135331505" calcext:value-type="percentage">
            <text:p>4.27%</text:p>
          </table:table-cell>
          <table:table-cell table:style-name="ce7" table:formula="of:=[.C958]*1.11" office:value-type="float" office:value="1.12932384312247" calcext:value-type="float">
            <text:p>1.13</text:p>
          </table:table-cell>
          <table:table-cell table:number-columns-repeated="5"/>
        </table:table-row>
        <table:table-row table:style-name="ro1">
          <table:table-cell office:value-type="float" office:value="2.93614114114114" calcext:value-type="float">
            <text:p>2.936E+00</text:p>
          </table:table-cell>
          <table:table-cell office:value-type="float" office:value="5.01445341604023" calcext:value-type="float">
            <text:p>5.014</text:p>
          </table:table-cell>
          <table:table-cell office:value-type="float" office:value="0.982377696737912" calcext:value-type="float">
            <text:p>0.982</text:p>
          </table:table-cell>
          <table:table-cell table:style-name="ce6" table:formula="of:=[.B959]/[.$B$2]" office:value-type="percentage" office:value="0.0417376483371737" calcext:value-type="percentage">
            <text:p>4.17%</text:p>
          </table:table-cell>
          <table:table-cell table:style-name="ce7" table:formula="of:=[.C959]*1.11" office:value-type="float" office:value="1.09043924337908" calcext:value-type="float">
            <text:p>1.09</text:p>
          </table:table-cell>
          <table:table-cell table:number-columns-repeated="5"/>
        </table:table-row>
        <table:table-row table:style-name="ro1">
          <table:table-cell office:value-type="float" office:value="2.93920920920921" calcext:value-type="float">
            <text:p>2.939E+00</text:p>
          </table:table-cell>
          <table:table-cell office:value-type="float" office:value="4.89427728959817" calcext:value-type="float">
            <text:p>4.894</text:p>
          </table:table-cell>
          <table:table-cell office:value-type="float" office:value="0.947869829893363" calcext:value-type="float">
            <text:p>0.948</text:p>
          </table:table-cell>
          <table:table-cell table:style-name="ce6" table:formula="of:=[.B960]/[.$B$2]" office:value-type="percentage" office:value="0.0407373660555759" calcext:value-type="percentage">
            <text:p>4.07%</text:p>
          </table:table-cell>
          <table:table-cell table:style-name="ce7" table:formula="of:=[.C960]*1.11" office:value-type="float" office:value="1.05213551118163" calcext:value-type="float">
            <text:p>1.05</text:p>
          </table:table-cell>
          <table:table-cell table:number-columns-repeated="5"/>
        </table:table-row>
        <table:table-row table:style-name="ro1">
          <table:table-cell office:value-type="float" office:value="2.94227727727728" calcext:value-type="float">
            <text:p>2.942E+00</text:p>
          </table:table-cell>
          <table:table-cell office:value-type="float" office:value="4.77483223551532" calcext:value-type="float">
            <text:p>4.775</text:p>
          </table:table-cell>
          <table:table-cell office:value-type="float" office:value="0.913885608405146" calcext:value-type="float">
            <text:p>0.914</text:p>
          </table:table-cell>
          <table:table-cell table:style-name="ce6" table:formula="of:=[.B961]/[.$B$2]" office:value-type="percentage" office:value="0.03974316883221" calcext:value-type="percentage">
            <text:p>3.97%</text:p>
          </table:table-cell>
          <table:table-cell table:style-name="ce7" table:formula="of:=[.C961]*1.11" office:value-type="float" office:value="1.01441302532971" calcext:value-type="float">
            <text:p>1.01</text:p>
          </table:table-cell>
          <table:table-cell table:number-columns-repeated="5"/>
        </table:table-row>
        <table:table-row table:style-name="ro1">
          <table:table-cell office:value-type="float" office:value="2.94534534534535" calcext:value-type="float">
            <text:p>2.945E+00</text:p>
          </table:table-cell>
          <table:table-cell office:value-type="float" office:value="4.65611804115245" calcext:value-type="float">
            <text:p>4.656</text:p>
          </table:table-cell>
          <table:table-cell office:value-type="float" office:value="0.880425368355636" calcext:value-type="float">
            <text:p>0.880</text:p>
          </table:table-cell>
          <table:table-cell table:style-name="ce6" table:formula="of:=[.B962]/[.$B$2]" office:value-type="percentage" office:value="0.03875505489718" calcext:value-type="percentage">
            <text:p>3.88%</text:p>
          </table:table-cell>
          <table:table-cell table:style-name="ce7" table:formula="of:=[.C962]*1.11" office:value-type="float" office:value="0.977272158874756" calcext:value-type="float">
            <text:p>0.98</text:p>
          </table:table-cell>
          <table:table-cell table:number-columns-repeated="5"/>
        </table:table-row>
        <table:table-row table:style-name="ro1">
          <table:table-cell office:value-type="float" office:value="2.94841341341341" calcext:value-type="float">
            <text:p>2.948E+00</text:p>
          </table:table-cell>
          <table:table-cell office:value-type="float" office:value="4.53813396441853" calcext:value-type="float">
            <text:p>4.538</text:p>
          </table:table-cell>
          <table:table-cell office:value-type="float" office:value="0.847489440645363" calcext:value-type="float">
            <text:p>0.847</text:p>
          </table:table-cell>
          <table:table-cell table:style-name="ce6" table:formula="of:=[.B963]/[.$B$2]" office:value-type="percentage" office:value="0.037773018073714" calcext:value-type="percentage">
            <text:p>3.78%</text:p>
          </table:table-cell>
          <table:table-cell table:style-name="ce7" table:formula="of:=[.C963]*1.11" office:value-type="float" office:value="0.940713279116353" calcext:value-type="float">
            <text:p>0.94</text:p>
          </table:table-cell>
          <table:table-cell table:number-columns-repeated="5"/>
        </table:table-row>
        <table:table-row table:style-name="ro1">
          <table:table-cell office:value-type="float" office:value="2.95148148148148" calcext:value-type="float">
            <text:p>2.951E+00</text:p>
          </table:table-cell>
          <table:table-cell office:value-type="float" office:value="4.42087866626856" calcext:value-type="float">
            <text:p>4.421</text:p>
          </table:table-cell>
          <table:table-cell office:value-type="float" office:value="0.815078150989742" calcext:value-type="float">
            <text:p>0.815</text:p>
          </table:table-cell>
          <table:table-cell table:style-name="ce6" table:formula="of:=[.B964]/[.$B$2]" office:value-type="percentage" office:value="0.0367970472163122" calcext:value-type="percentage">
            <text:p>3.68%</text:p>
          </table:table-cell>
          <table:table-cell table:style-name="ce7" table:formula="of:=[.C964]*1.11" office:value-type="float" office:value="0.904736747598614" calcext:value-type="float">
            <text:p>0.90</text:p>
          </table:table-cell>
          <table:table-cell table:number-columns-repeated="5"/>
        </table:table-row>
        <table:table-row table:style-name="ro1">
          <table:table-cell office:value-type="float" office:value="2.95454954954955" calcext:value-type="float">
            <text:p>2.955E+00</text:p>
          </table:table-cell>
          <table:table-cell office:value-type="float" office:value="4.30435013358748" calcext:value-type="float">
            <text:p>4.304</text:p>
          </table:table-cell>
          <table:table-cell office:value-type="float" office:value="0.78319181991585" calcext:value-type="float">
            <text:p>0.783</text:p>
          </table:table-cell>
          <table:table-cell table:style-name="ce6" table:formula="of:=[.B965]/[.$B$2]" office:value-type="percentage" office:value="0.0358271255688736" calcext:value-type="percentage">
            <text:p>3.58%</text:p>
          </table:table-cell>
          <table:table-cell table:style-name="ce7" table:formula="of:=[.C965]*1.11" office:value-type="float" office:value="0.869342920106594" calcext:value-type="float">
            <text:p>0.87</text:p>
          </table:table-cell>
          <table:table-cell table:number-columns-repeated="5"/>
        </table:table-row>
        <table:table-row table:style-name="ro1">
          <table:table-cell office:value-type="float" office:value="2.95761761761762" calcext:value-type="float">
            <text:p>2.958E+00</text:p>
          </table:table-cell>
          <table:table-cell office:value-type="float" office:value="4.18854559083884" calcext:value-type="float">
            <text:p>4.189</text:p>
          </table:table-cell>
          <table:table-cell office:value-type="float" office:value="0.751830762759256" calcext:value-type="float">
            <text:p>0.752</text:p>
          </table:table-cell>
          <table:table-cell table:style-name="ce6" table:formula="of:=[.B966]/[.$B$2]" office:value-type="percentage" office:value="0.0348632300293062" calcext:value-type="percentage">
            <text:p>3.49%</text:p>
          </table:table-cell>
          <table:table-cell table:style-name="ce7" table:formula="of:=[.C966]*1.11" office:value-type="float" office:value="0.834532146662774" calcext:value-type="float">
            <text:p>0.83</text:p>
          </table:table-cell>
          <table:table-cell table:number-columns-repeated="5"/>
        </table:table-row>
        <table:table-row table:style-name="ro1">
          <table:table-cell office:value-type="float" office:value="2.96068568568569" calcext:value-type="float">
            <text:p>2.961E+00</text:p>
          </table:table-cell>
          <table:table-cell office:value-type="float" office:value="4.07346139853274" calcext:value-type="float">
            <text:p>4.073</text:p>
          </table:table-cell>
          <table:table-cell office:value-type="float" office:value="0.720995289660905" calcext:value-type="float">
            <text:p>0.721</text:p>
          </table:table-cell>
          <table:table-cell table:style-name="ce6" table:formula="of:=[.B967]/[.$B$2]" office:value-type="percentage" office:value="0.0339053303044279" calcext:value-type="percentage">
            <text:p>3.39%</text:p>
          </table:table-cell>
          <table:table-cell table:style-name="ce7" table:formula="of:=[.C967]*1.11" office:value-type="float" office:value="0.800304771523605" calcext:value-type="float">
            <text:p>0.80</text:p>
          </table:table-cell>
          <table:table-cell table:number-columns-repeated="5"/>
        </table:table-row>
        <table:table-row table:style-name="ro1">
          <table:table-cell office:value-type="float" office:value="2.96375375375375" calcext:value-type="float">
            <text:p>2.964E+00</text:p>
          </table:table-cell>
          <table:table-cell office:value-type="float" office:value="3.95909293616757" calcext:value-type="float">
            <text:p>3.959</text:p>
          </table:table-cell>
          <table:table-cell office:value-type="float" office:value="0.690685705564049" calcext:value-type="float">
            <text:p>0.691</text:p>
          </table:table-cell>
          <table:table-cell table:style-name="ce6" table:formula="of:=[.B968]/[.$B$2]" office:value-type="percentage" office:value="0.0329533879356363" calcext:value-type="percentage">
            <text:p>3.30%</text:p>
          </table:table-cell>
          <table:table-cell table:style-name="ce7" table:formula="of:=[.C968]*1.11" office:value-type="float" office:value="0.766661133176094" calcext:value-type="float">
            <text:p>0.77</text:p>
          </table:table-cell>
          <table:table-cell table:number-columns-repeated="5"/>
        </table:table-row>
        <table:table-row table:style-name="ro1">
          <table:table-cell office:value-type="float" office:value="2.96682182182182" calcext:value-type="float">
            <text:p>2.967E+00</text:p>
          </table:table-cell>
          <table:table-cell office:value-type="float" office:value="3.84543446680212" calcext:value-type="float">
            <text:p>3.845</text:p>
          </table:table-cell>
          <table:table-cell office:value-type="float" office:value="0.660902310211232" calcext:value-type="float">
            <text:p>0.661</text:p>
          </table:table-cell>
          <table:table-cell table:style-name="ce6" table:formula="of:=[.B969]/[.$B$2]" office:value-type="percentage" office:value="0.032007355171678" calcext:value-type="percentage">
            <text:p>3.20%</text:p>
          </table:table-cell>
          <table:table-cell table:style-name="ce7" table:formula="of:=[.C969]*1.11" office:value-type="float" office:value="0.733601564334468" calcext:value-type="float">
            <text:p>0.73</text:p>
          </table:table-cell>
          <table:table-cell table:number-columns-repeated="5"/>
        </table:table-row>
        <table:table-row table:style-name="ro1">
          <table:table-cell office:value-type="float" office:value="2.96988988988989" calcext:value-type="float">
            <text:p>2.970E+00</text:p>
          </table:table-cell>
          <table:table-cell office:value-type="float" office:value="3.7324789797939" calcext:value-type="float">
            <text:p>3.732</text:p>
          </table:table-cell>
          <table:table-cell office:value-type="float" office:value="0.631645398141323" calcext:value-type="float">
            <text:p>0.632</text:p>
          </table:table-cell>
          <table:table-cell table:style-name="ce6" table:formula="of:=[.B970]/[.$B$2]" office:value-type="percentage" office:value="0.0310671736596866" calcext:value-type="percentage">
            <text:p>3.11%</text:p>
          </table:table-cell>
          <table:table-cell table:style-name="ce7" table:formula="of:=[.C970]*1.11" office:value-type="float" office:value="0.701126391936869" calcext:value-type="float">
            <text:p>0.70</text:p>
          </table:table-cell>
          <table:table-cell table:number-columns-repeated="5"/>
        </table:table-row>
        <table:table-row table:style-name="ro1">
          <table:table-cell office:value-type="float" office:value="2.97295795795796" calcext:value-type="float">
            <text:p>2.973E+00</text:p>
          </table:table-cell>
          <table:table-cell office:value-type="float" office:value="3.62021800745701" calcext:value-type="float">
            <text:p>3.620</text:p>
          </table:table-cell>
          <table:table-cell office:value-type="float" office:value="0.602915258686608" calcext:value-type="float">
            <text:p>0.603</text:p>
          </table:table-cell>
          <table:table-cell table:style-name="ce6" table:formula="of:=[.B971]/[.$B$2]" office:value-type="percentage" office:value="0.0301327729191396" calcext:value-type="percentage">
            <text:p>3.01%</text:p>
          </table:table-cell>
          <table:table-cell table:style-name="ce7" table:formula="of:=[.C971]*1.11" office:value-type="float" office:value="0.669235937142135" calcext:value-type="float">
            <text:p>0.67</text:p>
          </table:table-cell>
          <table:table-cell table:number-columns-repeated="5"/>
        </table:table-row>
        <table:table-row table:style-name="ro1">
          <table:table-cell office:value-type="float" office:value="2.97602602602603" calcext:value-type="float">
            <text:p>2.976E+00</text:p>
          </table:table-cell>
          <table:table-cell office:value-type="float" office:value="3.50864141040261" calcext:value-type="float">
            <text:p>3.509</text:p>
          </table:table-cell>
          <table:table-cell office:value-type="float" office:value="0.574712175969927" calcext:value-type="float">
            <text:p>0.575</text:p>
          </table:table-cell>
          <table:table-cell table:style-name="ce6" table:formula="of:=[.B972]/[.$B$2]" office:value-type="percentage" office:value="0.0292040685551468" calcext:value-type="percentage">
            <text:p>2.92%</text:p>
          </table:table-cell>
          <table:table-cell table:style-name="ce7" table:formula="of:=[.C972]*1.11" office:value-type="float" office:value="0.637930515326619" calcext:value-type="float">
            <text:p>0.64</text:p>
          </table:table-cell>
          <table:table-cell table:number-columns-repeated="5"/>
        </table:table-row>
        <table:table-row table:style-name="ro1">
          <table:table-cell office:value-type="float" office:value="2.97909409409409" calcext:value-type="float">
            <text:p>2.979E+00</text:p>
          </table:table-cell>
          <table:table-cell office:value-type="float" office:value="3.3977371250608" calcext:value-type="float">
            <text:p>3.398</text:p>
          </table:table-cell>
          <table:table-cell office:value-type="float" office:value="0.547036428901861" calcext:value-type="float">
            <text:p>0.547</text:p>
          </table:table-cell>
          <table:table-cell table:style-name="ce6" table:formula="of:=[.B973]/[.$B$2]" office:value-type="percentage" office:value="0.0282809601569563" calcext:value-type="percentage">
            <text:p>2.83%</text:p>
          </table:table-cell>
          <table:table-cell table:style-name="ce7" table:formula="of:=[.C973]*1.11" office:value-type="float" office:value="0.607210436081066" calcext:value-type="float">
            <text:p>0.61</text:p>
          </table:table-cell>
          <table:table-cell table:number-columns-repeated="5"/>
        </table:table-row>
        <table:table-row table:style-name="ro1">
          <table:table-cell office:value-type="float" office:value="2.98216216216216" calcext:value-type="float">
            <text:p>2.982E+00</text:p>
          </table:table-cell>
          <table:table-cell office:value-type="float" office:value="3.28749086525598" calcext:value-type="float">
            <text:p>3.287</text:p>
          </table:table-cell>
          <table:table-cell office:value-type="float" office:value="0.519888291177977" calcext:value-type="float">
            <text:p>0.520</text:p>
          </table:table-cell>
          <table:table-cell table:style-name="ce6" table:formula="of:=[.B974]/[.$B$2]" office:value-type="percentage" office:value="0.027363328814026" calcext:value-type="percentage">
            <text:p>2.74%</text:p>
          </table:table-cell>
          <table:table-cell table:style-name="ce7" table:formula="of:=[.C974]*1.11" office:value-type="float" office:value="0.577076003207555" calcext:value-type="float">
            <text:p>0.58</text:p>
          </table:table-cell>
          <table:table-cell table:number-columns-repeated="5"/>
        </table:table-row>
        <table:table-row table:style-name="ro1">
          <table:table-cell office:value-type="float" office:value="2.98523023023023" calcext:value-type="float">
            <text:p>2.985E+00</text:p>
          </table:table-cell>
          <table:table-cell office:value-type="float" office:value="3.17788576759757" calcext:value-type="float">
            <text:p>3.178</text:p>
          </table:table-cell>
          <table:table-cell office:value-type="float" office:value="0.493268031276122" calcext:value-type="float">
            <text:p>0.493</text:p>
          </table:table-cell>
          <table:table-cell table:style-name="ce6" table:formula="of:=[.B975]/[.$B$2]" office:value-type="percentage" office:value="0.0264510341644447" calcext:value-type="percentage">
            <text:p>2.65%</text:p>
          </table:table-cell>
          <table:table-cell table:style-name="ce7" table:formula="of:=[.C975]*1.11" office:value-type="float" office:value="0.547527514716496" calcext:value-type="float">
            <text:p>0.55</text:p>
          </table:table-cell>
          <table:table-cell table:number-columns-repeated="5"/>
        </table:table-row>
        <table:table-row table:style-name="ro1">
          <table:table-cell office:value-type="float" office:value="2.9882982982983" calcext:value-type="float">
            <text:p>2.988E+00</text:p>
          </table:table-cell>
          <table:table-cell office:value-type="float" office:value="3.06890196768473" calcext:value-type="float">
            <text:p>3.069</text:p>
          </table:table-cell>
          <table:table-cell office:value-type="float" office:value="0.467175912453766" calcext:value-type="float">
            <text:p>0.467</text:p>
          </table:table-cell>
          <table:table-cell table:style-name="ce6" table:formula="of:=[.B976]/[.$B$2]" office:value-type="percentage" office:value="0.0255439108674846" calcext:value-type="percentage">
            <text:p>2.55%</text:p>
          </table:table-cell>
          <table:table-cell table:style-name="ce7" table:formula="of:=[.C976]*1.11" office:value-type="float" office:value="0.51856526282368" calcext:value-type="float">
            <text:p>0.52</text:p>
          </table:table-cell>
          <table:table-cell table:number-columns-repeated="5"/>
        </table:table-row>
        <table:table-row table:style-name="ro1">
          <table:table-cell office:value-type="float" office:value="2.99136636636637" calcext:value-type="float">
            <text:p>2.991E+00</text:p>
          </table:table-cell>
          <table:table-cell office:value-type="float" office:value="2.96051609046989" calcext:value-type="float">
            <text:p>2.961</text:p>
          </table:table-cell>
          <table:table-cell office:value-type="float" office:value="0.441612192745396" calcext:value-type="float">
            <text:p>0.442</text:p>
          </table:table-cell>
          <table:table-cell table:style-name="ce6" table:formula="of:=[.B977]/[.$B$2]" office:value-type="percentage" office:value="0.0246417643616584" calcext:value-type="percentage">
            <text:p>2.46%</text:p>
          </table:table-cell>
          <table:table-cell table:style-name="ce7" table:formula="of:=[.C977]*1.11" office:value-type="float" office:value="0.49018953394739" calcext:value-type="float">
            <text:p>0.49</text:p>
          </table:table-cell>
          <table:table-cell table:number-columns-repeated="5"/>
        </table:table-row>
        <table:table-row table:style-name="ro1">
          <table:table-cell office:value-type="float" office:value="2.99443443443443" calcext:value-type="float">
            <text:p>2.994E+00</text:p>
          </table:table-cell>
          <table:table-cell office:value-type="float" office:value="2.85270063324394" calcext:value-type="float">
            <text:p>2.853</text:p>
          </table:table-cell>
          <table:table-cell office:value-type="float" office:value="0.416577124959972" calcext:value-type="float">
            <text:p>0.417</text:p>
          </table:table-cell>
          <table:table-cell table:style-name="ce6" table:formula="of:=[.B978]/[.$B$2]" office:value-type="percentage" office:value="0.0237443657290151" calcext:value-type="percentage">
            <text:p>2.37%</text:p>
          </table:table-cell>
          <table:table-cell table:style-name="ce7" table:formula="of:=[.C978]*1.11" office:value-type="float" office:value="0.462400608705569" calcext:value-type="float">
            <text:p>0.46</text:p>
          </table:table-cell>
          <table:table-cell table:number-columns-repeated="5"/>
        </table:table-row>
        <table:table-row table:style-name="ro1">
          <table:table-cell office:value-type="float" office:value="2.9975025025025" calcext:value-type="float">
            <text:p>2.998E+00</text:p>
          </table:table-cell>
          <table:table-cell office:value-type="float" office:value="2.74542321310697" calcext:value-type="float">
            <text:p>2.745</text:p>
          </table:table-cell>
          <table:table-cell office:value-type="float" office:value="0.392070956678419" calcext:value-type="float">
            <text:p>0.392</text:p>
          </table:table-cell>
          <table:table-cell table:style-name="ce6" table:formula="of:=[.B979]/[.$B$2]" office:value-type="percentage" office:value="0.022851445431486" calcext:value-type="percentage">
            <text:p>2.29%</text:p>
          </table:table-cell>
          <table:table-cell table:style-name="ce7" table:formula="of:=[.C979]*1.11" office:value-type="float" office:value="0.435198761913045" calcext:value-type="float">
            <text:p>0.44</text:p>
          </table:table-cell>
          <table:table-cell table:number-columns-repeated="5"/>
        </table:table-row>
        <table:table-row table:style-name="ro1">
          <table:table-cell office:value-type="float" office:value="3.00057057057057" calcext:value-type="float">
            <text:p>3.001E+00</text:p>
          </table:table-cell>
          <table:table-cell office:value-type="float" office:value="2.63864564175908" calcext:value-type="float">
            <text:p>2.639</text:p>
          </table:table-cell>
          <table:table-cell office:value-type="float" office:value="0.368093930251183" calcext:value-type="float">
            <text:p>0.368</text:p>
          </table:table-cell>
          <table:table-cell table:style-name="ce6" table:formula="of:=[.B980]/[.$B$2]" office:value-type="percentage" office:value="0.021962685609935" calcext:value-type="percentage">
            <text:p>2.20%</text:p>
          </table:table-cell>
          <table:table-cell table:style-name="ce7" table:formula="of:=[.C980]*1.11" office:value-type="float" office:value="0.408584262578813" calcext:value-type="float">
            <text:p>0.41</text:p>
          </table:table-cell>
          <table:table-cell table:number-columns-repeated="5"/>
        </table:table-row>
        <table:table-row table:style-name="ro1">
          <table:table-cell office:value-type="float" office:value="3.00363863863864" calcext:value-type="float">
            <text:p>3.004E+00</text:p>
          </table:table-cell>
          <table:table-cell office:value-type="float" office:value="2.53232277792223" calcext:value-type="float">
            <text:p>2.532</text:p>
          </table:table-cell>
          <table:table-cell office:value-type="float" office:value="0.344646282795832" calcext:value-type="float">
            <text:p>0.345</text:p>
          </table:table-cell>
          <table:table-cell table:style-name="ce6" table:formula="of:=[.B981]/[.$B$2]" office:value-type="percentage" office:value="0.0210777105323267" calcext:value-type="percentage">
            <text:p>2.11%</text:p>
          </table:table-cell>
          <table:table-cell table:style-name="ce7" table:formula="of:=[.C981]*1.11" office:value-type="float" office:value="0.382557373903374" calcext:value-type="float">
            <text:p>0.38</text:p>
          </table:table-cell>
          <table:table-cell table:number-columns-repeated="5"/>
        </table:table-row>
        <table:table-row table:style-name="ro1">
          <table:table-cell office:value-type="float" office:value="3.00670670670671" calcext:value-type="float">
            <text:p>3.007E+00</text:p>
          </table:table-cell>
          <table:table-cell office:value-type="float" office:value="2.42640109007837" calcext:value-type="float">
            <text:p>2.426</text:p>
          </table:table-cell>
          <table:table-cell office:value-type="float" office:value="0.321728246194712" calcext:value-type="float">
            <text:p>0.322</text:p>
          </table:table-cell>
          <table:table-cell table:style-name="ce6" table:formula="of:=[.B982]/[.$B$2]" office:value-type="percentage" office:value="0.0201960746307217" calcext:value-type="percentage">
            <text:p>2.02%</text:p>
          </table:table-cell>
          <table:table-cell table:style-name="ce7" table:formula="of:=[.C982]*1.11" office:value-type="float" office:value="0.35711835327613" calcext:value-type="float">
            <text:p>0.36</text:p>
          </table:table-cell>
          <table:table-cell table:number-columns-repeated="5"/>
        </table:table-row>
        <table:table-row table:style-name="ro1">
          <table:table-cell office:value-type="float" office:value="3.00977477477477" calcext:value-type="float">
            <text:p>3.010E+00</text:p>
          </table:table-cell>
          <table:table-cell office:value-type="float" office:value="2.32081683699946" calcext:value-type="float">
            <text:p>2.321</text:p>
          </table:table-cell>
          <table:table-cell office:value-type="float" office:value="0.299340047092656" calcext:value-type="float">
            <text:p>0.299</text:p>
          </table:table-cell>
          <table:table-cell table:style-name="ce6" table:formula="of:=[.B983]/[.$B$2]" office:value-type="percentage" office:value="0.0193172473569745" calcext:value-type="percentage">
            <text:p>1.93%</text:p>
          </table:table-cell>
          <table:table-cell table:style-name="ce7" table:formula="of:=[.C983]*1.11" office:value-type="float" office:value="0.332267452272848" calcext:value-type="float">
            <text:p>0.33</text:p>
          </table:table-cell>
          <table:table-cell table:number-columns-repeated="5"/>
        </table:table-row>
        <table:table-row table:style-name="ro1">
          <table:table-cell office:value-type="float" office:value="3.01284284284284" calcext:value-type="float">
            <text:p>3.013E+00</text:p>
          </table:table-cell>
          <table:table-cell office:value-type="float" office:value="2.2154937368425" calcext:value-type="float">
            <text:p>2.215</text:p>
          </table:table-cell>
          <table:table-cell office:value-type="float" office:value="0.277481906894738" calcext:value-type="float">
            <text:p>0.277</text:p>
          </table:table-cell>
          <table:table-cell table:style-name="ce6" table:formula="of:=[.B984]/[.$B$2]" office:value-type="percentage" office:value="0.018440593781518" calcext:value-type="percentage">
            <text:p>1.84%</text:p>
          </table:table-cell>
          <table:table-cell table:style-name="ce7" table:formula="of:=[.C984]*1.11" office:value-type="float" office:value="0.308004916653159" calcext:value-type="float">
            <text:p>0.31</text:p>
          </table:table-cell>
          <table:table-cell table:number-columns-repeated="5"/>
        </table:table-row>
        <table:table-row table:style-name="ro1">
          <table:table-cell office:value-type="float" office:value="3.01591091091091" calcext:value-type="float">
            <text:p>3.016E+00</text:p>
          </table:table-cell>
          <table:table-cell office:value-type="float" office:value="2.11033994108939" calcext:value-type="float">
            <text:p>2.110</text:p>
          </table:table-cell>
          <table:table-cell office:value-type="float" office:value="0.256154041764088" calcext:value-type="float">
            <text:p>0.256</text:p>
          </table:table-cell>
          <table:table-cell table:style-name="ce6" table:formula="of:=[.B985]/[.$B$2]" office:value-type="percentage" office:value="0.0175653494060446" calcext:value-type="percentage">
            <text:p>1.76%</text:p>
          </table:table-cell>
          <table:table-cell table:style-name="ce7" table:formula="of:=[.C985]*1.11" office:value-type="float" office:value="0.284330986358138" calcext:value-type="float">
            <text:p>0.28</text:p>
          </table:table-cell>
          <table:table-cell table:number-columns-repeated="5"/>
        </table:table-row>
        <table:table-row table:style-name="ro1">
          <table:table-cell office:value-type="float" office:value="3.01897897897898" calcext:value-type="float">
            <text:p>3.019E+00</text:p>
          </table:table-cell>
          <table:table-cell office:value-type="float" office:value="2.00524404691395" calcext:value-type="float">
            <text:p>2.005</text:p>
          </table:table-cell>
          <table:table-cell office:value-type="float" office:value="0.23535666261975" calcext:value-type="float">
            <text:p>0.235</text:p>
          </table:table-cell>
          <table:table-cell table:style-name="ce6" table:formula="of:=[.B986]/[.$B$2]" office:value-type="percentage" office:value="0.016690586972567" calcext:value-type="percentage">
            <text:p>1.67%</text:p>
          </table:table-cell>
          <table:table-cell table:style-name="ce7" table:formula="of:=[.C986]*1.11" office:value-type="float" office:value="0.261245895507923" calcext:value-type="float">
            <text:p>0.26</text:p>
          </table:table-cell>
          <table:table-cell table:number-columns-repeated="5"/>
        </table:table-row>
        <table:table-row table:style-name="ro1">
          <table:table-cell office:value-type="float" office:value="3.02204704704705" calcext:value-type="float">
            <text:p>3.022E+00</text:p>
          </table:table-cell>
          <table:table-cell office:value-type="float" office:value="2.00524404691395" calcext:value-type="float">
            <text:p>2.005</text:p>
          </table:table-cell>
          <table:table-cell office:value-type="float" office:value="0.23535666261975" calcext:value-type="float">
            <text:p>0.235</text:p>
          </table:table-cell>
          <table:table-cell table:style-name="ce6" table:formula="of:=[.B987]/[.$B$2]" office:value-type="percentage" office:value="0.016690586972567" calcext:value-type="percentage">
            <text:p>1.67%</text:p>
          </table:table-cell>
          <table:table-cell table:style-name="ce7" table:formula="of:=[.C987]*1.11" office:value-type="float" office:value="0.261245895507923" calcext:value-type="float">
            <text:p>0.26</text:p>
          </table:table-cell>
          <table:table-cell table:number-columns-repeated="5"/>
        </table:table-row>
        <table:table-row table:style-name="ro1">
          <table:table-cell office:value-type="float" office:value="3.02511511511511" calcext:value-type="float">
            <text:p>3.025E+00</text:p>
          </table:table-cell>
          <table:table-cell office:value-type="float" office:value="1.90006975294674" calcext:value-type="float">
            <text:p>1.900</text:p>
          </table:table-cell>
          <table:table-cell office:value-type="float" office:value="0.215089975134601" calcext:value-type="float">
            <text:p>0.215</text:p>
          </table:table-cell>
          <table:table-cell table:style-name="ce6" table:formula="of:=[.B988]/[.$B$2]" office:value-type="percentage" office:value="0.0158151719808409" calcext:value-type="percentage">
            <text:p>1.58%</text:p>
          </table:table-cell>
          <table:table-cell table:style-name="ce7" table:formula="of:=[.C988]*1.11" office:value-type="float" office:value="0.238749872399407" calcext:value-type="float">
            <text:p>0.24</text:p>
          </table:table-cell>
          <table:table-cell table:number-columns-repeated="5"/>
        </table:table-row>
        <table:table-row table:style-name="ro1">
          <table:table-cell office:value-type="float" office:value="3.02818318318318" calcext:value-type="float">
            <text:p>3.028E+00</text:p>
          </table:table-cell>
          <table:table-cell office:value-type="float" office:value="1.79464855777992" calcext:value-type="float">
            <text:p>1.795</text:p>
          </table:table-cell>
          <table:table-cell office:value-type="float" office:value="0.195354179733311" calcext:value-type="float">
            <text:p>0.195</text:p>
          </table:table-cell>
          <table:table-cell table:style-name="ce6" table:formula="of:=[.B989]/[.$B$2]" office:value-type="percentage" office:value="0.0149377019145955" calcext:value-type="percentage">
            <text:p>1.49%</text:p>
          </table:table-cell>
          <table:table-cell table:style-name="ce7" table:formula="of:=[.C989]*1.11" office:value-type="float" office:value="0.216843139503975" calcext:value-type="float">
            <text:p>0.22</text:p>
          </table:table-cell>
          <table:table-cell table:number-columns-repeated="5"/>
        </table:table-row>
        <table:table-row table:style-name="ro1">
          <table:table-cell office:value-type="float" office:value="3.03125125125125" calcext:value-type="float">
            <text:p>3.031E+00</text:p>
          </table:table-cell>
          <table:table-cell office:value-type="float" office:value="1.68876956127411" calcext:value-type="float">
            <text:p>1.689</text:p>
          </table:table-cell>
          <table:table-cell office:value-type="float" office:value="0.176149471590369" calcext:value-type="float">
            <text:p>0.176</text:p>
          </table:table-cell>
          <table:table-cell table:style-name="ce6" table:formula="of:=[.B990]/[.$B$2]" office:value-type="percentage" office:value="0.014056421353026" calcext:value-type="percentage">
            <text:p>1.41%</text:p>
          </table:table-cell>
          <table:table-cell table:style-name="ce7" table:formula="of:=[.C990]*1.11" office:value-type="float" office:value="0.19552591346531" calcext:value-type="float">
            <text:p>0.20</text:p>
          </table:table-cell>
          <table:table-cell table:number-columns-repeated="5"/>
        </table:table-row>
        <table:table-row table:style-name="ro1">
          <table:table-cell office:value-type="float" office:value="3.03431931931932" calcext:value-type="float">
            <text:p>3.034E+00</text:p>
          </table:table-cell>
          <table:table-cell office:value-type="float" office:value="1.58216484829646" calcext:value-type="float">
            <text:p>1.582</text:p>
          </table:table-cell>
          <table:table-cell office:value-type="float" office:value="0.157476040628144" calcext:value-type="float">
            <text:p>0.157</text:p>
          </table:table-cell>
          <table:table-cell table:style-name="ce6" table:formula="of:=[.B991]/[.$B$2]" office:value-type="percentage" office:value="0.0131691003127878" calcext:value-type="percentage">
            <text:p>1.32%</text:p>
          </table:table-cell>
          <table:table-cell table:style-name="ce7" table:formula="of:=[.C991]*1.11" office:value-type="float" office:value="0.17479840509724" calcext:value-type="float">
            <text:p>0.17</text:p>
          </table:table-cell>
          <table:table-cell table:number-columns-repeated="5"/>
        </table:table-row>
        <table:table-row table:style-name="ro1">
          <table:table-cell office:value-type="float" office:value="3.03738738738739" calcext:value-type="float">
            <text:p>3.037E+00</text:p>
          </table:table-cell>
          <table:table-cell office:value-type="float" office:value="1.47448789885952" calcext:value-type="float">
            <text:p>1.474</text:p>
          </table:table-cell>
          <table:table-cell office:value-type="float" office:value="0.139334071515013" calcext:value-type="float">
            <text:p>0.139</text:p>
          </table:table-cell>
          <table:table-cell table:style-name="ce6" table:formula="of:=[.B992]/[.$B$2]" office:value-type="percentage" office:value="0.012272854545454" calcext:value-type="percentage">
            <text:p>1.23%</text:p>
          </table:table-cell>
          <table:table-cell table:style-name="ce7" table:formula="of:=[.C992]*1.11" office:value-type="float" office:value="0.154660819381664" calcext:value-type="float">
            <text:p>0.15</text:p>
          </table:table-cell>
          <table:table-cell table:number-columns-repeated="5"/>
        </table:table-row>
        <table:table-row table:style-name="ro1">
          <table:table-cell office:value-type="float" office:value="3.04045545545546" calcext:value-type="float">
            <text:p>3.040E+00</text:p>
          </table:table-cell>
          <table:table-cell office:value-type="float" office:value="1.36528052679533" calcext:value-type="float">
            <text:p>1.365</text:p>
          </table:table-cell>
          <table:table-cell office:value-type="float" office:value="0.121723743663532" calcext:value-type="float">
            <text:p>0.122</text:p>
          </table:table-cell>
          <table:table-cell table:style-name="ce6" table:formula="of:=[.B993]/[.$B$2]" office:value-type="percentage" office:value="0.0113638703525883" calcext:value-type="percentage">
            <text:p>1.14%</text:p>
          </table:table-cell>
          <table:table-cell table:style-name="ce7" table:formula="of:=[.C993]*1.11" office:value-type="float" office:value="0.135113355466521" calcext:value-type="float">
            <text:p>0.14</text:p>
          </table:table-cell>
          <table:table-cell table:number-columns-repeated="5"/>
        </table:table-row>
        <table:table-row table:style-name="ro1">
          <table:table-cell office:value-type="float" office:value="3.04352352352352" calcext:value-type="float">
            <text:p>3.044E+00</text:p>
          </table:table-cell>
          <table:table-cell office:value-type="float" office:value="1.25391998542912" calcext:value-type="float">
            <text:p>1.254</text:p>
          </table:table-cell>
          <table:table-cell office:value-type="float" office:value="0.104645231228663" calcext:value-type="float">
            <text:p>0.105</text:p>
          </table:table-cell>
          <table:table-cell table:style-name="ce6" table:formula="of:=[.B994]/[.$B$2]" office:value-type="percentage" office:value="0.0104369643214519" calcext:value-type="percentage">
            <text:p>1.04%</text:p>
          </table:table-cell>
          <table:table-cell table:style-name="ce7" table:formula="of:=[.C994]*1.11" office:value-type="float" office:value="0.116156206663816" calcext:value-type="float">
            <text:p>0.12</text:p>
          </table:table-cell>
          <table:table-cell table:number-columns-repeated="5"/>
        </table:table-row>
        <table:table-row table:style-name="ro1">
          <table:table-cell office:value-type="float" office:value="3.04659159159159" calcext:value-type="float">
            <text:p>3.047E+00</text:p>
          </table:table-cell>
          <table:table-cell office:value-type="float" office:value="1.13952961214099" calcext:value-type="float">
            <text:p>1.140</text:p>
          </table:table-cell>
          <table:table-cell office:value-type="float" office:value="0.0880987031060518" calcext:value-type="float">
            <text:p>0.088</text:p>
          </table:table-cell>
          <table:table-cell table:style-name="ce6" table:formula="of:=[.B995]/[.$B$2]" office:value-type="percentage" office:value="0.00948483957776884" calcext:value-type="percentage">
            <text:p>0.95%</text:p>
          </table:table-cell>
          <table:table-cell table:style-name="ce7" table:formula="of:=[.C995]*1.11" office:value-type="float" office:value="0.0977895604477175" calcext:value-type="float">
            <text:p>0.10</text:p>
          </table:table-cell>
          <table:table-cell table:number-columns-repeated="5"/>
        </table:table-row>
        <table:table-row table:style-name="ro1">
          <table:table-cell office:value-type="float" office:value="3.04965965965966" calcext:value-type="float">
            <text:p>3.050E+00</text:p>
          </table:table-cell>
          <table:table-cell office:value-type="float" office:value="1.02081700834892" calcext:value-type="float">
            <text:p>1.021</text:p>
          </table:table-cell>
          <table:table-cell office:value-type="float" office:value="0.0720843229303552" calcext:value-type="float">
            <text:p>0.072</text:p>
          </table:table-cell>
          <table:table-cell table:style-name="ce6" table:formula="of:=[.B996]/[.$B$2]" office:value-type="percentage" office:value="0.00849673888180579" calcext:value-type="percentage">
            <text:p>0.85%</text:p>
          </table:table-cell>
          <table:table-cell table:style-name="ce7" table:formula="of:=[.C996]*1.11" office:value-type="float" office:value="0.0800135984526943" calcext:value-type="float">
            <text:p>0.08</text:p>
          </table:table-cell>
          <table:table-cell table:number-columns-repeated="5"/>
        </table:table-row>
        <table:table-row table:style-name="ro1">
          <table:table-cell office:value-type="float" office:value="3.05272772772773" calcext:value-type="float">
            <text:p>3.053E+00</text:p>
          </table:table-cell>
          <table:table-cell office:value-type="float" office:value="0.895752618544445" calcext:value-type="float">
            <text:p>0.896</text:p>
          </table:table-cell>
          <table:table-cell office:value-type="float" office:value="0.0566022490736262" calcext:value-type="float">
            <text:p>0.057</text:p>
          </table:table-cell>
          <table:table-cell table:style-name="ce6" table:formula="of:=[.B997]/[.$B$2]" office:value-type="percentage" office:value="0.00745576929088986" calcext:value-type="percentage">
            <text:p>0.75%</text:p>
          </table:table-cell>
          <table:table-cell table:style-name="ce7" table:formula="of:=[.C997]*1.11" office:value-type="float" office:value="0.0628284964717251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float" office:value="3.0557957957958" calcext:value-type="float">
            <text:p>3.056E+00</text:p>
          </table:table-cell>
          <table:table-cell office:value-type="float" office:value="0.760842810327559" calcext:value-type="float">
            <text:p>0.761</text:p>
          </table:table-cell>
          <table:table-cell office:value-type="float" office:value="0.0416526346437457" calcext:value-type="float">
            <text:p>0.042</text:p>
          </table:table-cell>
          <table:table-cell table:style-name="ce6" table:formula="of:=[.B998]/[.$B$2]" office:value-type="percentage" office:value="0.00633285166350098" calcext:value-type="percentage">
            <text:p>0.63%</text:p>
          </table:table-cell>
          <table:table-cell table:style-name="ce7" table:formula="of:=[.C998]*1.11" office:value-type="float" office:value="0.0462344244545577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3.05886386386386" calcext:value-type="float">
            <text:p>3.059E+00</text:p>
          </table:table-cell>
          <table:table-cell office:value-type="float" office:value="0.609123703816822" calcext:value-type="float">
            <text:p>0.609</text:p>
          </table:table-cell>
          <table:table-cell office:value-type="float" office:value="0.0272356274829091" calcext:value-type="float">
            <text:p>0.027</text:p>
          </table:table-cell>
          <table:table-cell table:style-name="ce6" table:formula="of:=[.B999]/[.$B$2]" office:value-type="percentage" office:value="0.00507002236024746" calcext:value-type="percentage">
            <text:p>0.51%</text:p>
          </table:table-cell>
          <table:table-cell table:style-name="ce7" table:formula="of:=[.C999]*1.11" office:value-type="float" office:value="0.0302315465060291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float" office:value="3.06193193193193" calcext:value-type="float">
            <text:p>3.062E+00</text:p>
          </table:table-cell>
          <table:table-cell office:value-type="float" office:value="0.422207396090987" calcext:value-type="float">
            <text:p>0.422</text:p>
          </table:table-cell>
          <table:table-cell office:value-type="float" office:value="0.0133513701661639" calcext:value-type="float">
            <text:p>0.013</text:p>
          </table:table-cell>
          <table:table-cell table:style-name="ce6" table:formula="of:=[.B1000]/[.$B$2]" office:value-type="percentage" office:value="0.0035142302383407" calcext:value-type="percentage">
            <text:p>0.35%</text:p>
          </table:table-cell>
          <table:table-cell table:style-name="ce7" table:formula="of:=[.C1000]*1.11" office:value-type="float" office:value="0.0148200208844419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float" office:value="3.065" calcext:value-type="float">
            <text:p>3.065E+00</text:p>
          </table:table-cell>
          <table:table-cell table:number-columns-repeated="2" office:value-type="float" office:value="0" calcext:value-type="float">
            <text:p>0.000</text:p>
          </table:table-cell>
          <table:table-cell table:style-name="ce6" table:formula="of:=[.B1001]/[.$B$2]" office:value-type="percentage" office:value="0" calcext:value-type="percentage">
            <text:p>0.00%</text:p>
          </table:table-cell>
          <table:table-cell table:style-name="ce7" table:formula="of:=[.C1001]*1.11" office:value-type="float" office:value="0" calcext:value-type="float">
            <text:p>0.00</text:p>
          </table:table-cell>
          <table:table-cell table:number-columns-repeated="5"/>
        </table:table-row>
        <table:table-row table:style-name="ro1" table:number-rows-repeated="10475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raph" table:style-name="ta1">
        <table:shapes>
          <draw:frame draw:z-index="0" draw:style-name="gr1" draw:text-style-name="P1" svg:width="1039.01pt" svg:height="469.67pt" svg:x="0pt" svg:y="6.89pt">
            <draw:object draw:notify-on-update-of-ranges="Data.A1:Data.A1 Data.A2:Data.A1001 Data.D1:Data.D1 Data.D2:Data.D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scientific-number number:decimal-places="3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11:13:43.957916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2T11:21:29.282807436</dc:date>
    <meta:editing-duration>PT11M12S</meta:editing-duration>
    <meta:editing-cycles>2</meta:editing-cycles>
    <meta:generator>LibreOffice/4.4.3.2$Linux_X86_64 LibreOffice_project/40m0$Build-2</meta:generator>
    <meta:document-statistic meta:table-count="2" meta:cell-count="54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number-style style:name="N122">
      <number:scientific-number number:decimal-places="3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051cm" svg:stroke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655cm" svg:height="16.57cm" xlink:href=".." xlink:type="simple" chart:class="chart:line" chart:style-name="ch1">
        <chart:title svg:x="15.148cm" svg:y="0.467cm" chart:style-name="ch2">
          <text:p>Power[%] vs TriacAngle[rad]</text:p>
        </chart:title>
        <chart:plot-area chart:style-name="ch3" table:cell-range-address="Data.A1:Data.A1001 Data.D1:Data.D1001" chart:data-source-has-labels="both" svg:x="1.744cm" svg:y="1.603cm" svg:width="34.178cm" svg:height="13.655cm">
          <chartooo:coordinate-region svg:x="3.477cm" svg:y="1.603cm" svg:width="32.445cm" svg:height="11.595cm"/>
          <chart:axis chart:dimension="x" chart:name="primary-x" chart:style-name="ch4" chartooo:axis-type="auto">
            <chartooo:date-scale/>
            <chart:title svg:x="17.903cm" svg:y="15.589cm" chart:style-name="ch5">
              <text:p>Angle[rad]</text:p>
            </chart:title>
            <chart:categories table:cell-range-address="Data.A2:Data.A1001"/>
          </chart:axis>
          <chart:axis chart:dimension="y" chart:name="primary-y" chart:style-name="ch6">
            <chart:title svg:x="0.451cm" svg:y="9.255cm" chart:style-name="ch7">
              <text:p>Power[%]</text:p>
            </chart:title>
            <chart:grid chart:style-name="ch8" chart:class="major"/>
          </chart:axis>
          <chart:series chart:style-name="ch9" chart:values-cell-range-address="Data.D2:Data.D1001" chart:label-cell-address="Data.D1:Data.D1" chart:class="chart:line">
            <chart:regression-curve chart:style-name="ch10">
              <chart:equation chart:display-equation="true" chart:display-r-square="true" svg:x="4.463cm" svg:y="9.628cm"/>
            </chart:regression-curve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rms [%]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ata.A2:Data.A1001</svg:desc>
                </draw:g>
              </table:table-cell>
              <table:table-cell office:value-type="float" office:value="1">
                <text:p>1</text:p>
                <draw:g>
                  <svg:desc>Data.D2:Data.D1001</svg:desc>
                </draw:g>
              </table:table-cell>
            </table:table-row>
            <table:table-row>
              <table:table-cell office:value-type="float" office:value="0.00306806806806807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0613613613613614">
                <text:p>0</text:p>
              </table:table-cell>
              <table:table-cell office:value-type="float" office:value="0.999999990099799">
                <text:p>0.999999990099799</text:p>
              </table:table-cell>
            </table:table-row>
            <table:table-row>
              <table:table-cell office:value-type="float" office:value="0.0092042042042042">
                <text:p>0</text:p>
              </table:table-cell>
              <table:table-cell office:value-type="float" office:value="0.999999950499397">
                <text:p>0.999999950499397</text:p>
              </table:table-cell>
            </table:table-row>
            <table:table-row>
              <table:table-cell office:value-type="float" office:value="0.0122722722722723">
                <text:p>0</text:p>
              </table:table-cell>
              <table:table-cell office:value-type="float" office:value="0.999999861399947">
                <text:p>0.999999861399947</text:p>
              </table:table-cell>
            </table:table-row>
            <table:table-row>
              <table:table-cell office:value-type="float" office:value="0.0153403403403403">
                <text:p>0</text:p>
              </table:table-cell>
              <table:table-cell office:value-type="float" office:value="0.999999703004554">
                <text:p>0.999999703004554</text:p>
              </table:table-cell>
            </table:table-row>
            <table:table-row>
              <table:table-cell office:value-type="float" office:value="0.0184084084084084">
                <text:p>0</text:p>
              </table:table-cell>
              <table:table-cell office:value-type="float" office:value="0.99999945551905">
                <text:p>0.99999945551905</text:p>
              </table:table-cell>
            </table:table-row>
            <table:table-row>
              <table:table-cell office:value-type="float" office:value="0.0214764764764765">
                <text:p>0</text:p>
              </table:table-cell>
              <table:table-cell office:value-type="float" office:value="0.99999909915274">
                <text:p>0.99999909915274</text:p>
              </table:table-cell>
            </table:table-row>
            <table:table-row>
              <table:table-cell office:value-type="float" office:value="0.0245445445445445">
                <text:p>0</text:p>
              </table:table-cell>
              <table:table-cell office:value-type="float" office:value="0.99999861411918">
                <text:p>0.99999861411918</text:p>
              </table:table-cell>
            </table:table-row>
            <table:table-row>
              <table:table-cell office:value-type="float" office:value="0.0276126126126126">
                <text:p>0</text:p>
              </table:table-cell>
              <table:table-cell office:value-type="float" office:value="0.999997980636931">
                <text:p>0.999997980636931</text:p>
              </table:table-cell>
            </table:table-row>
            <table:table-row>
              <table:table-cell office:value-type="float" office:value="0.0306806806806807">
                <text:p>0</text:p>
              </table:table-cell>
              <table:table-cell office:value-type="float" office:value="0.999997178930312">
                <text:p>0.999997178930312</text:p>
              </table:table-cell>
            </table:table-row>
            <table:table-row>
              <table:table-cell office:value-type="float" office:value="0.0337487487487487">
                <text:p>0</text:p>
              </table:table-cell>
              <table:table-cell office:value-type="float" office:value="0.99999618923016">
                <text:p>0.99999618923016</text:p>
              </table:table-cell>
            </table:table-row>
            <table:table-row>
              <table:table-cell office:value-type="float" office:value="0.0368168168168168">
                <text:p>0</text:p>
              </table:table-cell>
              <table:table-cell office:value-type="float" office:value="0.999994991774569">
                <text:p>0.999994991774569</text:p>
              </table:table-cell>
            </table:table-row>
            <table:table-row>
              <table:table-cell office:value-type="float" office:value="0.0398848848848849">
                <text:p>0</text:p>
              </table:table-cell>
              <table:table-cell office:value-type="float" office:value="0.999993566809634">
                <text:p>0.999993566809634</text:p>
              </table:table-cell>
            </table:table-row>
            <table:table-row>
              <table:table-cell office:value-type="float" office:value="0.042952952952953">
                <text:p>0</text:p>
              </table:table-cell>
              <table:table-cell office:value-type="float" office:value="0.999991894590197">
                <text:p>0.999991894590197</text:p>
              </table:table-cell>
            </table:table-row>
            <table:table-row>
              <table:table-cell office:value-type="float" office:value="0.046021021021021">
                <text:p>0</text:p>
              </table:table-cell>
              <table:table-cell office:value-type="float" office:value="0.999989955380571">
                <text:p>0.999989955380571</text:p>
              </table:table-cell>
            </table:table-row>
            <table:table-row>
              <table:table-cell office:value-type="float" office:value="0.0490890890890891">
                <text:p>0</text:p>
              </table:table-cell>
              <table:table-cell office:value-type="float" office:value="0.999987729455258">
                <text:p>0.999987729455258</text:p>
              </table:table-cell>
            </table:table-row>
            <table:table-row>
              <table:table-cell office:value-type="float" office:value="0.0521571571571572">
                <text:p>0</text:p>
              </table:table-cell>
              <table:table-cell office:value-type="float" office:value="0.999985197099721">
                <text:p>0.999985197099721</text:p>
              </table:table-cell>
            </table:table-row>
            <table:table-row>
              <table:table-cell office:value-type="float" office:value="0.0552252252252252">
                <text:p>0</text:p>
              </table:table-cell>
              <table:table-cell office:value-type="float" office:value="0.999982338611045">
                <text:p>0.999982338611045</text:p>
              </table:table-cell>
            </table:table-row>
            <table:table-row>
              <table:table-cell office:value-type="float" office:value="0.0582932932932933">
                <text:p>0</text:p>
              </table:table-cell>
              <table:table-cell office:value-type="float" office:value="0.999979134298706">
                <text:p>0.999979134298706</text:p>
              </table:table-cell>
            </table:table-row>
            <table:table-row>
              <table:table-cell office:value-type="float" office:value="0.0613613613613614">
                <text:p>0</text:p>
              </table:table-cell>
              <table:table-cell office:value-type="float" office:value="0.99997556448524">
                <text:p>0.99997556448524</text:p>
              </table:table-cell>
            </table:table-row>
            <table:table-row>
              <table:table-cell office:value-type="float" office:value="0.0644294294294294">
                <text:p>0</text:p>
              </table:table-cell>
              <table:table-cell office:value-type="float" office:value="0.999971609507001">
                <text:p>0.999971609507001</text:p>
              </table:table-cell>
            </table:table-row>
            <table:table-row>
              <table:table-cell office:value-type="float" office:value="0.0674974974974975">
                <text:p>0</text:p>
              </table:table-cell>
              <table:table-cell office:value-type="float" office:value="0.99996724971481">
                <text:p>0.99996724971481</text:p>
              </table:table-cell>
            </table:table-row>
            <table:table-row>
              <table:table-cell office:value-type="float" office:value="0.0705655655655656">
                <text:p>0</text:p>
              </table:table-cell>
              <table:table-cell office:value-type="float" office:value="0.999962465474699">
                <text:p>0.999962465474699</text:p>
              </table:table-cell>
            </table:table-row>
            <table:table-row>
              <table:table-cell office:value-type="float" office:value="0.0736336336336336">
                <text:p>0</text:p>
              </table:table-cell>
              <table:table-cell office:value-type="float" office:value="0.999957237168587">
                <text:p>0.999957237168587</text:p>
              </table:table-cell>
            </table:table-row>
            <table:table-row>
              <table:table-cell office:value-type="float" office:value="0.0767017017017017">
                <text:p>0</text:p>
              </table:table-cell>
              <table:table-cell office:value-type="float" office:value="0.999951545194961">
                <text:p>0.999951545194961</text:p>
              </table:table-cell>
            </table:table-row>
            <table:table-row>
              <table:table-cell office:value-type="float" office:value="0.0797697697697698">
                <text:p>0</text:p>
              </table:table-cell>
              <table:table-cell office:value-type="float" office:value="0.999945369969588">
                <text:p>0.999945369969588</text:p>
              </table:table-cell>
            </table:table-row>
            <table:table-row>
              <table:table-cell office:value-type="float" office:value="0.0828378378378378">
                <text:p>0</text:p>
              </table:table-cell>
              <table:table-cell office:value-type="float" office:value="0.999938691926182">
                <text:p>0.999938691926182</text:p>
              </table:table-cell>
            </table:table-row>
            <table:table-row>
              <table:table-cell office:value-type="float" office:value="0.0859059059059059">
                <text:p>0</text:p>
              </table:table-cell>
              <table:table-cell office:value-type="float" office:value="0.999931491517092">
                <text:p>0.999931491517092</text:p>
              </table:table-cell>
            </table:table-row>
            <table:table-row>
              <table:table-cell office:value-type="float" office:value="0.088973973973974">
                <text:p>0</text:p>
              </table:table-cell>
              <table:table-cell office:value-type="float" office:value="0.999923749213945">
                <text:p>0.999923749213945</text:p>
              </table:table-cell>
            </table:table-row>
            <table:table-row>
              <table:table-cell office:value-type="float" office:value="0.092042042042042">
                <text:p>0</text:p>
              </table:table-cell>
              <table:table-cell office:value-type="float" office:value="0.999915445508352">
                <text:p>0.999915445508352</text:p>
              </table:table-cell>
            </table:table-row>
            <table:table-row>
              <table:table-cell office:value-type="float" office:value="0.0951101101101101">
                <text:p>0</text:p>
              </table:table-cell>
              <table:table-cell office:value-type="float" office:value="0.999906560912557">
                <text:p>0.999906560912557</text:p>
              </table:table-cell>
            </table:table-row>
            <table:table-row>
              <table:table-cell office:value-type="float" office:value="0.0981781781781782">
                <text:p>0</text:p>
              </table:table-cell>
              <table:table-cell office:value-type="float" office:value="0.999897075960089">
                <text:p>0.999897075960089</text:p>
              </table:table-cell>
            </table:table-row>
            <table:table-row>
              <table:table-cell office:value-type="float" office:value="0.101246246246246">
                <text:p>0</text:p>
              </table:table-cell>
              <table:table-cell office:value-type="float" office:value="0.999886971206442">
                <text:p>0.999886971206442</text:p>
              </table:table-cell>
            </table:table-row>
            <table:table-row>
              <table:table-cell office:value-type="float" office:value="0.104314314314314">
                <text:p>0</text:p>
              </table:table-cell>
              <table:table-cell office:value-type="float" office:value="0.999876227229699">
                <text:p>0.999876227229699</text:p>
              </table:table-cell>
            </table:table-row>
            <table:table-row>
              <table:table-cell office:value-type="float" office:value="0.107382382382382">
                <text:p>0</text:p>
              </table:table-cell>
              <table:table-cell office:value-type="float" office:value="0.999864824631175">
                <text:p>0.999864824631175</text:p>
              </table:table-cell>
            </table:table-row>
            <table:table-row>
              <table:table-cell office:value-type="float" office:value="0.11045045045045">
                <text:p>0</text:p>
              </table:table-cell>
              <table:table-cell office:value-type="float" office:value="0.999852744036106">
                <text:p>0.999852744036106</text:p>
              </table:table-cell>
            </table:table-row>
            <table:table-row>
              <table:table-cell office:value-type="float" office:value="0.113518518518519">
                <text:p>0</text:p>
              </table:table-cell>
              <table:table-cell office:value-type="float" office:value="0.999839966094224">
                <text:p>0.999839966094224</text:p>
              </table:table-cell>
            </table:table-row>
            <table:table-row>
              <table:table-cell office:value-type="float" office:value="0.116586586586587">
                <text:p>0</text:p>
              </table:table-cell>
              <table:table-cell office:value-type="float" office:value="0.999826471480431">
                <text:p>0.999826471480431</text:p>
              </table:table-cell>
            </table:table-row>
            <table:table-row>
              <table:table-cell office:value-type="float" office:value="0.119654654654655">
                <text:p>0</text:p>
              </table:table-cell>
              <table:table-cell office:value-type="float" office:value="0.999812240895407">
                <text:p>0.999812240895407</text:p>
              </table:table-cell>
            </table:table-row>
            <table:table-row>
              <table:table-cell office:value-type="float" office:value="0.122722722722723">
                <text:p>0</text:p>
              </table:table-cell>
              <table:table-cell office:value-type="float" office:value="0.99979725506626">
                <text:p>0.99979725506626</text:p>
              </table:table-cell>
            </table:table-row>
            <table:table-row>
              <table:table-cell office:value-type="float" office:value="0.125790790790791">
                <text:p>0</text:p>
              </table:table-cell>
              <table:table-cell office:value-type="float" office:value="0.999781494747114">
                <text:p>0.999781494747114</text:p>
              </table:table-cell>
            </table:table-row>
            <table:table-row>
              <table:table-cell office:value-type="float" office:value="0.128858858858859">
                <text:p>0</text:p>
              </table:table-cell>
              <table:table-cell office:value-type="float" office:value="0.999781494747114">
                <text:p>0.999781494747114</text:p>
              </table:table-cell>
            </table:table-row>
            <table:table-row>
              <table:table-cell office:value-type="float" office:value="0.131926926926927">
                <text:p>0</text:p>
              </table:table-cell>
              <table:table-cell office:value-type="float" office:value="0.999764940719737">
                <text:p>0.999764940719737</text:p>
              </table:table-cell>
            </table:table-row>
            <table:table-row>
              <table:table-cell office:value-type="float" office:value="0.134994994994995">
                <text:p>0</text:p>
              </table:table-cell>
              <table:table-cell office:value-type="float" office:value="0.999747573794153">
                <text:p>0.999747573794153</text:p>
              </table:table-cell>
            </table:table-row>
            <table:table-row>
              <table:table-cell office:value-type="float" office:value="0.138063063063063">
                <text:p>0</text:p>
              </table:table-cell>
              <table:table-cell office:value-type="float" office:value="0.999729374809255">
                <text:p>0.999729374809255</text:p>
              </table:table-cell>
            </table:table-row>
            <table:table-row>
              <table:table-cell office:value-type="float" office:value="0.141131131131131">
                <text:p>0</text:p>
              </table:table-cell>
              <table:table-cell office:value-type="float" office:value="0.999710324633383">
                <text:p>0.999710324633383</text:p>
              </table:table-cell>
            </table:table-row>
            <table:table-row>
              <table:table-cell office:value-type="float" office:value="0.144199199199199">
                <text:p>0</text:p>
              </table:table-cell>
              <table:table-cell office:value-type="float" office:value="0.999690404164947">
                <text:p>0.999690404164947</text:p>
              </table:table-cell>
            </table:table-row>
            <table:table-row>
              <table:table-cell office:value-type="float" office:value="0.147267267267267">
                <text:p>0</text:p>
              </table:table-cell>
              <table:table-cell office:value-type="float" office:value="0.999669594333">
                <text:p>0.999669594333</text:p>
              </table:table-cell>
            </table:table-row>
            <table:table-row>
              <table:table-cell office:value-type="float" office:value="0.150335335335335">
                <text:p>0</text:p>
              </table:table-cell>
              <table:table-cell office:value-type="float" office:value="0.999647876097847">
                <text:p>0.999647876097847</text:p>
              </table:table-cell>
            </table:table-row>
            <table:table-row>
              <table:table-cell office:value-type="float" office:value="0.153403403403403">
                <text:p>0</text:p>
              </table:table-cell>
              <table:table-cell office:value-type="float" office:value="0.999625230451582">
                <text:p>0.999625230451582</text:p>
              </table:table-cell>
            </table:table-row>
            <table:table-row>
              <table:table-cell office:value-type="float" office:value="0.156471471471471">
                <text:p>0</text:p>
              </table:table-cell>
              <table:table-cell office:value-type="float" office:value="0.999601638418733">
                <text:p>0.999601638418733</text:p>
              </table:table-cell>
            </table:table-row>
            <table:table-row>
              <table:table-cell office:value-type="float" office:value="0.15953953953954">
                <text:p>0</text:p>
              </table:table-cell>
              <table:table-cell office:value-type="float" office:value="0.999577081056783">
                <text:p>0.999577081056783</text:p>
              </table:table-cell>
            </table:table-row>
            <table:table-row>
              <table:table-cell office:value-type="float" office:value="0.162607607607608">
                <text:p>0</text:p>
              </table:table-cell>
              <table:table-cell office:value-type="float" office:value="0.999551539456765">
                <text:p>0.999551539456765</text:p>
              </table:table-cell>
            </table:table-row>
            <table:table-row>
              <table:table-cell office:value-type="float" office:value="0.165675675675676">
                <text:p>0</text:p>
              </table:table-cell>
              <table:table-cell office:value-type="float" office:value="0.999524994743809">
                <text:p>0.999524994743809</text:p>
              </table:table-cell>
            </table:table-row>
            <table:table-row>
              <table:table-cell office:value-type="float" office:value="0.168743743743744">
                <text:p>0</text:p>
              </table:table-cell>
              <table:table-cell office:value-type="float" office:value="0.999497428077722">
                <text:p>0.999497428077722</text:p>
              </table:table-cell>
            </table:table-row>
            <table:table-row>
              <table:table-cell office:value-type="float" office:value="0.171811811811812">
                <text:p>0</text:p>
              </table:table-cell>
              <table:table-cell office:value-type="float" office:value="0.999468820653543">
                <text:p>0.999468820653543</text:p>
              </table:table-cell>
            </table:table-row>
            <table:table-row>
              <table:table-cell office:value-type="float" office:value="0.17487987987988">
                <text:p>0</text:p>
              </table:table-cell>
              <table:table-cell office:value-type="float" office:value="0.999439153702064">
                <text:p>0.999439153702064</text:p>
              </table:table-cell>
            </table:table-row>
            <table:table-row>
              <table:table-cell office:value-type="float" office:value="0.177947947947948">
                <text:p>0</text:p>
              </table:table-cell>
              <table:table-cell office:value-type="float" office:value="0.999408408490419">
                <text:p>0.999408408490419</text:p>
              </table:table-cell>
            </table:table-row>
            <table:table-row>
              <table:table-cell office:value-type="float" office:value="0.181016016016016">
                <text:p>0</text:p>
              </table:table-cell>
              <table:table-cell office:value-type="float" office:value="0.99937656632259">
                <text:p>0.99937656632259</text:p>
              </table:table-cell>
            </table:table-row>
            <table:table-row>
              <table:table-cell office:value-type="float" office:value="0.184084084084084">
                <text:p>0</text:p>
              </table:table-cell>
              <table:table-cell office:value-type="float" office:value="0.999343608539981">
                <text:p>0.999343608539981</text:p>
              </table:table-cell>
            </table:table-row>
            <table:table-row>
              <table:table-cell office:value-type="float" office:value="0.187152152152152">
                <text:p>0</text:p>
              </table:table-cell>
              <table:table-cell office:value-type="float" office:value="0.999309516521909">
                <text:p>0.999309516521909</text:p>
              </table:table-cell>
            </table:table-row>
            <table:table-row>
              <table:table-cell office:value-type="float" office:value="0.19022022022022">
                <text:p>0</text:p>
              </table:table-cell>
              <table:table-cell office:value-type="float" office:value="0.999274271686179">
                <text:p>0.999274271686179</text:p>
              </table:table-cell>
            </table:table-row>
            <table:table-row>
              <table:table-cell office:value-type="float" office:value="0.193288288288288">
                <text:p>0</text:p>
              </table:table-cell>
              <table:table-cell office:value-type="float" office:value="0.999237855489567">
                <text:p>0.999237855489567</text:p>
              </table:table-cell>
            </table:table-row>
            <table:table-row>
              <table:table-cell office:value-type="float" office:value="0.196356356356356">
                <text:p>0</text:p>
              </table:table-cell>
              <table:table-cell office:value-type="float" office:value="0.99920024942836">
                <text:p>0.99920024942836</text:p>
              </table:table-cell>
            </table:table-row>
            <table:table-row>
              <table:table-cell office:value-type="float" office:value="0.199424424424424">
                <text:p>0</text:p>
              </table:table-cell>
              <table:table-cell office:value-type="float" office:value="0.999161435038882">
                <text:p>0.999161435038882</text:p>
              </table:table-cell>
            </table:table-row>
            <table:table-row>
              <table:table-cell office:value-type="float" office:value="0.202492492492492">
                <text:p>0</text:p>
              </table:table-cell>
              <table:table-cell office:value-type="float" office:value="0.999121393897982">
                <text:p>0.999121393897982</text:p>
              </table:table-cell>
            </table:table-row>
            <table:table-row>
              <table:table-cell office:value-type="float" office:value="0.205560560560561">
                <text:p>0</text:p>
              </table:table-cell>
              <table:table-cell office:value-type="float" office:value="0.999080107623545">
                <text:p>0.999080107623545</text:p>
              </table:table-cell>
            </table:table-row>
            <table:table-row>
              <table:table-cell office:value-type="float" office:value="0.208628628628629">
                <text:p>0</text:p>
              </table:table-cell>
              <table:table-cell office:value-type="float" office:value="0.999037557875007">
                <text:p>0.999037557875007</text:p>
              </table:table-cell>
            </table:table-row>
            <table:table-row>
              <table:table-cell office:value-type="float" office:value="0.211696696696697">
                <text:p>0</text:p>
              </table:table-cell>
              <table:table-cell office:value-type="float" office:value="0.998993726353861">
                <text:p>0.998993726353861</text:p>
              </table:table-cell>
            </table:table-row>
            <table:table-row>
              <table:table-cell office:value-type="float" office:value="0.214764764764765">
                <text:p>0</text:p>
              </table:table-cell>
              <table:table-cell office:value-type="float" office:value="0.998948594804109">
                <text:p>0.998948594804109</text:p>
              </table:table-cell>
            </table:table-row>
            <table:table-row>
              <table:table-cell office:value-type="float" office:value="0.217832832832833">
                <text:p>0</text:p>
              </table:table-cell>
              <table:table-cell office:value-type="float" office:value="0.998902145012795">
                <text:p>0.998902145012795</text:p>
              </table:table-cell>
            </table:table-row>
            <table:table-row>
              <table:table-cell office:value-type="float" office:value="0.220900900900901">
                <text:p>0</text:p>
              </table:table-cell>
              <table:table-cell office:value-type="float" office:value="0.998854358810458">
                <text:p>0.998854358810458</text:p>
              </table:table-cell>
            </table:table-row>
            <table:table-row>
              <table:table-cell office:value-type="float" office:value="0.223968968968969">
                <text:p>0</text:p>
              </table:table-cell>
              <table:table-cell office:value-type="float" office:value="0.998805218071638">
                <text:p>0.998805218071638</text:p>
              </table:table-cell>
            </table:table-row>
            <table:table-row>
              <table:table-cell office:value-type="float" office:value="0.227037037037037">
                <text:p>0</text:p>
              </table:table-cell>
              <table:table-cell office:value-type="float" office:value="0.998754704715338">
                <text:p>0.998754704715338</text:p>
              </table:table-cell>
            </table:table-row>
            <table:table-row>
              <table:table-cell office:value-type="float" office:value="0.230105105105105">
                <text:p>0</text:p>
              </table:table-cell>
              <table:table-cell office:value-type="float" office:value="0.998702800705491">
                <text:p>0.998702800705491</text:p>
              </table:table-cell>
            </table:table-row>
            <table:table-row>
              <table:table-cell office:value-type="float" office:value="0.233173173173173">
                <text:p>0</text:p>
              </table:table-cell>
              <table:table-cell office:value-type="float" office:value="0.998649488051434">
                <text:p>0.998649488051434</text:p>
              </table:table-cell>
            </table:table-row>
            <table:table-row>
              <table:table-cell office:value-type="float" office:value="0.236241241241241">
                <text:p>0</text:p>
              </table:table-cell>
              <table:table-cell office:value-type="float" office:value="0.998594748808375">
                <text:p>0.998594748808375</text:p>
              </table:table-cell>
            </table:table-row>
            <table:table-row>
              <table:table-cell office:value-type="float" office:value="0.239309309309309">
                <text:p>0</text:p>
              </table:table-cell>
              <table:table-cell office:value-type="float" office:value="0.998538565077843">
                <text:p>0.998538565077843</text:p>
              </table:table-cell>
            </table:table-row>
            <table:table-row>
              <table:table-cell office:value-type="float" office:value="0.242377377377377">
                <text:p>0</text:p>
              </table:table-cell>
              <table:table-cell office:value-type="float" office:value="0.998480919008152">
                <text:p>0.998480919008152</text:p>
              </table:table-cell>
            </table:table-row>
            <table:table-row>
              <table:table-cell office:value-type="float" office:value="0.245445445445445">
                <text:p>0</text:p>
              </table:table-cell>
              <table:table-cell office:value-type="float" office:value="0.998421792794827">
                <text:p>0.998421792794827</text:p>
              </table:table-cell>
            </table:table-row>
            <table:table-row>
              <table:table-cell office:value-type="float" office:value="0.248513513513514">
                <text:p>0</text:p>
              </table:table-cell>
              <table:table-cell office:value-type="float" office:value="0.998361168681086">
                <text:p>0.998361168681086</text:p>
              </table:table-cell>
            </table:table-row>
            <table:table-row>
              <table:table-cell office:value-type="float" office:value="0.251581581581582">
                <text:p>0</text:p>
              </table:table-cell>
              <table:table-cell office:value-type="float" office:value="0.998299028958251">
                <text:p>0.998299028958251</text:p>
              </table:table-cell>
            </table:table-row>
            <table:table-row>
              <table:table-cell office:value-type="float" office:value="0.25464964964965">
                <text:p>0</text:p>
              </table:table-cell>
              <table:table-cell office:value-type="float" office:value="0.998299028958251">
                <text:p>0.998299028958251</text:p>
              </table:table-cell>
            </table:table-row>
            <table:table-row>
              <table:table-cell office:value-type="float" office:value="0.257717717717718">
                <text:p>0</text:p>
              </table:table-cell>
              <table:table-cell office:value-type="float" office:value="0.998235355966207">
                <text:p>0.998235355966207</text:p>
              </table:table-cell>
            </table:table-row>
            <table:table-row>
              <table:table-cell office:value-type="float" office:value="0.260785785785786">
                <text:p>0</text:p>
              </table:table-cell>
              <table:table-cell office:value-type="float" office:value="0.99817013209381">
                <text:p>0.99817013209381</text:p>
              </table:table-cell>
            </table:table-row>
            <table:table-row>
              <table:table-cell office:value-type="float" office:value="0.263853853853854">
                <text:p>0</text:p>
              </table:table-cell>
              <table:table-cell office:value-type="float" office:value="0.998103339779339">
                <text:p>0.998103339779339</text:p>
              </table:table-cell>
            </table:table-row>
            <table:table-row>
              <table:table-cell office:value-type="float" office:value="0.266921921921922">
                <text:p>0</text:p>
              </table:table-cell>
              <table:table-cell office:value-type="float" office:value="0.998034961510913">
                <text:p>0.998034961510913</text:p>
              </table:table-cell>
            </table:table-row>
            <table:table-row>
              <table:table-cell office:value-type="float" office:value="0.26998998998999">
                <text:p>0</text:p>
              </table:table-cell>
              <table:table-cell office:value-type="float" office:value="0.997964979826902">
                <text:p>0.997964979826902</text:p>
              </table:table-cell>
            </table:table-row>
            <table:table-row>
              <table:table-cell office:value-type="float" office:value="0.273058058058058">
                <text:p>0</text:p>
              </table:table-cell>
              <table:table-cell office:value-type="float" office:value="0.997893377316357">
                <text:p>0.997893377316357</text:p>
              </table:table-cell>
            </table:table-row>
            <table:table-row>
              <table:table-cell office:value-type="float" office:value="0.276126126126126">
                <text:p>0</text:p>
              </table:table-cell>
              <table:table-cell office:value-type="float" office:value="0.997820136619407">
                <text:p>0.997820136619407</text:p>
              </table:table-cell>
            </table:table-row>
            <table:table-row>
              <table:table-cell office:value-type="float" office:value="0.279194194194194">
                <text:p>0</text:p>
              </table:table-cell>
              <table:table-cell office:value-type="float" office:value="0.997745240427684">
                <text:p>0.997745240427684</text:p>
              </table:table-cell>
            </table:table-row>
            <table:table-row>
              <table:table-cell office:value-type="float" office:value="0.282262262262262">
                <text:p>0</text:p>
              </table:table-cell>
              <table:table-cell office:value-type="float" office:value="0.997668671484719">
                <text:p>0.997668671484719</text:p>
              </table:table-cell>
            </table:table-row>
            <table:table-row>
              <table:table-cell office:value-type="float" office:value="0.28533033033033">
                <text:p>0</text:p>
              </table:table-cell>
              <table:table-cell office:value-type="float" office:value="0.997590412586336">
                <text:p>0.997590412586336</text:p>
              </table:table-cell>
            </table:table-row>
            <table:table-row>
              <table:table-cell office:value-type="float" office:value="0.288398398398398">
                <text:p>0</text:p>
              </table:table-cell>
              <table:table-cell office:value-type="float" office:value="0.997510446581054">
                <text:p>0.997510446581054</text:p>
              </table:table-cell>
            </table:table-row>
            <table:table-row>
              <table:table-cell office:value-type="float" office:value="0.291466466466466">
                <text:p>0</text:p>
              </table:table-cell>
              <table:table-cell office:value-type="float" office:value="0.997428756370467">
                <text:p>0.997428756370467</text:p>
              </table:table-cell>
            </table:table-row>
            <table:table-row>
              <table:table-cell office:value-type="float" office:value="0.294534534534534">
                <text:p>0</text:p>
              </table:table-cell>
              <table:table-cell office:value-type="float" office:value="0.997345324909651">
                <text:p>0.997345324909651</text:p>
              </table:table-cell>
            </table:table-row>
            <table:table-row>
              <table:table-cell office:value-type="float" office:value="0.297602602602603">
                <text:p>0</text:p>
              </table:table-cell>
              <table:table-cell office:value-type="float" office:value="0.997260135207543">
                <text:p>0.997260135207543</text:p>
              </table:table-cell>
            </table:table-row>
            <table:table-row>
              <table:table-cell office:value-type="float" office:value="0.300670670670671">
                <text:p>0</text:p>
              </table:table-cell>
              <table:table-cell office:value-type="float" office:value="0.99717317032729">
                <text:p>0.99717317032729</text:p>
              </table:table-cell>
            </table:table-row>
            <table:table-row>
              <table:table-cell office:value-type="float" office:value="0.303738738738739">
                <text:p>0</text:p>
              </table:table-cell>
              <table:table-cell office:value-type="float" office:value="0.997084413386681">
                <text:p>0.997084413386681</text:p>
              </table:table-cell>
            </table:table-row>
            <table:table-row>
              <table:table-cell office:value-type="float" office:value="0.306806806806807">
                <text:p>0</text:p>
              </table:table-cell>
              <table:table-cell office:value-type="float" office:value="0.996993847558452">
                <text:p>0.996993847558452</text:p>
              </table:table-cell>
            </table:table-row>
            <table:table-row>
              <table:table-cell office:value-type="float" office:value="0.309874874874875">
                <text:p>0</text:p>
              </table:table-cell>
              <table:table-cell office:value-type="float" office:value="0.996901456070719">
                <text:p>0.996901456070719</text:p>
              </table:table-cell>
            </table:table-row>
            <table:table-row>
              <table:table-cell office:value-type="float" office:value="0.312942942942943">
                <text:p>0</text:p>
              </table:table-cell>
              <table:table-cell office:value-type="float" office:value="0.996807222207285">
                <text:p>0.996807222207285</text:p>
              </table:table-cell>
            </table:table-row>
            <table:table-row>
              <table:table-cell office:value-type="float" office:value="0.316011011011011">
                <text:p>0</text:p>
              </table:table-cell>
              <table:table-cell office:value-type="float" office:value="0.996711129308035">
                <text:p>0.996711129308035</text:p>
              </table:table-cell>
            </table:table-row>
            <table:table-row>
              <table:table-cell office:value-type="float" office:value="0.319079079079079">
                <text:p>0</text:p>
              </table:table-cell>
              <table:table-cell office:value-type="float" office:value="0.99661316076928">
                <text:p>0.99661316076928</text:p>
              </table:table-cell>
            </table:table-row>
            <table:table-row>
              <table:table-cell office:value-type="float" office:value="0.322147147147147">
                <text:p>0</text:p>
              </table:table-cell>
              <table:table-cell office:value-type="float" office:value="0.996513300044105">
                <text:p>0.996513300044105</text:p>
              </table:table-cell>
            </table:table-row>
            <table:table-row>
              <table:table-cell office:value-type="float" office:value="0.325215215215215">
                <text:p>0</text:p>
              </table:table-cell>
              <table:table-cell office:value-type="float" office:value="0.996411530642727">
                <text:p>0.996411530642727</text:p>
              </table:table-cell>
            </table:table-row>
            <table:table-row>
              <table:table-cell office:value-type="float" office:value="0.328283283283283">
                <text:p>0</text:p>
              </table:table-cell>
              <table:table-cell office:value-type="float" office:value="0.996307836132837">
                <text:p>0.996307836132837</text:p>
              </table:table-cell>
            </table:table-row>
            <table:table-row>
              <table:table-cell office:value-type="float" office:value="0.331351351351351">
                <text:p>0</text:p>
              </table:table-cell>
              <table:table-cell office:value-type="float" office:value="0.996202200139923">
                <text:p>0.996202200139923</text:p>
              </table:table-cell>
            </table:table-row>
            <table:table-row>
              <table:table-cell office:value-type="float" office:value="0.334419419419419">
                <text:p>0</text:p>
              </table:table-cell>
              <table:table-cell office:value-type="float" office:value="0.996094606347622">
                <text:p>0.996094606347622</text:p>
              </table:table-cell>
            </table:table-row>
            <table:table-row>
              <table:table-cell office:value-type="float" office:value="0.337487487487487">
                <text:p>0</text:p>
              </table:table-cell>
              <table:table-cell office:value-type="float" office:value="0.995985038498051">
                <text:p>0.995985038498051</text:p>
              </table:table-cell>
            </table:table-row>
            <table:table-row>
              <table:table-cell office:value-type="float" office:value="0.340555555555556">
                <text:p>0</text:p>
              </table:table-cell>
              <table:table-cell office:value-type="float" office:value="0.99587348039215">
                <text:p>0.99587348039215</text:p>
              </table:table-cell>
            </table:table-row>
            <table:table-row>
              <table:table-cell office:value-type="float" office:value="0.343623623623624">
                <text:p>0</text:p>
              </table:table-cell>
              <table:table-cell office:value-type="float" office:value="0.99575991588997">
                <text:p>0.99575991588997</text:p>
              </table:table-cell>
            </table:table-row>
            <table:table-row>
              <table:table-cell office:value-type="float" office:value="0.346691691691692">
                <text:p>0</text:p>
              </table:table-cell>
              <table:table-cell office:value-type="float" office:value="0.995644328911028">
                <text:p>0.995644328911028</text:p>
              </table:table-cell>
            </table:table-row>
            <table:table-row>
              <table:table-cell office:value-type="float" office:value="0.34975975975976">
                <text:p>0</text:p>
              </table:table-cell>
              <table:table-cell office:value-type="float" office:value="0.99552670343461">
                <text:p>0.99552670343461</text:p>
              </table:table-cell>
            </table:table-row>
            <table:table-row>
              <table:table-cell office:value-type="float" office:value="0.352827827827828">
                <text:p>0</text:p>
              </table:table-cell>
              <table:table-cell office:value-type="float" office:value="0.995407023500081">
                <text:p>0.995407023500081</text:p>
              </table:table-cell>
            </table:table-row>
            <table:table-row>
              <table:table-cell office:value-type="float" office:value="0.355895895895896">
                <text:p>0</text:p>
              </table:table-cell>
              <table:table-cell office:value-type="float" office:value="0.995285273207208">
                <text:p>0.995285273207208</text:p>
              </table:table-cell>
            </table:table-row>
            <table:table-row>
              <table:table-cell office:value-type="float" office:value="0.358963963963964">
                <text:p>0</text:p>
              </table:table-cell>
              <table:table-cell office:value-type="float" office:value="0.995161436716464">
                <text:p>0.995161436716464</text:p>
              </table:table-cell>
            </table:table-row>
            <table:table-row>
              <table:table-cell office:value-type="float" office:value="0.362032032032032">
                <text:p>0</text:p>
              </table:table-cell>
              <table:table-cell office:value-type="float" office:value="0.995035498249323">
                <text:p>0.995035498249323</text:p>
              </table:table-cell>
            </table:table-row>
            <table:table-row>
              <table:table-cell office:value-type="float" office:value="0.3651001001001">
                <text:p>0</text:p>
              </table:table-cell>
              <table:table-cell office:value-type="float" office:value="0.994907442088553">
                <text:p>0.994907442088553</text:p>
              </table:table-cell>
            </table:table-row>
            <table:table-row>
              <table:table-cell office:value-type="float" office:value="0.368168168168168">
                <text:p>0</text:p>
              </table:table-cell>
              <table:table-cell office:value-type="float" office:value="0.994777252578532">
                <text:p>0.994777252578532</text:p>
              </table:table-cell>
            </table:table-row>
            <table:table-row>
              <table:table-cell office:value-type="float" office:value="0.371236236236236">
                <text:p>0</text:p>
              </table:table-cell>
              <table:table-cell office:value-type="float" office:value="0.994644914125541">
                <text:p>0.994644914125541</text:p>
              </table:table-cell>
            </table:table-row>
            <table:table-row>
              <table:table-cell office:value-type="float" office:value="0.374304304304304">
                <text:p>0</text:p>
              </table:table-cell>
              <table:table-cell office:value-type="float" office:value="0.994510411198012">
                <text:p>0.994510411198012</text:p>
              </table:table-cell>
            </table:table-row>
            <table:table-row>
              <table:table-cell office:value-type="float" office:value="0.377372372372372">
                <text:p>0</text:p>
              </table:table-cell>
              <table:table-cell office:value-type="float" office:value="0.994373728326876">
                <text:p>0.994373728326876</text:p>
              </table:table-cell>
            </table:table-row>
            <table:table-row>
              <table:table-cell office:value-type="float" office:value="0.38044044044044">
                <text:p>0</text:p>
              </table:table-cell>
              <table:table-cell office:value-type="float" office:value="0.994373728326876">
                <text:p>0.994373728326876</text:p>
              </table:table-cell>
            </table:table-row>
            <table:table-row>
              <table:table-cell office:value-type="float" office:value="0.383508508508509">
                <text:p>0</text:p>
              </table:table-cell>
              <table:table-cell office:value-type="float" office:value="0.994234850105783">
                <text:p>0.994234850105783</text:p>
              </table:table-cell>
            </table:table-row>
            <table:table-row>
              <table:table-cell office:value-type="float" office:value="0.386576576576577">
                <text:p>0</text:p>
              </table:table-cell>
              <table:table-cell office:value-type="float" office:value="0.994093761191434">
                <text:p>0.994093761191434</text:p>
              </table:table-cell>
            </table:table-row>
            <table:table-row>
              <table:table-cell office:value-type="float" office:value="0.389644644644645">
                <text:p>0</text:p>
              </table:table-cell>
              <table:table-cell office:value-type="float" office:value="0.993950446303804">
                <text:p>0.993950446303804</text:p>
              </table:table-cell>
            </table:table-row>
            <table:table-row>
              <table:table-cell office:value-type="float" office:value="0.392712712712713">
                <text:p>0</text:p>
              </table:table-cell>
              <table:table-cell office:value-type="float" office:value="0.99380489022645">
                <text:p>0.99380489022645</text:p>
              </table:table-cell>
            </table:table-row>
            <table:table-row>
              <table:table-cell office:value-type="float" office:value="0.395780780780781">
                <text:p>0</text:p>
              </table:table-cell>
              <table:table-cell office:value-type="float" office:value="0.993657077806781">
                <text:p>0.993657077806781</text:p>
              </table:table-cell>
            </table:table-row>
            <table:table-row>
              <table:table-cell office:value-type="float" office:value="0.398848848848849">
                <text:p>0</text:p>
              </table:table-cell>
              <table:table-cell office:value-type="float" office:value="0.993506993956285">
                <text:p>0.993506993956285</text:p>
              </table:table-cell>
            </table:table-row>
            <table:table-row>
              <table:table-cell office:value-type="float" office:value="0.401916916916917">
                <text:p>0</text:p>
              </table:table-cell>
              <table:table-cell office:value-type="float" office:value="0.993354623650827">
                <text:p>0.993354623650827</text:p>
              </table:table-cell>
            </table:table-row>
            <table:table-row>
              <table:table-cell office:value-type="float" office:value="0.404984984984985">
                <text:p>0</text:p>
              </table:table-cell>
              <table:table-cell office:value-type="float" office:value="0.993199951930902">
                <text:p>0.993199951930902</text:p>
              </table:table-cell>
            </table:table-row>
            <table:table-row>
              <table:table-cell office:value-type="float" office:value="0.408053053053053">
                <text:p>0</text:p>
              </table:table-cell>
              <table:table-cell office:value-type="float" office:value="0.993042963901861">
                <text:p>0.993042963901861</text:p>
              </table:table-cell>
            </table:table-row>
            <table:table-row>
              <table:table-cell office:value-type="float" office:value="0.411121121121121">
                <text:p>0</text:p>
              </table:table-cell>
              <table:table-cell office:value-type="float" office:value="0.992883644734204">
                <text:p>0.992883644734204</text:p>
              </table:table-cell>
            </table:table-row>
            <table:table-row>
              <table:table-cell office:value-type="float" office:value="0.414189189189189">
                <text:p>0</text:p>
              </table:table-cell>
              <table:table-cell office:value-type="float" office:value="0.992721979663778">
                <text:p>0.992721979663778</text:p>
              </table:table-cell>
            </table:table-row>
            <table:table-row>
              <table:table-cell office:value-type="float" office:value="0.417257257257257">
                <text:p>0</text:p>
              </table:table-cell>
              <table:table-cell office:value-type="float" office:value="0.992557953992068">
                <text:p>0.992557953992068</text:p>
              </table:table-cell>
            </table:table-row>
            <table:table-row>
              <table:table-cell office:value-type="float" office:value="0.420325325325325">
                <text:p>0</text:p>
              </table:table-cell>
              <table:table-cell office:value-type="float" office:value="0.992391553086417">
                <text:p>0.992391553086417</text:p>
              </table:table-cell>
            </table:table-row>
            <table:table-row>
              <table:table-cell office:value-type="float" office:value="0.423393393393393">
                <text:p>0</text:p>
              </table:table-cell>
              <table:table-cell office:value-type="float" office:value="0.992222762380262">
                <text:p>0.992222762380262</text:p>
              </table:table-cell>
            </table:table-row>
            <table:table-row>
              <table:table-cell office:value-type="float" office:value="0.426461461461461">
                <text:p>0</text:p>
              </table:table-cell>
              <table:table-cell office:value-type="float" office:value="0.99205156737337">
                <text:p>0.99205156737337</text:p>
              </table:table-cell>
            </table:table-row>
            <table:table-row>
              <table:table-cell office:value-type="float" office:value="0.42952952952953">
                <text:p>0</text:p>
              </table:table-cell>
              <table:table-cell office:value-type="float" office:value="0.991877953632081">
                <text:p>0.991877953632081</text:p>
              </table:table-cell>
            </table:table-row>
            <table:table-row>
              <table:table-cell office:value-type="float" office:value="0.432597597597598">
                <text:p>0</text:p>
              </table:table-cell>
              <table:table-cell office:value-type="float" office:value="0.99170190678952">
                <text:p>0.99170190678952</text:p>
              </table:table-cell>
            </table:table-row>
            <table:table-row>
              <table:table-cell office:value-type="float" office:value="0.435665665665666">
                <text:p>0</text:p>
              </table:table-cell>
              <table:table-cell office:value-type="float" office:value="0.991523412545827">
                <text:p>0.991523412545827</text:p>
              </table:table-cell>
            </table:table-row>
            <table:table-row>
              <table:table-cell office:value-type="float" office:value="0.438733733733734">
                <text:p>0</text:p>
              </table:table-cell>
              <table:table-cell office:value-type="float" office:value="0.991342456668376">
                <text:p>0.991342456668376</text:p>
              </table:table-cell>
            </table:table-row>
            <table:table-row>
              <table:table-cell office:value-type="float" office:value="0.441801801801802">
                <text:p>0</text:p>
              </table:table-cell>
              <table:table-cell office:value-type="float" office:value="0.991159024992021">
                <text:p>0.991159024992021</text:p>
              </table:table-cell>
            </table:table-row>
            <table:table-row>
              <table:table-cell office:value-type="float" office:value="0.44486986986987">
                <text:p>0</text:p>
              </table:table-cell>
              <table:table-cell office:value-type="float" office:value="0.990973103419261">
                <text:p>0.990973103419261</text:p>
              </table:table-cell>
            </table:table-row>
            <table:table-row>
              <table:table-cell office:value-type="float" office:value="0.447937937937938">
                <text:p>0</text:p>
              </table:table-cell>
              <table:table-cell office:value-type="float" office:value="0.990784677920507">
                <text:p>0.990784677920507</text:p>
              </table:table-cell>
            </table:table-row>
            <table:table-row>
              <table:table-cell office:value-type="float" office:value="0.451006006006006">
                <text:p>0</text:p>
              </table:table-cell>
              <table:table-cell office:value-type="float" office:value="0.990593734534253">
                <text:p>0.990593734534253</text:p>
              </table:table-cell>
            </table:table-row>
            <table:table-row>
              <table:table-cell office:value-type="float" office:value="0.454074074074074">
                <text:p>0</text:p>
              </table:table-cell>
              <table:table-cell office:value-type="float" office:value="0.990400259367289">
                <text:p>0.990400259367289</text:p>
              </table:table-cell>
            </table:table-row>
            <table:table-row>
              <table:table-cell office:value-type="float" office:value="0.457142142142142">
                <text:p>0</text:p>
              </table:table-cell>
              <table:table-cell office:value-type="float" office:value="0.990204238594934">
                <text:p>0.990204238594934</text:p>
              </table:table-cell>
            </table:table-row>
            <table:table-row>
              <table:table-cell office:value-type="float" office:value="0.46021021021021">
                <text:p>0</text:p>
              </table:table-cell>
              <table:table-cell office:value-type="float" office:value="0.990005658461188">
                <text:p>0.990005658461188</text:p>
              </table:table-cell>
            </table:table-row>
            <table:table-row>
              <table:table-cell office:value-type="float" office:value="0.463278278278278">
                <text:p>0</text:p>
              </table:table-cell>
              <table:table-cell office:value-type="float" office:value="0.989804505278982">
                <text:p>0.989804505278982</text:p>
              </table:table-cell>
            </table:table-row>
            <table:table-row>
              <table:table-cell office:value-type="float" office:value="0.466346346346346">
                <text:p>0</text:p>
              </table:table-cell>
              <table:table-cell office:value-type="float" office:value="0.989600765430328">
                <text:p>0.989600765430328</text:p>
              </table:table-cell>
            </table:table-row>
            <table:table-row>
              <table:table-cell office:value-type="float" office:value="0.469414414414414">
                <text:p>0</text:p>
              </table:table-cell>
              <table:table-cell office:value-type="float" office:value="0.989394425366525">
                <text:p>0.989394425366525</text:p>
              </table:table-cell>
            </table:table-row>
            <table:table-row>
              <table:table-cell office:value-type="float" office:value="0.472482482482482">
                <text:p>0</text:p>
              </table:table-cell>
              <table:table-cell office:value-type="float" office:value="0.98918547160838">
                <text:p>0.98918547160838</text:p>
              </table:table-cell>
            </table:table-row>
            <table:table-row>
              <table:table-cell office:value-type="float" office:value="0.475550550550551">
                <text:p>0</text:p>
              </table:table-cell>
              <table:table-cell office:value-type="float" office:value="0.988973890746344">
                <text:p>0.988973890746344</text:p>
              </table:table-cell>
            </table:table-row>
            <table:table-row>
              <table:table-cell office:value-type="float" office:value="0.478618618618619">
                <text:p>0</text:p>
              </table:table-cell>
              <table:table-cell office:value-type="float" office:value="0.988759669440717">
                <text:p>0.988759669440717</text:p>
              </table:table-cell>
            </table:table-row>
            <table:table-row>
              <table:table-cell office:value-type="float" office:value="0.481686686686687">
                <text:p>0</text:p>
              </table:table-cell>
              <table:table-cell office:value-type="float" office:value="0.988542794421842">
                <text:p>0.988542794421842</text:p>
              </table:table-cell>
            </table:table-row>
            <table:table-row>
              <table:table-cell office:value-type="float" office:value="0.484754754754755">
                <text:p>0</text:p>
              </table:table-cell>
              <table:table-cell office:value-type="float" office:value="0.988323252490262">
                <text:p>0.988323252490262</text:p>
              </table:table-cell>
            </table:table-row>
            <table:table-row>
              <table:table-cell office:value-type="float" office:value="0.487822822822823">
                <text:p>0</text:p>
              </table:table-cell>
              <table:table-cell office:value-type="float" office:value="0.98810103051691">
                <text:p>0.98810103051691</text:p>
              </table:table-cell>
            </table:table-row>
            <table:table-row>
              <table:table-cell office:value-type="float" office:value="0.490890890890891">
                <text:p>0</text:p>
              </table:table-cell>
              <table:table-cell office:value-type="float" office:value="0.987876115443263">
                <text:p>0.987876115443263</text:p>
              </table:table-cell>
            </table:table-row>
            <table:table-row>
              <table:table-cell office:value-type="float" office:value="0.493958958958959">
                <text:p>0</text:p>
              </table:table-cell>
              <table:table-cell office:value-type="float" office:value="0.987648494281529">
                <text:p>0.987648494281529</text:p>
              </table:table-cell>
            </table:table-row>
            <table:table-row>
              <table:table-cell office:value-type="float" office:value="0.497027027027027">
                <text:p>0</text:p>
              </table:table-cell>
              <table:table-cell office:value-type="float" office:value="0.987418154114816">
                <text:p>0.987418154114816</text:p>
              </table:table-cell>
            </table:table-row>
            <table:table-row>
              <table:table-cell office:value-type="float" office:value="0.500095095095095">
                <text:p>0</text:p>
              </table:table-cell>
              <table:table-cell office:value-type="float" office:value="0.987185082097256">
                <text:p>0.987185082097256</text:p>
              </table:table-cell>
            </table:table-row>
            <table:table-row>
              <table:table-cell office:value-type="float" office:value="0.503163163163163">
                <text:p>0</text:p>
              </table:table-cell>
              <table:table-cell office:value-type="float" office:value="0.986949265454238">
                <text:p>0.986949265454238</text:p>
              </table:table-cell>
            </table:table-row>
            <table:table-row>
              <table:table-cell office:value-type="float" office:value="0.506231231231231">
                <text:p>0</text:p>
              </table:table-cell>
              <table:table-cell office:value-type="float" office:value="0.986949265454238">
                <text:p>0.986949265454238</text:p>
              </table:table-cell>
            </table:table-row>
            <table:table-row>
              <table:table-cell office:value-type="float" office:value="0.509299299299299">
                <text:p>0</text:p>
              </table:table-cell>
              <table:table-cell office:value-type="float" office:value="0.986710691482492">
                <text:p>0.986710691482492</text:p>
              </table:table-cell>
            </table:table-row>
            <table:table-row>
              <table:table-cell office:value-type="float" office:value="0.512367367367367">
                <text:p>0</text:p>
              </table:table-cell>
              <table:table-cell office:value-type="float" office:value="0.986469347550296">
                <text:p>0.986469347550296</text:p>
              </table:table-cell>
            </table:table-row>
            <table:table-row>
              <table:table-cell office:value-type="float" office:value="0.515435435435435">
                <text:p>0</text:p>
              </table:table-cell>
              <table:table-cell office:value-type="float" office:value="0.986225221097602">
                <text:p>0.986225221097602</text:p>
              </table:table-cell>
            </table:table-row>
            <table:table-row>
              <table:table-cell office:value-type="float" office:value="0.518503503503504">
                <text:p>0</text:p>
              </table:table-cell>
              <table:table-cell office:value-type="float" office:value="0.985978299636209">
                <text:p>0.985978299636209</text:p>
              </table:table-cell>
            </table:table-row>
            <table:table-row>
              <table:table-cell office:value-type="float" office:value="0.521571571571571">
                <text:p>0</text:p>
              </table:table-cell>
              <table:table-cell office:value-type="float" office:value="0.985728570749874">
                <text:p>0.985728570749874</text:p>
              </table:table-cell>
            </table:table-row>
            <table:table-row>
              <table:table-cell office:value-type="float" office:value="0.52463963963964">
                <text:p>0</text:p>
              </table:table-cell>
              <table:table-cell office:value-type="float" office:value="0.985476022094502">
                <text:p>0.985476022094502</text:p>
              </table:table-cell>
            </table:table-row>
            <table:table-row>
              <table:table-cell office:value-type="float" office:value="0.527707707707708">
                <text:p>0</text:p>
              </table:table-cell>
              <table:table-cell office:value-type="float" office:value="0.985220641398267">
                <text:p>0.985220641398267</text:p>
              </table:table-cell>
            </table:table-row>
            <table:table-row>
              <table:table-cell office:value-type="float" office:value="0.530775775775776">
                <text:p>0</text:p>
              </table:table-cell>
              <table:table-cell office:value-type="float" office:value="0.984962416461737">
                <text:p>0.984962416461737</text:p>
              </table:table-cell>
            </table:table-row>
            <table:table-row>
              <table:table-cell office:value-type="float" office:value="0.533843843843844">
                <text:p>0</text:p>
              </table:table-cell>
              <table:table-cell office:value-type="float" office:value="0.98470133515805">
                <text:p>0.98470133515805</text:p>
              </table:table-cell>
            </table:table-row>
            <table:table-row>
              <table:table-cell office:value-type="float" office:value="0.536911911911912">
                <text:p>0</text:p>
              </table:table-cell>
              <table:table-cell office:value-type="float" office:value="0.984437385433008">
                <text:p>0.984437385433008</text:p>
              </table:table-cell>
            </table:table-row>
            <table:table-row>
              <table:table-cell office:value-type="float" office:value="0.53997997997998">
                <text:p>0</text:p>
              </table:table-cell>
              <table:table-cell office:value-type="float" office:value="0.984170555305244">
                <text:p>0.984170555305244</text:p>
              </table:table-cell>
            </table:table-row>
            <table:table-row>
              <table:table-cell office:value-type="float" office:value="0.543048048048048">
                <text:p>0</text:p>
              </table:table-cell>
              <table:table-cell office:value-type="float" office:value="0.983900832866336">
                <text:p>0.983900832866336</text:p>
              </table:table-cell>
            </table:table-row>
            <table:table-row>
              <table:table-cell office:value-type="float" office:value="0.546116116116116">
                <text:p>0</text:p>
              </table:table-cell>
              <table:table-cell office:value-type="float" office:value="0.983628206280928">
                <text:p>0.983628206280928</text:p>
              </table:table-cell>
            </table:table-row>
            <table:table-row>
              <table:table-cell office:value-type="float" office:value="0.549184184184184">
                <text:p>0</text:p>
              </table:table-cell>
              <table:table-cell office:value-type="float" office:value="0.983352663786867">
                <text:p>0.983352663786867</text:p>
              </table:table-cell>
            </table:table-row>
            <table:table-row>
              <table:table-cell office:value-type="float" office:value="0.552252252252252">
                <text:p>0</text:p>
              </table:table-cell>
              <table:table-cell office:value-type="float" office:value="0.983074193695322">
                <text:p>0.983074193695322</text:p>
              </table:table-cell>
            </table:table-row>
            <table:table-row>
              <table:table-cell office:value-type="float" office:value="0.55532032032032">
                <text:p>0</text:p>
              </table:table-cell>
              <table:table-cell office:value-type="float" office:value="0.982792784390926">
                <text:p>0.982792784390926</text:p>
              </table:table-cell>
            </table:table-row>
            <table:table-row>
              <table:table-cell office:value-type="float" office:value="0.558388388388388">
                <text:p>0</text:p>
              </table:table-cell>
              <table:table-cell office:value-type="float" office:value="0.982508424331849">
                <text:p>0.982508424331849</text:p>
              </table:table-cell>
            </table:table-row>
            <table:table-row>
              <table:table-cell office:value-type="float" office:value="0.561456456456456">
                <text:p>0</text:p>
              </table:table-cell>
              <table:table-cell office:value-type="float" office:value="0.982221102049948">
                <text:p>0.982221102049948</text:p>
              </table:table-cell>
            </table:table-row>
            <table:table-row>
              <table:table-cell office:value-type="float" office:value="0.564524524524525">
                <text:p>0</text:p>
              </table:table-cell>
              <table:table-cell office:value-type="float" office:value="0.981930806150884">
                <text:p>0.981930806150884</text:p>
              </table:table-cell>
            </table:table-row>
            <table:table-row>
              <table:table-cell office:value-type="float" office:value="0.567592592592593">
                <text:p>0</text:p>
              </table:table-cell>
              <table:table-cell office:value-type="float" office:value="0.9816375253142">
                <text:p>0.9816375253142</text:p>
              </table:table-cell>
            </table:table-row>
            <table:table-row>
              <table:table-cell office:value-type="float" office:value="0.570660660660661">
                <text:p>0</text:p>
              </table:table-cell>
              <table:table-cell office:value-type="float" office:value="0.98134124829348">
                <text:p>0.98134124829348</text:p>
              </table:table-cell>
            </table:table-row>
            <table:table-row>
              <table:table-cell office:value-type="float" office:value="0.573728728728729">
                <text:p>0</text:p>
              </table:table-cell>
              <table:table-cell office:value-type="float" office:value="0.9810419639164">
                <text:p>0.9810419639164</text:p>
              </table:table-cell>
            </table:table-row>
            <table:table-row>
              <table:table-cell office:value-type="float" office:value="0.576796796796797">
                <text:p>0</text:p>
              </table:table-cell>
              <table:table-cell office:value-type="float" office:value="0.980739661084886">
                <text:p>0.980739661084886</text:p>
              </table:table-cell>
            </table:table-row>
            <table:table-row>
              <table:table-cell office:value-type="float" office:value="0.579864864864865">
                <text:p>0</text:p>
              </table:table-cell>
              <table:table-cell office:value-type="float" office:value="0.98043432877517">
                <text:p>0.98043432877517</text:p>
              </table:table-cell>
            </table:table-row>
            <table:table-row>
              <table:table-cell office:value-type="float" office:value="0.582932932932933">
                <text:p>0</text:p>
              </table:table-cell>
              <table:table-cell office:value-type="float" office:value="0.980125956037927">
                <text:p>0.980125956037927</text:p>
              </table:table-cell>
            </table:table-row>
            <table:table-row>
              <table:table-cell office:value-type="float" office:value="0.586001001001001">
                <text:p>0</text:p>
              </table:table-cell>
              <table:table-cell office:value-type="float" office:value="0.979814531998346">
                <text:p>0.979814531998346</text:p>
              </table:table-cell>
            </table:table-row>
            <table:table-row>
              <table:table-cell office:value-type="float" office:value="0.589069069069069">
                <text:p>0</text:p>
              </table:table-cell>
              <table:table-cell office:value-type="float" office:value="0.979500045856258">
                <text:p>0.979500045856258</text:p>
              </table:table-cell>
            </table:table-row>
            <table:table-row>
              <table:table-cell office:value-type="float" office:value="0.592137137137137">
                <text:p>0</text:p>
              </table:table-cell>
              <table:table-cell office:value-type="float" office:value="0.979182486886175">
                <text:p>0.979182486886175</text:p>
              </table:table-cell>
            </table:table-row>
            <table:table-row>
              <table:table-cell office:value-type="float" office:value="0.595205205205205">
                <text:p>0</text:p>
              </table:table-cell>
              <table:table-cell office:value-type="float" office:value="0.978861844437444">
                <text:p>0.978861844437444</text:p>
              </table:table-cell>
            </table:table-row>
            <table:table-row>
              <table:table-cell office:value-type="float" office:value="0.598273273273273">
                <text:p>0</text:p>
              </table:table-cell>
              <table:table-cell office:value-type="float" office:value="0.978538107934307">
                <text:p>0.978538107934307</text:p>
              </table:table-cell>
            </table:table-row>
            <table:table-row>
              <table:table-cell office:value-type="float" office:value="0.601341341341341">
                <text:p>0</text:p>
              </table:table-cell>
              <table:table-cell office:value-type="float" office:value="0.978211266875974">
                <text:p>0.978211266875974</text:p>
              </table:table-cell>
            </table:table-row>
            <table:table-row>
              <table:table-cell office:value-type="float" office:value="0.604409409409409">
                <text:p>0</text:p>
              </table:table-cell>
              <table:table-cell office:value-type="float" office:value="0.977881310836743">
                <text:p>0.977881310836743</text:p>
              </table:table-cell>
            </table:table-row>
            <table:table-row>
              <table:table-cell office:value-type="float" office:value="0.607477477477478">
                <text:p>0</text:p>
              </table:table-cell>
              <table:table-cell office:value-type="float" office:value="0.97754822946604">
                <text:p>0.97754822946604</text:p>
              </table:table-cell>
            </table:table-row>
            <table:table-row>
              <table:table-cell office:value-type="float" office:value="0.610545545545546">
                <text:p>0</text:p>
              </table:table-cell>
              <table:table-cell office:value-type="float" office:value="0.97721201248854">
                <text:p>0.97721201248854</text:p>
              </table:table-cell>
            </table:table-row>
            <table:table-row>
              <table:table-cell office:value-type="float" office:value="0.613613613613614">
                <text:p>0</text:p>
              </table:table-cell>
              <table:table-cell office:value-type="float" office:value="0.976872649704232">
                <text:p>0.976872649704232</text:p>
              </table:table-cell>
            </table:table-row>
            <table:table-row>
              <table:table-cell office:value-type="float" office:value="0.616681681681682">
                <text:p>0</text:p>
              </table:table-cell>
              <table:table-cell office:value-type="float" office:value="0.9765301309885">
                <text:p>0.9765301309885</text:p>
              </table:table-cell>
            </table:table-row>
            <table:table-row>
              <table:table-cell office:value-type="float" office:value="0.61974974974975">
                <text:p>0</text:p>
              </table:table-cell>
              <table:table-cell office:value-type="float" office:value="0.976184446292167">
                <text:p>0.976184446292167</text:p>
              </table:table-cell>
            </table:table-row>
            <table:table-row>
              <table:table-cell office:value-type="float" office:value="0.622817817817818">
                <text:p>0</text:p>
              </table:table-cell>
              <table:table-cell office:value-type="float" office:value="0.975835585641621">
                <text:p>0.975835585641621</text:p>
              </table:table-cell>
            </table:table-row>
            <table:table-row>
              <table:table-cell office:value-type="float" office:value="0.625885885885886">
                <text:p>0</text:p>
              </table:table-cell>
              <table:table-cell office:value-type="float" office:value="0.975483539138842">
                <text:p>0.975483539138842</text:p>
              </table:table-cell>
            </table:table-row>
            <table:table-row>
              <table:table-cell office:value-type="float" office:value="0.628953953953954">
                <text:p>0</text:p>
              </table:table-cell>
              <table:table-cell office:value-type="float" office:value="0.975128296961495">
                <text:p>0.975128296961495</text:p>
              </table:table-cell>
            </table:table-row>
            <table:table-row>
              <table:table-cell office:value-type="float" office:value="0.632022022022022">
                <text:p>0</text:p>
              </table:table-cell>
              <table:table-cell office:value-type="float" office:value="0.975128296961495">
                <text:p>0.975128296961495</text:p>
              </table:table-cell>
            </table:table-row>
            <table:table-row>
              <table:table-cell office:value-type="float" office:value="0.63509009009009">
                <text:p>0</text:p>
              </table:table-cell>
              <table:table-cell office:value-type="float" office:value="0.974769849362998">
                <text:p>0.974769849362998</text:p>
              </table:table-cell>
            </table:table-row>
            <table:table-row>
              <table:table-cell office:value-type="float" office:value="0.638158158158158">
                <text:p>0</text:p>
              </table:table-cell>
              <table:table-cell office:value-type="float" office:value="0.974408186672562">
                <text:p>0.974408186672562</text:p>
              </table:table-cell>
            </table:table-row>
            <table:table-row>
              <table:table-cell office:value-type="float" office:value="0.641226226226226">
                <text:p>0</text:p>
              </table:table-cell>
              <table:table-cell office:value-type="float" office:value="0.974043299295291">
                <text:p>0.974043299295291</text:p>
              </table:table-cell>
            </table:table-row>
            <table:table-row>
              <table:table-cell office:value-type="float" office:value="0.644294294294294">
                <text:p>0</text:p>
              </table:table-cell>
              <table:table-cell office:value-type="float" office:value="0.973675177712216">
                <text:p>0.973675177712216</text:p>
              </table:table-cell>
            </table:table-row>
            <table:table-row>
              <table:table-cell office:value-type="float" office:value="0.647362362362362">
                <text:p>0</text:p>
              </table:table-cell>
              <table:table-cell office:value-type="float" office:value="0.973303812480352">
                <text:p>0.973303812480352</text:p>
              </table:table-cell>
            </table:table-row>
            <table:table-row>
              <table:table-cell office:value-type="float" office:value="0.650430430430431">
                <text:p>0</text:p>
              </table:table-cell>
              <table:table-cell office:value-type="float" office:value="0.972929194232785">
                <text:p>0.972929194232785</text:p>
              </table:table-cell>
            </table:table-row>
            <table:table-row>
              <table:table-cell office:value-type="float" office:value="0.653498498498499">
                <text:p>0</text:p>
              </table:table-cell>
              <table:table-cell office:value-type="float" office:value="0.972551313678708">
                <text:p>0.972551313678708</text:p>
              </table:table-cell>
            </table:table-row>
            <table:table-row>
              <table:table-cell office:value-type="float" office:value="0.656566566566567">
                <text:p>0</text:p>
              </table:table-cell>
              <table:table-cell office:value-type="float" office:value="0.972170161603474">
                <text:p>0.972170161603474</text:p>
              </table:table-cell>
            </table:table-row>
            <table:table-row>
              <table:table-cell office:value-type="float" office:value="0.659634634634635">
                <text:p>0</text:p>
              </table:table-cell>
              <table:table-cell office:value-type="float" office:value="0.971785728868655">
                <text:p>0.971785728868655</text:p>
              </table:table-cell>
            </table:table-row>
            <table:table-row>
              <table:table-cell office:value-type="float" office:value="0.662702702702703">
                <text:p>0</text:p>
              </table:table-cell>
              <table:table-cell office:value-type="float" office:value="0.971398006412082">
                <text:p>0.971398006412082</text:p>
              </table:table-cell>
            </table:table-row>
            <table:table-row>
              <table:table-cell office:value-type="float" office:value="0.665770770770771">
                <text:p>0</text:p>
              </table:table-cell>
              <table:table-cell office:value-type="float" office:value="0.971006985247906">
                <text:p>0.971006985247906</text:p>
              </table:table-cell>
            </table:table-row>
            <table:table-row>
              <table:table-cell office:value-type="float" office:value="0.668838838838839">
                <text:p>0</text:p>
              </table:table-cell>
              <table:table-cell office:value-type="float" office:value="0.970612656466642">
                <text:p>0.970612656466642</text:p>
              </table:table-cell>
            </table:table-row>
            <table:table-row>
              <table:table-cell office:value-type="float" office:value="0.671906906906907">
                <text:p>0</text:p>
              </table:table-cell>
              <table:table-cell office:value-type="float" office:value="0.970215011235225">
                <text:p>0.970215011235225</text:p>
              </table:table-cell>
            </table:table-row>
            <table:table-row>
              <table:table-cell office:value-type="float" office:value="0.674974974974975">
                <text:p>0</text:p>
              </table:table-cell>
              <table:table-cell office:value-type="float" office:value="0.969814040797017">
                <text:p>0.969814040797017</text:p>
              </table:table-cell>
            </table:table-row>
            <table:table-row>
              <table:table-cell office:value-type="float" office:value="0.678043043043043">
                <text:p>0</text:p>
              </table:table-cell>
              <table:table-cell office:value-type="float" office:value="0.969409736471887">
                <text:p>0.969409736471887</text:p>
              </table:table-cell>
            </table:table-row>
            <table:table-row>
              <table:table-cell office:value-type="float" office:value="0.681111111111111">
                <text:p>0</text:p>
              </table:table-cell>
              <table:table-cell office:value-type="float" office:value="0.969002089656248">
                <text:p>0.969002089656248</text:p>
              </table:table-cell>
            </table:table-row>
            <table:table-row>
              <table:table-cell office:value-type="float" office:value="0.684179179179179">
                <text:p>0</text:p>
              </table:table-cell>
              <table:table-cell office:value-type="float" office:value="0.968591091823064">
                <text:p>0.968591091823064</text:p>
              </table:table-cell>
            </table:table-row>
            <table:table-row>
              <table:table-cell office:value-type="float" office:value="0.687247247247247">
                <text:p>0</text:p>
              </table:table-cell>
              <table:table-cell office:value-type="float" office:value="0.968176734521925">
                <text:p>0.968176734521925</text:p>
              </table:table-cell>
            </table:table-row>
            <table:table-row>
              <table:table-cell office:value-type="float" office:value="0.690315315315315">
                <text:p>0</text:p>
              </table:table-cell>
              <table:table-cell office:value-type="float" office:value="0.967759009379063">
                <text:p>0.967759009379063</text:p>
              </table:table-cell>
            </table:table-row>
            <table:table-row>
              <table:table-cell office:value-type="float" office:value="0.693383383383383">
                <text:p>0</text:p>
              </table:table-cell>
              <table:table-cell office:value-type="float" office:value="0.967337908097377">
                <text:p>0.967337908097377</text:p>
              </table:table-cell>
            </table:table-row>
            <table:table-row>
              <table:table-cell office:value-type="float" office:value="0.696451451451452">
                <text:p>0</text:p>
              </table:table-cell>
              <table:table-cell office:value-type="float" office:value="0.966913422456493">
                <text:p>0.966913422456493</text:p>
              </table:table-cell>
            </table:table-row>
            <table:table-row>
              <table:table-cell office:value-type="float" office:value="0.69951951951952">
                <text:p>0</text:p>
              </table:table-cell>
              <table:table-cell office:value-type="float" office:value="0.966485544312762">
                <text:p>0.966485544312762</text:p>
              </table:table-cell>
            </table:table-row>
            <table:table-row>
              <table:table-cell office:value-type="float" office:value="0.702587587587588">
                <text:p>0</text:p>
              </table:table-cell>
              <table:table-cell office:value-type="float" office:value="0.966054265599318">
                <text:p>0.966054265599318</text:p>
              </table:table-cell>
            </table:table-row>
            <table:table-row>
              <table:table-cell office:value-type="float" office:value="0.705655655655656">
                <text:p>0</text:p>
              </table:table-cell>
              <table:table-cell office:value-type="float" office:value="0.96561957832609">
                <text:p>0.96561957832609</text:p>
              </table:table-cell>
            </table:table-row>
            <table:table-row>
              <table:table-cell office:value-type="float" office:value="0.708723723723724">
                <text:p>0</text:p>
              </table:table-cell>
              <table:table-cell office:value-type="float" office:value="0.965181474579805">
                <text:p>0.965181474579805</text:p>
              </table:table-cell>
            </table:table-row>
            <table:table-row>
              <table:table-cell office:value-type="float" office:value="0.711791791791792">
                <text:p>0</text:p>
              </table:table-cell>
              <table:table-cell office:value-type="float" office:value="0.964739946524075">
                <text:p>0.964739946524075</text:p>
              </table:table-cell>
            </table:table-row>
            <table:table-row>
              <table:table-cell office:value-type="float" office:value="0.71485985985986">
                <text:p>0</text:p>
              </table:table-cell>
              <table:table-cell office:value-type="float" office:value="0.964294986399347">
                <text:p>0.964294986399347</text:p>
              </table:table-cell>
            </table:table-row>
            <table:table-row>
              <table:table-cell office:value-type="float" office:value="0.717927927927928">
                <text:p>0</text:p>
              </table:table-cell>
              <table:table-cell office:value-type="float" office:value="0.963846586522982">
                <text:p>0.963846586522982</text:p>
              </table:table-cell>
            </table:table-row>
            <table:table-row>
              <table:table-cell office:value-type="float" office:value="0.720995995995996">
                <text:p>0</text:p>
              </table:table-cell>
              <table:table-cell office:value-type="float" office:value="0.963394739289237">
                <text:p>0.963394739289237</text:p>
              </table:table-cell>
            </table:table-row>
            <table:table-row>
              <table:table-cell office:value-type="float" office:value="0.724064064064064">
                <text:p>0</text:p>
              </table:table-cell>
              <table:table-cell office:value-type="float" office:value="0.962939437169301">
                <text:p>0.962939437169301</text:p>
              </table:table-cell>
            </table:table-row>
            <table:table-row>
              <table:table-cell office:value-type="float" office:value="0.727132132132132">
                <text:p>0</text:p>
              </table:table-cell>
              <table:table-cell office:value-type="float" office:value="0.962480672711304">
                <text:p>0.962480672711304</text:p>
              </table:table-cell>
            </table:table-row>
            <table:table-row>
              <table:table-cell office:value-type="float" office:value="0.7302002002002">
                <text:p>0</text:p>
              </table:table-cell>
              <table:table-cell office:value-type="float" office:value="0.962018438540337">
                <text:p>0.962018438540337</text:p>
              </table:table-cell>
            </table:table-row>
            <table:table-row>
              <table:table-cell office:value-type="float" office:value="0.733268268268268">
                <text:p>0</text:p>
              </table:table-cell>
              <table:table-cell office:value-type="float" office:value="0.961552727358457">
                <text:p>0.961552727358457</text:p>
              </table:table-cell>
            </table:table-row>
            <table:table-row>
              <table:table-cell office:value-type="float" office:value="0.736336336336336">
                <text:p>0</text:p>
              </table:table-cell>
              <table:table-cell office:value-type="float" office:value="0.961083531944722">
                <text:p>0.961083531944722</text:p>
              </table:table-cell>
            </table:table-row>
            <table:table-row>
              <table:table-cell office:value-type="float" office:value="0.739404404404404">
                <text:p>0</text:p>
              </table:table-cell>
              <table:table-cell office:value-type="float" office:value="0.960610845155172">
                <text:p>0.960610845155172</text:p>
              </table:table-cell>
            </table:table-row>
            <table:table-row>
              <table:table-cell office:value-type="float" office:value="0.742472472472473">
                <text:p>0</text:p>
              </table:table-cell>
              <table:table-cell office:value-type="float" office:value="0.960134659922851">
                <text:p>0.960134659922851</text:p>
              </table:table-cell>
            </table:table-row>
            <table:table-row>
              <table:table-cell office:value-type="float" office:value="0.745540540540541">
                <text:p>0</text:p>
              </table:table-cell>
              <table:table-cell office:value-type="float" office:value="0.959654969257815">
                <text:p>0.959654969257815</text:p>
              </table:table-cell>
            </table:table-row>
            <table:table-row>
              <table:table-cell office:value-type="float" office:value="0.748608608608609">
                <text:p>0</text:p>
              </table:table-cell>
              <table:table-cell office:value-type="float" office:value="0.959171766247159">
                <text:p>0.959171766247159</text:p>
              </table:table-cell>
            </table:table-row>
            <table:table-row>
              <table:table-cell office:value-type="float" office:value="0.751676676676677">
                <text:p>0</text:p>
              </table:table-cell>
              <table:table-cell office:value-type="float" office:value="0.958685044054966">
                <text:p>0.958685044054966</text:p>
              </table:table-cell>
            </table:table-row>
            <table:table-row>
              <table:table-cell office:value-type="float" office:value="0.754744744744745">
                <text:p>0</text:p>
              </table:table-cell>
              <table:table-cell office:value-type="float" office:value="0.95819479592238">
                <text:p>0.95819479592238</text:p>
              </table:table-cell>
            </table:table-row>
            <table:table-row>
              <table:table-cell office:value-type="float" office:value="0.757812812812813">
                <text:p>0</text:p>
              </table:table-cell>
              <table:table-cell office:value-type="float" office:value="0.95819479592238">
                <text:p>0.95819479592238</text:p>
              </table:table-cell>
            </table:table-row>
            <table:table-row>
              <table:table-cell office:value-type="float" office:value="0.760880880880881">
                <text:p>0</text:p>
              </table:table-cell>
              <table:table-cell office:value-type="float" office:value="0.957701015167552">
                <text:p>0.957701015167552</text:p>
              </table:table-cell>
            </table:table-row>
            <table:table-row>
              <table:table-cell office:value-type="float" office:value="0.763948948948949">
                <text:p>0</text:p>
              </table:table-cell>
              <table:table-cell office:value-type="float" office:value="0.957203695185686">
                <text:p>0.957203695185686</text:p>
              </table:table-cell>
            </table:table-row>
            <table:table-row>
              <table:table-cell office:value-type="float" office:value="0.767017017017017">
                <text:p>0</text:p>
              </table:table-cell>
              <table:table-cell office:value-type="float" office:value="0.95670282944901">
                <text:p>0.95670282944901</text:p>
              </table:table-cell>
            </table:table-row>
            <table:table-row>
              <table:table-cell office:value-type="float" office:value="0.770085085085085">
                <text:p>0</text:p>
              </table:table-cell>
              <table:table-cell office:value-type="float" office:value="0.956198411506758">
                <text:p>0.956198411506758</text:p>
              </table:table-cell>
            </table:table-row>
            <table:table-row>
              <table:table-cell office:value-type="float" office:value="0.773153153153153">
                <text:p>0</text:p>
              </table:table-cell>
              <table:table-cell office:value-type="float" office:value="0.955690434985219">
                <text:p>0.955690434985219</text:p>
              </table:table-cell>
            </table:table-row>
            <table:table-row>
              <table:table-cell office:value-type="float" office:value="0.776221221221221">
                <text:p>0</text:p>
              </table:table-cell>
              <table:table-cell office:value-type="float" office:value="0.955178893587696">
                <text:p>0.955178893587696</text:p>
              </table:table-cell>
            </table:table-row>
            <table:table-row>
              <table:table-cell office:value-type="float" office:value="0.779289289289289">
                <text:p>0</text:p>
              </table:table-cell>
              <table:table-cell office:value-type="float" office:value="0.95466378109451">
                <text:p>0.95466378109451</text:p>
              </table:table-cell>
            </table:table-row>
            <table:table-row>
              <table:table-cell office:value-type="float" office:value="0.782357357357357">
                <text:p>0</text:p>
              </table:table-cell>
              <table:table-cell office:value-type="float" office:value="0.954145091362983">
                <text:p>0.954145091362983</text:p>
              </table:table-cell>
            </table:table-row>
            <table:table-row>
              <table:table-cell office:value-type="float" office:value="0.785425425425425">
                <text:p>0</text:p>
              </table:table-cell>
              <table:table-cell office:value-type="float" office:value="0.953622818327445">
                <text:p>0.953622818327445</text:p>
              </table:table-cell>
            </table:table-row>
            <table:table-row>
              <table:table-cell office:value-type="float" office:value="0.788493493493494">
                <text:p>0</text:p>
              </table:table-cell>
              <table:table-cell office:value-type="float" office:value="0.953096955999234">
                <text:p>0.953096955999234</text:p>
              </table:table-cell>
            </table:table-row>
            <table:table-row>
              <table:table-cell office:value-type="float" office:value="0.791561561561562">
                <text:p>0</text:p>
              </table:table-cell>
              <table:table-cell office:value-type="float" office:value="0.95256749846664">
                <text:p>0.95256749846664</text:p>
              </table:table-cell>
            </table:table-row>
            <table:table-row>
              <table:table-cell office:value-type="float" office:value="0.79462962962963">
                <text:p>0</text:p>
              </table:table-cell>
              <table:table-cell office:value-type="float" office:value="0.952034439894944">
                <text:p>0.952034439894944</text:p>
              </table:table-cell>
            </table:table-row>
            <table:table-row>
              <table:table-cell office:value-type="float" office:value="0.797697697697698">
                <text:p>0</text:p>
              </table:table-cell>
              <table:table-cell office:value-type="float" office:value="0.951497774526378">
                <text:p>0.951497774526378</text:p>
              </table:table-cell>
            </table:table-row>
            <table:table-row>
              <table:table-cell office:value-type="float" office:value="0.800765765765766">
                <text:p>0</text:p>
              </table:table-cell>
              <table:table-cell office:value-type="float" office:value="0.950957496680125">
                <text:p>0.950957496680125</text:p>
              </table:table-cell>
            </table:table-row>
            <table:table-row>
              <table:table-cell office:value-type="float" office:value="0.803833833833834">
                <text:p>0</text:p>
              </table:table-cell>
              <table:table-cell office:value-type="float" office:value="0.950413600752285">
                <text:p>0.950413600752285</text:p>
              </table:table-cell>
            </table:table-row>
            <table:table-row>
              <table:table-cell office:value-type="float" office:value="0.806901901901902">
                <text:p>0</text:p>
              </table:table-cell>
              <table:table-cell office:value-type="float" office:value="0.949866081215872">
                <text:p>0.949866081215872</text:p>
              </table:table-cell>
            </table:table-row>
            <table:table-row>
              <table:table-cell office:value-type="float" office:value="0.80996996996997">
                <text:p>0</text:p>
              </table:table-cell>
              <table:table-cell office:value-type="float" office:value="0.949314932620806">
                <text:p>0.949314932620806</text:p>
              </table:table-cell>
            </table:table-row>
            <table:table-row>
              <table:table-cell office:value-type="float" office:value="0.813038038038038">
                <text:p>0</text:p>
              </table:table-cell>
              <table:table-cell office:value-type="float" office:value="0.948760149593863">
                <text:p>0.948760149593863</text:p>
              </table:table-cell>
            </table:table-row>
            <table:table-row>
              <table:table-cell office:value-type="float" office:value="0.816106106106106">
                <text:p>0</text:p>
              </table:table-cell>
              <table:table-cell office:value-type="float" office:value="0.948201726838684">
                <text:p>0.948201726838684</text:p>
              </table:table-cell>
            </table:table-row>
            <table:table-row>
              <table:table-cell office:value-type="float" office:value="0.819174174174174">
                <text:p>0</text:p>
              </table:table-cell>
              <table:table-cell office:value-type="float" office:value="0.947639659135741">
                <text:p>0.947639659135741</text:p>
              </table:table-cell>
            </table:table-row>
            <table:table-row>
              <table:table-cell office:value-type="float" office:value="0.822242242242242">
                <text:p>0</text:p>
              </table:table-cell>
              <table:table-cell office:value-type="float" office:value="0.947073941342327">
                <text:p>0.947073941342327</text:p>
              </table:table-cell>
            </table:table-row>
            <table:table-row>
              <table:table-cell office:value-type="float" office:value="0.82531031031031">
                <text:p>0</text:p>
              </table:table-cell>
              <table:table-cell office:value-type="float" office:value="0.946504568392504">
                <text:p>0.946504568392504</text:p>
              </table:table-cell>
            </table:table-row>
            <table:table-row>
              <table:table-cell office:value-type="float" office:value="0.828378378378378">
                <text:p>0</text:p>
              </table:table-cell>
              <table:table-cell office:value-type="float" office:value="0.945931535297118">
                <text:p>0.945931535297118</text:p>
              </table:table-cell>
            </table:table-row>
            <table:table-row>
              <table:table-cell office:value-type="float" office:value="0.831446446446446">
                <text:p>0</text:p>
              </table:table-cell>
              <table:table-cell office:value-type="float" office:value="0.945354837143733">
                <text:p>0.945354837143733</text:p>
              </table:table-cell>
            </table:table-row>
            <table:table-row>
              <table:table-cell office:value-type="float" office:value="0.834514514514514">
                <text:p>0</text:p>
              </table:table-cell>
              <table:table-cell office:value-type="float" office:value="0.944774469096638">
                <text:p>0.944774469096638</text:p>
              </table:table-cell>
            </table:table-row>
            <table:table-row>
              <table:table-cell office:value-type="float" office:value="0.837582582582583">
                <text:p>0</text:p>
              </table:table-cell>
              <table:table-cell office:value-type="float" office:value="0.944190426396806">
                <text:p>0.944190426396806</text:p>
              </table:table-cell>
            </table:table-row>
            <table:table-row>
              <table:table-cell office:value-type="float" office:value="0.840650650650651">
                <text:p>0</text:p>
              </table:table-cell>
              <table:table-cell office:value-type="float" office:value="0.943602704361853">
                <text:p>0.943602704361853</text:p>
              </table:table-cell>
            </table:table-row>
            <table:table-row>
              <table:table-cell office:value-type="float" office:value="0.843718718718719">
                <text:p>0</text:p>
              </table:table-cell>
              <table:table-cell office:value-type="float" office:value="0.94301129838602">
                <text:p>0.94301129838602</text:p>
              </table:table-cell>
            </table:table-row>
            <table:table-row>
              <table:table-cell office:value-type="float" office:value="0.846786786786787">
                <text:p>0</text:p>
              </table:table-cell>
              <table:table-cell office:value-type="float" office:value="0.942416203940168">
                <text:p>0.942416203940168</text:p>
              </table:table-cell>
            </table:table-row>
            <table:table-row>
              <table:table-cell office:value-type="float" office:value="0.849854854854855">
                <text:p>0</text:p>
              </table:table-cell>
              <table:table-cell office:value-type="float" office:value="0.941817416571671">
                <text:p>0.941817416571671</text:p>
              </table:table-cell>
            </table:table-row>
            <table:table-row>
              <table:table-cell office:value-type="float" office:value="0.852922922922923">
                <text:p>0</text:p>
              </table:table-cell>
              <table:table-cell office:value-type="float" office:value="0.941214931904476">
                <text:p>0.941214931904476</text:p>
              </table:table-cell>
            </table:table-row>
            <table:table-row>
              <table:table-cell office:value-type="float" office:value="0.855990990990991">
                <text:p>0</text:p>
              </table:table-cell>
              <table:table-cell office:value-type="float" office:value="0.94060874563901">
                <text:p>0.94060874563901</text:p>
              </table:table-cell>
            </table:table-row>
            <table:table-row>
              <table:table-cell office:value-type="float" office:value="0.859059059059059">
                <text:p>0</text:p>
              </table:table-cell>
              <table:table-cell office:value-type="float" office:value="0.939998853552138">
                <text:p>0.939998853552138</text:p>
              </table:table-cell>
            </table:table-row>
            <table:table-row>
              <table:table-cell office:value-type="float" office:value="0.862127127127127">
                <text:p>0</text:p>
              </table:table-cell>
              <table:table-cell office:value-type="float" office:value="0.939385251497181">
                <text:p>0.939385251497181</text:p>
              </table:table-cell>
            </table:table-row>
            <table:table-row>
              <table:table-cell office:value-type="float" office:value="0.865195195195195">
                <text:p>0</text:p>
              </table:table-cell>
              <table:table-cell office:value-type="float" office:value="0.938767935403829">
                <text:p>0.938767935403829</text:p>
              </table:table-cell>
            </table:table-row>
            <table:table-row>
              <table:table-cell office:value-type="float" office:value="0.868263263263263">
                <text:p>0</text:p>
              </table:table-cell>
              <table:table-cell office:value-type="float" office:value="0.938146901278117">
                <text:p>0.938146901278117</text:p>
              </table:table-cell>
            </table:table-row>
            <table:table-row>
              <table:table-cell office:value-type="float" office:value="0.871331331331331">
                <text:p>0</text:p>
              </table:table-cell>
              <table:table-cell office:value-type="float" office:value="0.937522145202387">
                <text:p>0.937522145202387</text:p>
              </table:table-cell>
            </table:table-row>
            <table:table-row>
              <table:table-cell office:value-type="float" office:value="0.874399399399399">
                <text:p>0</text:p>
              </table:table-cell>
              <table:table-cell office:value-type="float" office:value="0.936893663335275">
                <text:p>0.936893663335275</text:p>
              </table:table-cell>
            </table:table-row>
            <table:table-row>
              <table:table-cell office:value-type="float" office:value="0.877467467467467">
                <text:p>0</text:p>
              </table:table-cell>
              <table:table-cell office:value-type="float" office:value="0.936261451911609">
                <text:p>0.936261451911609</text:p>
              </table:table-cell>
            </table:table-row>
            <table:table-row>
              <table:table-cell office:value-type="float" office:value="0.880535535535535">
                <text:p>0</text:p>
              </table:table-cell>
              <table:table-cell office:value-type="float" office:value="0.93562550724242">
                <text:p>0.93562550724242</text:p>
              </table:table-cell>
            </table:table-row>
            <table:table-row>
              <table:table-cell office:value-type="float" office:value="0.883603603603604">
                <text:p>0</text:p>
              </table:table-cell>
              <table:table-cell office:value-type="float" office:value="0.93562550724242">
                <text:p>0.93562550724242</text:p>
              </table:table-cell>
            </table:table-row>
            <table:table-row>
              <table:table-cell office:value-type="float" office:value="0.886671671671672">
                <text:p>0</text:p>
              </table:table-cell>
              <table:table-cell office:value-type="float" office:value="0.934985825714889">
                <text:p>0.934985825714889</text:p>
              </table:table-cell>
            </table:table-row>
            <table:table-row>
              <table:table-cell office:value-type="float" office:value="0.88973973973974">
                <text:p>0</text:p>
              </table:table-cell>
              <table:table-cell office:value-type="float" office:value="0.934342403792283">
                <text:p>0.934342403792283</text:p>
              </table:table-cell>
            </table:table-row>
            <table:table-row>
              <table:table-cell office:value-type="float" office:value="0.892807807807808">
                <text:p>0</text:p>
              </table:table-cell>
              <table:table-cell office:value-type="float" office:value="0.933695238013936">
                <text:p>0.933695238013936</text:p>
              </table:table-cell>
            </table:table-row>
            <table:table-row>
              <table:table-cell office:value-type="float" office:value="0.895875875875876">
                <text:p>0</text:p>
              </table:table-cell>
              <table:table-cell office:value-type="float" office:value="0.933044324995168">
                <text:p>0.933044324995168</text:p>
              </table:table-cell>
            </table:table-row>
            <table:table-row>
              <table:table-cell office:value-type="float" office:value="0.898943943943944">
                <text:p>0</text:p>
              </table:table-cell>
              <table:table-cell office:value-type="float" office:value="0.932389661427291">
                <text:p>0.932389661427291</text:p>
              </table:table-cell>
            </table:table-row>
            <table:table-row>
              <table:table-cell office:value-type="float" office:value="0.902012012012012">
                <text:p>0</text:p>
              </table:table-cell>
              <table:table-cell office:value-type="float" office:value="0.931731244077512">
                <text:p>0.931731244077512</text:p>
              </table:table-cell>
            </table:table-row>
            <table:table-row>
              <table:table-cell office:value-type="float" office:value="0.90508008008008">
                <text:p>0</text:p>
              </table:table-cell>
              <table:table-cell office:value-type="float" office:value="0.931069069788906">
                <text:p>0.931069069788906</text:p>
              </table:table-cell>
            </table:table-row>
            <table:table-row>
              <table:table-cell office:value-type="float" office:value="0.908148148148148">
                <text:p>0</text:p>
              </table:table-cell>
              <table:table-cell office:value-type="float" office:value="0.930403135480365">
                <text:p>0.930403135480365</text:p>
              </table:table-cell>
            </table:table-row>
            <table:table-row>
              <table:table-cell office:value-type="float" office:value="0.911216216216216">
                <text:p>0</text:p>
              </table:table-cell>
              <table:table-cell office:value-type="float" office:value="0.929733438146559">
                <text:p>0.929733438146559</text:p>
              </table:table-cell>
            </table:table-row>
            <table:table-row>
              <table:table-cell office:value-type="float" office:value="0.914284284284284">
                <text:p>0</text:p>
              </table:table-cell>
              <table:table-cell office:value-type="float" office:value="0.929059974857861">
                <text:p>0.929059974857861</text:p>
              </table:table-cell>
            </table:table-row>
            <table:table-row>
              <table:table-cell office:value-type="float" office:value="0.917352352352352">
                <text:p>0</text:p>
              </table:table-cell>
              <table:table-cell office:value-type="float" office:value="0.928382742760311">
                <text:p>0.928382742760311</text:p>
              </table:table-cell>
            </table:table-row>
            <table:table-row>
              <table:table-cell office:value-type="float" office:value="0.92042042042042">
                <text:p>0</text:p>
              </table:table-cell>
              <table:table-cell office:value-type="float" office:value="0.92770173907556">
                <text:p>0.92770173907556</text:p>
              </table:table-cell>
            </table:table-row>
            <table:table-row>
              <table:table-cell office:value-type="float" office:value="0.923488488488488">
                <text:p>0</text:p>
              </table:table-cell>
              <table:table-cell office:value-type="float" office:value="0.927016961100819">
                <text:p>0.927016961100819</text:p>
              </table:table-cell>
            </table:table-row>
            <table:table-row>
              <table:table-cell office:value-type="float" office:value="0.926556556556556">
                <text:p>0</text:p>
              </table:table-cell>
              <table:table-cell office:value-type="float" office:value="0.926328406208802">
                <text:p>0.926328406208802</text:p>
              </table:table-cell>
            </table:table-row>
            <table:table-row>
              <table:table-cell office:value-type="float" office:value="0.929624624624625">
                <text:p>0</text:p>
              </table:table-cell>
              <table:table-cell office:value-type="float" office:value="0.925636071847666">
                <text:p>0.925636071847666</text:p>
              </table:table-cell>
            </table:table-row>
            <table:table-row>
              <table:table-cell office:value-type="float" office:value="0.932692692692693">
                <text:p>0</text:p>
              </table:table-cell>
              <table:table-cell office:value-type="float" office:value="0.92493995554098">
                <text:p>0.92493995554098</text:p>
              </table:table-cell>
            </table:table-row>
            <table:table-row>
              <table:table-cell office:value-type="float" office:value="0.935760760760761">
                <text:p>0</text:p>
              </table:table-cell>
              <table:table-cell office:value-type="float" office:value="0.924240054887615">
                <text:p>0.924240054887615</text:p>
              </table:table-cell>
            </table:table-row>
            <table:table-row>
              <table:table-cell office:value-type="float" office:value="0.938828828828829">
                <text:p>0</text:p>
              </table:table-cell>
              <table:table-cell office:value-type="float" office:value="0.923536367561742">
                <text:p>0.923536367561742</text:p>
              </table:table-cell>
            </table:table-row>
            <table:table-row>
              <table:table-cell office:value-type="float" office:value="0.941896896896897">
                <text:p>0</text:p>
              </table:table-cell>
              <table:table-cell office:value-type="float" office:value="0.922828891312747">
                <text:p>0.922828891312747</text:p>
              </table:table-cell>
            </table:table-row>
            <table:table-row>
              <table:table-cell office:value-type="float" office:value="0.944964964964965">
                <text:p>0</text:p>
              </table:table-cell>
              <table:table-cell office:value-type="float" office:value="0.922117623965165">
                <text:p>0.922117623965165</text:p>
              </table:table-cell>
            </table:table-row>
            <table:table-row>
              <table:table-cell office:value-type="float" office:value="0.948033033033033">
                <text:p>0</text:p>
              </table:table-cell>
              <table:table-cell office:value-type="float" office:value="0.921402563418661">
                <text:p>0.921402563418661</text:p>
              </table:table-cell>
            </table:table-row>
            <table:table-row>
              <table:table-cell office:value-type="float" office:value="0.951101101101101">
                <text:p>0</text:p>
              </table:table-cell>
              <table:table-cell office:value-type="float" office:value="0.920683707647893">
                <text:p>0.920683707647893</text:p>
              </table:table-cell>
            </table:table-row>
            <table:table-row>
              <table:table-cell office:value-type="float" office:value="0.954169169169169">
                <text:p>0</text:p>
              </table:table-cell>
              <table:table-cell office:value-type="float" office:value="0.91996105470254">
                <text:p>0.91996105470254</text:p>
              </table:table-cell>
            </table:table-row>
            <table:table-row>
              <table:table-cell office:value-type="float" office:value="0.957237237237237">
                <text:p>0</text:p>
              </table:table-cell>
              <table:table-cell office:value-type="float" office:value="0.919234602707173">
                <text:p>0.919234602707173</text:p>
              </table:table-cell>
            </table:table-row>
            <table:table-row>
              <table:table-cell office:value-type="float" office:value="0.960305305305305">
                <text:p>0</text:p>
              </table:table-cell>
              <table:table-cell office:value-type="float" office:value="0.918504349861211">
                <text:p>0.918504349861211</text:p>
              </table:table-cell>
            </table:table-row>
            <table:table-row>
              <table:table-cell office:value-type="float" office:value="0.963373373373373">
                <text:p>0</text:p>
              </table:table-cell>
              <table:table-cell office:value-type="float" office:value="0.917770294438864">
                <text:p>0.917770294438864</text:p>
              </table:table-cell>
            </table:table-row>
            <table:table-row>
              <table:table-cell office:value-type="float" office:value="0.966441441441441">
                <text:p>0</text:p>
              </table:table-cell>
              <table:table-cell office:value-type="float" office:value="0.917032434789082">
                <text:p>0.917032434789082</text:p>
              </table:table-cell>
            </table:table-row>
            <table:table-row>
              <table:table-cell office:value-type="float" office:value="0.96950950950951">
                <text:p>0</text:p>
              </table:table-cell>
              <table:table-cell office:value-type="float" office:value="0.916290769335457">
                <text:p>0.916290769335457</text:p>
              </table:table-cell>
            </table:table-row>
            <table:table-row>
              <table:table-cell office:value-type="float" office:value="0.972577577577578">
                <text:p>0</text:p>
              </table:table-cell>
              <table:table-cell office:value-type="float" office:value="0.91554529657617">
                <text:p>0.91554529657617</text:p>
              </table:table-cell>
            </table:table-row>
            <table:table-row>
              <table:table-cell office:value-type="float" office:value="0.975645645645646">
                <text:p>0</text:p>
              </table:table-cell>
              <table:table-cell office:value-type="float" office:value="0.914796015083936">
                <text:p>0.914796015083936</text:p>
              </table:table-cell>
            </table:table-row>
            <table:table-row>
              <table:table-cell office:value-type="float" office:value="0.978713713713714">
                <text:p>0</text:p>
              </table:table-cell>
              <table:table-cell office:value-type="float" office:value="0.914042923505926">
                <text:p>0.914042923505926</text:p>
              </table:table-cell>
            </table:table-row>
            <table:table-row>
              <table:table-cell office:value-type="float" office:value="0.981781781781782">
                <text:p>0</text:p>
              </table:table-cell>
              <table:table-cell office:value-type="float" office:value="0.913286020563697">
                <text:p>0.913286020563697</text:p>
              </table:table-cell>
            </table:table-row>
            <table:table-row>
              <table:table-cell office:value-type="float" office:value="0.98484984984985">
                <text:p>0</text:p>
              </table:table-cell>
              <table:table-cell office:value-type="float" office:value="0.912525305053125">
                <text:p>0.912525305053125</text:p>
              </table:table-cell>
            </table:table-row>
            <table:table-row>
              <table:table-cell office:value-type="float" office:value="0.987917917917918">
                <text:p>0</text:p>
              </table:table-cell>
              <table:table-cell office:value-type="float" office:value="0.911760775844333">
                <text:p>0.911760775844333</text:p>
              </table:table-cell>
            </table:table-row>
            <table:table-row>
              <table:table-cell office:value-type="float" office:value="0.990985985985986">
                <text:p>0</text:p>
              </table:table-cell>
              <table:table-cell office:value-type="float" office:value="0.910992431881639">
                <text:p>0.910992431881639</text:p>
              </table:table-cell>
            </table:table-row>
            <table:table-row>
              <table:table-cell office:value-type="float" office:value="0.994054054054054">
                <text:p>0</text:p>
              </table:table-cell>
              <table:table-cell office:value-type="float" office:value="0.910220272183456">
                <text:p>0.910220272183456</text:p>
              </table:table-cell>
            </table:table-row>
            <table:table-row>
              <table:table-cell office:value-type="float" office:value="0.997122122122122">
                <text:p>0</text:p>
              </table:table-cell>
              <table:table-cell office:value-type="float" office:value="0.909444295842233">
                <text:p>0.909444295842233</text:p>
              </table:table-cell>
            </table:table-row>
            <table:table-row>
              <table:table-cell office:value-type="float" office:value="1.00019019019019">
                <text:p/>
              </table:table-cell>
              <table:table-cell office:value-type="float" office:value="0.908664502024402">
                <text:p>0.908664502024402</text:p>
              </table:table-cell>
            </table:table-row>
            <table:table-row>
              <table:table-cell office:value-type="float" office:value="1.00325825825826">
                <text:p/>
              </table:table-cell>
              <table:table-cell office:value-type="float" office:value="0.907880889970263">
                <text:p>0.907880889970263</text:p>
              </table:table-cell>
            </table:table-row>
            <table:table-row>
              <table:table-cell office:value-type="float" office:value="1.00632632632633">
                <text:p/>
              </table:table-cell>
              <table:table-cell office:value-type="float" office:value="0.907093458993952">
                <text:p>0.907093458993952</text:p>
              </table:table-cell>
            </table:table-row>
            <table:table-row>
              <table:table-cell office:value-type="float" office:value="1.00939439439439">
                <text:p/>
              </table:table-cell>
              <table:table-cell office:value-type="float" office:value="0.907093458993952">
                <text:p>0.907093458993952</text:p>
              </table:table-cell>
            </table:table-row>
            <table:table-row>
              <table:table-cell office:value-type="float" office:value="1.01246246246246">
                <text:p/>
              </table:table-cell>
              <table:table-cell office:value-type="float" office:value="0.906302208483338">
                <text:p>0.906302208483338</text:p>
              </table:table-cell>
            </table:table-row>
            <table:table-row>
              <table:table-cell office:value-type="float" office:value="1.01553053053053">
                <text:p/>
              </table:table-cell>
              <table:table-cell office:value-type="float" office:value="0.905507137899958">
                <text:p>0.905507137899958</text:p>
              </table:table-cell>
            </table:table-row>
            <table:table-row>
              <table:table-cell office:value-type="float" office:value="1.0185985985986">
                <text:p/>
              </table:table-cell>
              <table:table-cell office:value-type="float" office:value="0.904708246778954">
                <text:p>0.904708246778954</text:p>
              </table:table-cell>
            </table:table-row>
            <table:table-row>
              <table:table-cell office:value-type="float" office:value="1.02166666666667">
                <text:p/>
              </table:table-cell>
              <table:table-cell office:value-type="float" office:value="0.903905534728984">
                <text:p>0.903905534728984</text:p>
              </table:table-cell>
            </table:table-row>
            <table:table-row>
              <table:table-cell office:value-type="float" office:value="1.02473473473473">
                <text:p/>
              </table:table-cell>
              <table:table-cell office:value-type="float" office:value="0.903099001432122">
                <text:p>0.903099001432122</text:p>
              </table:table-cell>
            </table:table-row>
            <table:table-row>
              <table:table-cell office:value-type="float" office:value="1.0278028028028">
                <text:p/>
              </table:table-cell>
              <table:table-cell office:value-type="float" office:value="0.902288646643834">
                <text:p>0.902288646643834</text:p>
              </table:table-cell>
            </table:table-row>
            <table:table-row>
              <table:table-cell office:value-type="float" office:value="1.03087087087087">
                <text:p/>
              </table:table-cell>
              <table:table-cell office:value-type="float" office:value="0.90147447019284">
                <text:p>0.90147447019284</text:p>
              </table:table-cell>
            </table:table-row>
            <table:table-row>
              <table:table-cell office:value-type="float" office:value="1.03393893893894">
                <text:p/>
              </table:table-cell>
              <table:table-cell office:value-type="float" office:value="0.900656471981106">
                <text:p>0.900656471981106</text:p>
              </table:table-cell>
            </table:table-row>
            <table:table-row>
              <table:table-cell office:value-type="float" office:value="1.03700700700701">
                <text:p/>
              </table:table-cell>
              <table:table-cell office:value-type="float" office:value="0.899834651983678">
                <text:p>0.899834651983678</text:p>
              </table:table-cell>
            </table:table-row>
            <table:table-row>
              <table:table-cell office:value-type="float" office:value="1.04007507507508">
                <text:p/>
              </table:table-cell>
              <table:table-cell office:value-type="float" office:value="0.899009010248673">
                <text:p>0.899009010248673</text:p>
              </table:table-cell>
            </table:table-row>
            <table:table-row>
              <table:table-cell office:value-type="float" office:value="1.04314314314314">
                <text:p/>
              </table:table-cell>
              <table:table-cell office:value-type="float" office:value="0.898179546897166">
                <text:p>0.898179546897166</text:p>
              </table:table-cell>
            </table:table-row>
            <table:table-row>
              <table:table-cell office:value-type="float" office:value="1.04621121121121">
                <text:p/>
              </table:table-cell>
              <table:table-cell office:value-type="float" office:value="0.897346262123135">
                <text:p>0.897346262123135</text:p>
              </table:table-cell>
            </table:table-row>
            <table:table-row>
              <table:table-cell office:value-type="float" office:value="1.04927927927928">
                <text:p/>
              </table:table-cell>
              <table:table-cell office:value-type="float" office:value="0.896509156193321">
                <text:p>0.896509156193321</text:p>
              </table:table-cell>
            </table:table-row>
            <table:table-row>
              <table:table-cell office:value-type="float" office:value="1.05234734734735">
                <text:p/>
              </table:table-cell>
              <table:table-cell office:value-type="float" office:value="0.895668229447206">
                <text:p>0.895668229447206</text:p>
              </table:table-cell>
            </table:table-row>
            <table:table-row>
              <table:table-cell office:value-type="float" office:value="1.05541541541542">
                <text:p/>
              </table:table-cell>
              <table:table-cell office:value-type="float" office:value="0.894823482296927">
                <text:p>0.894823482296927</text:p>
              </table:table-cell>
            </table:table-row>
            <table:table-row>
              <table:table-cell office:value-type="float" office:value="1.05848348348348">
                <text:p/>
              </table:table-cell>
              <table:table-cell office:value-type="float" office:value="0.893974915227134">
                <text:p>0.893974915227134</text:p>
              </table:table-cell>
            </table:table-row>
            <table:table-row>
              <table:table-cell office:value-type="float" office:value="1.06155155155155">
                <text:p/>
              </table:table-cell>
              <table:table-cell office:value-type="float" office:value="0.893122528794983">
                <text:p>0.893122528794983</text:p>
              </table:table-cell>
            </table:table-row>
            <table:table-row>
              <table:table-cell office:value-type="float" office:value="1.06461961961962">
                <text:p/>
              </table:table-cell>
              <table:table-cell office:value-type="float" office:value="0.892266323629979">
                <text:p>0.892266323629979</text:p>
              </table:table-cell>
            </table:table-row>
            <table:table-row>
              <table:table-cell office:value-type="float" office:value="1.06768768768769">
                <text:p/>
              </table:table-cell>
              <table:table-cell office:value-type="float" office:value="0.891406300433956">
                <text:p>0.891406300433956</text:p>
              </table:table-cell>
            </table:table-row>
            <table:table-row>
              <table:table-cell office:value-type="float" office:value="1.07075575575576">
                <text:p/>
              </table:table-cell>
              <table:table-cell office:value-type="float" office:value="0.890542459980938">
                <text:p>0.890542459980938</text:p>
              </table:table-cell>
            </table:table-row>
            <table:table-row>
              <table:table-cell office:value-type="float" office:value="1.07382382382382">
                <text:p/>
              </table:table-cell>
              <table:table-cell office:value-type="float" office:value="0.88967480311709">
                <text:p>0.88967480311709</text:p>
              </table:table-cell>
            </table:table-row>
            <table:table-row>
              <table:table-cell office:value-type="float" office:value="1.07689189189189">
                <text:p/>
              </table:table-cell>
              <table:table-cell office:value-type="float" office:value="0.888803330760616">
                <text:p>0.888803330760616</text:p>
              </table:table-cell>
            </table:table-row>
            <table:table-row>
              <table:table-cell office:value-type="float" office:value="1.07995995995996">
                <text:p/>
              </table:table-cell>
              <table:table-cell office:value-type="float" office:value="0.887928043901657">
                <text:p>0.887928043901657</text:p>
              </table:table-cell>
            </table:table-row>
            <table:table-row>
              <table:table-cell office:value-type="float" office:value="1.08302802802803">
                <text:p/>
              </table:table-cell>
              <table:table-cell office:value-type="float" office:value="0.887048943602231">
                <text:p>0.887048943602231</text:p>
              </table:table-cell>
            </table:table-row>
            <table:table-row>
              <table:table-cell office:value-type="float" office:value="1.0860960960961">
                <text:p/>
              </table:table-cell>
              <table:table-cell office:value-type="float" office:value="0.88616603099612">
                <text:p>0.88616603099612</text:p>
              </table:table-cell>
            </table:table-row>
            <table:table-row>
              <table:table-cell office:value-type="float" office:value="1.08916416416416">
                <text:p/>
              </table:table-cell>
              <table:table-cell office:value-type="float" office:value="0.885279307288819">
                <text:p>0.885279307288819</text:p>
              </table:table-cell>
            </table:table-row>
            <table:table-row>
              <table:table-cell office:value-type="float" office:value="1.09223223223223">
                <text:p/>
              </table:table-cell>
              <table:table-cell office:value-type="float" office:value="0.884388773757381">
                <text:p>0.884388773757381</text:p>
              </table:table-cell>
            </table:table-row>
            <table:table-row>
              <table:table-cell office:value-type="float" office:value="1.0953003003003">
                <text:p/>
              </table:table-cell>
              <table:table-cell office:value-type="float" office:value="0.883494431750401">
                <text:p>0.883494431750401</text:p>
              </table:table-cell>
            </table:table-row>
            <table:table-row>
              <table:table-cell office:value-type="float" office:value="1.09836836836837">
                <text:p/>
              </table:table-cell>
              <table:table-cell office:value-type="float" office:value="0.882596282687853">
                <text:p>0.882596282687853</text:p>
              </table:table-cell>
            </table:table-row>
            <table:table-row>
              <table:table-cell office:value-type="float" office:value="1.10143643643644">
                <text:p/>
              </table:table-cell>
              <table:table-cell office:value-type="float" office:value="0.88169432806107">
                <text:p>0.88169432806107</text:p>
              </table:table-cell>
            </table:table-row>
            <table:table-row>
              <table:table-cell office:value-type="float" office:value="1.1045045045045">
                <text:p/>
              </table:table-cell>
              <table:table-cell office:value-type="float" office:value="0.880788569432601">
                <text:p>0.880788569432601</text:p>
              </table:table-cell>
            </table:table-row>
            <table:table-row>
              <table:table-cell office:value-type="float" office:value="1.10757257257257">
                <text:p/>
              </table:table-cell>
              <table:table-cell office:value-type="float" office:value="0.879879008436143">
                <text:p>0.879879008436143</text:p>
              </table:table-cell>
            </table:table-row>
            <table:table-row>
              <table:table-cell office:value-type="float" office:value="1.11064064064064">
                <text:p/>
              </table:table-cell>
              <table:table-cell office:value-type="float" office:value="0.878965646776425">
                <text:p>0.878965646776425</text:p>
              </table:table-cell>
            </table:table-row>
            <table:table-row>
              <table:table-cell office:value-type="float" office:value="1.11370870870871">
                <text:p/>
              </table:table-cell>
              <table:table-cell office:value-type="float" office:value="0.878048486229159">
                <text:p>0.878048486229159</text:p>
              </table:table-cell>
            </table:table-row>
            <table:table-row>
              <table:table-cell office:value-type="float" office:value="1.11677677677678">
                <text:p/>
              </table:table-cell>
              <table:table-cell office:value-type="float" office:value="0.877127528640883">
                <text:p>0.877127528640883</text:p>
              </table:table-cell>
            </table:table-row>
            <table:table-row>
              <table:table-cell office:value-type="float" office:value="1.11984484484484">
                <text:p/>
              </table:table-cell>
              <table:table-cell office:value-type="float" office:value="0.876202775928933">
                <text:p>0.876202775928933</text:p>
              </table:table-cell>
            </table:table-row>
            <table:table-row>
              <table:table-cell office:value-type="float" office:value="1.12291291291291">
                <text:p/>
              </table:table-cell>
              <table:table-cell office:value-type="float" office:value="0.87527423008131">
                <text:p>0.87527423008131</text:p>
              </table:table-cell>
            </table:table-row>
            <table:table-row>
              <table:table-cell office:value-type="float" office:value="1.12598098098098">
                <text:p/>
              </table:table-cell>
              <table:table-cell office:value-type="float" office:value="0.874341893156575">
                <text:p>0.874341893156575</text:p>
              </table:table-cell>
            </table:table-row>
            <table:table-row>
              <table:table-cell office:value-type="float" office:value="1.12904904904905">
                <text:p/>
              </table:table-cell>
              <table:table-cell office:value-type="float" office:value="0.873405767283789">
                <text:p>0.873405767283789</text:p>
              </table:table-cell>
            </table:table-row>
            <table:table-row>
              <table:table-cell office:value-type="float" office:value="1.13211711711712">
                <text:p/>
              </table:table-cell>
              <table:table-cell office:value-type="float" office:value="0.872465854662403">
                <text:p>0.872465854662403</text:p>
              </table:table-cell>
            </table:table-row>
            <table:table-row>
              <table:table-cell office:value-type="float" office:value="1.13518518518519">
                <text:p/>
              </table:table-cell>
              <table:table-cell office:value-type="float" office:value="0.872465854662403">
                <text:p>0.872465854662403</text:p>
              </table:table-cell>
            </table:table-row>
            <table:table-row>
              <table:table-cell office:value-type="float" office:value="1.13825325325325">
                <text:p/>
              </table:table-cell>
              <table:table-cell office:value-type="float" office:value="0.871522157562143">
                <text:p>0.871522157562143</text:p>
              </table:table-cell>
            </table:table-row>
            <table:table-row>
              <table:table-cell office:value-type="float" office:value="1.14132132132132">
                <text:p/>
              </table:table-cell>
              <table:table-cell office:value-type="float" office:value="0.870574678322937">
                <text:p>0.870574678322937</text:p>
              </table:table-cell>
            </table:table-row>
            <table:table-row>
              <table:table-cell office:value-type="float" office:value="1.14438938938939">
                <text:p/>
              </table:table-cell>
              <table:table-cell office:value-type="float" office:value="0.869623419354805">
                <text:p>0.869623419354805</text:p>
              </table:table-cell>
            </table:table-row>
            <table:table-row>
              <table:table-cell office:value-type="float" office:value="1.14745745745746">
                <text:p/>
              </table:table-cell>
              <table:table-cell office:value-type="float" office:value="0.868668383137755">
                <text:p>0.868668383137755</text:p>
              </table:table-cell>
            </table:table-row>
            <table:table-row>
              <table:table-cell office:value-type="float" office:value="1.15052552552553">
                <text:p/>
              </table:table-cell>
              <table:table-cell office:value-type="float" office:value="0.867709572221718">
                <text:p>0.867709572221718</text:p>
              </table:table-cell>
            </table:table-row>
            <table:table-row>
              <table:table-cell office:value-type="float" office:value="1.15359359359359">
                <text:p/>
              </table:table-cell>
              <table:table-cell office:value-type="float" office:value="0.866746989226404">
                <text:p>0.866746989226404</text:p>
              </table:table-cell>
            </table:table-row>
            <table:table-row>
              <table:table-cell office:value-type="float" office:value="1.15666166166166">
                <text:p/>
              </table:table-cell>
              <table:table-cell office:value-type="float" office:value="0.865780636841235">
                <text:p>0.865780636841235</text:p>
              </table:table-cell>
            </table:table-row>
            <table:table-row>
              <table:table-cell office:value-type="float" office:value="1.15972972972973">
                <text:p/>
              </table:table-cell>
              <table:table-cell office:value-type="float" office:value="0.864810517825232">
                <text:p>0.864810517825232</text:p>
              </table:table-cell>
            </table:table-row>
            <table:table-row>
              <table:table-cell office:value-type="float" office:value="1.1627977977978">
                <text:p/>
              </table:table-cell>
              <table:table-cell office:value-type="float" office:value="0.863836635006912">
                <text:p>0.863836635006912</text:p>
              </table:table-cell>
            </table:table-row>
            <table:table-row>
              <table:table-cell office:value-type="float" office:value="1.16586586586587">
                <text:p/>
              </table:table-cell>
              <table:table-cell office:value-type="float" office:value="0.862858991284204">
                <text:p>0.862858991284204</text:p>
              </table:table-cell>
            </table:table-row>
            <table:table-row>
              <table:table-cell office:value-type="float" office:value="1.16893393393393">
                <text:p/>
              </table:table-cell>
              <table:table-cell office:value-type="float" office:value="0.861877589624336">
                <text:p>0.861877589624336</text:p>
              </table:table-cell>
            </table:table-row>
            <table:table-row>
              <table:table-cell office:value-type="float" office:value="1.172002002002">
                <text:p/>
              </table:table-cell>
              <table:table-cell office:value-type="float" office:value="0.860892433063716">
                <text:p>0.860892433063716</text:p>
              </table:table-cell>
            </table:table-row>
            <table:table-row>
              <table:table-cell office:value-type="float" office:value="1.17507007007007">
                <text:p/>
              </table:table-cell>
              <table:table-cell office:value-type="float" office:value="0.85990352470789">
                <text:p>0.85990352470789</text:p>
              </table:table-cell>
            </table:table-row>
            <table:table-row>
              <table:table-cell office:value-type="float" office:value="1.17813813813814">
                <text:p/>
              </table:table-cell>
              <table:table-cell office:value-type="float" office:value="0.858910867731345">
                <text:p>0.858910867731345</text:p>
              </table:table-cell>
            </table:table-row>
            <table:table-row>
              <table:table-cell office:value-type="float" office:value="1.18120620620621">
                <text:p/>
              </table:table-cell>
              <table:table-cell office:value-type="float" office:value="0.85791446537752">
                <text:p>0.85791446537752</text:p>
              </table:table-cell>
            </table:table-row>
            <table:table-row>
              <table:table-cell office:value-type="float" office:value="1.18427427427427">
                <text:p/>
              </table:table-cell>
              <table:table-cell office:value-type="float" office:value="0.856914320958592">
                <text:p>0.856914320958592</text:p>
              </table:table-cell>
            </table:table-row>
            <table:table-row>
              <table:table-cell office:value-type="float" office:value="1.18734234234234">
                <text:p/>
              </table:table-cell>
              <table:table-cell office:value-type="float" office:value="0.855910437855451">
                <text:p>0.855910437855451</text:p>
              </table:table-cell>
            </table:table-row>
            <table:table-row>
              <table:table-cell office:value-type="float" office:value="1.19041041041041">
                <text:p/>
              </table:table-cell>
              <table:table-cell office:value-type="float" office:value="0.854902819517571">
                <text:p>0.854902819517571</text:p>
              </table:table-cell>
            </table:table-row>
            <table:table-row>
              <table:table-cell office:value-type="float" office:value="1.19347847847848">
                <text:p/>
              </table:table-cell>
              <table:table-cell office:value-type="float" office:value="0.853891469462896">
                <text:p>0.853891469462896</text:p>
              </table:table-cell>
            </table:table-row>
            <table:table-row>
              <table:table-cell office:value-type="float" office:value="1.19654654654655">
                <text:p/>
              </table:table-cell>
              <table:table-cell office:value-type="float" office:value="0.852876391277753">
                <text:p>0.852876391277753</text:p>
              </table:table-cell>
            </table:table-row>
            <table:table-row>
              <table:table-cell office:value-type="float" office:value="1.19961461461461">
                <text:p/>
              </table:table-cell>
              <table:table-cell office:value-type="float" office:value="0.851857588616727">
                <text:p>0.851857588616727</text:p>
              </table:table-cell>
            </table:table-row>
            <table:table-row>
              <table:table-cell office:value-type="float" office:value="1.20268268268268">
                <text:p/>
              </table:table-cell>
              <table:table-cell office:value-type="float" office:value="0.850835065202574">
                <text:p>0.850835065202574</text:p>
              </table:table-cell>
            </table:table-row>
            <table:table-row>
              <table:table-cell office:value-type="float" office:value="1.20575075075075">
                <text:p/>
              </table:table-cell>
              <table:table-cell office:value-type="float" office:value="0.849808824826107">
                <text:p>0.849808824826107</text:p>
              </table:table-cell>
            </table:table-row>
            <table:table-row>
              <table:table-cell office:value-type="float" office:value="1.20881881881882">
                <text:p/>
              </table:table-cell>
              <table:table-cell office:value-type="float" office:value="0.848778871346089">
                <text:p>0.848778871346089</text:p>
              </table:table-cell>
            </table:table-row>
            <table:table-row>
              <table:table-cell office:value-type="float" office:value="1.21188688688689">
                <text:p/>
              </table:table-cell>
              <table:table-cell office:value-type="float" office:value="0.847745208689141">
                <text:p>0.847745208689141</text:p>
              </table:table-cell>
            </table:table-row>
            <table:table-row>
              <table:table-cell office:value-type="float" office:value="1.21495495495496">
                <text:p/>
              </table:table-cell>
              <table:table-cell office:value-type="float" office:value="0.846707840849611">
                <text:p>0.846707840849611</text:p>
              </table:table-cell>
            </table:table-row>
            <table:table-row>
              <table:table-cell office:value-type="float" office:value="1.21802302302302">
                <text:p/>
              </table:table-cell>
              <table:table-cell office:value-type="float" office:value="0.845666771889479">
                <text:p>0.845666771889479</text:p>
              </table:table-cell>
            </table:table-row>
            <table:table-row>
              <table:table-cell office:value-type="float" office:value="1.22109109109109">
                <text:p/>
              </table:table-cell>
              <table:table-cell office:value-type="float" office:value="0.844622005938249">
                <text:p>0.844622005938249</text:p>
              </table:table-cell>
            </table:table-row>
            <table:table-row>
              <table:table-cell office:value-type="float" office:value="1.22415915915916">
                <text:p/>
              </table:table-cell>
              <table:table-cell office:value-type="float" office:value="0.843573547192858">
                <text:p>0.843573547192858</text:p>
              </table:table-cell>
            </table:table-row>
            <table:table-row>
              <table:table-cell office:value-type="float" office:value="1.22722722722723">
                <text:p/>
              </table:table-cell>
              <table:table-cell office:value-type="float" office:value="0.842521399917533">
                <text:p>0.842521399917533</text:p>
              </table:table-cell>
            </table:table-row>
            <table:table-row>
              <table:table-cell office:value-type="float" office:value="1.2302952952953">
                <text:p/>
              </table:table-cell>
              <table:table-cell office:value-type="float" office:value="0.841465568443702">
                <text:p>0.841465568443702</text:p>
              </table:table-cell>
            </table:table-row>
            <table:table-row>
              <table:table-cell office:value-type="float" office:value="1.23336336336336">
                <text:p/>
              </table:table-cell>
              <table:table-cell office:value-type="float" office:value="0.840406057169891">
                <text:p>0.840406057169891</text:p>
              </table:table-cell>
            </table:table-row>
            <table:table-row>
              <table:table-cell office:value-type="float" office:value="1.23643143143143">
                <text:p/>
              </table:table-cell>
              <table:table-cell office:value-type="float" office:value="0.839342870561602">
                <text:p>0.839342870561602</text:p>
              </table:table-cell>
            </table:table-row>
            <table:table-row>
              <table:table-cell office:value-type="float" office:value="1.2394994994995">
                <text:p/>
              </table:table-cell>
              <table:table-cell office:value-type="float" office:value="0.838276013151229">
                <text:p>0.838276013151229</text:p>
              </table:table-cell>
            </table:table-row>
            <table:table-row>
              <table:table-cell office:value-type="float" office:value="1.24256756756757">
                <text:p/>
              </table:table-cell>
              <table:table-cell office:value-type="float" office:value="0.837205489537897">
                <text:p>0.837205489537897</text:p>
              </table:table-cell>
            </table:table-row>
            <table:table-row>
              <table:table-cell office:value-type="float" office:value="1.24563563563564">
                <text:p/>
              </table:table-cell>
              <table:table-cell office:value-type="float" office:value="0.836131304387402">
                <text:p>0.836131304387402</text:p>
              </table:table-cell>
            </table:table-row>
            <table:table-row>
              <table:table-cell office:value-type="float" office:value="1.2487037037037">
                <text:p/>
              </table:table-cell>
              <table:table-cell office:value-type="float" office:value="0.835053462432076">
                <text:p>0.835053462432076</text:p>
              </table:table-cell>
            </table:table-row>
            <table:table-row>
              <table:table-cell office:value-type="float" office:value="1.25177177177177">
                <text:p/>
              </table:table-cell>
              <table:table-cell office:value-type="float" office:value="0.833971968470692">
                <text:p>0.833971968470692</text:p>
              </table:table-cell>
            </table:table-row>
            <table:table-row>
              <table:table-cell office:value-type="float" office:value="1.25483983983984">
                <text:p/>
              </table:table-cell>
              <table:table-cell office:value-type="float" office:value="0.832886827368316">
                <text:p>0.832886827368316</text:p>
              </table:table-cell>
            </table:table-row>
            <table:table-row>
              <table:table-cell office:value-type="float" office:value="1.25790790790791">
                <text:p/>
              </table:table-cell>
              <table:table-cell office:value-type="float" office:value="0.831798044056249">
                <text:p>0.831798044056249</text:p>
              </table:table-cell>
            </table:table-row>
            <table:table-row>
              <table:table-cell office:value-type="float" office:value="1.26097597597598">
                <text:p/>
              </table:table-cell>
              <table:table-cell office:value-type="float" office:value="0.831798044056249">
                <text:p>0.831798044056249</text:p>
              </table:table-cell>
            </table:table-row>
            <table:table-row>
              <table:table-cell office:value-type="float" office:value="1.26404404404404">
                <text:p/>
              </table:table-cell>
              <table:table-cell office:value-type="float" office:value="0.830705623531876">
                <text:p>0.830705623531876</text:p>
              </table:table-cell>
            </table:table-row>
            <table:table-row>
              <table:table-cell office:value-type="float" office:value="1.26711211211211">
                <text:p/>
              </table:table-cell>
              <table:table-cell office:value-type="float" office:value="0.829609570858566">
                <text:p>0.829609570858566</text:p>
              </table:table-cell>
            </table:table-row>
            <table:table-row>
              <table:table-cell office:value-type="float" office:value="1.27018018018018">
                <text:p/>
              </table:table-cell>
              <table:table-cell office:value-type="float" office:value="0.828509891165556">
                <text:p>0.828509891165556</text:p>
              </table:table-cell>
            </table:table-row>
            <table:table-row>
              <table:table-cell office:value-type="float" office:value="1.27324824824825">
                <text:p/>
              </table:table-cell>
              <table:table-cell office:value-type="float" office:value="0.827406589647847">
                <text:p>0.827406589647847</text:p>
              </table:table-cell>
            </table:table-row>
            <table:table-row>
              <table:table-cell office:value-type="float" office:value="1.27631631631632">
                <text:p/>
              </table:table-cell>
              <table:table-cell office:value-type="float" office:value="0.826299671566079">
                <text:p>0.826299671566079</text:p>
              </table:table-cell>
            </table:table-row>
            <table:table-row>
              <table:table-cell office:value-type="float" office:value="1.27938438438438">
                <text:p/>
              </table:table-cell>
              <table:table-cell office:value-type="float" office:value="0.825189142246427">
                <text:p>0.825189142246427</text:p>
              </table:table-cell>
            </table:table-row>
            <table:table-row>
              <table:table-cell office:value-type="float" office:value="1.28245245245245">
                <text:p/>
              </table:table-cell>
              <table:table-cell office:value-type="float" office:value="0.824075007080481">
                <text:p>0.824075007080481</text:p>
              </table:table-cell>
            </table:table-row>
            <table:table-row>
              <table:table-cell office:value-type="float" office:value="1.28552052052052">
                <text:p/>
              </table:table-cell>
              <table:table-cell office:value-type="float" office:value="0.822957271525137">
                <text:p>0.822957271525137</text:p>
              </table:table-cell>
            </table:table-row>
            <table:table-row>
              <table:table-cell office:value-type="float" office:value="1.28858858858859">
                <text:p/>
              </table:table-cell>
              <table:table-cell office:value-type="float" office:value="0.821835941102477">
                <text:p>0.821835941102477</text:p>
              </table:table-cell>
            </table:table-row>
            <table:table-row>
              <table:table-cell office:value-type="float" office:value="1.29165665665666">
                <text:p/>
              </table:table-cell>
              <table:table-cell office:value-type="float" office:value="0.820711021399661">
                <text:p>0.820711021399661</text:p>
              </table:table-cell>
            </table:table-row>
            <table:table-row>
              <table:table-cell office:value-type="float" office:value="1.29472472472472">
                <text:p/>
              </table:table-cell>
              <table:table-cell office:value-type="float" office:value="0.819582518068806">
                <text:p>0.819582518068806</text:p>
              </table:table-cell>
            </table:table-row>
            <table:table-row>
              <table:table-cell office:value-type="float" office:value="1.29779279279279">
                <text:p/>
              </table:table-cell>
              <table:table-cell office:value-type="float" office:value="0.818450436826872">
                <text:p>0.818450436826872</text:p>
              </table:table-cell>
            </table:table-row>
            <table:table-row>
              <table:table-cell office:value-type="float" office:value="1.30086086086086">
                <text:p/>
              </table:table-cell>
              <table:table-cell office:value-type="float" office:value="0.817314783455549">
                <text:p>0.817314783455549</text:p>
              </table:table-cell>
            </table:table-row>
            <table:table-row>
              <table:table-cell office:value-type="float" office:value="1.30392892892893">
                <text:p/>
              </table:table-cell>
              <table:table-cell office:value-type="float" office:value="0.816175563801142">
                <text:p>0.816175563801142</text:p>
              </table:table-cell>
            </table:table-row>
            <table:table-row>
              <table:table-cell office:value-type="float" office:value="1.306996996997">
                <text:p/>
              </table:table-cell>
              <table:table-cell office:value-type="float" office:value="0.81503278377445">
                <text:p>0.81503278377445</text:p>
              </table:table-cell>
            </table:table-row>
            <table:table-row>
              <table:table-cell office:value-type="float" office:value="1.31006506506507">
                <text:p/>
              </table:table-cell>
              <table:table-cell office:value-type="float" office:value="0.813886449350651">
                <text:p>0.813886449350651</text:p>
              </table:table-cell>
            </table:table-row>
            <table:table-row>
              <table:table-cell office:value-type="float" office:value="1.31313313313313">
                <text:p/>
              </table:table-cell>
              <table:table-cell office:value-type="float" office:value="0.812736566569192">
                <text:p>0.812736566569192</text:p>
              </table:table-cell>
            </table:table-row>
            <table:table-row>
              <table:table-cell office:value-type="float" office:value="1.3162012012012">
                <text:p/>
              </table:table-cell>
              <table:table-cell office:value-type="float" office:value="0.811583141533662">
                <text:p>0.811583141533662</text:p>
              </table:table-cell>
            </table:table-row>
            <table:table-row>
              <table:table-cell office:value-type="float" office:value="1.31926926926927">
                <text:p/>
              </table:table-cell>
              <table:table-cell office:value-type="float" office:value="0.810426180411681">
                <text:p>0.810426180411681</text:p>
              </table:table-cell>
            </table:table-row>
            <table:table-row>
              <table:table-cell office:value-type="float" office:value="1.32233733733734">
                <text:p/>
              </table:table-cell>
              <table:table-cell office:value-type="float" office:value="0.809265689434782">
                <text:p>0.809265689434782</text:p>
              </table:table-cell>
            </table:table-row>
            <table:table-row>
              <table:table-cell office:value-type="float" office:value="1.32540540540541">
                <text:p/>
              </table:table-cell>
              <table:table-cell office:value-type="float" office:value="0.808101674898292">
                <text:p>0.808101674898292</text:p>
              </table:table-cell>
            </table:table-row>
            <table:table-row>
              <table:table-cell office:value-type="float" office:value="1.32847347347347">
                <text:p/>
              </table:table-cell>
              <table:table-cell office:value-type="float" office:value="0.806934143161215">
                <text:p>0.806934143161215</text:p>
              </table:table-cell>
            </table:table-row>
            <table:table-row>
              <table:table-cell office:value-type="float" office:value="1.33154154154154">
                <text:p/>
              </table:table-cell>
              <table:table-cell office:value-type="float" office:value="0.805763100646112">
                <text:p>0.805763100646112</text:p>
              </table:table-cell>
            </table:table-row>
            <table:table-row>
              <table:table-cell office:value-type="float" office:value="1.33460960960961">
                <text:p/>
              </table:table-cell>
              <table:table-cell office:value-type="float" office:value="0.804588553838985">
                <text:p>0.804588553838985</text:p>
              </table:table-cell>
            </table:table-row>
            <table:table-row>
              <table:table-cell office:value-type="float" office:value="1.33767767767768">
                <text:p/>
              </table:table-cell>
              <table:table-cell office:value-type="float" office:value="0.803410509289158">
                <text:p>0.803410509289158</text:p>
              </table:table-cell>
            </table:table-row>
            <table:table-row>
              <table:table-cell office:value-type="float" office:value="1.34074574574575">
                <text:p/>
              </table:table-cell>
              <table:table-cell office:value-type="float" office:value="0.802228973609155">
                <text:p>0.802228973609155</text:p>
              </table:table-cell>
            </table:table-row>
            <table:table-row>
              <table:table-cell office:value-type="float" office:value="1.34381381381381">
                <text:p/>
              </table:table-cell>
              <table:table-cell office:value-type="float" office:value="0.801043953474585">
                <text:p>0.801043953474585</text:p>
              </table:table-cell>
            </table:table-row>
            <table:table-row>
              <table:table-cell office:value-type="float" office:value="1.34688188188188">
                <text:p/>
              </table:table-cell>
              <table:table-cell office:value-type="float" office:value="0.799855455624019">
                <text:p>0.799855455624019</text:p>
              </table:table-cell>
            </table:table-row>
            <table:table-row>
              <table:table-cell office:value-type="float" office:value="1.34994994994995">
                <text:p/>
              </table:table-cell>
              <table:table-cell office:value-type="float" office:value="0.798663486858874">
                <text:p>0.798663486858874</text:p>
              </table:table-cell>
            </table:table-row>
            <table:table-row>
              <table:table-cell office:value-type="float" office:value="1.35301801801802">
                <text:p/>
              </table:table-cell>
              <table:table-cell office:value-type="float" office:value="0.797468054043288">
                <text:p>0.797468054043288</text:p>
              </table:table-cell>
            </table:table-row>
            <table:table-row>
              <table:table-cell office:value-type="float" office:value="1.35608608608609">
                <text:p/>
              </table:table-cell>
              <table:table-cell office:value-type="float" office:value="0.796269164104006">
                <text:p>0.796269164104006</text:p>
              </table:table-cell>
            </table:table-row>
            <table:table-row>
              <table:table-cell office:value-type="float" office:value="1.35915415415415">
                <text:p/>
              </table:table-cell>
              <table:table-cell office:value-type="float" office:value="0.795066824030254">
                <text:p>0.795066824030254</text:p>
              </table:table-cell>
            </table:table-row>
            <table:table-row>
              <table:table-cell office:value-type="float" office:value="1.36222222222222">
                <text:p/>
              </table:table-cell>
              <table:table-cell office:value-type="float" office:value="0.793861040873622">
                <text:p>0.793861040873622</text:p>
              </table:table-cell>
            </table:table-row>
            <table:table-row>
              <table:table-cell office:value-type="float" office:value="1.36529029029029">
                <text:p/>
              </table:table-cell>
              <table:table-cell office:value-type="float" office:value="0.792651821747941">
                <text:p>0.792651821747941</text:p>
              </table:table-cell>
            </table:table-row>
            <table:table-row>
              <table:table-cell office:value-type="float" office:value="1.36835835835836">
                <text:p/>
              </table:table-cell>
              <table:table-cell office:value-type="float" office:value="0.791439173829164">
                <text:p>0.791439173829164</text:p>
              </table:table-cell>
            </table:table-row>
            <table:table-row>
              <table:table-cell office:value-type="float" office:value="1.37142642642643">
                <text:p/>
              </table:table-cell>
              <table:table-cell office:value-type="float" office:value="0.790223104355245">
                <text:p>0.790223104355245</text:p>
              </table:table-cell>
            </table:table-row>
            <table:table-row>
              <table:table-cell office:value-type="float" office:value="1.37449449449449">
                <text:p/>
              </table:table-cell>
              <table:table-cell office:value-type="float" office:value="0.789003620626013">
                <text:p>0.789003620626013</text:p>
              </table:table-cell>
            </table:table-row>
            <table:table-row>
              <table:table-cell office:value-type="float" office:value="1.37756256256256">
                <text:p/>
              </table:table-cell>
              <table:table-cell office:value-type="float" office:value="0.787780730003056">
                <text:p>0.787780730003056</text:p>
              </table:table-cell>
            </table:table-row>
            <table:table-row>
              <table:table-cell office:value-type="float" office:value="1.38063063063063">
                <text:p/>
              </table:table-cell>
              <table:table-cell office:value-type="float" office:value="0.786554439909595">
                <text:p>0.786554439909595</text:p>
              </table:table-cell>
            </table:table-row>
            <table:table-row>
              <table:table-cell office:value-type="float" office:value="1.3836986986987">
                <text:p/>
              </table:table-cell>
              <table:table-cell office:value-type="float" office:value="0.785324757830364">
                <text:p>0.785324757830364</text:p>
              </table:table-cell>
            </table:table-row>
            <table:table-row>
              <table:table-cell office:value-type="float" office:value="1.38676676676677">
                <text:p/>
              </table:table-cell>
              <table:table-cell office:value-type="float" office:value="0.785324757830364">
                <text:p>0.785324757830364</text:p>
              </table:table-cell>
            </table:table-row>
            <table:table-row>
              <table:table-cell office:value-type="float" office:value="1.38983483483483">
                <text:p/>
              </table:table-cell>
              <table:table-cell office:value-type="float" office:value="0.784091691311488">
                <text:p>0.784091691311488</text:p>
              </table:table-cell>
            </table:table-row>
            <table:table-row>
              <table:table-cell office:value-type="float" office:value="1.3929029029029">
                <text:p/>
              </table:table-cell>
              <table:table-cell office:value-type="float" office:value="0.782855247960359">
                <text:p>0.782855247960359</text:p>
              </table:table-cell>
            </table:table-row>
            <table:table-row>
              <table:table-cell office:value-type="float" office:value="1.39597097097097">
                <text:p/>
              </table:table-cell>
              <table:table-cell office:value-type="float" office:value="0.781615435445514">
                <text:p>0.781615435445514</text:p>
              </table:table-cell>
            </table:table-row>
            <table:table-row>
              <table:table-cell office:value-type="float" office:value="1.39903903903904">
                <text:p/>
              </table:table-cell>
              <table:table-cell office:value-type="float" office:value="0.780372261496511">
                <text:p>0.780372261496511</text:p>
              </table:table-cell>
            </table:table-row>
            <table:table-row>
              <table:table-cell office:value-type="float" office:value="1.40210710710711">
                <text:p/>
              </table:table-cell>
              <table:table-cell office:value-type="float" office:value="0.77912573390381">
                <text:p>0.77912573390381</text:p>
              </table:table-cell>
            </table:table-row>
            <table:table-row>
              <table:table-cell office:value-type="float" office:value="1.40517517517518">
                <text:p/>
              </table:table-cell>
              <table:table-cell office:value-type="float" office:value="0.777875860518642">
                <text:p>0.777875860518642</text:p>
              </table:table-cell>
            </table:table-row>
            <table:table-row>
              <table:table-cell office:value-type="float" office:value="1.40824324324324">
                <text:p/>
              </table:table-cell>
              <table:table-cell office:value-type="float" office:value="0.776622649252893">
                <text:p>0.776622649252893</text:p>
              </table:table-cell>
            </table:table-row>
            <table:table-row>
              <table:table-cell office:value-type="float" office:value="1.41131131131131">
                <text:p/>
              </table:table-cell>
              <table:table-cell office:value-type="float" office:value="0.775366108078978">
                <text:p>0.775366108078978</text:p>
              </table:table-cell>
            </table:table-row>
            <table:table-row>
              <table:table-cell office:value-type="float" office:value="1.41437937937938">
                <text:p/>
              </table:table-cell>
              <table:table-cell office:value-type="float" office:value="0.774106245029715">
                <text:p>0.774106245029715</text:p>
              </table:table-cell>
            </table:table-row>
            <table:table-row>
              <table:table-cell office:value-type="float" office:value="1.41744744744745">
                <text:p/>
              </table:table-cell>
              <table:table-cell office:value-type="float" office:value="0.772843068198203">
                <text:p>0.772843068198203</text:p>
              </table:table-cell>
            </table:table-row>
            <table:table-row>
              <table:table-cell office:value-type="float" office:value="1.42051551551552">
                <text:p/>
              </table:table-cell>
              <table:table-cell office:value-type="float" office:value="0.771576585737699">
                <text:p>0.771576585737699</text:p>
              </table:table-cell>
            </table:table-row>
            <table:table-row>
              <table:table-cell office:value-type="float" office:value="1.42358358358358">
                <text:p/>
              </table:table-cell>
              <table:table-cell office:value-type="float" office:value="0.770306805861488">
                <text:p>0.770306805861488</text:p>
              </table:table-cell>
            </table:table-row>
            <table:table-row>
              <table:table-cell office:value-type="float" office:value="1.42665165165165">
                <text:p/>
              </table:table-cell>
              <table:table-cell office:value-type="float" office:value="0.769033736842766">
                <text:p>0.769033736842766</text:p>
              </table:table-cell>
            </table:table-row>
            <table:table-row>
              <table:table-cell office:value-type="float" office:value="1.42971971971972">
                <text:p/>
              </table:table-cell>
              <table:table-cell office:value-type="float" office:value="0.767757387014512">
                <text:p>0.767757387014512</text:p>
              </table:table-cell>
            </table:table-row>
            <table:table-row>
              <table:table-cell office:value-type="float" office:value="1.43278778778779">
                <text:p/>
              </table:table-cell>
              <table:table-cell office:value-type="float" office:value="0.76647776476936">
                <text:p>0.76647776476936</text:p>
              </table:table-cell>
            </table:table-row>
            <table:table-row>
              <table:table-cell office:value-type="float" office:value="1.43585585585586">
                <text:p/>
              </table:table-cell>
              <table:table-cell office:value-type="float" office:value="0.765194878559479">
                <text:p>0.765194878559479</text:p>
              </table:table-cell>
            </table:table-row>
            <table:table-row>
              <table:table-cell office:value-type="float" office:value="1.43892392392392">
                <text:p/>
              </table:table-cell>
              <table:table-cell office:value-type="float" office:value="0.763908736896443">
                <text:p>0.763908736896443</text:p>
              </table:table-cell>
            </table:table-row>
            <table:table-row>
              <table:table-cell office:value-type="float" office:value="1.44199199199199">
                <text:p/>
              </table:table-cell>
              <table:table-cell office:value-type="float" office:value="0.762619348351112">
                <text:p>0.762619348351112</text:p>
              </table:table-cell>
            </table:table-row>
            <table:table-row>
              <table:table-cell office:value-type="float" office:value="1.44506006006006">
                <text:p/>
              </table:table-cell>
              <table:table-cell office:value-type="float" office:value="0.7613267215535">
                <text:p>0.7613267215535</text:p>
              </table:table-cell>
            </table:table-row>
            <table:table-row>
              <table:table-cell office:value-type="float" office:value="1.44812812812813">
                <text:p/>
              </table:table-cell>
              <table:table-cell office:value-type="float" office:value="0.760030865192652">
                <text:p>0.760030865192652</text:p>
              </table:table-cell>
            </table:table-row>
            <table:table-row>
              <table:table-cell office:value-type="float" office:value="1.4511961961962">
                <text:p/>
              </table:table-cell>
              <table:table-cell office:value-type="float" office:value="0.758731788016521">
                <text:p>0.758731788016521</text:p>
              </table:table-cell>
            </table:table-row>
            <table:table-row>
              <table:table-cell office:value-type="float" office:value="1.45426426426426">
                <text:p/>
              </table:table-cell>
              <table:table-cell office:value-type="float" office:value="0.757429498831834">
                <text:p>0.757429498831834</text:p>
              </table:table-cell>
            </table:table-row>
            <table:table-row>
              <table:table-cell office:value-type="float" office:value="1.45733233233233">
                <text:p/>
              </table:table-cell>
              <table:table-cell office:value-type="float" office:value="0.756124006503977">
                <text:p>0.756124006503977</text:p>
              </table:table-cell>
            </table:table-row>
            <table:table-row>
              <table:table-cell office:value-type="float" office:value="1.4604004004004">
                <text:p/>
              </table:table-cell>
              <table:table-cell office:value-type="float" office:value="0.75481531995686">
                <text:p>0.75481531995686</text:p>
              </table:table-cell>
            </table:table-row>
            <table:table-row>
              <table:table-cell office:value-type="float" office:value="1.46346846846847">
                <text:p/>
              </table:table-cell>
              <table:table-cell office:value-type="float" office:value="0.753503448172792">
                <text:p>0.753503448172792</text:p>
              </table:table-cell>
            </table:table-row>
            <table:table-row>
              <table:table-cell office:value-type="float" office:value="1.46653653653654">
                <text:p/>
              </table:table-cell>
              <table:table-cell office:value-type="float" office:value="0.752188400192358">
                <text:p>0.752188400192358</text:p>
              </table:table-cell>
            </table:table-row>
            <table:table-row>
              <table:table-cell office:value-type="float" office:value="1.4696046046046">
                <text:p/>
              </table:table-cell>
              <table:table-cell office:value-type="float" office:value="0.750870185114291">
                <text:p>0.750870185114291</text:p>
              </table:table-cell>
            </table:table-row>
            <table:table-row>
              <table:table-cell office:value-type="float" office:value="1.47267267267267">
                <text:p/>
              </table:table-cell>
              <table:table-cell office:value-type="float" office:value="0.749548812095344">
                <text:p>0.749548812095344</text:p>
              </table:table-cell>
            </table:table-row>
            <table:table-row>
              <table:table-cell office:value-type="float" office:value="1.47574074074074">
                <text:p/>
              </table:table-cell>
              <table:table-cell office:value-type="float" office:value="0.748224290350163">
                <text:p>0.748224290350163</text:p>
              </table:table-cell>
            </table:table-row>
            <table:table-row>
              <table:table-cell office:value-type="float" office:value="1.47880880880881">
                <text:p/>
              </table:table-cell>
              <table:table-cell office:value-type="float" office:value="0.74689662915116">
                <text:p>0.74689662915116</text:p>
              </table:table-cell>
            </table:table-row>
            <table:table-row>
              <table:table-cell office:value-type="float" office:value="1.48187687687688">
                <text:p/>
              </table:table-cell>
              <table:table-cell office:value-type="float" office:value="0.745565837828389">
                <text:p>0.745565837828389</text:p>
              </table:table-cell>
            </table:table-row>
            <table:table-row>
              <table:table-cell office:value-type="float" office:value="1.48494494494494">
                <text:p/>
              </table:table-cell>
              <table:table-cell office:value-type="float" office:value="0.744231925769415">
                <text:p>0.744231925769415</text:p>
              </table:table-cell>
            </table:table-row>
            <table:table-row>
              <table:table-cell office:value-type="float" office:value="1.48801301301301">
                <text:p/>
              </table:table-cell>
              <table:table-cell office:value-type="float" office:value="0.742894902419187">
                <text:p>0.742894902419187</text:p>
              </table:table-cell>
            </table:table-row>
            <table:table-row>
              <table:table-cell office:value-type="float" office:value="1.49108108108108">
                <text:p/>
              </table:table-cell>
              <table:table-cell office:value-type="float" office:value="0.741554777279913">
                <text:p>0.741554777279913</text:p>
              </table:table-cell>
            </table:table-row>
            <table:table-row>
              <table:table-cell office:value-type="float" office:value="1.49414914914915">
                <text:p/>
              </table:table-cell>
              <table:table-cell office:value-type="float" office:value="0.740211559910929">
                <text:p>0.740211559910929</text:p>
              </table:table-cell>
            </table:table-row>
            <table:table-row>
              <table:table-cell office:value-type="float" office:value="1.49721721721722">
                <text:p/>
              </table:table-cell>
              <table:table-cell office:value-type="float" office:value="0.738865259928576">
                <text:p>0.738865259928576</text:p>
              </table:table-cell>
            </table:table-row>
            <table:table-row>
              <table:table-cell office:value-type="float" office:value="1.50028528528529">
                <text:p/>
              </table:table-cell>
              <table:table-cell office:value-type="float" office:value="0.737515887006068">
                <text:p>0.737515887006068</text:p>
              </table:table-cell>
            </table:table-row>
            <table:table-row>
              <table:table-cell office:value-type="float" office:value="1.50335335335335">
                <text:p/>
              </table:table-cell>
              <table:table-cell office:value-type="float" office:value="0.736163450873364">
                <text:p>0.736163450873364</text:p>
              </table:table-cell>
            </table:table-row>
            <table:table-row>
              <table:table-cell office:value-type="float" office:value="1.50642142142142">
                <text:p/>
              </table:table-cell>
              <table:table-cell office:value-type="float" office:value="0.734807961317043">
                <text:p>0.734807961317043</text:p>
              </table:table-cell>
            </table:table-row>
            <table:table-row>
              <table:table-cell office:value-type="float" office:value="1.50948948948949">
                <text:p/>
              </table:table-cell>
              <table:table-cell office:value-type="float" office:value="0.733449428180175">
                <text:p>0.733449428180175</text:p>
              </table:table-cell>
            </table:table-row>
            <table:table-row>
              <table:table-cell office:value-type="float" office:value="1.51255755755756">
                <text:p/>
              </table:table-cell>
              <table:table-cell office:value-type="float" office:value="0.733449428180175">
                <text:p>0.733449428180175</text:p>
              </table:table-cell>
            </table:table-row>
            <table:table-row>
              <table:table-cell office:value-type="float" office:value="1.51562562562563">
                <text:p/>
              </table:table-cell>
              <table:table-cell office:value-type="float" office:value="0.732087861362192">
                <text:p>0.732087861362192</text:p>
              </table:table-cell>
            </table:table-row>
            <table:table-row>
              <table:table-cell office:value-type="float" office:value="1.51869369369369">
                <text:p/>
              </table:table-cell>
              <table:table-cell office:value-type="float" office:value="0.730723270818759">
                <text:p>0.730723270818759</text:p>
              </table:table-cell>
            </table:table-row>
            <table:table-row>
              <table:table-cell office:value-type="float" office:value="1.52176176176176">
                <text:p/>
              </table:table-cell>
              <table:table-cell office:value-type="float" office:value="0.729355666561647">
                <text:p>0.729355666561647</text:p>
              </table:table-cell>
            </table:table-row>
            <table:table-row>
              <table:table-cell office:value-type="float" office:value="1.52482982982983">
                <text:p/>
              </table:table-cell>
              <table:table-cell office:value-type="float" office:value="0.727985058658607">
                <text:p>0.727985058658607</text:p>
              </table:table-cell>
            </table:table-row>
            <table:table-row>
              <table:table-cell office:value-type="float" office:value="1.5278978978979">
                <text:p/>
              </table:table-cell>
              <table:table-cell office:value-type="float" office:value="0.726611457233233">
                <text:p>0.726611457233233</text:p>
              </table:table-cell>
            </table:table-row>
            <table:table-row>
              <table:table-cell office:value-type="float" office:value="1.53096596596597">
                <text:p/>
              </table:table-cell>
              <table:table-cell office:value-type="float" office:value="0.725234872464846">
                <text:p>0.725234872464846</text:p>
              </table:table-cell>
            </table:table-row>
            <table:table-row>
              <table:table-cell office:value-type="float" office:value="1.53403403403403">
                <text:p/>
              </table:table-cell>
              <table:table-cell office:value-type="float" office:value="0.723855314588355">
                <text:p>0.723855314588355</text:p>
              </table:table-cell>
            </table:table-row>
            <table:table-row>
              <table:table-cell office:value-type="float" office:value="1.5371021021021">
                <text:p/>
              </table:table-cell>
              <table:table-cell office:value-type="float" office:value="0.722472793894131">
                <text:p>0.722472793894131</text:p>
              </table:table-cell>
            </table:table-row>
            <table:table-row>
              <table:table-cell office:value-type="float" office:value="1.54017017017017">
                <text:p/>
              </table:table-cell>
              <table:table-cell office:value-type="float" office:value="0.721087320727882">
                <text:p>0.721087320727882</text:p>
              </table:table-cell>
            </table:table-row>
            <table:table-row>
              <table:table-cell office:value-type="float" office:value="1.54323823823824">
                <text:p/>
              </table:table-cell>
              <table:table-cell office:value-type="float" office:value="0.719698905490519">
                <text:p>0.719698905490519</text:p>
              </table:table-cell>
            </table:table-row>
            <table:table-row>
              <table:table-cell office:value-type="float" office:value="1.54630630630631">
                <text:p/>
              </table:table-cell>
              <table:table-cell office:value-type="float" office:value="0.718307558638032">
                <text:p>0.718307558638032</text:p>
              </table:table-cell>
            </table:table-row>
            <table:table-row>
              <table:table-cell office:value-type="float" office:value="1.54937437437437">
                <text:p/>
              </table:table-cell>
              <table:table-cell office:value-type="float" office:value="0.716913290681355">
                <text:p>0.716913290681355</text:p>
              </table:table-cell>
            </table:table-row>
            <table:table-row>
              <table:table-cell office:value-type="float" office:value="1.55244244244244">
                <text:p/>
              </table:table-cell>
              <table:table-cell office:value-type="float" office:value="0.715516112186244">
                <text:p>0.715516112186244</text:p>
              </table:table-cell>
            </table:table-row>
            <table:table-row>
              <table:table-cell office:value-type="float" office:value="1.55551051051051">
                <text:p/>
              </table:table-cell>
              <table:table-cell office:value-type="float" office:value="0.714116033773143">
                <text:p>0.714116033773143</text:p>
              </table:table-cell>
            </table:table-row>
            <table:table-row>
              <table:table-cell office:value-type="float" office:value="1.55857857857858">
                <text:p/>
              </table:table-cell>
              <table:table-cell office:value-type="float" office:value="0.712713066117055">
                <text:p>0.712713066117055</text:p>
              </table:table-cell>
            </table:table-row>
            <table:table-row>
              <table:table-cell office:value-type="float" office:value="1.56164664664665">
                <text:p/>
              </table:table-cell>
              <table:table-cell office:value-type="float" office:value="0.711307219947418">
                <text:p>0.711307219947418</text:p>
              </table:table-cell>
            </table:table-row>
            <table:table-row>
              <table:table-cell office:value-type="float" office:value="1.56471471471471">
                <text:p/>
              </table:table-cell>
              <table:table-cell office:value-type="float" office:value="0.709898506047969">
                <text:p>0.709898506047969</text:p>
              </table:table-cell>
            </table:table-row>
            <table:table-row>
              <table:table-cell office:value-type="float" office:value="1.56778278278278">
                <text:p/>
              </table:table-cell>
              <table:table-cell office:value-type="float" office:value="0.708486935256618">
                <text:p>0.708486935256618</text:p>
              </table:table-cell>
            </table:table-row>
            <table:table-row>
              <table:table-cell office:value-type="float" office:value="1.57085085085085">
                <text:p/>
              </table:table-cell>
              <table:table-cell office:value-type="float" office:value="0.707072518465322">
                <text:p>0.707072518465322</text:p>
              </table:table-cell>
            </table:table-row>
            <table:table-row>
              <table:table-cell office:value-type="float" office:value="1.57391891891892">
                <text:p/>
              </table:table-cell>
              <table:table-cell office:value-type="float" office:value="0.705655266619948">
                <text:p>0.705655266619948</text:p>
              </table:table-cell>
            </table:table-row>
            <table:table-row>
              <table:table-cell office:value-type="float" office:value="1.57698698698699">
                <text:p/>
              </table:table-cell>
              <table:table-cell office:value-type="float" office:value="0.704235190720151">
                <text:p>0.704235190720151</text:p>
              </table:table-cell>
            </table:table-row>
            <table:table-row>
              <table:table-cell office:value-type="float" office:value="1.58005505505506">
                <text:p/>
              </table:table-cell>
              <table:table-cell office:value-type="float" office:value="0.702812301819242">
                <text:p>0.702812301819242</text:p>
              </table:table-cell>
            </table:table-row>
            <table:table-row>
              <table:table-cell office:value-type="float" office:value="1.58312312312312">
                <text:p/>
              </table:table-cell>
              <table:table-cell office:value-type="float" office:value="0.701386611024057">
                <text:p>0.701386611024057</text:p>
              </table:table-cell>
            </table:table-row>
            <table:table-row>
              <table:table-cell office:value-type="float" office:value="1.58619119119119">
                <text:p/>
              </table:table-cell>
              <table:table-cell office:value-type="float" office:value="0.699958129494831">
                <text:p>0.699958129494831</text:p>
              </table:table-cell>
            </table:table-row>
            <table:table-row>
              <table:table-cell office:value-type="float" office:value="1.58925925925926">
                <text:p/>
              </table:table-cell>
              <table:table-cell office:value-type="float" office:value="0.698526868445064">
                <text:p>0.698526868445064</text:p>
              </table:table-cell>
            </table:table-row>
            <table:table-row>
              <table:table-cell office:value-type="float" office:value="1.59232732732733">
                <text:p/>
              </table:table-cell>
              <table:table-cell office:value-type="float" office:value="0.697092839141399">
                <text:p>0.697092839141399</text:p>
              </table:table-cell>
            </table:table-row>
            <table:table-row>
              <table:table-cell office:value-type="float" office:value="1.5953953953954">
                <text:p/>
              </table:table-cell>
              <table:table-cell office:value-type="float" office:value="0.695656052903485">
                <text:p>0.695656052903485</text:p>
              </table:table-cell>
            </table:table-row>
            <table:table-row>
              <table:table-cell office:value-type="float" office:value="1.59846346346346">
                <text:p/>
              </table:table-cell>
              <table:table-cell office:value-type="float" office:value="0.694216521103852">
                <text:p>0.694216521103852</text:p>
              </table:table-cell>
            </table:table-row>
            <table:table-row>
              <table:table-cell office:value-type="float" office:value="1.60153153153153">
                <text:p/>
              </table:table-cell>
              <table:table-cell office:value-type="float" office:value="0.692774255167779">
                <text:p>0.692774255167779</text:p>
              </table:table-cell>
            </table:table-row>
            <table:table-row>
              <table:table-cell office:value-type="float" office:value="1.6045995995996">
                <text:p/>
              </table:table-cell>
              <table:table-cell office:value-type="float" office:value="0.691329266573168">
                <text:p>0.691329266573168</text:p>
              </table:table-cell>
            </table:table-row>
            <table:table-row>
              <table:table-cell office:value-type="float" office:value="1.60766766766767">
                <text:p/>
              </table:table-cell>
              <table:table-cell office:value-type="float" office:value="0.689881566850412">
                <text:p>0.689881566850412</text:p>
              </table:table-cell>
            </table:table-row>
            <table:table-row>
              <table:table-cell office:value-type="float" office:value="1.61073573573574">
                <text:p/>
              </table:table-cell>
              <table:table-cell office:value-type="float" office:value="0.688431167582268">
                <text:p>0.688431167582268</text:p>
              </table:table-cell>
            </table:table-row>
            <table:table-row>
              <table:table-cell office:value-type="float" office:value="1.6138038038038">
                <text:p/>
              </table:table-cell>
              <table:table-cell office:value-type="float" office:value="0.686978080403722">
                <text:p>0.686978080403722</text:p>
              </table:table-cell>
            </table:table-row>
            <table:table-row>
              <table:table-cell office:value-type="float" office:value="1.61687187187187">
                <text:p/>
              </table:table-cell>
              <table:table-cell office:value-type="float" office:value="0.685522317001869">
                <text:p>0.685522317001869</text:p>
              </table:table-cell>
            </table:table-row>
            <table:table-row>
              <table:table-cell office:value-type="float" office:value="1.61993993993994">
                <text:p/>
              </table:table-cell>
              <table:table-cell office:value-type="float" office:value="0.684063889115777">
                <text:p>0.684063889115777</text:p>
              </table:table-cell>
            </table:table-row>
            <table:table-row>
              <table:table-cell office:value-type="float" office:value="1.62300800800801">
                <text:p/>
              </table:table-cell>
              <table:table-cell office:value-type="float" office:value="0.682602808536356">
                <text:p>0.682602808536356</text:p>
              </table:table-cell>
            </table:table-row>
            <table:table-row>
              <table:table-cell office:value-type="float" office:value="1.62607607607608">
                <text:p/>
              </table:table-cell>
              <table:table-cell office:value-type="float" office:value="0.681139087106237">
                <text:p>0.681139087106237</text:p>
              </table:table-cell>
            </table:table-row>
            <table:table-row>
              <table:table-cell office:value-type="float" office:value="1.62914414414414">
                <text:p/>
              </table:table-cell>
              <table:table-cell office:value-type="float" office:value="0.679672736719636">
                <text:p>0.679672736719636</text:p>
              </table:table-cell>
            </table:table-row>
            <table:table-row>
              <table:table-cell office:value-type="float" office:value="1.63221221221221">
                <text:p/>
              </table:table-cell>
              <table:table-cell office:value-type="float" office:value="0.678203769322227">
                <text:p>0.678203769322227</text:p>
              </table:table-cell>
            </table:table-row>
            <table:table-row>
              <table:table-cell office:value-type="float" office:value="1.63528028028028">
                <text:p/>
              </table:table-cell>
              <table:table-cell office:value-type="float" office:value="0.676732196911014">
                <text:p>0.676732196911014</text:p>
              </table:table-cell>
            </table:table-row>
            <table:table-row>
              <table:table-cell office:value-type="float" office:value="1.63834834834835">
                <text:p/>
              </table:table-cell>
              <table:table-cell office:value-type="float" office:value="0.676732196911014">
                <text:p>0.676732196911014</text:p>
              </table:table-cell>
            </table:table-row>
            <table:table-row>
              <table:table-cell office:value-type="float" office:value="1.64141641641642">
                <text:p/>
              </table:table-cell>
              <table:table-cell office:value-type="float" office:value="0.675258031534197">
                <text:p>0.675258031534197</text:p>
              </table:table-cell>
            </table:table-row>
            <table:table-row>
              <table:table-cell office:value-type="float" office:value="1.64448448448448">
                <text:p/>
              </table:table-cell>
              <table:table-cell office:value-type="float" office:value="0.673781285291053">
                <text:p>0.673781285291053</text:p>
              </table:table-cell>
            </table:table-row>
            <table:table-row>
              <table:table-cell office:value-type="float" office:value="1.64755255255255">
                <text:p/>
              </table:table-cell>
              <table:table-cell office:value-type="float" office:value="0.672301970331796">
                <text:p>0.672301970331796</text:p>
              </table:table-cell>
            </table:table-row>
            <table:table-row>
              <table:table-cell office:value-type="float" office:value="1.65062062062062">
                <text:p/>
              </table:table-cell>
              <table:table-cell office:value-type="float" office:value="0.670820098857455">
                <text:p>0.670820098857455</text:p>
              </table:table-cell>
            </table:table-row>
            <table:table-row>
              <table:table-cell office:value-type="float" office:value="1.65368868868869">
                <text:p/>
              </table:table-cell>
              <table:table-cell office:value-type="float" office:value="0.669335683119743">
                <text:p>0.669335683119743</text:p>
              </table:table-cell>
            </table:table-row>
            <table:table-row>
              <table:table-cell office:value-type="float" office:value="1.65675675675676">
                <text:p/>
              </table:table-cell>
              <table:table-cell office:value-type="float" office:value="0.667848735420929">
                <text:p>0.667848735420929</text:p>
              </table:table-cell>
            </table:table-row>
            <table:table-row>
              <table:table-cell office:value-type="float" office:value="1.65982482482482">
                <text:p/>
              </table:table-cell>
              <table:table-cell office:value-type="float" office:value="0.666359268113709">
                <text:p>0.666359268113709</text:p>
              </table:table-cell>
            </table:table-row>
            <table:table-row>
              <table:table-cell office:value-type="float" office:value="1.66289289289289">
                <text:p/>
              </table:table-cell>
              <table:table-cell office:value-type="float" office:value="0.664867293601076">
                <text:p>0.664867293601076</text:p>
              </table:table-cell>
            </table:table-row>
            <table:table-row>
              <table:table-cell office:value-type="float" office:value="1.66596096096096">
                <text:p/>
              </table:table-cell>
              <table:table-cell office:value-type="float" office:value="0.663372824336195">
                <text:p>0.663372824336195</text:p>
              </table:table-cell>
            </table:table-row>
            <table:table-row>
              <table:table-cell office:value-type="float" office:value="1.66902902902903">
                <text:p/>
              </table:table-cell>
              <table:table-cell office:value-type="float" office:value="0.661875872822272">
                <text:p>0.661875872822272</text:p>
              </table:table-cell>
            </table:table-row>
            <table:table-row>
              <table:table-cell office:value-type="float" office:value="1.6720970970971">
                <text:p/>
              </table:table-cell>
              <table:table-cell office:value-type="float" office:value="0.660376451612423">
                <text:p>0.660376451612423</text:p>
              </table:table-cell>
            </table:table-row>
            <table:table-row>
              <table:table-cell office:value-type="float" office:value="1.67516516516517">
                <text:p/>
              </table:table-cell>
              <table:table-cell office:value-type="float" office:value="0.658874573309554">
                <text:p>0.658874573309554</text:p>
              </table:table-cell>
            </table:table-row>
            <table:table-row>
              <table:table-cell office:value-type="float" office:value="1.67823323323323">
                <text:p/>
              </table:table-cell>
              <table:table-cell office:value-type="float" office:value="0.657370250566223">
                <text:p>0.657370250566223</text:p>
              </table:table-cell>
            </table:table-row>
            <table:table-row>
              <table:table-cell office:value-type="float" office:value="1.6813013013013">
                <text:p/>
              </table:table-cell>
              <table:table-cell office:value-type="float" office:value="0.65586349608452">
                <text:p>0.65586349608452</text:p>
              </table:table-cell>
            </table:table-row>
            <table:table-row>
              <table:table-cell office:value-type="float" office:value="1.68436936936937">
                <text:p/>
              </table:table-cell>
              <table:table-cell office:value-type="float" office:value="0.654354322615935">
                <text:p>0.654354322615935</text:p>
              </table:table-cell>
            </table:table-row>
            <table:table-row>
              <table:table-cell office:value-type="float" office:value="1.68743743743744">
                <text:p/>
              </table:table-cell>
              <table:table-cell office:value-type="float" office:value="0.652842742961229">
                <text:p>0.652842742961229</text:p>
              </table:table-cell>
            </table:table-row>
            <table:table-row>
              <table:table-cell office:value-type="float" office:value="1.69050550550551">
                <text:p/>
              </table:table-cell>
              <table:table-cell office:value-type="float" office:value="0.651328769970312">
                <text:p>0.651328769970312</text:p>
              </table:table-cell>
            </table:table-row>
            <table:table-row>
              <table:table-cell office:value-type="float" office:value="1.69357357357357">
                <text:p/>
              </table:table-cell>
              <table:table-cell office:value-type="float" office:value="0.649812416542108">
                <text:p>0.649812416542108</text:p>
              </table:table-cell>
            </table:table-row>
            <table:table-row>
              <table:table-cell office:value-type="float" office:value="1.69664164164164">
                <text:p/>
              </table:table-cell>
              <table:table-cell office:value-type="float" office:value="0.648293695624433">
                <text:p>0.648293695624433</text:p>
              </table:table-cell>
            </table:table-row>
            <table:table-row>
              <table:table-cell office:value-type="float" office:value="1.69970970970971">
                <text:p/>
              </table:table-cell>
              <table:table-cell office:value-type="float" office:value="0.646772620213867">
                <text:p>0.646772620213867</text:p>
              </table:table-cell>
            </table:table-row>
            <table:table-row>
              <table:table-cell office:value-type="float" office:value="1.70277777777778">
                <text:p/>
              </table:table-cell>
              <table:table-cell office:value-type="float" office:value="0.645249203355623">
                <text:p>0.645249203355623</text:p>
              </table:table-cell>
            </table:table-row>
            <table:table-row>
              <table:table-cell office:value-type="float" office:value="1.70584584584585">
                <text:p/>
              </table:table-cell>
              <table:table-cell office:value-type="float" office:value="0.643723458143426">
                <text:p>0.643723458143426</text:p>
              </table:table-cell>
            </table:table-row>
            <table:table-row>
              <table:table-cell office:value-type="float" office:value="1.70891391391391">
                <text:p/>
              </table:table-cell>
              <table:table-cell office:value-type="float" office:value="0.642195397719379">
                <text:p>0.642195397719379</text:p>
              </table:table-cell>
            </table:table-row>
            <table:table-row>
              <table:table-cell office:value-type="float" office:value="1.71198198198198">
                <text:p/>
              </table:table-cell>
              <table:table-cell office:value-type="float" office:value="0.640665035273843">
                <text:p>0.640665035273843</text:p>
              </table:table-cell>
            </table:table-row>
            <table:table-row>
              <table:table-cell office:value-type="float" office:value="1.71505005005005">
                <text:p/>
              </table:table-cell>
              <table:table-cell office:value-type="float" office:value="0.639132384045306">
                <text:p>0.639132384045306</text:p>
              </table:table-cell>
            </table:table-row>
            <table:table-row>
              <table:table-cell office:value-type="float" office:value="1.71811811811812">
                <text:p/>
              </table:table-cell>
              <table:table-cell office:value-type="float" office:value="0.637597457320258">
                <text:p>0.637597457320258</text:p>
              </table:table-cell>
            </table:table-row>
            <table:table-row>
              <table:table-cell office:value-type="float" office:value="1.72118618618619">
                <text:p/>
              </table:table-cell>
              <table:table-cell office:value-type="float" office:value="0.636060268433064">
                <text:p>0.636060268433064</text:p>
              </table:table-cell>
            </table:table-row>
            <table:table-row>
              <table:table-cell office:value-type="float" office:value="1.72425425425425">
                <text:p/>
              </table:table-cell>
              <table:table-cell office:value-type="float" office:value="0.634520830765841">
                <text:p>0.634520830765841</text:p>
              </table:table-cell>
            </table:table-row>
            <table:table-row>
              <table:table-cell office:value-type="float" office:value="1.72732232232232">
                <text:p/>
              </table:table-cell>
              <table:table-cell office:value-type="float" office:value="0.632979157748327">
                <text:p>0.632979157748327</text:p>
              </table:table-cell>
            </table:table-row>
            <table:table-row>
              <table:table-cell office:value-type="float" office:value="1.73039039039039">
                <text:p/>
              </table:table-cell>
              <table:table-cell office:value-type="float" office:value="0.631435262857757">
                <text:p>0.631435262857757</text:p>
              </table:table-cell>
            </table:table-row>
            <table:table-row>
              <table:table-cell office:value-type="float" office:value="1.73345845845846">
                <text:p/>
              </table:table-cell>
              <table:table-cell office:value-type="float" office:value="0.629889159618741">
                <text:p>0.629889159618741</text:p>
              </table:table-cell>
            </table:table-row>
            <table:table-row>
              <table:table-cell office:value-type="float" office:value="1.73652652652653">
                <text:p/>
              </table:table-cell>
              <table:table-cell office:value-type="float" office:value="0.628340861603134">
                <text:p>0.628340861603134</text:p>
              </table:table-cell>
            </table:table-row>
            <table:table-row>
              <table:table-cell office:value-type="float" office:value="1.73959459459459">
                <text:p/>
              </table:table-cell>
              <table:table-cell office:value-type="float" office:value="0.626790382429913">
                <text:p>0.626790382429913</text:p>
              </table:table-cell>
            </table:table-row>
            <table:table-row>
              <table:table-cell office:value-type="float" office:value="1.74266266266266">
                <text:p/>
              </table:table-cell>
              <table:table-cell office:value-type="float" office:value="0.625237735765049">
                <text:p>0.625237735765049</text:p>
              </table:table-cell>
            </table:table-row>
            <table:table-row>
              <table:table-cell office:value-type="float" office:value="1.74573073073073">
                <text:p/>
              </table:table-cell>
              <table:table-cell office:value-type="float" office:value="0.62368293532139">
                <text:p>0.62368293532139</text:p>
              </table:table-cell>
            </table:table-row>
            <table:table-row>
              <table:table-cell office:value-type="float" office:value="1.7487987987988">
                <text:p/>
              </table:table-cell>
              <table:table-cell office:value-type="float" office:value="0.622125994858526">
                <text:p>0.622125994858526</text:p>
              </table:table-cell>
            </table:table-row>
            <table:table-row>
              <table:table-cell office:value-type="float" office:value="1.75186686686687">
                <text:p/>
              </table:table-cell>
              <table:table-cell office:value-type="float" office:value="0.62056692818267">
                <text:p>0.62056692818267</text:p>
              </table:table-cell>
            </table:table-row>
            <table:table-row>
              <table:table-cell office:value-type="float" office:value="1.75493493493494">
                <text:p/>
              </table:table-cell>
              <table:table-cell office:value-type="float" office:value="0.619005749146537">
                <text:p>0.619005749146537</text:p>
              </table:table-cell>
            </table:table-row>
            <table:table-row>
              <table:table-cell office:value-type="float" office:value="1.758003003003">
                <text:p/>
              </table:table-cell>
              <table:table-cell office:value-type="float" office:value="0.617442471649213">
                <text:p>0.617442471649213</text:p>
              </table:table-cell>
            </table:table-row>
            <table:table-row>
              <table:table-cell office:value-type="float" office:value="1.76107107107107">
                <text:p/>
              </table:table-cell>
              <table:table-cell office:value-type="float" office:value="0.615877109636037">
                <text:p>0.615877109636037</text:p>
              </table:table-cell>
            </table:table-row>
            <table:table-row>
              <table:table-cell office:value-type="float" office:value="1.76413913913914">
                <text:p/>
              </table:table-cell>
              <table:table-cell office:value-type="float" office:value="0.615877109636037">
                <text:p>0.615877109636037</text:p>
              </table:table-cell>
            </table:table-row>
            <table:table-row>
              <table:table-cell office:value-type="float" office:value="1.76720720720721">
                <text:p/>
              </table:table-cell>
              <table:table-cell office:value-type="float" office:value="0.614309677098472">
                <text:p>0.614309677098472</text:p>
              </table:table-cell>
            </table:table-row>
            <table:table-row>
              <table:table-cell office:value-type="float" office:value="1.77027527527528">
                <text:p/>
              </table:table-cell>
              <table:table-cell office:value-type="float" office:value="0.612740188073987">
                <text:p>0.612740188073987</text:p>
              </table:table-cell>
            </table:table-row>
            <table:table-row>
              <table:table-cell office:value-type="float" office:value="1.77334334334334">
                <text:p/>
              </table:table-cell>
              <table:table-cell office:value-type="float" office:value="0.611168656645934">
                <text:p>0.611168656645934</text:p>
              </table:table-cell>
            </table:table-row>
            <table:table-row>
              <table:table-cell office:value-type="float" office:value="1.77641141141141">
                <text:p/>
              </table:table-cell>
              <table:table-cell office:value-type="float" office:value="0.60959509694342">
                <text:p>0.60959509694342</text:p>
              </table:table-cell>
            </table:table-row>
            <table:table-row>
              <table:table-cell office:value-type="float" office:value="1.77947947947948">
                <text:p/>
              </table:table-cell>
              <table:table-cell office:value-type="float" office:value="0.608019523141187">
                <text:p>0.608019523141187</text:p>
              </table:table-cell>
            </table:table-row>
            <table:table-row>
              <table:table-cell office:value-type="float" office:value="1.78254754754755">
                <text:p/>
              </table:table-cell>
              <table:table-cell office:value-type="float" office:value="0.606441949459495">
                <text:p>0.606441949459495</text:p>
              </table:table-cell>
            </table:table-row>
            <table:table-row>
              <table:table-cell office:value-type="float" office:value="1.78561561561562">
                <text:p/>
              </table:table-cell>
              <table:table-cell office:value-type="float" office:value="0.604862390163989">
                <text:p>0.604862390163989</text:p>
              </table:table-cell>
            </table:table-row>
            <table:table-row>
              <table:table-cell office:value-type="float" office:value="1.78868368368368">
                <text:p/>
              </table:table-cell>
              <table:table-cell office:value-type="float" office:value="0.60328085956559">
                <text:p>0.60328085956559</text:p>
              </table:table-cell>
            </table:table-row>
            <table:table-row>
              <table:table-cell office:value-type="float" office:value="1.79175175175175">
                <text:p/>
              </table:table-cell>
              <table:table-cell office:value-type="float" office:value="0.601697372020363">
                <text:p>0.601697372020363</text:p>
              </table:table-cell>
            </table:table-row>
            <table:table-row>
              <table:table-cell office:value-type="float" office:value="1.79481981981982">
                <text:p/>
              </table:table-cell>
              <table:table-cell office:value-type="float" office:value="0.600111941929402">
                <text:p>0.600111941929402</text:p>
              </table:table-cell>
            </table:table-row>
            <table:table-row>
              <table:table-cell office:value-type="float" office:value="1.79788788788789">
                <text:p/>
              </table:table-cell>
              <table:table-cell office:value-type="float" office:value="0.598524583738707">
                <text:p>0.598524583738707</text:p>
              </table:table-cell>
            </table:table-row>
            <table:table-row>
              <table:table-cell office:value-type="float" office:value="1.80095595595596">
                <text:p/>
              </table:table-cell>
              <table:table-cell office:value-type="float" office:value="0.596935311939064">
                <text:p>0.596935311939064</text:p>
              </table:table-cell>
            </table:table-row>
            <table:table-row>
              <table:table-cell office:value-type="float" office:value="1.80402402402402">
                <text:p/>
              </table:table-cell>
              <table:table-cell office:value-type="float" office:value="0.595344141065923">
                <text:p>0.595344141065923</text:p>
              </table:table-cell>
            </table:table-row>
            <table:table-row>
              <table:table-cell office:value-type="float" office:value="1.80709209209209">
                <text:p/>
              </table:table-cell>
              <table:table-cell office:value-type="float" office:value="0.593751085699282">
                <text:p>0.593751085699282</text:p>
              </table:table-cell>
            </table:table-row>
            <table:table-row>
              <table:table-cell office:value-type="float" office:value="1.81016016016016">
                <text:p/>
              </table:table-cell>
              <table:table-cell office:value-type="float" office:value="0.592156160463564">
                <text:p>0.592156160463564</text:p>
              </table:table-cell>
            </table:table-row>
            <table:table-row>
              <table:table-cell office:value-type="float" office:value="1.81322822822823">
                <text:p/>
              </table:table-cell>
              <table:table-cell office:value-type="float" office:value="0.590559380027497">
                <text:p>0.590559380027497</text:p>
              </table:table-cell>
            </table:table-row>
            <table:table-row>
              <table:table-cell office:value-type="float" office:value="1.8162962962963">
                <text:p/>
              </table:table-cell>
              <table:table-cell office:value-type="float" office:value="0.588960759104001">
                <text:p>0.588960759104001</text:p>
              </table:table-cell>
            </table:table-row>
            <table:table-row>
              <table:table-cell office:value-type="float" office:value="1.81936436436436">
                <text:p/>
              </table:table-cell>
              <table:table-cell office:value-type="float" office:value="0.58736031245006">
                <text:p>0.58736031245006</text:p>
              </table:table-cell>
            </table:table-row>
            <table:table-row>
              <table:table-cell office:value-type="float" office:value="1.82243243243243">
                <text:p/>
              </table:table-cell>
              <table:table-cell office:value-type="float" office:value="0.585758054866614">
                <text:p>0.585758054866614</text:p>
              </table:table-cell>
            </table:table-row>
            <table:table-row>
              <table:table-cell office:value-type="float" office:value="1.8255005005005">
                <text:p/>
              </table:table-cell>
              <table:table-cell office:value-type="float" office:value="0.584154001198432">
                <text:p>0.584154001198432</text:p>
              </table:table-cell>
            </table:table-row>
            <table:table-row>
              <table:table-cell office:value-type="float" office:value="1.82856856856857">
                <text:p/>
              </table:table-cell>
              <table:table-cell office:value-type="float" office:value="0.582548166334001">
                <text:p>0.582548166334001</text:p>
              </table:table-cell>
            </table:table-row>
            <table:table-row>
              <table:table-cell office:value-type="float" office:value="1.83163663663664">
                <text:p/>
              </table:table-cell>
              <table:table-cell office:value-type="float" office:value="0.580940565205405">
                <text:p>0.580940565205405</text:p>
              </table:table-cell>
            </table:table-row>
            <table:table-row>
              <table:table-cell office:value-type="float" office:value="1.8347047047047">
                <text:p/>
              </table:table-cell>
              <table:table-cell office:value-type="float" office:value="0.579331212788209">
                <text:p>0.579331212788209</text:p>
              </table:table-cell>
            </table:table-row>
            <table:table-row>
              <table:table-cell office:value-type="float" office:value="1.83777277277277">
                <text:p/>
              </table:table-cell>
              <table:table-cell office:value-type="float" office:value="0.577720124101345">
                <text:p>0.577720124101345</text:p>
              </table:table-cell>
            </table:table-row>
            <table:table-row>
              <table:table-cell office:value-type="float" office:value="1.84084084084084">
                <text:p/>
              </table:table-cell>
              <table:table-cell office:value-type="float" office:value="0.576107314206993">
                <text:p>0.576107314206993</text:p>
              </table:table-cell>
            </table:table-row>
            <table:table-row>
              <table:table-cell office:value-type="float" office:value="1.84390890890891">
                <text:p/>
              </table:table-cell>
              <table:table-cell office:value-type="float" office:value="0.574492798210464">
                <text:p>0.574492798210464</text:p>
              </table:table-cell>
            </table:table-row>
            <table:table-row>
              <table:table-cell office:value-type="float" office:value="1.84697697697698">
                <text:p/>
              </table:table-cell>
              <table:table-cell office:value-type="float" office:value="0.572876591260092">
                <text:p>0.572876591260092</text:p>
              </table:table-cell>
            </table:table-row>
            <table:table-row>
              <table:table-cell office:value-type="float" office:value="1.85004504504505">
                <text:p/>
              </table:table-cell>
              <table:table-cell office:value-type="float" office:value="0.571258708547108">
                <text:p>0.571258708547108</text:p>
              </table:table-cell>
            </table:table-row>
            <table:table-row>
              <table:table-cell office:value-type="float" office:value="1.85311311311311">
                <text:p/>
              </table:table-cell>
              <table:table-cell office:value-type="float" office:value="0.569639165305539">
                <text:p>0.569639165305539</text:p>
              </table:table-cell>
            </table:table-row>
            <table:table-row>
              <table:table-cell office:value-type="float" office:value="1.85618118118118">
                <text:p/>
              </table:table-cell>
              <table:table-cell office:value-type="float" office:value="0.568017976812079">
                <text:p>0.568017976812079</text:p>
              </table:table-cell>
            </table:table-row>
            <table:table-row>
              <table:table-cell office:value-type="float" office:value="1.85924924924925">
                <text:p/>
              </table:table-cell>
              <table:table-cell office:value-type="float" office:value="0.56639515838599">
                <text:p>0.56639515838599</text:p>
              </table:table-cell>
            </table:table-row>
            <table:table-row>
              <table:table-cell office:value-type="float" office:value="1.86231731731732">
                <text:p/>
              </table:table-cell>
              <table:table-cell office:value-type="float" office:value="0.564770725388978">
                <text:p>0.564770725388978</text:p>
              </table:table-cell>
            </table:table-row>
            <table:table-row>
              <table:table-cell office:value-type="float" office:value="1.86538538538539">
                <text:p/>
              </table:table-cell>
              <table:table-cell office:value-type="float" office:value="0.563144693225085">
                <text:p>0.563144693225085</text:p>
              </table:table-cell>
            </table:table-row>
            <table:table-row>
              <table:table-cell office:value-type="float" office:value="1.86845345345345">
                <text:p/>
              </table:table-cell>
              <table:table-cell office:value-type="float" office:value="0.561517077340579">
                <text:p>0.561517077340579</text:p>
              </table:table-cell>
            </table:table-row>
            <table:table-row>
              <table:table-cell office:value-type="float" office:value="1.87152152152152">
                <text:p/>
              </table:table-cell>
              <table:table-cell office:value-type="float" office:value="0.559887893223834">
                <text:p>0.559887893223834</text:p>
              </table:table-cell>
            </table:table-row>
            <table:table-row>
              <table:table-cell office:value-type="float" office:value="1.87458958958959">
                <text:p/>
              </table:table-cell>
              <table:table-cell office:value-type="float" office:value="0.558257156405229">
                <text:p>0.558257156405229</text:p>
              </table:table-cell>
            </table:table-row>
            <table:table-row>
              <table:table-cell office:value-type="float" office:value="1.87765765765766">
                <text:p/>
              </table:table-cell>
              <table:table-cell office:value-type="float" office:value="0.556624882457029">
                <text:p>0.556624882457029</text:p>
              </table:table-cell>
            </table:table-row>
            <table:table-row>
              <table:table-cell office:value-type="float" office:value="1.88072572572573">
                <text:p/>
              </table:table-cell>
              <table:table-cell office:value-type="float" office:value="0.554991086993281">
                <text:p>0.554991086993281</text:p>
              </table:table-cell>
            </table:table-row>
            <table:table-row>
              <table:table-cell office:value-type="float" office:value="1.88379379379379">
                <text:p/>
              </table:table-cell>
              <table:table-cell office:value-type="float" office:value="0.553355785669698">
                <text:p>0.553355785669698</text:p>
              </table:table-cell>
            </table:table-row>
            <table:table-row>
              <table:table-cell office:value-type="float" office:value="1.88686186186186">
                <text:p/>
              </table:table-cell>
              <table:table-cell office:value-type="float" office:value="0.551718994183553">
                <text:p>0.551718994183553</text:p>
              </table:table-cell>
            </table:table-row>
            <table:table-row>
              <table:table-cell office:value-type="float" office:value="1.88992992992993">
                <text:p/>
              </table:table-cell>
              <table:table-cell office:value-type="float" office:value="0.551718994183553">
                <text:p>0.551718994183553</text:p>
              </table:table-cell>
            </table:table-row>
            <table:table-row>
              <table:table-cell office:value-type="float" office:value="1.892997997998">
                <text:p/>
              </table:table-cell>
              <table:table-cell office:value-type="float" office:value="0.550080728273574">
                <text:p>0.550080728273574</text:p>
              </table:table-cell>
            </table:table-row>
            <table:table-row>
              <table:table-cell office:value-type="float" office:value="1.89606606606607">
                <text:p/>
              </table:table-cell>
              <table:table-cell office:value-type="float" office:value="0.548441003719825">
                <text:p>0.548441003719825</text:p>
              </table:table-cell>
            </table:table-row>
            <table:table-row>
              <table:table-cell office:value-type="float" office:value="1.89913413413413">
                <text:p/>
              </table:table-cell>
              <table:table-cell office:value-type="float" office:value="0.546799836343609">
                <text:p>0.546799836343609</text:p>
              </table:table-cell>
            </table:table-row>
            <table:table-row>
              <table:table-cell office:value-type="float" office:value="1.9022022022022">
                <text:p/>
              </table:table-cell>
              <table:table-cell office:value-type="float" office:value="0.545157242007357">
                <text:p>0.545157242007357</text:p>
              </table:table-cell>
            </table:table-row>
            <table:table-row>
              <table:table-cell office:value-type="float" office:value="1.90527027027027">
                <text:p/>
              </table:table-cell>
              <table:table-cell office:value-type="float" office:value="0.543513236614519">
                <text:p>0.543513236614519</text:p>
              </table:table-cell>
            </table:table-row>
            <table:table-row>
              <table:table-cell office:value-type="float" office:value="1.90833833833834">
                <text:p/>
              </table:table-cell>
              <table:table-cell office:value-type="float" office:value="0.54186783610946">
                <text:p>0.54186783610946</text:p>
              </table:table-cell>
            </table:table-row>
            <table:table-row>
              <table:table-cell office:value-type="float" office:value="1.91140640640641">
                <text:p/>
              </table:table-cell>
              <table:table-cell office:value-type="float" office:value="0.540221056477356">
                <text:p>0.540221056477356</text:p>
              </table:table-cell>
            </table:table-row>
            <table:table-row>
              <table:table-cell office:value-type="float" office:value="1.91447447447447">
                <text:p/>
              </table:table-cell>
              <table:table-cell office:value-type="float" office:value="0.538572913744084">
                <text:p>0.538572913744084</text:p>
              </table:table-cell>
            </table:table-row>
            <table:table-row>
              <table:table-cell office:value-type="float" office:value="1.91754254254254">
                <text:p/>
              </table:table-cell>
              <table:table-cell office:value-type="float" office:value="0.536923423976123">
                <text:p>0.536923423976123</text:p>
              </table:table-cell>
            </table:table-row>
            <table:table-row>
              <table:table-cell office:value-type="float" office:value="1.92061061061061">
                <text:p/>
              </table:table-cell>
              <table:table-cell office:value-type="float" office:value="0.535272603280448">
                <text:p>0.535272603280448</text:p>
              </table:table-cell>
            </table:table-row>
            <table:table-row>
              <table:table-cell office:value-type="float" office:value="1.92367867867868">
                <text:p/>
              </table:table-cell>
              <table:table-cell office:value-type="float" office:value="0.533620467804426">
                <text:p>0.533620467804426</text:p>
              </table:table-cell>
            </table:table-row>
            <table:table-row>
              <table:table-cell office:value-type="float" office:value="1.92674674674675">
                <text:p/>
              </table:table-cell>
              <table:table-cell office:value-type="float" office:value="0.531967033735714">
                <text:p>0.531967033735714</text:p>
              </table:table-cell>
            </table:table-row>
            <table:table-row>
              <table:table-cell office:value-type="float" office:value="1.92981481481481">
                <text:p/>
              </table:table-cell>
              <table:table-cell office:value-type="float" office:value="0.530312317302159">
                <text:p>0.530312317302159</text:p>
              </table:table-cell>
            </table:table-row>
            <table:table-row>
              <table:table-cell office:value-type="float" office:value="1.93288288288288">
                <text:p/>
              </table:table-cell>
              <table:table-cell office:value-type="float" office:value="0.528656334771693">
                <text:p>0.528656334771693</text:p>
              </table:table-cell>
            </table:table-row>
            <table:table-row>
              <table:table-cell office:value-type="float" office:value="1.93595095095095">
                <text:p/>
              </table:table-cell>
              <table:table-cell office:value-type="float" office:value="0.526999102452234">
                <text:p>0.526999102452234</text:p>
              </table:table-cell>
            </table:table-row>
            <table:table-row>
              <table:table-cell office:value-type="float" office:value="1.93901901901902">
                <text:p/>
              </table:table-cell>
              <table:table-cell office:value-type="float" office:value="0.525340636691586">
                <text:p>0.525340636691586</text:p>
              </table:table-cell>
            </table:table-row>
            <table:table-row>
              <table:table-cell office:value-type="float" office:value="1.94208708708709">
                <text:p/>
              </table:table-cell>
              <table:table-cell office:value-type="float" office:value="0.523680953877344">
                <text:p>0.523680953877344</text:p>
              </table:table-cell>
            </table:table-row>
            <table:table-row>
              <table:table-cell office:value-type="float" office:value="1.94515515515516">
                <text:p/>
              </table:table-cell>
              <table:table-cell office:value-type="float" office:value="0.522020070436784">
                <text:p>0.522020070436784</text:p>
              </table:table-cell>
            </table:table-row>
            <table:table-row>
              <table:table-cell office:value-type="float" office:value="1.94822322322322">
                <text:p/>
              </table:table-cell>
              <table:table-cell office:value-type="float" office:value="0.520358002836777">
                <text:p>0.520358002836777</text:p>
              </table:table-cell>
            </table:table-row>
            <table:table-row>
              <table:table-cell office:value-type="float" office:value="1.95129129129129">
                <text:p/>
              </table:table-cell>
              <table:table-cell office:value-type="float" office:value="0.518694767583685">
                <text:p>0.518694767583685</text:p>
              </table:table-cell>
            </table:table-row>
            <table:table-row>
              <table:table-cell office:value-type="float" office:value="1.95435935935936">
                <text:p/>
              </table:table-cell>
              <table:table-cell office:value-type="float" office:value="0.517030381223267">
                <text:p>0.517030381223267</text:p>
              </table:table-cell>
            </table:table-row>
            <table:table-row>
              <table:table-cell office:value-type="float" office:value="1.95742742742743">
                <text:p/>
              </table:table-cell>
              <table:table-cell office:value-type="float" office:value="0.515364860340581">
                <text:p>0.515364860340581</text:p>
              </table:table-cell>
            </table:table-row>
            <table:table-row>
              <table:table-cell office:value-type="float" office:value="1.9604954954955">
                <text:p/>
              </table:table-cell>
              <table:table-cell office:value-type="float" office:value="0.513698221559892">
                <text:p>0.513698221559892</text:p>
              </table:table-cell>
            </table:table-row>
            <table:table-row>
              <table:table-cell office:value-type="float" office:value="1.96356356356356">
                <text:p/>
              </table:table-cell>
              <table:table-cell office:value-type="float" office:value="0.512030481544573">
                <text:p>0.512030481544573</text:p>
              </table:table-cell>
            </table:table-row>
            <table:table-row>
              <table:table-cell office:value-type="float" office:value="1.96663163163163">
                <text:p/>
              </table:table-cell>
              <table:table-cell office:value-type="float" office:value="0.510361656997016">
                <text:p>0.510361656997016</text:p>
              </table:table-cell>
            </table:table-row>
            <table:table-row>
              <table:table-cell office:value-type="float" office:value="1.9696996996997">
                <text:p/>
              </table:table-cell>
              <table:table-cell office:value-type="float" office:value="0.508691764658536">
                <text:p>0.508691764658536</text:p>
              </table:table-cell>
            </table:table-row>
            <table:table-row>
              <table:table-cell office:value-type="float" office:value="1.97276776776777">
                <text:p/>
              </table:table-cell>
              <table:table-cell office:value-type="float" office:value="0.507020821309279">
                <text:p>0.507020821309279</text:p>
              </table:table-cell>
            </table:table-row>
            <table:table-row>
              <table:table-cell office:value-type="float" office:value="1.97583583583584">
                <text:p/>
              </table:table-cell>
              <table:table-cell office:value-type="float" office:value="0.505348843768134">
                <text:p>0.505348843768134</text:p>
              </table:table-cell>
            </table:table-row>
            <table:table-row>
              <table:table-cell office:value-type="float" office:value="1.9789039039039">
                <text:p/>
              </table:table-cell>
              <table:table-cell office:value-type="float" office:value="0.503675848892639">
                <text:p>0.503675848892639</text:p>
              </table:table-cell>
            </table:table-row>
            <table:table-row>
              <table:table-cell office:value-type="float" office:value="1.98197197197197">
                <text:p/>
              </table:table-cell>
              <table:table-cell office:value-type="float" office:value="0.502001853578892">
                <text:p>0.502001853578892</text:p>
              </table:table-cell>
            </table:table-row>
            <table:table-row>
              <table:table-cell office:value-type="float" office:value="1.98504004004004">
                <text:p/>
              </table:table-cell>
              <table:table-cell office:value-type="float" office:value="0.500326874761462">
                <text:p>0.500326874761462</text:p>
              </table:table-cell>
            </table:table-row>
            <table:table-row>
              <table:table-cell office:value-type="float" office:value="1.98810810810811">
                <text:p/>
              </table:table-cell>
              <table:table-cell office:value-type="float" office:value="0.498650929413301">
                <text:p>0.498650929413301</text:p>
              </table:table-cell>
            </table:table-row>
            <table:table-row>
              <table:table-cell office:value-type="float" office:value="1.99117617617618">
                <text:p/>
              </table:table-cell>
              <table:table-cell office:value-type="float" office:value="0.496974034545658">
                <text:p>0.496974034545658</text:p>
              </table:table-cell>
            </table:table-row>
            <table:table-row>
              <table:table-cell office:value-type="float" office:value="1.99424424424424">
                <text:p/>
              </table:table-cell>
              <table:table-cell office:value-type="float" office:value="0.495296207207992">
                <text:p>0.495296207207992</text:p>
              </table:table-cell>
            </table:table-row>
            <table:table-row>
              <table:table-cell office:value-type="float" office:value="1.99731231231231">
                <text:p/>
              </table:table-cell>
              <table:table-cell office:value-type="float" office:value="0.493617464487885">
                <text:p>0.493617464487885</text:p>
              </table:table-cell>
            </table:table-row>
            <table:table-row>
              <table:table-cell office:value-type="float" office:value="2.00038038038038">
                <text:p/>
              </table:table-cell>
              <table:table-cell office:value-type="float" office:value="0.49193782351096">
                <text:p>0.49193782351096</text:p>
              </table:table-cell>
            </table:table-row>
            <table:table-row>
              <table:table-cell office:value-type="float" office:value="2.00344844844845">
                <text:p/>
              </table:table-cell>
              <table:table-cell office:value-type="float" office:value="0.490257301440794">
                <text:p>0.490257301440794</text:p>
              </table:table-cell>
            </table:table-row>
            <table:table-row>
              <table:table-cell office:value-type="float" office:value="2.00651651651652">
                <text:p/>
              </table:table-cell>
              <table:table-cell office:value-type="float" office:value="0.488575915478838">
                <text:p>0.488575915478838</text:p>
              </table:table-cell>
            </table:table-row>
            <table:table-row>
              <table:table-cell office:value-type="float" office:value="2.00958458458458">
                <text:p/>
              </table:table-cell>
              <table:table-cell office:value-type="float" office:value="0.486893682864336">
                <text:p>0.486893682864336</text:p>
              </table:table-cell>
            </table:table-row>
            <table:table-row>
              <table:table-cell office:value-type="float" office:value="2.01265265265265">
                <text:p/>
              </table:table-cell>
              <table:table-cell office:value-type="float" office:value="0.48521062087424">
                <text:p>0.48521062087424</text:p>
              </table:table-cell>
            </table:table-row>
            <table:table-row>
              <table:table-cell office:value-type="float" office:value="2.01572072072072">
                <text:p/>
              </table:table-cell>
              <table:table-cell office:value-type="float" office:value="0.48521062087424">
                <text:p>0.48521062087424</text:p>
              </table:table-cell>
            </table:table-row>
            <table:table-row>
              <table:table-cell office:value-type="float" office:value="2.01878878878879">
                <text:p/>
              </table:table-cell>
              <table:table-cell office:value-type="float" office:value="0.483526746823133">
                <text:p>0.483526746823133</text:p>
              </table:table-cell>
            </table:table-row>
            <table:table-row>
              <table:table-cell office:value-type="float" office:value="2.02185685685686">
                <text:p/>
              </table:table-cell>
              <table:table-cell office:value-type="float" office:value="0.48184207806315">
                <text:p>0.48184207806315</text:p>
              </table:table-cell>
            </table:table-row>
            <table:table-row>
              <table:table-cell office:value-type="float" office:value="2.02492492492492">
                <text:p/>
              </table:table-cell>
              <table:table-cell office:value-type="float" office:value="0.480156631983899">
                <text:p>0.480156631983899</text:p>
              </table:table-cell>
            </table:table-row>
            <table:table-row>
              <table:table-cell office:value-type="float" office:value="2.02799299299299">
                <text:p/>
              </table:table-cell>
              <table:table-cell office:value-type="float" office:value="0.478470426012384">
                <text:p>0.478470426012384</text:p>
              </table:table-cell>
            </table:table-row>
            <table:table-row>
              <table:table-cell office:value-type="float" office:value="2.03106106106106">
                <text:p/>
              </table:table-cell>
              <table:table-cell office:value-type="float" office:value="0.476783477612931">
                <text:p>0.476783477612931</text:p>
              </table:table-cell>
            </table:table-row>
            <table:table-row>
              <table:table-cell office:value-type="float" office:value="2.03412912912913">
                <text:p/>
              </table:table-cell>
              <table:table-cell office:value-type="float" office:value="0.475095804287109">
                <text:p>0.475095804287109</text:p>
              </table:table-cell>
            </table:table-row>
            <table:table-row>
              <table:table-cell office:value-type="float" office:value="2.0371971971972">
                <text:p/>
              </table:table-cell>
              <table:table-cell office:value-type="float" office:value="0.473407423573661">
                <text:p>0.473407423573661</text:p>
              </table:table-cell>
            </table:table-row>
            <table:table-row>
              <table:table-cell office:value-type="float" office:value="2.04026526526526">
                <text:p/>
              </table:table-cell>
              <table:table-cell office:value-type="float" office:value="0.471718353048426">
                <text:p>0.471718353048426</text:p>
              </table:table-cell>
            </table:table-row>
            <table:table-row>
              <table:table-cell office:value-type="float" office:value="2.04333333333333">
                <text:p/>
              </table:table-cell>
              <table:table-cell office:value-type="float" office:value="0.470028610324274">
                <text:p>0.470028610324274</text:p>
              </table:table-cell>
            </table:table-row>
            <table:table-row>
              <table:table-cell office:value-type="float" office:value="2.0464014014014">
                <text:p/>
              </table:table-cell>
              <table:table-cell office:value-type="float" office:value="0.468338213051027">
                <text:p>0.468338213051027</text:p>
              </table:table-cell>
            </table:table-row>
            <table:table-row>
              <table:table-cell office:value-type="float" office:value="2.04946946946947">
                <text:p/>
              </table:table-cell>
              <table:table-cell office:value-type="float" office:value="0.466647178915396">
                <text:p>0.466647178915396</text:p>
              </table:table-cell>
            </table:table-row>
            <table:table-row>
              <table:table-cell office:value-type="float" office:value="2.05253753753754">
                <text:p/>
              </table:table-cell>
              <table:table-cell office:value-type="float" office:value="0.464955525640911">
                <text:p>0.464955525640911</text:p>
              </table:table-cell>
            </table:table-row>
            <table:table-row>
              <table:table-cell office:value-type="float" office:value="2.05560560560561">
                <text:p/>
              </table:table-cell>
              <table:table-cell office:value-type="float" office:value="0.46326327098785">
                <text:p>0.46326327098785</text:p>
              </table:table-cell>
            </table:table-row>
            <table:table-row>
              <table:table-cell office:value-type="float" office:value="2.05867367367367">
                <text:p/>
              </table:table-cell>
              <table:table-cell office:value-type="float" office:value="0.461570432753179">
                <text:p>0.461570432753179</text:p>
              </table:table-cell>
            </table:table-row>
            <table:table-row>
              <table:table-cell office:value-type="float" office:value="2.06174174174174">
                <text:p/>
              </table:table-cell>
              <table:table-cell office:value-type="float" office:value="0.459877028770483">
                <text:p>0.459877028770483</text:p>
              </table:table-cell>
            </table:table-row>
            <table:table-row>
              <table:table-cell office:value-type="float" office:value="2.06480980980981">
                <text:p/>
              </table:table-cell>
              <table:table-cell office:value-type="float" office:value="0.458183076909902">
                <text:p>0.458183076909902</text:p>
              </table:table-cell>
            </table:table-row>
            <table:table-row>
              <table:table-cell office:value-type="float" office:value="2.06787787787788">
                <text:p/>
              </table:table-cell>
              <table:table-cell office:value-type="float" office:value="0.456488595078069">
                <text:p>0.456488595078069</text:p>
              </table:table-cell>
            </table:table-row>
            <table:table-row>
              <table:table-cell office:value-type="float" office:value="2.07094594594595">
                <text:p/>
              </table:table-cell>
              <table:table-cell office:value-type="float" office:value="0.454793601218052">
                <text:p>0.454793601218052</text:p>
              </table:table-cell>
            </table:table-row>
            <table:table-row>
              <table:table-cell office:value-type="float" office:value="2.07401401401401">
                <text:p/>
              </table:table-cell>
              <table:table-cell office:value-type="float" office:value="0.453098113309289">
                <text:p>0.453098113309289</text:p>
              </table:table-cell>
            </table:table-row>
            <table:table-row>
              <table:table-cell office:value-type="float" office:value="2.07708208208208">
                <text:p/>
              </table:table-cell>
              <table:table-cell office:value-type="float" office:value="0.451402149367531">
                <text:p>0.451402149367531</text:p>
              </table:table-cell>
            </table:table-row>
            <table:table-row>
              <table:table-cell office:value-type="float" office:value="2.08015015015015">
                <text:p/>
              </table:table-cell>
              <table:table-cell office:value-type="float" office:value="0.449705727444787">
                <text:p>0.449705727444787</text:p>
              </table:table-cell>
            </table:table-row>
            <table:table-row>
              <table:table-cell office:value-type="float" office:value="2.08321821821822">
                <text:p/>
              </table:table-cell>
              <table:table-cell office:value-type="float" office:value="0.448008865629263">
                <text:p>0.448008865629263</text:p>
              </table:table-cell>
            </table:table-row>
            <table:table-row>
              <table:table-cell office:value-type="float" office:value="2.08628628628629">
                <text:p/>
              </table:table-cell>
              <table:table-cell office:value-type="float" office:value="0.44631158204531">
                <text:p>0.44631158204531</text:p>
              </table:table-cell>
            </table:table-row>
            <table:table-row>
              <table:table-cell office:value-type="float" office:value="2.08935435435435">
                <text:p/>
              </table:table-cell>
              <table:table-cell office:value-type="float" office:value="0.444613894853372">
                <text:p>0.444613894853372</text:p>
              </table:table-cell>
            </table:table-row>
            <table:table-row>
              <table:table-cell office:value-type="float" office:value="2.09242242242242">
                <text:p/>
              </table:table-cell>
              <table:table-cell office:value-type="float" office:value="0.44291582224993">
                <text:p>0.44291582224993</text:p>
              </table:table-cell>
            </table:table-row>
            <table:table-row>
              <table:table-cell office:value-type="float" office:value="2.09549049049049">
                <text:p/>
              </table:table-cell>
              <table:table-cell office:value-type="float" office:value="0.441217382467452">
                <text:p>0.441217382467452</text:p>
              </table:table-cell>
            </table:table-row>
            <table:table-row>
              <table:table-cell office:value-type="float" office:value="2.09855855855856">
                <text:p/>
              </table:table-cell>
              <table:table-cell office:value-type="float" office:value="0.439518593774348">
                <text:p>0.439518593774348</text:p>
              </table:table-cell>
            </table:table-row>
            <table:table-row>
              <table:table-cell office:value-type="float" office:value="2.10162662662663">
                <text:p/>
              </table:table-cell>
              <table:table-cell office:value-type="float" office:value="0.437819474474914">
                <text:p>0.437819474474914</text:p>
              </table:table-cell>
            </table:table-row>
            <table:table-row>
              <table:table-cell office:value-type="float" office:value="2.10469469469469">
                <text:p/>
              </table:table-cell>
              <table:table-cell office:value-type="float" office:value="0.436120042909294">
                <text:p>0.436120042909294</text:p>
              </table:table-cell>
            </table:table-row>
            <table:table-row>
              <table:table-cell office:value-type="float" office:value="2.10776276276276">
                <text:p/>
              </table:table-cell>
              <table:table-cell office:value-type="float" office:value="0.434420317453429">
                <text:p>0.434420317453429</text:p>
              </table:table-cell>
            </table:table-row>
            <table:table-row>
              <table:table-cell office:value-type="float" office:value="2.11083083083083">
                <text:p/>
              </table:table-cell>
              <table:table-cell office:value-type="float" office:value="0.432720316519016">
                <text:p>0.432720316519016</text:p>
              </table:table-cell>
            </table:table-row>
            <table:table-row>
              <table:table-cell office:value-type="float" office:value="2.1138988988989">
                <text:p/>
              </table:table-cell>
              <table:table-cell office:value-type="float" office:value="0.431020058553462">
                <text:p>0.431020058553462</text:p>
              </table:table-cell>
            </table:table-row>
            <table:table-row>
              <table:table-cell office:value-type="float" office:value="2.11696696696697">
                <text:p/>
              </table:table-cell>
              <table:table-cell office:value-type="float" office:value="0.42931956203985">
                <text:p>0.42931956203985</text:p>
              </table:table-cell>
            </table:table-row>
            <table:table-row>
              <table:table-cell office:value-type="float" office:value="2.12003503503503">
                <text:p/>
              </table:table-cell>
              <table:table-cell office:value-type="float" office:value="0.427618845496895">
                <text:p>0.427618845496895</text:p>
              </table:table-cell>
            </table:table-row>
            <table:table-row>
              <table:table-cell office:value-type="float" office:value="2.1231031031031">
                <text:p/>
              </table:table-cell>
              <table:table-cell office:value-type="float" office:value="0.425917927478909">
                <text:p>0.425917927478909</text:p>
              </table:table-cell>
            </table:table-row>
            <table:table-row>
              <table:table-cell office:value-type="float" office:value="2.12617117117117">
                <text:p/>
              </table:table-cell>
              <table:table-cell office:value-type="float" office:value="0.424216826575762">
                <text:p>0.424216826575762</text:p>
              </table:table-cell>
            </table:table-row>
            <table:table-row>
              <table:table-cell office:value-type="float" office:value="2.12923923923924">
                <text:p/>
              </table:table-cell>
              <table:table-cell office:value-type="float" office:value="0.422515561412852">
                <text:p>0.422515561412852</text:p>
              </table:table-cell>
            </table:table-row>
            <table:table-row>
              <table:table-cell office:value-type="float" office:value="2.13230730730731">
                <text:p/>
              </table:table-cell>
              <table:table-cell office:value-type="float" office:value="0.420814150651068">
                <text:p>0.420814150651068</text:p>
              </table:table-cell>
            </table:table-row>
            <table:table-row>
              <table:table-cell office:value-type="float" office:value="2.13537537537537">
                <text:p/>
              </table:table-cell>
              <table:table-cell office:value-type="float" office:value="0.419112612986763">
                <text:p>0.419112612986763</text:p>
              </table:table-cell>
            </table:table-row>
            <table:table-row>
              <table:table-cell office:value-type="float" office:value="2.13844344344344">
                <text:p/>
              </table:table-cell>
              <table:table-cell office:value-type="float" office:value="0.417410967151722">
                <text:p>0.417410967151722</text:p>
              </table:table-cell>
            </table:table-row>
            <table:table-row>
              <table:table-cell office:value-type="float" office:value="2.14151151151151">
                <text:p/>
              </table:table-cell>
              <table:table-cell office:value-type="float" office:value="0.417410967151722">
                <text:p>0.417410967151722</text:p>
              </table:table-cell>
            </table:table-row>
            <table:table-row>
              <table:table-cell office:value-type="float" office:value="2.14457957957958">
                <text:p/>
              </table:table-cell>
              <table:table-cell office:value-type="float" office:value="0.415709231913137">
                <text:p>0.415709231913137</text:p>
              </table:table-cell>
            </table:table-row>
            <table:table-row>
              <table:table-cell office:value-type="float" office:value="2.14764764764765">
                <text:p/>
              </table:table-cell>
              <table:table-cell office:value-type="float" office:value="0.414007426073576">
                <text:p>0.414007426073576</text:p>
              </table:table-cell>
            </table:table-row>
            <table:table-row>
              <table:table-cell office:value-type="float" office:value="2.15071571571572">
                <text:p/>
              </table:table-cell>
              <table:table-cell office:value-type="float" office:value="0.412305568470966">
                <text:p>0.412305568470966</text:p>
              </table:table-cell>
            </table:table-row>
            <table:table-row>
              <table:table-cell office:value-type="float" office:value="2.15378378378378">
                <text:p/>
              </table:table-cell>
              <table:table-cell office:value-type="float" office:value="0.410603677978567">
                <text:p>0.410603677978567</text:p>
              </table:table-cell>
            </table:table-row>
            <table:table-row>
              <table:table-cell office:value-type="float" office:value="2.15685185185185">
                <text:p/>
              </table:table-cell>
              <table:table-cell office:value-type="float" office:value="0.408901773504949">
                <text:p>0.408901773504949</text:p>
              </table:table-cell>
            </table:table-row>
            <table:table-row>
              <table:table-cell office:value-type="float" office:value="2.15991991991992">
                <text:p/>
              </table:table-cell>
              <table:table-cell office:value-type="float" office:value="0.40719987399398">
                <text:p>0.40719987399398</text:p>
              </table:table-cell>
            </table:table-row>
            <table:table-row>
              <table:table-cell office:value-type="float" office:value="2.16298798798799">
                <text:p/>
              </table:table-cell>
              <table:table-cell office:value-type="float" office:value="0.405497998424803">
                <text:p>0.405497998424803</text:p>
              </table:table-cell>
            </table:table-row>
            <table:table-row>
              <table:table-cell office:value-type="float" office:value="2.16605605605606">
                <text:p/>
              </table:table-cell>
              <table:table-cell office:value-type="float" office:value="0.403796165811825">
                <text:p>0.403796165811825</text:p>
              </table:table-cell>
            </table:table-row>
            <table:table-row>
              <table:table-cell office:value-type="float" office:value="2.16912412412412">
                <text:p/>
              </table:table-cell>
              <table:table-cell office:value-type="float" office:value="0.402094395204702">
                <text:p>0.402094395204702</text:p>
              </table:table-cell>
            </table:table-row>
            <table:table-row>
              <table:table-cell office:value-type="float" office:value="2.17219219219219">
                <text:p/>
              </table:table-cell>
              <table:table-cell office:value-type="float" office:value="0.40039270568833">
                <text:p>0.40039270568833</text:p>
              </table:table-cell>
            </table:table-row>
            <table:table-row>
              <table:table-cell office:value-type="float" office:value="2.17526026026026">
                <text:p/>
              </table:table-cell>
              <table:table-cell office:value-type="float" office:value="0.398691116382834">
                <text:p>0.398691116382834</text:p>
              </table:table-cell>
            </table:table-row>
            <table:table-row>
              <table:table-cell office:value-type="float" office:value="2.17832832832833">
                <text:p/>
              </table:table-cell>
              <table:table-cell office:value-type="float" office:value="0.396989646443562">
                <text:p>0.396989646443562</text:p>
              </table:table-cell>
            </table:table-row>
            <table:table-row>
              <table:table-cell office:value-type="float" office:value="2.1813963963964">
                <text:p/>
              </table:table-cell>
              <table:table-cell office:value-type="float" office:value="0.395288315061081">
                <text:p>0.395288315061081</text:p>
              </table:table-cell>
            </table:table-row>
            <table:table-row>
              <table:table-cell office:value-type="float" office:value="2.18446446446446">
                <text:p/>
              </table:table-cell>
              <table:table-cell office:value-type="float" office:value="0.393587141461173">
                <text:p>0.393587141461173</text:p>
              </table:table-cell>
            </table:table-row>
            <table:table-row>
              <table:table-cell office:value-type="float" office:value="2.18753253253253">
                <text:p/>
              </table:table-cell>
              <table:table-cell office:value-type="float" office:value="0.391886144904833">
                <text:p>0.391886144904833</text:p>
              </table:table-cell>
            </table:table-row>
            <table:table-row>
              <table:table-cell office:value-type="float" office:value="2.1906006006006">
                <text:p/>
              </table:table-cell>
              <table:table-cell office:value-type="float" office:value="0.390185344688276">
                <text:p>0.390185344688276</text:p>
              </table:table-cell>
            </table:table-row>
            <table:table-row>
              <table:table-cell office:value-type="float" office:value="2.19366866866867">
                <text:p/>
              </table:table-cell>
              <table:table-cell office:value-type="float" office:value="0.388484760142931">
                <text:p>0.388484760142931</text:p>
              </table:table-cell>
            </table:table-row>
            <table:table-row>
              <table:table-cell office:value-type="float" office:value="2.19673673673674">
                <text:p/>
              </table:table-cell>
              <table:table-cell office:value-type="float" office:value="0.386784410635457">
                <text:p>0.386784410635457</text:p>
              </table:table-cell>
            </table:table-row>
            <table:table-row>
              <table:table-cell office:value-type="float" office:value="2.1998048048048">
                <text:p/>
              </table:table-cell>
              <table:table-cell office:value-type="float" office:value="0.385084315567746">
                <text:p>0.385084315567746</text:p>
              </table:table-cell>
            </table:table-row>
            <table:table-row>
              <table:table-cell office:value-type="float" office:value="2.20287287287287">
                <text:p/>
              </table:table-cell>
              <table:table-cell office:value-type="float" office:value="0.383384494376929">
                <text:p>0.383384494376929</text:p>
              </table:table-cell>
            </table:table-row>
            <table:table-row>
              <table:table-cell office:value-type="float" office:value="2.20594094094094">
                <text:p/>
              </table:table-cell>
              <table:table-cell office:value-type="float" office:value="0.381684966535399">
                <text:p>0.381684966535399</text:p>
              </table:table-cell>
            </table:table-row>
            <table:table-row>
              <table:table-cell office:value-type="float" office:value="2.20900900900901">
                <text:p/>
              </table:table-cell>
              <table:table-cell office:value-type="float" office:value="0.379985751550817">
                <text:p>0.379985751550817</text:p>
              </table:table-cell>
            </table:table-row>
            <table:table-row>
              <table:table-cell office:value-type="float" office:value="2.21207707707708">
                <text:p/>
              </table:table-cell>
              <table:table-cell office:value-type="float" office:value="0.378286868966134">
                <text:p>0.378286868966134</text:p>
              </table:table-cell>
            </table:table-row>
            <table:table-row>
              <table:table-cell office:value-type="float" office:value="2.21514514514514">
                <text:p/>
              </table:table-cell>
              <table:table-cell office:value-type="float" office:value="0.376588338359606">
                <text:p>0.376588338359606</text:p>
              </table:table-cell>
            </table:table-row>
            <table:table-row>
              <table:table-cell office:value-type="float" office:value="2.21821321321321">
                <text:p/>
              </table:table-cell>
              <table:table-cell office:value-type="float" office:value="0.374890179344822">
                <text:p>0.374890179344822</text:p>
              </table:table-cell>
            </table:table-row>
            <table:table-row>
              <table:table-cell office:value-type="float" office:value="2.22128128128128">
                <text:p/>
              </table:table-cell>
              <table:table-cell office:value-type="float" office:value="0.373192411570726">
                <text:p>0.373192411570726</text:p>
              </table:table-cell>
            </table:table-row>
            <table:table-row>
              <table:table-cell office:value-type="float" office:value="2.22434934934935">
                <text:p/>
              </table:table-cell>
              <table:table-cell office:value-type="float" office:value="0.37149505472164">
                <text:p>0.37149505472164</text:p>
              </table:table-cell>
            </table:table-row>
            <table:table-row>
              <table:table-cell office:value-type="float" office:value="2.22741741741742">
                <text:p/>
              </table:table-cell>
              <table:table-cell office:value-type="float" office:value="0.369798128517304">
                <text:p>0.369798128517304</text:p>
              </table:table-cell>
            </table:table-row>
            <table:table-row>
              <table:table-cell office:value-type="float" office:value="2.23048548548549">
                <text:p/>
              </table:table-cell>
              <table:table-cell office:value-type="float" office:value="0.368101652712893">
                <text:p>0.368101652712893</text:p>
              </table:table-cell>
            </table:table-row>
            <table:table-row>
              <table:table-cell office:value-type="float" office:value="2.23355355355355">
                <text:p/>
              </table:table-cell>
              <table:table-cell office:value-type="float" office:value="0.366405647099068">
                <text:p>0.366405647099068</text:p>
              </table:table-cell>
            </table:table-row>
            <table:table-row>
              <table:table-cell office:value-type="float" office:value="2.23662162162162">
                <text:p/>
              </table:table-cell>
              <table:table-cell office:value-type="float" office:value="0.364710131502003">
                <text:p>0.364710131502003</text:p>
              </table:table-cell>
            </table:table-row>
            <table:table-row>
              <table:table-cell office:value-type="float" office:value="2.23968968968969">
                <text:p/>
              </table:table-cell>
              <table:table-cell office:value-type="float" office:value="0.363015125783426">
                <text:p>0.363015125783426</text:p>
              </table:table-cell>
            </table:table-row>
            <table:table-row>
              <table:table-cell office:value-type="float" office:value="2.24275775775776">
                <text:p/>
              </table:table-cell>
              <table:table-cell office:value-type="float" office:value="0.361320649840667">
                <text:p>0.361320649840667</text:p>
              </table:table-cell>
            </table:table-row>
            <table:table-row>
              <table:table-cell office:value-type="float" office:value="2.24582582582583">
                <text:p/>
              </table:table-cell>
              <table:table-cell office:value-type="float" office:value="0.3596267236067">
                <text:p>0.3596267236067</text:p>
              </table:table-cell>
            </table:table-row>
            <table:table-row>
              <table:table-cell office:value-type="float" office:value="2.24889389389389">
                <text:p/>
              </table:table-cell>
              <table:table-cell office:value-type="float" office:value="0.357933367050192">
                <text:p>0.357933367050192</text:p>
              </table:table-cell>
            </table:table-row>
            <table:table-row>
              <table:table-cell office:value-type="float" office:value="2.25196196196196">
                <text:p/>
              </table:table-cell>
              <table:table-cell office:value-type="float" office:value="0.356240600175553">
                <text:p>0.356240600175553</text:p>
              </table:table-cell>
            </table:table-row>
            <table:table-row>
              <table:table-cell office:value-type="float" office:value="2.25503003003003">
                <text:p/>
              </table:table-cell>
              <table:table-cell office:value-type="float" office:value="0.354548443022997">
                <text:p>0.354548443022997</text:p>
              </table:table-cell>
            </table:table-row>
            <table:table-row>
              <table:table-cell office:value-type="float" office:value="2.2580980980981">
                <text:p/>
              </table:table-cell>
              <table:table-cell office:value-type="float" office:value="0.352856915668588">
                <text:p>0.352856915668588</text:p>
              </table:table-cell>
            </table:table-row>
            <table:table-row>
              <table:table-cell office:value-type="float" office:value="2.26116616616617">
                <text:p/>
              </table:table-cell>
              <table:table-cell office:value-type="float" office:value="0.351166038224311">
                <text:p>0.351166038224311</text:p>
              </table:table-cell>
            </table:table-row>
            <table:table-row>
              <table:table-cell office:value-type="float" office:value="2.26423423423423">
                <text:p/>
              </table:table-cell>
              <table:table-cell office:value-type="float" office:value="0.349475830838128">
                <text:p>0.349475830838128</text:p>
              </table:table-cell>
            </table:table-row>
            <table:table-row>
              <table:table-cell office:value-type="float" office:value="2.2673023023023">
                <text:p/>
              </table:table-cell>
              <table:table-cell office:value-type="float" office:value="0.349475830838128">
                <text:p>0.349475830838128</text:p>
              </table:table-cell>
            </table:table-row>
            <table:table-row>
              <table:table-cell office:value-type="float" office:value="2.27037037037037">
                <text:p/>
              </table:table-cell>
              <table:table-cell office:value-type="float" office:value="0.347786313694049">
                <text:p>0.347786313694049</text:p>
              </table:table-cell>
            </table:table-row>
            <table:table-row>
              <table:table-cell office:value-type="float" office:value="2.27343843843844">
                <text:p/>
              </table:table-cell>
              <table:table-cell office:value-type="float" office:value="0.346097507012199">
                <text:p>0.346097507012199</text:p>
              </table:table-cell>
            </table:table-row>
            <table:table-row>
              <table:table-cell office:value-type="float" office:value="2.27650650650651">
                <text:p/>
              </table:table-cell>
              <table:table-cell office:value-type="float" office:value="0.344409431048892">
                <text:p>0.344409431048892</text:p>
              </table:table-cell>
            </table:table-row>
            <table:table-row>
              <table:table-cell office:value-type="float" office:value="2.27957457457457">
                <text:p/>
              </table:table-cell>
              <table:table-cell office:value-type="float" office:value="0.342722106096705">
                <text:p>0.342722106096705</text:p>
              </table:table-cell>
            </table:table-row>
            <table:table-row>
              <table:table-cell office:value-type="float" office:value="2.28264264264264">
                <text:p/>
              </table:table-cell>
              <table:table-cell office:value-type="float" office:value="0.34103555248456">
                <text:p>0.34103555248456</text:p>
              </table:table-cell>
            </table:table-row>
            <table:table-row>
              <table:table-cell office:value-type="float" office:value="2.28571071071071">
                <text:p/>
              </table:table-cell>
              <table:table-cell office:value-type="float" office:value="0.339349790577804">
                <text:p>0.339349790577804</text:p>
              </table:table-cell>
            </table:table-row>
            <table:table-row>
              <table:table-cell office:value-type="float" office:value="2.28877877877878">
                <text:p/>
              </table:table-cell>
              <table:table-cell office:value-type="float" office:value="0.337664840778296">
                <text:p>0.337664840778296</text:p>
              </table:table-cell>
            </table:table-row>
            <table:table-row>
              <table:table-cell office:value-type="float" office:value="2.29184684684685">
                <text:p/>
              </table:table-cell>
              <table:table-cell office:value-type="float" office:value="0.335980723524499">
                <text:p>0.335980723524499</text:p>
              </table:table-cell>
            </table:table-row>
            <table:table-row>
              <table:table-cell office:value-type="float" office:value="2.29491491491491">
                <text:p/>
              </table:table-cell>
              <table:table-cell office:value-type="float" office:value="0.334297459291566">
                <text:p>0.334297459291566</text:p>
              </table:table-cell>
            </table:table-row>
            <table:table-row>
              <table:table-cell office:value-type="float" office:value="2.29798298298298">
                <text:p/>
              </table:table-cell>
              <table:table-cell office:value-type="float" office:value="0.332615068591444">
                <text:p>0.332615068591444</text:p>
              </table:table-cell>
            </table:table-row>
            <table:table-row>
              <table:table-cell office:value-type="float" office:value="2.30105105105105">
                <text:p/>
              </table:table-cell>
              <table:table-cell office:value-type="float" office:value="0.330933571972968">
                <text:p>0.330933571972968</text:p>
              </table:table-cell>
            </table:table-row>
            <table:table-row>
              <table:table-cell office:value-type="float" office:value="2.30411911911912">
                <text:p/>
              </table:table-cell>
              <table:table-cell office:value-type="float" office:value="0.329252990021967">
                <text:p>0.329252990021967</text:p>
              </table:table-cell>
            </table:table-row>
            <table:table-row>
              <table:table-cell office:value-type="float" office:value="2.30718718718719">
                <text:p/>
              </table:table-cell>
              <table:table-cell office:value-type="float" office:value="0.327573343361375">
                <text:p>0.327573343361375</text:p>
              </table:table-cell>
            </table:table-row>
            <table:table-row>
              <table:table-cell office:value-type="float" office:value="2.31025525525525">
                <text:p/>
              </table:table-cell>
              <table:table-cell office:value-type="float" office:value="0.325894652651335">
                <text:p>0.325894652651335</text:p>
              </table:table-cell>
            </table:table-row>
            <table:table-row>
              <table:table-cell office:value-type="float" office:value="2.31332332332332">
                <text:p/>
              </table:table-cell>
              <table:table-cell office:value-type="float" office:value="0.324216938589317">
                <text:p>0.324216938589317</text:p>
              </table:table-cell>
            </table:table-row>
            <table:table-row>
              <table:table-cell office:value-type="float" office:value="2.31639139139139">
                <text:p/>
              </table:table-cell>
              <table:table-cell office:value-type="float" office:value="0.32254022191024">
                <text:p>0.32254022191024</text:p>
              </table:table-cell>
            </table:table-row>
            <table:table-row>
              <table:table-cell office:value-type="float" office:value="2.31945945945946">
                <text:p/>
              </table:table-cell>
              <table:table-cell office:value-type="float" office:value="0.320864523386587">
                <text:p>0.320864523386587</text:p>
              </table:table-cell>
            </table:table-row>
            <table:table-row>
              <table:table-cell office:value-type="float" office:value="2.32252752752753">
                <text:p/>
              </table:table-cell>
              <table:table-cell office:value-type="float" office:value="0.319189863828541">
                <text:p>0.319189863828541</text:p>
              </table:table-cell>
            </table:table-row>
            <table:table-row>
              <table:table-cell office:value-type="float" office:value="2.3255955955956">
                <text:p/>
              </table:table-cell>
              <table:table-cell office:value-type="float" office:value="0.317516264084109">
                <text:p>0.317516264084109</text:p>
              </table:table-cell>
            </table:table-row>
            <table:table-row>
              <table:table-cell office:value-type="float" office:value="2.32866366366366">
                <text:p/>
              </table:table-cell>
              <table:table-cell office:value-type="float" office:value="0.315843745039257">
                <text:p>0.315843745039257</text:p>
              </table:table-cell>
            </table:table-row>
            <table:table-row>
              <table:table-cell office:value-type="float" office:value="2.33173173173173">
                <text:p/>
              </table:table-cell>
              <table:table-cell office:value-type="float" office:value="0.314172327618053">
                <text:p>0.314172327618053</text:p>
              </table:table-cell>
            </table:table-row>
            <table:table-row>
              <table:table-cell office:value-type="float" office:value="2.3347997997998">
                <text:p/>
              </table:table-cell>
              <table:table-cell office:value-type="float" office:value="0.312502032782807">
                <text:p>0.312502032782807</text:p>
              </table:table-cell>
            </table:table-row>
            <table:table-row>
              <table:table-cell office:value-type="float" office:value="2.33786786786787">
                <text:p/>
              </table:table-cell>
              <table:table-cell office:value-type="float" office:value="0.310832881534219">
                <text:p>0.310832881534219</text:p>
              </table:table-cell>
            </table:table-row>
            <table:table-row>
              <table:table-cell office:value-type="float" office:value="2.34093593593594">
                <text:p/>
              </table:table-cell>
              <table:table-cell office:value-type="float" office:value="0.309164894911533">
                <text:p>0.309164894911533</text:p>
              </table:table-cell>
            </table:table-row>
            <table:table-row>
              <table:table-cell office:value-type="float" office:value="2.344004004004">
                <text:p/>
              </table:table-cell>
              <table:table-cell office:value-type="float" office:value="0.307498093992688">
                <text:p>0.307498093992688</text:p>
              </table:table-cell>
            </table:table-row>
            <table:table-row>
              <table:table-cell office:value-type="float" office:value="2.34707207207207">
                <text:p/>
              </table:table-cell>
              <table:table-cell office:value-type="float" office:value="0.305832499894487">
                <text:p>0.305832499894487</text:p>
              </table:table-cell>
            </table:table-row>
            <table:table-row>
              <table:table-cell office:value-type="float" office:value="2.35014014014014">
                <text:p/>
              </table:table-cell>
              <table:table-cell office:value-type="float" office:value="0.304168133772753">
                <text:p>0.304168133772753</text:p>
              </table:table-cell>
            </table:table-row>
            <table:table-row>
              <table:table-cell office:value-type="float" office:value="2.35320820820821">
                <text:p/>
              </table:table-cell>
              <table:table-cell office:value-type="float" office:value="0.302505016822508">
                <text:p>0.302505016822508</text:p>
              </table:table-cell>
            </table:table-row>
            <table:table-row>
              <table:table-cell office:value-type="float" office:value="2.35627627627628">
                <text:p/>
              </table:table-cell>
              <table:table-cell office:value-type="float" office:value="0.300843170278141">
                <text:p>0.300843170278141</text:p>
              </table:table-cell>
            </table:table-row>
            <table:table-row>
              <table:table-cell office:value-type="float" office:value="2.35934434434434">
                <text:p/>
              </table:table-cell>
              <table:table-cell office:value-type="float" office:value="0.29918261541359">
                <text:p>0.29918261541359</text:p>
              </table:table-cell>
            </table:table-row>
            <table:table-row>
              <table:table-cell office:value-type="float" office:value="2.36241241241241">
                <text:p/>
              </table:table-cell>
              <table:table-cell office:value-type="float" office:value="0.297523373542528">
                <text:p>0.297523373542528</text:p>
              </table:table-cell>
            </table:table-row>
            <table:table-row>
              <table:table-cell office:value-type="float" office:value="2.36548048048048">
                <text:p/>
              </table:table-cell>
              <table:table-cell office:value-type="float" office:value="0.295865466018548">
                <text:p>0.295865466018548</text:p>
              </table:table-cell>
            </table:table-row>
            <table:table-row>
              <table:table-cell office:value-type="float" office:value="2.36854854854855">
                <text:p/>
              </table:table-cell>
              <table:table-cell office:value-type="float" office:value="0.294208914235364">
                <text:p>0.294208914235364</text:p>
              </table:table-cell>
            </table:table-row>
            <table:table-row>
              <table:table-cell office:value-type="float" office:value="2.37161661661662">
                <text:p/>
              </table:table-cell>
              <table:table-cell office:value-type="float" office:value="0.292553739627003">
                <text:p>0.292553739627003</text:p>
              </table:table-cell>
            </table:table-row>
            <table:table-row>
              <table:table-cell office:value-type="float" office:value="2.37468468468468">
                <text:p/>
              </table:table-cell>
              <table:table-cell office:value-type="float" office:value="0.290899963668015">
                <text:p>0.290899963668015</text:p>
              </table:table-cell>
            </table:table-row>
            <table:table-row>
              <table:table-cell office:value-type="float" office:value="2.37775275275275">
                <text:p/>
              </table:table-cell>
              <table:table-cell office:value-type="float" office:value="0.289247607873679">
                <text:p>0.289247607873679</text:p>
              </table:table-cell>
            </table:table-row>
            <table:table-row>
              <table:table-cell office:value-type="float" office:value="2.38082082082082">
                <text:p/>
              </table:table-cell>
              <table:table-cell office:value-type="float" office:value="0.287596693800223">
                <text:p>0.287596693800223</text:p>
              </table:table-cell>
            </table:table-row>
            <table:table-row>
              <table:table-cell office:value-type="float" office:value="2.38388888888889">
                <text:p/>
              </table:table-cell>
              <table:table-cell office:value-type="float" office:value="0.285947243045037">
                <text:p>0.285947243045037</text:p>
              </table:table-cell>
            </table:table-row>
            <table:table-row>
              <table:table-cell office:value-type="float" office:value="2.38695695695696">
                <text:p/>
              </table:table-cell>
              <table:table-cell office:value-type="float" office:value="0.284299277246909">
                <text:p>0.284299277246909</text:p>
              </table:table-cell>
            </table:table-row>
            <table:table-row>
              <table:table-cell office:value-type="float" office:value="2.39002502502502">
                <text:p/>
              </table:table-cell>
              <table:table-cell office:value-type="float" office:value="0.282652818086248">
                <text:p>0.282652818086248</text:p>
              </table:table-cell>
            </table:table-row>
            <table:table-row>
              <table:table-cell office:value-type="float" office:value="2.39309309309309">
                <text:p/>
              </table:table-cell>
              <table:table-cell office:value-type="float" office:value="0.282652818086248">
                <text:p>0.282652818086248</text:p>
              </table:table-cell>
            </table:table-row>
            <table:table-row>
              <table:table-cell office:value-type="float" office:value="2.39616116116116">
                <text:p/>
              </table:table-cell>
              <table:table-cell office:value-type="float" office:value="0.281007887285324">
                <text:p>0.281007887285324</text:p>
              </table:table-cell>
            </table:table-row>
            <table:table-row>
              <table:table-cell office:value-type="float" office:value="2.39922922922923">
                <text:p/>
              </table:table-cell>
              <table:table-cell office:value-type="float" office:value="0.279364506608513">
                <text:p>0.279364506608513</text:p>
              </table:table-cell>
            </table:table-row>
            <table:table-row>
              <table:table-cell office:value-type="float" office:value="2.4022972972973">
                <text:p/>
              </table:table-cell>
              <table:table-cell office:value-type="float" office:value="0.277722697862545">
                <text:p>0.277722697862545</text:p>
              </table:table-cell>
            </table:table-row>
            <table:table-row>
              <table:table-cell office:value-type="float" office:value="2.40536536536537">
                <text:p/>
              </table:table-cell>
              <table:table-cell office:value-type="float" office:value="0.276082482896757">
                <text:p>0.276082482896757</text:p>
              </table:table-cell>
            </table:table-row>
            <table:table-row>
              <table:table-cell office:value-type="float" office:value="2.40843343343343">
                <text:p/>
              </table:table-cell>
              <table:table-cell office:value-type="float" office:value="0.274443883603355">
                <text:p>0.274443883603355</text:p>
              </table:table-cell>
            </table:table-row>
            <table:table-row>
              <table:table-cell office:value-type="float" office:value="2.4115015015015">
                <text:p/>
              </table:table-cell>
              <table:table-cell office:value-type="float" office:value="0.27280692191768">
                <text:p>0.27280692191768</text:p>
              </table:table-cell>
            </table:table-row>
            <table:table-row>
              <table:table-cell office:value-type="float" office:value="2.41456956956957">
                <text:p/>
              </table:table-cell>
              <table:table-cell office:value-type="float" office:value="0.271171619818485">
                <text:p>0.271171619818485</text:p>
              </table:table-cell>
            </table:table-row>
            <table:table-row>
              <table:table-cell office:value-type="float" office:value="2.41763763763764">
                <text:p/>
              </table:table-cell>
              <table:table-cell office:value-type="float" office:value="0.269537999328209">
                <text:p>0.269537999328209</text:p>
              </table:table-cell>
            </table:table-row>
            <table:table-row>
              <table:table-cell office:value-type="float" office:value="2.42070570570571">
                <text:p/>
              </table:table-cell>
              <table:table-cell office:value-type="float" office:value="0.267906082513266">
                <text:p>0.267906082513266</text:p>
              </table:table-cell>
            </table:table-row>
            <table:table-row>
              <table:table-cell office:value-type="float" office:value="2.42377377377377">
                <text:p/>
              </table:table-cell>
              <table:table-cell office:value-type="float" office:value="0.266275891484336">
                <text:p>0.266275891484336</text:p>
              </table:table-cell>
            </table:table-row>
            <table:table-row>
              <table:table-cell office:value-type="float" office:value="2.42684184184184">
                <text:p/>
              </table:table-cell>
              <table:table-cell office:value-type="float" office:value="0.264647448396665">
                <text:p>0.264647448396665</text:p>
              </table:table-cell>
            </table:table-row>
            <table:table-row>
              <table:table-cell office:value-type="float" office:value="2.42990990990991">
                <text:p/>
              </table:table-cell>
              <table:table-cell office:value-type="float" office:value="0.26302077545037">
                <text:p>0.26302077545037</text:p>
              </table:table-cell>
            </table:table-row>
            <table:table-row>
              <table:table-cell office:value-type="float" office:value="2.43297797797798">
                <text:p/>
              </table:table-cell>
              <table:table-cell office:value-type="float" office:value="0.26139589489075">
                <text:p>0.26139589489075</text:p>
              </table:table-cell>
            </table:table-row>
            <table:table-row>
              <table:table-cell office:value-type="float" office:value="2.43604604604605">
                <text:p/>
              </table:table-cell>
              <table:table-cell office:value-type="float" office:value="0.259772829008609">
                <text:p>0.259772829008609</text:p>
              </table:table-cell>
            </table:table-row>
            <table:table-row>
              <table:table-cell office:value-type="float" office:value="2.43911411411411">
                <text:p/>
              </table:table-cell>
              <table:table-cell office:value-type="float" office:value="0.258151600140577">
                <text:p>0.258151600140577</text:p>
              </table:table-cell>
            </table:table-row>
            <table:table-row>
              <table:table-cell office:value-type="float" office:value="2.44218218218218">
                <text:p/>
              </table:table-cell>
              <table:table-cell office:value-type="float" office:value="0.256532230669448">
                <text:p>0.256532230669448</text:p>
              </table:table-cell>
            </table:table-row>
            <table:table-row>
              <table:table-cell office:value-type="float" office:value="2.44525025025025">
                <text:p/>
              </table:table-cell>
              <table:table-cell office:value-type="float" office:value="0.254914743024518">
                <text:p>0.254914743024518</text:p>
              </table:table-cell>
            </table:table-row>
            <table:table-row>
              <table:table-cell office:value-type="float" office:value="2.44831831831832">
                <text:p/>
              </table:table-cell>
              <table:table-cell office:value-type="float" office:value="0.253299159681933">
                <text:p>0.253299159681933</text:p>
              </table:table-cell>
            </table:table-row>
            <table:table-row>
              <table:table-cell office:value-type="float" office:value="2.45138638638639">
                <text:p/>
              </table:table-cell>
              <table:table-cell office:value-type="float" office:value="0.251685503165047">
                <text:p>0.251685503165047</text:p>
              </table:table-cell>
            </table:table-row>
            <table:table-row>
              <table:table-cell office:value-type="float" office:value="2.45445445445445">
                <text:p/>
              </table:table-cell>
              <table:table-cell office:value-type="float" office:value="0.250073796044779">
                <text:p>0.250073796044779</text:p>
              </table:table-cell>
            </table:table-row>
            <table:table-row>
              <table:table-cell office:value-type="float" office:value="2.45752252252252">
                <text:p/>
              </table:table-cell>
              <table:table-cell office:value-type="float" office:value="0.24846406093999">
                <text:p>0.24846406093999</text:p>
              </table:table-cell>
            </table:table-row>
            <table:table-row>
              <table:table-cell office:value-type="float" office:value="2.46059059059059">
                <text:p/>
              </table:table-cell>
              <table:table-cell office:value-type="float" office:value="0.246856320517857">
                <text:p>0.246856320517857</text:p>
              </table:table-cell>
            </table:table-row>
            <table:table-row>
              <table:table-cell office:value-type="float" office:value="2.46365865865866">
                <text:p/>
              </table:table-cell>
              <table:table-cell office:value-type="float" office:value="0.245250597494259">
                <text:p>0.245250597494259</text:p>
              </table:table-cell>
            </table:table-row>
            <table:table-row>
              <table:table-cell office:value-type="float" office:value="2.46672672672673">
                <text:p/>
              </table:table-cell>
              <table:table-cell office:value-type="float" office:value="0.243646914634176">
                <text:p>0.243646914634176</text:p>
              </table:table-cell>
            </table:table-row>
            <table:table-row>
              <table:table-cell office:value-type="float" office:value="2.46979479479479">
                <text:p/>
              </table:table-cell>
              <table:table-cell office:value-type="float" office:value="0.242045294752084">
                <text:p>0.242045294752084</text:p>
              </table:table-cell>
            </table:table-row>
            <table:table-row>
              <table:table-cell office:value-type="float" office:value="2.47286286286286">
                <text:p/>
              </table:table-cell>
              <table:table-cell office:value-type="float" office:value="0.24044576071237">
                <text:p>0.24044576071237</text:p>
              </table:table-cell>
            </table:table-row>
            <table:table-row>
              <table:table-cell office:value-type="float" office:value="2.47593093093093">
                <text:p/>
              </table:table-cell>
              <table:table-cell office:value-type="float" office:value="0.238848335429752">
                <text:p>0.238848335429752</text:p>
              </table:table-cell>
            </table:table-row>
            <table:table-row>
              <table:table-cell office:value-type="float" office:value="2.478998998999">
                <text:p/>
              </table:table-cell>
              <table:table-cell office:value-type="float" office:value="0.2372530418697">
                <text:p>0.2372530418697</text:p>
              </table:table-cell>
            </table:table-row>
            <table:table-row>
              <table:table-cell office:value-type="float" office:value="2.48206706706707">
                <text:p/>
              </table:table-cell>
              <table:table-cell office:value-type="float" office:value="0.235659903048877">
                <text:p>0.235659903048877</text:p>
              </table:table-cell>
            </table:table-row>
            <table:table-row>
              <table:table-cell office:value-type="float" office:value="2.48513513513514">
                <text:p/>
              </table:table-cell>
              <table:table-cell office:value-type="float" office:value="0.234068942035583">
                <text:p>0.234068942035583</text:p>
              </table:table-cell>
            </table:table-row>
            <table:table-row>
              <table:table-cell office:value-type="float" office:value="2.4882032032032">
                <text:p/>
              </table:table-cell>
              <table:table-cell office:value-type="float" office:value="0.232480181950206">
                <text:p>0.232480181950206</text:p>
              </table:table-cell>
            </table:table-row>
            <table:table-row>
              <table:table-cell office:value-type="float" office:value="2.49127127127127">
                <text:p/>
              </table:table-cell>
              <table:table-cell office:value-type="float" office:value="0.230893645965686">
                <text:p>0.230893645965686</text:p>
              </table:table-cell>
            </table:table-row>
            <table:table-row>
              <table:table-cell office:value-type="float" office:value="2.49433933933934">
                <text:p/>
              </table:table-cell>
              <table:table-cell office:value-type="float" office:value="0.229309357307986">
                <text:p>0.229309357307986</text:p>
              </table:table-cell>
            </table:table-row>
            <table:table-row>
              <table:table-cell office:value-type="float" office:value="2.49740740740741">
                <text:p/>
              </table:table-cell>
              <table:table-cell office:value-type="float" office:value="0.227727339256571">
                <text:p>0.227727339256571</text:p>
              </table:table-cell>
            </table:table-row>
            <table:table-row>
              <table:table-cell office:value-type="float" office:value="2.50047547547548">
                <text:p/>
              </table:table-cell>
              <table:table-cell office:value-type="float" office:value="0.2261476151449">
                <text:p>0.2261476151449</text:p>
              </table:table-cell>
            </table:table-row>
            <table:table-row>
              <table:table-cell office:value-type="float" office:value="2.50354354354354">
                <text:p/>
              </table:table-cell>
              <table:table-cell office:value-type="float" office:value="0.224570208360924">
                <text:p>0.224570208360924</text:p>
              </table:table-cell>
            </table:table-row>
            <table:table-row>
              <table:table-cell office:value-type="float" office:value="2.50661161161161">
                <text:p/>
              </table:table-cell>
              <table:table-cell office:value-type="float" office:value="0.222995142347595">
                <text:p>0.222995142347595</text:p>
              </table:table-cell>
            </table:table-row>
            <table:table-row>
              <table:table-cell office:value-type="float" office:value="2.50967967967968">
                <text:p/>
              </table:table-cell>
              <table:table-cell office:value-type="float" office:value="0.22142244060338">
                <text:p>0.22142244060338</text:p>
              </table:table-cell>
            </table:table-row>
            <table:table-row>
              <table:table-cell office:value-type="float" office:value="2.51274774774775">
                <text:p/>
              </table:table-cell>
              <table:table-cell office:value-type="float" office:value="0.219852126682801">
                <text:p>0.219852126682801</text:p>
              </table:table-cell>
            </table:table-row>
            <table:table-row>
              <table:table-cell office:value-type="float" office:value="2.51581581581582">
                <text:p/>
              </table:table-cell>
              <table:table-cell office:value-type="float" office:value="0.21828422419696">
                <text:p>0.21828422419696</text:p>
              </table:table-cell>
            </table:table-row>
            <table:table-row>
              <table:table-cell office:value-type="float" office:value="2.51888388388388">
                <text:p/>
              </table:table-cell>
              <table:table-cell office:value-type="float" office:value="0.21828422419696">
                <text:p>0.21828422419696</text:p>
              </table:table-cell>
            </table:table-row>
            <table:table-row>
              <table:table-cell office:value-type="float" office:value="2.52195195195195">
                <text:p/>
              </table:table-cell>
              <table:table-cell office:value-type="float" office:value="0.216718756814093">
                <text:p>0.216718756814093</text:p>
              </table:table-cell>
            </table:table-row>
            <table:table-row>
              <table:table-cell office:value-type="float" office:value="2.52502002002002">
                <text:p/>
              </table:table-cell>
              <table:table-cell office:value-type="float" office:value="0.21515574826013">
                <text:p>0.21515574826013</text:p>
              </table:table-cell>
            </table:table-row>
            <table:table-row>
              <table:table-cell office:value-type="float" office:value="2.52808808808809">
                <text:p/>
              </table:table-cell>
              <table:table-cell office:value-type="float" office:value="0.213595222319259">
                <text:p>0.213595222319259</text:p>
              </table:table-cell>
            </table:table-row>
            <table:table-row>
              <table:table-cell office:value-type="float" office:value="2.53115615615616">
                <text:p/>
              </table:table-cell>
              <table:table-cell office:value-type="float" office:value="0.212037202834512">
                <text:p>0.212037202834512</text:p>
              </table:table-cell>
            </table:table-row>
            <table:table-row>
              <table:table-cell office:value-type="float" office:value="2.53422422422422">
                <text:p/>
              </table:table-cell>
              <table:table-cell office:value-type="float" office:value="0.210481713708348">
                <text:p>0.210481713708348</text:p>
              </table:table-cell>
            </table:table-row>
            <table:table-row>
              <table:table-cell office:value-type="float" office:value="2.53729229229229">
                <text:p/>
              </table:table-cell>
              <table:table-cell office:value-type="float" office:value="0.208928778903252">
                <text:p>0.208928778903252</text:p>
              </table:table-cell>
            </table:table-row>
            <table:table-row>
              <table:table-cell office:value-type="float" office:value="2.54036036036036">
                <text:p/>
              </table:table-cell>
              <table:table-cell office:value-type="float" office:value="0.207378422442355">
                <text:p>0.207378422442355</text:p>
              </table:table-cell>
            </table:table-row>
            <table:table-row>
              <table:table-cell office:value-type="float" office:value="2.54342842842843">
                <text:p/>
              </table:table-cell>
              <table:table-cell office:value-type="float" office:value="0.205830668410048">
                <text:p>0.205830668410048</text:p>
              </table:table-cell>
            </table:table-row>
            <table:table-row>
              <table:table-cell office:value-type="float" office:value="2.5464964964965">
                <text:p/>
              </table:table-cell>
              <table:table-cell office:value-type="float" office:value="0.204285540952616">
                <text:p>0.204285540952616</text:p>
              </table:table-cell>
            </table:table-row>
            <table:table-row>
              <table:table-cell office:value-type="float" office:value="2.54956456456456">
                <text:p/>
              </table:table-cell>
              <table:table-cell office:value-type="float" office:value="0.202743064278886">
                <text:p>0.202743064278886</text:p>
              </table:table-cell>
            </table:table-row>
            <table:table-row>
              <table:table-cell office:value-type="float" office:value="2.55263263263263">
                <text:p/>
              </table:table-cell>
              <table:table-cell office:value-type="float" office:value="0.201203262660877">
                <text:p>0.201203262660877</text:p>
              </table:table-cell>
            </table:table-row>
            <table:table-row>
              <table:table-cell office:value-type="float" office:value="2.5557007007007">
                <text:p/>
              </table:table-cell>
              <table:table-cell office:value-type="float" office:value="0.199666160434469">
                <text:p>0.199666160434469</text:p>
              </table:table-cell>
            </table:table-row>
            <table:table-row>
              <table:table-cell office:value-type="float" office:value="2.55876876876877">
                <text:p/>
              </table:table-cell>
              <table:table-cell office:value-type="float" office:value="0.198131782000082">
                <text:p>0.198131782000082</text:p>
              </table:table-cell>
            </table:table-row>
            <table:table-row>
              <table:table-cell office:value-type="float" office:value="2.56183683683684">
                <text:p/>
              </table:table-cell>
              <table:table-cell office:value-type="float" office:value="0.196600151823362">
                <text:p>0.196600151823362</text:p>
              </table:table-cell>
            </table:table-row>
            <table:table-row>
              <table:table-cell office:value-type="float" office:value="2.5649049049049">
                <text:p/>
              </table:table-cell>
              <table:table-cell office:value-type="float" office:value="0.195071294435886">
                <text:p>0.195071294435886</text:p>
              </table:table-cell>
            </table:table-row>
            <table:table-row>
              <table:table-cell office:value-type="float" office:value="2.56797297297297">
                <text:p/>
              </table:table-cell>
              <table:table-cell office:value-type="float" office:value="0.193545234435871">
                <text:p>0.193545234435871</text:p>
              </table:table-cell>
            </table:table-row>
            <table:table-row>
              <table:table-cell office:value-type="float" office:value="2.57104104104104">
                <text:p/>
              </table:table-cell>
              <table:table-cell office:value-type="float" office:value="0.192021996488899">
                <text:p>0.192021996488899</text:p>
              </table:table-cell>
            </table:table-row>
            <table:table-row>
              <table:table-cell office:value-type="float" office:value="2.57410910910911">
                <text:p/>
              </table:table-cell>
              <table:table-cell office:value-type="float" office:value="0.190501605328656">
                <text:p>0.190501605328656</text:p>
              </table:table-cell>
            </table:table-row>
            <table:table-row>
              <table:table-cell office:value-type="float" office:value="2.57717717717718">
                <text:p/>
              </table:table-cell>
              <table:table-cell office:value-type="float" office:value="0.188984085757677">
                <text:p>0.188984085757677</text:p>
              </table:table-cell>
            </table:table-row>
            <table:table-row>
              <table:table-cell office:value-type="float" office:value="2.58024524524525">
                <text:p/>
              </table:table-cell>
              <table:table-cell office:value-type="float" office:value="0.187469462648105">
                <text:p>0.187469462648105</text:p>
              </table:table-cell>
            </table:table-row>
            <table:table-row>
              <table:table-cell office:value-type="float" office:value="2.58331331331331">
                <text:p/>
              </table:table-cell>
              <table:table-cell office:value-type="float" office:value="0.185957760942468">
                <text:p>0.185957760942468</text:p>
              </table:table-cell>
            </table:table-row>
            <table:table-row>
              <table:table-cell office:value-type="float" office:value="2.58638138138138">
                <text:p/>
              </table:table-cell>
              <table:table-cell office:value-type="float" office:value="0.184449005654455">
                <text:p>0.184449005654455</text:p>
              </table:table-cell>
            </table:table-row>
            <table:table-row>
              <table:table-cell office:value-type="float" office:value="2.58944944944945">
                <text:p/>
              </table:table-cell>
              <table:table-cell office:value-type="float" office:value="0.18294322186972">
                <text:p>0.18294322186972</text:p>
              </table:table-cell>
            </table:table-row>
            <table:table-row>
              <table:table-cell office:value-type="float" office:value="2.59251751751752">
                <text:p/>
              </table:table-cell>
              <table:table-cell office:value-type="float" office:value="0.181440434746685">
                <text:p>0.181440434746685</text:p>
              </table:table-cell>
            </table:table-row>
            <table:table-row>
              <table:table-cell office:value-type="float" office:value="2.59558558558559">
                <text:p/>
              </table:table-cell>
              <table:table-cell office:value-type="float" office:value="0.179940669517361">
                <text:p>0.179940669517361</text:p>
              </table:table-cell>
            </table:table-row>
            <table:table-row>
              <table:table-cell office:value-type="float" office:value="2.59865365365365">
                <text:p/>
              </table:table-cell>
              <table:table-cell office:value-type="float" office:value="0.178443951488181">
                <text:p>0.178443951488181</text:p>
              </table:table-cell>
            </table:table-row>
            <table:table-row>
              <table:table-cell office:value-type="float" office:value="2.60172172172172">
                <text:p/>
              </table:table-cell>
              <table:table-cell office:value-type="float" office:value="0.17695030604084">
                <text:p>0.17695030604084</text:p>
              </table:table-cell>
            </table:table-row>
            <table:table-row>
              <table:table-cell office:value-type="float" office:value="2.60478978978979">
                <text:p/>
              </table:table-cell>
              <table:table-cell office:value-type="float" office:value="0.175459758633156">
                <text:p>0.175459758633156</text:p>
              </table:table-cell>
            </table:table-row>
            <table:table-row>
              <table:table-cell office:value-type="float" office:value="2.60785785785786">
                <text:p/>
              </table:table-cell>
              <table:table-cell office:value-type="float" office:value="0.173972334799937">
                <text:p>0.173972334799937</text:p>
              </table:table-cell>
            </table:table-row>
            <table:table-row>
              <table:table-cell office:value-type="float" office:value="2.61092592592593">
                <text:p/>
              </table:table-cell>
              <table:table-cell office:value-type="float" office:value="0.172488060153856">
                <text:p>0.172488060153856</text:p>
              </table:table-cell>
            </table:table-row>
            <table:table-row>
              <table:table-cell office:value-type="float" office:value="2.61399399399399">
                <text:p/>
              </table:table-cell>
              <table:table-cell office:value-type="float" office:value="0.171006960386348">
                <text:p>0.171006960386348</text:p>
              </table:table-cell>
            </table:table-row>
            <table:table-row>
              <table:table-cell office:value-type="float" office:value="2.61706206206206">
                <text:p/>
              </table:table-cell>
              <table:table-cell office:value-type="float" office:value="0.169529061268506">
                <text:p>0.169529061268506</text:p>
              </table:table-cell>
            </table:table-row>
            <table:table-row>
              <table:table-cell office:value-type="float" office:value="2.62013013013013">
                <text:p/>
              </table:table-cell>
              <table:table-cell office:value-type="float" office:value="0.168054388652003">
                <text:p>0.168054388652003</text:p>
              </table:table-cell>
            </table:table-row>
            <table:table-row>
              <table:table-cell office:value-type="float" office:value="2.6231981981982">
                <text:p/>
              </table:table-cell>
              <table:table-cell office:value-type="float" office:value="0.166582968470011">
                <text:p>0.166582968470011</text:p>
              </table:table-cell>
            </table:table-row>
            <table:table-row>
              <table:table-cell office:value-type="float" office:value="2.62626626626627">
                <text:p/>
              </table:table-cell>
              <table:table-cell office:value-type="float" office:value="0.165114826738139">
                <text:p>0.165114826738139</text:p>
              </table:table-cell>
            </table:table-row>
            <table:table-row>
              <table:table-cell office:value-type="float" office:value="2.62933433433433">
                <text:p/>
              </table:table-cell>
              <table:table-cell office:value-type="float" office:value="0.163649989555383">
                <text:p>0.163649989555383</text:p>
              </table:table-cell>
            </table:table-row>
            <table:table-row>
              <table:table-cell office:value-type="float" office:value="2.6324024024024">
                <text:p/>
              </table:table-cell>
              <table:table-cell office:value-type="float" office:value="0.162188483105077">
                <text:p>0.162188483105077</text:p>
              </table:table-cell>
            </table:table-row>
            <table:table-row>
              <table:table-cell office:value-type="float" office:value="2.63547047047047">
                <text:p/>
              </table:table-cell>
              <table:table-cell office:value-type="float" office:value="0.160730333655867">
                <text:p>0.160730333655867</text:p>
              </table:table-cell>
            </table:table-row>
            <table:table-row>
              <table:table-cell office:value-type="float" office:value="2.63853853853854">
                <text:p/>
              </table:table-cell>
              <table:table-cell office:value-type="float" office:value="0.159275567562684">
                <text:p>0.159275567562684</text:p>
              </table:table-cell>
            </table:table-row>
            <table:table-row>
              <table:table-cell office:value-type="float" office:value="2.64160660660661">
                <text:p/>
              </table:table-cell>
              <table:table-cell office:value-type="float" office:value="0.157824211267736">
                <text:p>0.157824211267736</text:p>
              </table:table-cell>
            </table:table-row>
            <table:table-row>
              <table:table-cell office:value-type="float" office:value="2.64467467467467">
                <text:p/>
              </table:table-cell>
              <table:table-cell office:value-type="float" office:value="0.157824211267736">
                <text:p>0.157824211267736</text:p>
              </table:table-cell>
            </table:table-row>
            <table:table-row>
              <table:table-cell office:value-type="float" office:value="2.64774274274274">
                <text:p/>
              </table:table-cell>
              <table:table-cell office:value-type="float" office:value="0.156376291301495">
                <text:p>0.156376291301495</text:p>
              </table:table-cell>
            </table:table-row>
            <table:table-row>
              <table:table-cell office:value-type="float" office:value="2.65081081081081">
                <text:p/>
              </table:table-cell>
              <table:table-cell office:value-type="float" office:value="0.154931834283709">
                <text:p>0.154931834283709</text:p>
              </table:table-cell>
            </table:table-row>
            <table:table-row>
              <table:table-cell office:value-type="float" office:value="2.65387887887888">
                <text:p/>
              </table:table-cell>
              <table:table-cell office:value-type="float" office:value="0.153490866924412">
                <text:p>0.153490866924412</text:p>
              </table:table-cell>
            </table:table-row>
            <table:table-row>
              <table:table-cell office:value-type="float" office:value="2.65694694694695">
                <text:p/>
              </table:table-cell>
              <table:table-cell office:value-type="float" office:value="0.152053416024937">
                <text:p>0.152053416024937</text:p>
              </table:table-cell>
            </table:table-row>
            <table:table-row>
              <table:table-cell office:value-type="float" office:value="2.66001501501501">
                <text:p/>
              </table:table-cell>
              <table:table-cell office:value-type="float" office:value="0.150619508478954">
                <text:p>0.150619508478954</text:p>
              </table:table-cell>
            </table:table-row>
            <table:table-row>
              <table:table-cell office:value-type="float" office:value="2.66308308308308">
                <text:p/>
              </table:table-cell>
              <table:table-cell office:value-type="float" office:value="0.149189171273489">
                <text:p>0.149189171273489</text:p>
              </table:table-cell>
            </table:table-row>
            <table:table-row>
              <table:table-cell office:value-type="float" office:value="2.66615115115115">
                <text:p/>
              </table:table-cell>
              <table:table-cell office:value-type="float" office:value="0.147762431489967">
                <text:p>0.147762431489967</text:p>
              </table:table-cell>
            </table:table-row>
            <table:table-row>
              <table:table-cell office:value-type="float" office:value="2.66921921921922">
                <text:p/>
              </table:table-cell>
              <table:table-cell office:value-type="float" office:value="0.14633931630525">
                <text:p>0.14633931630525</text:p>
              </table:table-cell>
            </table:table-row>
            <table:table-row>
              <table:table-cell office:value-type="float" office:value="2.67228728728729">
                <text:p/>
              </table:table-cell>
              <table:table-cell office:value-type="float" office:value="0.144919852992687">
                <text:p>0.144919852992687</text:p>
              </table:table-cell>
            </table:table-row>
            <table:table-row>
              <table:table-cell office:value-type="float" office:value="2.67535535535535">
                <text:p/>
              </table:table-cell>
              <table:table-cell office:value-type="float" office:value="0.143504068923147">
                <text:p>0.143504068923147</text:p>
              </table:table-cell>
            </table:table-row>
            <table:table-row>
              <table:table-cell office:value-type="float" office:value="2.67842342342342">
                <text:p/>
              </table:table-cell>
              <table:table-cell office:value-type="float" office:value="0.142091991566075">
                <text:p>0.142091991566075</text:p>
              </table:table-cell>
            </table:table-row>
            <table:table-row>
              <table:table-cell office:value-type="float" office:value="2.68149149149149">
                <text:p/>
              </table:table-cell>
              <table:table-cell office:value-type="float" office:value="0.140683648490538">
                <text:p>0.140683648490538</text:p>
              </table:table-cell>
            </table:table-row>
            <table:table-row>
              <table:table-cell office:value-type="float" office:value="2.68455955955956">
                <text:p/>
              </table:table-cell>
              <table:table-cell office:value-type="float" office:value="0.139279067366263">
                <text:p>0.139279067366263</text:p>
              </table:table-cell>
            </table:table-row>
            <table:table-row>
              <table:table-cell office:value-type="float" office:value="2.68762762762763">
                <text:p/>
              </table:table-cell>
              <table:table-cell office:value-type="float" office:value="0.137878275964678">
                <text:p>0.137878275964678</text:p>
              </table:table-cell>
            </table:table-row>
            <table:table-row>
              <table:table-cell office:value-type="float" office:value="2.6906956956957">
                <text:p/>
              </table:table-cell>
              <table:table-cell office:value-type="float" office:value="0.136481302159951">
                <text:p>0.136481302159951</text:p>
              </table:table-cell>
            </table:table-row>
            <table:table-row>
              <table:table-cell office:value-type="float" office:value="2.69376376376376">
                <text:p/>
              </table:table-cell>
              <table:table-cell office:value-type="float" office:value="0.135088173930015">
                <text:p>0.135088173930015</text:p>
              </table:table-cell>
            </table:table-row>
            <table:table-row>
              <table:table-cell office:value-type="float" office:value="2.69683183183183">
                <text:p/>
              </table:table-cell>
              <table:table-cell office:value-type="float" office:value="0.133698919357584">
                <text:p>0.133698919357584</text:p>
              </table:table-cell>
            </table:table-row>
            <table:table-row>
              <table:table-cell office:value-type="float" office:value="2.6998998998999">
                <text:p/>
              </table:table-cell>
              <table:table-cell office:value-type="float" office:value="0.132313566631165">
                <text:p>0.132313566631165</text:p>
              </table:table-cell>
            </table:table-row>
            <table:table-row>
              <table:table-cell office:value-type="float" office:value="2.70296796796797">
                <text:p/>
              </table:table-cell>
              <table:table-cell office:value-type="float" office:value="0.130932144046047">
                <text:p>0.130932144046047</text:p>
              </table:table-cell>
            </table:table-row>
            <table:table-row>
              <table:table-cell office:value-type="float" office:value="2.70603603603604">
                <text:p/>
              </table:table-cell>
              <table:table-cell office:value-type="float" office:value="0.129554680005279">
                <text:p>0.129554680005279</text:p>
              </table:table-cell>
            </table:table-row>
            <table:table-row>
              <table:table-cell office:value-type="float" office:value="2.7091041041041">
                <text:p/>
              </table:table-cell>
              <table:table-cell office:value-type="float" office:value="0.128181203020626">
                <text:p>0.128181203020626</text:p>
              </table:table-cell>
            </table:table-row>
            <table:table-row>
              <table:table-cell office:value-type="float" office:value="2.71217217217217">
                <text:p/>
              </table:table-cell>
              <table:table-cell office:value-type="float" office:value="0.126811741713509">
                <text:p>0.126811741713509</text:p>
              </table:table-cell>
            </table:table-row>
            <table:table-row>
              <table:table-cell office:value-type="float" office:value="2.71524024024024">
                <text:p/>
              </table:table-cell>
              <table:table-cell office:value-type="float" office:value="0.125446324815906">
                <text:p>0.125446324815906</text:p>
              </table:table-cell>
            </table:table-row>
            <table:table-row>
              <table:table-cell office:value-type="float" office:value="2.71830830830831">
                <text:p/>
              </table:table-cell>
              <table:table-cell office:value-type="float" office:value="0.124084981171239">
                <text:p>0.124084981171239</text:p>
              </table:table-cell>
            </table:table-row>
            <table:table-row>
              <table:table-cell office:value-type="float" office:value="2.72137637637638">
                <text:p/>
              </table:table-cell>
              <table:table-cell office:value-type="float" office:value="0.122727739735216">
                <text:p>0.122727739735216</text:p>
              </table:table-cell>
            </table:table-row>
            <table:table-row>
              <table:table-cell office:value-type="float" office:value="2.72444444444444">
                <text:p/>
              </table:table-cell>
              <table:table-cell office:value-type="float" office:value="0.121374629576643">
                <text:p>0.121374629576643</text:p>
              </table:table-cell>
            </table:table-row>
            <table:table-row>
              <table:table-cell office:value-type="float" office:value="2.72751251251251">
                <text:p/>
              </table:table-cell>
              <table:table-cell office:value-type="float" office:value="0.120025679878186">
                <text:p>0.120025679878186</text:p>
              </table:table-cell>
            </table:table-row>
            <table:table-row>
              <table:table-cell office:value-type="float" office:value="2.73058058058058">
                <text:p/>
              </table:table-cell>
              <table:table-cell office:value-type="float" office:value="0.118680919937091">
                <text:p>0.118680919937091</text:p>
              </table:table-cell>
            </table:table-row>
            <table:table-row>
              <table:table-cell office:value-type="float" office:value="2.73364864864865">
                <text:p/>
              </table:table-cell>
              <table:table-cell office:value-type="float" office:value="0.117340379165852">
                <text:p>0.117340379165852</text:p>
              </table:table-cell>
            </table:table-row>
            <table:table-row>
              <table:table-cell office:value-type="float" office:value="2.73671671671672">
                <text:p/>
              </table:table-cell>
              <table:table-cell office:value-type="float" office:value="0.116004087092814">
                <text:p>0.116004087092814</text:p>
              </table:table-cell>
            </table:table-row>
            <table:table-row>
              <table:table-cell office:value-type="float" office:value="2.73978478478478">
                <text:p/>
              </table:table-cell>
              <table:table-cell office:value-type="float" office:value="0.114672073362716">
                <text:p>0.114672073362716</text:p>
              </table:table-cell>
            </table:table-row>
            <table:table-row>
              <table:table-cell office:value-type="float" office:value="2.74285285285285">
                <text:p/>
              </table:table-cell>
              <table:table-cell office:value-type="float" office:value="0.113344367737158">
                <text:p>0.113344367737158</text:p>
              </table:table-cell>
            </table:table-row>
            <table:table-row>
              <table:table-cell office:value-type="float" office:value="2.74592092092092">
                <text:p/>
              </table:table-cell>
              <table:table-cell office:value-type="float" office:value="0.112021000094987">
                <text:p>0.112021000094987</text:p>
              </table:table-cell>
            </table:table-row>
            <table:table-row>
              <table:table-cell office:value-type="float" office:value="2.74898898898899">
                <text:p/>
              </table:table-cell>
              <table:table-cell office:value-type="float" office:value="0.110702000432599">
                <text:p>0.110702000432599</text:p>
              </table:table-cell>
            </table:table-row>
            <table:table-row>
              <table:table-cell office:value-type="float" office:value="2.75205705705706">
                <text:p/>
              </table:table-cell>
              <table:table-cell office:value-type="float" office:value="0.109387398864136">
                <text:p>0.109387398864136</text:p>
              </table:table-cell>
            </table:table-row>
            <table:table-row>
              <table:table-cell office:value-type="float" office:value="2.75512512512512">
                <text:p/>
              </table:table-cell>
              <table:table-cell office:value-type="float" office:value="0.108077225621581">
                <text:p>0.108077225621581</text:p>
              </table:table-cell>
            </table:table-row>
            <table:table-row>
              <table:table-cell office:value-type="float" office:value="2.75819319319319">
                <text:p/>
              </table:table-cell>
              <table:table-cell office:value-type="float" office:value="0.10677151105473">
                <text:p>0.10677151105473</text:p>
              </table:table-cell>
            </table:table-row>
            <table:table-row>
              <table:table-cell office:value-type="float" office:value="2.76126126126126">
                <text:p/>
              </table:table-cell>
              <table:table-cell office:value-type="float" office:value="0.105470285631041">
                <text:p>0.105470285631041</text:p>
              </table:table-cell>
            </table:table-row>
            <table:table-row>
              <table:table-cell office:value-type="float" office:value="2.76432932932933">
                <text:p/>
              </table:table-cell>
              <table:table-cell office:value-type="float" office:value="0.104173579935326">
                <text:p>0.104173579935326</text:p>
              </table:table-cell>
            </table:table-row>
            <table:table-row>
              <table:table-cell office:value-type="float" office:value="2.7673973973974">
                <text:p/>
              </table:table-cell>
              <table:table-cell office:value-type="float" office:value="0.102881424669303">
                <text:p>0.102881424669303</text:p>
              </table:table-cell>
            </table:table-row>
            <table:table-row>
              <table:table-cell office:value-type="float" office:value="2.77046546546547">
                <text:p/>
              </table:table-cell>
              <table:table-cell office:value-type="float" office:value="0.102881424669303">
                <text:p>0.102881424669303</text:p>
              </table:table-cell>
            </table:table-row>
            <table:table-row>
              <table:table-cell office:value-type="float" office:value="2.77353353353353">
                <text:p/>
              </table:table-cell>
              <table:table-cell office:value-type="float" office:value="0.101593850650959">
                <text:p>0.101593850650959</text:p>
              </table:table-cell>
            </table:table-row>
            <table:table-row>
              <table:table-cell office:value-type="float" office:value="2.7766016016016">
                <text:p/>
              </table:table-cell>
              <table:table-cell office:value-type="float" office:value="0.100310888813742">
                <text:p>0.100310888813742</text:p>
              </table:table-cell>
            </table:table-row>
            <table:table-row>
              <table:table-cell office:value-type="float" office:value="2.77966966966967">
                <text:p/>
              </table:table-cell>
              <table:table-cell office:value-type="float" office:value="0.0990325702055283">
                <text:p>0.0990325702055283</text:p>
              </table:table-cell>
            </table:table-row>
            <table:table-row>
              <table:table-cell office:value-type="float" office:value="2.78273773773774">
                <text:p/>
              </table:table-cell>
              <table:table-cell office:value-type="float" office:value="0.0977589259873797">
                <text:p>0.0977589259873797</text:p>
              </table:table-cell>
            </table:table-row>
            <table:table-row>
              <table:table-cell office:value-type="float" office:value="2.78580580580581">
                <text:p/>
              </table:table-cell>
              <table:table-cell office:value-type="float" office:value="0.0964899874320419">
                <text:p>0.0964899874320419</text:p>
              </table:table-cell>
            </table:table-row>
            <table:table-row>
              <table:table-cell office:value-type="float" office:value="2.78887387387387">
                <text:p/>
              </table:table-cell>
              <table:table-cell office:value-type="float" office:value="0.0952257859221799">
                <text:p>0.0952257859221799</text:p>
              </table:table-cell>
            </table:table-row>
            <table:table-row>
              <table:table-cell office:value-type="float" office:value="2.79194194194194">
                <text:p/>
              </table:table-cell>
              <table:table-cell office:value-type="float" office:value="0.0939663529483124">
                <text:p>0.0939663529483124</text:p>
              </table:table-cell>
            </table:table-row>
            <table:table-row>
              <table:table-cell office:value-type="float" office:value="2.79501001001001">
                <text:p/>
              </table:table-cell>
              <table:table-cell office:value-type="float" office:value="0.092711720106424">
                <text:p>0.092711720106424</text:p>
              </table:table-cell>
            </table:table-row>
            <table:table-row>
              <table:table-cell office:value-type="float" office:value="2.79807807807808">
                <text:p/>
              </table:table-cell>
              <table:table-cell office:value-type="float" office:value="0.0914619190952277">
                <text:p>0.0914619190952277</text:p>
              </table:table-cell>
            </table:table-row>
            <table:table-row>
              <table:table-cell office:value-type="float" office:value="2.80114614614615">
                <text:p/>
              </table:table-cell>
              <table:table-cell office:value-type="float" office:value="0.0902169817130326">
                <text:p>0.0902169817130326</text:p>
              </table:table-cell>
            </table:table-row>
            <table:table-row>
              <table:table-cell office:value-type="float" office:value="2.80421421421421">
                <text:p/>
              </table:table-cell>
              <table:table-cell office:value-type="float" office:value="0.0889769398541961">
                <text:p>0.0889769398541961</text:p>
              </table:table-cell>
            </table:table-row>
            <table:table-row>
              <table:table-cell office:value-type="float" office:value="2.80728228228228">
                <text:p/>
              </table:table-cell>
              <table:table-cell office:value-type="float" office:value="0.0877418255051071">
                <text:p>0.0877418255051071</text:p>
              </table:table-cell>
            </table:table-row>
            <table:table-row>
              <table:table-cell office:value-type="float" office:value="2.81035035035035">
                <text:p/>
              </table:table-cell>
              <table:table-cell office:value-type="float" office:value="0.0865116707396696">
                <text:p>0.0865116707396696</text:p>
              </table:table-cell>
            </table:table-row>
            <table:table-row>
              <table:table-cell office:value-type="float" office:value="2.81341841841842">
                <text:p/>
              </table:table-cell>
              <table:table-cell office:value-type="float" office:value="0.0852865077142283">
                <text:p>0.0852865077142283</text:p>
              </table:table-cell>
            </table:table-row>
            <table:table-row>
              <table:table-cell office:value-type="float" office:value="2.81648648648649">
                <text:p/>
              </table:table-cell>
              <table:table-cell office:value-type="float" office:value="0.0840663686618878">
                <text:p>0.0840663686618878</text:p>
              </table:table-cell>
            </table:table-row>
            <table:table-row>
              <table:table-cell office:value-type="float" office:value="2.81955455455455">
                <text:p/>
              </table:table-cell>
              <table:table-cell office:value-type="float" office:value="0.0828512858861734">
                <text:p>0.0828512858861734</text:p>
              </table:table-cell>
            </table:table-row>
            <table:table-row>
              <table:table-cell office:value-type="float" office:value="2.82262262262262">
                <text:p/>
              </table:table-cell>
              <table:table-cell office:value-type="float" office:value="0.0816412917539644">
                <text:p>0.0816412917539644</text:p>
              </table:table-cell>
            </table:table-row>
            <table:table-row>
              <table:table-cell office:value-type="float" office:value="2.82569069069069">
                <text:p/>
              </table:table-cell>
              <table:table-cell office:value-type="float" office:value="0.080436418687631">
                <text:p>0.080436418687631</text:p>
              </table:table-cell>
            </table:table-row>
            <table:table-row>
              <table:table-cell office:value-type="float" office:value="2.82875875875876">
                <text:p/>
              </table:table-cell>
              <table:table-cell office:value-type="float" office:value="0.0792366991563036">
                <text:p>0.0792366991563036</text:p>
              </table:table-cell>
            </table:table-row>
            <table:table-row>
              <table:table-cell office:value-type="float" office:value="2.83182682682683">
                <text:p/>
              </table:table-cell>
              <table:table-cell office:value-type="float" office:value="0.0780421656661867">
                <text:p>0.0780421656661867</text:p>
              </table:table-cell>
            </table:table-row>
            <table:table-row>
              <table:table-cell office:value-type="float" office:value="2.83489489489489">
                <text:p/>
              </table:table-cell>
              <table:table-cell office:value-type="float" office:value="0.0768528507498286">
                <text:p>0.0768528507498286</text:p>
              </table:table-cell>
            </table:table-row>
            <table:table-row>
              <table:table-cell office:value-type="float" office:value="2.83796296296296">
                <text:p/>
              </table:table-cell>
              <table:table-cell office:value-type="float" office:value="0.0756687869542411">
                <text:p>0.0756687869542411</text:p>
              </table:table-cell>
            </table:table-row>
            <table:table-row>
              <table:table-cell office:value-type="float" office:value="2.84103103103103">
                <text:p/>
              </table:table-cell>
              <table:table-cell office:value-type="float" office:value="0.0744900068277629">
                <text:p>0.0744900068277629</text:p>
              </table:table-cell>
            </table:table-row>
            <table:table-row>
              <table:table-cell office:value-type="float" office:value="2.8440990990991">
                <text:p/>
              </table:table-cell>
              <table:table-cell office:value-type="float" office:value="0.0733165429055372">
                <text:p>0.0733165429055372</text:p>
              </table:table-cell>
            </table:table-row>
            <table:table-row>
              <table:table-cell office:value-type="float" office:value="2.84716716716717">
                <text:p/>
              </table:table-cell>
              <table:table-cell office:value-type="float" office:value="0.0721484276934715">
                <text:p>0.0721484276934715</text:p>
              </table:table-cell>
            </table:table-row>
            <table:table-row>
              <table:table-cell office:value-type="float" office:value="2.85023523523523">
                <text:p/>
              </table:table-cell>
              <table:table-cell office:value-type="float" office:value="0.0709856936505242">
                <text:p>0.0709856936505242</text:p>
              </table:table-cell>
            </table:table-row>
            <table:table-row>
              <table:table-cell office:value-type="float" office:value="2.8533033033033">
                <text:p/>
              </table:table-cell>
              <table:table-cell office:value-type="float" office:value="0.0698283731691529">
                <text:p>0.0698283731691529</text:p>
              </table:table-cell>
            </table:table-row>
            <table:table-row>
              <table:table-cell office:value-type="float" office:value="2.85637137137137">
                <text:p/>
              </table:table-cell>
              <table:table-cell office:value-type="float" office:value="0.0686764985537361">
                <text:p>0.0686764985537361</text:p>
              </table:table-cell>
            </table:table-row>
            <table:table-row>
              <table:table-cell office:value-type="float" office:value="2.85943943943944">
                <text:p/>
              </table:table-cell>
              <table:table-cell office:value-type="float" office:value="0.0675301019967624">
                <text:p>0.0675301019967624</text:p>
              </table:table-cell>
            </table:table-row>
            <table:table-row>
              <table:table-cell office:value-type="float" office:value="2.86250750750751">
                <text:p/>
              </table:table-cell>
              <table:table-cell office:value-type="float" office:value="0.0663892155525565">
                <text:p>0.0663892155525565</text:p>
              </table:table-cell>
            </table:table-row>
            <table:table-row>
              <table:table-cell office:value-type="float" office:value="2.86557557557558">
                <text:p/>
              </table:table-cell>
              <table:table-cell office:value-type="float" office:value="0.0652538711082858">
                <text:p>0.0652538711082858</text:p>
              </table:table-cell>
            </table:table-row>
            <table:table-row>
              <table:table-cell office:value-type="float" office:value="2.86864364364364">
                <text:p/>
              </table:table-cell>
              <table:table-cell office:value-type="float" office:value="0.0641241003519612">
                <text:p>0.0641241003519612</text:p>
              </table:table-cell>
            </table:table-row>
            <table:table-row>
              <table:table-cell office:value-type="float" office:value="2.87171171171171">
                <text:p/>
              </table:table-cell>
              <table:table-cell office:value-type="float" office:value="0.0629999347371139">
                <text:p>0.0629999347371139</text:p>
              </table:table-cell>
            </table:table-row>
            <table:table-row>
              <table:table-cell office:value-type="float" office:value="2.87477977977978">
                <text:p/>
              </table:table-cell>
              <table:table-cell office:value-type="float" office:value="0.06188140544379">
                <text:p>0.06188140544379</text:p>
              </table:table-cell>
            </table:table-row>
            <table:table-row>
              <table:table-cell office:value-type="float" office:value="2.87784784784785">
                <text:p/>
              </table:table-cell>
              <table:table-cell office:value-type="float" office:value="0.0607685433354651">
                <text:p>0.0607685433354651</text:p>
              </table:table-cell>
            </table:table-row>
            <table:table-row>
              <table:table-cell office:value-type="float" office:value="2.88091591591592">
                <text:p/>
              </table:table-cell>
              <table:table-cell office:value-type="float" office:value="0.0596613789114287">
                <text:p>0.0596613789114287</text:p>
              </table:table-cell>
            </table:table-row>
            <table:table-row>
              <table:table-cell office:value-type="float" office:value="2.88398398398398">
                <text:p/>
              </table:table-cell>
              <table:table-cell office:value-type="float" office:value="0.0585599422541367">
                <text:p>0.0585599422541367</text:p>
              </table:table-cell>
            </table:table-row>
            <table:table-row>
              <table:table-cell office:value-type="float" office:value="2.88705205205205">
                <text:p/>
              </table:table-cell>
              <table:table-cell office:value-type="float" office:value="0.0574642629709663">
                <text:p>0.0574642629709663</text:p>
              </table:table-cell>
            </table:table-row>
            <table:table-row>
              <table:table-cell office:value-type="float" office:value="2.89012012012012">
                <text:p/>
              </table:table-cell>
              <table:table-cell office:value-type="float" office:value="0.0563743701297333">
                <text:p>0.0563743701297333</text:p>
              </table:table-cell>
            </table:table-row>
            <table:table-row>
              <table:table-cell office:value-type="float" office:value="2.89318818818819">
                <text:p/>
              </table:table-cell>
              <table:table-cell office:value-type="float" office:value="0.0552902921872546">
                <text:p>0.0552902921872546</text:p>
              </table:table-cell>
            </table:table-row>
            <table:table-row>
              <table:table-cell office:value-type="float" office:value="2.89625625625626">
                <text:p/>
              </table:table-cell>
              <table:table-cell office:value-type="float" office:value="0.0552902921872546">
                <text:p>0.0552902921872546</text:p>
              </table:table-cell>
            </table:table-row>
            <table:table-row>
              <table:table-cell office:value-type="float" office:value="2.89932432432432">
                <text:p/>
              </table:table-cell>
              <table:table-cell office:value-type="float" office:value="0.0542120569101396">
                <text:p>0.0542120569101396</text:p>
              </table:table-cell>
            </table:table-row>
            <table:table-row>
              <table:table-cell office:value-type="float" office:value="2.90239239239239">
                <text:p/>
              </table:table-cell>
              <table:table-cell office:value-type="float" office:value="0.0531396912868902">
                <text:p>0.0531396912868902</text:p>
              </table:table-cell>
            </table:table-row>
            <table:table-row>
              <table:table-cell office:value-type="float" office:value="2.90546046046046">
                <text:p/>
              </table:table-cell>
              <table:table-cell office:value-type="float" office:value="0.05207322143026">
                <text:p>0.05207322143026</text:p>
              </table:table-cell>
            </table:table-row>
            <table:table-row>
              <table:table-cell office:value-type="float" office:value="2.90852852852853">
                <text:p/>
              </table:table-cell>
              <table:table-cell office:value-type="float" office:value="0.0510126724686851">
                <text:p>0.0510126724686851</text:p>
              </table:table-cell>
            </table:table-row>
            <table:table-row>
              <table:table-cell office:value-type="float" office:value="2.9115965965966">
                <text:p/>
              </table:table-cell>
              <table:table-cell office:value-type="float" office:value="0.049958068425426">
                <text:p>0.049958068425426</text:p>
              </table:table-cell>
            </table:table-row>
            <table:table-row>
              <table:table-cell office:value-type="float" office:value="2.91466466466466">
                <text:p/>
              </table:table-cell>
              <table:table-cell office:value-type="float" office:value="0.0489094320838717">
                <text:p>0.0489094320838717</text:p>
              </table:table-cell>
            </table:table-row>
            <table:table-row>
              <table:table-cell office:value-type="float" office:value="2.91773273273273">
                <text:p/>
              </table:table-cell>
              <table:table-cell office:value-type="float" office:value="0.0478667848372305">
                <text:p>0.0478667848372305</text:p>
              </table:table-cell>
            </table:table-row>
            <table:table-row>
              <table:table-cell office:value-type="float" office:value="2.9208008008008">
                <text:p/>
              </table:table-cell>
              <table:table-cell office:value-type="float" office:value="0.0468301465205686">
                <text:p>0.0468301465205686</text:p>
              </table:table-cell>
            </table:table-row>
            <table:table-row>
              <table:table-cell office:value-type="float" office:value="2.92386886886887">
                <text:p/>
              </table:table-cell>
              <table:table-cell office:value-type="float" office:value="0.0457995352228511">
                <text:p>0.0457995352228511</text:p>
              </table:table-cell>
            </table:table-row>
            <table:table-row>
              <table:table-cell office:value-type="float" office:value="2.92693693693694">
                <text:p/>
              </table:table-cell>
              <table:table-cell office:value-type="float" office:value="0.0447749670762813">
                <text:p>0.0447749670762813</text:p>
              </table:table-cell>
            </table:table-row>
            <table:table-row>
              <table:table-cell office:value-type="float" office:value="2.930005005005">
                <text:p/>
              </table:table-cell>
              <table:table-cell office:value-type="float" office:value="0.043756456019805">
                <text:p>0.043756456019805</text:p>
              </table:table-cell>
            </table:table-row>
            <table:table-row>
              <table:table-cell office:value-type="float" office:value="2.93307307307307">
                <text:p/>
              </table:table-cell>
              <table:table-cell office:value-type="float" office:value="0.0427440135331505">
                <text:p>0.0427440135331505</text:p>
              </table:table-cell>
            </table:table-row>
            <table:table-row>
              <table:table-cell office:value-type="float" office:value="2.93614114114114">
                <text:p/>
              </table:table-cell>
              <table:table-cell office:value-type="float" office:value="0.0417376483371737">
                <text:p>0.0417376483371737</text:p>
              </table:table-cell>
            </table:table-row>
            <table:table-row>
              <table:table-cell office:value-type="float" office:value="2.93920920920921">
                <text:p/>
              </table:table-cell>
              <table:table-cell office:value-type="float" office:value="0.0407373660555759">
                <text:p>0.0407373660555759</text:p>
              </table:table-cell>
            </table:table-row>
            <table:table-row>
              <table:table-cell office:value-type="float" office:value="2.94227727727728">
                <text:p/>
              </table:table-cell>
              <table:table-cell office:value-type="float" office:value="0.03974316883221">
                <text:p>0.03974316883221</text:p>
              </table:table-cell>
            </table:table-row>
            <table:table-row>
              <table:table-cell office:value-type="float" office:value="2.94534534534535">
                <text:p/>
              </table:table-cell>
              <table:table-cell office:value-type="float" office:value="0.03875505489718">
                <text:p>0.03875505489718</text:p>
              </table:table-cell>
            </table:table-row>
            <table:table-row>
              <table:table-cell office:value-type="float" office:value="2.94841341341341">
                <text:p/>
              </table:table-cell>
              <table:table-cell office:value-type="float" office:value="0.037773018073714">
                <text:p>0.037773018073714</text:p>
              </table:table-cell>
            </table:table-row>
            <table:table-row>
              <table:table-cell office:value-type="float" office:value="2.95148148148148">
                <text:p/>
              </table:table-cell>
              <table:table-cell office:value-type="float" office:value="0.0367970472163122">
                <text:p>0.0367970472163122</text:p>
              </table:table-cell>
            </table:table-row>
            <table:table-row>
              <table:table-cell office:value-type="float" office:value="2.95454954954955">
                <text:p/>
              </table:table-cell>
              <table:table-cell office:value-type="float" office:value="0.0358271255688736">
                <text:p>0.0358271255688736</text:p>
              </table:table-cell>
            </table:table-row>
            <table:table-row>
              <table:table-cell office:value-type="float" office:value="2.95761761761762">
                <text:p/>
              </table:table-cell>
              <table:table-cell office:value-type="float" office:value="0.0348632300293062">
                <text:p>0.0348632300293062</text:p>
              </table:table-cell>
            </table:table-row>
            <table:table-row>
              <table:table-cell office:value-type="float" office:value="2.96068568568569">
                <text:p/>
              </table:table-cell>
              <table:table-cell office:value-type="float" office:value="0.0339053303044279">
                <text:p>0.0339053303044279</text:p>
              </table:table-cell>
            </table:table-row>
            <table:table-row>
              <table:table-cell office:value-type="float" office:value="2.96375375375375">
                <text:p/>
              </table:table-cell>
              <table:table-cell office:value-type="float" office:value="0.0329533879356363">
                <text:p>0.0329533879356363</text:p>
              </table:table-cell>
            </table:table-row>
            <table:table-row>
              <table:table-cell office:value-type="float" office:value="2.96682182182182">
                <text:p/>
              </table:table-cell>
              <table:table-cell office:value-type="float" office:value="0.032007355171678">
                <text:p>0.032007355171678</text:p>
              </table:table-cell>
            </table:table-row>
            <table:table-row>
              <table:table-cell office:value-type="float" office:value="2.96988988988989">
                <text:p/>
              </table:table-cell>
              <table:table-cell office:value-type="float" office:value="0.0310671736596866">
                <text:p>0.0310671736596866</text:p>
              </table:table-cell>
            </table:table-row>
            <table:table-row>
              <table:table-cell office:value-type="float" office:value="2.97295795795796">
                <text:p/>
              </table:table-cell>
              <table:table-cell office:value-type="float" office:value="0.0301327729191396">
                <text:p>0.0301327729191396</text:p>
              </table:table-cell>
            </table:table-row>
            <table:table-row>
              <table:table-cell office:value-type="float" office:value="2.97602602602603">
                <text:p/>
              </table:table-cell>
              <table:table-cell office:value-type="float" office:value="0.0292040685551468">
                <text:p>0.0292040685551468</text:p>
              </table:table-cell>
            </table:table-row>
            <table:table-row>
              <table:table-cell office:value-type="float" office:value="2.97909409409409">
                <text:p/>
              </table:table-cell>
              <table:table-cell office:value-type="float" office:value="0.0282809601569563">
                <text:p>0.0282809601569563</text:p>
              </table:table-cell>
            </table:table-row>
            <table:table-row>
              <table:table-cell office:value-type="float" office:value="2.98216216216216">
                <text:p/>
              </table:table-cell>
              <table:table-cell office:value-type="float" office:value="0.027363328814026">
                <text:p>0.027363328814026</text:p>
              </table:table-cell>
            </table:table-row>
            <table:table-row>
              <table:table-cell office:value-type="float" office:value="2.98523023023023">
                <text:p/>
              </table:table-cell>
              <table:table-cell office:value-type="float" office:value="0.0264510341644447">
                <text:p>0.0264510341644447</text:p>
              </table:table-cell>
            </table:table-row>
            <table:table-row>
              <table:table-cell office:value-type="float" office:value="2.9882982982983">
                <text:p/>
              </table:table-cell>
              <table:table-cell office:value-type="float" office:value="0.0255439108674846">
                <text:p>0.0255439108674846</text:p>
              </table:table-cell>
            </table:table-row>
            <table:table-row>
              <table:table-cell office:value-type="float" office:value="2.99136636636637">
                <text:p/>
              </table:table-cell>
              <table:table-cell office:value-type="float" office:value="0.0246417643616584">
                <text:p>0.0246417643616584</text:p>
              </table:table-cell>
            </table:table-row>
            <table:table-row>
              <table:table-cell office:value-type="float" office:value="2.99443443443443">
                <text:p/>
              </table:table-cell>
              <table:table-cell office:value-type="float" office:value="0.0237443657290151">
                <text:p>0.0237443657290151</text:p>
              </table:table-cell>
            </table:table-row>
            <table:table-row>
              <table:table-cell office:value-type="float" office:value="2.9975025025025">
                <text:p/>
              </table:table-cell>
              <table:table-cell office:value-type="float" office:value="0.022851445431486">
                <text:p>0.022851445431486</text:p>
              </table:table-cell>
            </table:table-row>
            <table:table-row>
              <table:table-cell office:value-type="float" office:value="3.00057057057057">
                <text:p/>
              </table:table-cell>
              <table:table-cell office:value-type="float" office:value="0.021962685609935">
                <text:p>0.021962685609935</text:p>
              </table:table-cell>
            </table:table-row>
            <table:table-row>
              <table:table-cell office:value-type="float" office:value="3.00363863863864">
                <text:p/>
              </table:table-cell>
              <table:table-cell office:value-type="float" office:value="0.0210777105323267">
                <text:p>0.0210777105323267</text:p>
              </table:table-cell>
            </table:table-row>
            <table:table-row>
              <table:table-cell office:value-type="float" office:value="3.00670670670671">
                <text:p/>
              </table:table-cell>
              <table:table-cell office:value-type="float" office:value="0.0201960746307217">
                <text:p>0.0201960746307217</text:p>
              </table:table-cell>
            </table:table-row>
            <table:table-row>
              <table:table-cell office:value-type="float" office:value="3.00977477477477">
                <text:p/>
              </table:table-cell>
              <table:table-cell office:value-type="float" office:value="0.0193172473569745">
                <text:p>0.0193172473569745</text:p>
              </table:table-cell>
            </table:table-row>
            <table:table-row>
              <table:table-cell office:value-type="float" office:value="3.01284284284284">
                <text:p/>
              </table:table-cell>
              <table:table-cell office:value-type="float" office:value="0.018440593781518">
                <text:p>0.018440593781518</text:p>
              </table:table-cell>
            </table:table-row>
            <table:table-row>
              <table:table-cell office:value-type="float" office:value="3.01591091091091">
                <text:p/>
              </table:table-cell>
              <table:table-cell office:value-type="float" office:value="0.0175653494060446">
                <text:p>0.0175653494060446</text:p>
              </table:table-cell>
            </table:table-row>
            <table:table-row>
              <table:table-cell office:value-type="float" office:value="3.01897897897898">
                <text:p/>
              </table:table-cell>
              <table:table-cell office:value-type="float" office:value="0.016690586972567">
                <text:p>0.016690586972567</text:p>
              </table:table-cell>
            </table:table-row>
            <table:table-row>
              <table:table-cell office:value-type="float" office:value="3.02204704704705">
                <text:p/>
              </table:table-cell>
              <table:table-cell office:value-type="float" office:value="0.016690586972567">
                <text:p>0.016690586972567</text:p>
              </table:table-cell>
            </table:table-row>
            <table:table-row>
              <table:table-cell office:value-type="float" office:value="3.02511511511511">
                <text:p/>
              </table:table-cell>
              <table:table-cell office:value-type="float" office:value="0.0158151719808409">
                <text:p>0.0158151719808409</text:p>
              </table:table-cell>
            </table:table-row>
            <table:table-row>
              <table:table-cell office:value-type="float" office:value="3.02818318318318">
                <text:p/>
              </table:table-cell>
              <table:table-cell office:value-type="float" office:value="0.0149377019145955">
                <text:p>0.0149377019145955</text:p>
              </table:table-cell>
            </table:table-row>
            <table:table-row>
              <table:table-cell office:value-type="float" office:value="3.03125125125125">
                <text:p/>
              </table:table-cell>
              <table:table-cell office:value-type="float" office:value="0.014056421353026">
                <text:p>0.014056421353026</text:p>
              </table:table-cell>
            </table:table-row>
            <table:table-row>
              <table:table-cell office:value-type="float" office:value="3.03431931931932">
                <text:p/>
              </table:table-cell>
              <table:table-cell office:value-type="float" office:value="0.0131691003127878">
                <text:p>0.0131691003127878</text:p>
              </table:table-cell>
            </table:table-row>
            <table:table-row>
              <table:table-cell office:value-type="float" office:value="3.03738738738739">
                <text:p/>
              </table:table-cell>
              <table:table-cell office:value-type="float" office:value="0.012272854545454">
                <text:p>0.012272854545454</text:p>
              </table:table-cell>
            </table:table-row>
            <table:table-row>
              <table:table-cell office:value-type="float" office:value="3.04045545545546">
                <text:p/>
              </table:table-cell>
              <table:table-cell office:value-type="float" office:value="0.0113638703525883">
                <text:p>0.0113638703525883</text:p>
              </table:table-cell>
            </table:table-row>
            <table:table-row>
              <table:table-cell office:value-type="float" office:value="3.04352352352352">
                <text:p/>
              </table:table-cell>
              <table:table-cell office:value-type="float" office:value="0.0104369643214519">
                <text:p>0.0104369643214519</text:p>
              </table:table-cell>
            </table:table-row>
            <table:table-row>
              <table:table-cell office:value-type="float" office:value="3.04659159159159">
                <text:p/>
              </table:table-cell>
              <table:table-cell office:value-type="float" office:value="0.00948483957776884">
                <text:p>0.00948483957776884</text:p>
              </table:table-cell>
            </table:table-row>
            <table:table-row>
              <table:table-cell office:value-type="float" office:value="3.04965965965966">
                <text:p/>
              </table:table-cell>
              <table:table-cell office:value-type="float" office:value="0.00849673888180579">
                <text:p>0.00849673888180579</text:p>
              </table:table-cell>
            </table:table-row>
            <table:table-row>
              <table:table-cell office:value-type="float" office:value="3.05272772772773">
                <text:p/>
              </table:table-cell>
              <table:table-cell office:value-type="float" office:value="0.00745576929088986">
                <text:p>0.00745576929088986</text:p>
              </table:table-cell>
            </table:table-row>
            <table:table-row>
              <table:table-cell office:value-type="float" office:value="3.0557957957958">
                <text:p/>
              </table:table-cell>
              <table:table-cell office:value-type="float" office:value="0.00633285166350098">
                <text:p>0.00633285166350098</text:p>
              </table:table-cell>
            </table:table-row>
            <table:table-row>
              <table:table-cell office:value-type="float" office:value="3.05886386386386">
                <text:p/>
              </table:table-cell>
              <table:table-cell office:value-type="float" office:value="0.00507002236024746">
                <text:p>0.00507002236024746</text:p>
              </table:table-cell>
            </table:table-row>
            <table:table-row>
              <table:table-cell office:value-type="float" office:value="3.06193193193193">
                <text:p/>
              </table:table-cell>
              <table:table-cell office:value-type="float" office:value="0.0035142302383407">
                <text:p>0.0035142302383407</text:p>
              </table:table-cell>
            </table:table-row>
            <table:table-row>
              <table:table-cell office:value-type="float" office:value="3.065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